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0.762cm"/>
    </style:style>
    <style:style style:name="co12" style:family="table-column">
      <style:table-column-properties fo:break-before="auto" style:column-width="1.822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0.979cm"/>
    </style:style>
    <style:style style:name="co18" style:family="table-column">
      <style:table-column-properties fo:break-before="auto" style:column-width="1.605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6.726cm"/>
    </style:style>
    <style:style style:name="co21" style:family="table-column">
      <style:table-column-properties fo:break-before="auto" style:column-width="0.907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18cm"/>
    </style:style>
    <style:style style:name="co24" style:family="table-column">
      <style:table-column-properties fo:break-before="auto" style:column-width="1.3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0.898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2.078cm"/>
    </style:style>
    <style:style style:name="co32" style:family="table-column">
      <style:table-column-properties fo:break-before="auto" style:column-width="1.307cm"/>
    </style:style>
    <style:style style:name="co33" style:family="table-column">
      <style:table-column-properties fo:break-before="auto" style:column-width="3.431cm"/>
    </style:style>
    <style:style style:name="co34" style:family="table-column">
      <style:table-column-properties fo:break-before="auto" style:column-width="1.169cm"/>
    </style:style>
    <style:style style:name="co35" style:family="table-column">
      <style:table-column-properties fo:break-before="auto" style:column-width="1.824cm"/>
    </style:style>
    <style:style style:name="co36" style:family="table-column">
      <style:table-column-properties fo:break-before="auto" style:column-width="1.933cm"/>
    </style:style>
    <style:style style:name="co37" style:family="table-column">
      <style:table-column-properties fo:break-before="auto" style:column-width="3.242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311cm"/>
    </style:style>
    <style:style style:name="co40" style:family="table-column">
      <style:table-column-properties fo:break-before="auto" style:column-width="1.113cm"/>
    </style:style>
    <style:style style:name="co41" style:family="table-column">
      <style:table-column-properties fo:break-before="auto" style:column-width="1.201cm"/>
    </style:style>
    <style:style style:name="co42" style:family="table-column">
      <style:table-column-properties fo:break-before="auto" style:column-width="1.51cm"/>
    </style:style>
    <style:style style:name="co43" style:family="table-column">
      <style:table-column-properties fo:break-before="auto" style:column-width="1.162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1.658cm"/>
    </style:style>
    <style:style style:name="co46" style:family="table-column">
      <style:table-column-properties fo:break-before="auto" style:column-width="1.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2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2" style:family="table-cell" style:parent-style-name="Default">
      <style:text-properties style:text-underline-style="solid" style:text-underline-width="auto" style:text-underline-color="font-color"/>
    </style:style>
    <style:style style:name="ce117" style:family="table-cell" style:parent-style-name="Default">
      <style:table-cell-properties fo:border-bottom="0.06pt solid #000000" fo:border-left="none" fo:border-right="0.06pt solid #000000" fo:border-top="none"/>
    </style:style>
    <style:style style:name="ce118" style:family="table-cell" style:parent-style-name="Default">
      <style:table-cell-properties fo:border-bottom="0.06pt solid #000000" fo:border-left="none" fo:border-right="none" fo:border-top="none"/>
    </style:style>
    <style:style style:name="ce11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1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3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31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2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3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70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"/>
    <style:style style:name="ce17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3" style:family="table-cell" style:parent-style-name="Default">
      <style:table-cell-properties fo:border-bottom="none" fo:border-left="none" fo:border-right="none" fo:border-top="0.06pt solid #000000"/>
    </style:style>
    <style:style style:name="ce174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3">
      <style:text-properties fo:font-weight="bold" style:font-weight-asian="bold" style:font-weight-complex="bold"/>
    </style:style>
    <style:style style:name="ce41" style:family="table-cell" style:parent-style-name="Default" style:data-style-name="N3"/>
    <style:style style:name="ce42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="none"/>
    </style:style>
    <style:style style:name="ce63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86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5" style:family="table-cell" style:parent-style-name="Default" style:data-style-name="N0"/>
    <style:style style:name="ce115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198" style:family="table-cell" style:parent-style-name="Default" style:data-style-name="N37"/>
    <style:style style:name="ce199" style:family="table-cell" style:parent-style-name="Default" style:data-style-name="N10003"/>
    <style:style style:name="ce20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0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0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05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06" style:family="table-cell" style:parent-style-name="Default">
      <style:table-cell-properties fo:border-bottom="0.06pt solid #000000" fo:border-left="0.06pt solid #000000" fo:border-right="none" fo:border-top="none"/>
    </style:style>
    <style:style style:name="ce207" style:family="table-cell" style:parent-style-name="Default">
      <style:table-cell-properties fo:border-bottom="none" fo:border-left="0.06pt solid #000000" fo:border-right="none" fo:border-top="none"/>
    </style:style>
    <style:style style:name="ce208" style:family="table-cell" style:parent-style-name="Default">
      <style:table-cell-properties fo:border-bottom="none" fo:border-left="none" fo:border-right="0.06pt solid #000000" fo:border-top="none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21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11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21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222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2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7pt" style:font-size-asian="7pt" style:font-size-complex="7pt"/>
    </style:style>
    <style:style style:name="T3" style:family="text">
      <style:text-properties fo:color="#000000" fo:font-size="11pt" fo:font-weight="bold" style:font-size-asian="11pt" style:font-size-complex="11pt" style:font-weight-asian="bold" style:font-weight-complex="bold"/>
    </style:style>
    <style:style style:name="T4" style:family="text">
      <style:text-properties fo:color="#000000" fo:font-size="11pt" style:font-size-asian="11pt" style:font-size-complex="11pt" style:font-weight-asian="bold" style:font-weight-complex="bold"/>
    </style:style>
    <style:style style:name="T5" style:family="text">
      <style:text-properties fo:color="#000000" style:font-name="Calibri;Calibri" fo:font-size="12pt" style:font-name-asian="Calibri;Calibri" style:font-name-complex="Calibri;Calibri" style:font-size-asian="12pt" style:font-size-complex="12pt"/>
    </style:style>
    <style:style style:name="T6" style:family="text">
      <style:text-properties fo:color="#000000" style:font-name="Calibri;Calibri" style:font-name-asian="Calibri;Calibri" style:font-name-complex="Calibri;Calibri" fo:font-size="11pt" fo:font-weight="bold" style:font-size-asian="11pt" style:font-size-complex="11pt" style:font-weight-asian="bold" style:font-weight-complex="bold"/>
    </style:style>
    <style:style style:name="T7" style:family="text">
      <style:text-properties fo:color="#000000" fo:font-weight="bold" style:font-weight-asian="bold" style:font-weight-complex="bold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77"/>
        <table:table-column table:style-name="co2" table:number-columns-repeated="5" table:default-cell-style-name="Default"/>
        <table:table-column table:style-name="co2" table:default-cell-style-name="ce77"/>
        <table:table-column table:style-name="co2" table:number-columns-repeated="6" table:default-cell-style-name="Default"/>
        <table:table-row table:style-name="ro1">
          <table:table-cell/>
          <table:table-cell table:style-name="ce79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s hojas siguientes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80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Casos declarados</text:p>
          </table:table-cell>
          <table:table-cell table:number-columns-repeated="5"/>
          <table:table-cell table:style-name="ce80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152cm" svg:y="0.293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81"/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/>
          <table:table-cell table:style-name="ce81"/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 table:style-name="ce77"/>
          <table:table-cell table:style-name="ce82" office:value-type="date" office:date-value="2020-02-20" calcext:value-type="date">
            <text:p>20/0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 table:number-columns-repeated="2"/>
          <table:table-cell table:style-name="ce82" office:value-type="date" office:date-value="2020-02-20" calcext:value-type="date">
            <text:p>20/02</text:p>
          </table:table-cell>
          <table:table-cell table:style-name="ce77"/>
          <table:table-cell table:style-name="ce2" office:value-type="float" office:value="1" calcext:value-type="float">
            <text:p>1</text:p>
          </table:table-cell>
          <table:table-cell table:style-name="ce77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2-21" calcext:value-type="date">
            <text:p>21/02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 table:number-columns-repeated="2"/>
          <table:table-cell table:style-name="ce82" office:value-type="date" office:date-value="2020-02-21" calcext:value-type="date">
            <text:p>21/02</text:p>
          </table:table-cell>
          <table:table-cell table:style-name="ce7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82" office:value-type="date" office:date-value="2020-02-22" calcext:value-type="date">
            <text:p>22/02</text:p>
          </table:table-cell>
          <table:table-cell table:style-name="ce77" office:value-type="float" office:value="79" calcext:value-type="float">
            <text:p>79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 table:number-columns-repeated="2"/>
          <table:table-cell table:style-name="ce82" office:value-type="date" office:date-value="2020-02-22" calcext:value-type="date">
            <text:p>22/02</text:p>
          </table:table-cell>
          <table:table-cell table:style-name="ce77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82" office:value-type="date" office:date-value="2020-02-23" calcext:value-type="date">
            <text:p>23/02</text:p>
          </table:table-cell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/>
          <table:table-cell table:style-name="ce77" office:value-type="string" calcext:value-type="string">
            <text:p>L</text:p>
          </table:table-cell>
          <table:table-cell table:style-name="ce82" office:value-type="date" office:date-value="2020-02-23" calcext:value-type="date">
            <text:p>23/02</text:p>
          </table:table-cell>
          <table:table-cell table:style-name="ce7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2-24" calcext:value-type="date">
            <text:p>24/02</text:p>
          </table:table-cell>
          <table:table-cell table:style-name="ce77" office:value-type="float" office:value="227" calcext:value-type="float">
            <text:p>227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 office:value-type="float" office:value="16" calcext:value-type="float">
            <text:p>16</text:p>
          </table:table-cell>
          <table:table-cell table:style-name="ce77"/>
          <table:table-cell table:style-name="ce82" office:value-type="date" office:date-value="2020-02-24" calcext:value-type="date">
            <text:p>24/02</text:p>
          </table:table-cell>
          <table:table-cell table:style-name="ce77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2-25" calcext:value-type="date">
            <text:p>25/02</text:p>
          </table:table-cell>
          <table:table-cell table:style-name="ce77" office:value-type="float" office:value="320" calcext:value-type="float">
            <text:p>320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77"/>
          <table:table-cell table:style-name="ce82" office:value-type="date" office:date-value="2020-02-25" calcext:value-type="date">
            <text:p>25/02</text:p>
          </table:table-cell>
          <table:table-cell table:style-name="ce77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2-26" calcext:value-type="date">
            <text:p>26/02</text:p>
          </table:table-cell>
          <table:table-cell table:style-name="ce77" office:value-type="float" office:value="445" calcext:value-type="float">
            <text:p>445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77"/>
          <table:table-cell table:style-name="ce82" office:value-type="date" office:date-value="2020-02-26" calcext:value-type="date">
            <text:p>26/02</text:p>
          </table:table-cell>
          <table:table-cell table:style-name="ce77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2-27" calcext:value-type="date">
            <text:p>27/02</text:p>
          </table:table-cell>
          <table:table-cell table:style-name="ce77" office:value-type="float" office:value="650" calcext:value-type="float">
            <text:p>650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77"/>
          <table:table-cell table:style-name="ce82" office:value-type="date" office:date-value="2020-02-27" calcext:value-type="date">
            <text:p>27/02</text:p>
          </table:table-cell>
          <table:table-cell table:style-name="ce77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2-28" calcext:value-type="date">
            <text:p>28/02</text:p>
          </table:table-cell>
          <table:table-cell table:style-name="ce77" office:value-type="float" office:value="888" calcext:value-type="float">
            <text:p>888</text:p>
          </table:table-cell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77"/>
          <table:table-cell table:style-name="ce82" office:value-type="date" office:date-value="2020-02-28" calcext:value-type="date">
            <text:p>28/02</text:p>
          </table:table-cell>
          <table:table-cell table:style-name="ce77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82" office:value-type="date" office:date-value="2020-02-29" calcext:value-type="date">
            <text:p>29/02</text:p>
          </table:table-cell>
          <table:table-cell table:style-name="ce77" office:value-type="float" office:value="1128" calcext:value-type="float">
            <text:p>1128</text:p>
          </table:table-cell>
          <table:table-cell table:style-name="ce2" office:value-type="float" office:value="59" calcext:value-type="float">
            <text:p>59</text:p>
          </table:table-cell>
          <table:table-cell table:style-name="ce77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77"/>
          <table:table-cell table:style-name="ce82" office:value-type="date" office:date-value="2020-02-29" calcext:value-type="date">
            <text:p>29/02</text:p>
          </table:table-cell>
          <table:table-cell table:style-name="ce77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82" office:value-type="date" office:date-value="2020-03-01" calcext:value-type="date">
            <text:p>01/03</text:p>
          </table:table-cell>
          <table:table-cell table:style-name="ce77" office:value-type="float" office:value="1694" calcext:value-type="float">
            <text:p>1694</text:p>
          </table:table-cell>
          <table:table-cell table:style-name="ce2" office:value-type="float" office:value="84" calcext:value-type="float">
            <text:p>84</text:p>
          </table:table-cell>
          <table:table-cell table:style-name="ce77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77" office:value-type="string" calcext:value-type="string">
            <text:p>L</text:p>
          </table:table-cell>
          <table:table-cell table:style-name="ce82" office:value-type="date" office:date-value="2020-03-01" calcext:value-type="date">
            <text:p>01/03</text:p>
          </table:table-cell>
          <table:table-cell table:style-name="ce77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77"/>
          <table:table-cell table:style-name="ce82" office:value-type="date" office:date-value="2020-03-02" calcext:value-type="date">
            <text:p>02/03</text:p>
          </table:table-cell>
          <table:table-cell table:style-name="ce77" office:value-type="float" office:value="2036" calcext:value-type="float">
            <text:p>2036</text:p>
          </table:table-cell>
          <table:table-cell table:style-name="ce77" office:value-type="float" office:value="114" calcext:value-type="float">
            <text:p>114</text:p>
          </table:table-cell>
          <table:table-cell table:style-name="ce77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77"/>
          <table:table-cell table:style-name="ce82" office:value-type="date" office:date-value="2020-03-02" calcext:value-type="date">
            <text:p>02/03</text:p>
          </table:table-cell>
          <table:table-cell table:style-name="ce77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82" office:value-type="date" office:date-value="2020-03-03" calcext:value-type="date">
            <text:p>03/03</text:p>
          </table:table-cell>
          <table:table-cell table:style-name="ce77" office:value-type="float" office:value="2502" calcext:value-type="float">
            <text:p>2502</text:p>
          </table:table-cell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77"/>
          <table:table-cell table:style-name="ce82" office:value-type="date" office:date-value="2020-03-03" calcext:value-type="date">
            <text:p>03/03</text:p>
          </table:table-cell>
          <table:table-cell table:style-name="ce77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82" office:value-type="date" office:date-value="2020-03-04" calcext:value-type="date">
            <text:p>04/03</text:p>
          </table:table-cell>
          <table:table-cell table:style-name="ce77" office:value-type="float" office:value="3089" calcext:value-type="float">
            <text:p>3089</text:p>
          </table:table-cell>
          <table:table-cell table:style-name="ce77" office:value-type="float" office:value="198" calcext:value-type="float">
            <text:p>198</text:p>
          </table:table-cell>
          <table:table-cell table:style-name="ce77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77"/>
          <table:table-cell table:style-name="ce82" office:value-type="date" office:date-value="2020-03-04" calcext:value-type="date">
            <text:p>04/03</text:p>
          </table:table-cell>
          <table:table-cell table:style-name="ce77" office:value-type="float" office:value="107" calcext:value-type="float">
            <text:p>107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82" office:value-type="date" office:date-value="2020-03-05" calcext:value-type="date">
            <text:p>05/03</text:p>
          </table:table-cell>
          <table:table-cell table:style-name="ce77" office:value-type="float" office:value="3858" calcext:value-type="float">
            <text:p>3858</text:p>
          </table:table-cell>
          <table:table-cell table:style-name="ce77" office:value-type="float" office:value="237" calcext:value-type="float">
            <text:p>237</text:p>
          </table:table-cell>
          <table:table-cell table:style-name="ce77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77"/>
          <table:table-cell table:style-name="ce82" office:value-type="date" office:date-value="2020-03-05" calcext:value-type="date">
            <text:p>05/03</text:p>
          </table:table-cell>
          <table:table-cell table:style-name="ce77" office:value-type="float" office:value="148" calcext:value-type="float">
            <text:p>148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82" office:value-type="date" office:date-value="2020-03-06" calcext:value-type="date">
            <text:p>06/03</text:p>
          </table:table-cell>
          <table:table-cell table:style-name="ce77" office:value-type="float" office:value="4636" calcext:value-type="float">
            <text:p>4636</text:p>
          </table:table-cell>
          <table:table-cell table:style-name="ce77" office:value-type="float" office:value="365" calcext:value-type="float">
            <text:p>365</text:p>
          </table:table-cell>
          <table:table-cell table:style-name="ce77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77"/>
          <table:table-cell table:style-name="ce82" office:value-type="date" office:date-value="2020-03-06" calcext:value-type="date">
            <text:p>06/03</text:p>
          </table:table-cell>
          <table:table-cell table:style-name="ce77" office:value-type="float" office:value="197" calcext:value-type="float">
            <text:p>197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82" office:value-type="date" office:date-value="2020-03-07" calcext:value-type="date">
            <text:p>07/03</text:p>
          </table:table-cell>
          <table:table-cell table:style-name="ce77" office:value-type="float" office:value="5883" calcext:value-type="float">
            <text:p>5883</text:p>
          </table:table-cell>
          <table:table-cell table:style-name="ce2" office:value-type="float" office:value="430" calcext:value-type="float">
            <text:p>430</text:p>
          </table:table-cell>
          <table:table-cell table:style-name="ce77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77"/>
          <table:table-cell table:style-name="ce82" office:value-type="date" office:date-value="2020-03-07" calcext:value-type="date">
            <text:p>07/03</text:p>
          </table:table-cell>
          <table:table-cell table:style-name="ce77" office:value-type="float" office:value="233" calcext:value-type="float">
            <text:p>233</text:p>
          </table:table-cell>
          <table:table-cell table:style-name="ce2" office:value-type="float" office:value="8" calcext:value-type="float">
            <text:p>8</text:p>
          </table:table-cell>
          <table:table-cell table:style-name="ce77" office:value-type="float" office:value="16" calcext:value-type="float">
            <text:p>16</text:p>
          </table:table-cell>
          <table:table-cell table:number-columns-repeated="3"/>
          <table:table-cell table:style-name="ce77"/>
          <table:table-cell table:number-columns-repeated="3"/>
        </table:table-row>
        <table:table-row table:style-name="ro1">
          <table:table-cell table:style-name="ce2"/>
          <table:table-cell table:style-name="ce82" office:value-type="date" office:date-value="2020-03-08" calcext:value-type="date">
            <text:p>08/03</text:p>
          </table:table-cell>
          <table:table-cell table:style-name="ce77" office:value-type="float" office:value="7375" calcext:value-type="float">
            <text:p>7375</text:p>
          </table:table-cell>
          <table:table-cell table:style-name="ce2" office:value-type="float" office:value="674" calcext:value-type="float">
            <text:p>674</text:p>
          </table:table-cell>
          <table:table-cell table:style-name="ce77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77" office:value-type="string" calcext:value-type="string">
            <text:p>L</text:p>
          </table:table-cell>
          <table:table-cell table:style-name="ce82" office:value-type="date" office:date-value="2020-03-08" calcext:value-type="date">
            <text:p>08/03</text:p>
          </table:table-cell>
          <table:table-cell table:style-name="ce77" office:value-type="float" office:value="366" calcext:value-type="float">
            <text:p>366</text:p>
          </table:table-cell>
          <table:table-cell table:style-name="ce2" office:value-type="float" office:value="10" calcext:value-type="float">
            <text:p>10</text:p>
          </table:table-cell>
          <table:table-cell table:style-name="ce77" office:value-type="float" office:value="19" calcext:value-type="float">
            <text:p>19</text:p>
          </table:table-cell>
          <table:table-cell table:number-columns-repeated="3"/>
          <table:table-cell table:style-name="ce77"/>
          <table:table-cell table:number-columns-repeated="3"/>
        </table:table-row>
        <table:table-row table:style-name="ro1">
          <table:table-cell table:style-name="ce77"/>
          <table:table-cell table:style-name="ce82" office:value-type="date" office:date-value="2020-03-09" calcext:value-type="date">
            <text:p>09/03</text:p>
          </table:table-cell>
          <table:table-cell table:style-name="ce77" office:value-type="float" office:value="9172" calcext:value-type="float">
            <text:p>9172</text:p>
          </table:table-cell>
          <table:table-cell table:style-name="ce77" office:value-type="float" office:value="999" calcext:value-type="float">
            <text:p>999</text:p>
          </table:table-cell>
          <table:table-cell table:style-name="ce77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77"/>
          <table:table-cell table:style-name="ce82" office:value-type="date" office:date-value="2020-03-09" calcext:value-type="date">
            <text:p>09/03</text:p>
          </table:table-cell>
          <table:table-cell table:style-name="ce77" office:value-type="float" office:value="463" calcext:value-type="float">
            <text:p>463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 table:style-name="ce77"/>
          <table:table-cell table:style-name="ce82" office:value-type="date" office:date-value="2020-03-10" calcext:value-type="date">
            <text:p>10/03</text:p>
          </table:table-cell>
          <table:table-cell table:style-name="ce77" office:value-type="float" office:value="10149" calcext:value-type="float">
            <text:p>10149</text:p>
          </table:table-cell>
          <table:table-cell table:style-name="ce77" office:value-type="float" office:value="1622" calcext:value-type="float">
            <text:p>1622</text:p>
          </table:table-cell>
          <table:table-cell table:style-name="ce77" office:value-type="float" office:value="1784" calcext:value-type="float">
            <text:p>1784</text:p>
          </table:table-cell>
          <table:table-cell office:value-type="float" office:value="1565" calcext:value-type="float">
            <text:p>1565</text:p>
          </table:table-cell>
          <table:table-cell table:style-name="ce77"/>
          <table:table-cell table:style-name="ce82" office:value-type="date" office:date-value="2020-03-10" calcext:value-type="date">
            <text:p>10/03</text:p>
          </table:table-cell>
          <table:table-cell table:style-name="ce77" office:value-type="float" office:value="631" calcext:value-type="float">
            <text:p>631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77"/>
          <table:table-cell table:style-name="ce82" office:value-type="date" office:date-value="2020-03-11" calcext:value-type="date">
            <text:p>11/03</text:p>
          </table:table-cell>
          <table:table-cell table:style-name="ce77" office:value-type="float" office:value="12462" calcext:value-type="float">
            <text:p>12462</text:p>
          </table:table-cell>
          <table:table-cell table:style-name="ce77" office:value-type="float" office:value="2128" calcext:value-type="float">
            <text:p>2128</text:p>
          </table:table-cell>
          <table:table-cell table:style-name="ce77" office:value-type="float" office:value="2281" calcext:value-type="float">
            <text:p>2281</text:p>
          </table:table-cell>
          <table:table-cell office:value-type="float" office:value="1966" calcext:value-type="float">
            <text:p>1966</text:p>
          </table:table-cell>
          <table:table-cell table:style-name="ce77"/>
          <table:table-cell table:style-name="ce82" office:value-type="date" office:date-value="2020-03-11" calcext:value-type="date">
            <text:p>11/03</text:p>
          </table:table-cell>
          <table:table-cell table:style-name="ce77" office:value-type="float" office:value="827" calcext:value-type="float">
            <text:p>827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 table:style-name="ce77"/>
          <table:table-cell table:style-name="ce82" office:value-type="date" office:date-value="2020-03-12" calcext:value-type="date">
            <text:p>12/03</text:p>
          </table:table-cell>
          <table:table-cell table:style-name="ce77" office:value-type="float" office:value="15113" calcext:value-type="float">
            <text:p>15113</text:p>
          </table:table-cell>
          <table:table-cell table:style-name="ce77" office:value-type="float" office:value="2950" calcext:value-type="float">
            <text:p>2950</text:p>
          </table:table-cell>
          <table:table-cell table:style-name="ce77" office:value-type="float" office:value="2876" calcext:value-type="float">
            <text:p>2876</text:p>
          </table:table-cell>
          <table:table-cell office:value-type="float" office:value="2745" calcext:value-type="float">
            <text:p>2745</text:p>
          </table:table-cell>
          <table:table-cell table:style-name="ce77"/>
          <table:table-cell table:style-name="ce82" office:value-type="date" office:date-value="2020-03-12" calcext:value-type="date">
            <text:p>12/03</text:p>
          </table:table-cell>
          <table:table-cell table:style-name="ce77" office:value-type="float" office:value="1016" calcext:value-type="float">
            <text:p>1016</text:p>
          </table:table-cell>
          <table:table-cell table:style-name="ce77" office:value-type="float" office:value="84" calcext:value-type="float">
            <text:p>84</text:p>
          </table:table-cell>
          <table:table-cell table:style-name="ce77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 table:style-name="ce77"/>
          <table:table-cell table:style-name="ce82" office:value-type="date" office:date-value="2020-03-13" calcext:value-type="date">
            <text:p>13/03</text:p>
          </table:table-cell>
          <table:table-cell table:style-name="ce77" office:value-type="float" office:value="17660" calcext:value-type="float">
            <text:p>17660</text:p>
          </table:table-cell>
          <table:table-cell table:style-name="ce77" office:value-type="float" office:value="4209" calcext:value-type="float">
            <text:p>4209</text:p>
          </table:table-cell>
          <table:table-cell table:style-name="ce77" office:value-type="float" office:value="3661" calcext:value-type="float">
            <text:p>3661</text:p>
          </table:table-cell>
          <table:table-cell office:value-type="float" office:value="3675" calcext:value-type="float">
            <text:p>3675</text:p>
          </table:table-cell>
          <table:table-cell table:style-name="ce77"/>
          <table:table-cell table:style-name="ce82" office:value-type="date" office:date-value="2020-03-13" calcext:value-type="date">
            <text:p>13/03</text:p>
          </table:table-cell>
          <table:table-cell table:style-name="ce77" office:value-type="float" office:value="1266" calcext:value-type="float">
            <text:p>1266</text:p>
          </table:table-cell>
          <table:table-cell table:style-name="ce77" office:value-type="float" office:value="118" calcext:value-type="float">
            <text:p>118</text:p>
          </table:table-cell>
          <table:table-cell table:style-name="ce77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7" table:number-columns-repeated="2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14" calcext:value-type="date">
            <text:p>14/03</text:p>
          </table:table-cell>
          <table:table-cell table:style-name="ce77" office:value-type="float" office:value="21157" calcext:value-type="float">
            <text:p>21157</text:p>
          </table:table-cell>
          <table:table-cell table:style-name="ce77" office:value-type="float" office:value="5753" calcext:value-type="float">
            <text:p>5753</text:p>
          </table:table-cell>
          <table:table-cell table:style-name="ce77" office:value-type="float" office:value="4500" calcext:value-type="float">
            <text:p>4500</text:p>
          </table:table-cell>
          <table:table-cell office:value-type="float" office:value="4585" calcext:value-type="float">
            <text:p>4585</text:p>
          </table:table-cell>
          <table:table-cell table:style-name="ce77"/>
          <table:table-cell table:style-name="ce82" office:value-type="date" office:date-value="2020-03-14" calcext:value-type="date">
            <text:p>14/03</text:p>
          </table:table-cell>
          <table:table-cell table:style-name="ce77" office:value-type="float" office:value="1441" calcext:value-type="float">
            <text:p>1441</text:p>
          </table:table-cell>
          <table:table-cell table:style-name="ce77" office:value-type="float" office:value="136" calcext:value-type="float">
            <text:p>136</text:p>
          </table:table-cell>
          <table:table-cell table:style-name="ce77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77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15" calcext:value-type="date">
            <text:p>15/03</text:p>
          </table:table-cell>
          <table:table-cell table:style-name="ce77" office:value-type="float" office:value="24747" calcext:value-type="float">
            <text:p>24747</text:p>
          </table:table-cell>
          <table:table-cell table:style-name="ce77" office:value-type="float" office:value="7753" calcext:value-type="float">
            <text:p>7753</text:p>
          </table:table-cell>
          <table:table-cell table:style-name="ce77" office:value-type="float" office:value="5400" calcext:value-type="float">
            <text:p>5400</text:p>
          </table:table-cell>
          <table:table-cell office:value-type="float" office:value="5813" calcext:value-type="float">
            <text:p>5813</text:p>
          </table:table-cell>
          <table:table-cell table:style-name="ce77" office:value-type="string" calcext:value-type="string">
            <text:p>L</text:p>
          </table:table-cell>
          <table:table-cell table:style-name="ce82" office:value-type="date" office:date-value="2020-03-15" calcext:value-type="date">
            <text:p>15/03</text:p>
          </table:table-cell>
          <table:table-cell table:style-name="ce77" office:value-type="float" office:value="1809" calcext:value-type="float">
            <text:p>1809</text:p>
          </table:table-cell>
          <table:table-cell table:style-name="ce77" office:value-type="float" office:value="288" calcext:value-type="float">
            <text:p>288</text:p>
          </table:table-cell>
          <table:table-cell table:style-name="ce77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77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16" calcext:value-type="date">
            <text:p>16/03</text:p>
          </table:table-cell>
          <table:table-cell table:style-name="ce77" office:value-type="float" office:value="27980" calcext:value-type="float">
            <text:p>27980</text:p>
          </table:table-cell>
          <table:table-cell table:style-name="ce77" office:value-type="float" office:value="9191" calcext:value-type="float">
            <text:p>9191</text:p>
          </table:table-cell>
          <table:table-cell table:style-name="ce77" office:value-type="float" office:value="6633" calcext:value-type="float">
            <text:p>6633</text:p>
          </table:table-cell>
          <table:table-cell office:value-type="float" office:value="6012" calcext:value-type="float">
            <text:p>6012</text:p>
          </table:table-cell>
          <table:table-cell table:style-name="ce77"/>
          <table:table-cell table:style-name="ce82" office:value-type="date" office:date-value="2020-03-16" calcext:value-type="date">
            <text:p>16/03</text:p>
          </table:table-cell>
          <table:table-cell table:style-name="ce77" office:value-type="float" office:value="2158" calcext:value-type="float">
            <text:p>2158</text:p>
          </table:table-cell>
          <table:table-cell table:style-name="ce77" office:value-type="float" office:value="309" calcext:value-type="float">
            <text:p>309</text:p>
          </table:table-cell>
          <table:table-cell table:style-name="ce77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77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17" calcext:value-type="date">
            <text:p>17/03</text:p>
          </table:table-cell>
          <table:table-cell table:style-name="ce77" office:value-type="float" office:value="31506" calcext:value-type="float">
            <text:p>31506</text:p>
          </table:table-cell>
          <table:table-cell table:style-name="ce77" office:value-type="float" office:value="11178" calcext:value-type="float">
            <text:p>11178</text:p>
          </table:table-cell>
          <table:table-cell table:style-name="ce77" office:value-type="float" office:value="7730" calcext:value-type="float">
            <text:p>7730</text:p>
          </table:table-cell>
          <table:table-cell office:value-type="float" office:value="7156" calcext:value-type="float">
            <text:p>7156</text:p>
          </table:table-cell>
          <table:table-cell table:style-name="ce77"/>
          <table:table-cell table:style-name="ce82" office:value-type="date" office:date-value="2020-03-17" calcext:value-type="date">
            <text:p>17/03</text:p>
          </table:table-cell>
          <table:table-cell table:style-name="ce77" office:value-type="float" office:value="2503" calcext:value-type="float">
            <text:p>2503</text:p>
          </table:table-cell>
          <table:table-cell table:style-name="ce77" office:value-type="float" office:value="491" calcext:value-type="float">
            <text:p>491</text:p>
          </table:table-cell>
          <table:table-cell table:style-name="ce77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77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18" calcext:value-type="date">
            <text:p>18/03</text:p>
          </table:table-cell>
          <table:table-cell table:style-name="ce77" office:value-type="float" office:value="35713" calcext:value-type="float">
            <text:p>35713</text:p>
          </table:table-cell>
          <table:table-cell table:style-name="ce77" office:value-type="float" office:value="13716" calcext:value-type="float">
            <text:p>13716</text:p>
          </table:table-cell>
          <table:table-cell table:style-name="ce77" office:value-type="float" office:value="9134" calcext:value-type="float">
            <text:p>9134</text:p>
          </table:table-cell>
          <table:table-cell office:value-type="float" office:value="8198" calcext:value-type="float">
            <text:p>8198</text:p>
          </table:table-cell>
          <table:table-cell table:style-name="ce77"/>
          <table:table-cell table:style-name="ce82" office:value-type="date" office:date-value="2020-03-18" calcext:value-type="date">
            <text:p>18/03</text:p>
          </table:table-cell>
          <table:table-cell table:style-name="ce77" office:value-type="float" office:value="2978" calcext:value-type="float">
            <text:p>2978</text:p>
          </table:table-cell>
          <table:table-cell table:style-name="ce77" office:value-type="float" office:value="598" calcext:value-type="float">
            <text:p>598</text:p>
          </table:table-cell>
          <table:table-cell table:style-name="ce77"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77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19" calcext:value-type="date">
            <text:p>19/03</text:p>
          </table:table-cell>
          <table:table-cell table:style-name="ce77" office:value-type="float" office:value="41035" calcext:value-type="float">
            <text:p>41035</text:p>
          </table:table-cell>
          <table:table-cell table:style-name="ce77" office:value-type="float" office:value="17147" calcext:value-type="float">
            <text:p>17147</text:p>
          </table:table-cell>
          <table:table-cell table:style-name="ce77" office:value-type="float" office:value="10995" calcext:value-type="float">
            <text:p>10995</text:p>
          </table:table-cell>
          <table:table-cell office:value-type="float" office:value="10999" calcext:value-type="float">
            <text:p>10999</text:p>
          </table:table-cell>
          <table:table-cell table:style-name="ce77"/>
          <table:table-cell table:style-name="ce82" office:value-type="date" office:date-value="2020-03-19" calcext:value-type="date">
            <text:p>19/03</text:p>
          </table:table-cell>
          <table:table-cell table:style-name="ce77" office:value-type="float" office:value="3405" calcext:value-type="float">
            <text:p>3405</text:p>
          </table:table-cell>
          <table:table-cell table:style-name="ce77" office:value-type="float" office:value="767" calcext:value-type="float">
            <text:p>767</text:p>
          </table:table-cell>
          <table:table-cell table:style-name="ce77"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77"/>
          <table:table-cell table:number-columns-repeated="2"/>
        </table:table-row>
        <table:table-row table:style-name="ro1">
          <table:table-cell table:style-name="ce77"/>
          <table:table-cell table:style-name="ce82" office:value-type="date" office:date-value="2020-03-20" calcext:value-type="date">
            <text:p>20/03</text:p>
          </table:table-cell>
          <table:table-cell table:style-name="ce77" office:value-type="float" office:value="47021" calcext:value-type="float">
            <text:p>47021</text:p>
          </table:table-cell>
          <table:table-cell table:style-name="ce77" office:value-type="float" office:value="19980" calcext:value-type="float">
            <text:p>19980</text:p>
          </table:table-cell>
          <table:table-cell table:style-name="ce77" office:value-type="float" office:value="12612" calcext:value-type="float">
            <text:p>12612</text:p>
          </table:table-cell>
          <table:table-cell office:value-type="float" office:value="13957" calcext:value-type="float">
            <text:p>13957</text:p>
          </table:table-cell>
          <table:table-cell table:style-name="ce77"/>
          <table:table-cell table:style-name="ce82" office:value-type="date" office:date-value="2020-03-20" calcext:value-type="date">
            <text:p>20/03</text:p>
          </table:table-cell>
          <table:table-cell table:style-name="ce77" office:value-type="float" office:value="4032" calcext:value-type="float">
            <text:p>4032</text:p>
          </table:table-cell>
          <table:table-cell table:style-name="ce77" office:value-type="float" office:value="1002" calcext:value-type="float">
            <text:p>1002</text:p>
          </table:table-cell>
          <table:table-cell table:style-name="ce77" office:value-type="float" office:value="450" calcext:value-type="float">
            <text:p>450</text:p>
          </table:table-cell>
          <table:table-cell office:value-type="float" office:value="31" calcext:value-type="float">
            <text:p>31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>
          <table:table-cell/>
          <table:table-cell table:style-name="ce82" office:value-type="date" office:date-value="2020-03-21" calcext:value-type="date">
            <text:p>21/03</text:p>
          </table:table-cell>
          <table:table-cell table:style-name="ce77" office:value-type="float" office:value="53578" calcext:value-type="float">
            <text:p>53578</text:p>
          </table:table-cell>
          <table:table-cell table:style-name="ce77" office:value-type="float" office:value="24926" calcext:value-type="float">
            <text:p>24926</text:p>
          </table:table-cell>
          <table:table-cell table:style-name="ce77" office:value-type="float" office:value="14459" calcext:value-type="float">
            <text:p>14459</text:p>
          </table:table-cell>
          <table:table-cell office:value-type="float" office:value="16662" calcext:value-type="float">
            <text:p>16662</text:p>
          </table:table-cell>
          <table:table-cell table:style-name="ce77"/>
          <table:table-cell table:style-name="ce82" office:value-type="date" office:date-value="2020-03-21" calcext:value-type="date">
            <text:p>21/03</text:p>
          </table:table-cell>
          <table:table-cell table:style-name="ce77" office:value-type="float" office:value="4825" calcext:value-type="float">
            <text:p>4825</text:p>
          </table:table-cell>
          <table:table-cell table:style-name="ce77" office:value-type="float" office:value="1326" calcext:value-type="float">
            <text:p>1326</text:p>
          </table:table-cell>
          <table:table-cell table:style-name="ce77" office:value-type="float" office:value="562" calcext:value-type="float">
            <text:p>562</text:p>
          </table:table-cell>
          <table:table-cell office:value-type="float" office:value="47" calcext:value-type="float">
            <text:p>47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>
          <table:table-cell/>
          <table:table-cell table:style-name="ce82" office:value-type="date" office:date-value="2020-03-22" calcext:value-type="date">
            <text:p>22/03</text:p>
          </table:table-cell>
          <table:table-cell table:style-name="ce77" office:value-type="float" office:value="59138" calcext:value-type="float">
            <text:p>59138</text:p>
          </table:table-cell>
          <table:table-cell table:style-name="ce77" office:value-type="float" office:value="28572" calcext:value-type="float">
            <text:p>28572</text:p>
          </table:table-cell>
          <table:table-cell table:style-name="ce77" office:value-type="float" office:value="16018" calcext:value-type="float">
            <text:p>16018</text:p>
          </table:table-cell>
          <table:table-cell office:value-type="float" office:value="18610" calcext:value-type="float">
            <text:p>18610</text:p>
          </table:table-cell>
          <table:table-cell table:style-name="ce77" office:value-type="string" calcext:value-type="string">
            <text:p>L</text:p>
          </table:table-cell>
          <table:table-cell table:style-name="ce82" office:value-type="date" office:date-value="2020-03-22" calcext:value-type="date">
            <text:p>22/03</text:p>
          </table:table-cell>
          <table:table-cell table:style-name="ce77" office:value-type="float" office:value="5476" calcext:value-type="float">
            <text:p>5476</text:p>
          </table:table-cell>
          <table:table-cell table:style-name="ce77" office:value-type="float" office:value="1720" calcext:value-type="float">
            <text:p>1720</text:p>
          </table:table-cell>
          <table:table-cell table:style-name="ce77" office:value-type="float" office:value="674" calcext:value-type="float">
            <text:p>674</text:p>
          </table:table-cell>
          <table:table-cell office:value-type="float" office:value="55" calcext:value-type="float">
            <text:p>55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77" office:value-type="float" office:value="63927" calcext:value-type="float">
            <text:p>63927</text:p>
          </table:table-cell>
          <table:table-cell table:style-name="ce77" office:value-type="float" office:value="33089" calcext:value-type="float">
            <text:p>33089</text:p>
          </table:table-cell>
          <table:table-cell table:style-name="ce77" office:value-type="float" office:value="19856" calcext:value-type="float">
            <text:p>19856</text:p>
          </table:table-cell>
          <table:table-cell office:value-type="float" office:value="22672" calcext:value-type="float">
            <text:p>22672</text:p>
          </table:table-cell>
          <table:table-cell table:style-name="ce77"/>
          <table:table-cell table:style-name="ce82" office:value-type="date" office:date-value="2020-03-23" calcext:value-type="date">
            <text:p>23/03</text:p>
          </table:table-cell>
          <table:table-cell table:style-name="ce77" office:value-type="float" office:value="6077" calcext:value-type="float">
            <text:p>6077</text:p>
          </table:table-cell>
          <table:table-cell table:style-name="ce77" office:value-type="float" office:value="2182" calcext:value-type="float">
            <text:p>2182</text:p>
          </table:table-cell>
          <table:table-cell table:style-name="ce77" office:value-type="float" office:value="860" calcext:value-type="float">
            <text:p>860</text:p>
          </table:table-cell>
          <table:table-cell office:value-type="float" office:value="86" calcext:value-type="float">
            <text:p>86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77" office:value-type="float" office:value="69176" calcext:value-type="float">
            <text:p>69176</text:p>
          </table:table-cell>
          <table:table-cell table:style-name="ce77" office:value-type="float" office:value="39673" calcext:value-type="float">
            <text:p>39673</text:p>
          </table:table-cell>
          <table:table-cell table:style-name="ce77" office:value-type="float" office:value="22302" calcext:value-type="float">
            <text:p>22302</text:p>
          </table:table-cell>
          <table:table-cell office:value-type="float" office:value="27436" calcext:value-type="float">
            <text:p>27436</text:p>
          </table:table-cell>
          <table:table-cell table:style-name="ce77"/>
          <table:table-cell table:style-name="ce82" office:value-type="date" office:date-value="2020-03-24" calcext:value-type="date">
            <text:p>24/03</text:p>
          </table:table-cell>
          <table:table-cell table:style-name="ce77" office:value-type="float" office:value="6820" calcext:value-type="float">
            <text:p>6820</text:p>
          </table:table-cell>
          <table:table-cell table:style-name="ce77" office:value-type="float" office:value="2686" calcext:value-type="float">
            <text:p>2686</text:p>
          </table:table-cell>
          <table:table-cell table:style-name="ce77" office:value-type="float" office:value="1100" calcext:value-type="float">
            <text:p>1100</text:p>
          </table:table-cell>
          <table:table-cell office:value-type="float" office:value="114" calcext:value-type="float">
            <text:p>114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77" office:value-type="float" office:value="74386" calcext:value-type="float">
            <text:p>74386</text:p>
          </table:table-cell>
          <table:table-cell table:style-name="ce77" office:value-type="float" office:value="47610" calcext:value-type="float">
            <text:p>47610</text:p>
          </table:table-cell>
          <table:table-cell table:style-name="ce77" office:value-type="float" office:value="25233" calcext:value-type="float">
            <text:p>25233</text:p>
          </table:table-cell>
          <table:table-cell office:value-type="float" office:value="31554" calcext:value-type="float">
            <text:p>31554</text:p>
          </table:table-cell>
          <table:table-cell table:style-name="ce77"/>
          <table:table-cell table:style-name="ce82" office:value-type="date" office:date-value="2020-03-25" calcext:value-type="date">
            <text:p>25/03</text:p>
          </table:table-cell>
          <table:table-cell table:style-name="ce77" office:value-type="float" office:value="7503" calcext:value-type="float">
            <text:p>7503</text:p>
          </table:table-cell>
          <table:table-cell table:style-name="ce77" office:value-type="float" office:value="3434" calcext:value-type="float">
            <text:p>3434</text:p>
          </table:table-cell>
          <table:table-cell table:style-name="ce77" office:value-type="float" office:value="1331" calcext:value-type="float">
            <text:p>1331</text:p>
          </table:table-cell>
          <table:table-cell office:value-type="float" office:value="149" calcext:value-type="float">
            <text:p>149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77" office:value-type="float" office:value="80539" calcext:value-type="float">
            <text:p>80539</text:p>
          </table:table-cell>
          <table:table-cell table:style-name="ce77" office:value-type="float" office:value="56188" calcext:value-type="float">
            <text:p>56188</text:p>
          </table:table-cell>
          <table:table-cell table:style-name="ce77" office:value-type="float" office:value="29155" calcext:value-type="float">
            <text:p>29155</text:p>
          </table:table-cell>
          <table:table-cell office:value-type="float" office:value="36508" calcext:value-type="float">
            <text:p>36508</text:p>
          </table:table-cell>
          <table:table-cell table:style-name="ce77"/>
          <table:table-cell table:style-name="ce82" office:value-type="date" office:date-value="2020-03-26" calcext:value-type="date">
            <text:p>26/03</text:p>
          </table:table-cell>
          <table:table-cell table:style-name="ce77" office:value-type="float" office:value="8165" calcext:value-type="float">
            <text:p>8165</text:p>
          </table:table-cell>
          <table:table-cell table:style-name="ce77" office:value-type="float" office:value="4089" calcext:value-type="float">
            <text:p>4089</text:p>
          </table:table-cell>
          <table:table-cell table:style-name="ce77" office:value-type="float" office:value="1696" calcext:value-type="float">
            <text:p>1696</text:p>
          </table:table-cell>
          <table:table-cell office:value-type="float" office:value="196" calcext:value-type="float">
            <text:p>196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>
          <table:table-cell/>
          <table:table-cell table:style-name="ce82" office:value-type="date" office:date-value="2020-03-27" calcext:value-type="date">
            <text:p>27/03</text:p>
          </table:table-cell>
          <table:table-cell table:style-name="ce77"/>
          <table:table-cell table:style-name="ce77" office:value-type="float" office:value="64059" calcext:value-type="float">
            <text:p>64059</text:p>
          </table:table-cell>
          <table:table-cell table:style-name="ce77"/>
          <table:table-cell office:value-type="float" office:value="42288" calcext:value-type="float">
            <text:p>42288</text:p>
          </table:table-cell>
          <table:table-cell table:style-name="ce77"/>
          <table:table-cell table:style-name="ce82" office:value-type="date" office:date-value="2020-03-27" calcext:value-type="date">
            <text:p>27/03</text:p>
          </table:table-cell>
          <table:table-cell table:style-name="ce77"/>
          <table:table-cell table:style-name="ce77" office:value-type="float" office:value="4858" calcext:value-type="float">
            <text:p>4858</text:p>
          </table:table-cell>
          <table:table-cell table:style-name="ce77"/>
          <table:table-cell office:value-type="float" office:value="253" calcext:value-type="float">
            <text:p>253</text:p>
          </table:table-cell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 table:number-rows-repeated="5">
          <table:table-cell/>
          <table:table-cell table:style-name="ce77" table:number-columns-repeated="4"/>
          <table:table-cell/>
          <table:table-cell table:style-name="ce77" table:number-columns-repeated="5"/>
          <table:table-cell/>
          <table:table-cell table:style-name="ce77"/>
          <table:table-cell table:number-columns-repeated="2"/>
          <table:table-cell table:style-name="ce77"/>
          <table:table-cell table:number-columns-repeated="2"/>
        </table:table-row>
        <table:table-row table:style-name="ro1" table:number-rows-repeated="6">
          <table:table-cell/>
          <table:table-cell table:style-name="ce77" table:number-columns-repeated="4"/>
          <table:table-cell/>
          <table:table-cell table:style-name="ce77" table:number-columns-repeated="5"/>
          <table:table-cell/>
          <table:table-cell table:style-name="ce77"/>
          <table:table-cell table:number-columns-repeated="5"/>
        </table:table-row>
        <table:table-row table:style-name="ro1" table:number-rows-repeated="2">
          <table:table-cell/>
          <table:table-cell table:style-name="ce77" table:number-columns-repeated="4"/>
          <table:table-cell/>
          <table:table-cell table:style-name="ce77" table:number-columns-repeated="5"/>
          <table:table-cell/>
          <table:table-cell table:style-name="ce77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77" table:number-columns-repeated="4"/>
          <table:table-cell/>
          <table:table-cell table:style-name="ce77" table:number-columns-repeated="5"/>
          <table:table-cell/>
          <table:table-cell table:style-name="ce77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77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ce77"/>
        <table:table-column table:style-name="co3" table:default-cell-style-name="ce77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3" table:number-columns-repeated="13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80" office:value-type="string" calcext:value-type="string">
            <text:p>Casos declarad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7"/>
          <table:table-cell table:style-name="ce88" office:value-type="string" calcext:value-type="string">
            <text:p>Andalucía</text:p>
          </table:table-cell>
          <table:table-cell table:style-name="ce88" office:value-type="string" calcext:value-type="string">
            <text:p>Aragón</text:p>
          </table:table-cell>
          <table:table-cell table:style-name="ce88" office:value-type="string" calcext:value-type="string">
            <text:p>Asturias </text:p>
          </table:table-cell>
          <table:table-cell table:style-name="ce88" office:value-type="string" calcext:value-type="string">
            <text:p>Baleares</text:p>
          </table:table-cell>
          <table:table-cell table:style-name="ce88" office:value-type="string" calcext:value-type="string">
            <text:p>País Vasco</text:p>
          </table:table-cell>
          <table:table-cell table:style-name="ce88" office:value-type="string" calcext:value-type="string">
            <text:p>Isalas Canarias</text:p>
          </table:table-cell>
          <table:table-cell table:style-name="ce88" office:value-type="string" calcext:value-type="string">
            <text:p>Cantabria</text:p>
          </table:table-cell>
          <table:table-cell table:style-name="ce88" office:value-type="string" calcext:value-type="string">
            <text:p>Castilla–La Mancha</text:p>
          </table:table-cell>
          <table:table-cell table:style-name="ce88" office:value-type="string" calcext:value-type="string">
            <text:p>Castilla y León</text:p>
          </table:table-cell>
          <table:table-cell table:style-name="ce88" office:value-type="string" calcext:value-type="string">
            <text:p>Cataluña</text:p>
          </table:table-cell>
          <table:table-cell table:style-name="ce88" office:value-type="string" calcext:value-type="string">
            <text:p>Ceuta</text:p>
          </table:table-cell>
          <table:table-cell table:style-name="ce88" office:value-type="string" calcext:value-type="string">
            <text:p>Extremadura</text:p>
          </table:table-cell>
          <table:table-cell table:style-name="ce88" office:value-type="string" calcext:value-type="string">
            <text:p>Galicia</text:p>
          </table:table-cell>
          <table:table-cell table:style-name="ce88" office:value-type="string" calcext:value-type="string">
            <text:p>Madrid</text:p>
          </table:table-cell>
          <table:table-cell table:style-name="ce88" office:value-type="string" calcext:value-type="string">
            <text:p>Melilla</text:p>
          </table:table-cell>
          <table:table-cell table:style-name="ce88" office:value-type="string" calcext:value-type="string">
            <text:p>Murcia</text:p>
          </table:table-cell>
          <table:table-cell table:style-name="ce88" office:value-type="string" calcext:value-type="string">
            <text:p>Navarra</text:p>
          </table:table-cell>
          <table:table-cell table:style-name="ce88" office:value-type="string" calcext:value-type="string">
            <text:p>La Rioja</text:p>
          </table:table-cell>
          <table:table-cell table:style-name="ce88" office:value-type="string" calcext:value-type="string">
            <text:p>Comunidad Valenciana</text:p>
          </table:table-cell>
          <table:table-cell table:style-name="ce88" office:value-type="string" calcext:value-type="string">
            <text:p>TOTAL 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1" calcext:value-type="date">
            <text:p>01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2" calcext:value-type="date">
            <text:p>02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3" calcext:value-type="date">
            <text:p>03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4" calcext:value-type="date">
            <text:p>04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5" calcext:value-type="date">
            <text:p>05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6" calcext:value-type="date">
            <text:p>06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7" calcext:value-type="date">
            <text:p>07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8" calcext:value-type="date">
            <text:p>08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9" calcext:value-type="date">
            <text:p>09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0" calcext:value-type="date">
            <text:p>10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1" calcext:value-type="date">
            <text:p>11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2" calcext:value-type="date">
            <text:p>12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3" calcext:value-type="date">
            <text:p>13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4" calcext:value-type="date">
            <text:p>14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5" calcext:value-type="date">
            <text:p>15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6" calcext:value-type="date">
            <text:p>16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7" calcext:value-type="date">
            <text:p>17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8" calcext:value-type="date">
            <text:p>18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19" calcext:value-type="date">
            <text:p>19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0" calcext:value-type="date">
            <text:p>20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1" calcext:value-type="date">
            <text:p>21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2" calcext:value-type="date">
            <text:p>22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6" calcext:value-type="date">
            <text:p>26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27" calcext:value-type="date">
            <text:p>27/03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0" office:value-type="string" calcext:value-type="string">
            <text:p>Muertes totale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spaña</text:p>
          </table:table-cell>
          <table:table-cell table:number-columns-repeated="42"/>
        </table:table-row>
        <table:table-row table:style-name="ro1">
          <table:table-cell/>
          <table:table-cell table:style-name="ce118" office:value-type="string" calcext:value-type="string">
            <text:p>Mayores &gt; 65</text:p>
          </table:table-cell>
          <table:table-cell table:style-name="ce126" office:value-type="float" office:value="1410945" calcext:value-type="float">
            <text:p>1.410.945</text:p>
          </table:table-cell>
          <table:table-cell table:style-name="ce126" office:value-type="float" office:value="282920" calcext:value-type="float">
            <text:p>282.920</text:p>
          </table:table-cell>
          <table:table-cell table:style-name="ce126" office:value-type="float" office:value="259614" calcext:value-type="float">
            <text:p>259.614</text:p>
          </table:table-cell>
          <table:table-cell table:style-name="ce126" office:value-type="float" office:value="174839" calcext:value-type="float">
            <text:p>174.839</text:p>
          </table:table-cell>
          <table:table-cell table:style-name="ce126" office:value-type="float" office:value="331530" calcext:value-type="float">
            <text:p>331.530</text:p>
          </table:table-cell>
          <table:table-cell table:style-name="ce126" office:value-type="float" office:value="124586" calcext:value-type="float">
            <text:p>124.586</text:p>
          </table:table-cell>
          <table:table-cell table:style-name="ce126" office:value-type="float" office:value="382588" calcext:value-type="float">
            <text:p>382.588</text:p>
          </table:table-cell>
          <table:table-cell table:style-name="ce126" office:value-type="float" office:value="603839" calcext:value-type="float">
            <text:p>603.839</text:p>
          </table:table-cell>
          <table:table-cell table:style-name="ce126" office:value-type="float" office:value="1421421" calcext:value-type="float">
            <text:p>1.421.421</text:p>
          </table:table-cell>
          <table:table-cell table:style-name="ce88" office:value-type="float" office:value="9743" calcext:value-type="float">
            <text:p>9743</text:p>
          </table:table-cell>
          <table:table-cell table:style-name="ce126" office:value-type="float" office:value="946638" calcext:value-type="float">
            <text:p>946.638</text:p>
          </table:table-cell>
          <table:table-cell table:style-name="ce126" office:value-type="float" office:value="219198" calcext:value-type="float">
            <text:p>219.198</text:p>
          </table:table-cell>
          <table:table-cell table:style-name="ce126" office:value-type="float" office:value="672930" calcext:value-type="float">
            <text:p>672.930</text:p>
          </table:table-cell>
          <table:table-cell table:style-name="ce126" office:value-type="float" office:value="1154255" calcext:value-type="float">
            <text:p>1.154.255</text:p>
          </table:table-cell>
          <table:table-cell table:style-name="ce126" office:value-type="float" office:value="8673" calcext:value-type="float">
            <text:p>8.673</text:p>
          </table:table-cell>
          <table:table-cell table:style-name="ce126" office:value-type="float" office:value="228510" calcext:value-type="float">
            <text:p>228.510</text:p>
          </table:table-cell>
          <table:table-cell table:style-name="ce126" office:value-type="float" office:value="126436" calcext:value-type="float">
            <text:p>126.436</text:p>
          </table:table-cell>
          <table:table-cell table:style-name="ce126" office:value-type="float" office:value="484101" calcext:value-type="float">
            <text:p>484.101</text:p>
          </table:table-cell>
          <table:table-cell table:style-name="ce126" office:value-type="float" office:value="65385" calcext:value-type="float">
            <text:p>65.385</text:p>
          </table:table-cell>
          <table:table-cell table:style-name="ce126" table:formula="of:=SUM([.C39:.U39])" office:value-type="float" office:value="8908151" calcext:value-type="float">
            <text:p>8.908.151</text:p>
          </table:table-cell>
          <table:table-cell table:style-name="ce88"/>
          <table:table-cell table:number-columns-repeated="41"/>
        </table:table-row>
        <table:table-row table:style-name="ro1">
          <table:table-cell/>
          <table:table-cell table:style-name="ce82" office:value-type="date" office:date-value="2020-03-01" calcext:value-type="date">
            <text:p>01/03</text:p>
          </table:table-cell>
          <table:table-cell table:number-columns-repeated="62"/>
        </table:table-row>
        <table:table-row table:style-name="ro1">
          <table:table-cell/>
          <table:table-cell table:style-name="ce119" office:value-type="date" office:date-value="2020-03-02" calcext:value-type="date">
            <text:p>02/03</text:p>
          </table:table-cell>
          <table:table-cell table:style-name="ce127" table:number-columns-repeated="21"/>
          <table:table-cell table:number-columns-repeated="41"/>
        </table:table-row>
        <table:table-row table:style-name="ro1">
          <table:table-cell/>
          <table:table-cell table:style-name="ce82" office:value-type="date" office:date-value="2020-03-03" calcext:value-type="date">
            <text:p>03/03</text:p>
          </table:table-cell>
          <table:table-cell table:number-columns-repeated="62"/>
        </table:table-row>
        <table:table-row table:style-name="ro1">
          <table:table-cell/>
          <table:table-cell table:style-name="ce82" office:value-type="date" office:date-value="2020-03-04" calcext:value-type="date">
            <text:p>04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table:style-name="ce133" office:value-type="float" office:value="1" calcext:value-type="float">
            <text:p>1</text:p>
          </table:table-cell>
          <table:table-cell table:formula="of:=SUM([.C43:.U43])"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05" calcext:value-type="date">
            <text:p>05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ce133" office:value-type="float" office:value="1" calcext:value-type="float">
            <text:p>1</text:p>
          </table:table-cell>
          <table:table-cell table:number-columns-repeated="3"/>
          <table:table-cell table:style-name="ce133" office:value-type="float" office:value="1" calcext:value-type="float">
            <text:p>1</text:p>
          </table:table-cell>
          <table:table-cell/>
          <table:table-cell table:style-name="ce133" office:value-type="float" office:value="3" calcext:value-type="float">
            <text:p>3</text:p>
          </table:table-cell>
          <table:table-cell table:formula="of:=SUM([.C44:.U44])"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06" calcext:value-type="date">
            <text:p>06/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style-name="ce133" office:value-type="float" office:value="2" calcext:value-type="float">
            <text:p>2</text:p>
          </table:table-cell>
          <table:table-cell table:number-columns-repeated="3"/>
          <table:table-cell table:style-name="ce133" office:value-type="float" office:value="1" calcext:value-type="float">
            <text:p>1</text:p>
          </table:table-cell>
          <table:table-cell/>
          <table:table-cell table:style-name="ce133" office:value-type="float" office:value="5" calcext:value-type="float">
            <text:p>5</text:p>
          </table:table-cell>
          <table:table-cell table:formula="of:=SUM([.C45:.U45])"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formula="of:=SUM([.C46:.U46])"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formula="of:=SUM([.C47:.U47])" office:value-type="float" office:value="16" calcext:value-type="float">
            <text:p>16</text:p>
          </table:table-cell>
          <table:table-cell office:value-type="string" calcext:value-type="string">
            <text:p>En la wikipedia salian 30</text:p>
          </table:table-cell>
          <table:table-cell table:number-columns-repeated="40"/>
        </table:table-row>
        <table:table-row table:style-name="ro1">
          <table:table-cell/>
          <table:table-cell table:style-name="ce119" office:value-type="date" office:date-value="2020-03-09" calcext:value-type="date">
            <text:p>09/03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127" table:number-columns-repeated="6"/>
          <table:table-cell table:style-name="ce134" office:value-type="float" office:value="1" calcext:value-type="float">
            <text:p>1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127" table:number-columns-repeated="2"/>
          <table:table-cell table:style-name="ce134" office:value-type="float" office:value="8" calcext:value-type="float">
            <text:p>8</text:p>
          </table:table-cell>
          <table:table-cell table:style-name="ce127" table:number-columns-repeated="3"/>
          <table:table-cell table:style-name="ce134" office:value-type="float" office:value="5" calcext:value-type="float">
            <text:p>5</text:p>
          </table:table-cell>
          <table:table-cell table:style-name="ce127"/>
          <table:table-cell table:style-name="ce134" office:value-type="float" office:value="16" calcext:value-type="float">
            <text:p>16</text:p>
          </table:table-cell>
          <table:table-cell table:style-name="ce127" table:formula="of:=SUM([.C48:.U48])" office:value-type="float" office:value="16" calcext:value-type="float">
            <text:p>16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0" calcext:value-type="date">
            <text:p>10/0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13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3" office:value-type="float" office:value="21" calcext:value-type="float">
            <text:p>21</text:p>
          </table:table-cell>
          <table:table-cell table:number-columns-repeated="3"/>
          <table:table-cell table:style-name="ce1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formula="of:=SUM([.C49:.U49])" office:value-type="float" office:value="35" calcext:value-type="float">
            <text:p>35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1" calcext:value-type="date">
            <text:p>11/0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13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3" office:value-type="float" office:value="31" calcext:value-type="float">
            <text:p>31</text:p>
          </table:table-cell>
          <table:table-cell table:number-columns-repeated="3"/>
          <table:table-cell table:style-name="ce13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formula="of:=SUM([.C50:.U50])" office:value-type="float" office:value="47" calcext:value-type="float">
            <text:p>47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2" calcext:value-type="date">
            <text:p>12/0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33" office:value-type="float" office:value="1" calcext:value-type="float">
            <text:p>1</text:p>
          </table:table-cell>
          <table:table-cell/>
          <table:table-cell table:style-name="ce133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33" office:value-type="float" office:value="56" calcext:value-type="float">
            <text:p>56</text:p>
          </table:table-cell>
          <table:table-cell table:number-columns-repeated="3"/>
          <table:table-cell table:style-name="ce13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formula="of:=SUM([.C51:.U51])" office:value-type="float" office:value="84" calcext:value-type="float">
            <text:p>84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3" calcext:value-type="date">
            <text:p>13/0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3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33" office:value-type="float" office:value="81" calcext:value-type="float">
            <text:p>81</text:p>
          </table:table-cell>
          <table:table-cell table:number-columns-repeated="3"/>
          <table:table-cell table:style-name="ce13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formula="of:=SUM([.C52:.U52])" office:value-type="float" office:value="118" calcext:value-type="float">
            <text:p>118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4" calcext:value-type="date">
            <text:p>14/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3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 office:value-type="float" office:value="86" calcext:value-type="float">
            <text:p>86</text:p>
          </table:table-cell>
          <table:table-cell table:number-columns-repeated="3"/>
          <table:table-cell table:style-name="ce133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formula="of:=SUM([.C53:.U53])" office:value-type="float" office:value="136" calcext:value-type="float">
            <text:p>136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5" calcext:value-type="date">
            <text:p>15/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3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number-columns-repeated="3"/>
          <table:table-cell table:style-name="ce133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formula="of:=SUM([.C54:.U54])" office:value-type="float" office:value="288" calcext:value-type="float">
            <text:p>288</text:p>
          </table:table-cell>
          <table:table-cell table:number-columns-repeated="41"/>
        </table:table-row>
        <table:table-row table:style-name="ro1">
          <table:table-cell/>
          <table:table-cell table:style-name="ce121" office:value-type="date" office:date-value="2020-03-16" calcext:value-type="date">
            <text:p>16/03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11" calcext:value-type="float">
            <text:p>11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27"/>
          <table:table-cell table:style-name="ce134" office:value-type="float" office:value="17" calcext:value-type="float">
            <text:p>17</text:p>
          </table:table-cell>
          <table:table-cell table:style-name="ce127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127"/>
          <table:table-cell table:style-name="ce127" office:value-type="float" office:value="5" calcext:value-type="float">
            <text:p>5</text:p>
          </table:table-cell>
          <table:table-cell table:number-columns-repeated="2" table:style-name="ce127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127" table:number-columns-repeated="2"/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127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127" table:formula="of:=SUM([.C55:.U55])" office:value-type="float" office:value="309" calcext:value-type="float">
            <text:p>309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7" calcext:value-type="date">
            <text:p>17/0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formula="of:=SUM([.C56:.U56])" office:value-type="float" office:value="491" calcext:value-type="float">
            <text:p>491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8" calcext:value-type="date">
            <text:p>18/0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formula="of:=SUM([.C57:.U57])" office:value-type="float" office:value="598" calcext:value-type="float">
            <text:p>598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19" calcext:value-type="date">
            <text:p>19/0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formula="of:=SUM([.C58:.U58])" office:value-type="float" office:value="767" calcext:value-type="float">
            <text:p>767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0" calcext:value-type="date">
            <text:p>20/0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formula="of:=SUM([.C59:.U59])" office:value-type="float" office:value="1002" calcext:value-type="float">
            <text:p>1002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1" calcext:value-type="date">
            <text:p>21/0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formula="of:=SUM([.C60:.U60])" office:value-type="float" office:value="1326" calcext:value-type="float">
            <text:p>1326</text:p>
          </table:table-cell>
          <table:table-cell table:number-columns-repeated="41"/>
        </table:table-row>
        <table:table-row table:style-name="ro1">
          <table:table-cell/>
          <table:table-cell table:style-name="ce125" office:value-type="date" office:date-value="2020-03-22" calcext:value-type="date">
            <text:p>22/03</text:p>
          </table:table-cell>
          <table:table-cell table:style-name="ce88" office:value-type="float" office:value="47" calcext:value-type="float">
            <text:p>47</text:p>
          </table:table-cell>
          <table:table-cell table:style-name="ce88" office:value-type="float" office:value="24" calcext:value-type="float">
            <text:p>24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88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88"/>
          <table:table-cell table:style-name="ce88" office:value-type="float" office:value="69" calcext:value-type="float">
            <text:p>69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88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88" table:formula="of:=SUM([.C61:.U61])" office:value-type="float" office:value="1720" calcext:value-type="float">
            <text:p>1720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formula="of:=SUM([.C62:.U62])" office:value-type="float" office:value="2182" calcext:value-type="float">
            <text:p>2182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formula="of:=SUM([.C63:.U63])" office:value-type="float" office:value="2696" calcext:value-type="float">
            <text:p>2696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formula="of:=SUM([.C64:.U64])" office:value-type="float" office:value="3434" calcext:value-type="float">
            <text:p>3434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6" calcext:value-type="date">
            <text:p>26/03</text:p>
          </table:table-cell>
          <table:table-cell office:value-type="float" office:value="134" calcext:value-type="float">
            <text:p>13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formula="of:=SUM([.C65:.U65])" office:value-type="float" office:value="4089" calcext:value-type="float">
            <text:p>4089</text:p>
          </table:table-cell>
          <table:table-cell table:number-columns-repeated="41"/>
        </table:table-row>
        <table:table-row table:style-name="ro1">
          <table:table-cell/>
          <table:table-cell table:style-name="ce82" office:value-type="date" office:date-value="2020-03-27" calcext:value-type="date">
            <text:p>27/03</text:p>
          </table:table-cell>
          <table:table-cell table:style-name="ce171" office:value-type="float" office:value="144" calcext:value-type="float">
            <text:p>144</text:p>
          </table:table-cell>
          <table:table-cell table:style-name="ce171" office:value-type="float" office:value="58" calcext:value-type="float">
            <text:p>58</text:p>
          </table:table-cell>
          <table:table-cell table:style-name="ce171" office:value-type="float" office:value="29" calcext:value-type="float">
            <text:p>29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27" calcext:value-type="float">
            <text:p>27</text:p>
          </table:table-cell>
          <table:table-cell table:style-name="ce171" office:value-type="float" office:value="21" calcext:value-type="float">
            <text:p>21</text:p>
          </table:table-cell>
          <table:table-cell table:style-name="ce171" office:value-type="float" office:value="367" calcext:value-type="float">
            <text:p>367</text:p>
          </table:table-cell>
          <table:table-cell table:style-name="ce171" office:value-type="float" office:value="252" calcext:value-type="float">
            <text:p>252</text:p>
          </table:table-cell>
          <table:table-cell table:style-name="ce171" office:value-type="float" office:value="880" calcext:value-type="float">
            <text:p>880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98" calcext:value-type="float">
            <text:p>198</text:p>
          </table:table-cell>
          <table:table-cell table:style-name="ce171" office:value-type="float" office:value="69" calcext:value-type="float">
            <text:p>69</text:p>
          </table:table-cell>
          <table:table-cell table:style-name="ce171" office:value-type="float" office:value="43" calcext:value-type="float">
            <text:p>43</text:p>
          </table:table-cell>
          <table:table-cell table:style-name="ce171" office:value-type="float" office:value="2412" calcext:value-type="float">
            <text:p>2412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58" calcext:value-type="float">
            <text:p>58</text:p>
          </table:table-cell>
          <table:table-cell table:style-name="ce171" office:value-type="float" office:value="207" calcext:value-type="float">
            <text:p>207</text:p>
          </table:table-cell>
          <table:table-cell table:style-name="ce171" office:value-type="float" office:value="55" calcext:value-type="float">
            <text:p>55</text:p>
          </table:table-cell>
          <table:table-cell table:style-name="ce171" office:value-type="float" office:value="4858" calcext:value-type="float">
            <text:p>4858</text:p>
          </table:table-cell>
          <table:table-cell table:formula="of:=SUM([.C66:.U66])" office:value-type="float" office:value="4858" calcext:value-type="float">
            <text:p>4858</text:p>
          </table:table-cell>
          <table:table-cell table:number-columns-repeated="41"/>
        </table:table-row>
        <table:table-row table:style-name="ro1">
          <table:table-cell table:style-name="ce112"/>
          <table:table-cell table:style-name="ce123"/>
          <table:table-cell table:style-name="ce129" table:number-columns-repeated="6"/>
          <table:table-cell table:style-name="ce135"/>
          <table:table-cell table:style-name="ce129"/>
          <table:table-cell table:style-name="ce135"/>
          <table:table-cell table:style-name="ce129" table:number-columns-repeated="4"/>
          <table:table-cell table:style-name="ce135"/>
          <table:table-cell table:style-name="ce129" table:number-columns-repeated="3"/>
          <table:table-cell table:style-name="ce135"/>
          <table:table-cell table:style-name="ce129"/>
          <table:table-cell table:style-name="ce135"/>
          <table:table-cell table:style-name="ce129"/>
          <table:table-cell table:style-name="ce112" table:number-columns-repeated="41"/>
        </table:table-row>
        <table:table-row table:style-name="ro1">
          <table:table-cell/>
          <table:table-cell table:style-name="ce82"/>
          <table:table-cell table:number-columns-repeated="6"/>
          <table:table-cell table:style-name="ce133"/>
          <table:table-cell/>
          <table:table-cell table:style-name="ce133"/>
          <table:table-cell table:number-columns-repeated="4"/>
          <table:table-cell table:style-name="ce133"/>
          <table:table-cell table:number-columns-repeated="3"/>
          <table:table-cell table:style-name="ce133"/>
          <table:table-cell/>
          <table:table-cell table:style-name="ce133"/>
          <table:table-cell table:number-columns-repeated="4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24" office:value-type="string" calcext:value-type="string">
            <text:p>Muertes por millón de habitantes de más de 65 añ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8"/>
          <table:table-cell table:style-name="ce88" office:value-type="string" calcext:value-type="string">
            <text:p>Andalucía</text:p>
          </table:table-cell>
          <table:table-cell table:style-name="ce88" office:value-type="string" calcext:value-type="string">
            <text:p>Aragón</text:p>
          </table:table-cell>
          <table:table-cell table:style-name="ce88" office:value-type="string" calcext:value-type="string">
            <text:p>Asturias </text:p>
          </table:table-cell>
          <table:table-cell table:style-name="ce88" office:value-type="string" calcext:value-type="string">
            <text:p>Baleares</text:p>
          </table:table-cell>
          <table:table-cell table:style-name="ce88" office:value-type="string" calcext:value-type="string">
            <text:p>Canarias</text:p>
          </table:table-cell>
          <table:table-cell table:style-name="ce88" office:value-type="string" calcext:value-type="string">
            <text:p>Cantabria</text:p>
          </table:table-cell>
          <table:table-cell table:style-name="ce136" office:value-type="string" calcext:value-type="string">
            <text:p>Castilla–La Mancha</text:p>
          </table:table-cell>
          <table:table-cell table:style-name="ce88" office:value-type="string" calcext:value-type="string">
            <text:p>Castilla y León</text:p>
          </table:table-cell>
          <table:table-cell table:style-name="ce88" office:value-type="string" calcext:value-type="string">
            <text:p>Cataluña</text:p>
          </table:table-cell>
          <table:table-cell table:style-name="ce88" office:value-type="string" calcext:value-type="string">
            <text:p>Ceuta</text:p>
          </table:table-cell>
          <table:table-cell table:style-name="ce88" office:value-type="string" calcext:value-type="string">
            <text:p>Comunidad Valenciana</text:p>
          </table:table-cell>
          <table:table-cell table:style-name="ce88" office:value-type="string" calcext:value-type="string">
            <text:p>Extremadura</text:p>
          </table:table-cell>
          <table:table-cell table:style-name="ce88" office:value-type="string" calcext:value-type="string">
            <text:p>Galicia</text:p>
          </table:table-cell>
          <table:table-cell table:style-name="ce136" office:value-type="string" calcext:value-type="string">
            <text:p>Madrid</text:p>
          </table:table-cell>
          <table:table-cell table:style-name="ce88" office:value-type="string" calcext:value-type="string">
            <text:p>Melilla</text:p>
          </table:table-cell>
          <table:table-cell table:style-name="ce88" office:value-type="string" calcext:value-type="string">
            <text:p>Murcia</text:p>
          </table:table-cell>
          <table:table-cell table:style-name="ce88" office:value-type="string" calcext:value-type="string">
            <text:p>Navarra</text:p>
          </table:table-cell>
          <table:table-cell table:style-name="ce136" office:value-type="string" calcext:value-type="string">
            <text:p>País Vasco</text:p>
          </table:table-cell>
          <table:table-cell table:style-name="ce136" office:value-type="string" calcext:value-type="string">
            <text:p>La Rioja</text:p>
          </table:table-cell>
          <table:table-cell table:style-name="ce88" office:value-type="string" calcext:value-type="string">
            <text:p>España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1" calcext:value-type="date">
            <text:p>01/03</text:p>
          </table:table-cell>
          <table:table-cell table:style-name="ce130" table:number-columns-repeated="6"/>
          <table:table-cell table:style-name="ce137"/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7" table:number-columns-repeated="2"/>
          <table:table-cell table:style-name="ce130"/>
          <table:table-cell table:number-columns-repeated="42"/>
        </table:table-row>
        <table:table-row table:style-name="ro1">
          <table:table-cell/>
          <table:table-cell table:style-name="ce119" office:value-type="date" office:date-value="2020-03-02" calcext:value-type="date">
            <text:p>02/03</text:p>
          </table:table-cell>
          <table:table-cell table:style-name="ce131" table:number-columns-repeated="6"/>
          <table:table-cell table:style-name="ce138"/>
          <table:table-cell table:style-name="ce131" table:number-columns-repeated="6"/>
          <table:table-cell table:style-name="ce138"/>
          <table:table-cell table:style-name="ce131" table:number-columns-repeated="3"/>
          <table:table-cell table:style-name="ce138" table:number-columns-repeated="2"/>
          <table:table-cell table:style-name="ce131"/>
          <table:table-cell table:style-name="ce127"/>
          <table:table-cell table:number-columns-repeated="41"/>
        </table:table-row>
        <table:table-row table:style-name="ro1">
          <table:table-cell/>
          <table:table-cell table:style-name="ce82" office:value-type="date" office:date-value="2020-03-03" calcext:value-type="date">
            <text:p>03/03</text:p>
          </table:table-cell>
          <table:table-cell table:style-name="ce130" table:number-columns-repeated="6"/>
          <table:table-cell table:style-name="ce137"/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7" table:number-columns-repeated="2"/>
          <table:table-cell table:style-name="ce130"/>
          <table:table-cell table:number-columns-repeated="42"/>
        </table:table-row>
        <table:table-row table:style-name="ro1">
          <table:table-cell/>
          <table:table-cell table:style-name="ce82" office:value-type="date" office:date-value="2020-03-04" calcext:value-type="date">
            <text:p>04/03</text:p>
          </table:table-cell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0" table:formula="of:=[.M43]/[.M$39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/>
          <table:table-cell table:style-name="ce130" table:number-columns-repeated="3"/>
          <table:table-cell table:style-name="ce137" table:number-columns-repeated="2"/>
          <table:table-cell table:style-name="ce143" table:formula="of:=[.V43]/[.V$39]*1000000" office:value-type="float" office:value="0.112256741045364" calcext:value-type="float">
            <text:p>0.1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5" calcext:value-type="date">
            <text:p>05/03</text:p>
          </table:table-cell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0" table:formula="of:=[.M44]/[.M$39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 table:formula="of:=[.P44]/[.P$39]*1000000" office:value-type="float" office:value="0.866359686551065" calcext:value-type="float">
            <text:p>1</text:p>
          </table:table-cell>
          <table:table-cell table:style-name="ce130" table:number-columns-repeated="3"/>
          <table:table-cell table:style-name="ce140" table:formula="of:=[.T44]/[.T$39]*1000000" office:value-type="float" office:value="2.06568464018872" calcext:value-type="float">
            <text:p>2</text:p>
          </table:table-cell>
          <table:table-cell table:style-name="ce137"/>
          <table:table-cell table:style-name="ce143" table:formula="of:=[.V44]/[.V$39]*1000000" office:value-type="float" office:value="0.336770223136092" calcext:value-type="float">
            <text:p>0.3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6" calcext:value-type="date">
            <text:p>06/03</text:p>
          </table:table-cell>
          <table:table-cell table:style-name="ce130"/>
          <table:table-cell table:style-name="ce130" table:formula="of:=[.D45]/[.D$39]*1000000" office:value-type="float" office:value="3.53456807578114" calcext:value-type="float">
            <text:p>4</text:p>
          </table:table-cell>
          <table:table-cell table:style-name="ce130" table:number-columns-repeated="4"/>
          <table:table-cell table:style-name="ce137"/>
          <table:table-cell table:style-name="ce130" table:number-columns-repeated="3"/>
          <table:table-cell table:style-name="ce130" table:formula="of:=[.M45]/[.M$39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 table:formula="of:=[.P45]/[.P$39]*1000000" office:value-type="float" office:value="1.73271937310213" calcext:value-type="float">
            <text:p>2</text:p>
          </table:table-cell>
          <table:table-cell table:style-name="ce130" table:number-columns-repeated="3"/>
          <table:table-cell table:style-name="ce140" table:formula="of:=[.T45]/[.T$39]*1000000" office:value-type="float" office:value="2.06568464018872" calcext:value-type="float">
            <text:p>2</text:p>
          </table:table-cell>
          <table:table-cell table:style-name="ce137"/>
          <table:table-cell table:style-name="ce143" table:formula="of:=[.V45]/[.V$39]*1000000" office:value-type="float" office:value="0.56128370522682" calcext:value-type="float">
            <text:p>0.6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7" calcext:value-type="date">
            <text:p>07/03</text:p>
          </table:table-cell>
          <table:table-cell table:style-name="ce130"/>
          <table:table-cell table:style-name="ce130" table:formula="of:=[.D46]/[.D$39]*1000000" office:value-type="float" office:value="3.53456807578114" calcext:value-type="float">
            <text:p>4</text:p>
          </table:table-cell>
          <table:table-cell table:style-name="ce130" table:number-columns-repeated="4"/>
          <table:table-cell table:style-name="ce137"/>
          <table:table-cell table:style-name="ce130" table:number-columns-repeated="3"/>
          <table:table-cell table:style-name="ce130" table:formula="of:=[.M46]/[.M$39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 table:formula="of:=[.P46]/[.P$39]*1000000" office:value-type="float" office:value="4.33179843275533" calcext:value-type="float">
            <text:p>4</text:p>
          </table:table-cell>
          <table:table-cell table:style-name="ce130" table:number-columns-repeated="3"/>
          <table:table-cell table:style-name="ce140" table:formula="of:=[.T46]/[.T$39]*1000000" office:value-type="float" office:value="4.13136928037744" calcext:value-type="float">
            <text:p>4</text:p>
          </table:table-cell>
          <table:table-cell table:style-name="ce137"/>
          <table:table-cell table:style-name="ce143" table:formula="of:=[.V46]/[.V$39]*1000000" office:value-type="float" office:value="1.12256741045364" calcext:value-type="float">
            <text:p>1.1</text:p>
          </table:table-cell>
          <table:table-cell table:number-columns-repeated="42"/>
        </table:table-row>
        <table:table-row table:style-name="ro1">
          <table:table-cell/>
          <table:table-cell table:style-name="ce125" office:value-type="date" office:date-value="2020-03-08" calcext:value-type="date">
            <text:p>08/03</text:p>
          </table:table-cell>
          <table:table-cell table:style-name="ce132"/>
          <table:table-cell table:style-name="ce132" table:formula="of:=[.D47]/[.D$39]*1000000" office:value-type="float" office:value="3.53456807578114" calcext:value-type="float">
            <text:p>4</text:p>
          </table:table-cell>
          <table:table-cell table:style-name="ce132" table:number-columns-repeated="4"/>
          <table:table-cell table:style-name="ce139"/>
          <table:table-cell table:style-name="ce132" table:number-columns-repeated="3"/>
          <table:table-cell table:style-name="ce132" table:formula="of:=[.M47]/[.M$39]*1000000" office:value-type="float" office:value="1.05637001683854" calcext:value-type="float">
            <text:p>1</text:p>
          </table:table-cell>
          <table:table-cell table:style-name="ce132" table:number-columns-repeated="2"/>
          <table:table-cell table:style-name="ce139" table:formula="of:=[.P47]/[.P$39]*1000000" office:value-type="float" office:value="6.93087749240852" calcext:value-type="float">
            <text:p>7</text:p>
          </table:table-cell>
          <table:table-cell table:style-name="ce132" table:number-columns-repeated="3"/>
          <table:table-cell table:style-name="ce141" table:formula="of:=[.T47]/[.T$39]*1000000" office:value-type="float" office:value="10.3284232009436" calcext:value-type="float">
            <text:p>10</text:p>
          </table:table-cell>
          <table:table-cell table:style-name="ce139"/>
          <table:table-cell table:style-name="ce144" table:formula="of:=[.V47]/[.V$39]*1000000" office:value-type="float" office:value="1.79610785672582" calcext:value-type="float">
            <text:p>1.8</text:p>
          </table:table-cell>
          <table:table-cell table:style-name="ce88"/>
          <table:table-cell table:number-columns-repeated="41"/>
        </table:table-row>
        <table:table-row table:style-name="ro1">
          <table:table-cell/>
          <table:table-cell table:style-name="ce82" office:value-type="date" office:date-value="2020-03-09" calcext:value-type="date">
            <text:p>09/03</text:p>
          </table:table-cell>
          <table:table-cell table:style-name="ce130"/>
          <table:table-cell table:style-name="ce130" table:formula="of:=[.D48]/[.D$39]*1000000" office:value-type="float" office:value="3.53456807578114" calcext:value-type="float">
            <text:p>4</text:p>
          </table:table-cell>
          <table:table-cell table:style-name="ce130" table:number-columns-repeated="4"/>
          <table:table-cell table:style-name="ce137"/>
          <table:table-cell table:style-name="ce130"/>
          <table:table-cell table:style-name="ce137" table:formula="of:=[.K48]/[.K$39]*1000000" office:value-type="float" office:value="0.703521335339776" calcext:value-type="float">
            <text:p>1</text:p>
          </table:table-cell>
          <table:table-cell table:style-name="ce130"/>
          <table:table-cell table:style-name="ce130" table:formula="of:=[.M48]/[.M$39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 table:formula="of:=[.P48]/[.P$39]*1000000" office:value-type="float" office:value="6.93087749240852" calcext:value-type="float">
            <text:p>7</text:p>
          </table:table-cell>
          <table:table-cell table:style-name="ce130" table:number-columns-repeated="3"/>
          <table:table-cell table:style-name="ce140" table:formula="of:=[.T48]/[.T$39]*1000000" office:value-type="float" office:value="10.3284232009436" calcext:value-type="float">
            <text:p>10</text:p>
          </table:table-cell>
          <table:table-cell table:style-name="ce137"/>
          <table:table-cell table:style-name="ce143" table:formula="of:=[.V48]/[.V$39]*1000000" office:value-type="float" office:value="1.79610785672582" calcext:value-type="float">
            <text:p>1.8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0" calcext:value-type="date">
            <text:p>10/03</text:p>
          </table:table-cell>
          <table:table-cell table:style-name="ce130"/>
          <table:table-cell table:style-name="ce130" table:formula="of:=[.D49]/[.D$39]*1000000" office:value-type="float" office:value="10.6037042273434" calcext:value-type="float">
            <text:p>11</text:p>
          </table:table-cell>
          <table:table-cell table:style-name="ce130" table:number-columns-repeated="4"/>
          <table:table-cell table:style-name="ce137"/>
          <table:table-cell table:style-name="ce130"/>
          <table:table-cell table:style-name="ce137" table:formula="of:=[.K49]/[.K$39]*1000000" office:value-type="float" office:value="2.11056400601933" calcext:value-type="float">
            <text:p>2</text:p>
          </table:table-cell>
          <table:table-cell table:style-name="ce130"/>
          <table:table-cell table:style-name="ce130" table:formula="of:=[.M49]/[.M$39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 table:formula="of:=[.P49]/[.P$39]*1000000" office:value-type="float" office:value="18.1935534175724" calcext:value-type="float">
            <text:p>18</text:p>
          </table:table-cell>
          <table:table-cell table:style-name="ce130" table:number-columns-repeated="3"/>
          <table:table-cell table:style-name="ce140" table:formula="of:=[.T49]/[.T$39]*1000000" office:value-type="float" office:value="12.3941078411323" calcext:value-type="float">
            <text:p>12</text:p>
          </table:table-cell>
          <table:table-cell table:style-name="ce137" table:formula="of:=[.U49]/[.U$39]*1000000" office:value-type="float" office:value="15.2940276821901" calcext:value-type="float">
            <text:p>15</text:p>
          </table:table-cell>
          <table:table-cell table:style-name="ce143" table:formula="of:=[.V49]/[.V$39]*1000000" office:value-type="float" office:value="3.92898593658774" calcext:value-type="float">
            <text:p>3.9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1" calcext:value-type="date">
            <text:p>11/03</text:p>
          </table:table-cell>
          <table:table-cell table:style-name="ce130"/>
          <table:table-cell table:style-name="ce130" table:formula="of:=[.D50]/[.D$39]*1000000" office:value-type="float" office:value="14.1382723031246" calcext:value-type="float">
            <text:p>14</text:p>
          </table:table-cell>
          <table:table-cell table:style-name="ce130" table:number-columns-repeated="4"/>
          <table:table-cell table:style-name="ce137"/>
          <table:table-cell table:style-name="ce130"/>
          <table:table-cell table:style-name="ce137" table:formula="of:=[.K50]/[.K$39]*1000000" office:value-type="float" office:value="2.11056400601933" calcext:value-type="float">
            <text:p>2</text:p>
          </table:table-cell>
          <table:table-cell table:style-name="ce130"/>
          <table:table-cell table:style-name="ce130" table:formula="of:=[.M50]/[.M$39]*1000000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 table:formula="of:=[.P50]/[.P$39]*1000000" office:value-type="float" office:value="26.857150283083" calcext:value-type="float">
            <text:p>27</text:p>
          </table:table-cell>
          <table:table-cell table:style-name="ce130" table:number-columns-repeated="3"/>
          <table:table-cell table:style-name="ce140" table:formula="of:=[.T50]/[.T$39]*1000000" office:value-type="float" office:value="12.3941078411323" calcext:value-type="float">
            <text:p>12</text:p>
          </table:table-cell>
          <table:table-cell table:style-name="ce137" table:formula="of:=[.U50]/[.U$39]*1000000" office:value-type="float" office:value="30.5880553643802" calcext:value-type="float">
            <text:p>31</text:p>
          </table:table-cell>
          <table:table-cell table:style-name="ce143" table:formula="of:=[.V50]/[.V$39]*1000000" office:value-type="float" office:value="5.27606682913211" calcext:value-type="float">
            <text:p>5.3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2" calcext:value-type="date">
            <text:p>12/03</text:p>
          </table:table-cell>
          <table:table-cell table:style-name="ce130"/>
          <table:table-cell table:style-name="ce130" table:formula="of:=[.D51]/[.D$39]*1000000" office:value-type="float" office:value="21.2074084546868" calcext:value-type="float">
            <text:p>21</text:p>
          </table:table-cell>
          <table:table-cell table:style-name="ce130" table:formula="of:=[.E51]/[.E$39]*1000000" office:value-type="float" office:value="3.85187239517129" calcext:value-type="float">
            <text:p>4</text:p>
          </table:table-cell>
          <table:table-cell table:style-name="ce130" table:formula="of:=[.F51]/[.F$39]*1000000" office:value-type="float" office:value="5.71954769816803" calcext:value-type="float">
            <text:p>6</text:p>
          </table:table-cell>
          <table:table-cell table:style-name="ce130" table:number-columns-repeated="2"/>
          <table:table-cell table:style-name="ce137" table:formula="of:=[.I51]/[.I$39]*1000000" office:value-type="float" office:value="2.61377774525077" calcext:value-type="float">
            <text:p>3</text:p>
          </table:table-cell>
          <table:table-cell table:style-name="ce130"/>
          <table:table-cell table:style-name="ce137" table:formula="of:=[.K51]/[.K$39]*1000000" office:value-type="float" office:value="2.8140853413591" calcext:value-type="float">
            <text:p>3</text:p>
          </table:table-cell>
          <table:table-cell table:style-name="ce130"/>
          <table:table-cell table:style-name="ce130" table:formula="of:=[.M51]/[.M$39]*1000000" office:value-type="float" office:value="1.05637001683854" calcext:value-type="float">
            <text:p>1</text:p>
          </table:table-cell>
          <table:table-cell table:style-name="ce130" table:formula="of:=[.N51]/[.N$39]*1000000" office:value-type="float" office:value="4.56208542048741" calcext:value-type="float">
            <text:p>5</text:p>
          </table:table-cell>
          <table:table-cell table:style-name="ce130"/>
          <table:table-cell table:style-name="ce137" table:formula="of:=[.P51]/[.P$39]*1000000" office:value-type="float" office:value="48.5161424468597" calcext:value-type="float">
            <text:p>49</text:p>
          </table:table-cell>
          <table:table-cell table:style-name="ce130" table:number-columns-repeated="3"/>
          <table:table-cell table:style-name="ce140" table:formula="of:=[.T51]/[.T$39]*1000000" office:value-type="float" office:value="22.7225310420759" calcext:value-type="float">
            <text:p>23</text:p>
          </table:table-cell>
          <table:table-cell table:style-name="ce137" table:formula="of:=[.U51]/[.U$39]*1000000" office:value-type="float" office:value="30.5880553643802" calcext:value-type="float">
            <text:p>31</text:p>
          </table:table-cell>
          <table:table-cell table:style-name="ce143" table:formula="of:=[.V51]/[.V$39]*1000000" office:value-type="float" office:value="9.42956624781057" calcext:value-type="float">
            <text:p>9.4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3" calcext:value-type="date">
            <text:p>13/03</text:p>
          </table:table-cell>
          <table:table-cell table:style-name="ce130"/>
          <table:table-cell table:style-name="ce130" table:formula="of:=[.D52]/[.D$39]*1000000" office:value-type="float" office:value="24.741976530468" calcext:value-type="float">
            <text:p>25</text:p>
          </table:table-cell>
          <table:table-cell table:style-name="ce130" table:formula="of:=[.E52]/[.E$39]*1000000" office:value-type="float" office:value="3.85187239517129" calcext:value-type="float">
            <text:p>4</text:p>
          </table:table-cell>
          <table:table-cell table:style-name="ce130" table:formula="of:=[.F52]/[.F$39]*1000000" office:value-type="float" office:value="5.71954769816803" calcext:value-type="float">
            <text:p>6</text:p>
          </table:table-cell>
          <table:table-cell table:style-name="ce130" table:number-columns-repeated="2"/>
          <table:table-cell table:style-name="ce137" table:formula="of:=[.I52]/[.I$39]*1000000" office:value-type="float" office:value="13.0688887262538" calcext:value-type="float">
            <text:p>13</text:p>
          </table:table-cell>
          <table:table-cell table:style-name="ce130" table:formula="of:=[.J52]/[.J$39]*1000000" office:value-type="float" office:value="1.65607057510363" calcext:value-type="float">
            <text:p>2</text:p>
          </table:table-cell>
          <table:table-cell table:style-name="ce137" table:formula="of:=[.K52]/[.K$39]*1000000" office:value-type="float" office:value="2.8140853413591" calcext:value-type="float">
            <text:p>3</text:p>
          </table:table-cell>
          <table:table-cell table:style-name="ce130"/>
          <table:table-cell table:style-name="ce130" table:formula="of:=[.M52]/[.M$39]*1000000" office:value-type="float" office:value="1.05637001683854" calcext:value-type="float">
            <text:p>1</text:p>
          </table:table-cell>
          <table:table-cell table:style-name="ce130" table:formula="of:=[.N52]/[.N$39]*1000000" office:value-type="float" office:value="4.56208542048741" calcext:value-type="float">
            <text:p>5</text:p>
          </table:table-cell>
          <table:table-cell table:style-name="ce130"/>
          <table:table-cell table:style-name="ce137" table:formula="of:=[.P52]/[.P$39]*1000000" office:value-type="float" office:value="70.1751346106363" calcext:value-type="float">
            <text:p>70</text:p>
          </table:table-cell>
          <table:table-cell table:style-name="ce130" table:number-columns-repeated="3"/>
          <table:table-cell table:style-name="ce140" table:formula="of:=[.T52]/[.T$39]*1000000" office:value-type="float" office:value="28.9195849626421" calcext:value-type="float">
            <text:p>29</text:p>
          </table:table-cell>
          <table:table-cell table:style-name="ce137" table:formula="of:=[.U52]/[.U$39]*1000000" office:value-type="float" office:value="30.5880553643802" calcext:value-type="float">
            <text:p>31</text:p>
          </table:table-cell>
          <table:table-cell table:style-name="ce137" table:formula="of:=[.V52]/[.V$39]*1000000" office:value-type="float" office:value="13.4708089254437" calcext:value-type="float">
            <text:p>13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4" calcext:value-type="date">
            <text:p>14/03</text:p>
          </table:table-cell>
          <table:table-cell table:style-name="ce130" table:formula="of:=[.C53]/[.C$39]*1000000" office:value-type="float" office:value="1.41748969662177" calcext:value-type="float">
            <text:p>1</text:p>
          </table:table-cell>
          <table:table-cell table:style-name="ce130" table:formula="of:=[.D53]/[.D$39]*1000000" office:value-type="float" office:value="24.741976530468" calcext:value-type="float">
            <text:p>25</text:p>
          </table:table-cell>
          <table:table-cell table:style-name="ce130" table:formula="of:=[.E53]/[.E$39]*1000000" office:value-type="float" office:value="3.85187239517129" calcext:value-type="float">
            <text:p>4</text:p>
          </table:table-cell>
          <table:table-cell table:style-name="ce130" table:formula="of:=[.F53]/[.F$39]*1000000" office:value-type="float" office:value="5.71954769816803" calcext:value-type="float">
            <text:p>6</text:p>
          </table:table-cell>
          <table:table-cell table:style-name="ce130" table:formula="of:=[.G53]/[.G$39]*1000000" office:value-type="float" office:value="3.01631828190511" calcext:value-type="float">
            <text:p>3</text:p>
          </table:table-cell>
          <table:table-cell table:style-name="ce130"/>
          <table:table-cell table:style-name="ce137" table:formula="of:=[.I53]/[.I$39]*1000000" office:value-type="float" office:value="15.6826664715046" calcext:value-type="float">
            <text:p>16</text:p>
          </table:table-cell>
          <table:table-cell table:style-name="ce130" table:formula="of:=[.J53]/[.J$39]*1000000" office:value-type="float" office:value="4.96821172531089" calcext:value-type="float">
            <text:p>5</text:p>
          </table:table-cell>
          <table:table-cell table:style-name="ce137" table:formula="of:=[.K53]/[.K$39]*1000000" office:value-type="float" office:value="4.22112801203866" calcext:value-type="float">
            <text:p>4</text:p>
          </table:table-cell>
          <table:table-cell table:style-name="ce130"/>
          <table:table-cell table:style-name="ce130" table:formula="of:=[.M53]/[.M$39]*1000000" office:value-type="float" office:value="4.22548006735415" calcext:value-type="float">
            <text:p>4</text:p>
          </table:table-cell>
          <table:table-cell table:style-name="ce130" table:formula="of:=[.N53]/[.N$39]*1000000" office:value-type="float" office:value="9.12417084097483" calcext:value-type="float">
            <text:p>9</text:p>
          </table:table-cell>
          <table:table-cell table:style-name="ce130"/>
          <table:table-cell table:style-name="ce137" table:formula="of:=[.P53]/[.P$39]*1000000" office:value-type="float" office:value="74.5069330433916" calcext:value-type="float">
            <text:p>75</text:p>
          </table:table-cell>
          <table:table-cell table:style-name="ce130" table:number-columns-repeated="3"/>
          <table:table-cell table:style-name="ce140" table:formula="of:=[.T53]/[.T$39]*1000000" office:value-type="float" office:value="28.9195849626421" calcext:value-type="float">
            <text:p>29</text:p>
          </table:table-cell>
          <table:table-cell table:style-name="ce137" table:formula="of:=[.U53]/[.U$39]*1000000" office:value-type="float" office:value="45.8820830465703" calcext:value-type="float">
            <text:p>46</text:p>
          </table:table-cell>
          <table:table-cell table:style-name="ce137" table:formula="of:=[.V53]/[.V$39]*1000000" office:value-type="float" office:value="15.2669167821695" calcext:value-type="float">
            <text:p>15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5" calcext:value-type="date">
            <text:p>15/03</text:p>
          </table:table-cell>
          <table:table-cell table:style-name="ce130" table:formula="of:=[.C54]/[.C$39]*1000000" office:value-type="float" office:value="4.2524690898653" calcext:value-type="float">
            <text:p>4</text:p>
          </table:table-cell>
          <table:table-cell table:style-name="ce130" table:formula="of:=[.D54]/[.D$39]*1000000" office:value-type="float" office:value="24.741976530468" calcext:value-type="float">
            <text:p>25</text:p>
          </table:table-cell>
          <table:table-cell table:style-name="ce130" table:formula="of:=[.E54]/[.E$39]*1000000" office:value-type="float" office:value="3.85187239517129" calcext:value-type="float">
            <text:p>4</text:p>
          </table:table-cell>
          <table:table-cell table:style-name="ce130" table:formula="of:=[.F54]/[.F$39]*1000000" office:value-type="float" office:value="5.71954769816803" calcext:value-type="float">
            <text:p>6</text:p>
          </table:table-cell>
          <table:table-cell table:style-name="ce130" table:formula="of:=[.G54]/[.G$39]*1000000" office:value-type="float" office:value="3.01631828190511" calcext:value-type="float">
            <text:p>3</text:p>
          </table:table-cell>
          <table:table-cell table:style-name="ce130"/>
          <table:table-cell table:style-name="ce137" table:formula="of:=[.I54]/[.I$39]*1000000" office:value-type="float" office:value="26.1377774525077" calcext:value-type="float">
            <text:p>26</text:p>
          </table:table-cell>
          <table:table-cell table:style-name="ce130" table:formula="of:=[.J54]/[.J$39]*1000000" office:value-type="float" office:value="9.93642345062177" calcext:value-type="float">
            <text:p>10</text:p>
          </table:table-cell>
          <table:table-cell table:style-name="ce137" table:formula="of:=[.K54]/[.K$39]*1000000" office:value-type="float" office:value="5.62817068271821" calcext:value-type="float">
            <text:p>6</text:p>
          </table:table-cell>
          <table:table-cell table:style-name="ce130"/>
          <table:table-cell table:style-name="ce130" table:formula="of:=[.M54]/[.M$39]*1000000" office:value-type="float" office:value="5.28185008419269" calcext:value-type="float">
            <text:p>5</text:p>
          </table:table-cell>
          <table:table-cell table:style-name="ce130" table:formula="of:=[.N54]/[.N$39]*1000000" office:value-type="float" office:value="9.12417084097483" calcext:value-type="float">
            <text:p>9</text:p>
          </table:table-cell>
          <table:table-cell table:style-name="ce130" table:formula="of:=[.O54]/[.O$39]*1000000" office:value-type="float" office:value="2.97207733345222" calcext:value-type="float">
            <text:p>3</text:p>
          </table:table-cell>
          <table:table-cell table:style-name="ce137" table:formula="of:=[.P54]/[.P$39]*1000000" office:value-type="float" office:value="184.534613235377" calcext:value-type="float">
            <text:p>185</text:p>
          </table:table-cell>
          <table:table-cell table:style-name="ce130" table:number-columns-repeated="3"/>
          <table:table-cell table:style-name="ce140" table:formula="of:=[.T54]/[.T$39]*1000000" office:value-type="float" office:value="47.5107467243406" calcext:value-type="float">
            <text:p>48</text:p>
          </table:table-cell>
          <table:table-cell table:style-name="ce137" table:formula="of:=[.U54]/[.U$39]*1000000" office:value-type="float" office:value="45.8820830465703" calcext:value-type="float">
            <text:p>46</text:p>
          </table:table-cell>
          <table:table-cell table:style-name="ce137" table:formula="of:=[.V54]/[.V$39]*1000000" office:value-type="float" office:value="32.3299414210648" calcext:value-type="float">
            <text:p>32</text:p>
          </table:table-cell>
          <table:table-cell table:number-columns-repeated="42"/>
        </table:table-row>
        <table:table-row table:style-name="ro1">
          <table:table-cell/>
          <table:table-cell table:style-name="ce119" office:value-type="date" office:date-value="2020-03-16" calcext:value-type="date">
            <text:p>16/03</text:p>
          </table:table-cell>
          <table:table-cell table:style-name="ce131" table:formula="of:=[.C55]/[.C$39]*1000000" office:value-type="float" office:value="4.96121393817619" calcext:value-type="float">
            <text:p>5</text:p>
          </table:table-cell>
          <table:table-cell table:style-name="ce131" table:formula="of:=[.D55]/[.D$39]*1000000" office:value-type="float" office:value="38.8802488335925" calcext:value-type="float">
            <text:p>39</text:p>
          </table:table-cell>
          <table:table-cell table:style-name="ce131" table:formula="of:=[.E55]/[.E$39]*1000000" office:value-type="float" office:value="3.85187239517129" calcext:value-type="float">
            <text:p>4</text:p>
          </table:table-cell>
          <table:table-cell table:style-name="ce131" table:formula="of:=[.F55]/[.F$39]*1000000" office:value-type="float" office:value="5.71954769816803" calcext:value-type="float">
            <text:p>6</text:p>
          </table:table-cell>
          <table:table-cell table:style-name="ce131" table:formula="of:=[.G55]/[.G$39]*1000000" office:value-type="float" office:value="3.01631828190511" calcext:value-type="float">
            <text:p>3</text:p>
          </table:table-cell>
          <table:table-cell table:style-name="ce131"/>
          <table:table-cell table:style-name="ce138" table:formula="of:=[.I55]/[.I$39]*1000000" office:value-type="float" office:value="44.434221669263" calcext:value-type="float">
            <text:p>44</text:p>
          </table:table-cell>
          <table:table-cell table:style-name="ce131" table:formula="of:=[.J55]/[.J$39]*1000000" office:value-type="float" office:value="14.9046351759327" calcext:value-type="float">
            <text:p>15</text:p>
          </table:table-cell>
          <table:table-cell table:style-name="ce138" table:formula="of:=[.K55]/[.K$39]*1000000" office:value-type="float" office:value="8.44225602407732" calcext:value-type="float">
            <text:p>8</text:p>
          </table:table-cell>
          <table:table-cell table:style-name="ce131"/>
          <table:table-cell table:style-name="ce131" table:formula="of:=[.M55]/[.M$39]*1000000" office:value-type="float" office:value="5.28185008419269" calcext:value-type="float">
            <text:p>5</text:p>
          </table:table-cell>
          <table:table-cell table:style-name="ce131" table:formula="of:=[.N55]/[.N$39]*1000000" office:value-type="float" office:value="9.12417084097483" calcext:value-type="float">
            <text:p>9</text:p>
          </table:table-cell>
          <table:table-cell table:style-name="ce131" table:formula="of:=[.O55]/[.O$39]*1000000" office:value-type="float" office:value="2.97207733345222" calcext:value-type="float">
            <text:p>3</text:p>
          </table:table-cell>
          <table:table-cell table:style-name="ce138" table:formula="of:=[.P55]/[.P$39]*1000000" office:value-type="float" office:value="184.534613235377" calcext:value-type="float">
            <text:p>185</text:p>
          </table:table-cell>
          <table:table-cell table:style-name="ce131" table:number-columns-repeated="2"/>
          <table:table-cell table:style-name="ce131" table:formula="of:=[.S55]/[.S$39]*1000000" office:value-type="float" office:value="7.90913980195514" calcext:value-type="float">
            <text:p>8</text:p>
          </table:table-cell>
          <table:table-cell table:style-name="ce142" table:formula="of:=[.T55]/[.T$39]*1000000" office:value-type="float" office:value="47.5107467243406" calcext:value-type="float">
            <text:p>48</text:p>
          </table:table-cell>
          <table:table-cell table:style-name="ce138" table:formula="of:=[.U55]/[.U$39]*1000000" office:value-type="float" office:value="61.1761107287604" calcext:value-type="float">
            <text:p>61</text:p>
          </table:table-cell>
          <table:table-cell table:style-name="ce138" table:formula="of:=[.V55]/[.V$39]*1000000" office:value-type="float" office:value="34.6873329830175" calcext:value-type="float">
            <text:p>35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7" calcext:value-type="date">
            <text:p>17/03</text:p>
          </table:table-cell>
          <table:table-cell table:style-name="ce130" table:formula="of:=[.C56]/[.C$39]*1000000" office:value-type="float" office:value="7.79619333141972" calcext:value-type="float">
            <text:p>8</text:p>
          </table:table-cell>
          <table:table-cell table:style-name="ce130" table:formula="of:=[.D56]/[.D$39]*1000000" office:value-type="float" office:value="42.4148169093737" calcext:value-type="float">
            <text:p>42</text:p>
          </table:table-cell>
          <table:table-cell table:style-name="ce130" table:formula="of:=[.E56]/[.E$39]*1000000" office:value-type="float" office:value="3.85187239517129" calcext:value-type="float">
            <text:p>4</text:p>
          </table:table-cell>
          <table:table-cell table:style-name="ce130" table:formula="of:=[.F56]/[.F$39]*1000000" office:value-type="float" office:value="5.71954769816803" calcext:value-type="float">
            <text:p>6</text:p>
          </table:table-cell>
          <table:table-cell table:style-name="ce130" table:formula="of:=[.G56]/[.G$39]*1000000" office:value-type="float" office:value="6.03263656381021" calcext:value-type="float">
            <text:p>6</text:p>
          </table:table-cell>
          <table:table-cell table:style-name="ce130"/>
          <table:table-cell table:style-name="ce137" table:formula="of:=[.I56]/[.I$39]*1000000" office:value-type="float" office:value="44.434221669263" calcext:value-type="float">
            <text:p>44</text:p>
          </table:table-cell>
          <table:table-cell table:style-name="ce130" table:formula="of:=[.J56]/[.J$39]*1000000" office:value-type="float" office:value="19.8728469012435" calcext:value-type="float">
            <text:p>20</text:p>
          </table:table-cell>
          <table:table-cell table:style-name="ce137" table:formula="of:=[.K56]/[.K$39]*1000000" office:value-type="float" office:value="12.663384036116" calcext:value-type="float">
            <text:p>13</text:p>
          </table:table-cell>
          <table:table-cell table:style-name="ce130"/>
          <table:table-cell table:style-name="ce130" table:formula="of:=[.M56]/[.M$39]*1000000" office:value-type="float" office:value="13.732810218901" calcext:value-type="float">
            <text:p>14</text:p>
          </table:table-cell>
          <table:table-cell table:style-name="ce130" table:formula="of:=[.N56]/[.N$39]*1000000" office:value-type="float" office:value="13.6862562614622" calcext:value-type="float">
            <text:p>14</text:p>
          </table:table-cell>
          <table:table-cell table:style-name="ce130" table:formula="of:=[.O56]/[.O$39]*1000000" office:value-type="float" office:value="4.45811600017832" calcext:value-type="float">
            <text:p>4</text:p>
          </table:table-cell>
          <table:table-cell table:style-name="ce137" table:formula="of:=[.P56]/[.P$39]*1000000" office:value-type="float" office:value="307.557688725628" calcext:value-type="float">
            <text:p>308</text:p>
          </table:table-cell>
          <table:table-cell table:style-name="ce130" table:number-columns-repeated="2"/>
          <table:table-cell table:style-name="ce130" table:formula="of:=[.S56]/[.S$39]*1000000" office:value-type="float" office:value="15.8182796039103" calcext:value-type="float">
            <text:p>16</text:p>
          </table:table-cell>
          <table:table-cell table:style-name="ce140" table:formula="of:=[.T56]/[.T$39]*1000000" office:value-type="float" office:value="74.364647046794" calcext:value-type="float">
            <text:p>74</text:p>
          </table:table-cell>
          <table:table-cell table:style-name="ce137" table:formula="of:=[.U56]/[.U$39]*1000000" office:value-type="float" office:value="76.4701384109505" calcext:value-type="float">
            <text:p>76</text:p>
          </table:table-cell>
          <table:table-cell table:style-name="ce137" table:formula="of:=[.V56]/[.V$39]*1000000" office:value-type="float" office:value="55.1180598532737" calcext:value-type="float">
            <text:p>55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8" calcext:value-type="date">
            <text:p>18/03</text:p>
          </table:table-cell>
          <table:table-cell table:style-name="ce130" table:formula="of:=[.C57]/[.C$39]*1000000" office:value-type="float" office:value="13.4661521179068" calcext:value-type="float">
            <text:p>13</text:p>
          </table:table-cell>
          <table:table-cell table:style-name="ce130" table:formula="of:=[.D57]/[.D$39]*1000000" office:value-type="float" office:value="45.9493849851548" calcext:value-type="float">
            <text:p>46</text:p>
          </table:table-cell>
          <table:table-cell table:style-name="ce130" table:formula="of:=[.E57]/[.E$39]*1000000" office:value-type="float" office:value="3.85187239517129" calcext:value-type="float">
            <text:p>4</text:p>
          </table:table-cell>
          <table:table-cell table:style-name="ce130" table:formula="of:=[.F57]/[.F$39]*1000000" office:value-type="float" office:value="5.71954769816803" calcext:value-type="float">
            <text:p>6</text:p>
          </table:table-cell>
          <table:table-cell table:style-name="ce130" table:formula="of:=[.G57]/[.G$39]*1000000" office:value-type="float" office:value="9.04895484571532" calcext:value-type="float">
            <text:p>9</text:p>
          </table:table-cell>
          <table:table-cell table:style-name="ce130" table:formula="of:=[.H57]/[.H$39]*1000000" office:value-type="float" office:value="8.02658404636155" calcext:value-type="float">
            <text:p>8</text:p>
          </table:table-cell>
          <table:table-cell table:style-name="ce137" table:formula="of:=[.I57]/[.I$39]*1000000" office:value-type="float" office:value="73.1857768670214" calcext:value-type="float">
            <text:p>73</text:p>
          </table:table-cell>
          <table:table-cell table:style-name="ce130" table:formula="of:=[.J57]/[.J$39]*1000000" office:value-type="float" office:value="36.4335526522798" calcext:value-type="float">
            <text:p>36</text:p>
          </table:table-cell>
          <table:table-cell table:style-name="ce137" table:formula="of:=[.K57]/[.K$39]*1000000" office:value-type="float" office:value="28.8443747489308" calcext:value-type="float">
            <text:p>29</text:p>
          </table:table-cell>
          <table:table-cell table:style-name="ce130"/>
          <table:table-cell table:style-name="ce130" table:formula="of:=[.M57]/[.M$39]*1000000" office:value-type="float" office:value="23.2401403704478" calcext:value-type="float">
            <text:p>23</text:p>
          </table:table-cell>
          <table:table-cell table:style-name="ce130" table:formula="of:=[.N57]/[.N$39]*1000000" office:value-type="float" office:value="27.3725125229245" calcext:value-type="float">
            <text:p>27</text:p>
          </table:table-cell>
          <table:table-cell table:style-name="ce130" table:formula="of:=[.O57]/[.O$39]*1000000" office:value-type="float" office:value="4.45811600017832" calcext:value-type="float">
            <text:p>4</text:p>
          </table:table-cell>
          <table:table-cell table:style-name="ce137" table:formula="of:=[.P57]/[.P$39]*1000000" office:value-type="float" office:value="337.880277754916" calcext:value-type="float">
            <text:p>338</text:p>
          </table:table-cell>
          <table:table-cell table:style-name="ce130" table:number-columns-repeated="2"/>
          <table:table-cell table:style-name="ce130" table:formula="of:=[.S57]/[.S$39]*1000000" office:value-type="float" office:value="23.7274194058654" calcext:value-type="float">
            <text:p>24</text:p>
          </table:table-cell>
          <table:table-cell table:style-name="ce140" table:formula="of:=[.T57]/[.T$39]*1000000" office:value-type="float" office:value="82.6273856075489" calcext:value-type="float">
            <text:p>83</text:p>
          </table:table-cell>
          <table:table-cell table:style-name="ce137" table:formula="of:=[.U57]/[.U$39]*1000000" office:value-type="float" office:value="76.4701384109505" calcext:value-type="float">
            <text:p>76</text:p>
          </table:table-cell>
          <table:table-cell table:style-name="ce137" table:formula="of:=[.V57]/[.V$39]*1000000" office:value-type="float" office:value="67.1295311451276" calcext:value-type="float">
            <text:p>67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9" calcext:value-type="date">
            <text:p>19/03</text:p>
          </table:table-cell>
          <table:table-cell table:style-name="ce130" table:formula="of:=[.C58]/[.C$39]*1000000" office:value-type="float" office:value="16.3011315111503" calcext:value-type="float">
            <text:p>16</text:p>
          </table:table-cell>
          <table:table-cell table:style-name="ce130" table:formula="of:=[.D58]/[.D$39]*1000000" office:value-type="float" office:value="53.0185211367171" calcext:value-type="float">
            <text:p>53</text:p>
          </table:table-cell>
          <table:table-cell table:style-name="ce130" table:formula="of:=[.E58]/[.E$39]*1000000" office:value-type="float" office:value="3.85187239517129" calcext:value-type="float">
            <text:p>4</text:p>
          </table:table-cell>
          <table:table-cell table:style-name="ce130" table:formula="of:=[.F58]/[.F$39]*1000000" office:value-type="float" office:value="11.4390953963361" calcext:value-type="float">
            <text:p>11</text:p>
          </table:table-cell>
          <table:table-cell table:style-name="ce130" table:formula="of:=[.G58]/[.G$39]*1000000" office:value-type="float" office:value="9.04895484571532" calcext:value-type="float">
            <text:p>9</text:p>
          </table:table-cell>
          <table:table-cell table:style-name="ce130" table:formula="of:=[.H58]/[.H$39]*1000000" office:value-type="float" office:value="8.02658404636155" calcext:value-type="float">
            <text:p>8</text:p>
          </table:table-cell>
          <table:table-cell table:style-name="ce137" table:formula="of:=[.I58]/[.I$39]*1000000" office:value-type="float" office:value="109.778665300532" calcext:value-type="float">
            <text:p>110</text:p>
          </table:table-cell>
          <table:table-cell table:style-name="ce130" table:formula="of:=[.J58]/[.J$39]*1000000" office:value-type="float" office:value="48.0260466780052" calcext:value-type="float">
            <text:p>48</text:p>
          </table:table-cell>
          <table:table-cell table:style-name="ce137" table:formula="of:=[.K58]/[.K$39]*1000000" office:value-type="float" office:value="38.6936734436877" calcext:value-type="float">
            <text:p>39</text:p>
          </table:table-cell>
          <table:table-cell table:style-name="ce130"/>
          <table:table-cell table:style-name="ce130" table:formula="of:=[.M58]/[.M$39]*1000000" office:value-type="float" office:value="25.3528804041249" calcext:value-type="float">
            <text:p>25</text:p>
          </table:table-cell>
          <table:table-cell table:style-name="ce130" table:formula="of:=[.N58]/[.N$39]*1000000" office:value-type="float" office:value="36.4966833638993" calcext:value-type="float">
            <text:p>36</text:p>
          </table:table-cell>
          <table:table-cell table:style-name="ce130" table:formula="of:=[.O58]/[.O$39]*1000000" office:value-type="float" office:value="5.94415466690443" calcext:value-type="float">
            <text:p>6</text:p>
          </table:table-cell>
          <table:table-cell table:style-name="ce137" table:formula="of:=[.P58]/[.P$39]*1000000" office:value-type="float" office:value="431.447123902431" calcext:value-type="float">
            <text:p>431</text:p>
          </table:table-cell>
          <table:table-cell table:style-name="ce130" table:number-columns-repeated="2"/>
          <table:table-cell table:style-name="ce130" table:formula="of:=[.S58]/[.S$39]*1000000" office:value-type="float" office:value="31.6365592078206" calcext:value-type="float">
            <text:p>32</text:p>
          </table:table-cell>
          <table:table-cell table:style-name="ce140" table:formula="of:=[.T58]/[.T$39]*1000000" office:value-type="float" office:value="109.481285930002" calcext:value-type="float">
            <text:p>109</text:p>
          </table:table-cell>
          <table:table-cell table:style-name="ce137" table:formula="of:=[.U58]/[.U$39]*1000000" office:value-type="float" office:value="76.4701384109505" calcext:value-type="float">
            <text:p>76</text:p>
          </table:table-cell>
          <table:table-cell table:style-name="ce137" table:formula="of:=[.V58]/[.V$39]*1000000" office:value-type="float" office:value="86.1009203817942" calcext:value-type="float">
            <text:p>86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0" calcext:value-type="date">
            <text:p>20/03</text:p>
          </table:table-cell>
          <table:table-cell table:style-name="ce130" table:formula="of:=[.C59]/[.C$39]*1000000" office:value-type="float" office:value="21.2623454493265" calcext:value-type="float">
            <text:p>21</text:p>
          </table:table-cell>
          <table:table-cell table:style-name="ce130" table:formula="of:=[.D59]/[.D$39]*1000000" office:value-type="float" office:value="60.0876572882794" calcext:value-type="float">
            <text:p>60</text:p>
          </table:table-cell>
          <table:table-cell table:style-name="ce130" table:formula="of:=[.E59]/[.E$39]*1000000" office:value-type="float" office:value="7.70374479034258" calcext:value-type="float">
            <text:p>8</text:p>
          </table:table-cell>
          <table:table-cell table:style-name="ce130" table:formula="of:=[.F59]/[.F$39]*1000000" office:value-type="float" office:value="11.4390953963361" calcext:value-type="float">
            <text:p>11</text:p>
          </table:table-cell>
          <table:table-cell table:style-name="ce130" table:formula="of:=[.G59]/[.G$39]*1000000" office:value-type="float" office:value="12.0652731276204" calcext:value-type="float">
            <text:p>12</text:p>
          </table:table-cell>
          <table:table-cell table:style-name="ce130" table:formula="of:=[.H59]/[.H$39]*1000000" office:value-type="float" office:value="8.02658404636155" calcext:value-type="float">
            <text:p>8</text:p>
          </table:table-cell>
          <table:table-cell table:style-name="ce137" table:formula="of:=[.I59]/[.I$39]*1000000" office:value-type="float" office:value="162.054220205547" calcext:value-type="float">
            <text:p>162</text:p>
          </table:table-cell>
          <table:table-cell table:style-name="ce130" table:formula="of:=[.J59]/[.J$39]*1000000" office:value-type="float" office:value="71.211034729456" calcext:value-type="float">
            <text:p>71</text:p>
          </table:table-cell>
          <table:table-cell table:style-name="ce137" table:formula="of:=[.K59]/[.K$39]*1000000" office:value-type="float" office:value="57.6887494978616" calcext:value-type="float">
            <text:p>58</text:p>
          </table:table-cell>
          <table:table-cell table:style-name="ce130"/>
          <table:table-cell table:style-name="ce130" table:formula="of:=[.M59]/[.M$39]*1000000" office:value-type="float" office:value="34.8602105556718" calcext:value-type="float">
            <text:p>35</text:p>
          </table:table-cell>
          <table:table-cell table:style-name="ce130" table:formula="of:=[.N59]/[.N$39]*1000000" office:value-type="float" office:value="45.6208542048741" calcext:value-type="float">
            <text:p>46</text:p>
          </table:table-cell>
          <table:table-cell table:style-name="ce130" table:formula="of:=[.O59]/[.O$39]*1000000" office:value-type="float" office:value="7.43019333363054" calcext:value-type="float">
            <text:p>7</text:p>
          </table:table-cell>
          <table:table-cell table:style-name="ce137" table:formula="of:=[.P59]/[.P$39]*1000000" office:value-type="float" office:value="544.073883154069" calcext:value-type="float">
            <text:p>544</text:p>
          </table:table-cell>
          <table:table-cell table:style-name="ce130" table:number-columns-repeated="2"/>
          <table:table-cell table:style-name="ce130" table:formula="of:=[.S59]/[.S$39]*1000000" office:value-type="float" office:value="39.5456990097757" calcext:value-type="float">
            <text:p>40</text:p>
          </table:table-cell>
          <table:table-cell table:style-name="ce140" table:formula="of:=[.T59]/[.T$39]*1000000" office:value-type="float" office:value="146.663609453399" calcext:value-type="float">
            <text:p>147</text:p>
          </table:table-cell>
          <table:table-cell table:style-name="ce137" table:formula="of:=[.U59]/[.U$39]*1000000" office:value-type="float" office:value="107.058193775331" calcext:value-type="float">
            <text:p>107</text:p>
          </table:table-cell>
          <table:table-cell table:style-name="ce137" table:formula="of:=[.V59]/[.V$39]*1000000" office:value-type="float" office:value="112.481254527455" calcext:value-type="float">
            <text:p>112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1" calcext:value-type="date">
            <text:p>21/03</text:p>
          </table:table-cell>
          <table:table-cell table:style-name="ce130" table:formula="of:=[.C60]/[.C$39]*1000000" office:value-type="float" office:value="28.3497939324354" calcext:value-type="float">
            <text:p>28</text:p>
          </table:table-cell>
          <table:table-cell table:style-name="ce130" table:formula="of:=[.D60]/[.D$39]*1000000" office:value-type="float" office:value="77.7604976671851" calcext:value-type="float">
            <text:p>78</text:p>
          </table:table-cell>
          <table:table-cell table:style-name="ce130" table:formula="of:=[.E60]/[.E$39]*1000000" office:value-type="float" office:value="19.2593619758565" calcext:value-type="float">
            <text:p>19</text:p>
          </table:table-cell>
          <table:table-cell table:style-name="ce130" table:formula="of:=[.F60]/[.F$39]*1000000" office:value-type="float" office:value="22.8781907926721" calcext:value-type="float">
            <text:p>23</text:p>
          </table:table-cell>
          <table:table-cell table:style-name="ce130" table:formula="of:=[.G60]/[.G$39]*1000000" office:value-type="float" office:value="21.1142279733357" calcext:value-type="float">
            <text:p>21</text:p>
          </table:table-cell>
          <table:table-cell table:style-name="ce130" table:formula="of:=[.H60]/[.H$39]*1000000" office:value-type="float" office:value="16.0531680927231" calcext:value-type="float">
            <text:p>16</text:p>
          </table:table-cell>
          <table:table-cell table:style-name="ce137" table:formula="of:=[.I60]/[.I$39]*1000000" office:value-type="float" office:value="219.557330601064" calcext:value-type="float">
            <text:p>220</text:p>
          </table:table-cell>
          <table:table-cell table:style-name="ce130" table:formula="of:=[.J60]/[.J$39]*1000000" office:value-type="float" office:value="91.0838816306996" calcext:value-type="float">
            <text:p>91</text:p>
          </table:table-cell>
          <table:table-cell table:style-name="ce137" table:formula="of:=[.K60]/[.K$39]*1000000" office:value-type="float" office:value="85.8296029114527" calcext:value-type="float">
            <text:p>86</text:p>
          </table:table-cell>
          <table:table-cell table:style-name="ce130"/>
          <table:table-cell table:style-name="ce130" table:formula="of:=[.M60]/[.M$39]*1000000" office:value-type="float" office:value="52.8185008419269" calcext:value-type="float">
            <text:p>53</text:p>
          </table:table-cell>
          <table:table-cell table:style-name="ce130" table:formula="of:=[.N60]/[.N$39]*1000000" office:value-type="float" office:value="54.745025045849" calcext:value-type="float">
            <text:p>55</text:p>
          </table:table-cell>
          <table:table-cell table:style-name="ce130" table:formula="of:=[.O60]/[.O$39]*1000000" office:value-type="float" office:value="13.374348000535" calcext:value-type="float">
            <text:p>13</text:p>
          </table:table-cell>
          <table:table-cell table:style-name="ce137" table:formula="of:=[.P60]/[.P$39]*1000000" office:value-type="float" office:value="696.553187987057" calcext:value-type="float">
            <text:p>697</text:p>
          </table:table-cell>
          <table:table-cell table:style-name="ce130"/>
          <table:table-cell table:style-name="ce130" table:formula="of:=[.R60]/[.R$39]*1000000" office:value-type="float" office:value="4.37617609732616" calcext:value-type="float">
            <text:p>4</text:p>
          </table:table-cell>
          <table:table-cell table:style-name="ce130" table:formula="of:=[.S60]/[.S$39]*1000000" office:value-type="float" office:value="71.1822582175963" calcext:value-type="float">
            <text:p>71</text:p>
          </table:table-cell>
          <table:table-cell table:style-name="ce140" table:formula="of:=[.T60]/[.T$39]*1000000" office:value-type="float" office:value="175.583194416041" calcext:value-type="float">
            <text:p>176</text:p>
          </table:table-cell>
          <table:table-cell table:style-name="ce137" table:formula="of:=[.U60]/[.U$39]*1000000" office:value-type="float" office:value="229.410415232852" calcext:value-type="float">
            <text:p>229</text:p>
          </table:table-cell>
          <table:table-cell table:style-name="ce137" table:formula="of:=[.V60]/[.V$39]*1000000" office:value-type="float" office:value="148.852438626153" calcext:value-type="float">
            <text:p>149</text:p>
          </table:table-cell>
          <table:table-cell table:number-columns-repeated="42"/>
        </table:table-row>
        <table:table-row table:style-name="ro1">
          <table:table-cell/>
          <table:table-cell table:style-name="ce125" office:value-type="date" office:date-value="2020-03-22" calcext:value-type="date">
            <text:p>22/03</text:p>
          </table:table-cell>
          <table:table-cell table:style-name="ce132" table:formula="of:=[.C61]/[.C$39]*1000000" office:value-type="float" office:value="33.3110078706115" calcext:value-type="float">
            <text:p>33</text:p>
          </table:table-cell>
          <table:table-cell table:style-name="ce132" table:formula="of:=[.D61]/[.D$39]*1000000" office:value-type="float" office:value="84.8296338187474" calcext:value-type="float">
            <text:p>85</text:p>
          </table:table-cell>
          <table:table-cell table:style-name="ce132" table:formula="of:=[.E61]/[.E$39]*1000000" office:value-type="float" office:value="30.8149791613703" calcext:value-type="float">
            <text:p>31</text:p>
          </table:table-cell>
          <table:table-cell table:style-name="ce132" table:formula="of:=[.F61]/[.F$39]*1000000" office:value-type="float" office:value="22.8781907926721" calcext:value-type="float">
            <text:p>23</text:p>
          </table:table-cell>
          <table:table-cell table:style-name="ce132" table:formula="of:=[.G61]/[.G$39]*1000000" office:value-type="float" office:value="27.146864537146" calcext:value-type="float">
            <text:p>27</text:p>
          </table:table-cell>
          <table:table-cell table:style-name="ce132" table:formula="of:=[.H61]/[.H$39]*1000000" office:value-type="float" office:value="40.1329202318078" calcext:value-type="float">
            <text:p>40</text:p>
          </table:table-cell>
          <table:table-cell table:style-name="ce139" table:formula="of:=[.I61]/[.I$39]*1000000" office:value-type="float" office:value="292.743107468086" calcext:value-type="float">
            <text:p>293</text:p>
          </table:table-cell>
          <table:table-cell table:style-name="ce132" table:formula="of:=[.J61]/[.J$39]*1000000" office:value-type="float" office:value="122.549222557669" calcext:value-type="float">
            <text:p>123</text:p>
          </table:table-cell>
          <table:table-cell table:style-name="ce139" table:formula="of:=[.K61]/[.K$39]*1000000" office:value-type="float" office:value="134.372575049897" calcext:value-type="float">
            <text:p>134</text:p>
          </table:table-cell>
          <table:table-cell table:style-name="ce132"/>
          <table:table-cell table:style-name="ce132" table:formula="of:=[.M61]/[.M$39]*1000000" office:value-type="float" office:value="72.8895311618591" calcext:value-type="float">
            <text:p>73</text:p>
          </table:table-cell>
          <table:table-cell table:style-name="ce132" table:formula="of:=[.N61]/[.N$39]*1000000" office:value-type="float" office:value="63.8691958868238" calcext:value-type="float">
            <text:p>64</text:p>
          </table:table-cell>
          <table:table-cell table:style-name="ce132" table:formula="of:=[.O61]/[.O$39]*1000000" office:value-type="float" office:value="17.8324640007133" calcext:value-type="float">
            <text:p>18</text:p>
          </table:table-cell>
          <table:table-cell table:style-name="ce139" table:formula="of:=[.P61]/[.P$39]*1000000" office:value-type="float" office:value="884.553239968638" calcext:value-type="float">
            <text:p>885</text:p>
          </table:table-cell>
          <table:table-cell table:style-name="ce132"/>
          <table:table-cell table:style-name="ce132" table:formula="of:=[.R61]/[.R$39]*1000000" office:value-type="float" office:value="4.37617609732616" calcext:value-type="float">
            <text:p>4</text:p>
          </table:table-cell>
          <table:table-cell table:style-name="ce132" table:formula="of:=[.S61]/[.S$39]*1000000" office:value-type="float" office:value="110.727957227372" calcext:value-type="float">
            <text:p>111</text:p>
          </table:table-cell>
          <table:table-cell table:style-name="ce141" table:formula="of:=[.T61]/[.T$39]*1000000" office:value-type="float" office:value="200.371410098306" calcext:value-type="float">
            <text:p>200</text:p>
          </table:table-cell>
          <table:table-cell table:style-name="ce139" table:formula="of:=[.U61]/[.U$39]*1000000" office:value-type="float" office:value="275.292498279422" calcext:value-type="float">
            <text:p>275</text:p>
          </table:table-cell>
          <table:table-cell table:style-name="ce139" table:formula="of:=[.V61]/[.V$39]*1000000" office:value-type="float" office:value="193.081594598026" calcext:value-type="float">
            <text:p>193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30" table:formula="of:=[.C62]/[.C$39]*1000000" office:value-type="float" office:value="41.1072012020313" calcext:value-type="float">
            <text:p>41</text:p>
          </table:table-cell>
          <table:table-cell table:style-name="ce130" table:formula="of:=[.D62]/[.D$39]*1000000" office:value-type="float" office:value="113.106178424996" calcext:value-type="float">
            <text:p>113</text:p>
          </table:table-cell>
          <table:table-cell table:style-name="ce130" table:formula="of:=[.E62]/[.E$39]*1000000" office:value-type="float" office:value="46.2224687420555" calcext:value-type="float">
            <text:p>46</text:p>
          </table:table-cell>
          <table:table-cell table:style-name="ce130" table:formula="of:=[.F62]/[.F$39]*1000000" office:value-type="float" office:value="57.1954769816803" calcext:value-type="float">
            <text:p>57</text:p>
          </table:table-cell>
          <table:table-cell table:style-name="ce130" table:formula="of:=[.G62]/[.G$39]*1000000" office:value-type="float" office:value="33.1795011009562" calcext:value-type="float">
            <text:p>33</text:p>
          </table:table-cell>
          <table:table-cell table:style-name="ce130" table:formula="of:=[.H62]/[.H$39]*1000000" office:value-type="float" office:value="48.1595042781693" calcext:value-type="float">
            <text:p>48</text:p>
          </table:table-cell>
          <table:table-cell table:style-name="ce137" table:formula="of:=[.I62]/[.I$39]*1000000" office:value-type="float" office:value="378.997773061361" calcext:value-type="float">
            <text:p>379</text:p>
          </table:table-cell>
          <table:table-cell table:style-name="ce130" table:formula="of:=[.J62]/[.J$39]*1000000" office:value-type="float" office:value="168.91919866057" calcext:value-type="float">
            <text:p>169</text:p>
          </table:table-cell>
          <table:table-cell table:style-name="ce137" table:formula="of:=[.K62]/[.K$39]*1000000" office:value-type="float" office:value="172.362727158245" calcext:value-type="float">
            <text:p>172</text:p>
          </table:table-cell>
          <table:table-cell table:style-name="ce130"/>
          <table:table-cell table:style-name="ce130" table:formula="of:=[.M62]/[.M$39]*1000000" office:value-type="float" office:value="99.2987815828226" calcext:value-type="float">
            <text:p>99</text:p>
          </table:table-cell>
          <table:table-cell table:style-name="ce130" table:formula="of:=[.N62]/[.N$39]*1000000" office:value-type="float" office:value="82.1175375687734" calcext:value-type="float">
            <text:p>82</text:p>
          </table:table-cell>
          <table:table-cell table:style-name="ce130" table:formula="of:=[.O62]/[.O$39]*1000000" office:value-type="float" office:value="26.7486960010699" calcext:value-type="float">
            <text:p>27</text:p>
          </table:table-cell>
          <table:table-cell table:style-name="ce137" table:formula="of:=[.P62]/[.P$39]*1000000" office:value-type="float" office:value="1094.212284114" calcext:value-type="float">
            <text:p>1094</text:p>
          </table:table-cell>
          <table:table-cell table:style-name="ce130"/>
          <table:table-cell table:style-name="ce130" table:formula="of:=[.R62]/[.R$39]*1000000" office:value-type="float" office:value="8.75235219465231" calcext:value-type="float">
            <text:p>9</text:p>
          </table:table-cell>
          <table:table-cell table:style-name="ce130" table:formula="of:=[.S62]/[.S$39]*1000000" office:value-type="float" office:value="189.819355246923" calcext:value-type="float">
            <text:p>190</text:p>
          </table:table-cell>
          <table:table-cell table:style-name="ce140" table:formula="of:=[.T62]/[.T$39]*1000000" office:value-type="float" office:value="247.882156822646" calcext:value-type="float">
            <text:p>248</text:p>
          </table:table-cell>
          <table:table-cell table:style-name="ce137" table:formula="of:=[.U62]/[.U$39]*1000000" office:value-type="float" office:value="336.468609008182" calcext:value-type="float">
            <text:p>336</text:p>
          </table:table-cell>
          <table:table-cell table:style-name="ce137" table:formula="of:=[.V62]/[.V$39]*1000000" office:value-type="float" office:value="244.944208960984" calcext:value-type="float">
            <text:p>245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.C63]/[.C$39]*1000000" office:value-type="float" office:value="61.6608018030469" calcext:value-type="float">
            <text:p>62</text:p>
          </table:table-cell>
          <table:table-cell table:style-name="ce130" table:formula="of:=[.D63]/[.D$39]*1000000" office:value-type="float" office:value="130.779018803902" calcext:value-type="float">
            <text:p>131</text:p>
          </table:table-cell>
          <table:table-cell table:style-name="ce130" table:formula="of:=[.E63]/[.E$39]*1000000" office:value-type="float" office:value="84.7411926937684" calcext:value-type="float">
            <text:p>85</text:p>
          </table:table-cell>
          <table:table-cell table:style-name="ce130" table:formula="of:=[.F63]/[.F$39]*1000000" office:value-type="float" office:value="57.1954769816803" calcext:value-type="float">
            <text:p>57</text:p>
          </table:table-cell>
          <table:table-cell table:style-name="ce130" table:formula="of:=[.G63]/[.G$39]*1000000" office:value-type="float" office:value="48.2610925104817" calcext:value-type="float">
            <text:p>48</text:p>
          </table:table-cell>
          <table:table-cell table:style-name="ce130" table:formula="of:=[.H63]/[.H$39]*1000000" office:value-type="float" office:value="72.239256417254" calcext:value-type="float">
            <text:p>72</text:p>
          </table:table-cell>
          <table:table-cell table:style-name="ce137" table:formula="of:=[.I63]/[.I$39]*1000000" office:value-type="float" office:value="564.575992974166" calcext:value-type="float">
            <text:p>565</text:p>
          </table:table-cell>
          <table:table-cell table:style-name="ce130" table:formula="of:=[.J63]/[.J$39]*1000000" office:value-type="float" office:value="205.35275131285" calcext:value-type="float">
            <text:p>205</text:p>
          </table:table-cell>
          <table:table-cell table:style-name="ce137" table:formula="of:=[.K63]/[.K$39]*1000000" office:value-type="float" office:value="198.393016565817" calcext:value-type="float">
            <text:p>198</text:p>
          </table:table-cell>
          <table:table-cell table:style-name="ce130"/>
          <table:table-cell table:style-name="ce130" table:formula="of:=[.M63]/[.M$39]*1000000" office:value-type="float" office:value="121.482551936432" calcext:value-type="float">
            <text:p>121</text:p>
          </table:table-cell>
          <table:table-cell table:style-name="ce130" table:formula="of:=[.N63]/[.N$39]*1000000" office:value-type="float" office:value="118.614220932673" calcext:value-type="float">
            <text:p>119</text:p>
          </table:table-cell>
          <table:table-cell table:style-name="ce130" table:formula="of:=[.O63]/[.O$39]*1000000" office:value-type="float" office:value="29.7207733345222" calcext:value-type="float">
            <text:p>30</text:p>
          </table:table-cell>
          <table:table-cell table:style-name="ce137" table:formula="of:=[.P63]/[.P$39]*1000000" office:value-type="float" office:value="1329.86211885589" calcext:value-type="float">
            <text:p>1330</text:p>
          </table:table-cell>
          <table:table-cell table:style-name="ce130"/>
          <table:table-cell table:style-name="ce130" table:formula="of:=[.R63]/[.R$39]*1000000" office:value-type="float" office:value="13.1285282919785" calcext:value-type="float">
            <text:p>13</text:p>
          </table:table-cell>
          <table:table-cell table:style-name="ce130" table:formula="of:=[.S63]/[.S$39]*1000000" office:value-type="float" office:value="245.183333860609" calcext:value-type="float">
            <text:p>245</text:p>
          </table:table-cell>
          <table:table-cell table:style-name="ce140" table:formula="of:=[.T63]/[.T$39]*1000000" office:value-type="float" office:value="274.7360571451" calcext:value-type="float">
            <text:p>275</text:p>
          </table:table-cell>
          <table:table-cell table:style-name="ce137" table:formula="of:=[.U63]/[.U$39]*1000000" office:value-type="float" office:value="458.820830465703" calcext:value-type="float">
            <text:p>459</text:p>
          </table:table-cell>
          <table:table-cell table:style-name="ce137" table:formula="of:=[.V63]/[.V$39]*1000000" office:value-type="float" office:value="302.644173858301" calcext:value-type="float">
            <text:p>303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.C64]/[.C$39]*1000000" office:value-type="float" office:value="80.0881678591299" calcext:value-type="float">
            <text:p>80</text:p>
          </table:table-cell>
          <table:table-cell table:style-name="ce130" table:formula="of:=[.D64]/[.D$39]*1000000" office:value-type="float" office:value="141.382723031246" calcext:value-type="float">
            <text:p>141</text:p>
          </table:table-cell>
          <table:table-cell table:style-name="ce130" table:formula="of:=[.E64]/[.E$39]*1000000" office:value-type="float" office:value="96.2968098792823" calcext:value-type="float">
            <text:p>96</text:p>
          </table:table-cell>
          <table:table-cell table:style-name="ce130" table:formula="of:=[.F64]/[.F$39]*1000000" office:value-type="float" office:value="74.3541200761844" calcext:value-type="float">
            <text:p>74</text:p>
          </table:table-cell>
          <table:table-cell table:style-name="ce130" table:formula="of:=[.G64]/[.G$39]*1000000" office:value-type="float" office:value="63.3426839200072" calcext:value-type="float">
            <text:p>63</text:p>
          </table:table-cell>
          <table:table-cell table:style-name="ce130" table:formula="of:=[.H64]/[.H$39]*1000000" office:value-type="float" office:value="112.372176649062" calcext:value-type="float">
            <text:p>112</text:p>
          </table:table-cell>
          <table:table-cell table:style-name="ce137" table:formula="of:=[.I64]/[.I$39]*1000000" office:value-type="float" office:value="687.423547000951" calcext:value-type="float">
            <text:p>687</text:p>
          </table:table-cell>
          <table:table-cell table:style-name="ce130" table:formula="of:=[.J64]/[.J$39]*1000000" office:value-type="float" office:value="273.251644892099" calcext:value-type="float">
            <text:p>273</text:p>
          </table:table-cell>
          <table:table-cell table:style-name="ce137" table:formula="of:=[.K64]/[.K$39]*1000000" office:value-type="float" office:value="363.017009035324" calcext:value-type="float">
            <text:p>363</text:p>
          </table:table-cell>
          <table:table-cell table:style-name="ce130"/>
          <table:table-cell table:style-name="ce130" table:formula="of:=[.M64]/[.M$39]*1000000" office:value-type="float" office:value="151.060912407911" calcext:value-type="float">
            <text:p>151</text:p>
          </table:table-cell>
          <table:table-cell table:style-name="ce130" table:formula="of:=[.N64]/[.N$39]*1000000" office:value-type="float" office:value="177.921331399009" calcext:value-type="float">
            <text:p>178</text:p>
          </table:table-cell>
          <table:table-cell table:style-name="ce130" table:formula="of:=[.O64]/[.O$39]*1000000" office:value-type="float" office:value="40.1230440016049" calcext:value-type="float">
            <text:p>40</text:p>
          </table:table-cell>
          <table:table-cell table:style-name="ce137" table:formula="of:=[.P64]/[.P$39]*1000000" office:value-type="float" office:value="1581.10642795569" calcext:value-type="float">
            <text:p>1581</text:p>
          </table:table-cell>
          <table:table-cell table:style-name="ce130"/>
          <table:table-cell table:style-name="ce130" table:formula="of:=[.R64]/[.R$39]*1000000" office:value-type="float" office:value="21.8808804866308" calcext:value-type="float">
            <text:p>22</text:p>
          </table:table-cell>
          <table:table-cell table:style-name="ce130" table:formula="of:=[.S64]/[.S$39]*1000000" office:value-type="float" office:value="261.00161346452" calcext:value-type="float">
            <text:p>261</text:p>
          </table:table-cell>
          <table:table-cell table:style-name="ce140" table:formula="of:=[.T64]/[.T$39]*1000000" office:value-type="float" office:value="320.181119229252" calcext:value-type="float">
            <text:p>320</text:p>
          </table:table-cell>
          <table:table-cell table:style-name="ce137" table:formula="of:=[.U64]/[.U$39]*1000000" office:value-type="float" office:value="565.879024241034" calcext:value-type="float">
            <text:p>566</text:p>
          </table:table-cell>
          <table:table-cell table:style-name="ce137" table:formula="of:=[.V64]/[.V$39]*1000000" office:value-type="float" office:value="385.48964874978" calcext:value-type="float">
            <text:p>385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.C65]/[.C$39]*1000000" office:value-type="float" office:value="94.9718096736584" calcext:value-type="float">
            <text:p>95</text:p>
          </table:table-cell>
          <table:table-cell table:style-name="ce130" table:formula="of:=[.D65]/[.D$39]*1000000" office:value-type="float" office:value="169.659267637495" calcext:value-type="float">
            <text:p>170</text:p>
          </table:table-cell>
          <table:table-cell table:style-name="ce130" table:formula="of:=[.E65]/[.E$39]*1000000" office:value-type="float" office:value="104.000554669625" calcext:value-type="float">
            <text:p>104</text:p>
          </table:table-cell>
          <table:table-cell table:style-name="ce130" table:formula="of:=[.F65]/[.F$39]*1000000" office:value-type="float" office:value="97.2323108688565" calcext:value-type="float">
            <text:p>97</text:p>
          </table:table-cell>
          <table:table-cell table:style-name="ce130" table:formula="of:=[.G65]/[.G$39]*1000000" office:value-type="float" office:value="72.3916387657226" calcext:value-type="float">
            <text:p>72</text:p>
          </table:table-cell>
          <table:table-cell table:style-name="ce130" table:formula="of:=[.H65]/[.H$39]*1000000" office:value-type="float" office:value="136.451928788146" calcext:value-type="float">
            <text:p>136</text:p>
          </table:table-cell>
          <table:table-cell table:style-name="ce137" table:formula="of:=[.I65]/[.I$39]*1000000" office:value-type="float" office:value="825.953767499242" calcext:value-type="float">
            <text:p>826</text:p>
          </table:table-cell>
          <table:table-cell table:style-name="ce130" table:formula="of:=[.J65]/[.J$39]*1000000" office:value-type="float" office:value="341.150538471347" calcext:value-type="float">
            <text:p>341</text:p>
          </table:table-cell>
          <table:table-cell table:style-name="ce137" table:formula="of:=[.K65]/[.K$39]*1000000" office:value-type="float" office:value="472.76633734833" calcext:value-type="float">
            <text:p>473</text:p>
          </table:table-cell>
          <table:table-cell table:style-name="ce130"/>
          <table:table-cell table:style-name="ce130" table:formula="of:=[.M65]/[.M$39]*1000000" office:value-type="float" office:value="176.413792812036" calcext:value-type="float">
            <text:p>176</text:p>
          </table:table-cell>
          <table:table-cell table:style-name="ce130" table:formula="of:=[.N65]/[.N$39]*1000000" office:value-type="float" office:value="264.60095438827" calcext:value-type="float">
            <text:p>265</text:p>
          </table:table-cell>
          <table:table-cell table:style-name="ce130" table:formula="of:=[.O65]/[.O$39]*1000000" office:value-type="float" office:value="47.5532373352355" calcext:value-type="float">
            <text:p>48</text:p>
          </table:table-cell>
          <table:table-cell table:style-name="ce137" table:formula="of:=[.P65]/[.P$39]*1000000" office:value-type="float" office:value="1810.69174489173" calcext:value-type="float">
            <text:p>1811</text:p>
          </table:table-cell>
          <table:table-cell table:style-name="ce130"/>
          <table:table-cell table:style-name="ce130" table:formula="of:=[.R65]/[.R$39]*1000000" office:value-type="float" office:value="35.0094087786092" calcext:value-type="float">
            <text:p>35</text:p>
          </table:table-cell>
          <table:table-cell table:style-name="ce130" table:formula="of:=[.S65]/[.S$39]*1000000" office:value-type="float" office:value="387.547850295802" calcext:value-type="float">
            <text:p>388</text:p>
          </table:table-cell>
          <table:table-cell table:style-name="ce140" table:formula="of:=[.T65]/[.T$39]*1000000" office:value-type="float" office:value="371.82323523397" calcext:value-type="float">
            <text:p>372</text:p>
          </table:table-cell>
          <table:table-cell table:style-name="ce137" table:formula="of:=[.U65]/[.U$39]*1000000" office:value-type="float" office:value="657.643190334175" calcext:value-type="float">
            <text:p>658</text:p>
          </table:table-cell>
          <table:table-cell table:style-name="ce137" table:formula="of:=[.V65]/[.V$39]*1000000" office:value-type="float" office:value="459.017814134493" calcext:value-type="float">
            <text:p>459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7" calcext:value-type="date">
            <text:p>27/03</text:p>
          </table:table-cell>
          <table:table-cell table:style-name="ce130" table:formula="of:=[.C66]/[.C$39]*1000000" office:value-type="float" office:value="102.059258156767" calcext:value-type="float">
            <text:p>102</text:p>
          </table:table-cell>
          <table:table-cell table:style-name="ce130" table:formula="of:=[.D66]/[.D$39]*1000000" office:value-type="float" office:value="205.004948395306" calcext:value-type="float">
            <text:p>205</text:p>
          </table:table-cell>
          <table:table-cell table:style-name="ce130" table:formula="of:=[.E66]/[.E$39]*1000000" office:value-type="float" office:value="111.704299459968" calcext:value-type="float">
            <text:p>112</text:p>
          </table:table-cell>
          <table:table-cell table:style-name="ce130" table:formula="of:=[.F66]/[.F$39]*1000000" office:value-type="float" office:value="125.830049359697" calcext:value-type="float">
            <text:p>126</text:p>
          </table:table-cell>
          <table:table-cell table:style-name="ce130" table:formula="of:=[.G66]/[.G$39]*1000000" office:value-type="float" office:value="81.4405936114379" calcext:value-type="float">
            <text:p>81</text:p>
          </table:table-cell>
          <table:table-cell table:style-name="ce130" table:formula="of:=[.H66]/[.H$39]*1000000" office:value-type="float" office:value="168.558264973593" calcext:value-type="float">
            <text:p>169</text:p>
          </table:table-cell>
          <table:table-cell table:style-name="ce137" table:formula="of:=[.I66]/[.I$39]*1000000" office:value-type="float" office:value="959.256432507031" calcext:value-type="float">
            <text:p>959</text:p>
          </table:table-cell>
          <table:table-cell table:style-name="ce130" table:formula="of:=[.J66]/[.J$39]*1000000" office:value-type="float" office:value="417.329784926114" calcext:value-type="float">
            <text:p>417</text:p>
          </table:table-cell>
          <table:table-cell table:style-name="ce137" table:formula="of:=[.K66]/[.K$39]*1000000" office:value-type="float" office:value="619.098775099003" calcext:value-type="float">
            <text:p>619</text:p>
          </table:table-cell>
          <table:table-cell table:style-name="ce130"/>
          <table:table-cell table:style-name="ce130" table:formula="of:=[.M66]/[.M$39]*1000000" office:value-type="float" office:value="209.161263334031" calcext:value-type="float">
            <text:p>209</text:p>
          </table:table-cell>
          <table:table-cell table:style-name="ce130" table:formula="of:=[.N66]/[.N$39]*1000000" office:value-type="float" office:value="314.783894013632" calcext:value-type="float">
            <text:p>315</text:p>
          </table:table-cell>
          <table:table-cell table:style-name="ce130" table:formula="of:=[.O66]/[.O$39]*1000000" office:value-type="float" office:value="63.8996626692227" calcext:value-type="float">
            <text:p>64</text:p>
          </table:table-cell>
          <table:table-cell table:style-name="ce137" table:formula="of:=[.P66]/[.P$39]*1000000" office:value-type="float" office:value="2089.65956396117" calcext:value-type="float">
            <text:p>2090</text:p>
          </table:table-cell>
          <table:table-cell table:style-name="ce130"/>
          <table:table-cell table:style-name="ce130" table:formula="of:=[.R66]/[.R$39]*1000000" office:value-type="float" office:value="65.6426414598923" calcext:value-type="float">
            <text:p>66</text:p>
          </table:table-cell>
          <table:table-cell table:style-name="ce130" table:formula="of:=[.S66]/[.S$39]*1000000" office:value-type="float" office:value="458.730108513398" calcext:value-type="float">
            <text:p>459</text:p>
          </table:table-cell>
          <table:table-cell table:style-name="ce140" table:formula="of:=[.T66]/[.T$39]*1000000" office:value-type="float" office:value="427.596720519065" calcext:value-type="float">
            <text:p>428</text:p>
          </table:table-cell>
          <table:table-cell table:style-name="ce137" table:formula="of:=[.U66]/[.U$39]*1000000" office:value-type="float" office:value="841.171522520456" calcext:value-type="float">
            <text:p>841</text:p>
          </table:table-cell>
          <table:table-cell table:style-name="ce137" table:formula="of:=[.V66]/[.V$39]*1000000" office:value-type="float" office:value="545.343247998378" calcext:value-type="float">
            <text:p>545</text:p>
          </table:table-cell>
          <table:table-cell table:number-columns-repeated="4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24" office:value-type="string" calcext:value-type="string">
            <text:p>Muertes diarias por millón de habitantes de más de 65 añ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8"/>
          <table:table-cell table:style-name="ce88" office:value-type="string" calcext:value-type="string">
            <text:p>Andalucía</text:p>
          </table:table-cell>
          <table:table-cell table:style-name="ce88" office:value-type="string" calcext:value-type="string">
            <text:p>Aragón</text:p>
          </table:table-cell>
          <table:table-cell table:style-name="ce88" office:value-type="string" calcext:value-type="string">
            <text:p>Asturias </text:p>
          </table:table-cell>
          <table:table-cell table:style-name="ce88" office:value-type="string" calcext:value-type="string">
            <text:p>Baleares</text:p>
          </table:table-cell>
          <table:table-cell table:style-name="ce88" office:value-type="string" calcext:value-type="string">
            <text:p>Canarias</text:p>
          </table:table-cell>
          <table:table-cell table:style-name="ce88" office:value-type="string" calcext:value-type="string">
            <text:p>Cantabria</text:p>
          </table:table-cell>
          <table:table-cell table:style-name="ce136" office:value-type="string" calcext:value-type="string">
            <text:p>Castilla–La Mancha</text:p>
          </table:table-cell>
          <table:table-cell table:style-name="ce88" office:value-type="string" calcext:value-type="string">
            <text:p>Castilla y León</text:p>
          </table:table-cell>
          <table:table-cell table:style-name="ce88" office:value-type="string" calcext:value-type="string">
            <text:p>Cataluña</text:p>
          </table:table-cell>
          <table:table-cell table:style-name="ce88" office:value-type="string" calcext:value-type="string">
            <text:p>Ceuta</text:p>
          </table:table-cell>
          <table:table-cell table:style-name="ce88" office:value-type="string" calcext:value-type="string">
            <text:p>Comunidad Valenciana</text:p>
          </table:table-cell>
          <table:table-cell table:style-name="ce88" office:value-type="string" calcext:value-type="string">
            <text:p>Extremadura</text:p>
          </table:table-cell>
          <table:table-cell table:style-name="ce88" office:value-type="string" calcext:value-type="string">
            <text:p>Galicia</text:p>
          </table:table-cell>
          <table:table-cell table:style-name="ce136" office:value-type="string" calcext:value-type="string">
            <text:p>Madrid</text:p>
          </table:table-cell>
          <table:table-cell table:style-name="ce88" office:value-type="string" calcext:value-type="string">
            <text:p>Melilla</text:p>
          </table:table-cell>
          <table:table-cell table:style-name="ce88" office:value-type="string" calcext:value-type="string">
            <text:p>Murcia</text:p>
          </table:table-cell>
          <table:table-cell table:style-name="ce88" office:value-type="string" calcext:value-type="string">
            <text:p>Navarra</text:p>
          </table:table-cell>
          <table:table-cell table:style-name="ce136" office:value-type="string" calcext:value-type="string">
            <text:p>País Vasco</text:p>
          </table:table-cell>
          <table:table-cell table:style-name="ce136" office:value-type="string" calcext:value-type="string">
            <text:p>La Rioja</text:p>
          </table:table-cell>
          <table:table-cell table:style-name="ce88" office:value-type="string" calcext:value-type="string">
            <text:p>España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1" calcext:value-type="date">
            <text:p>01/03</text:p>
          </table:table-cell>
          <table:table-cell table:style-name="ce130" table:number-columns-repeated="6"/>
          <table:table-cell table:style-name="ce137"/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7" table:number-columns-repeated="2"/>
          <table:table-cell table:style-name="ce130"/>
          <table:table-cell table:number-columns-repeated="42"/>
        </table:table-row>
        <table:table-row table:style-name="ro1">
          <table:table-cell/>
          <table:table-cell table:style-name="ce119" office:value-type="date" office:date-value="2020-03-02" calcext:value-type="date">
            <text:p>02/03</text:p>
          </table:table-cell>
          <table:table-cell table:style-name="ce131" table:number-columns-repeated="6"/>
          <table:table-cell table:style-name="ce138"/>
          <table:table-cell table:style-name="ce131" table:number-columns-repeated="6"/>
          <table:table-cell table:style-name="ce138"/>
          <table:table-cell table:style-name="ce131" table:number-columns-repeated="3"/>
          <table:table-cell table:style-name="ce138" table:number-columns-repeated="2"/>
          <table:table-cell table:style-name="ce131"/>
          <table:table-cell table:number-columns-repeated="42"/>
        </table:table-row>
        <table:table-row table:style-name="ro1">
          <table:table-cell/>
          <table:table-cell table:style-name="ce82" office:value-type="date" office:date-value="2020-03-03" calcext:value-type="date">
            <text:p>03/03</text:p>
          </table:table-cell>
          <table:table-cell table:style-name="ce130" table:number-columns-repeated="6"/>
          <table:table-cell table:style-name="ce137"/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7" table:number-columns-repeated="2"/>
          <table:table-cell table:style-name="ce130"/>
          <table:table-cell table:number-columns-repeated="42"/>
        </table:table-row>
        <table:table-row table:style-name="ro1">
          <table:table-cell/>
          <table:table-cell table:style-name="ce82" office:value-type="date" office:date-value="2020-03-04" calcext:value-type="date">
            <text:p>04/03</text:p>
          </table:table-cell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0" table:formula="of:=[.M76] - [.M75]" office:value-type="float" office:value="1.05637001683854" calcext:value-type="float">
            <text:p>1</text:p>
          </table:table-cell>
          <table:table-cell table:style-name="ce130" table:number-columns-repeated="2"/>
          <table:table-cell table:style-name="ce137"/>
          <table:table-cell table:style-name="ce130" table:number-columns-repeated="3"/>
          <table:table-cell table:style-name="ce137" table:number-columns-repeated="2"/>
          <table:table-cell table:style-name="ce130" table:formula="of:=[.V76] - [.V75]" office:value-type="float" office:value="0.112256741045364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5" calcext:value-type="date">
            <text:p>05/03</text:p>
          </table:table-cell>
          <table:table-cell table:style-name="ce130" table:number-columns-repeated="6"/>
          <table:table-cell table:style-name="ce137"/>
          <table:table-cell table:style-name="ce130" table:number-columns-repeated="3"/>
          <table:table-cell table:style-name="ce130" table:formula="of:=[.M77] - [.M76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P77] - [.P76]" office:value-type="float" office:value="0.866359686551065" calcext:value-type="float">
            <text:p>1</text:p>
          </table:table-cell>
          <table:table-cell table:style-name="ce130" table:number-columns-repeated="3"/>
          <table:table-cell table:style-name="ce130" table:formula="of:=[.T77] - [.T76]" office:value-type="float" office:value="2.06568464018872" calcext:value-type="float">
            <text:p>2</text:p>
          </table:table-cell>
          <table:table-cell table:style-name="ce137"/>
          <table:table-cell table:style-name="ce130" table:formula="of:=[.V77] - [.V76]" office:value-type="float" office:value="0.224513482090728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6" calcext:value-type="date">
            <text:p>06/03</text:p>
          </table:table-cell>
          <table:table-cell table:style-name="ce130"/>
          <table:table-cell table:style-name="ce130" table:formula="of:=[.D78] - [.D77]" office:value-type="float" office:value="3.53456807578114" calcext:value-type="float">
            <text:p>4</text:p>
          </table:table-cell>
          <table:table-cell table:style-name="ce130" table:number-columns-repeated="4"/>
          <table:table-cell table:style-name="ce137"/>
          <table:table-cell table:style-name="ce130" table:number-columns-repeated="3"/>
          <table:table-cell table:style-name="ce130" table:formula="of:=[.M78] - [.M77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P78] - [.P77]" office:value-type="float" office:value="0.866359686551065" calcext:value-type="float">
            <text:p>1</text:p>
          </table:table-cell>
          <table:table-cell table:style-name="ce130" table:number-columns-repeated="3"/>
          <table:table-cell table:style-name="ce130" table:formula="of:=[.T78] - [.T77]" office:value-type="float" office:value="0" calcext:value-type="float">
            <text:p>0</text:p>
          </table:table-cell>
          <table:table-cell table:style-name="ce137"/>
          <table:table-cell table:style-name="ce130" table:formula="of:=[.V78] - [.V77]" office:value-type="float" office:value="0.224513482090728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7" calcext:value-type="date">
            <text:p>07/03</text:p>
          </table:table-cell>
          <table:table-cell table:style-name="ce130"/>
          <table:table-cell table:style-name="ce130" table:formula="of:=[.D79] - [.D78]" office:value-type="float" office:value="0" calcext:value-type="float">
            <text:p>0</text:p>
          </table:table-cell>
          <table:table-cell table:style-name="ce130" table:number-columns-repeated="4"/>
          <table:table-cell table:style-name="ce137"/>
          <table:table-cell table:style-name="ce130" table:number-columns-repeated="3"/>
          <table:table-cell table:style-name="ce130" table:formula="of:=[.M79] - [.M78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P79] - [.P78]" office:value-type="float" office:value="2.5990790596532" calcext:value-type="float">
            <text:p>3</text:p>
          </table:table-cell>
          <table:table-cell table:style-name="ce130" table:number-columns-repeated="3"/>
          <table:table-cell table:style-name="ce130" table:formula="of:=[.T79] - [.T78]" office:value-type="float" office:value="2.06568464018872" calcext:value-type="float">
            <text:p>2</text:p>
          </table:table-cell>
          <table:table-cell table:style-name="ce137"/>
          <table:table-cell table:style-name="ce130" table:formula="of:=[.V79] - [.V78]" office:value-type="float" office:value="0.56128370522682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125" office:value-type="date" office:date-value="2020-03-08" calcext:value-type="date">
            <text:p>08/03</text:p>
          </table:table-cell>
          <table:table-cell table:style-name="ce132"/>
          <table:table-cell table:style-name="ce132" table:formula="of:=[.D80] - [.D79]" office:value-type="float" office:value="0" calcext:value-type="float">
            <text:p>0</text:p>
          </table:table-cell>
          <table:table-cell table:style-name="ce132" table:number-columns-repeated="4"/>
          <table:table-cell table:style-name="ce139"/>
          <table:table-cell table:style-name="ce132" table:number-columns-repeated="3"/>
          <table:table-cell table:style-name="ce132" table:formula="of:=[.M80] - [.M79]" office:value-type="float" office:value="0" calcext:value-type="float">
            <text:p>0</text:p>
          </table:table-cell>
          <table:table-cell table:style-name="ce132" table:number-columns-repeated="2"/>
          <table:table-cell table:style-name="ce132" table:formula="of:=[.P80] - [.P79]" office:value-type="float" office:value="2.5990790596532" calcext:value-type="float">
            <text:p>3</text:p>
          </table:table-cell>
          <table:table-cell table:style-name="ce132" table:number-columns-repeated="3"/>
          <table:table-cell table:style-name="ce132" table:formula="of:=[.T80] - [.T79]" office:value-type="float" office:value="6.19705392056616" calcext:value-type="float">
            <text:p>6</text:p>
          </table:table-cell>
          <table:table-cell table:style-name="ce139"/>
          <table:table-cell table:style-name="ce132" table:formula="of:=[.V80] - [.V79]" office:value-type="float" office:value="0.673540446272184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9" calcext:value-type="date">
            <text:p>09/03</text:p>
          </table:table-cell>
          <table:table-cell table:style-name="ce130"/>
          <table:table-cell table:style-name="ce130" table:formula="of:=[.D81] - [.D80]" office:value-type="float" office:value="0" calcext:value-type="float">
            <text:p>0</text:p>
          </table:table-cell>
          <table:table-cell table:style-name="ce130" table:number-columns-repeated="4"/>
          <table:table-cell table:style-name="ce137"/>
          <table:table-cell table:style-name="ce130"/>
          <table:table-cell table:style-name="ce130" table:formula="of:=[.K81] - [.K80]" office:value-type="float" office:value="0.703521335339776" calcext:value-type="float">
            <text:p>1</text:p>
          </table:table-cell>
          <table:table-cell table:style-name="ce130"/>
          <table:table-cell table:style-name="ce130" table:formula="of:=[.M81] - [.M80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P81] - [.P80]" office:value-type="float" office:value="0" calcext:value-type="float">
            <text:p>0</text:p>
          </table:table-cell>
          <table:table-cell table:style-name="ce130" table:number-columns-repeated="3"/>
          <table:table-cell table:style-name="ce130" table:formula="of:=[.T81] - [.T80]" office:value-type="float" office:value="0" calcext:value-type="float">
            <text:p>0</text:p>
          </table:table-cell>
          <table:table-cell table:style-name="ce137"/>
          <table:table-cell table:style-name="ce130" table:formula="of:=[.V81] - [.V80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0" calcext:value-type="date">
            <text:p>10/03</text:p>
          </table:table-cell>
          <table:table-cell table:style-name="ce130"/>
          <table:table-cell table:style-name="ce130" table:formula="of:=[.D82] - [.D81]" office:value-type="float" office:value="7.06913615156228" calcext:value-type="float">
            <text:p>7</text:p>
          </table:table-cell>
          <table:table-cell table:style-name="ce130" table:number-columns-repeated="4"/>
          <table:table-cell table:style-name="ce137"/>
          <table:table-cell table:style-name="ce130"/>
          <table:table-cell table:style-name="ce130" table:formula="of:=[.K82] - [.K81]" office:value-type="float" office:value="1.40704267067955" calcext:value-type="float">
            <text:p>1</text:p>
          </table:table-cell>
          <table:table-cell table:style-name="ce130"/>
          <table:table-cell table:style-name="ce130" table:formula="of:=[.M82] - [.M81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P82] - [.P81]" office:value-type="float" office:value="11.2626759251638" calcext:value-type="float">
            <text:p>11</text:p>
          </table:table-cell>
          <table:table-cell table:style-name="ce130" table:number-columns-repeated="3"/>
          <table:table-cell table:style-name="ce130" table:formula="of:=[.T82] - [.T81]" office:value-type="float" office:value="2.06568464018872" calcext:value-type="float">
            <text:p>2</text:p>
          </table:table-cell>
          <table:table-cell table:style-name="ce130" table:formula="of:=[.U82] - [.U81]" office:value-type="float" office:value="15.2940276821901" calcext:value-type="float">
            <text:p>15</text:p>
          </table:table-cell>
          <table:table-cell table:style-name="ce130" table:formula="of:=[.V82] - [.V81]" office:value-type="float" office:value="2.13287807986191" calcext:value-type="float">
            <text:p>2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1" calcext:value-type="date">
            <text:p>11/03</text:p>
          </table:table-cell>
          <table:table-cell table:style-name="ce130"/>
          <table:table-cell table:style-name="ce130" table:formula="of:=[.D83] - [.D82]" office:value-type="float" office:value="3.53456807578114" calcext:value-type="float">
            <text:p>4</text:p>
          </table:table-cell>
          <table:table-cell table:style-name="ce130" table:number-columns-repeated="4"/>
          <table:table-cell table:style-name="ce137"/>
          <table:table-cell table:style-name="ce130"/>
          <table:table-cell table:style-name="ce130" table:formula="of:=[.K83] - [.K82]" office:value-type="float" office:value="0" calcext:value-type="float">
            <text:p>0</text:p>
          </table:table-cell>
          <table:table-cell table:style-name="ce130"/>
          <table:table-cell table:style-name="ce130" table:formula="of:=[.M83] - [.M82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P83] - [.P82]" office:value-type="float" office:value="8.66359686551066" calcext:value-type="float">
            <text:p>9</text:p>
          </table:table-cell>
          <table:table-cell table:style-name="ce130" table:number-columns-repeated="3"/>
          <table:table-cell table:style-name="ce130" table:formula="of:=[.T83] - [.T82]" office:value-type="float" office:value="0" calcext:value-type="float">
            <text:p>0</text:p>
          </table:table-cell>
          <table:table-cell table:style-name="ce130" table:formula="of:=[.U83] - [.U82]" office:value-type="float" office:value="15.2940276821901" calcext:value-type="float">
            <text:p>15</text:p>
          </table:table-cell>
          <table:table-cell table:style-name="ce130" table:formula="of:=[.V83] - [.V82]" office:value-type="float" office:value="1.34708089254437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2" calcext:value-type="date">
            <text:p>12/03</text:p>
          </table:table-cell>
          <table:table-cell table:style-name="ce130"/>
          <table:table-cell table:style-name="ce130" table:formula="of:=[.D84] - [.D83]" office:value-type="float" office:value="7.06913615156228" calcext:value-type="float">
            <text:p>7</text:p>
          </table:table-cell>
          <table:table-cell table:style-name="ce130" table:formula="of:=[.E84] - [.E83]" office:value-type="float" office:value="3.85187239517129" calcext:value-type="float">
            <text:p>4</text:p>
          </table:table-cell>
          <table:table-cell table:style-name="ce130" table:formula="of:=[.F84] - [.F83]" office:value-type="float" office:value="5.71954769816803" calcext:value-type="float">
            <text:p>6</text:p>
          </table:table-cell>
          <table:table-cell table:style-name="ce130" table:number-columns-repeated="2"/>
          <table:table-cell table:style-name="ce130" table:formula="of:=[.I84] - [.I83]" office:value-type="float" office:value="2.61377774525077" calcext:value-type="float">
            <text:p>3</text:p>
          </table:table-cell>
          <table:table-cell table:style-name="ce130"/>
          <table:table-cell table:style-name="ce130" table:formula="of:=[.K84] - [.K83]" office:value-type="float" office:value="0.703521335339776" calcext:value-type="float">
            <text:p>1</text:p>
          </table:table-cell>
          <table:table-cell table:style-name="ce130"/>
          <table:table-cell table:style-name="ce130" table:formula="of:=[.M84] - [.M83]" office:value-type="float" office:value="0" calcext:value-type="float">
            <text:p>0</text:p>
          </table:table-cell>
          <table:table-cell table:style-name="ce130" table:formula="of:=[.N84] - [.N83]" office:value-type="float" office:value="4.56208542048741" calcext:value-type="float">
            <text:p>5</text:p>
          </table:table-cell>
          <table:table-cell table:style-name="ce130"/>
          <table:table-cell table:style-name="ce130" table:formula="of:=[.P84] - [.P83]" office:value-type="float" office:value="21.6589921637766" calcext:value-type="float">
            <text:p>22</text:p>
          </table:table-cell>
          <table:table-cell table:style-name="ce130" table:number-columns-repeated="3"/>
          <table:table-cell table:style-name="ce130" table:formula="of:=[.T84] - [.T83]" office:value-type="float" office:value="10.3284232009436" calcext:value-type="float">
            <text:p>10</text:p>
          </table:table-cell>
          <table:table-cell table:style-name="ce130" table:formula="of:=[.U84] - [.U83]" office:value-type="float" office:value="0" calcext:value-type="float">
            <text:p>0</text:p>
          </table:table-cell>
          <table:table-cell table:style-name="ce130" table:formula="of:=[.V84] - [.V83]" office:value-type="float" office:value="4.15349941867847" calcext:value-type="float">
            <text:p>4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3" calcext:value-type="date">
            <text:p>13/03</text:p>
          </table:table-cell>
          <table:table-cell table:style-name="ce130"/>
          <table:table-cell table:style-name="ce130" table:formula="of:=[.D85] - [.D84]" office:value-type="float" office:value="3.53456807578114" calcext:value-type="float">
            <text:p>4</text:p>
          </table:table-cell>
          <table:table-cell table:style-name="ce130" table:formula="of:=[.E85] - [.E84]" office:value-type="float" office:value="0" calcext:value-type="float">
            <text:p>0</text:p>
          </table:table-cell>
          <table:table-cell table:style-name="ce130" table:formula="of:=[.F85] - [.F84]" office:value-type="float" office:value="0" calcext:value-type="float">
            <text:p>0</text:p>
          </table:table-cell>
          <table:table-cell table:style-name="ce130" table:number-columns-repeated="2"/>
          <table:table-cell table:style-name="ce130" table:formula="of:=[.I85] - [.I84]" office:value-type="float" office:value="10.4551109810031" calcext:value-type="float">
            <text:p>10</text:p>
          </table:table-cell>
          <table:table-cell table:style-name="ce130" table:formula="of:=[.J85] - [.J84]" office:value-type="float" office:value="1.65607057510363" calcext:value-type="float">
            <text:p>2</text:p>
          </table:table-cell>
          <table:table-cell table:style-name="ce130" table:formula="of:=[.K85] - [.K84]" office:value-type="float" office:value="0" calcext:value-type="float">
            <text:p>0</text:p>
          </table:table-cell>
          <table:table-cell table:style-name="ce130"/>
          <table:table-cell table:style-name="ce130" table:formula="of:=[.M85] - [.M84]" office:value-type="float" office:value="0" calcext:value-type="float">
            <text:p>0</text:p>
          </table:table-cell>
          <table:table-cell table:style-name="ce130" table:formula="of:=[.N85] - [.N84]" office:value-type="float" office:value="0" calcext:value-type="float">
            <text:p>0</text:p>
          </table:table-cell>
          <table:table-cell table:style-name="ce130"/>
          <table:table-cell table:style-name="ce130" table:formula="of:=[.P85] - [.P84]" office:value-type="float" office:value="21.6589921637766" calcext:value-type="float">
            <text:p>22</text:p>
          </table:table-cell>
          <table:table-cell table:style-name="ce130" table:number-columns-repeated="3"/>
          <table:table-cell table:style-name="ce130" table:formula="of:=[.T85] - [.T84]" office:value-type="float" office:value="6.19705392056616" calcext:value-type="float">
            <text:p>6</text:p>
          </table:table-cell>
          <table:table-cell table:style-name="ce130" table:formula="of:=[.U85] - [.U84]" office:value-type="float" office:value="0" calcext:value-type="float">
            <text:p>0</text:p>
          </table:table-cell>
          <table:table-cell table:style-name="ce130" table:formula="of:=[.V85] - [.V84]" office:value-type="float" office:value="4.0412426776331" calcext:value-type="float">
            <text:p>4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4" calcext:value-type="date">
            <text:p>14/03</text:p>
          </table:table-cell>
          <table:table-cell table:style-name="ce130" table:formula="of:=[.C86] - [.C85]" office:value-type="float" office:value="1.41748969662177" calcext:value-type="float">
            <text:p>1</text:p>
          </table:table-cell>
          <table:table-cell table:style-name="ce130" table:formula="of:=[.D86] - [.D85]" office:value-type="float" office:value="0" calcext:value-type="float">
            <text:p>0</text:p>
          </table:table-cell>
          <table:table-cell table:style-name="ce130" table:formula="of:=[.E86] - [.E85]" office:value-type="float" office:value="0" calcext:value-type="float">
            <text:p>0</text:p>
          </table:table-cell>
          <table:table-cell table:style-name="ce130" table:formula="of:=[.F86] - [.F85]" office:value-type="float" office:value="0" calcext:value-type="float">
            <text:p>0</text:p>
          </table:table-cell>
          <table:table-cell table:style-name="ce130" table:formula="of:=[.G86] - [.G85]" office:value-type="float" office:value="3.01631828190511" calcext:value-type="float">
            <text:p>3</text:p>
          </table:table-cell>
          <table:table-cell table:style-name="ce130"/>
          <table:table-cell table:style-name="ce130" table:formula="of:=[.I86] - [.I85]" office:value-type="float" office:value="2.61377774525076" calcext:value-type="float">
            <text:p>3</text:p>
          </table:table-cell>
          <table:table-cell table:style-name="ce130" table:formula="of:=[.J86] - [.J85]" office:value-type="float" office:value="3.31214115020726" calcext:value-type="float">
            <text:p>3</text:p>
          </table:table-cell>
          <table:table-cell table:style-name="ce130" table:formula="of:=[.K86] - [.K85]" office:value-type="float" office:value="1.40704267067955" calcext:value-type="float">
            <text:p>1</text:p>
          </table:table-cell>
          <table:table-cell table:style-name="ce130"/>
          <table:table-cell table:style-name="ce130" table:formula="of:=[.M86] - [.M85]" office:value-type="float" office:value="3.16911005051561" calcext:value-type="float">
            <text:p>3</text:p>
          </table:table-cell>
          <table:table-cell table:style-name="ce130" table:formula="of:=[.N86] - [.N85]" office:value-type="float" office:value="4.56208542048741" calcext:value-type="float">
            <text:p>5</text:p>
          </table:table-cell>
          <table:table-cell table:style-name="ce130"/>
          <table:table-cell table:style-name="ce130" table:formula="of:=[.P86] - [.P85]" office:value-type="float" office:value="4.33179843275532" calcext:value-type="float">
            <text:p>4</text:p>
          </table:table-cell>
          <table:table-cell table:style-name="ce130" table:number-columns-repeated="3"/>
          <table:table-cell table:style-name="ce130" table:formula="of:=[.T86] - [.T85]" office:value-type="float" office:value="0" calcext:value-type="float">
            <text:p>0</text:p>
          </table:table-cell>
          <table:table-cell table:style-name="ce130" table:formula="of:=[.U86] - [.U85]" office:value-type="float" office:value="15.2940276821901" calcext:value-type="float">
            <text:p>15</text:p>
          </table:table-cell>
          <table:table-cell table:style-name="ce130" table:formula="of:=[.V86] - [.V85]" office:value-type="float" office:value="1.79610785672582" calcext:value-type="float">
            <text:p>2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5" calcext:value-type="date">
            <text:p>15/03</text:p>
          </table:table-cell>
          <table:table-cell table:style-name="ce130" table:formula="of:=[.C87] - [.C86]" office:value-type="float" office:value="2.83497939324354" calcext:value-type="float">
            <text:p>3</text:p>
          </table:table-cell>
          <table:table-cell table:style-name="ce130" table:formula="of:=[.D87] - [.D86]" office:value-type="float" office:value="0" calcext:value-type="float">
            <text:p>0</text:p>
          </table:table-cell>
          <table:table-cell table:style-name="ce130" table:formula="of:=[.E87] - [.E86]" office:value-type="float" office:value="0" calcext:value-type="float">
            <text:p>0</text:p>
          </table:table-cell>
          <table:table-cell table:style-name="ce130" table:formula="of:=[.F87] - [.F86]" office:value-type="float" office:value="0" calcext:value-type="float">
            <text:p>0</text:p>
          </table:table-cell>
          <table:table-cell table:style-name="ce130" table:formula="of:=[.G87] - [.G86]" office:value-type="float" office:value="0" calcext:value-type="float">
            <text:p>0</text:p>
          </table:table-cell>
          <table:table-cell table:style-name="ce130"/>
          <table:table-cell table:style-name="ce130" table:formula="of:=[.I87] - [.I86]" office:value-type="float" office:value="10.4551109810031" calcext:value-type="float">
            <text:p>10</text:p>
          </table:table-cell>
          <table:table-cell table:style-name="ce130" table:formula="of:=[.J87] - [.J86]" office:value-type="float" office:value="4.96821172531089" calcext:value-type="float">
            <text:p>5</text:p>
          </table:table-cell>
          <table:table-cell table:style-name="ce130" table:formula="of:=[.K87] - [.K86]" office:value-type="float" office:value="1.40704267067955" calcext:value-type="float">
            <text:p>1</text:p>
          </table:table-cell>
          <table:table-cell table:style-name="ce130"/>
          <table:table-cell table:style-name="ce130" table:formula="of:=[.M87] - [.M86]" office:value-type="float" office:value="1.05637001683854" calcext:value-type="float">
            <text:p>1</text:p>
          </table:table-cell>
          <table:table-cell table:style-name="ce130" table:formula="of:=[.N87] - [.N86]" office:value-type="float" office:value="0" calcext:value-type="float">
            <text:p>0</text:p>
          </table:table-cell>
          <table:table-cell table:style-name="ce130" table:formula="of:=[.O87] - [.O86]" office:value-type="float" office:value="2.97207733345222" calcext:value-type="float">
            <text:p>3</text:p>
          </table:table-cell>
          <table:table-cell table:style-name="ce130" table:formula="of:=[.P87] - [.P86]" office:value-type="float" office:value="110.027680191985" calcext:value-type="float">
            <text:p>110</text:p>
          </table:table-cell>
          <table:table-cell table:style-name="ce130" table:number-columns-repeated="3"/>
          <table:table-cell table:style-name="ce130" table:formula="of:=[.T87] - [.T86]" office:value-type="float" office:value="18.5911617616985" calcext:value-type="float">
            <text:p>19</text:p>
          </table:table-cell>
          <table:table-cell table:style-name="ce130" table:formula="of:=[.U87] - [.U86]" office:value-type="float" office:value="0" calcext:value-type="float">
            <text:p>0</text:p>
          </table:table-cell>
          <table:table-cell table:style-name="ce130" table:formula="of:=[.V87] - [.V86]" office:value-type="float" office:value="17.0630246388953" calcext:value-type="float">
            <text:p>17</text:p>
          </table:table-cell>
          <table:table-cell table:number-columns-repeated="42"/>
        </table:table-row>
        <table:table-row table:style-name="ro1">
          <table:table-cell/>
          <table:table-cell table:style-name="ce119" office:value-type="date" office:date-value="2020-03-16" calcext:value-type="date">
            <text:p>16/03</text:p>
          </table:table-cell>
          <table:table-cell table:style-name="ce131" table:formula="of:=[.C88] - [.C87]" office:value-type="float" office:value="0.708744848310883" calcext:value-type="float">
            <text:p>1</text:p>
          </table:table-cell>
          <table:table-cell table:style-name="ce131" table:formula="of:=[.D88] - [.D87]" office:value-type="float" office:value="14.1382723031246" calcext:value-type="float">
            <text:p>14</text:p>
          </table:table-cell>
          <table:table-cell table:style-name="ce131" table:formula="of:=[.E88] - [.E87]" office:value-type="float" office:value="0" calcext:value-type="float">
            <text:p>0</text:p>
          </table:table-cell>
          <table:table-cell table:style-name="ce131" table:formula="of:=[.F88] - [.F87]" office:value-type="float" office:value="0" calcext:value-type="float">
            <text:p>0</text:p>
          </table:table-cell>
          <table:table-cell table:style-name="ce131" table:formula="of:=[.G88] - [.G87]" office:value-type="float" office:value="0" calcext:value-type="float">
            <text:p>0</text:p>
          </table:table-cell>
          <table:table-cell table:style-name="ce131"/>
          <table:table-cell table:style-name="ce131" table:formula="of:=[.I88] - [.I87]" office:value-type="float" office:value="18.2964442167554" calcext:value-type="float">
            <text:p>18</text:p>
          </table:table-cell>
          <table:table-cell table:style-name="ce131" table:formula="of:=[.J88] - [.J87]" office:value-type="float" office:value="4.96821172531089" calcext:value-type="float">
            <text:p>5</text:p>
          </table:table-cell>
          <table:table-cell table:style-name="ce131" table:formula="of:=[.K88] - [.K87]" office:value-type="float" office:value="2.81408534135911" calcext:value-type="float">
            <text:p>3</text:p>
          </table:table-cell>
          <table:table-cell table:style-name="ce131"/>
          <table:table-cell table:style-name="ce131" table:formula="of:=[.M88] - [.M87]" office:value-type="float" office:value="0" calcext:value-type="float">
            <text:p>0</text:p>
          </table:table-cell>
          <table:table-cell table:style-name="ce131" table:formula="of:=[.N88] - [.N87]" office:value-type="float" office:value="0" calcext:value-type="float">
            <text:p>0</text:p>
          </table:table-cell>
          <table:table-cell table:style-name="ce131" table:formula="of:=[.O88] - [.O87]" office:value-type="float" office:value="0" calcext:value-type="float">
            <text:p>0</text:p>
          </table:table-cell>
          <table:table-cell table:style-name="ce131" table:formula="of:=[.P88] - [.P87]" office:value-type="float" office:value="0" calcext:value-type="float">
            <text:p>0</text:p>
          </table:table-cell>
          <table:table-cell table:style-name="ce131" table:number-columns-repeated="2"/>
          <table:table-cell table:style-name="ce131" table:formula="of:=[.S88] - [.S87]" office:value-type="float" office:value="7.90913980195514" calcext:value-type="float">
            <text:p>8</text:p>
          </table:table-cell>
          <table:table-cell table:style-name="ce131" table:formula="of:=[.T88] - [.T87]" office:value-type="float" office:value="0" calcext:value-type="float">
            <text:p>0</text:p>
          </table:table-cell>
          <table:table-cell table:style-name="ce131" table:formula="of:=[.U88] - [.U87]" office:value-type="float" office:value="15.2940276821901" calcext:value-type="float">
            <text:p>15</text:p>
          </table:table-cell>
          <table:table-cell table:style-name="ce131" table:formula="of:=[.V88] - [.V87]" office:value-type="float" office:value="2.35739156195265" calcext:value-type="float">
            <text:p>2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7" calcext:value-type="date">
            <text:p>17/03</text:p>
          </table:table-cell>
          <table:table-cell table:style-name="ce130" table:formula="of:=[.C89] - [.C88]" office:value-type="float" office:value="2.83497939324354" calcext:value-type="float">
            <text:p>3</text:p>
          </table:table-cell>
          <table:table-cell table:style-name="ce130" table:formula="of:=[.D89] - [.D88]" office:value-type="float" office:value="3.53456807578114" calcext:value-type="float">
            <text:p>4</text:p>
          </table:table-cell>
          <table:table-cell table:style-name="ce130" table:formula="of:=[.E89] - [.E88]" office:value-type="float" office:value="0" calcext:value-type="float">
            <text:p>0</text:p>
          </table:table-cell>
          <table:table-cell table:style-name="ce130" table:formula="of:=[.F89] - [.F88]" office:value-type="float" office:value="0" calcext:value-type="float">
            <text:p>0</text:p>
          </table:table-cell>
          <table:table-cell table:style-name="ce130" table:formula="of:=[.G89] - [.G88]" office:value-type="float" office:value="3.01631828190511" calcext:value-type="float">
            <text:p>3</text:p>
          </table:table-cell>
          <table:table-cell table:style-name="ce130"/>
          <table:table-cell table:style-name="ce130" table:formula="of:=[.I89] - [.I88]" office:value-type="float" office:value="0" calcext:value-type="float">
            <text:p>0</text:p>
          </table:table-cell>
          <table:table-cell table:style-name="ce130" table:formula="of:=[.J89] - [.J88]" office:value-type="float" office:value="4.96821172531089" calcext:value-type="float">
            <text:p>5</text:p>
          </table:table-cell>
          <table:table-cell table:style-name="ce130" table:formula="of:=[.K89] - [.K88]" office:value-type="float" office:value="4.22112801203866" calcext:value-type="float">
            <text:p>4</text:p>
          </table:table-cell>
          <table:table-cell table:style-name="ce130"/>
          <table:table-cell table:style-name="ce130" table:formula="of:=[.M89] - [.M88]" office:value-type="float" office:value="8.45096013470831" calcext:value-type="float">
            <text:p>8</text:p>
          </table:table-cell>
          <table:table-cell table:style-name="ce130" table:formula="of:=[.N89] - [.N88]" office:value-type="float" office:value="4.56208542048741" calcext:value-type="float">
            <text:p>5</text:p>
          </table:table-cell>
          <table:table-cell table:style-name="ce130" table:formula="of:=[.O89] - [.O88]" office:value-type="float" office:value="1.48603866672611" calcext:value-type="float">
            <text:p>1</text:p>
          </table:table-cell>
          <table:table-cell table:style-name="ce130" table:formula="of:=[.P89] - [.P88]" office:value-type="float" office:value="123.023075490251" calcext:value-type="float">
            <text:p>123</text:p>
          </table:table-cell>
          <table:table-cell table:style-name="ce130" table:number-columns-repeated="2"/>
          <table:table-cell table:style-name="ce130" table:formula="of:=[.S89] - [.S88]" office:value-type="float" office:value="7.90913980195514" calcext:value-type="float">
            <text:p>8</text:p>
          </table:table-cell>
          <table:table-cell table:style-name="ce130" table:formula="of:=[.T89] - [.T88]" office:value-type="float" office:value="26.8539003224534" calcext:value-type="float">
            <text:p>27</text:p>
          </table:table-cell>
          <table:table-cell table:style-name="ce130" table:formula="of:=[.U89] - [.U88]" office:value-type="float" office:value="15.2940276821901" calcext:value-type="float">
            <text:p>15</text:p>
          </table:table-cell>
          <table:table-cell table:style-name="ce130" table:formula="of:=[.V89] - [.V88]" office:value-type="float" office:value="20.4307268702562" calcext:value-type="float">
            <text:p>20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8" calcext:value-type="date">
            <text:p>18/03</text:p>
          </table:table-cell>
          <table:table-cell table:style-name="ce130" table:formula="of:=[.C90] - [.C89]" office:value-type="float" office:value="5.66995878648707" calcext:value-type="float">
            <text:p>6</text:p>
          </table:table-cell>
          <table:table-cell table:style-name="ce130" table:formula="of:=[.D90] - [.D89]" office:value-type="float" office:value="3.53456807578114" calcext:value-type="float">
            <text:p>4</text:p>
          </table:table-cell>
          <table:table-cell table:style-name="ce130" table:formula="of:=[.E90] - [.E89]" office:value-type="float" office:value="0" calcext:value-type="float">
            <text:p>0</text:p>
          </table:table-cell>
          <table:table-cell table:style-name="ce130" table:formula="of:=[.F90] - [.F89]" office:value-type="float" office:value="0" calcext:value-type="float">
            <text:p>0</text:p>
          </table:table-cell>
          <table:table-cell table:style-name="ce130" table:formula="of:=[.G90] - [.G89]" office:value-type="float" office:value="3.01631828190511" calcext:value-type="float">
            <text:p>3</text:p>
          </table:table-cell>
          <table:table-cell table:style-name="ce130" table:formula="of:=[.H90] - [.H89]" office:value-type="float" office:value="8.02658404636155" calcext:value-type="float">
            <text:p>8</text:p>
          </table:table-cell>
          <table:table-cell table:style-name="ce130" table:formula="of:=[.I90] - [.I89]" office:value-type="float" office:value="28.7515551977584" calcext:value-type="float">
            <text:p>29</text:p>
          </table:table-cell>
          <table:table-cell table:style-name="ce130" table:formula="of:=[.J90] - [.J89]" office:value-type="float" office:value="16.5607057510363" calcext:value-type="float">
            <text:p>17</text:p>
          </table:table-cell>
          <table:table-cell table:style-name="ce130" table:formula="of:=[.K90] - [.K89]" office:value-type="float" office:value="16.1809907128149" calcext:value-type="float">
            <text:p>16</text:p>
          </table:table-cell>
          <table:table-cell table:style-name="ce130"/>
          <table:table-cell table:style-name="ce130" table:formula="of:=[.M90] - [.M89]" office:value-type="float" office:value="9.50733015154684" calcext:value-type="float">
            <text:p>10</text:p>
          </table:table-cell>
          <table:table-cell table:style-name="ce130" table:formula="of:=[.N90] - [.N89]" office:value-type="float" office:value="13.6862562614622" calcext:value-type="float">
            <text:p>14</text:p>
          </table:table-cell>
          <table:table-cell table:style-name="ce130" table:formula="of:=[.O90] - [.O89]" office:value-type="float" office:value="0" calcext:value-type="float">
            <text:p>0</text:p>
          </table:table-cell>
          <table:table-cell table:style-name="ce130" table:formula="of:=[.P90] - [.P89]" office:value-type="float" office:value="30.3225890292873" calcext:value-type="float">
            <text:p>30</text:p>
          </table:table-cell>
          <table:table-cell table:style-name="ce130" table:number-columns-repeated="2"/>
          <table:table-cell table:style-name="ce130" table:formula="of:=[.S90] - [.S89]" office:value-type="float" office:value="7.90913980195514" calcext:value-type="float">
            <text:p>8</text:p>
          </table:table-cell>
          <table:table-cell table:style-name="ce130" table:formula="of:=[.T90] - [.T89]" office:value-type="float" office:value="8.26273856075488" calcext:value-type="float">
            <text:p>8</text:p>
          </table:table-cell>
          <table:table-cell table:style-name="ce130" table:formula="of:=[.U90] - [.U89]" office:value-type="float" office:value="0" calcext:value-type="float">
            <text:p>0</text:p>
          </table:table-cell>
          <table:table-cell table:style-name="ce130" table:formula="of:=[.V90] - [.V89]" office:value-type="float" office:value="12.0114712918539" calcext:value-type="float">
            <text:p>12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19" calcext:value-type="date">
            <text:p>19/03</text:p>
          </table:table-cell>
          <table:table-cell table:style-name="ce130" table:formula="of:=[.C91] - [.C90]" office:value-type="float" office:value="2.83497939324354" calcext:value-type="float">
            <text:p>3</text:p>
          </table:table-cell>
          <table:table-cell table:style-name="ce130" table:formula="of:=[.D91] - [.D90]" office:value-type="float" office:value="7.06913615156228" calcext:value-type="float">
            <text:p>7</text:p>
          </table:table-cell>
          <table:table-cell table:style-name="ce130" table:formula="of:=[.E91] - [.E90]" office:value-type="float" office:value="0" calcext:value-type="float">
            <text:p>0</text:p>
          </table:table-cell>
          <table:table-cell table:style-name="ce130" table:formula="of:=[.F91] - [.F90]" office:value-type="float" office:value="5.71954769816803" calcext:value-type="float">
            <text:p>6</text:p>
          </table:table-cell>
          <table:table-cell table:style-name="ce130" table:formula="of:=[.G91] - [.G90]" office:value-type="float" office:value="0" calcext:value-type="float">
            <text:p>0</text:p>
          </table:table-cell>
          <table:table-cell table:style-name="ce130" table:formula="of:=[.H91] - [.H90]" office:value-type="float" office:value="0" calcext:value-type="float">
            <text:p>0</text:p>
          </table:table-cell>
          <table:table-cell table:style-name="ce130" table:formula="of:=[.I91] - [.I90]" office:value-type="float" office:value="36.5928884335107" calcext:value-type="float">
            <text:p>37</text:p>
          </table:table-cell>
          <table:table-cell table:style-name="ce130" table:formula="of:=[.J91] - [.J90]" office:value-type="float" office:value="11.5924940257254" calcext:value-type="float">
            <text:p>12</text:p>
          </table:table-cell>
          <table:table-cell table:style-name="ce130" table:formula="of:=[.K91] - [.K90]" office:value-type="float" office:value="9.84929869475686" calcext:value-type="float">
            <text:p>10</text:p>
          </table:table-cell>
          <table:table-cell table:style-name="ce130"/>
          <table:table-cell table:style-name="ce130" table:formula="of:=[.M91] - [.M90]" office:value-type="float" office:value="2.11274003367708" calcext:value-type="float">
            <text:p>2</text:p>
          </table:table-cell>
          <table:table-cell table:style-name="ce130" table:formula="of:=[.N91] - [.N90]" office:value-type="float" office:value="9.12417084097483" calcext:value-type="float">
            <text:p>9</text:p>
          </table:table-cell>
          <table:table-cell table:style-name="ce130" table:formula="of:=[.O91] - [.O90]" office:value-type="float" office:value="1.48603866672611" calcext:value-type="float">
            <text:p>1</text:p>
          </table:table-cell>
          <table:table-cell table:style-name="ce130" table:formula="of:=[.P91] - [.P90]" office:value-type="float" office:value="93.566846147515" calcext:value-type="float">
            <text:p>94</text:p>
          </table:table-cell>
          <table:table-cell table:style-name="ce130" table:number-columns-repeated="2"/>
          <table:table-cell table:style-name="ce130" table:formula="of:=[.S91] - [.S90]" office:value-type="float" office:value="7.90913980195514" calcext:value-type="float">
            <text:p>8</text:p>
          </table:table-cell>
          <table:table-cell table:style-name="ce130" table:formula="of:=[.T91] - [.T90]" office:value-type="float" office:value="26.8539003224534" calcext:value-type="float">
            <text:p>27</text:p>
          </table:table-cell>
          <table:table-cell table:style-name="ce130" table:formula="of:=[.U91] - [.U90]" office:value-type="float" office:value="0" calcext:value-type="float">
            <text:p>0</text:p>
          </table:table-cell>
          <table:table-cell table:style-name="ce130" table:formula="of:=[.V91] - [.V90]" office:value-type="float" office:value="18.9713892366665" calcext:value-type="float">
            <text:p>19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0" calcext:value-type="date">
            <text:p>20/03</text:p>
          </table:table-cell>
          <table:table-cell table:style-name="ce130" table:formula="of:=[.C92] - [.C91]" office:value-type="float" office:value="4.96121393817618" calcext:value-type="float">
            <text:p>5</text:p>
          </table:table-cell>
          <table:table-cell table:style-name="ce130" table:formula="of:=[.D92] - [.D91]" office:value-type="float" office:value="7.06913615156228" calcext:value-type="float">
            <text:p>7</text:p>
          </table:table-cell>
          <table:table-cell table:style-name="ce130" table:formula="of:=[.E92] - [.E91]" office:value-type="float" office:value="3.85187239517129" calcext:value-type="float">
            <text:p>4</text:p>
          </table:table-cell>
          <table:table-cell table:style-name="ce130" table:formula="of:=[.F92] - [.F91]" office:value-type="float" office:value="0" calcext:value-type="float">
            <text:p>0</text:p>
          </table:table-cell>
          <table:table-cell table:style-name="ce130" table:formula="of:=[.G92] - [.G91]" office:value-type="float" office:value="3.01631828190511" calcext:value-type="float">
            <text:p>3</text:p>
          </table:table-cell>
          <table:table-cell table:style-name="ce130" table:formula="of:=[.H92] - [.H91]" office:value-type="float" office:value="0" calcext:value-type="float">
            <text:p>0</text:p>
          </table:table-cell>
          <table:table-cell table:style-name="ce130" table:formula="of:=[.I92] - [.I91]" office:value-type="float" office:value="52.2755549050153" calcext:value-type="float">
            <text:p>52</text:p>
          </table:table-cell>
          <table:table-cell table:style-name="ce130" table:formula="of:=[.J92] - [.J91]" office:value-type="float" office:value="23.1849880514508" calcext:value-type="float">
            <text:p>23</text:p>
          </table:table-cell>
          <table:table-cell table:style-name="ce130" table:formula="of:=[.K92] - [.K91]" office:value-type="float" office:value="18.995076054174" calcext:value-type="float">
            <text:p>19</text:p>
          </table:table-cell>
          <table:table-cell table:style-name="ce130"/>
          <table:table-cell table:style-name="ce130" table:formula="of:=[.M92] - [.M91]" office:value-type="float" office:value="9.50733015154684" calcext:value-type="float">
            <text:p>10</text:p>
          </table:table-cell>
          <table:table-cell table:style-name="ce130" table:formula="of:=[.N92] - [.N91]" office:value-type="float" office:value="9.12417084097483" calcext:value-type="float">
            <text:p>9</text:p>
          </table:table-cell>
          <table:table-cell table:style-name="ce130" table:formula="of:=[.O92] - [.O91]" office:value-type="float" office:value="1.48603866672611" calcext:value-type="float">
            <text:p>1</text:p>
          </table:table-cell>
          <table:table-cell table:style-name="ce130" table:formula="of:=[.P92] - [.P91]" office:value-type="float" office:value="112.626759251638" calcext:value-type="float">
            <text:p>113</text:p>
          </table:table-cell>
          <table:table-cell table:style-name="ce130" table:number-columns-repeated="2"/>
          <table:table-cell table:style-name="ce130" table:formula="of:=[.S92] - [.S91]" office:value-type="float" office:value="7.90913980195514" calcext:value-type="float">
            <text:p>8</text:p>
          </table:table-cell>
          <table:table-cell table:style-name="ce130" table:formula="of:=[.T92] - [.T91]" office:value-type="float" office:value="37.182323523397" calcext:value-type="float">
            <text:p>37</text:p>
          </table:table-cell>
          <table:table-cell table:style-name="ce130" table:formula="of:=[.U92] - [.U91]" office:value-type="float" office:value="30.5880553643802" calcext:value-type="float">
            <text:p>31</text:p>
          </table:table-cell>
          <table:table-cell table:style-name="ce130" table:formula="of:=[.V92] - [.V91]" office:value-type="float" office:value="26.3803341456605" calcext:value-type="float">
            <text:p>26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1" calcext:value-type="date">
            <text:p>21/03</text:p>
          </table:table-cell>
          <table:table-cell table:style-name="ce130" table:formula="of:=[.C93] - [.C92]" office:value-type="float" office:value="7.08744848310884" calcext:value-type="float">
            <text:p>7</text:p>
          </table:table-cell>
          <table:table-cell table:style-name="ce130" table:formula="of:=[.D93] - [.D92]" office:value-type="float" office:value="17.6728403789057" calcext:value-type="float">
            <text:p>18</text:p>
          </table:table-cell>
          <table:table-cell table:style-name="ce130" table:formula="of:=[.E93] - [.E92]" office:value-type="float" office:value="11.5556171855139" calcext:value-type="float">
            <text:p>12</text:p>
          </table:table-cell>
          <table:table-cell table:style-name="ce130" table:formula="of:=[.F93] - [.F92]" office:value-type="float" office:value="11.4390953963361" calcext:value-type="float">
            <text:p>11</text:p>
          </table:table-cell>
          <table:table-cell table:style-name="ce130" table:formula="of:=[.G93] - [.G92]" office:value-type="float" office:value="9.04895484571532" calcext:value-type="float">
            <text:p>9</text:p>
          </table:table-cell>
          <table:table-cell table:style-name="ce130" table:formula="of:=[.H93] - [.H92]" office:value-type="float" office:value="8.02658404636155" calcext:value-type="float">
            <text:p>8</text:p>
          </table:table-cell>
          <table:table-cell table:style-name="ce130" table:formula="of:=[.I93] - [.I92]" office:value-type="float" office:value="57.5031103955168" calcext:value-type="float">
            <text:p>58</text:p>
          </table:table-cell>
          <table:table-cell table:style-name="ce130" table:formula="of:=[.J93] - [.J92]" office:value-type="float" office:value="19.8728469012435" calcext:value-type="float">
            <text:p>20</text:p>
          </table:table-cell>
          <table:table-cell table:style-name="ce130" table:formula="of:=[.K93] - [.K92]" office:value-type="float" office:value="28.140853413591" calcext:value-type="float">
            <text:p>28</text:p>
          </table:table-cell>
          <table:table-cell table:style-name="ce130"/>
          <table:table-cell table:style-name="ce130" table:formula="of:=[.M93] - [.M92]" office:value-type="float" office:value="17.9582902862552" calcext:value-type="float">
            <text:p>18</text:p>
          </table:table-cell>
          <table:table-cell table:style-name="ce130" table:formula="of:=[.N93] - [.N92]" office:value-type="float" office:value="9.12417084097483" calcext:value-type="float">
            <text:p>9</text:p>
          </table:table-cell>
          <table:table-cell table:style-name="ce130" table:formula="of:=[.O93] - [.O92]" office:value-type="float" office:value="5.94415466690443" calcext:value-type="float">
            <text:p>6</text:p>
          </table:table-cell>
          <table:table-cell table:style-name="ce130" table:formula="of:=[.P93] - [.P92]" office:value-type="float" office:value="152.479304832988" calcext:value-type="float">
            <text:p>152</text:p>
          </table:table-cell>
          <table:table-cell table:style-name="ce130"/>
          <table:table-cell table:style-name="ce130" table:formula="of:=[.R93] - [.R92]" office:value-type="float" office:value="4.37617609732616" calcext:value-type="float">
            <text:p>4</text:p>
          </table:table-cell>
          <table:table-cell table:style-name="ce130" table:formula="of:=[.S93] - [.S92]" office:value-type="float" office:value="31.6365592078206" calcext:value-type="float">
            <text:p>32</text:p>
          </table:table-cell>
          <table:table-cell table:style-name="ce130" table:formula="of:=[.T93] - [.T92]" office:value-type="float" office:value="28.9195849626421" calcext:value-type="float">
            <text:p>29</text:p>
          </table:table-cell>
          <table:table-cell table:style-name="ce130" table:formula="of:=[.U93] - [.U92]" office:value-type="float" office:value="122.352221457521" calcext:value-type="float">
            <text:p>122</text:p>
          </table:table-cell>
          <table:table-cell table:style-name="ce130" table:formula="of:=[.V93] - [.V92]" office:value-type="float" office:value="36.3711840986979" calcext:value-type="float">
            <text:p>36</text:p>
          </table:table-cell>
          <table:table-cell table:number-columns-repeated="42"/>
        </table:table-row>
        <table:table-row table:style-name="ro1">
          <table:table-cell/>
          <table:table-cell table:style-name="ce125" office:value-type="date" office:date-value="2020-03-22" calcext:value-type="date">
            <text:p>22/03</text:p>
          </table:table-cell>
          <table:table-cell table:style-name="ce132" table:formula="of:=[.C94] - [.C93]" office:value-type="float" office:value="4.96121393817619" calcext:value-type="float">
            <text:p>5</text:p>
          </table:table-cell>
          <table:table-cell table:style-name="ce132" table:formula="of:=[.D94] - [.D93]" office:value-type="float" office:value="7.06913615156229" calcext:value-type="float">
            <text:p>7</text:p>
          </table:table-cell>
          <table:table-cell table:style-name="ce132" table:formula="of:=[.E94] - [.E93]" office:value-type="float" office:value="11.5556171855139" calcext:value-type="float">
            <text:p>12</text:p>
          </table:table-cell>
          <table:table-cell table:style-name="ce132" table:formula="of:=[.F94] - [.F93]" office:value-type="float" office:value="0" calcext:value-type="float">
            <text:p>0</text:p>
          </table:table-cell>
          <table:table-cell table:style-name="ce132" table:formula="of:=[.G94] - [.G93]" office:value-type="float" office:value="6.03263656381021" calcext:value-type="float">
            <text:p>6</text:p>
          </table:table-cell>
          <table:table-cell table:style-name="ce132" table:formula="of:=[.H94] - [.H93]" office:value-type="float" office:value="24.0797521390847" calcext:value-type="float">
            <text:p>24</text:p>
          </table:table-cell>
          <table:table-cell table:style-name="ce132" table:formula="of:=[.I94] - [.I93]" office:value-type="float" office:value="73.1857768670215" calcext:value-type="float">
            <text:p>73</text:p>
          </table:table-cell>
          <table:table-cell table:style-name="ce132" table:formula="of:=[.J94] - [.J93]" office:value-type="float" office:value="31.4653409269689" calcext:value-type="float">
            <text:p>31</text:p>
          </table:table-cell>
          <table:table-cell table:style-name="ce132" table:formula="of:=[.K94] - [.K93]" office:value-type="float" office:value="48.5429721384446" calcext:value-type="float">
            <text:p>49</text:p>
          </table:table-cell>
          <table:table-cell table:style-name="ce132"/>
          <table:table-cell table:style-name="ce132" table:formula="of:=[.M94] - [.M93]" office:value-type="float" office:value="20.0710303199322" calcext:value-type="float">
            <text:p>20</text:p>
          </table:table-cell>
          <table:table-cell table:style-name="ce132" table:formula="of:=[.N94] - [.N93]" office:value-type="float" office:value="9.12417084097481" calcext:value-type="float">
            <text:p>9</text:p>
          </table:table-cell>
          <table:table-cell table:style-name="ce132" table:formula="of:=[.O94] - [.O93]" office:value-type="float" office:value="4.45811600017832" calcext:value-type="float">
            <text:p>4</text:p>
          </table:table-cell>
          <table:table-cell table:style-name="ce132" table:formula="of:=[.P94] - [.P93]" office:value-type="float" office:value="188.000051981581" calcext:value-type="float">
            <text:p>188</text:p>
          </table:table-cell>
          <table:table-cell table:style-name="ce132"/>
          <table:table-cell table:style-name="ce132" table:formula="of:=[.R94] - [.R93]" office:value-type="float" office:value="0" calcext:value-type="float">
            <text:p>0</text:p>
          </table:table-cell>
          <table:table-cell table:style-name="ce132" table:formula="of:=[.S94] - [.S93]" office:value-type="float" office:value="39.5456990097757" calcext:value-type="float">
            <text:p>40</text:p>
          </table:table-cell>
          <table:table-cell table:style-name="ce132" table:formula="of:=[.T94] - [.T93]" office:value-type="float" office:value="24.7882156822646" calcext:value-type="float">
            <text:p>25</text:p>
          </table:table-cell>
          <table:table-cell table:style-name="ce132" table:formula="of:=[.U94] - [.U93]" office:value-type="float" office:value="45.8820830465704" calcext:value-type="float">
            <text:p>46</text:p>
          </table:table-cell>
          <table:table-cell table:style-name="ce132" table:formula="of:=[.V94] - [.V93]" office:value-type="float" office:value="44.2291559718734" calcext:value-type="float">
            <text:p>44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30" table:formula="of:=[.C95] - [.C94]" office:value-type="float" office:value="7.79619333141972" calcext:value-type="float">
            <text:p>8</text:p>
          </table:table-cell>
          <table:table-cell table:style-name="ce130" table:formula="of:=[.D95] - [.D94]" office:value-type="float" office:value="28.2765446062491" calcext:value-type="float">
            <text:p>28</text:p>
          </table:table-cell>
          <table:table-cell table:style-name="ce130" table:formula="of:=[.E95] - [.E94]" office:value-type="float" office:value="15.4074895806852" calcext:value-type="float">
            <text:p>15</text:p>
          </table:table-cell>
          <table:table-cell table:style-name="ce130" table:formula="of:=[.F95] - [.F94]" office:value-type="float" office:value="34.3172861890082" calcext:value-type="float">
            <text:p>34</text:p>
          </table:table-cell>
          <table:table-cell table:style-name="ce130" table:formula="of:=[.G95] - [.G94]" office:value-type="float" office:value="6.03263656381021" calcext:value-type="float">
            <text:p>6</text:p>
          </table:table-cell>
          <table:table-cell table:style-name="ce130" table:formula="of:=[.H95] - [.H94]" office:value-type="float" office:value="8.02658404636154" calcext:value-type="float">
            <text:p>8</text:p>
          </table:table-cell>
          <table:table-cell table:style-name="ce137" table:formula="of:=[.I95] - [.I94]" office:value-type="float" office:value="86.2546655932753" calcext:value-type="float">
            <text:p>86</text:p>
          </table:table-cell>
          <table:table-cell table:style-name="ce130" table:formula="of:=[.J95] - [.J94]" office:value-type="float" office:value="46.3699761029016" calcext:value-type="float">
            <text:p>46</text:p>
          </table:table-cell>
          <table:table-cell table:style-name="ce130" table:formula="of:=[.K95] - [.K94]" office:value-type="float" office:value="37.9901521083479" calcext:value-type="float">
            <text:p>38</text:p>
          </table:table-cell>
          <table:table-cell table:style-name="ce130"/>
          <table:table-cell table:style-name="ce130" table:formula="of:=[.M95] - [.M94]" office:value-type="float" office:value="26.4092504209634" calcext:value-type="float">
            <text:p>26</text:p>
          </table:table-cell>
          <table:table-cell table:style-name="ce130" table:formula="of:=[.N95] - [.N94]" office:value-type="float" office:value="18.2483416819497" calcext:value-type="float">
            <text:p>18</text:p>
          </table:table-cell>
          <table:table-cell table:style-name="ce130" table:formula="of:=[.O95] - [.O94]" office:value-type="float" office:value="8.91623200035665" calcext:value-type="float">
            <text:p>9</text:p>
          </table:table-cell>
          <table:table-cell table:style-name="ce137" table:formula="of:=[.P95] - [.P94]" office:value-type="float" office:value="209.659044145358" calcext:value-type="float">
            <text:p>210</text:p>
          </table:table-cell>
          <table:table-cell table:style-name="ce130"/>
          <table:table-cell table:style-name="ce130" table:formula="of:=[.R95] - [.R94]" office:value-type="float" office:value="4.37617609732616" calcext:value-type="float">
            <text:p>4</text:p>
          </table:table-cell>
          <table:table-cell table:style-name="ce137" table:formula="of:=[.S95] - [.S94]" office:value-type="float" office:value="79.0913980195514" calcext:value-type="float">
            <text:p>79</text:p>
          </table:table-cell>
          <table:table-cell table:style-name="ce130" table:formula="of:=[.T95] - [.T94]" office:value-type="float" office:value="47.5107467243406" calcext:value-type="float">
            <text:p>48</text:p>
          </table:table-cell>
          <table:table-cell table:style-name="ce137" table:formula="of:=[.U95] - [.U94]" office:value-type="float" office:value="61.1761107287604" calcext:value-type="float">
            <text:p>61</text:p>
          </table:table-cell>
          <table:table-cell table:style-name="ce130" table:formula="of:=[.V95] - [.V94]" office:value-type="float" office:value="51.8626143629582" calcext:value-type="float">
            <text:p>52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.C96] - [.C95]" office:value-type="float" office:value="20.5536006010156" calcext:value-type="float">
            <text:p>21</text:p>
          </table:table-cell>
          <table:table-cell table:style-name="ce130" table:formula="of:=[.D96] - [.D95]" office:value-type="float" office:value="17.6728403789057" calcext:value-type="float">
            <text:p>18</text:p>
          </table:table-cell>
          <table:table-cell table:style-name="ce130" table:formula="of:=[.E96] - [.E95]" office:value-type="float" office:value="38.5187239517129" calcext:value-type="float">
            <text:p>39</text:p>
          </table:table-cell>
          <table:table-cell table:style-name="ce130" table:formula="of:=[.F96] - [.F95]" office:value-type="float" office:value="0" calcext:value-type="float">
            <text:p>0</text:p>
          </table:table-cell>
          <table:table-cell table:style-name="ce130" table:formula="of:=[.G96] - [.G95]" office:value-type="float" office:value="15.0815914095255" calcext:value-type="float">
            <text:p>15</text:p>
          </table:table-cell>
          <table:table-cell table:style-name="ce130" table:formula="of:=[.H96] - [.H95]" office:value-type="float" office:value="24.0797521390847" calcext:value-type="float">
            <text:p>24</text:p>
          </table:table-cell>
          <table:table-cell table:style-name="ce137" table:formula="of:=[.I96] - [.I95]" office:value-type="float" office:value="185.578219912804" calcext:value-type="float">
            <text:p>186</text:p>
          </table:table-cell>
          <table:table-cell table:style-name="ce130" table:formula="of:=[.J96] - [.J95]" office:value-type="float" office:value="36.4335526522798" calcext:value-type="float">
            <text:p>36</text:p>
          </table:table-cell>
          <table:table-cell table:style-name="ce130" table:formula="of:=[.K96] - [.K95]" office:value-type="float" office:value="26.0302894075717" calcext:value-type="float">
            <text:p>26</text:p>
          </table:table-cell>
          <table:table-cell table:style-name="ce130"/>
          <table:table-cell table:style-name="ce130" table:formula="of:=[.M96] - [.M95]" office:value-type="float" office:value="22.1837703536093" calcext:value-type="float">
            <text:p>22</text:p>
          </table:table-cell>
          <table:table-cell table:style-name="ce130" table:formula="of:=[.N96] - [.N95]" office:value-type="float" office:value="36.4966833638993" calcext:value-type="float">
            <text:p>36</text:p>
          </table:table-cell>
          <table:table-cell table:style-name="ce130" table:formula="of:=[.O96] - [.O95]" office:value-type="float" office:value="2.97207733345222" calcext:value-type="float">
            <text:p>3</text:p>
          </table:table-cell>
          <table:table-cell table:style-name="ce137" table:formula="of:=[.P96] - [.P95]" office:value-type="float" office:value="235.64983474189" calcext:value-type="float">
            <text:p>236</text:p>
          </table:table-cell>
          <table:table-cell table:style-name="ce130"/>
          <table:table-cell table:style-name="ce130" table:formula="of:=[.R96] - [.R95]" office:value-type="float" office:value="4.37617609732616" calcext:value-type="float">
            <text:p>4</text:p>
          </table:table-cell>
          <table:table-cell table:style-name="ce137" table:formula="of:=[.S96] - [.S95]" office:value-type="float" office:value="55.363978613686" calcext:value-type="float">
            <text:p>55</text:p>
          </table:table-cell>
          <table:table-cell table:style-name="ce130" table:formula="of:=[.T96] - [.T95]" office:value-type="float" office:value="26.8539003224534" calcext:value-type="float">
            <text:p>27</text:p>
          </table:table-cell>
          <table:table-cell table:style-name="ce137" table:formula="of:=[.U96] - [.U95]" office:value-type="float" office:value="122.352221457521" calcext:value-type="float">
            <text:p>122</text:p>
          </table:table-cell>
          <table:table-cell table:style-name="ce130" table:formula="of:=[.V96] - [.V95]" office:value-type="float" office:value="57.6999648973171" calcext:value-type="float">
            <text:p>58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.C97] - [.C96]" office:value-type="float" office:value="18.427366056083" calcext:value-type="float">
            <text:p>18</text:p>
          </table:table-cell>
          <table:table-cell table:style-name="ce130" table:formula="of:=[.D97] - [.D96]" office:value-type="float" office:value="10.6037042273436" calcext:value-type="float">
            <text:p>11</text:p>
          </table:table-cell>
          <table:table-cell table:style-name="ce130" table:formula="of:=[.E97] - [.E96]" office:value-type="float" office:value="11.5556171855139" calcext:value-type="float">
            <text:p>12</text:p>
          </table:table-cell>
          <table:table-cell table:style-name="ce130" table:formula="of:=[.F97] - [.F96]" office:value-type="float" office:value="17.1586430945041" calcext:value-type="float">
            <text:p>17</text:p>
          </table:table-cell>
          <table:table-cell table:style-name="ce130" table:formula="of:=[.G97] - [.G96]" office:value-type="float" office:value="15.0815914095255" calcext:value-type="float">
            <text:p>15</text:p>
          </table:table-cell>
          <table:table-cell table:style-name="ce130" table:formula="of:=[.H97] - [.H96]" office:value-type="float" office:value="40.1329202318077" calcext:value-type="float">
            <text:p>40</text:p>
          </table:table-cell>
          <table:table-cell table:style-name="ce137" table:formula="of:=[.I97] - [.I96]" office:value-type="float" office:value="122.847554026785" calcext:value-type="float">
            <text:p>123</text:p>
          </table:table-cell>
          <table:table-cell table:style-name="ce130" table:formula="of:=[.J97] - [.J96]" office:value-type="float" office:value="67.8988935792488" calcext:value-type="float">
            <text:p>68</text:p>
          </table:table-cell>
          <table:table-cell table:style-name="ce130" table:formula="of:=[.K97] - [.K96]" office:value-type="float" office:value="164.623992469508" calcext:value-type="float">
            <text:p>165</text:p>
          </table:table-cell>
          <table:table-cell table:style-name="ce130"/>
          <table:table-cell table:style-name="ce130" table:formula="of:=[.M97] - [.M96]" office:value-type="float" office:value="29.578360471479" calcext:value-type="float">
            <text:p>30</text:p>
          </table:table-cell>
          <table:table-cell table:style-name="ce130" table:formula="of:=[.N97] - [.N96]" office:value-type="float" office:value="59.3071104663361" calcext:value-type="float">
            <text:p>59</text:p>
          </table:table-cell>
          <table:table-cell table:style-name="ce130" table:formula="of:=[.O97] - [.O96]" office:value-type="float" office:value="10.4022706670827" calcext:value-type="float">
            <text:p>10</text:p>
          </table:table-cell>
          <table:table-cell table:style-name="ce137" table:formula="of:=[.P97] - [.P96]" office:value-type="float" office:value="251.244309099804" calcext:value-type="float">
            <text:p>251</text:p>
          </table:table-cell>
          <table:table-cell table:style-name="ce130"/>
          <table:table-cell table:style-name="ce130" table:formula="of:=[.R97] - [.R96]" office:value-type="float" office:value="8.75235219465228" calcext:value-type="float">
            <text:p>9</text:p>
          </table:table-cell>
          <table:table-cell table:style-name="ce137" table:formula="of:=[.S97] - [.S96]" office:value-type="float" office:value="15.8182796039106" calcext:value-type="float">
            <text:p>16</text:p>
          </table:table-cell>
          <table:table-cell table:style-name="ce130" table:formula="of:=[.T97] - [.T96]" office:value-type="float" office:value="45.4450620841517" calcext:value-type="float">
            <text:p>45</text:p>
          </table:table-cell>
          <table:table-cell table:style-name="ce137" table:formula="of:=[.U97] - [.U96]" office:value-type="float" office:value="107.058193775331" calcext:value-type="float">
            <text:p>107</text:p>
          </table:table-cell>
          <table:table-cell table:style-name="ce130" table:formula="of:=[.V97] - [.V96]" office:value-type="float" office:value="82.8454748914789" calcext:value-type="float">
            <text:p>83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.C98] - [.C97]" office:value-type="float" office:value="14.8836418145285" calcext:value-type="float">
            <text:p>15</text:p>
          </table:table-cell>
          <table:table-cell table:style-name="ce130" table:formula="of:=[.D98] - [.D97]" office:value-type="float" office:value="28.2765446062487" calcext:value-type="float">
            <text:p>28</text:p>
          </table:table-cell>
          <table:table-cell table:style-name="ce130" table:formula="of:=[.E98] - [.E97]" office:value-type="float" office:value="7.7037447903426" calcext:value-type="float">
            <text:p>8</text:p>
          </table:table-cell>
          <table:table-cell table:style-name="ce130" table:formula="of:=[.F98] - [.F97]" office:value-type="float" office:value="22.8781907926721" calcext:value-type="float">
            <text:p>23</text:p>
          </table:table-cell>
          <table:table-cell table:style-name="ce130" table:formula="of:=[.G98] - [.G97]" office:value-type="float" office:value="9.04895484571536" calcext:value-type="float">
            <text:p>9</text:p>
          </table:table-cell>
          <table:table-cell table:style-name="ce130" table:formula="of:=[.H98] - [.H97]" office:value-type="float" office:value="24.0797521390843" calcext:value-type="float">
            <text:p>24</text:p>
          </table:table-cell>
          <table:table-cell table:style-name="ce137" table:formula="of:=[.I98] - [.I97]" office:value-type="float" office:value="138.530220498291" calcext:value-type="float">
            <text:p>139</text:p>
          </table:table-cell>
          <table:table-cell table:style-name="ce130" table:formula="of:=[.J98] - [.J97]" office:value-type="float" office:value="67.8988935792485" calcext:value-type="float">
            <text:p>68</text:p>
          </table:table-cell>
          <table:table-cell table:style-name="ce130" table:formula="of:=[.K98] - [.K97]" office:value-type="float" office:value="109.749328313006" calcext:value-type="float">
            <text:p>110</text:p>
          </table:table-cell>
          <table:table-cell table:style-name="ce130"/>
          <table:table-cell table:style-name="ce130" table:formula="of:=[.M98] - [.M97]" office:value-type="float" office:value="25.3528804041248" calcext:value-type="float">
            <text:p>25</text:p>
          </table:table-cell>
          <table:table-cell table:style-name="ce130" table:formula="of:=[.N98] - [.N97]" office:value-type="float" office:value="86.6796229892609" calcext:value-type="float">
            <text:p>87</text:p>
          </table:table-cell>
          <table:table-cell table:style-name="ce130" table:formula="of:=[.O98] - [.O97]" office:value-type="float" office:value="7.43019333363056" calcext:value-type="float">
            <text:p>7</text:p>
          </table:table-cell>
          <table:table-cell table:style-name="ce137" table:formula="of:=[.P98] - [.P97]" office:value-type="float" office:value="229.585316936037" calcext:value-type="float">
            <text:p>230</text:p>
          </table:table-cell>
          <table:table-cell table:style-name="ce130"/>
          <table:table-cell table:style-name="ce130" table:formula="of:=[.R98] - [.R97]" office:value-type="float" office:value="13.1285282919784" calcext:value-type="float">
            <text:p>13</text:p>
          </table:table-cell>
          <table:table-cell table:style-name="ce137" table:formula="of:=[.S98] - [.S97]" office:value-type="float" office:value="126.546236831282" calcext:value-type="float">
            <text:p>127</text:p>
          </table:table-cell>
          <table:table-cell table:style-name="ce130" table:formula="of:=[.T98] - [.T97]" office:value-type="float" office:value="51.6421160047178" calcext:value-type="float">
            <text:p>52</text:p>
          </table:table-cell>
          <table:table-cell table:style-name="ce137" table:formula="of:=[.U98] - [.U97]" office:value-type="float" office:value="91.7641660931405" calcext:value-type="float">
            <text:p>92</text:p>
          </table:table-cell>
          <table:table-cell table:style-name="ce130" table:formula="of:=[.V98] - [.V97]" office:value-type="float" office:value="73.5281653847133" calcext:value-type="float">
            <text:p>74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7" calcext:value-type="date">
            <text:p>27/03</text:p>
          </table:table-cell>
          <table:table-cell table:style-name="ce130" table:formula="of:=[.C99] - [.C98]" office:value-type="float" office:value="7.08744848310887" calcext:value-type="float">
            <text:p>7</text:p>
          </table:table-cell>
          <table:table-cell table:style-name="ce130" table:formula="of:=[.D99] - [.D98]" office:value-type="float" office:value="35.3456807578111" calcext:value-type="float">
            <text:p>35</text:p>
          </table:table-cell>
          <table:table-cell table:style-name="ce130" table:formula="of:=[.E99] - [.E98]" office:value-type="float" office:value="7.70374479034248" calcext:value-type="float">
            <text:p>8</text:p>
          </table:table-cell>
          <table:table-cell table:style-name="ce130" table:formula="of:=[.F99] - [.F98]" office:value-type="float" office:value="28.5977384908401" calcext:value-type="float">
            <text:p>29</text:p>
          </table:table-cell>
          <table:table-cell table:style-name="ce130" table:formula="of:=[.G99] - [.G98]" office:value-type="float" office:value="9.04895484571529" calcext:value-type="float">
            <text:p>9</text:p>
          </table:table-cell>
          <table:table-cell table:style-name="ce130" table:formula="of:=[.H99] - [.H98]" office:value-type="float" office:value="32.1063361854465" calcext:value-type="float">
            <text:p>32</text:p>
          </table:table-cell>
          <table:table-cell table:style-name="ce137" table:formula="of:=[.I99] - [.I98]" office:value-type="float" office:value="133.302665007789" calcext:value-type="float">
            <text:p>133</text:p>
          </table:table-cell>
          <table:table-cell table:style-name="ce130" table:formula="of:=[.J99] - [.J98]" office:value-type="float" office:value="76.1792464547675" calcext:value-type="float">
            <text:p>76</text:p>
          </table:table-cell>
          <table:table-cell table:style-name="ce130" table:formula="of:=[.K99] - [.K98]" office:value-type="float" office:value="146.332437750673" calcext:value-type="float">
            <text:p>146</text:p>
          </table:table-cell>
          <table:table-cell table:style-name="ce130"/>
          <table:table-cell table:style-name="ce130" table:formula="of:=[.M99] - [.M98]" office:value-type="float" office:value="32.7474705219946" calcext:value-type="float">
            <text:p>33</text:p>
          </table:table-cell>
          <table:table-cell table:style-name="ce130" table:formula="of:=[.N99] - [.N98]" office:value-type="float" office:value="50.1829396253615" calcext:value-type="float">
            <text:p>50</text:p>
          </table:table-cell>
          <table:table-cell table:style-name="ce130" table:formula="of:=[.O99] - [.O98]" office:value-type="float" office:value="16.3464253339872" calcext:value-type="float">
            <text:p>16</text:p>
          </table:table-cell>
          <table:table-cell table:style-name="ce137" table:formula="of:=[.P99] - [.P98]" office:value-type="float" office:value="278.96781906944" calcext:value-type="float">
            <text:p>279</text:p>
          </table:table-cell>
          <table:table-cell table:style-name="ce130"/>
          <table:table-cell table:style-name="ce130" table:formula="of:=[.R99] - [.R98]" office:value-type="float" office:value="30.6332326812831" calcext:value-type="float">
            <text:p>31</text:p>
          </table:table-cell>
          <table:table-cell table:style-name="ce137" table:formula="of:=[.S99] - [.S98]" office:value-type="float" office:value="71.1822582175961" calcext:value-type="float">
            <text:p>71</text:p>
          </table:table-cell>
          <table:table-cell table:style-name="ce130" table:formula="of:=[.T99] - [.T98]" office:value-type="float" office:value="55.7734852850952" calcext:value-type="float">
            <text:p>56</text:p>
          </table:table-cell>
          <table:table-cell table:style-name="ce137" table:formula="of:=[.U99] - [.U98]" office:value-type="float" office:value="183.528332186281" calcext:value-type="float">
            <text:p>184</text:p>
          </table:table-cell>
          <table:table-cell table:style-name="ce130" table:formula="of:=[.V99] - [.V98]" office:value-type="float" office:value="86.3254338638852" calcext:value-type="float">
            <text:p>86</text:p>
          </table:table-cell>
          <table:table-cell table:number-columns-repeated="42"/>
        </table:table-row>
        <table:table-row table:style-name="ro1" table:number-rows-repeated="10484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ja3" table:style-name="ta1">
        <office:forms form:automatic-focus="false" form:apply-design-mode="false"/>
        <table:table-column table:style-name="co11" table:default-cell-style-name="Default"/>
        <table:table-column table:style-name="co3" table:default-cell-style-name="Default"/>
        <table:table-column table:style-name="co12" table:number-columns-repeated="4" table:default-cell-style-name="ce77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number-columns-repeated="4" table:default-cell-style-name="ce77"/>
        <table:table-column table:style-name="co14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row table:style-name="ro1">
          <table:table-cell/>
          <table:table-cell table:style-name="ce79" office:value-type="string" calcext:value-type="string">
            <text:p>Coronavirus COVID-1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26"/>
        </table:table-row>
        <table:table-row table:style-name="ro1">
          <table:table-cell/>
          <table:table-cell table:style-name="ce81" office:value-type="string" calcext:value-type="string">
            <text:p>Habitantes</text:p>
          </table:table-cell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 table:number-columns-repeated="2"/>
          <table:table-cell table:style-name="ce81" office:value-type="string" calcext:value-type="string">
            <text:p>&gt; 65 años</text:p>
          </table:table-cell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 table:number-columns-repeated="15"/>
        </table:table-row>
        <table:table-row table:style-name="ro1">
          <table:table-cell/>
          <table:table-cell table:style-name="ce146" office:value-type="string" calcext:value-type="string">
            <text:p>Millones</text:p>
          </table:table-cell>
          <table:table-cell table:style-name="ce149" office:value-type="float" office:value="62.246674" calcext:value-type="float">
            <text:p>62,2</text:p>
          </table:table-cell>
          <table:table-cell table:style-name="ce149" office:value-type="float" office:value="46.723" calcext:value-type="float">
            <text:p>46,7</text:p>
          </table:table-cell>
          <table:table-cell table:style-name="ce149" office:value-type="float" office:value="67.364357" calcext:value-type="float">
            <text:p>67,4</text:p>
          </table:table-cell>
          <table:table-cell table:style-name="ce149" office:value-type="float" office:value="80.457737" calcext:value-type="float">
            <text:p>80,5</text:p>
          </table:table-cell>
          <table:table-cell table:number-columns-repeated="2"/>
          <table:table-cell table:style-name="ce146" office:value-type="string" calcext:value-type="string">
            <text:p>Millones</text:p>
          </table:table-cell>
          <table:table-cell table:style-name="ce149" office:value-type="float" office:value="13.501303" calcext:value-type="float">
            <text:p>13,5</text:p>
          </table:table-cell>
          <table:table-cell table:style-name="ce149" office:value-type="float" office:value="8.908151" calcext:value-type="float">
            <text:p>8,9</text:p>
          </table:table-cell>
          <table:table-cell table:style-name="ce149" office:value-type="float" office:value="13.3516155574" calcext:value-type="float">
            <text:p>13,4</text:p>
          </table:table-cell>
          <table:table-cell table:style-name="ce166" office:value-type="float" office:value="17.99035" calcext:value-type="float">
            <text:p>18.0</text:p>
          </table:table-cell>
          <table:table-cell table:number-columns-repeated="15"/>
        </table:table-row>
        <table:table-row table:style-name="ro1">
          <table:table-cell/>
          <table:table-cell table:style-name="ce77"/>
          <table:table-cell table:number-columns-repeated="6"/>
          <table:table-cell table:style-name="ce77"/>
          <table:table-cell table:style-name="ce170"/>
          <table:table-cell table:number-columns-repeated="18"/>
        </table:table-row>
        <table:table-row table:style-name="ro1">
          <table:table-cell/>
          <table:table-cell table:style-name="ce124" office:value-type="string" calcext:value-type="string">
            <text:p>Casos por millón de habitantes</text:p>
          </table:table-cell>
          <table:table-cell table:number-columns-repeated="6"/>
          <table:table-cell table:style-name="ce124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124" office:value-type="string" calcext:value-type="string">
            <text:p>Muertes diarias por millón de habitantes de más de 65 años</text:p>
          </table:table-cell>
          <table:table-cell table:style-name="ce77" table:number-columns-repeated="4"/>
          <table:table-cell/>
          <table:table-cell table:style-name="ce80" office:value-type="string" calcext:value-type="string">
            <text:p>Muertes por casos declarados</text:p>
          </table:table-cell>
          <table:table-cell table:number-columns-repeated="5"/>
          <table:table-cell table:style-name="ce80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147"/>
          <table:table-cell table:number-columns-repeated="6"/>
          <table:table-cell table:style-name="ce147"/>
          <table:table-cell table:number-columns-repeated="5"/>
          <table:table-cell table:style-name="ce147"/>
          <table:table-cell table:style-name="ce77" table:number-columns-repeated="4"/>
          <table:table-cell table:number-columns-repeated="9"/>
        </table:table-row>
        <table:table-row table:style-name="ro1">
          <table:table-cell/>
          <table:table-cell table:style-name="ce81"/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 table:number-columns-repeated="2"/>
          <table:table-cell table:style-name="ce81"/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/>
          <table:table-cell table:style-name="ce81"/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/>
          <table:table-cell table:style-name="ce81"/>
          <table:table-cell table:style-name="ce88" office:value-type="string" calcext:value-type="string">
            <text:p>Italia</text:p>
          </table:table-cell>
          <table:table-cell table:style-name="ce88" office:value-type="string" calcext:value-type="string">
            <text:p>España</text:p>
          </table:table-cell>
          <table:table-cell table:style-name="ce88" office:value-type="string" calcext:value-type="string">
            <text:p>Francia</text:p>
          </table:table-cell>
          <table:table-cell table:style-name="ce88" office:value-type="string" calcext:value-type="string">
            <text:p>Alemania</text:p>
          </table:table-cell>
          <table:table-cell/>
          <table:table-cell table:style-name="ce88" office:value-type="string" calcext:value-type="string">
            <text:p>Enfermedades</text:p>
          </table:table-cell>
          <table:table-cell table:style-name="ce88" office:value-type="string" calcext:value-type="string">
            <text:p>España</text:p>
          </table:table-cell>
        </table:table-row>
        <table:table-row table:style-name="ro1">
          <table:table-cell/>
          <table:table-cell table:style-name="ce82" office:value-type="date" office:date-value="2020-02-20" calcext:value-type="date">
            <text:p>20/02</text:p>
          </table:table-cell>
          <table:table-cell table:style-name="ce163" table:formula="of:=[Hoja1.C9]/[.C$4]" office:value-type="float" office:value="0.0481953461481332" calcext:value-type="float">
            <text:p>0.05</text:p>
          </table:table-cell>
          <table:table-cell table:style-name="ce163" table:number-columns-repeated="2"/>
          <table:table-cell table:number-columns-repeated="3"/>
          <table:table-cell table:style-name="ce82" office:value-type="date" office:date-value="2020-02-20" calcext:value-type="date">
            <text:p>20/02</text:p>
          </table:table-cell>
          <table:table-cell table:number-columns-repeated="5"/>
          <table:table-cell table:style-name="ce82" office:value-type="date" office:date-value="2020-02-20" calcext:value-type="date">
            <text:p>20/02</text:p>
          </table:table-cell>
          <table:table-cell table:style-name="ce77" table:number-columns-repeated="4"/>
          <table:table-cell/>
          <table:table-cell table:style-name="ce82" office:value-type="date" office:date-value="2020-02-20" calcext:value-type="date">
            <text:p>20/02</text:p>
          </table:table-cell>
          <table:table-cell table:style-name="ce77"/>
          <table:table-cell table:style-name="ce172"/>
          <table:table-cell table:style-name="ce77" table:number-columns-repeated="2"/>
          <table:table-cell/>
          <table:table-cell office:value-type="string" calcext:value-type="string">
            <text:p>Enfermedades del sistema circulatorio</text:p>
          </table:table-cell>
          <table:table-cell table:style-name="ce130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82" office:value-type="date" office:date-value="2020-02-21" calcext:value-type="date">
            <text:p>21/02</text:p>
          </table:table-cell>
          <table:table-cell table:style-name="ce163" table:formula="of:=[Hoja1.C10]/[.C$4]" office:value-type="float" office:value="0.321302307654221" calcext:value-type="float">
            <text:p>0.32</text:p>
          </table:table-cell>
          <table:table-cell table:style-name="ce163" table:number-columns-repeated="2"/>
          <table:table-cell table:number-columns-repeated="3"/>
          <table:table-cell table:style-name="ce82" office:value-type="date" office:date-value="2020-02-21" calcext:value-type="date">
            <text:p>21/02</text:p>
          </table:table-cell>
          <table:table-cell table:style-name="ce163" table:formula="of:=[Hoja1.I10]/[.J$4]" office:value-type="float" office:value="0.0740669252441783" calcext:value-type="float">
            <text:p>0.07</text:p>
          </table:table-cell>
          <table:table-cell table:style-name="ce166"/>
          <table:table-cell table:style-name="ce166" table:formula="of:=[Hoja1.K10]/[.L$4]" office:value-type="float" office:value="0.0748973033039256" calcext:value-type="float">
            <text:p>0.1</text:p>
          </table:table-cell>
          <table:table-cell table:number-columns-repeated="2"/>
          <table:table-cell table:style-name="ce82" office:value-type="date" office:date-value="2020-02-21" calcext:value-type="date">
            <text:p>21/02</text:p>
          </table:table-cell>
          <table:table-cell table:style-name="ce166" table:formula="of:=[.J10]-[.J9]" office:value-type="float" office:value="0.0740669252441783" calcext:value-type="float">
            <text:p>0.1</text:p>
          </table:table-cell>
          <table:table-cell table:style-name="ce166" table:formula="of:=[.K10]-[.K9]" office:value-type="float" office:value="0" calcext:value-type="float">
            <text:p>0.0</text:p>
          </table:table-cell>
          <table:table-cell table:style-name="ce166" table:formula="of:=[.L10]-[.L9]" office:value-type="float" office:value="0.0748973033039256" calcext:value-type="float">
            <text:p>0.1</text:p>
          </table:table-cell>
          <table:table-cell table:style-name="ce77"/>
          <table:table-cell/>
          <table:table-cell table:style-name="ce82" office:value-type="date" office:date-value="2020-02-21" calcext:value-type="date">
            <text:p>21/02</text:p>
          </table:table-cell>
          <table:table-cell table:style-name="ce166" table:formula="of:=[Hoja1.I10]/[Hoja1.C10]*100" office:value-type="float" office:value="5" calcext:value-type="float">
            <text:p>5.0</text:p>
          </table:table-cell>
          <table:table-cell table:style-name="ce172"/>
          <table:table-cell table:style-name="ce166" table:number-columns-repeated="2"/>
          <table:table-cell/>
          <table:table-cell office:value-type="string" calcext:value-type="string">
            <text:p>Tumores</text:p>
          </table:table-cell>
          <table:table-cell table:style-name="ce130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82" office:value-type="date" office:date-value="2020-02-22" calcext:value-type="date">
            <text:p>22/02</text:p>
          </table:table-cell>
          <table:table-cell table:style-name="ce166" table:formula="of:=[Hoja1.C11]/[.C$4]" office:value-type="float" office:value="1.26914411523417" calcext:value-type="float">
            <text:p>1.3</text:p>
          </table:table-cell>
          <table:table-cell table:style-name="ce166" table:number-columns-repeated="2"/>
          <table:table-cell table:number-columns-repeated="3"/>
          <table:table-cell table:style-name="ce82" office:value-type="date" office:date-value="2020-02-22" calcext:value-type="date">
            <text:p>22/02</text:p>
          </table:table-cell>
          <table:table-cell table:style-name="ce163" table:formula="of:=[Hoja1.I11]/[.J$4]" office:value-type="float" office:value="0.148133850488357" calcext:value-type="float">
            <text:p>0.15</text:p>
          </table:table-cell>
          <table:table-cell table:style-name="ce166"/>
          <table:table-cell table:style-name="ce166" table:formula="of:=[Hoja1.K11]/[.L$4]" office:value-type="float" office:value="0.0748973033039256" calcext:value-type="float">
            <text:p>0.1</text:p>
          </table:table-cell>
          <table:table-cell table:number-columns-repeated="2"/>
          <table:table-cell table:style-name="ce82" office:value-type="date" office:date-value="2020-02-22" calcext:value-type="date">
            <text:p>22/02</text:p>
          </table:table-cell>
          <table:table-cell table:style-name="ce166" table:formula="of:=[.J11]-[.J10]" office:value-type="float" office:value="0.0740669252441783" calcext:value-type="float">
            <text:p>0.1</text:p>
          </table:table-cell>
          <table:table-cell table:style-name="ce166" table:formula="of:=[.K11]-[.K10]" office:value-type="float" office:value="0" calcext:value-type="float">
            <text:p>0.0</text:p>
          </table:table-cell>
          <table:table-cell table:style-name="ce166" table:formula="of:=[.L11]-[.L10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2" calcext:value-type="date">
            <text:p>22/02</text:p>
          </table:table-cell>
          <table:table-cell table:style-name="ce166" table:formula="of:=[Hoja1.I11]/[Hoja1.C11]*100" office:value-type="float" office:value="2.53164556962025" calcext:value-type="float">
            <text:p>2.5</text:p>
          </table:table-cell>
          <table:table-cell table:style-name="ce172"/>
          <table:table-cell table:style-name="ce166"/>
          <table:table-cell table:style-name="ce77"/>
          <table:table-cell/>
          <table:table-cell office:value-type="string" calcext:value-type="string">
            <text:p>Enfermedades del sistema respiratorio</text:p>
          </table:table-cell>
          <table:table-cell table:style-name="ce130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82" office:value-type="date" office:date-value="2020-02-23" calcext:value-type="date">
            <text:p>23/02</text:p>
          </table:table-cell>
          <table:table-cell table:style-name="ce166" table:formula="of:=[Hoja1.C12]/[.C$4]" office:value-type="float" office:value="2.40976730740666" calcext:value-type="float">
            <text:p>2.4</text:p>
          </table:table-cell>
          <table:table-cell table:style-name="ce166" table:number-columns-repeated="2"/>
          <table:table-cell table:number-columns-repeated="3"/>
          <table:table-cell table:style-name="ce82" office:value-type="date" office:date-value="2020-02-23" calcext:value-type="date">
            <text:p>23/02</text:p>
          </table:table-cell>
          <table:table-cell table:style-name="ce166" table:formula="of:=[Hoja1.I12]/[.J$4]" office:value-type="float" office:value="0.222200775732535" calcext:value-type="float">
            <text:p>0.2</text:p>
          </table:table-cell>
          <table:table-cell table:style-name="ce166"/>
          <table:table-cell table:style-name="ce166" table:formula="of:=[Hoja1.K12]/[.L$4]" office:value-type="float" office:value="0.0748973033039256" calcext:value-type="float">
            <text:p>0.1</text:p>
          </table:table-cell>
          <table:table-cell table:number-columns-repeated="2"/>
          <table:table-cell table:style-name="ce82" office:value-type="date" office:date-value="2020-02-23" calcext:value-type="date">
            <text:p>23/02</text:p>
          </table:table-cell>
          <table:table-cell table:style-name="ce166" table:formula="of:=[.J12]-[.J11]" office:value-type="float" office:value="0.0740669252441783" calcext:value-type="float">
            <text:p>0.1</text:p>
          </table:table-cell>
          <table:table-cell table:style-name="ce166" table:formula="of:=[.K12]-[.K11]" office:value-type="float" office:value="0" calcext:value-type="float">
            <text:p>0.0</text:p>
          </table:table-cell>
          <table:table-cell table:style-name="ce166" table:formula="of:=[.L12]-[.L11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3" calcext:value-type="date">
            <text:p>23/02</text:p>
          </table:table-cell>
          <table:table-cell table:style-name="ce166" table:formula="of:=[Hoja1.I12]/[Hoja1.C12]*100" office:value-type="float" office:value="2" calcext:value-type="float">
            <text:p>2.0</text:p>
          </table:table-cell>
          <table:table-cell table:style-name="ce172"/>
          <table:table-cell table:style-name="ce166"/>
          <table:table-cell table:style-name="ce77"/>
          <table:table-cell/>
          <table:table-cell office:value-type="string" calcext:value-type="string">
            <text:p>Enfermedades del sistema nervioso</text:p>
          </table:table-cell>
          <table:table-cell table:style-name="ce130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82" office:value-type="date" office:date-value="2020-02-24" calcext:value-type="date">
            <text:p>24/02</text:p>
          </table:table-cell>
          <table:table-cell table:style-name="ce166" table:formula="of:=[Hoja1.C13]/[.C$4]" office:value-type="float" office:value="3.64678119187541" calcext:value-type="float">
            <text:p>3.6</text:p>
          </table:table-cell>
          <table:table-cell table:style-name="ce166" table:number-columns-repeated="2"/>
          <table:table-cell table:number-columns-repeated="3"/>
          <table:table-cell table:style-name="ce82" office:value-type="date" office:date-value="2020-02-24" calcext:value-type="date">
            <text:p>24/02</text:p>
          </table:table-cell>
          <table:table-cell table:style-name="ce166" table:formula="of:=[Hoja1.I13]/[.J$4]" office:value-type="float" office:value="0.518468476709248" calcext:value-type="float">
            <text:p>0.5</text:p>
          </table:table-cell>
          <table:table-cell table:style-name="ce166"/>
          <table:table-cell table:style-name="ce166" table:formula="of:=[Hoja1.K13]/[.L$4]" office:value-type="float" office:value="0.0748973033039256" calcext:value-type="float">
            <text:p>0.1</text:p>
          </table:table-cell>
          <table:table-cell table:number-columns-repeated="2"/>
          <table:table-cell table:style-name="ce82" office:value-type="date" office:date-value="2020-02-24" calcext:value-type="date">
            <text:p>24/02</text:p>
          </table:table-cell>
          <table:table-cell table:style-name="ce166" table:formula="of:=[.J13]-[.J12]" office:value-type="float" office:value="0.296267700976713" calcext:value-type="float">
            <text:p>0.3</text:p>
          </table:table-cell>
          <table:table-cell table:style-name="ce166" table:formula="of:=[.K13]-[.K12]" office:value-type="float" office:value="0" calcext:value-type="float">
            <text:p>0.0</text:p>
          </table:table-cell>
          <table:table-cell table:style-name="ce166" table:formula="of:=[.L13]-[.L12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4" calcext:value-type="date">
            <text:p>24/02</text:p>
          </table:table-cell>
          <table:table-cell table:style-name="ce166" table:formula="of:=[Hoja1.I13]/[Hoja1.C13]*100" office:value-type="float" office:value="3.08370044052863" calcext:value-type="float">
            <text:p>3.1</text:p>
          </table:table-cell>
          <table:table-cell table:style-name="ce172"/>
          <table:table-cell table:style-name="ce166"/>
          <table:table-cell table:style-name="ce77"/>
          <table:table-cell/>
          <table:table-cell office:value-type="string" calcext:value-type="string">
            <text:p>Trastornos mentales</text:p>
          </table:table-cell>
          <table:table-cell table:style-name="ce130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82" office:value-type="date" office:date-value="2020-02-25" calcext:value-type="date">
            <text:p>25/02</text:p>
          </table:table-cell>
          <table:table-cell table:style-name="ce166" table:formula="of:=[Hoja1.C14]/[.C$4]" office:value-type="float" office:value="5.14083692246754" calcext:value-type="float">
            <text:p>5.1</text:p>
          </table:table-cell>
          <table:table-cell table:style-name="ce166" table:formula="of:=[Hoja1.D14]/[.D$4]" office:value-type="float" office:value="0.0642082058087024" calcext:value-type="float">
            <text:p>0.1</text:p>
          </table:table-cell>
          <table:table-cell table:style-name="ce166" table:formula="of:=[Hoja1.E14]/[.E$4]" office:value-type="float" office:value="0.192980391692895" calcext:value-type="float">
            <text:p>0.2</text:p>
          </table:table-cell>
          <table:table-cell table:style-name="ce166" table:formula="of:=[Hoja1.F14]/[.F$4]" office:value-type="float" office:value="0.2237199388295" calcext:value-type="float">
            <text:p>0.2</text:p>
          </table:table-cell>
          <table:table-cell table:number-columns-repeated="2"/>
          <table:table-cell table:style-name="ce82" office:value-type="date" office:date-value="2020-02-25" calcext:value-type="date">
            <text:p>25/02</text:p>
          </table:table-cell>
          <table:table-cell table:style-name="ce166" table:formula="of:=[Hoja1.I14]/[.J$4]" office:value-type="float" office:value="0.740669252441783" calcext:value-type="float">
            <text:p>0.7</text:p>
          </table:table-cell>
          <table:table-cell table:style-name="ce166"/>
          <table:table-cell table:style-name="ce166" table:formula="of:=[Hoja1.K14]/[.L$4]" office:value-type="float" office:value="0.0748973033039256" calcext:value-type="float">
            <text:p>0.1</text:p>
          </table:table-cell>
          <table:table-cell table:number-columns-repeated="2"/>
          <table:table-cell table:style-name="ce82" office:value-type="date" office:date-value="2020-02-25" calcext:value-type="date">
            <text:p>25/02</text:p>
          </table:table-cell>
          <table:table-cell table:style-name="ce166" table:formula="of:=[.J14]-[.J13]" office:value-type="float" office:value="0.222200775732535" calcext:value-type="float">
            <text:p>0.2</text:p>
          </table:table-cell>
          <table:table-cell table:style-name="ce166" table:formula="of:=[.K14]-[.K13]" office:value-type="float" office:value="0" calcext:value-type="float">
            <text:p>0.0</text:p>
          </table:table-cell>
          <table:table-cell table:style-name="ce166" table:formula="of:=[.L14]-[.L13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5" calcext:value-type="date">
            <text:p>25/02</text:p>
          </table:table-cell>
          <table:table-cell table:style-name="ce166" table:formula="of:=[Hoja1.I14]/[Hoja1.C14]*100" office:value-type="float" office:value="3.125" calcext:value-type="float">
            <text:p>3.1</text:p>
          </table:table-cell>
          <table:table-cell table:style-name="ce172"/>
          <table:table-cell table:style-name="ce166" table:formula="of:=[Hoja1.K14]/[Hoja1.E14]*100" office:value-type="float" office:value="7.69230769230769" calcext:value-type="float">
            <text:p>7.7</text:p>
          </table:table-cell>
          <table:table-cell table:style-name="ce77"/>
          <table:table-cell/>
          <table:table-cell office:value-type="string" calcext:value-type="string">
            <text:p>Enfermedades del sistema digestivo</text:p>
          </table:table-cell>
          <table:table-cell table:style-name="ce130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82" office:value-type="date" office:date-value="2020-02-26" calcext:value-type="date">
            <text:p>26/02</text:p>
          </table:table-cell>
          <table:table-cell table:style-name="ce166" table:formula="of:=[Hoja1.C15]/[.C$4]" office:value-type="float" office:value="7.14897634530642" calcext:value-type="float">
            <text:p>7.1</text:p>
          </table:table-cell>
          <table:table-cell table:style-name="ce166" table:formula="of:=[Hoja1.D15]/[.D$4]" office:value-type="float" office:value="0.214027352695674" calcext:value-type="float">
            <text:p>0.2</text:p>
          </table:table-cell>
          <table:table-cell table:style-name="ce166" table:formula="of:=[Hoja1.E15]/[.E$4]" office:value-type="float" office:value="0.267203619267085" calcext:value-type="float">
            <text:p>0.3</text:p>
          </table:table-cell>
          <table:table-cell table:style-name="ce166" table:formula="of:=[Hoja1.F15]/[.F$4]" office:value-type="float" office:value="0.261006595301083" calcext:value-type="float">
            <text:p>0.3</text:p>
          </table:table-cell>
          <table:table-cell table:number-columns-repeated="2"/>
          <table:table-cell table:style-name="ce82" office:value-type="date" office:date-value="2020-02-26" calcext:value-type="date">
            <text:p>26/02</text:p>
          </table:table-cell>
          <table:table-cell table:style-name="ce166" table:formula="of:=[Hoja1.I15]/[.J$4]" office:value-type="float" office:value="0.888803102930139" calcext:value-type="float">
            <text:p>0.9</text:p>
          </table:table-cell>
          <table:table-cell table:style-name="ce166"/>
          <table:table-cell table:style-name="ce166" table:formula="of:=[Hoja1.K15]/[.L$4]" office:value-type="float" office:value="0.149794606607851" calcext:value-type="float">
            <text:p>0.1</text:p>
          </table:table-cell>
          <table:table-cell table:number-columns-repeated="2"/>
          <table:table-cell table:style-name="ce82" office:value-type="date" office:date-value="2020-02-26" calcext:value-type="date">
            <text:p>26/02</text:p>
          </table:table-cell>
          <table:table-cell table:style-name="ce166" table:formula="of:=[.J15]-[.J14]" office:value-type="float" office:value="0.148133850488357" calcext:value-type="float">
            <text:p>0.1</text:p>
          </table:table-cell>
          <table:table-cell table:style-name="ce166" table:formula="of:=[.K15]-[.K14]" office:value-type="float" office:value="0" calcext:value-type="float">
            <text:p>0.0</text:p>
          </table:table-cell>
          <table:table-cell table:style-name="ce166" table:formula="of:=[.L15]-[.L14]" office:value-type="float" office:value="0.0748973033039256" calcext:value-type="float">
            <text:p>0.1</text:p>
          </table:table-cell>
          <table:table-cell table:style-name="ce77"/>
          <table:table-cell/>
          <table:table-cell table:style-name="ce82" office:value-type="date" office:date-value="2020-02-26" calcext:value-type="date">
            <text:p>26/02</text:p>
          </table:table-cell>
          <table:table-cell table:style-name="ce166" table:formula="of:=[Hoja1.I15]/[Hoja1.C15]*100" office:value-type="float" office:value="2.69662921348315" calcext:value-type="float">
            <text:p>2.7</text:p>
          </table:table-cell>
          <table:table-cell table:style-name="ce172" table:formula="of:=[Hoja1.J15]/[Hoja1.D15]*100" office:value-type="float" office:value="10" calcext:value-type="float">
            <text:p>10.0</text:p>
          </table:table-cell>
          <table:table-cell table:style-name="ce166" table:formula="of:=[Hoja1.K15]/[Hoja1.E15]*100" office:value-type="float" office:value="11.1111111111111" calcext:value-type="float">
            <text:p>11.1</text:p>
          </table:table-cell>
          <table:table-cell table:style-name="ce77"/>
          <table:table-cell/>
          <table:table-cell office:value-type="string" calcext:value-type="string">
            <text:p>Enfermedades del sistema genitourinario</text:p>
          </table:table-cell>
          <table:table-cell table:style-name="ce130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82" office:value-type="date" office:date-value="2020-02-27" calcext:value-type="date">
            <text:p>27/02</text:p>
          </table:table-cell>
          <table:table-cell table:style-name="ce130" table:formula="of:=[Hoja1.C16]/[.C$4]" office:value-type="float" office:value="10.4423249987622" calcext:value-type="float">
            <text:p>10</text:p>
          </table:table-cell>
          <table:table-cell table:style-name="ce166" table:formula="of:=[Hoja1.D16]/[.D$4]" office:value-type="float" office:value="0.342443764313079" calcext:value-type="float">
            <text:p>0.3</text:p>
          </table:table-cell>
          <table:table-cell table:style-name="ce166" table:formula="of:=[Hoja1.E16]/[.E$4]" office:value-type="float" office:value="0.564096529563846" calcext:value-type="float">
            <text:p>0.6</text:p>
          </table:table-cell>
          <table:table-cell table:style-name="ce166" table:formula="of:=[Hoja1.F16]/[.F$4]" office:value-type="float" office:value="0.323151022753722" calcext:value-type="float">
            <text:p>0.3</text:p>
          </table:table-cell>
          <table:table-cell table:number-columns-repeated="2"/>
          <table:table-cell table:style-name="ce82" office:value-type="date" office:date-value="2020-02-27" calcext:value-type="date">
            <text:p>27/02</text:p>
          </table:table-cell>
          <table:table-cell table:style-name="ce166" table:formula="of:=[Hoja1.I16]/[.J$4]" office:value-type="float" office:value="1.25913772915103" calcext:value-type="float">
            <text:p>1.3</text:p>
          </table:table-cell>
          <table:table-cell table:style-name="ce166"/>
          <table:table-cell table:style-name="ce166" table:formula="of:=[Hoja1.K16]/[.L$4]" office:value-type="float" office:value="0.149794606607851" calcext:value-type="float">
            <text:p>0.1</text:p>
          </table:table-cell>
          <table:table-cell table:number-columns-repeated="2"/>
          <table:table-cell table:style-name="ce82" office:value-type="date" office:date-value="2020-02-27" calcext:value-type="date">
            <text:p>27/02</text:p>
          </table:table-cell>
          <table:table-cell table:style-name="ce166" table:formula="of:=[.J16]-[.J15]" office:value-type="float" office:value="0.370334626220891" calcext:value-type="float">
            <text:p>0.4</text:p>
          </table:table-cell>
          <table:table-cell table:style-name="ce166" table:formula="of:=[.K16]-[.K15]" office:value-type="float" office:value="0" calcext:value-type="float">
            <text:p>0.0</text:p>
          </table:table-cell>
          <table:table-cell table:style-name="ce166" table:formula="of:=[.L16]-[.L15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7" calcext:value-type="date">
            <text:p>27/02</text:p>
          </table:table-cell>
          <table:table-cell table:style-name="ce166" table:formula="of:=[Hoja1.I16]/[Hoja1.C16]*100" office:value-type="float" office:value="2.61538461538462" calcext:value-type="float">
            <text:p>2.6</text:p>
          </table:table-cell>
          <table:table-cell table:style-name="ce172" table:formula="of:=[Hoja1.J16]/[Hoja1.D16]*100" office:value-type="float" office:value="6.25" calcext:value-type="float">
            <text:p>6.3</text:p>
          </table:table-cell>
          <table:table-cell table:style-name="ce166" table:formula="of:=[Hoja1.K16]/[Hoja1.E16]*100" office:value-type="float" office:value="5.26315789473684" calcext:value-type="float">
            <text:p>5.3</text:p>
          </table:table-cell>
          <table:table-cell table:style-name="ce77"/>
          <table:table-cell/>
          <table:table-cell office:value-type="string" calcext:value-type="string">
            <text:p>Enfermedades endocrinas</text:p>
          </table:table-cell>
          <table:table-cell table:style-name="ce130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82" office:value-type="date" office:date-value="2020-02-28" calcext:value-type="date">
            <text:p>28/02</text:p>
          </table:table-cell>
          <table:table-cell table:style-name="ce130" table:formula="of:=[Hoja1.C17]/[.C$4]" office:value-type="float" office:value="14.2658224598474" calcext:value-type="float">
            <text:p>14</text:p>
          </table:table-cell>
          <table:table-cell table:style-name="ce166" table:formula="of:=[Hoja1.D17]/[.D$4]" office:value-type="float" office:value="0.684887528626158" calcext:value-type="float">
            <text:p>0.7</text:p>
          </table:table-cell>
          <table:table-cell table:style-name="ce166" table:formula="of:=[Hoja1.E17]/[.E$4]" office:value-type="float" office:value="0.846144794345769" calcext:value-type="float">
            <text:p>0.8</text:p>
          </table:table-cell>
          <table:table-cell table:style-name="ce166" table:formula="of:=[Hoja1.F17]/[.F$4]" office:value-type="float" office:value="0.658730930997972" calcext:value-type="float">
            <text:p>0.7</text:p>
          </table:table-cell>
          <table:table-cell table:number-columns-repeated="2"/>
          <table:table-cell table:style-name="ce82" office:value-type="date" office:date-value="2020-02-28" calcext:value-type="date">
            <text:p>28/02</text:p>
          </table:table-cell>
          <table:table-cell table:style-name="ce166" table:formula="of:=[Hoja1.I17]/[.J$4]" office:value-type="float" office:value="1.55540543012774" calcext:value-type="float">
            <text:p>1.6</text:p>
          </table:table-cell>
          <table:table-cell table:style-name="ce166"/>
          <table:table-cell table:style-name="ce166" table:formula="of:=[Hoja1.K17]/[.L$4]" office:value-type="float" office:value="0.149794606607851" calcext:value-type="float">
            <text:p>0.1</text:p>
          </table:table-cell>
          <table:table-cell table:number-columns-repeated="2"/>
          <table:table-cell table:style-name="ce82" office:value-type="date" office:date-value="2020-02-28" calcext:value-type="date">
            <text:p>28/02</text:p>
          </table:table-cell>
          <table:table-cell table:style-name="ce166" table:formula="of:=[.J17]-[.J16]" office:value-type="float" office:value="0.296267700976713" calcext:value-type="float">
            <text:p>0.3</text:p>
          </table:table-cell>
          <table:table-cell table:style-name="ce166" table:formula="of:=[.K17]-[.K16]" office:value-type="float" office:value="0" calcext:value-type="float">
            <text:p>0.0</text:p>
          </table:table-cell>
          <table:table-cell table:style-name="ce166" table:formula="of:=[.L17]-[.L16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8" calcext:value-type="date">
            <text:p>28/02</text:p>
          </table:table-cell>
          <table:table-cell table:style-name="ce166" table:formula="of:=[Hoja1.I17]/[Hoja1.C17]*100" office:value-type="float" office:value="2.36486486486486" calcext:value-type="float">
            <text:p>2.4</text:p>
          </table:table-cell>
          <table:table-cell table:style-name="ce172" table:formula="of:=[Hoja1.J17]/[Hoja1.D17]*100" office:value-type="float" office:value="3.125" calcext:value-type="float">
            <text:p>3.1</text:p>
          </table:table-cell>
          <table:table-cell table:style-name="ce166" table:formula="of:=[Hoja1.K17]/[Hoja1.E17]*100" office:value-type="float" office:value="3.50877192982456" calcext:value-type="float">
            <text:p>3.5</text:p>
          </table:table-cell>
          <table:table-cell table:style-name="ce77"/>
          <table:table-cell/>
          <table:table-cell office:value-type="string" calcext:value-type="string">
            <text:p>Causas externas</text:p>
          </table:table-cell>
          <table:table-cell table:style-name="ce130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82" office:value-type="date" office:date-value="2020-02-29" calcext:value-type="date">
            <text:p>29/02</text:p>
          </table:table-cell>
          <table:table-cell table:style-name="ce130" table:formula="of:=[Hoja1.C18]/[.C$4]" office:value-type="float" office:value="18.1214501516981" calcext:value-type="float">
            <text:p>18</text:p>
          </table:table-cell>
          <table:table-cell table:style-name="ce166" table:formula="of:=[Hoja1.D18]/[.D$4]" office:value-type="float" office:value="1.26276138090448" calcext:value-type="float">
            <text:p>1.3</text:p>
          </table:table-cell>
          <table:table-cell table:style-name="ce166" table:formula="of:=[Hoja1.E18]/[.E$4]" office:value-type="float" office:value="1.48446455148381" calcext:value-type="float">
            <text:p>1.5</text:p>
          </table:table-cell>
          <table:table-cell table:style-name="ce166" table:formula="of:=[Hoja1.F18]/[.F$4]" office:value-type="float" office:value="0.820306442374833" calcext:value-type="float">
            <text:p>0.8</text:p>
          </table:table-cell>
          <table:table-cell table:number-columns-repeated="2"/>
          <table:table-cell table:style-name="ce82" office:value-type="date" office:date-value="2020-02-29" calcext:value-type="date">
            <text:p>29/02</text:p>
          </table:table-cell>
          <table:table-cell table:style-name="ce166" table:formula="of:=[Hoja1.I18]/[.J$4]" office:value-type="float" office:value="2.14794083208117" calcext:value-type="float">
            <text:p>2.1</text:p>
          </table:table-cell>
          <table:table-cell table:style-name="ce166"/>
          <table:table-cell table:style-name="ce166" table:formula="of:=[Hoja1.K18]/[.L$4]" office:value-type="float" office:value="0.149794606607851" calcext:value-type="float">
            <text:p>0.1</text:p>
          </table:table-cell>
          <table:table-cell table:number-columns-repeated="2"/>
          <table:table-cell table:style-name="ce82" office:value-type="date" office:date-value="2020-02-29" calcext:value-type="date">
            <text:p>29/02</text:p>
          </table:table-cell>
          <table:table-cell table:style-name="ce166" table:formula="of:=[.J18]-[.J17]" office:value-type="float" office:value="0.592535401953426" calcext:value-type="float">
            <text:p>0.6</text:p>
          </table:table-cell>
          <table:table-cell table:style-name="ce166" table:formula="of:=[.K18]-[.K17]" office:value-type="float" office:value="0" calcext:value-type="float">
            <text:p>0.0</text:p>
          </table:table-cell>
          <table:table-cell table:style-name="ce166" table:formula="of:=[.L18]-[.L17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2-29" calcext:value-type="date">
            <text:p>29/02</text:p>
          </table:table-cell>
          <table:table-cell table:style-name="ce166" table:formula="of:=[Hoja1.I18]/[Hoja1.C18]*100" office:value-type="float" office:value="2.5709219858156" calcext:value-type="float">
            <text:p>2.6</text:p>
          </table:table-cell>
          <table:table-cell table:style-name="ce172" table:formula="of:=[Hoja1.J18]/[Hoja1.D18]*100" office:value-type="float" office:value="1.69491525423729" calcext:value-type="float">
            <text:p>1.7</text:p>
          </table:table-cell>
          <table:table-cell table:style-name="ce166" table:formula="of:=[Hoja1.K18]/[Hoja1.E18]*100" office:value-type="float" office:value="2" calcext:value-type="float">
            <text:p>2.0</text:p>
          </table:table-cell>
          <table:table-cell table:style-name="ce77"/>
          <table:table-cell/>
          <table:table-cell office:value-type="string" calcext:value-type="string">
            <text:p>No clasificados en otra parte</text:p>
          </table:table-cell>
          <table:table-cell table:style-name="ce130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82" office:value-type="date" office:date-value="2020-03-01" calcext:value-type="date">
            <text:p>01/03</text:p>
          </table:table-cell>
          <table:table-cell table:style-name="ce130" table:formula="of:=[Hoja1.C19]/[.C$4]" office:value-type="float" office:value="27.2143054583125" calcext:value-type="float">
            <text:p>27</text:p>
          </table:table-cell>
          <table:table-cell table:style-name="ce166" table:formula="of:=[Hoja1.D19]/[.D$4]" office:value-type="float" office:value="1.79782976264367" calcext:value-type="float">
            <text:p>1.8</text:p>
          </table:table-cell>
          <table:table-cell table:style-name="ce166" table:formula="of:=[Hoja1.E19]/[.E$4]" office:value-type="float" office:value="1.92980391692895" calcext:value-type="float">
            <text:p>1.9</text:p>
          </table:table-cell>
          <table:table-cell table:style-name="ce166" table:formula="of:=[Hoja1.F19]/[.F$4]" office:value-type="float" office:value="1.45417960239175" calcext:value-type="float">
            <text:p>1.5</text:p>
          </table:table-cell>
          <table:table-cell table:number-columns-repeated="2"/>
          <table:table-cell table:style-name="ce82" office:value-type="date" office:date-value="2020-03-01" calcext:value-type="date">
            <text:p>01/03</text:p>
          </table:table-cell>
          <table:table-cell table:style-name="ce166" table:formula="of:=[Hoja1.I19]/[.J$4]" office:value-type="float" office:value="2.51827545830206" calcext:value-type="float">
            <text:p>2.5</text:p>
          </table:table-cell>
          <table:table-cell table:style-name="ce166"/>
          <table:table-cell table:style-name="ce166" table:formula="of:=[Hoja1.K19]/[.L$4]" office:value-type="float" office:value="0.149794606607851" calcext:value-type="float">
            <text:p>0.1</text:p>
          </table:table-cell>
          <table:table-cell table:number-columns-repeated="2"/>
          <table:table-cell table:style-name="ce82" office:value-type="date" office:date-value="2020-03-01" calcext:value-type="date">
            <text:p>01/03</text:p>
          </table:table-cell>
          <table:table-cell table:style-name="ce166" table:formula="of:=[.J19]-[.J18]" office:value-type="float" office:value="0.370334626220891" calcext:value-type="float">
            <text:p>0.4</text:p>
          </table:table-cell>
          <table:table-cell table:style-name="ce166" table:formula="of:=[.K19]-[.K18]" office:value-type="float" office:value="0" calcext:value-type="float">
            <text:p>0.0</text:p>
          </table:table-cell>
          <table:table-cell table:style-name="ce166" table:formula="of:=[.L19]-[.L18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3-01" calcext:value-type="date">
            <text:p>01/03</text:p>
          </table:table-cell>
          <table:table-cell table:style-name="ce166" table:formula="of:=[Hoja1.I19]/[Hoja1.C19]*100" office:value-type="float" office:value="2.00708382526564" calcext:value-type="float">
            <text:p>2.0</text:p>
          </table:table-cell>
          <table:table-cell table:style-name="ce172" table:formula="of:=[Hoja1.J19]/[Hoja1.D19]*100" office:value-type="float" office:value="1.19047619047619" calcext:value-type="float">
            <text:p>1.2</text:p>
          </table:table-cell>
          <table:table-cell table:style-name="ce166" table:formula="of:=[Hoja1.K19]/[Hoja1.E19]*100" office:value-type="float" office:value="1.53846153846154" calcext:value-type="float">
            <text:p>1.5</text:p>
          </table:table-cell>
          <table:table-cell table:style-name="ce77"/>
          <table:table-cell/>
          <table:table-cell office:value-type="string" calcext:value-type="string">
            <text:p>Enfermedades infecciosas y parasitarias</text:p>
          </table:table-cell>
          <table:table-cell table:style-name="ce130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82" office:value-type="date" office:date-value="2020-03-02" calcext:value-type="date">
            <text:p>02/03</text:p>
          </table:table-cell>
          <table:table-cell table:style-name="ce130" table:formula="of:=[Hoja1.C20]/[.C$4]" office:value-type="float" office:value="32.7085749191997" calcext:value-type="float">
            <text:p>33</text:p>
          </table:table-cell>
          <table:table-cell table:style-name="ce166" table:formula="of:=[Hoja1.D20]/[.D$4]" office:value-type="float" office:value="2.43991182073069" calcext:value-type="float">
            <text:p>2.4</text:p>
          </table:table-cell>
          <table:table-cell table:style-name="ce166" table:formula="of:=[Hoja1.E20]/[.E$4]" office:value-type="float" office:value="2.83532729333407" calcext:value-type="float">
            <text:p>2.8</text:p>
          </table:table-cell>
          <table:table-cell table:style-name="ce166" table:formula="of:=[Hoja1.F20]/[.F$4]" office:value-type="float" office:value="1.87676170906969" calcext:value-type="float">
            <text:p>1.9</text:p>
          </table:table-cell>
          <table:table-cell table:number-columns-repeated="2"/>
          <table:table-cell table:style-name="ce82" office:value-type="date" office:date-value="2020-03-02" calcext:value-type="date">
            <text:p>02/03</text:p>
          </table:table-cell>
          <table:table-cell table:style-name="ce166" table:formula="of:=[Hoja1.I20]/[.J$4]" office:value-type="float" office:value="3.85148011269727" calcext:value-type="float">
            <text:p>3.9</text:p>
          </table:table-cell>
          <table:table-cell table:style-name="ce166"/>
          <table:table-cell table:style-name="ce166" table:formula="of:=[Hoja1.K20]/[.L$4]" office:value-type="float" office:value="0.224691909911777" calcext:value-type="float">
            <text:p>0.2</text:p>
          </table:table-cell>
          <table:table-cell table:number-columns-repeated="2"/>
          <table:table-cell table:style-name="ce82" office:value-type="date" office:date-value="2020-03-02" calcext:value-type="date">
            <text:p>02/03</text:p>
          </table:table-cell>
          <table:table-cell table:style-name="ce166" table:formula="of:=[.J20]-[.J19]" office:value-type="float" office:value="1.33320465439521" calcext:value-type="float">
            <text:p>1.3</text:p>
          </table:table-cell>
          <table:table-cell table:style-name="ce166" table:formula="of:=[.K20]-[.K19]" office:value-type="float" office:value="0" calcext:value-type="float">
            <text:p>0.0</text:p>
          </table:table-cell>
          <table:table-cell table:style-name="ce166" table:formula="of:=[.L20]-[.L19]" office:value-type="float" office:value="0.0748973033039256" calcext:value-type="float">
            <text:p>0.1</text:p>
          </table:table-cell>
          <table:table-cell table:style-name="ce77"/>
          <table:table-cell/>
          <table:table-cell table:style-name="ce82" office:value-type="date" office:date-value="2020-03-02" calcext:value-type="date">
            <text:p>02/03</text:p>
          </table:table-cell>
          <table:table-cell table:style-name="ce166" table:formula="of:=[Hoja1.I20]/[Hoja1.C20]*100" office:value-type="float" office:value="2.55402750491159" calcext:value-type="float">
            <text:p>2.6</text:p>
          </table:table-cell>
          <table:table-cell table:style-name="ce172" table:formula="of:=[Hoja1.J20]/[Hoja1.D20]*100" office:value-type="float" office:value="0.87719298245614" calcext:value-type="float">
            <text:p>0.9</text:p>
          </table:table-cell>
          <table:table-cell table:style-name="ce166" table:formula="of:=[Hoja1.K20]/[Hoja1.E20]*100" office:value-type="float" office:value="1.57068062827225" calcext:value-type="float">
            <text:p>1.6</text:p>
          </table:table-cell>
          <table:table-cell table:style-name="ce77"/>
          <table:table-cell/>
          <table:table-cell office:value-type="string" calcext:value-type="string">
            <text:p>Enfermedades del sistema osteomuscular</text:p>
          </table:table-cell>
          <table:table-cell table:style-name="ce130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82" office:value-type="date" office:date-value="2020-03-03" calcext:value-type="date">
            <text:p>03/03</text:p>
          </table:table-cell>
          <table:table-cell table:style-name="ce130" table:formula="of:=[Hoja1.C21]/[.C$4]" office:value-type="float" office:value="40.1949186875431" calcext:value-type="float">
            <text:p>40</text:p>
          </table:table-cell>
          <table:table-cell table:style-name="ce166" table:formula="of:=[Hoja1.D21]/[.D$4]" office:value-type="float" office:value="3.21041029043512" calcext:value-type="float">
            <text:p>3.2</text:p>
          </table:table-cell>
          <table:table-cell table:style-name="ce166" table:formula="of:=[Hoja1.E21]/[.E$4]" office:value-type="float" office:value="3.14706484914567" calcext:value-type="float">
            <text:p>3.1</text:p>
          </table:table-cell>
          <table:table-cell table:style-name="ce166" table:formula="of:=[Hoja1.F21]/[.F$4]" office:value-type="float" office:value="2.33663047221922" calcext:value-type="float">
            <text:p>2.3</text:p>
          </table:table-cell>
          <table:table-cell table:number-columns-repeated="2"/>
          <table:table-cell table:style-name="ce82" office:value-type="date" office:date-value="2020-03-03" calcext:value-type="date">
            <text:p>03/03</text:p>
          </table:table-cell>
          <table:table-cell table:style-name="ce166" table:formula="of:=[Hoja1.I21]/[.J$4]" office:value-type="float" office:value="5.85128709429008" calcext:value-type="float">
            <text:p>5.9</text:p>
          </table:table-cell>
          <table:table-cell table:style-name="ce166"/>
          <table:table-cell table:style-name="ce166" table:formula="of:=[Hoja1.K21]/[.L$4]" office:value-type="float" office:value="0.299589213215703" calcext:value-type="float">
            <text:p>0.3</text:p>
          </table:table-cell>
          <table:table-cell table:number-columns-repeated="2"/>
          <table:table-cell table:style-name="ce82" office:value-type="date" office:date-value="2020-03-03" calcext:value-type="date">
            <text:p>03/03</text:p>
          </table:table-cell>
          <table:table-cell table:style-name="ce166" table:formula="of:=[.J21]-[.J20]" office:value-type="float" office:value="1.99980698159281" calcext:value-type="float">
            <text:p>2.0</text:p>
          </table:table-cell>
          <table:table-cell table:style-name="ce166" table:formula="of:=[.K21]-[.K20]" office:value-type="float" office:value="0" calcext:value-type="float">
            <text:p>0.0</text:p>
          </table:table-cell>
          <table:table-cell table:style-name="ce166" table:formula="of:=[.L21]-[.L20]" office:value-type="float" office:value="0.0748973033039256" calcext:value-type="float">
            <text:p>0.1</text:p>
          </table:table-cell>
          <table:table-cell table:style-name="ce77"/>
          <table:table-cell/>
          <table:table-cell table:style-name="ce82" office:value-type="date" office:date-value="2020-03-03" calcext:value-type="date">
            <text:p>03/03</text:p>
          </table:table-cell>
          <table:table-cell table:style-name="ce166" table:formula="of:=[Hoja1.I21]/[Hoja1.C21]*100" office:value-type="float" office:value="3.15747402078337" calcext:value-type="float">
            <text:p>3.2</text:p>
          </table:table-cell>
          <table:table-cell table:style-name="ce172" table:formula="of:=[Hoja1.J21]/[Hoja1.D21]*100" office:value-type="float" office:value="0.666666666666667" calcext:value-type="float">
            <text:p>0.7</text:p>
          </table:table-cell>
          <table:table-cell table:style-name="ce166" table:formula="of:=[Hoja1.K21]/[Hoja1.E21]*100" office:value-type="float" office:value="1.88679245283019" calcext:value-type="float">
            <text:p>1.9</text:p>
          </table:table-cell>
          <table:table-cell table:style-name="ce77"/>
          <table:table-cell/>
          <table:table-cell office:value-type="string" calcext:value-type="string">
            <text:p>Enfermedades de la piel</text:p>
          </table:table-cell>
          <table:table-cell table:style-name="ce130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82" office:value-type="date" office:date-value="2020-03-04" calcext:value-type="date">
            <text:p>04/03</text:p>
          </table:table-cell>
          <table:table-cell table:style-name="ce130" table:formula="of:=[Hoja1.C22]/[.C$4]" office:value-type="float" office:value="49.6251414171944" calcext:value-type="float">
            <text:p>50</text:p>
          </table:table-cell>
          <table:table-cell table:style-name="ce166" table:formula="of:=[Hoja1.D22]/[.D$4]" office:value-type="float" office:value="4.23774158337436" calcext:value-type="float">
            <text:p>4.2</text:p>
          </table:table-cell>
          <table:table-cell table:style-name="ce166" table:formula="of:=[Hoja1.E22]/[.E$4]" office:value-type="float" office:value="4.23072397172885" calcext:value-type="float">
            <text:p>4.2</text:p>
          </table:table-cell>
          <table:table-cell table:style-name="ce166" table:formula="of:=[Hoja1.F22]/[.F$4]" office:value-type="float" office:value="2.98293251772667" calcext:value-type="float">
            <text:p>3.0</text:p>
          </table:table-cell>
          <table:table-cell table:number-columns-repeated="2"/>
          <table:table-cell table:style-name="ce82" office:value-type="date" office:date-value="2020-03-04" calcext:value-type="date">
            <text:p>04/03</text:p>
          </table:table-cell>
          <table:table-cell table:style-name="ce166" table:formula="of:=[Hoja1.I22]/[.J$4]" office:value-type="float" office:value="7.92516100112708" calcext:value-type="float">
            <text:p>7.9</text:p>
          </table:table-cell>
          <table:table-cell table:style-name="ce166" table:formula="of:=[Hoja1.J22]/[.K$4]" office:value-type="float" office:value="0.112256741045364" calcext:value-type="float">
            <text:p>0.1</text:p>
          </table:table-cell>
          <table:table-cell table:style-name="ce166" table:formula="of:=[Hoja1.K22]/[.L$4]" office:value-type="float" office:value="0.299589213215703" calcext:value-type="float">
            <text:p>0.3</text:p>
          </table:table-cell>
          <table:table-cell table:number-columns-repeated="2"/>
          <table:table-cell table:style-name="ce82" office:value-type="date" office:date-value="2020-03-04" calcext:value-type="date">
            <text:p>04/03</text:p>
          </table:table-cell>
          <table:table-cell table:style-name="ce166" table:formula="of:=[.J22]-[.J21]" office:value-type="float" office:value="2.07387390683699" calcext:value-type="float">
            <text:p>2.1</text:p>
          </table:table-cell>
          <table:table-cell table:style-name="ce166" table:formula="of:=[.K22]-[.K21]" office:value-type="float" office:value="0.112256741045364" calcext:value-type="float">
            <text:p>0.1</text:p>
          </table:table-cell>
          <table:table-cell table:style-name="ce166" table:formula="of:=[.L22]-[.L21]" office:value-type="float" office:value="0" calcext:value-type="float">
            <text:p>0.0</text:p>
          </table:table-cell>
          <table:table-cell table:style-name="ce77"/>
          <table:table-cell/>
          <table:table-cell table:style-name="ce82" office:value-type="date" office:date-value="2020-03-04" calcext:value-type="date">
            <text:p>04/03</text:p>
          </table:table-cell>
          <table:table-cell table:style-name="ce166" table:formula="of:=[Hoja1.I22]/[Hoja1.C22]*100" office:value-type="float" office:value="3.46390417610877" calcext:value-type="float">
            <text:p>3.5</text:p>
          </table:table-cell>
          <table:table-cell table:style-name="ce166" table:formula="of:=[Hoja1.J22]/[Hoja1.D22]*100" office:value-type="float" office:value="0.505050505050505" calcext:value-type="float">
            <text:p>0.5</text:p>
          </table:table-cell>
          <table:table-cell table:style-name="ce166" table:formula="of:=[Hoja1.K22]/[Hoja1.E22]*100" office:value-type="float" office:value="1.40350877192982" calcext:value-type="float">
            <text:p>1.4</text:p>
          </table:table-cell>
          <table:table-cell table:style-name="ce77"/>
          <table:table-cell/>
          <table:table-cell office:value-type="string" calcext:value-type="string">
            <text:p>Enfermedades de la sangre</text:p>
          </table:table-cell>
          <table:table-cell table:style-name="ce130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82" office:value-type="date" office:date-value="2020-03-05" calcext:value-type="date">
            <text:p>05/03</text:p>
          </table:table-cell>
          <table:table-cell table:style-name="ce130" table:formula="of:=[Hoja1.C23]/[.C$4]" office:value-type="float" office:value="61.9792151464992" calcext:value-type="float">
            <text:p>62</text:p>
          </table:table-cell>
          <table:table-cell table:style-name="ce166" table:formula="of:=[Hoja1.D23]/[.D$4]" office:value-type="float" office:value="5.07244825888749" calcext:value-type="float">
            <text:p>5.1</text:p>
          </table:table-cell>
          <table:table-cell table:style-name="ce166" table:formula="of:=[Hoja1.E23]/[.E$4]" office:value-type="float" office:value="6.2792850527765" calcext:value-type="float">
            <text:p>6.3</text:p>
          </table:table-cell>
          <table:table-cell table:style-name="ce166" table:formula="of:=[Hoja1.F23]/[.F$4]" office:value-type="float" office:value="4.3376810361942" calcext:value-type="float">
            <text:p>4.3</text:p>
          </table:table-cell>
          <table:table-cell table:number-columns-repeated="2"/>
          <table:table-cell table:style-name="ce82" office:value-type="date" office:date-value="2020-03-05" calcext:value-type="date">
            <text:p>05/03</text:p>
          </table:table-cell>
          <table:table-cell table:style-name="ce130" table:formula="of:=[Hoja1.I23]/[.J$4]" office:value-type="float" office:value="10.9619049361384" calcext:value-type="float">
            <text:p>11</text:p>
          </table:table-cell>
          <table:table-cell table:style-name="ce166" table:formula="of:=[Hoja1.J23]/[.K$4]" office:value-type="float" office:value="0.336770223136092" calcext:value-type="float">
            <text:p>0.3</text:p>
          </table:table-cell>
          <table:table-cell table:style-name="ce166" table:formula="of:=[Hoja1.K23]/[.L$4]" office:value-type="float" office:value="0.524281123127479" calcext:value-type="float">
            <text:p>0.5</text:p>
          </table:table-cell>
          <table:table-cell table:number-columns-repeated="2"/>
          <table:table-cell table:style-name="ce82" office:value-type="date" office:date-value="2020-03-05" calcext:value-type="date">
            <text:p>05/03</text:p>
          </table:table-cell>
          <table:table-cell table:style-name="ce166" table:formula="of:=[.J23]-[.J22]" office:value-type="float" office:value="3.03674393501131" calcext:value-type="float">
            <text:p>3.0</text:p>
          </table:table-cell>
          <table:table-cell table:style-name="ce166" table:formula="of:=[.K23]-[.K22]" office:value-type="float" office:value="0.224513482090728" calcext:value-type="float">
            <text:p>0.2</text:p>
          </table:table-cell>
          <table:table-cell table:style-name="ce166" table:formula="of:=[.L23]-[.L22]" office:value-type="float" office:value="0.224691909911777" calcext:value-type="float">
            <text:p>0.2</text:p>
          </table:table-cell>
          <table:table-cell table:style-name="ce77"/>
          <table:table-cell/>
          <table:table-cell table:style-name="ce82" office:value-type="date" office:date-value="2020-03-05" calcext:value-type="date">
            <text:p>05/03</text:p>
          </table:table-cell>
          <table:table-cell table:style-name="ce166" table:formula="of:=[Hoja1.I23]/[Hoja1.C23]*100" office:value-type="float" office:value="3.83618455158113" calcext:value-type="float">
            <text:p>3.8</text:p>
          </table:table-cell>
          <table:table-cell table:style-name="ce166" table:formula="of:=[Hoja1.J23]/[Hoja1.D23]*100" office:value-type="float" office:value="1.26582278481013" calcext:value-type="float">
            <text:p>1.3</text:p>
          </table:table-cell>
          <table:table-cell table:style-name="ce166" table:formula="of:=[Hoja1.K23]/[Hoja1.E23]*100" office:value-type="float" office:value="1.6548463356974" calcext:value-type="float">
            <text:p>1.7</text:p>
          </table:table-cell>
          <table:table-cell table:style-name="ce77"/>
          <table:table-cell/>
          <table:table-cell office:value-type="string" calcext:value-type="string">
            <text:p>Malformaciones congénitas</text:p>
          </table:table-cell>
          <table:table-cell table:style-name="ce130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82" office:value-type="date" office:date-value="2020-03-06" calcext:value-type="date">
            <text:p>06/03</text:p>
          </table:table-cell>
          <table:table-cell table:style-name="ce130" table:formula="of:=[Hoja1.C24]/[.C$4]" office:value-type="float" office:value="74.4778749142484" calcext:value-type="float">
            <text:p>74</text:p>
          </table:table-cell>
          <table:table-cell table:style-name="ce166" table:formula="of:=[Hoja1.D24]/[.D$4]" office:value-type="float" office:value="7.81199837339212" calcext:value-type="float">
            <text:p>7.8</text:p>
          </table:table-cell>
          <table:table-cell table:style-name="ce166" table:formula="of:=[Hoja1.E24]/[.E$4]" office:value-type="float" office:value="9.09976770059573" calcext:value-type="float">
            <text:p>9.1</text:p>
          </table:table-cell>
          <table:table-cell table:style-name="ce166" table:formula="of:=[Hoja1.F24]/[.F$4]" office:value-type="float" office:value="6.63702485194183" calcext:value-type="float">
            <text:p>6.6</text:p>
          </table:table-cell>
          <table:table-cell table:number-columns-repeated="2"/>
          <table:table-cell table:style-name="ce82" office:value-type="date" office:date-value="2020-03-06" calcext:value-type="date">
            <text:p>06/03</text:p>
          </table:table-cell>
          <table:table-cell table:style-name="ce130" table:formula="of:=[Hoja1.I24]/[.J$4]" office:value-type="float" office:value="14.5911842731031" calcext:value-type="float">
            <text:p>15</text:p>
          </table:table-cell>
          <table:table-cell table:style-name="ce166" table:formula="of:=[Hoja1.J24]/[.K$4]" office:value-type="float" office:value="0.56128370522682" calcext:value-type="float">
            <text:p>0.6</text:p>
          </table:table-cell>
          <table:table-cell table:style-name="ce166" table:formula="of:=[Hoja1.K24]/[.L$4]" office:value-type="float" office:value="0.674075729735331" calcext:value-type="float">
            <text:p>0.7</text:p>
          </table:table-cell>
          <table:table-cell table:number-columns-repeated="2"/>
          <table:table-cell table:style-name="ce82" office:value-type="date" office:date-value="2020-03-06" calcext:value-type="date">
            <text:p>06/03</text:p>
          </table:table-cell>
          <table:table-cell table:style-name="ce166" table:formula="of:=[.J24]-[.J23]" office:value-type="float" office:value="3.62927933696474" calcext:value-type="float">
            <text:p>3.6</text:p>
          </table:table-cell>
          <table:table-cell table:style-name="ce166" table:formula="of:=[.K24]-[.K23]" office:value-type="float" office:value="0.224513482090728" calcext:value-type="float">
            <text:p>0.2</text:p>
          </table:table-cell>
          <table:table-cell table:style-name="ce166" table:formula="of:=[.L24]-[.L23]" office:value-type="float" office:value="0.149794606607851" calcext:value-type="float">
            <text:p>0.1</text:p>
          </table:table-cell>
          <table:table-cell table:style-name="ce77"/>
          <table:table-cell/>
          <table:table-cell table:style-name="ce82" office:value-type="date" office:date-value="2020-03-06" calcext:value-type="date">
            <text:p>06/03</text:p>
          </table:table-cell>
          <table:table-cell table:style-name="ce166" table:formula="of:=[Hoja1.I24]/[Hoja1.C24]*100" office:value-type="float" office:value="4.24935289042278" calcext:value-type="float">
            <text:p>4.2</text:p>
          </table:table-cell>
          <table:table-cell table:style-name="ce166" table:formula="of:=[Hoja1.J24]/[Hoja1.D24]*100" office:value-type="float" office:value="1.36986301369863" calcext:value-type="float">
            <text:p>1.4</text:p>
          </table:table-cell>
          <table:table-cell table:style-name="ce166" table:formula="of:=[Hoja1.K24]/[Hoja1.E24]*100" office:value-type="float" office:value="1.46818923327896" calcext:value-type="float">
            <text:p>1.5</text:p>
          </table:table-cell>
          <table:table-cell table:style-name="ce77"/>
          <table:table-cell table:number-columns-repeated="2"/>
          <table:table-cell table:style-name="ce77"/>
        </table:table-row>
        <table:table-row table:style-name="ro1">
          <table:table-cell/>
          <table:table-cell table:style-name="ce82" office:value-type="date" office:date-value="2020-03-07" calcext:value-type="date">
            <text:p>07/03</text:p>
          </table:table-cell>
          <table:table-cell table:style-name="ce130" table:formula="of:=[Hoja1.C25]/[.C$4]" office:value-type="float" office:value="94.5110737964891" calcext:value-type="float">
            <text:p>95</text:p>
          </table:table-cell>
          <table:table-cell table:style-name="ce130" table:formula="of:=[Hoja1.D25]/[.D$4]" office:value-type="float" office:value="9.203176165914" calcext:value-type="float">
            <text:p>9</text:p>
          </table:table-cell>
          <table:table-cell table:style-name="ce166" table:formula="of:=[Hoja1.E25]/[.E$4]" office:value-type="float" office:value="14.0875685935813" calcext:value-type="float">
            <text:p>14.1</text:p>
          </table:table-cell>
          <table:table-cell table:style-name="ce166" table:formula="of:=[Hoja1.F25]/[.F$4]" office:value-type="float" office:value="8.501357675521" calcext:value-type="float">
            <text:p>8.5</text:p>
          </table:table-cell>
          <table:table-cell table:number-columns-repeated="2"/>
          <table:table-cell table:style-name="ce82" office:value-type="date" office:date-value="2020-03-07" calcext:value-type="date">
            <text:p>07/03</text:p>
          </table:table-cell>
          <table:table-cell table:style-name="ce130" table:formula="of:=[Hoja1.I25]/[.J$4]" office:value-type="float" office:value="17.2575935818935" calcext:value-type="float">
            <text:p>17</text:p>
          </table:table-cell>
          <table:table-cell table:style-name="ce166" table:formula="of:=[Hoja1.J25]/[.K$4]" office:value-type="float" office:value="0.898053928362912" calcext:value-type="float">
            <text:p>0.9</text:p>
          </table:table-cell>
          <table:table-cell table:style-name="ce166" table:formula="of:=[Hoja1.K25]/[.L$4]" office:value-type="float" office:value="1.19835685286281" calcext:value-type="float">
            <text:p>1.2</text:p>
          </table:table-cell>
          <table:table-cell table:number-columns-repeated="2"/>
          <table:table-cell table:style-name="ce82" office:value-type="date" office:date-value="2020-03-07" calcext:value-type="date">
            <text:p>07/03</text:p>
          </table:table-cell>
          <table:table-cell table:style-name="ce166" table:formula="of:=[.J25]-[.J24]" office:value-type="float" office:value="2.66640930879042" calcext:value-type="float">
            <text:p>2.7</text:p>
          </table:table-cell>
          <table:table-cell table:style-name="ce166" table:formula="of:=[.K25]-[.K24]" office:value-type="float" office:value="0.336770223136092" calcext:value-type="float">
            <text:p>0.3</text:p>
          </table:table-cell>
          <table:table-cell table:style-name="ce166" table:formula="of:=[.L25]-[.L24]" office:value-type="float" office:value="0.524281123127479" calcext:value-type="float">
            <text:p>0.5</text:p>
          </table:table-cell>
          <table:table-cell table:style-name="ce77"/>
          <table:table-cell/>
          <table:table-cell table:style-name="ce82" office:value-type="date" office:date-value="2020-03-07" calcext:value-type="date">
            <text:p>07/03</text:p>
          </table:table-cell>
          <table:table-cell table:style-name="ce166" table:formula="of:=[Hoja1.I25]/[Hoja1.C25]*100" office:value-type="float" office:value="3.96056433792283" calcext:value-type="float">
            <text:p>4.0</text:p>
          </table:table-cell>
          <table:table-cell table:style-name="ce166" table:formula="of:=[Hoja1.J25]/[Hoja1.D25]*100" office:value-type="float" office:value="1.86046511627907" calcext:value-type="float">
            <text:p>1.9</text:p>
          </table:table-cell>
          <table:table-cell table:style-name="ce166" table:formula="of:=[Hoja1.K25]/[Hoja1.E25]*100" office:value-type="float" office:value="1.68598524762908" calcext:value-type="float">
            <text:p>1.7</text:p>
          </table:table-cell>
          <table:table-cell table:style-name="ce77"/>
          <table:table-cell/>
          <table:table-cell office:value-type="string" calcext:value-type="string">
            <text:p>Covid-19 – 27 de marzo</text:p>
          </table:table-cell>
          <table:table-cell table:style-name="ce77" office:value-type="float" office:value="4858" calcext:value-type="float">
            <text:p>4858</text:p>
          </table:table-cell>
        </table:table-row>
        <table:table-row table:style-name="ro1">
          <table:table-cell/>
          <table:table-cell table:style-name="ce82" office:value-type="date" office:date-value="2020-03-08" calcext:value-type="date">
            <text:p>08/03</text:p>
          </table:table-cell>
          <table:table-cell table:style-name="ce130" table:formula="of:=[Hoja1.C26]/[.C$4]" office:value-type="float" office:value="118.480225947494" calcext:value-type="float">
            <text:p>118</text:p>
          </table:table-cell>
          <table:table-cell table:style-name="ce130" table:formula="of:=[Hoja1.D26]/[.D$4]" office:value-type="float" office:value="14.4254435716885" calcext:value-type="float">
            <text:p>14</text:p>
          </table:table-cell>
          <table:table-cell table:style-name="ce130" table:formula="of:=[Hoja1.E26]/[.E$4]" office:value-type="float" office:value="16.7150708497077" calcext:value-type="float">
            <text:p>17</text:p>
          </table:table-cell>
          <table:table-cell table:style-name="ce130" table:formula="of:=[Hoja1.F26]/[.F$4]" office:value-type="float" office:value="10.527266010477" calcext:value-type="float">
            <text:p>11</text:p>
          </table:table-cell>
          <table:table-cell table:number-columns-repeated="2"/>
          <table:table-cell table:style-name="ce82" office:value-type="date" office:date-value="2020-03-08" calcext:value-type="date">
            <text:p>08/03</text:p>
          </table:table-cell>
          <table:table-cell table:style-name="ce130" table:formula="of:=[Hoja1.I26]/[.J$4]" office:value-type="float" office:value="27.1084946393692" calcext:value-type="float">
            <text:p>27</text:p>
          </table:table-cell>
          <table:table-cell table:style-name="ce166" table:formula="of:=[Hoja1.J26]/[.K$4]" office:value-type="float" office:value="1.12256741045364" calcext:value-type="float">
            <text:p>1.1</text:p>
          </table:table-cell>
          <table:table-cell table:style-name="ce166" table:formula="of:=[Hoja1.K26]/[.L$4]" office:value-type="float" office:value="1.42304876277459" calcext:value-type="float">
            <text:p>1.4</text:p>
          </table:table-cell>
          <table:table-cell table:number-columns-repeated="2"/>
          <table:table-cell table:style-name="ce82" office:value-type="date" office:date-value="2020-03-08" calcext:value-type="date">
            <text:p>08/03</text:p>
          </table:table-cell>
          <table:table-cell table:style-name="ce166" table:formula="of:=[.J26]-[.J25]" office:value-type="float" office:value="9.85090105747571" calcext:value-type="float">
            <text:p>9.9</text:p>
          </table:table-cell>
          <table:table-cell table:style-name="ce166" table:formula="of:=[.K26]-[.K25]" office:value-type="float" office:value="0.224513482090728" calcext:value-type="float">
            <text:p>0.2</text:p>
          </table:table-cell>
          <table:table-cell table:style-name="ce166" table:formula="of:=[.L26]-[.L25]" office:value-type="float" office:value="0.224691909911777" calcext:value-type="float">
            <text:p>0.2</text:p>
          </table:table-cell>
          <table:table-cell table:style-name="ce77"/>
          <table:table-cell/>
          <table:table-cell table:style-name="ce82" office:value-type="date" office:date-value="2020-03-08" calcext:value-type="date">
            <text:p>08/03</text:p>
          </table:table-cell>
          <table:table-cell table:style-name="ce166" table:formula="of:=[Hoja1.I26]/[Hoja1.C26]*100" office:value-type="float" office:value="4.96271186440678" calcext:value-type="float">
            <text:p>5.0</text:p>
          </table:table-cell>
          <table:table-cell table:style-name="ce166" table:formula="of:=[Hoja1.J26]/[Hoja1.D26]*100" office:value-type="float" office:value="1.48367952522255" calcext:value-type="float">
            <text:p>1.5</text:p>
          </table:table-cell>
          <table:table-cell table:style-name="ce166" table:formula="of:=[Hoja1.K26]/[Hoja1.E26]*100" office:value-type="float" office:value="1.68738898756661" calcext:value-type="float">
            <text:p>1.7</text:p>
          </table:table-cell>
          <table:table-cell table:style-name="ce77"/>
          <table:table-cell/>
          <table:table-cell office:value-type="string" calcext:value-type="string">
            <text:p>Covid-19 – 25 de marzo</text:p>
          </table:table-cell>
          <table:table-cell table:style-name="ce77" office:value-type="float" office:value="3434" calcext:value-type="float">
            <text:p>3434</text:p>
          </table:table-cell>
        </table:table-row>
        <table:table-row table:style-name="ro1">
          <table:table-cell/>
          <table:table-cell table:style-name="ce82" office:value-type="date" office:date-value="2020-03-09" calcext:value-type="date">
            <text:p>09/03</text:p>
          </table:table-cell>
          <table:table-cell table:style-name="ce130" table:formula="of:=[Hoja1.C27]/[.C$4]" office:value-type="float" office:value="147.349238290226" calcext:value-type="float">
            <text:p>147</text:p>
          </table:table-cell>
          <table:table-cell table:style-name="ce130" table:formula="of:=[Hoja1.D27]/[.D$4]" office:value-type="float" office:value="21.3813325342979" calcext:value-type="float">
            <text:p>21</text:p>
          </table:table-cell>
          <table:table-cell table:style-name="ce130" table:formula="of:=[Hoja1.E27]/[.E$4]" office:value-type="float" office:value="20.9606394669513" calcext:value-type="float">
            <text:p>21</text:p>
          </table:table-cell>
          <table:table-cell table:style-name="ce130" table:formula="of:=[Hoja1.F27]/[.F$4]" office:value-type="float" office:value="13.8209206654669" calcext:value-type="float">
            <text:p>14</text:p>
          </table:table-cell>
          <table:table-cell table:number-columns-repeated="2"/>
          <table:table-cell table:style-name="ce82" office:value-type="date" office:date-value="2020-03-09" calcext:value-type="date">
            <text:p>09/03</text:p>
          </table:table-cell>
          <table:table-cell table:style-name="ce130" table:formula="of:=[Hoja1.I27]/[.J$4]" office:value-type="float" office:value="34.2929863880545" calcext:value-type="float">
            <text:p>34</text:p>
          </table:table-cell>
          <table:table-cell table:style-name="ce166" table:formula="of:=[Hoja1.J27]/[.K$4]" office:value-type="float" office:value="1.79610785672582" calcext:value-type="float">
            <text:p>1.8</text:p>
          </table:table-cell>
          <table:table-cell table:style-name="ce166" table:formula="of:=[Hoja1.K27]/[.L$4]" office:value-type="float" office:value="1.57284336938244" calcext:value-type="float">
            <text:p>1.6</text:p>
          </table:table-cell>
          <table:table-cell table:style-name="ce166" table:formula="of:=[Hoja1.L27]/[.M$4]" office:value-type="float" office:value="0.111170710964489" calcext:value-type="float">
            <text:p>0.1</text:p>
          </table:table-cell>
          <table:table-cell/>
          <table:table-cell table:style-name="ce82" office:value-type="date" office:date-value="2020-03-09" calcext:value-type="date">
            <text:p>09/03</text:p>
          </table:table-cell>
          <table:table-cell table:style-name="ce166" table:formula="of:=[.J27]-[.J26]" office:value-type="float" office:value="7.18449174868529" calcext:value-type="float">
            <text:p>7.2</text:p>
          </table:table-cell>
          <table:table-cell table:style-name="ce166" table:formula="of:=[.K27]-[.K26]" office:value-type="float" office:value="0.673540446272184" calcext:value-type="float">
            <text:p>0.7</text:p>
          </table:table-cell>
          <table:table-cell table:style-name="ce166" table:formula="of:=[.L27]-[.L26]" office:value-type="float" office:value="0.149794606607851" calcext:value-type="float">
            <text:p>0.1</text:p>
          </table:table-cell>
          <table:table-cell table:style-name="ce166" table:formula="of:=[.M27]-[.M26]" office:value-type="float" office:value="0.111170710964489" calcext:value-type="float">
            <text:p>0.1</text:p>
          </table:table-cell>
          <table:table-cell/>
          <table:table-cell table:style-name="ce82" office:value-type="date" office:date-value="2020-03-09" calcext:value-type="date">
            <text:p>09/03</text:p>
          </table:table-cell>
          <table:table-cell table:style-name="ce166" table:formula="of:=[Hoja1.I27]/[Hoja1.C27]*100" office:value-type="float" office:value="5.04797208896642" calcext:value-type="float">
            <text:p>5.0</text:p>
          </table:table-cell>
          <table:table-cell table:style-name="ce166" table:formula="of:=[Hoja1.J27]/[Hoja1.D27]*100" office:value-type="float" office:value="1.6016016016016" calcext:value-type="float">
            <text:p>1.6</text:p>
          </table:table-cell>
          <table:table-cell table:style-name="ce166" table:formula="of:=[Hoja1.K27]/[Hoja1.E27]*100" office:value-type="float" office:value="1.48725212464589" calcext:value-type="float">
            <text:p>1.5</text:p>
          </table:table-cell>
          <table:table-cell table:style-name="ce166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8 de marzo</text:p>
          </table:table-cell>
          <table:table-cell table:style-name="ce130" office:value-type="float" office:value="598" calcext:value-type="float">
            <text:p>598</text:p>
          </table:table-cell>
        </table:table-row>
        <table:table-row table:style-name="ro1">
          <table:table-cell/>
          <table:table-cell table:style-name="ce82" office:value-type="date" office:date-value="2020-03-10" calcext:value-type="date">
            <text:p>10/03</text:p>
          </table:table-cell>
          <table:table-cell table:style-name="ce130" table:formula="of:=[Hoja1.C28]/[.C$4]" office:value-type="float" office:value="163.044856019134" calcext:value-type="float">
            <text:p>163</text:p>
          </table:table-cell>
          <table:table-cell table:style-name="ce130" table:formula="of:=[Hoja1.D28]/[.D$4]" office:value-type="float" office:value="34.7152366072384" calcext:value-type="float">
            <text:p>35</text:p>
          </table:table-cell>
          <table:table-cell table:style-name="ce130" table:formula="of:=[Hoja1.E28]/[.E$4]" office:value-type="float" office:value="26.4828475984711" calcext:value-type="float">
            <text:p>26</text:p>
          </table:table-cell>
          <table:table-cell table:style-name="ce130" table:formula="of:=[Hoja1.F28]/[.F$4]" office:value-type="float" office:value="19.451205792676" calcext:value-type="float">
            <text:p>19</text:p>
          </table:table-cell>
          <table:table-cell table:number-columns-repeated="2"/>
          <table:table-cell table:style-name="ce82" office:value-type="date" office:date-value="2020-03-10" calcext:value-type="date">
            <text:p>10/03</text:p>
          </table:table-cell>
          <table:table-cell table:style-name="ce130" table:formula="of:=[Hoja1.I28]/[.J$4]" office:value-type="float" office:value="46.7362298290765" calcext:value-type="float">
            <text:p>47</text:p>
          </table:table-cell>
          <table:table-cell table:style-name="ce166" table:formula="of:=[Hoja1.J28]/[.K$4]" office:value-type="float" office:value="3.92898593658774" calcext:value-type="float">
            <text:p>3.9</text:p>
          </table:table-cell>
          <table:table-cell table:style-name="ce166" table:formula="of:=[Hoja1.K28]/[.L$4]" office:value-type="float" office:value="2.24691909911777" calcext:value-type="float">
            <text:p>2.2</text:p>
          </table:table-cell>
          <table:table-cell table:style-name="ce166" table:formula="of:=[Hoja1.L28]/[.M$4]" office:value-type="float" office:value="0.111170710964489" calcext:value-type="float">
            <text:p>0.1</text:p>
          </table:table-cell>
          <table:table-cell/>
          <table:table-cell table:style-name="ce82" office:value-type="date" office:date-value="2020-03-10" calcext:value-type="date">
            <text:p>10/03</text:p>
          </table:table-cell>
          <table:table-cell table:style-name="ce130" table:formula="of:=[.J28]-[.J27]" office:value-type="float" office:value="12.443243441022" calcext:value-type="float">
            <text:p>12</text:p>
          </table:table-cell>
          <table:table-cell table:style-name="ce166" table:formula="of:=[.K28]-[.K27]" office:value-type="float" office:value="2.13287807986192" calcext:value-type="float">
            <text:p>2.1</text:p>
          </table:table-cell>
          <table:table-cell table:style-name="ce166" table:formula="of:=[.L28]-[.L27]" office:value-type="float" office:value="0.674075729735331" calcext:value-type="float">
            <text:p>0.7</text:p>
          </table:table-cell>
          <table:table-cell table:style-name="ce166" table:formula="of:=[.M28]-[.M27]" office:value-type="float" office:value="0" calcext:value-type="float">
            <text:p>0.0</text:p>
          </table:table-cell>
          <table:table-cell/>
          <table:table-cell table:style-name="ce82" office:value-type="date" office:date-value="2020-03-10" calcext:value-type="date">
            <text:p>10/03</text:p>
          </table:table-cell>
          <table:table-cell table:style-name="ce166" table:formula="of:=[Hoja1.I28]/[Hoja1.C28]*100" office:value-type="float" office:value="6.21736131638585" calcext:value-type="float">
            <text:p>6.2</text:p>
          </table:table-cell>
          <table:table-cell table:style-name="ce166" table:formula="of:=[Hoja1.J28]/[Hoja1.D28]*100" office:value-type="float" office:value="2.15782983970407" calcext:value-type="float">
            <text:p>2.2</text:p>
          </table:table-cell>
          <table:table-cell table:style-name="ce166" table:formula="of:=[Hoja1.K28]/[Hoja1.E28]*100" office:value-type="float" office:value="1.68161434977578" calcext:value-type="float">
            <text:p>1.7</text:p>
          </table:table-cell>
          <table:table-cell table:style-name="ce166" table:formula="of:=[Hoja1.L28]/[Hoja1.F28]*100" office:value-type="float" office:value="0.12779552715655" calcext:value-type="float">
            <text:p>0.1</text:p>
          </table:table-cell>
          <table:table-cell/>
          <table:table-cell office:value-type="string" calcext:value-type="string">
            <text:p>Covid-19 – 11 de marzo</text:p>
          </table:table-cell>
          <table:table-cell table:style-name="ce77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2" office:value-type="date" office:date-value="2020-03-11" calcext:value-type="date">
            <text:p>11/03</text:p>
          </table:table-cell>
          <table:table-cell table:style-name="ce130" table:formula="of:=[Hoja1.C29]/[.C$4]" office:value-type="float" office:value="200.203467899345" calcext:value-type="float">
            <text:p>200</text:p>
          </table:table-cell>
          <table:table-cell table:style-name="ce130" table:formula="of:=[Hoja1.D29]/[.D$4]" office:value-type="float" office:value="45.5450206536395" calcext:value-type="float">
            <text:p>46</text:p>
          </table:table-cell>
          <table:table-cell table:style-name="ce130" table:formula="of:=[Hoja1.E29]/[.E$4]" office:value-type="float" office:value="33.8606364193456" calcext:value-type="float">
            <text:p>34</text:p>
          </table:table-cell>
          <table:table-cell table:style-name="ce130" table:formula="of:=[Hoja1.F29]/[.F$4]" office:value-type="float" office:value="24.4351888743776" calcext:value-type="float">
            <text:p>24</text:p>
          </table:table-cell>
          <table:table-cell table:number-columns-repeated="2"/>
          <table:table-cell table:style-name="ce82" office:value-type="date" office:date-value="2020-03-11" calcext:value-type="date">
            <text:p>11/03</text:p>
          </table:table-cell>
          <table:table-cell table:style-name="ce130" table:formula="of:=[Hoja1.I29]/[.J$4]" office:value-type="float" office:value="61.2533471769354" calcext:value-type="float">
            <text:p>61</text:p>
          </table:table-cell>
          <table:table-cell table:style-name="ce166" table:formula="of:=[Hoja1.J29]/[.K$4]" office:value-type="float" office:value="5.27606682913211" calcext:value-type="float">
            <text:p>5.3</text:p>
          </table:table-cell>
          <table:table-cell table:style-name="ce166" table:formula="of:=[Hoja1.K29]/[.L$4]" office:value-type="float" office:value="3.59507055858843" calcext:value-type="float">
            <text:p>3.6</text:p>
          </table:table-cell>
          <table:table-cell table:style-name="ce166" table:formula="of:=[Hoja1.L29]/[.M$4]" office:value-type="float" office:value="0.166756066446734" calcext:value-type="float">
            <text:p>0.2</text:p>
          </table:table-cell>
          <table:table-cell/>
          <table:table-cell table:style-name="ce82" office:value-type="date" office:date-value="2020-03-11" calcext:value-type="date">
            <text:p>11/03</text:p>
          </table:table-cell>
          <table:table-cell table:style-name="ce130" table:formula="of:=[.J29]-[.J28]" office:value-type="float" office:value="14.5171173478589" calcext:value-type="float">
            <text:p>15</text:p>
          </table:table-cell>
          <table:table-cell table:style-name="ce166" table:formula="of:=[.K29]-[.K28]" office:value-type="float" office:value="1.34708089254437" calcext:value-type="float">
            <text:p>1.3</text:p>
          </table:table-cell>
          <table:table-cell table:style-name="ce166" table:formula="of:=[.L29]-[.L28]" office:value-type="float" office:value="1.34815145947066" calcext:value-type="float">
            <text:p>1.3</text:p>
          </table:table-cell>
          <table:table-cell table:style-name="ce166" table:formula="of:=[.M29]-[.M28]" office:value-type="float" office:value="0.0555853554822446" calcext:value-type="float">
            <text:p>0.1</text:p>
          </table:table-cell>
          <table:table-cell/>
          <table:table-cell table:style-name="ce82" office:value-type="date" office:date-value="2020-03-11" calcext:value-type="date">
            <text:p>11/03</text:p>
          </table:table-cell>
          <table:table-cell table:style-name="ce166" table:formula="of:=[Hoja1.I29]/[Hoja1.C29]*100" office:value-type="float" office:value="6.63617396886535" calcext:value-type="float">
            <text:p>6.6</text:p>
          </table:table-cell>
          <table:table-cell table:style-name="ce166" table:formula="of:=[Hoja1.J29]/[Hoja1.D29]*100" office:value-type="float" office:value="2.20864661654135" calcext:value-type="float">
            <text:p>2.2</text:p>
          </table:table-cell>
          <table:table-cell table:style-name="ce166" table:formula="of:=[Hoja1.K29]/[Hoja1.E29]*100" office:value-type="float" office:value="2.10434020166594" calcext:value-type="float">
            <text:p>2.1</text:p>
          </table:table-cell>
          <table:table-cell table:style-name="ce166" table:formula="of:=[Hoja1.L29]/[Hoja1.F29]*100" office:value-type="float" office:value="0.152594099694812" calcext:value-type="float">
            <text:p>0.2</text:p>
          </table:table-cell>
          <table:table-cell/>
          <table:table-cell office:value-type="string" calcext:value-type="string">
            <text:p>Covid-19 – 4 de marzo</text:p>
          </table:table-cell>
          <table:table-cell table:style-name="ce7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82" office:value-type="date" office:date-value="2020-03-12" calcext:value-type="date">
            <text:p>12/03</text:p>
          </table:table-cell>
          <table:table-cell table:style-name="ce130" table:formula="of:=[Hoja1.C30]/[.C$4]" office:value-type="float" office:value="242.792088778912" calcext:value-type="float">
            <text:p>243</text:p>
          </table:table-cell>
          <table:table-cell table:style-name="ce130" table:formula="of:=[Hoja1.D30]/[.D$4]" office:value-type="float" office:value="63.138069045224" calcext:value-type="float">
            <text:p>63</text:p>
          </table:table-cell>
          <table:table-cell table:style-name="ce130" table:formula="of:=[Hoja1.E30]/[.E$4]" office:value-type="float" office:value="42.6932005006743" calcext:value-type="float">
            <text:p>43</text:p>
          </table:table-cell>
          <table:table-cell table:style-name="ce130" table:formula="of:=[Hoja1.F30]/[.F$4]" office:value-type="float" office:value="34.1172906714988" calcext:value-type="float">
            <text:p>34</text:p>
          </table:table-cell>
          <table:table-cell table:number-columns-repeated="2"/>
          <table:table-cell table:style-name="ce82" office:value-type="date" office:date-value="2020-03-12" calcext:value-type="date">
            <text:p>12/03</text:p>
          </table:table-cell>
          <table:table-cell table:style-name="ce130" table:formula="of:=[Hoja1.I30]/[.J$4]" office:value-type="float" office:value="75.2519960480851" calcext:value-type="float">
            <text:p>75</text:p>
          </table:table-cell>
          <table:table-cell table:style-name="ce166" table:formula="of:=[Hoja1.J30]/[.K$4]" office:value-type="float" office:value="9.42956624781057" calcext:value-type="float">
            <text:p>9.4</text:p>
          </table:table-cell>
          <table:table-cell table:style-name="ce166" table:formula="of:=[Hoja1.K30]/[.L$4]" office:value-type="float" office:value="4.56873550153946" calcext:value-type="float">
            <text:p>4.6</text:p>
          </table:table-cell>
          <table:table-cell table:style-name="ce166" table:formula="of:=[Hoja1.L30]/[.M$4]" office:value-type="float" office:value="0.277926777411223" calcext:value-type="float">
            <text:p>0.3</text:p>
          </table:table-cell>
          <table:table-cell/>
          <table:table-cell table:style-name="ce82" office:value-type="date" office:date-value="2020-03-12" calcext:value-type="date">
            <text:p>12/03</text:p>
          </table:table-cell>
          <table:table-cell table:style-name="ce130" table:formula="of:=[.J30]-[.J29]" office:value-type="float" office:value="13.9986488711497" calcext:value-type="float">
            <text:p>14</text:p>
          </table:table-cell>
          <table:table-cell table:style-name="ce166" table:formula="of:=[.K30]-[.K29]" office:value-type="float" office:value="4.15349941867847" calcext:value-type="float">
            <text:p>4.2</text:p>
          </table:table-cell>
          <table:table-cell table:style-name="ce166" table:formula="of:=[.L30]-[.L29]" office:value-type="float" office:value="0.973664942951033" calcext:value-type="float">
            <text:p>1.0</text:p>
          </table:table-cell>
          <table:table-cell table:style-name="ce166" table:formula="of:=[.M30]-[.M29]" office:value-type="float" office:value="0.111170710964489" calcext:value-type="float">
            <text:p>0.1</text:p>
          </table:table-cell>
          <table:table-cell/>
          <table:table-cell table:style-name="ce82" office:value-type="date" office:date-value="2020-03-12" calcext:value-type="date">
            <text:p>12/03</text:p>
          </table:table-cell>
          <table:table-cell table:style-name="ce166" table:formula="of:=[Hoja1.I30]/[Hoja1.C30]*100" office:value-type="float" office:value="6.72268907563025" calcext:value-type="float">
            <text:p>6.7</text:p>
          </table:table-cell>
          <table:table-cell table:style-name="ce166" table:formula="of:=[Hoja1.J30]/[Hoja1.D30]*100" office:value-type="float" office:value="2.84745762711864" calcext:value-type="float">
            <text:p>2.8</text:p>
          </table:table-cell>
          <table:table-cell table:style-name="ce166" table:formula="of:=[Hoja1.K30]/[Hoja1.E30]*100" office:value-type="float" office:value="2.12100139082058" calcext:value-type="float">
            <text:p>2.1</text:p>
          </table:table-cell>
          <table:table-cell table:style-name="ce166" table:formula="of:=[Hoja1.L30]/[Hoja1.F30]*100" office:value-type="float" office:value="0.18214936247723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3" calcext:value-type="date">
            <text:p>13/03</text:p>
          </table:table-cell>
          <table:table-cell table:style-name="ce130" table:formula="of:=[Hoja1.C31]/[.C$4]" office:value-type="float" office:value="283.709937658677" calcext:value-type="float">
            <text:p>284</text:p>
          </table:table-cell>
          <table:table-cell table:style-name="ce130" table:formula="of:=[Hoja1.D31]/[.D$4]" office:value-type="float" office:value="90.0841127496094" calcext:value-type="float">
            <text:p>90</text:p>
          </table:table-cell>
          <table:table-cell table:style-name="ce130" table:formula="of:=[Hoja1.E31]/[.E$4]" office:value-type="float" office:value="54.3462472298222" calcext:value-type="float">
            <text:p>54</text:p>
          </table:table-cell>
          <table:table-cell table:style-name="ce130" table:formula="of:=[Hoja1.F31]/[.F$4]" office:value-type="float" office:value="45.6761541776896" calcext:value-type="float">
            <text:p>46</text:p>
          </table:table-cell>
          <table:table-cell table:number-columns-repeated="2"/>
          <table:table-cell table:style-name="ce82" office:value-type="date" office:date-value="2020-03-13" calcext:value-type="date">
            <text:p>13/03</text:p>
          </table:table-cell>
          <table:table-cell table:style-name="ce130" table:formula="of:=[Hoja1.I31]/[.J$4]" office:value-type="float" office:value="93.7687273591297" calcext:value-type="float">
            <text:p>94</text:p>
          </table:table-cell>
          <table:table-cell table:style-name="ce130" table:formula="of:=[Hoja1.J31]/[.K$4]" office:value-type="float" office:value="13.2462954433529" calcext:value-type="float">
            <text:p>13</text:p>
          </table:table-cell>
          <table:table-cell table:style-name="ce166" table:formula="of:=[Hoja1.K31]/[.L$4]" office:value-type="float" office:value="5.91688696101013" calcext:value-type="float">
            <text:p>5.9</text:p>
          </table:table-cell>
          <table:table-cell table:style-name="ce166" table:formula="of:=[Hoja1.L31]/[.M$4]" office:value-type="float" office:value="0.444682843857957" calcext:value-type="float">
            <text:p>0.4</text:p>
          </table:table-cell>
          <table:table-cell/>
          <table:table-cell table:style-name="ce82" office:value-type="date" office:date-value="2020-03-13" calcext:value-type="date">
            <text:p>13/03</text:p>
          </table:table-cell>
          <table:table-cell table:style-name="ce130" table:formula="of:=[.J31]-[.J30]" office:value-type="float" office:value="18.5167313110446" calcext:value-type="float">
            <text:p>19</text:p>
          </table:table-cell>
          <table:table-cell table:style-name="ce166" table:formula="of:=[.K31]-[.K30]" office:value-type="float" office:value="3.81672919554237" calcext:value-type="float">
            <text:p>3.8</text:p>
          </table:table-cell>
          <table:table-cell table:style-name="ce166" table:formula="of:=[.L31]-[.L30]" office:value-type="float" office:value="1.34815145947066" calcext:value-type="float">
            <text:p>1.3</text:p>
          </table:table-cell>
          <table:table-cell table:style-name="ce166" table:formula="of:=[.M31]-[.M30]" office:value-type="float" office:value="0.166756066446734" calcext:value-type="float">
            <text:p>0.2</text:p>
          </table:table-cell>
          <table:table-cell/>
          <table:table-cell table:style-name="ce82" office:value-type="date" office:date-value="2020-03-13" calcext:value-type="date">
            <text:p>13/03</text:p>
          </table:table-cell>
          <table:table-cell table:style-name="ce166" table:formula="of:=[Hoja1.I31]/[Hoja1.C31]*100" office:value-type="float" office:value="7.1687429218573" calcext:value-type="float">
            <text:p>7.2</text:p>
          </table:table-cell>
          <table:table-cell table:style-name="ce166" table:formula="of:=[Hoja1.J31]/[Hoja1.D31]*100" office:value-type="float" office:value="2.80351627464956" calcext:value-type="float">
            <text:p>2.8</text:p>
          </table:table-cell>
          <table:table-cell table:style-name="ce166" table:formula="of:=[Hoja1.K31]/[Hoja1.E31]*100" office:value-type="float" office:value="2.15788036055722" calcext:value-type="float">
            <text:p>2.2</text:p>
          </table:table-cell>
          <table:table-cell table:style-name="ce166" table:formula="of:=[Hoja1.L31]/[Hoja1.F31]*100" office:value-type="float" office:value="0.21768707482993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4" calcext:value-type="date">
            <text:p>14/03</text:p>
          </table:table-cell>
          <table:table-cell table:style-name="ce130" table:formula="of:=[Hoja1.C32]/[.C$4]" office:value-type="float" office:value="339.889646152018" calcext:value-type="float">
            <text:p>340</text:p>
          </table:table-cell>
          <table:table-cell table:style-name="ce130" table:formula="of:=[Hoja1.D32]/[.D$4]" office:value-type="float" office:value="123.129936005822" calcext:value-type="float">
            <text:p>123</text:p>
          </table:table-cell>
          <table:table-cell table:style-name="ce130" table:formula="of:=[Hoja1.E32]/[.E$4]" office:value-type="float" office:value="66.8009048167713" calcext:value-type="float">
            <text:p>67</text:p>
          </table:table-cell>
          <table:table-cell table:style-name="ce130" table:formula="of:=[Hoja1.F32]/[.F$4]" office:value-type="float" office:value="56.9864399740699" calcext:value-type="float">
            <text:p>57</text:p>
          </table:table-cell>
          <table:table-cell table:number-columns-repeated="2"/>
          <table:table-cell table:style-name="ce82" office:value-type="date" office:date-value="2020-03-14" calcext:value-type="date">
            <text:p>14/03</text:p>
          </table:table-cell>
          <table:table-cell table:style-name="ce130" table:formula="of:=[Hoja1.I32]/[.J$4]" office:value-type="float" office:value="106.730439276861" calcext:value-type="float">
            <text:p>107</text:p>
          </table:table-cell>
          <table:table-cell table:style-name="ce130" table:formula="of:=[Hoja1.J32]/[.K$4]" office:value-type="float" office:value="15.2669167821695" calcext:value-type="float">
            <text:p>15</text:p>
          </table:table-cell>
          <table:table-cell table:style-name="ce166" table:formula="of:=[Hoja1.K32]/[.L$4]" office:value-type="float" office:value="6.81565460065723" calcext:value-type="float">
            <text:p>6.8</text:p>
          </table:table-cell>
          <table:table-cell table:style-name="ce166" table:formula="of:=[Hoja1.L32]/[.M$4]" office:value-type="float" office:value="0.444682843857957" calcext:value-type="float">
            <text:p>0.4</text:p>
          </table:table-cell>
          <table:table-cell/>
          <table:table-cell table:style-name="ce82" office:value-type="date" office:date-value="2020-03-14" calcext:value-type="date">
            <text:p>14/03</text:p>
          </table:table-cell>
          <table:table-cell table:style-name="ce130" table:formula="of:=[.J32]-[.J31]" office:value-type="float" office:value="12.9617119177312" calcext:value-type="float">
            <text:p>13</text:p>
          </table:table-cell>
          <table:table-cell table:style-name="ce166" table:formula="of:=[.K32]-[.K31]" office:value-type="float" office:value="2.02062133881655" calcext:value-type="float">
            <text:p>2.0</text:p>
          </table:table-cell>
          <table:table-cell table:style-name="ce166" table:formula="of:=[.L32]-[.L31]" office:value-type="float" office:value="0.898767639647107" calcext:value-type="float">
            <text:p>0.9</text:p>
          </table:table-cell>
          <table:table-cell table:style-name="ce166" table:formula="of:=[.M32]-[.M31]" office:value-type="float" office:value="0" calcext:value-type="float">
            <text:p>0.0</text:p>
          </table:table-cell>
          <table:table-cell/>
          <table:table-cell table:style-name="ce82" office:value-type="date" office:date-value="2020-03-14" calcext:value-type="date">
            <text:p>14/03</text:p>
          </table:table-cell>
          <table:table-cell table:style-name="ce166" table:formula="of:=[Hoja1.I32]/[Hoja1.C32]*100" office:value-type="float" office:value="6.81098454412251" calcext:value-type="float">
            <text:p>6.8</text:p>
          </table:table-cell>
          <table:table-cell table:style-name="ce166" table:formula="of:=[Hoja1.J32]/[Hoja1.D32]*100" office:value-type="float" office:value="2.36398400834347" calcext:value-type="float">
            <text:p>2.4</text:p>
          </table:table-cell>
          <table:table-cell table:style-name="ce166" table:formula="of:=[Hoja1.K32]/[Hoja1.E32]*100" office:value-type="float" office:value="2.02222222222222" calcext:value-type="float">
            <text:p>2.0</text:p>
          </table:table-cell>
          <table:table-cell table:style-name="ce166" table:formula="of:=[Hoja1.L32]/[Hoja1.F32]*100" office:value-type="float" office:value="0.17448200654307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5" calcext:value-type="date">
            <text:p>15/03</text:p>
          </table:table-cell>
          <table:table-cell table:style-name="ce130" table:formula="of:=[Hoja1.C33]/[.C$4]" office:value-type="float" office:value="397.56341037595" calcext:value-type="float">
            <text:p>398</text:p>
          </table:table-cell>
          <table:table-cell table:style-name="ce130" table:formula="of:=[Hoja1.D33]/[.D$4]" office:value-type="float" office:value="165.935406544956" calcext:value-type="float">
            <text:p>166</text:p>
          </table:table-cell>
          <table:table-cell table:style-name="ce130" table:formula="of:=[Hoja1.E33]/[.E$4]" office:value-type="float" office:value="80.1610857801255" calcext:value-type="float">
            <text:p>80</text:p>
          </table:table-cell>
          <table:table-cell table:style-name="ce130" table:formula="of:=[Hoja1.F33]/[.F$4]" office:value-type="float" office:value="72.249111356438" calcext:value-type="float">
            <text:p>72</text:p>
          </table:table-cell>
          <table:table-cell table:number-columns-repeated="2"/>
          <table:table-cell table:style-name="ce82" office:value-type="date" office:date-value="2020-03-15" calcext:value-type="date">
            <text:p>15/03</text:p>
          </table:table-cell>
          <table:table-cell table:style-name="ce130" table:formula="of:=[Hoja1.I33]/[.J$4]" office:value-type="float" office:value="133.987067766719" calcext:value-type="float">
            <text:p>134</text:p>
          </table:table-cell>
          <table:table-cell table:style-name="ce130" table:formula="of:=[Hoja1.J33]/[.K$4]" office:value-type="float" office:value="32.3299414210648" calcext:value-type="float">
            <text:p>32</text:p>
          </table:table-cell>
          <table:table-cell table:style-name="ce166" table:formula="of:=[Hoja1.K33]/[.L$4]" office:value-type="float" office:value="8.98767639647108" calcext:value-type="float">
            <text:p>9.0</text:p>
          </table:table-cell>
          <table:table-cell table:style-name="ce166" table:formula="of:=[Hoja1.L33]/[.M$4]" office:value-type="float" office:value="0.667024265786936" calcext:value-type="float">
            <text:p>0.7</text:p>
          </table:table-cell>
          <table:table-cell/>
          <table:table-cell table:style-name="ce82" office:value-type="date" office:date-value="2020-03-15" calcext:value-type="date">
            <text:p>15/03</text:p>
          </table:table-cell>
          <table:table-cell table:style-name="ce130" table:formula="of:=[.J33]-[.J32]" office:value-type="float" office:value="27.2566284898576" calcext:value-type="float">
            <text:p>27</text:p>
          </table:table-cell>
          <table:table-cell table:style-name="ce130" table:formula="of:=[.K33]-[.K32]" office:value-type="float" office:value="17.0630246388953" calcext:value-type="float">
            <text:p>17</text:p>
          </table:table-cell>
          <table:table-cell table:style-name="ce166" table:formula="of:=[.L33]-[.L32]" office:value-type="float" office:value="2.17202179581384" calcext:value-type="float">
            <text:p>2.2</text:p>
          </table:table-cell>
          <table:table-cell table:style-name="ce166" table:formula="of:=[.M33]-[.M32]" office:value-type="float" office:value="0.222341421928979" calcext:value-type="float">
            <text:p>0.2</text:p>
          </table:table-cell>
          <table:table-cell/>
          <table:table-cell table:style-name="ce82" office:value-type="date" office:date-value="2020-03-15" calcext:value-type="date">
            <text:p>15/03</text:p>
          </table:table-cell>
          <table:table-cell table:style-name="ce166" table:formula="of:=[Hoja1.I33]/[Hoja1.C33]*100" office:value-type="float" office:value="7.30997696690508" calcext:value-type="float">
            <text:p>7.3</text:p>
          </table:table-cell>
          <table:table-cell table:style-name="ce166" table:formula="of:=[Hoja1.J33]/[Hoja1.D33]*100" office:value-type="float" office:value="3.71469108732104" calcext:value-type="float">
            <text:p>3.7</text:p>
          </table:table-cell>
          <table:table-cell table:style-name="ce166" table:formula="of:=[Hoja1.K33]/[Hoja1.E33]*100" office:value-type="float" office:value="2.22222222222222" calcext:value-type="float">
            <text:p>2.2</text:p>
          </table:table-cell>
          <table:table-cell table:style-name="ce166" table:formula="of:=[Hoja1.L33]/[Hoja1.F33]*100" office:value-type="float" office:value="0.20643385515224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6" calcext:value-type="date">
            <text:p>16/03</text:p>
          </table:table-cell>
          <table:table-cell table:style-name="ce130" table:formula="of:=[Hoja1.C34]/[.C$4]" office:value-type="float" office:value="449.501928408255" calcext:value-type="float">
            <text:p>450</text:p>
          </table:table-cell>
          <table:table-cell table:style-name="ce130" table:formula="of:=[Hoja1.D34]/[.D$4]" office:value-type="float" office:value="196.712539862594" calcext:value-type="float">
            <text:p>197</text:p>
          </table:table-cell>
          <table:table-cell table:style-name="ce130" table:formula="of:=[Hoja1.E34]/[.E$4]" office:value-type="float" office:value="98.4645336999209" calcext:value-type="float">
            <text:p>98</text:p>
          </table:table-cell>
          <table:table-cell table:style-name="ce130" table:formula="of:=[Hoja1.F34]/[.F$4]" office:value-type="float" office:value="74.722459569053" calcext:value-type="float">
            <text:p>75</text:p>
          </table:table-cell>
          <table:table-cell table:number-columns-repeated="2"/>
          <table:table-cell table:style-name="ce82" office:value-type="date" office:date-value="2020-03-16" calcext:value-type="date">
            <text:p>16/03</text:p>
          </table:table-cell>
          <table:table-cell table:style-name="ce130" table:formula="of:=[Hoja1.I34]/[.J$4]" office:value-type="float" office:value="159.836424676937" calcext:value-type="float">
            <text:p>160</text:p>
          </table:table-cell>
          <table:table-cell table:style-name="ce130" table:formula="of:=[Hoja1.J34]/[.K$4]" office:value-type="float" office:value="34.6873329830175" calcext:value-type="float">
            <text:p>35</text:p>
          </table:table-cell>
          <table:table-cell table:style-name="ce130" table:formula="of:=[Hoja1.K34]/[.L$4]" office:value-type="float" office:value="11.084800888981" calcext:value-type="float">
            <text:p>11</text:p>
          </table:table-cell>
          <table:table-cell table:style-name="ce166" table:formula="of:=[Hoja1.L34]/[.M$4]" office:value-type="float" office:value="0.667024265786936" calcext:value-type="float">
            <text:p>0.7</text:p>
          </table:table-cell>
          <table:table-cell/>
          <table:table-cell table:style-name="ce82" office:value-type="date" office:date-value="2020-03-16" calcext:value-type="date">
            <text:p>16/03</text:p>
          </table:table-cell>
          <table:table-cell table:style-name="ce130" table:formula="of:=[.J34]-[.J33]" office:value-type="float" office:value="25.8493569102182" calcext:value-type="float">
            <text:p>26</text:p>
          </table:table-cell>
          <table:table-cell table:style-name="ce166" table:formula="of:=[.K34]-[.K33]" office:value-type="float" office:value="2.35739156195265" calcext:value-type="float">
            <text:p>2.4</text:p>
          </table:table-cell>
          <table:table-cell table:style-name="ce166" table:formula="of:=[.L34]-[.L33]" office:value-type="float" office:value="2.09712449250992" calcext:value-type="float">
            <text:p>2.1</text:p>
          </table:table-cell>
          <table:table-cell table:style-name="ce166" table:formula="of:=[.M34]-[.M33]" office:value-type="float" office:value="0" calcext:value-type="float">
            <text:p>0.0</text:p>
          </table:table-cell>
          <table:table-cell/>
          <table:table-cell table:style-name="ce82" office:value-type="date" office:date-value="2020-03-16" calcext:value-type="date">
            <text:p>16/03</text:p>
          </table:table-cell>
          <table:table-cell table:style-name="ce166" table:formula="of:=[Hoja1.I34]/[Hoja1.C34]*100" office:value-type="float" office:value="7.71265189421015" calcext:value-type="float">
            <text:p>7.7</text:p>
          </table:table-cell>
          <table:table-cell table:style-name="ce166" table:formula="of:=[Hoja1.J34]/[Hoja1.D34]*100" office:value-type="float" office:value="3.36198455010336" calcext:value-type="float">
            <text:p>3.4</text:p>
          </table:table-cell>
          <table:table-cell table:style-name="ce166" table:formula="of:=[Hoja1.K34]/[Hoja1.E34]*100" office:value-type="float" office:value="2.23126790290969" calcext:value-type="float">
            <text:p>2.2</text:p>
          </table:table-cell>
          <table:table-cell table:style-name="ce166" table:formula="of:=[Hoja1.L34]/[Hoja1.F34]*100" office:value-type="float" office:value="0.199600798403194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7" calcext:value-type="date">
            <text:p>17/03</text:p>
          </table:table-cell>
          <table:table-cell table:style-name="ce130" table:formula="of:=[Hoja1.C35]/[.C$4]" office:value-type="float" office:value="506.147525247694" calcext:value-type="float">
            <text:p>506</text:p>
          </table:table-cell>
          <table:table-cell table:style-name="ce130" table:formula="of:=[Hoja1.D35]/[.D$4]" office:value-type="float" office:value="239.239774843225" calcext:value-type="float">
            <text:p>239</text:p>
          </table:table-cell>
          <table:table-cell table:style-name="ce130" table:formula="of:=[Hoja1.E35]/[.E$4]" office:value-type="float" office:value="114.749109829698" calcext:value-type="float">
            <text:p>115</text:p>
          </table:table-cell>
          <table:table-cell table:style-name="ce130" table:formula="of:=[Hoja1.F35]/[.F$4]" office:value-type="float" office:value="88.9411045702168" calcext:value-type="float">
            <text:p>89</text:p>
          </table:table-cell>
          <table:table-cell table:number-columns-repeated="2"/>
          <table:table-cell table:style-name="ce82" office:value-type="date" office:date-value="2020-03-17" calcext:value-type="date">
            <text:p>17/03</text:p>
          </table:table-cell>
          <table:table-cell table:style-name="ce130" table:formula="of:=[Hoja1.I35]/[.J$4]" office:value-type="float" office:value="185.389513886178" calcext:value-type="float">
            <text:p>185</text:p>
          </table:table-cell>
          <table:table-cell table:style-name="ce130" table:formula="of:=[Hoja1.J35]/[.K$4]" office:value-type="float" office:value="55.1180598532737" calcext:value-type="float">
            <text:p>55</text:p>
          </table:table-cell>
          <table:table-cell table:style-name="ce130" table:formula="of:=[Hoja1.K35]/[.L$4]" office:value-type="float" office:value="13.107028078187" calcext:value-type="float">
            <text:p>13</text:p>
          </table:table-cell>
          <table:table-cell table:style-name="ce166" table:formula="of:=[Hoja1.L35]/[.M$4]" office:value-type="float" office:value="0.667024265786936" calcext:value-type="float">
            <text:p>0.7</text:p>
          </table:table-cell>
          <table:table-cell/>
          <table:table-cell table:style-name="ce82" office:value-type="date" office:date-value="2020-03-17" calcext:value-type="date">
            <text:p>17/03</text:p>
          </table:table-cell>
          <table:table-cell table:style-name="ce130" table:formula="of:=[.J35]-[.J34]" office:value-type="float" office:value="25.5530892092415" calcext:value-type="float">
            <text:p>26</text:p>
          </table:table-cell>
          <table:table-cell table:style-name="ce130" table:formula="of:=[.K35]-[.K34]" office:value-type="float" office:value="20.4307268702562" calcext:value-type="float">
            <text:p>20</text:p>
          </table:table-cell>
          <table:table-cell table:style-name="ce166" table:formula="of:=[.L35]-[.L34]" office:value-type="float" office:value="2.02222718920599" calcext:value-type="float">
            <text:p>2.0</text:p>
          </table:table-cell>
          <table:table-cell table:style-name="ce166" table:formula="of:=[.M35]-[.M34]" office:value-type="float" office:value="0" calcext:value-type="float">
            <text:p>0.0</text:p>
          </table:table-cell>
          <table:table-cell/>
          <table:table-cell table:style-name="ce82" office:value-type="date" office:date-value="2020-03-17" calcext:value-type="date">
            <text:p>17/03</text:p>
          </table:table-cell>
          <table:table-cell table:style-name="ce166" table:formula="of:=[Hoja1.I35]/[Hoja1.C35]*100" office:value-type="float" office:value="7.94451850441186" calcext:value-type="float">
            <text:p>7.9</text:p>
          </table:table-cell>
          <table:table-cell table:style-name="ce166" table:formula="of:=[Hoja1.J35]/[Hoja1.D35]*100" office:value-type="float" office:value="4.39255680801575" calcext:value-type="float">
            <text:p>4.4</text:p>
          </table:table-cell>
          <table:table-cell table:style-name="ce166" table:formula="of:=[Hoja1.K35]/[Hoja1.E35]*100" office:value-type="float" office:value="2.26390685640362" calcext:value-type="float">
            <text:p>2.3</text:p>
          </table:table-cell>
          <table:table-cell table:style-name="ce166" table:formula="of:=[Hoja1.L35]/[Hoja1.F35]*100" office:value-type="float" office:value="0.16769144773616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8" calcext:value-type="date">
            <text:p>18/03</text:p>
          </table:table-cell>
          <table:table-cell table:style-name="ce130" table:formula="of:=[Hoja1.C36]/[.C$4]" office:value-type="float" office:value="573.73346566276" calcext:value-type="float">
            <text:p>574</text:p>
          </table:table-cell>
          <table:table-cell table:style-name="ce130" table:formula="of:=[Hoja1.D36]/[.D$4]" office:value-type="float" office:value="293.559916957387" calcext:value-type="float">
            <text:p>294</text:p>
          </table:table-cell>
          <table:table-cell table:style-name="ce130" table:formula="of:=[Hoja1.E36]/[.E$4]" office:value-type="float" office:value="135.590992132531" calcext:value-type="float">
            <text:p>136</text:p>
          </table:table-cell>
          <table:table-cell table:style-name="ce130" table:formula="of:=[Hoja1.F36]/[.F$4]" office:value-type="float" office:value="101.892003251347" calcext:value-type="float">
            <text:p>102</text:p>
          </table:table-cell>
          <table:table-cell table:number-columns-repeated="2"/>
          <table:table-cell table:style-name="ce82" office:value-type="date" office:date-value="2020-03-18" calcext:value-type="date">
            <text:p>18/03</text:p>
          </table:table-cell>
          <table:table-cell table:style-name="ce130" table:formula="of:=[Hoja1.I36]/[.J$4]" office:value-type="float" office:value="220.571303377163" calcext:value-type="float">
            <text:p>221</text:p>
          </table:table-cell>
          <table:table-cell table:style-name="ce130" table:formula="of:=[Hoja1.J36]/[.K$4]" office:value-type="float" office:value="67.1295311451276" calcext:value-type="float">
            <text:p>67</text:p>
          </table:table-cell>
          <table:table-cell table:style-name="ce130" table:formula="of:=[Hoja1.K36]/[.L$4]" office:value-type="float" office:value="18.2749420061579" calcext:value-type="float">
            <text:p>18</text:p>
          </table:table-cell>
          <table:table-cell table:style-name="ce166" table:formula="of:=[Hoja1.L36]/[.M$4]" office:value-type="float" office:value="0.667024265786936" calcext:value-type="float">
            <text:p>0.7</text:p>
          </table:table-cell>
          <table:table-cell/>
          <table:table-cell table:style-name="ce82" office:value-type="date" office:date-value="2020-03-18" calcext:value-type="date">
            <text:p>18/03</text:p>
          </table:table-cell>
          <table:table-cell table:style-name="ce130" table:formula="of:=[.J36]-[.J35]" office:value-type="float" office:value="35.1817894909847" calcext:value-type="float">
            <text:p>35</text:p>
          </table:table-cell>
          <table:table-cell table:style-name="ce130" table:formula="of:=[.K36]-[.K35]" office:value-type="float" office:value="12.0114712918539" calcext:value-type="float">
            <text:p>12</text:p>
          </table:table-cell>
          <table:table-cell table:style-name="ce166" table:formula="of:=[.L36]-[.L35]" office:value-type="float" office:value="5.16791392797087" calcext:value-type="float">
            <text:p>5.2</text:p>
          </table:table-cell>
          <table:table-cell table:style-name="ce166" table:formula="of:=[.M36]-[.M35]" office:value-type="float" office:value="0" calcext:value-type="float">
            <text:p>0.0</text:p>
          </table:table-cell>
          <table:table-cell/>
          <table:table-cell table:style-name="ce82" office:value-type="date" office:date-value="2020-03-18" calcext:value-type="date">
            <text:p>18/03</text:p>
          </table:table-cell>
          <table:table-cell table:style-name="ce166" table:formula="of:=[Hoja1.I36]/[Hoja1.C36]*100" office:value-type="float" office:value="8.33870019320696" calcext:value-type="float">
            <text:p>8.3</text:p>
          </table:table-cell>
          <table:table-cell table:style-name="ce166" table:formula="of:=[Hoja1.J36]/[Hoja1.D36]*100" office:value-type="float" office:value="4.35987168270633" calcext:value-type="float">
            <text:p>4.4</text:p>
          </table:table-cell>
          <table:table-cell table:style-name="ce166" table:formula="of:=[Hoja1.K36]/[Hoja1.E36]*100" office:value-type="float" office:value="2.67133785855047" calcext:value-type="float">
            <text:p>2.7</text:p>
          </table:table-cell>
          <table:table-cell table:style-name="ce166" table:formula="of:=[Hoja1.L36]/[Hoja1.F36]*100" office:value-type="float" office:value="0.146377165162235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19" calcext:value-type="date">
            <text:p>19/03</text:p>
          </table:table-cell>
          <table:table-cell table:style-name="ce130" table:formula="of:=[Hoja1.C37]/[.C$4]" office:value-type="float" office:value="659.232009729548" calcext:value-type="float">
            <text:p>659</text:p>
          </table:table-cell>
          <table:table-cell table:style-name="ce130" table:formula="of:=[Hoja1.D37]/[.D$4]" office:value-type="float" office:value="366.992701667273" calcext:value-type="float">
            <text:p>367</text:p>
          </table:table-cell>
          <table:table-cell table:style-name="ce130" table:formula="of:=[Hoja1.E37]/[.E$4]" office:value-type="float" office:value="163.216877435645" calcext:value-type="float">
            <text:p>163</text:p>
          </table:table-cell>
          <table:table-cell table:style-name="ce130" table:formula="of:=[Hoja1.F37]/[.F$4]" office:value-type="float" office:value="136.705311510315" calcext:value-type="float">
            <text:p>137</text:p>
          </table:table-cell>
          <table:table-cell table:number-columns-repeated="2"/>
          <table:table-cell table:style-name="ce82" office:value-type="date" office:date-value="2020-03-19" calcext:value-type="date">
            <text:p>19/03</text:p>
          </table:table-cell>
          <table:table-cell table:style-name="ce130" table:formula="of:=[Hoja1.I37]/[.J$4]" office:value-type="float" office:value="252.197880456427" calcext:value-type="float">
            <text:p>252</text:p>
          </table:table-cell>
          <table:table-cell table:style-name="ce130" table:formula="of:=[Hoja1.J37]/[.K$4]" office:value-type="float" office:value="86.1009203817942" calcext:value-type="float">
            <text:p>86</text:p>
          </table:table-cell>
          <table:table-cell table:style-name="ce130" table:formula="of:=[Hoja1.K37]/[.L$4]" office:value-type="float" office:value="27.8617968290603" calcext:value-type="float">
            <text:p>28</text:p>
          </table:table-cell>
          <table:table-cell table:style-name="ce166" table:formula="of:=[Hoja1.L37]/[.M$4]" office:value-type="float" office:value="1.11170710964489" calcext:value-type="float">
            <text:p>1.1</text:p>
          </table:table-cell>
          <table:table-cell/>
          <table:table-cell table:style-name="ce82" office:value-type="date" office:date-value="2020-03-19" calcext:value-type="date">
            <text:p>19/03</text:p>
          </table:table-cell>
          <table:table-cell table:style-name="ce130" table:formula="of:=[.J37]-[.J36]" office:value-type="float" office:value="31.6265770792641" calcext:value-type="float">
            <text:p>32</text:p>
          </table:table-cell>
          <table:table-cell table:style-name="ce130" table:formula="of:=[.K37]-[.K36]" office:value-type="float" office:value="18.9713892366665" calcext:value-type="float">
            <text:p>19</text:p>
          </table:table-cell>
          <table:table-cell table:style-name="ce166" table:formula="of:=[.L37]-[.L36]" office:value-type="float" office:value="9.58685482290248" calcext:value-type="float">
            <text:p>9.6</text:p>
          </table:table-cell>
          <table:table-cell table:style-name="ce166" table:formula="of:=[.M37]-[.M36]" office:value-type="float" office:value="0.444682843857957" calcext:value-type="float">
            <text:p>0.4</text:p>
          </table:table-cell>
          <table:table-cell/>
          <table:table-cell table:style-name="ce82" office:value-type="date" office:date-value="2020-03-19" calcext:value-type="date">
            <text:p>19/03</text:p>
          </table:table-cell>
          <table:table-cell table:style-name="ce166" table:formula="of:=[Hoja1.I37]/[Hoja1.C37]*100" office:value-type="float" office:value="8.29779456561472" calcext:value-type="float">
            <text:p>8.3</text:p>
          </table:table-cell>
          <table:table-cell table:style-name="ce166" table:formula="of:=[Hoja1.J37]/[Hoja1.D37]*100" office:value-type="float" office:value="4.47308567096285" calcext:value-type="float">
            <text:p>4.5</text:p>
          </table:table-cell>
          <table:table-cell table:style-name="ce166" table:formula="of:=[Hoja1.K37]/[Hoja1.E37]*100" office:value-type="float" office:value="3.38335607094134" calcext:value-type="float">
            <text:p>3.4</text:p>
          </table:table-cell>
          <table:table-cell table:style-name="ce166" table:formula="of:=[Hoja1.L37]/[Hoja1.F37]*100" office:value-type="float" office:value="0.18183471224656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0" calcext:value-type="date">
            <text:p>20/03</text:p>
          </table:table-cell>
          <table:table-cell table:style-name="ce130" table:formula="of:=[Hoja1.C38]/[.C$4]" office:value-type="float" office:value="755.397790410456" calcext:value-type="float">
            <text:p>755</text:p>
          </table:table-cell>
          <table:table-cell table:style-name="ce130" table:formula="of:=[Hoja1.D38]/[.D$4]" office:value-type="float" office:value="427.626650685958" calcext:value-type="float">
            <text:p>428</text:p>
          </table:table-cell>
          <table:table-cell table:style-name="ce130" table:formula="of:=[Hoja1.E38]/[.E$4]" office:value-type="float" office:value="187.220669233138" calcext:value-type="float">
            <text:p>187</text:p>
          </table:table-cell>
          <table:table-cell table:style-name="ce130" table:formula="of:=[Hoja1.F38]/[.F$4]" office:value-type="float" office:value="173.469954791296" calcext:value-type="float">
            <text:p>173</text:p>
          </table:table-cell>
          <table:table-cell table:number-columns-repeated="2"/>
          <table:table-cell table:style-name="ce82" office:value-type="date" office:date-value="2020-03-20" calcext:value-type="date">
            <text:p>20/03</text:p>
          </table:table-cell>
          <table:table-cell table:style-name="ce130" table:formula="of:=[Hoja1.I38]/[.J$4]" office:value-type="float" office:value="298.637842584527" calcext:value-type="float">
            <text:p>299</text:p>
          </table:table-cell>
          <table:table-cell table:style-name="ce130" table:formula="of:=[Hoja1.J38]/[.K$4]" office:value-type="float" office:value="112.481254527455" calcext:value-type="float">
            <text:p>112</text:p>
          </table:table-cell>
          <table:table-cell table:style-name="ce130" table:formula="of:=[Hoja1.K38]/[.L$4]" office:value-type="float" office:value="33.7037864867665" calcext:value-type="float">
            <text:p>34</text:p>
          </table:table-cell>
          <table:table-cell table:style-name="ce166" table:formula="of:=[Hoja1.L38]/[.M$4]" office:value-type="float" office:value="1.72314601994958" calcext:value-type="float">
            <text:p>1.7</text:p>
          </table:table-cell>
          <table:table-cell/>
          <table:table-cell table:style-name="ce82" office:value-type="date" office:date-value="2020-03-20" calcext:value-type="date">
            <text:p>20/03</text:p>
          </table:table-cell>
          <table:table-cell table:style-name="ce130" table:formula="of:=[.J38]-[.J37]" office:value-type="float" office:value="46.4399621280998" calcext:value-type="float">
            <text:p>46</text:p>
          </table:table-cell>
          <table:table-cell table:style-name="ce130" table:formula="of:=[.K38]-[.K37]" office:value-type="float" office:value="26.3803341456605" calcext:value-type="float">
            <text:p>26</text:p>
          </table:table-cell>
          <table:table-cell table:style-name="ce166" table:formula="of:=[.L38]-[.L37]" office:value-type="float" office:value="5.84198965770624" calcext:value-type="float">
            <text:p>5.8</text:p>
          </table:table-cell>
          <table:table-cell table:style-name="ce166" table:formula="of:=[.M38]-[.M37]" office:value-type="float" office:value="0.611438910304691" calcext:value-type="float">
            <text:p>0.6</text:p>
          </table:table-cell>
          <table:table-cell/>
          <table:table-cell table:style-name="ce82" office:value-type="date" office:date-value="2020-03-20" calcext:value-type="date">
            <text:p>20/03</text:p>
          </table:table-cell>
          <table:table-cell table:style-name="ce166" table:formula="of:=[Hoja1.I38]/[Hoja1.C38]*100" office:value-type="float" office:value="8.57489206950086" calcext:value-type="float">
            <text:p>8.6</text:p>
          </table:table-cell>
          <table:table-cell table:style-name="ce166" table:formula="of:=[Hoja1.J38]/[Hoja1.D38]*100" office:value-type="float" office:value="5.01501501501502" calcext:value-type="float">
            <text:p>5.0</text:p>
          </table:table-cell>
          <table:table-cell table:style-name="ce166" table:formula="of:=[Hoja1.K38]/[Hoja1.E38]*100" office:value-type="float" office:value="3.56803044719315" calcext:value-type="float">
            <text:p>3.6</text:p>
          </table:table-cell>
          <table:table-cell table:style-name="ce166" table:formula="of:=[Hoja1.L38]/[Hoja1.F38]*100" office:value-type="float" office:value="0.22211076878985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1" calcext:value-type="date">
            <text:p>21/03</text:p>
          </table:table-cell>
          <table:table-cell table:style-name="ce130" table:formula="of:=[Hoja1.C39]/[.C$4]" office:value-type="float" office:value="860.736751974893" calcext:value-type="float">
            <text:p>861</text:p>
          </table:table-cell>
          <table:table-cell table:style-name="ce130" table:formula="of:=[Hoja1.D39]/[.D$4]" office:value-type="float" office:value="533.484579329238" calcext:value-type="float">
            <text:p>533</text:p>
          </table:table-cell>
          <table:table-cell table:style-name="ce130" table:formula="of:=[Hoja1.E39]/[.E$4]" office:value-type="float" office:value="214.638729499044" calcext:value-type="float">
            <text:p>215</text:p>
          </table:table-cell>
          <table:table-cell table:style-name="ce130" table:formula="of:=[Hoja1.F39]/[.F$4]" office:value-type="float" office:value="207.090090043174" calcext:value-type="float">
            <text:p>207</text:p>
          </table:table-cell>
          <table:table-cell table:number-columns-repeated="2"/>
          <table:table-cell table:style-name="ce82" office:value-type="date" office:date-value="2020-03-21" calcext:value-type="date">
            <text:p>21/03</text:p>
          </table:table-cell>
          <table:table-cell table:style-name="ce130" table:formula="of:=[Hoja1.I39]/[.J$4]" office:value-type="float" office:value="357.37291430316" calcext:value-type="float">
            <text:p>357</text:p>
          </table:table-cell>
          <table:table-cell table:style-name="ce130" table:formula="of:=[Hoja1.J39]/[.K$4]" office:value-type="float" office:value="148.852438626153" calcext:value-type="float">
            <text:p>149</text:p>
          </table:table-cell>
          <table:table-cell table:style-name="ce130" table:formula="of:=[Hoja1.K39]/[.L$4]" office:value-type="float" office:value="42.0922844568062" calcext:value-type="float">
            <text:p>42</text:p>
          </table:table-cell>
          <table:table-cell table:style-name="ce166" table:formula="of:=[Hoja1.L39]/[.M$4]" office:value-type="float" office:value="2.6125117076655" calcext:value-type="float">
            <text:p>2.6</text:p>
          </table:table-cell>
          <table:table-cell/>
          <table:table-cell table:style-name="ce82" office:value-type="date" office:date-value="2020-03-21" calcext:value-type="date">
            <text:p>21/03</text:p>
          </table:table-cell>
          <table:table-cell table:style-name="ce130" table:formula="of:=[.J39]-[.J38]" office:value-type="float" office:value="58.7350717186332" calcext:value-type="float">
            <text:p>59</text:p>
          </table:table-cell>
          <table:table-cell table:style-name="ce130" table:formula="of:=[.K39]-[.K38]" office:value-type="float" office:value="36.3711840986976" calcext:value-type="float">
            <text:p>36</text:p>
          </table:table-cell>
          <table:table-cell table:style-name="ce166" table:formula="of:=[.L39]-[.L38]" office:value-type="float" office:value="8.3884979700397" calcext:value-type="float">
            <text:p>8.4</text:p>
          </table:table-cell>
          <table:table-cell table:style-name="ce166" table:formula="of:=[.M39]-[.M38]" office:value-type="float" office:value="0.889365687715915" calcext:value-type="float">
            <text:p>0.9</text:p>
          </table:table-cell>
          <table:table-cell/>
          <table:table-cell table:style-name="ce82" office:value-type="date" office:date-value="2020-03-21" calcext:value-type="date">
            <text:p>21/03</text:p>
          </table:table-cell>
          <table:table-cell table:style-name="ce166" table:formula="of:=[Hoja1.I39]/[Hoja1.C39]*100" office:value-type="float" office:value="9.00556198439658" calcext:value-type="float">
            <text:p>9.0</text:p>
          </table:table-cell>
          <table:table-cell table:style-name="ce166" table:formula="of:=[Hoja1.J39]/[Hoja1.D39]*100" office:value-type="float" office:value="5.31974644949049" calcext:value-type="float">
            <text:p>5.3</text:p>
          </table:table-cell>
          <table:table-cell table:style-name="ce166" table:formula="of:=[Hoja1.K39]/[Hoja1.E39]*100" office:value-type="float" office:value="3.88685247942458" calcext:value-type="float">
            <text:p>3.9</text:p>
          </table:table-cell>
          <table:table-cell table:style-name="ce166" table:formula="of:=[Hoja1.L39]/[Hoja1.F39]*100" office:value-type="float" office:value="0.282078982114992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2" calcext:value-type="date">
            <text:p>22/03</text:p>
          </table:table-cell>
          <table:table-cell table:style-name="ce130" table:formula="of:=[Hoja1.C40]/[.C$4]" office:value-type="float" office:value="950.058793502766" calcext:value-type="float">
            <text:p>950</text:p>
          </table:table-cell>
          <table:table-cell table:style-name="ce130" table:formula="of:=[Hoja1.D40]/[.D$4]" office:value-type="float" office:value="611.518952122081" calcext:value-type="float">
            <text:p>612</text:p>
          </table:table-cell>
          <table:table-cell table:style-name="ce130" table:formula="of:=[Hoja1.E40]/[.E$4]" office:value-type="float" office:value="237.781531856676" calcext:value-type="float">
            <text:p>238</text:p>
          </table:table-cell>
          <table:table-cell table:style-name="ce130" table:formula="of:=[Hoja1.F40]/[.F$4]" office:value-type="float" office:value="231.301558978722" calcext:value-type="float">
            <text:p>231</text:p>
          </table:table-cell>
          <table:table-cell table:number-columns-repeated="2"/>
          <table:table-cell table:style-name="ce82" office:value-type="date" office:date-value="2020-03-22" calcext:value-type="date">
            <text:p>22/03</text:p>
          </table:table-cell>
          <table:table-cell table:style-name="ce130" table:formula="of:=[Hoja1.I40]/[.J$4]" office:value-type="float" office:value="405.59048263712" calcext:value-type="float">
            <text:p>406</text:p>
          </table:table-cell>
          <table:table-cell table:style-name="ce130" table:formula="of:=[Hoja1.J40]/[.K$4]" office:value-type="float" office:value="193.081594598026" calcext:value-type="float">
            <text:p>193</text:p>
          </table:table-cell>
          <table:table-cell table:style-name="ce130" table:formula="of:=[Hoja1.K40]/[.L$4]" office:value-type="float" office:value="50.4807824268459" calcext:value-type="float">
            <text:p>50</text:p>
          </table:table-cell>
          <table:table-cell table:style-name="ce166" table:formula="of:=[Hoja1.L40]/[.M$4]" office:value-type="float" office:value="3.05719455152346" calcext:value-type="float">
            <text:p>3.1</text:p>
          </table:table-cell>
          <table:table-cell/>
          <table:table-cell table:style-name="ce82" office:value-type="date" office:date-value="2020-03-22" calcext:value-type="date">
            <text:p>22/03</text:p>
          </table:table-cell>
          <table:table-cell table:style-name="ce130" table:formula="of:=[.J40]-[.J39]" office:value-type="float" office:value="48.2175683339603" calcext:value-type="float">
            <text:p>48</text:p>
          </table:table-cell>
          <table:table-cell table:style-name="ce130" table:formula="of:=[.K40]-[.K39]" office:value-type="float" office:value="44.229155971873" calcext:value-type="float">
            <text:p>44</text:p>
          </table:table-cell>
          <table:table-cell table:style-name="ce166" table:formula="of:=[.L40]-[.L39]" office:value-type="float" office:value="8.38849797003968" calcext:value-type="float">
            <text:p>8.4</text:p>
          </table:table-cell>
          <table:table-cell table:style-name="ce166" table:formula="of:=[.M40]-[.M39]" office:value-type="float" office:value="0.444682843857956" calcext:value-type="float">
            <text:p>0.4</text:p>
          </table:table-cell>
          <table:table-cell/>
          <table:table-cell table:style-name="ce82" office:value-type="date" office:date-value="2020-03-22" calcext:value-type="date">
            <text:p>22/03</text:p>
          </table:table-cell>
          <table:table-cell table:style-name="ce166" table:formula="of:=[Hoja1.I40]/[Hoja1.C40]*100" office:value-type="float" office:value="9.25969765632926" calcext:value-type="float">
            <text:p>9.3</text:p>
          </table:table-cell>
          <table:table-cell table:style-name="ce166" table:formula="of:=[Hoja1.J40]/[Hoja1.D40]*100" office:value-type="float" office:value="6.01987960240795" calcext:value-type="float">
            <text:p>6.0</text:p>
          </table:table-cell>
          <table:table-cell table:style-name="ce166" table:formula="of:=[Hoja1.K40]/[Hoja1.E40]*100" office:value-type="float" office:value="4.20776626295418" calcext:value-type="float">
            <text:p>4.2</text:p>
          </table:table-cell>
          <table:table-cell table:style-name="ce166" table:formula="of:=[Hoja1.L40]/[Hoja1.F40]*100" office:value-type="float" office:value="0.295540032240731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30" table:formula="of:=[Hoja1.C41]/[.C$4]" office:value-type="float" office:value="1026.99463107057" calcext:value-type="float">
            <text:p>1027</text:p>
          </table:table-cell>
          <table:table-cell table:style-name="ce130" table:formula="of:=[Hoja1.D41]/[.D$4]" office:value-type="float" office:value="708.195107334717" calcext:value-type="float">
            <text:p>708</text:p>
          </table:table-cell>
          <table:table-cell table:style-name="ce130" table:formula="of:=[Hoja1.E41]/[.E$4]" office:value-type="float" office:value="294.755281342625" calcext:value-type="float">
            <text:p>295</text:p>
          </table:table-cell>
          <table:table-cell table:style-name="ce130" table:formula="of:=[Hoja1.F41]/[.F$4]" office:value-type="float" office:value="281.787691841246" calcext:value-type="float">
            <text:p>282</text:p>
          </table:table-cell>
          <table:table-cell table:number-columns-repeated="2"/>
          <table:table-cell table:style-name="ce82" office:value-type="date" office:date-value="2020-03-23" calcext:value-type="date">
            <text:p>23/03</text:p>
          </table:table-cell>
          <table:table-cell table:style-name="ce130" table:formula="of:=[Hoja1.I41]/[.J$4]" office:value-type="float" office:value="450.104704708872" calcext:value-type="float">
            <text:p>450</text:p>
          </table:table-cell>
          <table:table-cell table:style-name="ce130" table:formula="of:=[Hoja1.J41]/[.K$4]" office:value-type="float" office:value="244.944208960984" calcext:value-type="float">
            <text:p>245</text:p>
          </table:table-cell>
          <table:table-cell table:style-name="ce130" table:formula="of:=[Hoja1.K41]/[.L$4]" office:value-type="float" office:value="64.4116808413761" calcext:value-type="float">
            <text:p>64</text:p>
          </table:table-cell>
          <table:table-cell table:style-name="ce166" table:formula="of:=[Hoja1.L41]/[.M$4]" office:value-type="float" office:value="4.78034057147304" calcext:value-type="float">
            <text:p>4.8</text:p>
          </table:table-cell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30" table:formula="of:=[.J41]-[.J40]" office:value-type="float" office:value="44.5142220717515" calcext:value-type="float">
            <text:p>45</text:p>
          </table:table-cell>
          <table:table-cell table:style-name="ce130" table:formula="of:=[.K41]-[.K40]" office:value-type="float" office:value="51.8626143629582" calcext:value-type="float">
            <text:p>52</text:p>
          </table:table-cell>
          <table:table-cell table:style-name="ce130" table:formula="of:=[.L41]-[.L40]" office:value-type="float" office:value="13.9308984145302" calcext:value-type="float">
            <text:p>14</text:p>
          </table:table-cell>
          <table:table-cell table:style-name="ce166" table:formula="of:=[.M41]-[.M40]" office:value-type="float" office:value="1.72314601994958" calcext:value-type="float">
            <text:p>1.7</text:p>
          </table:table-cell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66" table:formula="of:=[Hoja1.I41]/[Hoja1.C41]*100" office:value-type="float" office:value="9.50615545856993" calcext:value-type="float">
            <text:p>9.5</text:p>
          </table:table-cell>
          <table:table-cell table:style-name="ce166" table:formula="of:=[Hoja1.J41]/[Hoja1.D41]*100" office:value-type="float" office:value="6.59433648644565" calcext:value-type="float">
            <text:p>6.6</text:p>
          </table:table-cell>
          <table:table-cell table:style-name="ce166" table:formula="of:=[Hoja1.K41]/[Hoja1.E41]*100" office:value-type="float" office:value="4.33118452860596" calcext:value-type="float">
            <text:p>4.3</text:p>
          </table:table-cell>
          <table:table-cell table:style-name="ce166" table:formula="of:=[Hoja1.L41]/[Hoja1.F41]*100" office:value-type="float" office:value="0.379322512350035" calcext:value-type="float">
            <text:p>0.4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Hoja1.C42]/[.C$4]" office:value-type="float" office:value="1111.32042171442" calcext:value-type="float">
            <text:p>1111</text:p>
          </table:table-cell>
          <table:table-cell table:style-name="ce130" table:formula="of:=[Hoja1.D42]/[.D$4]" office:value-type="float" office:value="849.11071634955" calcext:value-type="float">
            <text:p>849</text:p>
          </table:table-cell>
          <table:table-cell table:style-name="ce130" table:formula="of:=[Hoja1.E42]/[.E$4]" office:value-type="float" office:value="331.065284271918" calcext:value-type="float">
            <text:p>331</text:p>
          </table:table-cell>
          <table:table-cell table:style-name="ce130" table:formula="of:=[Hoja1.F42]/[.F$4]" office:value-type="float" office:value="340.99890231812" calcext:value-type="float">
            <text:p>341</text:p>
          </table:table-cell>
          <table:table-cell table:number-columns-repeated="2"/>
          <table:table-cell table:style-name="ce82" office:value-type="date" office:date-value="2020-03-24" calcext:value-type="date">
            <text:p>24/03</text:p>
          </table:table-cell>
          <table:table-cell table:style-name="ce130" table:formula="of:=[Hoja1.I42]/[.J$4]" office:value-type="float" office:value="505.136430165296" calcext:value-type="float">
            <text:p>505</text:p>
          </table:table-cell>
          <table:table-cell table:style-name="ce130" table:formula="of:=[Hoja1.J42]/[.K$4]" office:value-type="float" office:value="301.521606447848" calcext:value-type="float">
            <text:p>302</text:p>
          </table:table-cell>
          <table:table-cell table:style-name="ce130" table:formula="of:=[Hoja1.K42]/[.L$4]" office:value-type="float" office:value="82.3870336343182" calcext:value-type="float">
            <text:p>82</text:p>
          </table:table-cell>
          <table:table-cell table:style-name="ce166" table:formula="of:=[Hoja1.L42]/[.M$4]" office:value-type="float" office:value="6.33673052497589" calcext:value-type="float">
            <text:p>6.3</text:p>
          </table:table-cell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.J42]-[.J41]" office:value-type="float" office:value="55.0317254564239" calcext:value-type="float">
            <text:p>55</text:p>
          </table:table-cell>
          <table:table-cell table:style-name="ce130" table:formula="of:=[.K42]-[.K41]" office:value-type="float" office:value="56.5773974868636" calcext:value-type="float">
            <text:p>57</text:p>
          </table:table-cell>
          <table:table-cell table:style-name="ce130" table:formula="of:=[.L42]-[.L41]" office:value-type="float" office:value="17.9753527929421" calcext:value-type="float">
            <text:p>18</text:p>
          </table:table-cell>
          <table:table-cell table:style-name="ce166" table:formula="of:=[.M42]-[.M41]" office:value-type="float" office:value="1.55638995350285" calcext:value-type="float">
            <text:p>1.6</text:p>
          </table:table-cell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66" table:formula="of:=[Hoja1.I42]/[Hoja1.C42]*100" office:value-type="float" office:value="9.85891060483405" calcext:value-type="float">
            <text:p>9.9</text:p>
          </table:table-cell>
          <table:table-cell table:style-name="ce166" table:formula="of:=[Hoja1.J42]/[Hoja1.D42]*100" office:value-type="float" office:value="6.77034759156101" calcext:value-type="float">
            <text:p>6.8</text:p>
          </table:table-cell>
          <table:table-cell table:style-name="ce166" table:formula="of:=[Hoja1.K42]/[Hoja1.E42]*100" office:value-type="float" office:value="4.93229306788629" calcext:value-type="float">
            <text:p>4.9</text:p>
          </table:table-cell>
          <table:table-cell table:style-name="ce166" table:formula="of:=[Hoja1.L42]/[Hoja1.F42]*100" office:value-type="float" office:value="0.415512465373961" calcext:value-type="float">
            <text:p>0.4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Hoja1.C43]/[.C$4]" office:value-type="float" office:value="1195.01967285834" calcext:value-type="float">
            <text:p>1195</text:p>
          </table:table-cell>
          <table:table-cell table:style-name="ce130" table:formula="of:=[Hoja1.D43]/[.D$4]" office:value-type="float" office:value="1018.98422618411" calcext:value-type="float">
            <text:p>1019</text:p>
          </table:table-cell>
          <table:table-cell table:style-name="ce130" table:formula="of:=[Hoja1.E43]/[.E$4]" office:value-type="float" office:value="374.574940275909" calcext:value-type="float">
            <text:p>375</text:p>
          </table:table-cell>
          <table:table-cell table:style-name="ce130" table:formula="of:=[Hoja1.F43]/[.F$4]" office:value-type="float" office:value="392.181052768114" calcext:value-type="float">
            <text:p>392</text:p>
          </table:table-cell>
          <table:table-cell table:number-columns-repeated="2"/>
          <table:table-cell table:style-name="ce82" office:value-type="date" office:date-value="2020-03-25" calcext:value-type="date">
            <text:p>25/03</text:p>
          </table:table-cell>
          <table:table-cell table:style-name="ce130" table:formula="of:=[Hoja1.I43]/[.J$4]" office:value-type="float" office:value="555.72414010707" calcext:value-type="float">
            <text:p>556</text:p>
          </table:table-cell>
          <table:table-cell table:style-name="ce130" table:formula="of:=[Hoja1.J43]/[.K$4]" office:value-type="float" office:value="385.48964874978" calcext:value-type="float">
            <text:p>385</text:p>
          </table:table-cell>
          <table:table-cell table:style-name="ce130" table:formula="of:=[Hoja1.K43]/[.L$4]" office:value-type="float" office:value="99.688310697525" calcext:value-type="float">
            <text:p>100</text:p>
          </table:table-cell>
          <table:table-cell table:style-name="ce166" table:formula="of:=[Hoja1.L43]/[.M$4]" office:value-type="float" office:value="8.28221796685445" calcext:value-type="float">
            <text:p>8.3</text:p>
          </table:table-cell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.J43]-[.J42]" office:value-type="float" office:value="50.5877099417736" calcext:value-type="float">
            <text:p>51</text:p>
          </table:table-cell>
          <table:table-cell table:style-name="ce130" table:formula="of:=[.K43]-[.K42]" office:value-type="float" office:value="83.9680423019318" calcext:value-type="float">
            <text:p>84</text:p>
          </table:table-cell>
          <table:table-cell table:style-name="ce130" table:formula="of:=[.L43]-[.L42]" office:value-type="float" office:value="17.3012770632068" calcext:value-type="float">
            <text:p>17</text:p>
          </table:table-cell>
          <table:table-cell table:style-name="ce166" table:formula="of:=[.M43]-[.M42]" office:value-type="float" office:value="1.94548744187856" calcext:value-type="float">
            <text:p>1.9</text:p>
          </table:table-cell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66" table:formula="of:=[Hoja1.I43]/[Hoja1.C43]*100" office:value-type="float" office:value="10.0865754308606" calcext:value-type="float">
            <text:p>10.1</text:p>
          </table:table-cell>
          <table:table-cell table:style-name="ce166" table:formula="of:=[Hoja1.J43]/[Hoja1.D43]*100" office:value-type="float" office:value="7.21277042638101" calcext:value-type="float">
            <text:p>7.2</text:p>
          </table:table-cell>
          <table:table-cell table:style-name="ce166" table:formula="of:=[Hoja1.K43]/[Hoja1.E43]*100" office:value-type="float" office:value="5.27483850513217" calcext:value-type="float">
            <text:p>5.3</text:p>
          </table:table-cell>
          <table:table-cell table:style-name="ce166" table:formula="of:=[Hoja1.L43]/[Hoja1.F43]*100" office:value-type="float" office:value="0.472206376370666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Hoja1.C44]/[.C$4]" office:value-type="float" office:value="1293.86832780817" calcext:value-type="float">
            <text:p>1294</text:p>
          </table:table-cell>
          <table:table-cell table:style-name="ce130" table:formula="of:=[Hoja1.D44]/[.D$4]" office:value-type="float" office:value="1202.57688932646" calcext:value-type="float">
            <text:p>1203</text:p>
          </table:table-cell>
          <table:table-cell table:style-name="ce130" table:formula="of:=[Hoja1.E44]/[.E$4]" office:value-type="float" office:value="432.795639985104" calcext:value-type="float">
            <text:p>433</text:p>
          </table:table-cell>
          <table:table-cell table:style-name="ce130" table:formula="of:=[Hoja1.F44]/[.F$4]" office:value-type="float" office:value="453.753751488188" calcext:value-type="float">
            <text:p>454</text:p>
          </table:table-cell>
          <table:table-cell table:number-columns-repeated="2"/>
          <table:table-cell table:style-name="ce82" office:value-type="date" office:date-value="2020-03-26" calcext:value-type="date">
            <text:p>26/03</text:p>
          </table:table-cell>
          <table:table-cell table:style-name="ce130" table:formula="of:=[Hoja1.I44]/[.J$4]" office:value-type="float" office:value="604.756444618716" calcext:value-type="float">
            <text:p>605</text:p>
          </table:table-cell>
          <table:table-cell table:style-name="ce130" table:formula="of:=[Hoja1.J44]/[.K$4]" office:value-type="float" office:value="459.017814134493" calcext:value-type="float">
            <text:p>459</text:p>
          </table:table-cell>
          <table:table-cell table:style-name="ce130" table:formula="of:=[Hoja1.K44]/[.L$4]" office:value-type="float" office:value="127.025826403458" calcext:value-type="float">
            <text:p>127</text:p>
          </table:table-cell>
          <table:table-cell table:style-name="ce130" table:formula="of:=[Hoja1.L44]/[.M$4]" office:value-type="float" office:value="10.89472967452" calcext:value-type="float">
            <text:p>11</text:p>
          </table:table-cell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.J44]-[.J43]" office:value-type="float" office:value="49.0323045116458" calcext:value-type="float">
            <text:p>49</text:p>
          </table:table-cell>
          <table:table-cell table:style-name="ce130" table:formula="of:=[.K44]-[.K43]" office:value-type="float" office:value="73.5281653847133" calcext:value-type="float">
            <text:p>74</text:p>
          </table:table-cell>
          <table:table-cell table:style-name="ce130" table:formula="of:=[.L44]-[.L43]" office:value-type="float" office:value="27.3375157059329" calcext:value-type="float">
            <text:p>27</text:p>
          </table:table-cell>
          <table:table-cell table:style-name="ce166" table:formula="of:=[.M44]-[.M43]" office:value-type="float" office:value="2.6125117076655" calcext:value-type="float">
            <text:p>2.6</text:p>
          </table:table-cell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66" table:formula="of:=[Hoja1.I44]/[Hoja1.C44]*100" office:value-type="float" office:value="10.1379455915768" calcext:value-type="float">
            <text:p>10.1</text:p>
          </table:table-cell>
          <table:table-cell table:style-name="ce166" table:formula="of:=[Hoja1.J44]/[Hoja1.D44]*100" office:value-type="float" office:value="7.27735459528725" calcext:value-type="float">
            <text:p>7.3</text:p>
          </table:table-cell>
          <table:table-cell table:style-name="ce166" table:formula="of:=[Hoja1.K44]/[Hoja1.E44]*100" office:value-type="float" office:value="5.81718401646373" calcext:value-type="float">
            <text:p>5.8</text:p>
          </table:table-cell>
          <table:table-cell table:style-name="ce166" table:formula="of:=[Hoja1.L44]/[Hoja1.F44]*100" office:value-type="float" office:value="0.53686863153281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date" office:date-value="2020-03-27" calcext:value-type="date">
            <text:p>27/03</text:p>
          </table:table-cell>
          <table:table-cell table:style-name="ce130"/>
          <table:table-cell table:style-name="ce130" table:formula="of:=[Hoja1.D45]/[.D$4]" office:value-type="float" office:value="1371.03781863322" calcext:value-type="float">
            <text:p>1371</text:p>
          </table:table-cell>
          <table:table-cell table:style-name="ce130"/>
          <table:table-cell table:style-name="ce130" table:formula="of:=[Hoja1.F45]/[.F$4]" office:value-type="float" office:value="525.592709623439" calcext:value-type="float">
            <text:p>526</text:p>
          </table:table-cell>
          <table:table-cell table:number-columns-repeated="2"/>
          <table:table-cell table:style-name="ce82" office:value-type="date" office:date-value="2020-03-27" calcext:value-type="date">
            <text:p>27/03</text:p>
          </table:table-cell>
          <table:table-cell table:style-name="ce130"/>
          <table:table-cell table:style-name="ce130" table:formula="of:=[Hoja1.J45]/[.K$4]" office:value-type="float" office:value="545.343247998378" calcext:value-type="float">
            <text:p>545</text:p>
          </table:table-cell>
          <table:table-cell table:style-name="ce130"/>
          <table:table-cell table:style-name="ce130" table:formula="of:=[Hoja1.L45]/[.M$4]" office:value-type="float" office:value="14.0630949370079" calcext:value-type="float">
            <text:p>14</text:p>
          </table:table-cell>
          <table:table-cell/>
          <table:table-cell table:style-name="ce82" office:value-type="date" office:date-value="2020-03-27" calcext:value-type="date">
            <text:p>27/03</text:p>
          </table:table-cell>
          <table:table-cell table:style-name="ce130"/>
          <table:table-cell table:style-name="ce130" table:formula="of:=[.K45]-[.K44]" office:value-type="float" office:value="86.3254338638852" calcext:value-type="float">
            <text:p>86</text:p>
          </table:table-cell>
          <table:table-cell table:style-name="ce130"/>
          <table:table-cell table:style-name="ce166" table:formula="of:=[.M45]-[.M44]" office:value-type="float" office:value="3.1683652624879" calcext:value-type="float">
            <text:p>3.2</text:p>
          </table:table-cell>
          <table:table-cell/>
          <table:table-cell table:style-name="ce82" office:value-type="date" office:date-value="2020-03-27" calcext:value-type="date">
            <text:p>27/03</text:p>
          </table:table-cell>
          <table:table-cell table:style-name="ce166"/>
          <table:table-cell table:style-name="ce166" table:formula="of:=[Hoja1.J45]/[Hoja1.D45]*100" office:value-type="float" office:value="7.583633837556" calcext:value-type="float">
            <text:p>7.6</text:p>
          </table:table-cell>
          <table:table-cell table:style-name="ce166"/>
          <table:table-cell table:style-name="ce166" table:formula="of:=[Hoja1.L45]/[Hoja1.F45]*100" office:value-type="float" office:value="0.598278471433977" calcext:value-type="float">
            <text:p>0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82"/>
          <table:table-cell table:number-columns-repeated="7"/>
          <table:table-cell table:style-name="Default" table:number-columns-repeated="4"/>
          <table:table-cell table:number-columns-repeated="7"/>
          <table:table-cell table:style-name="ce82"/>
          <table:table-cell table:number-columns-repeated="7"/>
        </table:table-row>
        <table:table-row table:style-name="ro1">
          <table:table-cell/>
          <table:table-cell table:style-name="ce124" office:value-type="string" calcext:value-type="string">
            <text:p>Muertes </text:p>
          </table:table-cell>
          <table:table-cell table:number-columns-repeated="6"/>
          <table:table-cell table:style-name="ce124" office:value-type="string" calcext:value-type="string">
            <text:p>Muertes por millón de habitantes de más de 65 años</text:p>
          </table:table-cell>
          <table:table-cell table:number-columns-repeated="6"/>
          <table:table-cell table:style-name="ce124" office:value-type="string" calcext:value-type="string">
            <text:p>Muertes </text:p>
          </table:table-cell>
          <table:table-cell table:style-name="ce77" table:number-columns-repeated="4"/>
          <table:table-cell table:number-columns-repeated="8"/>
        </table:table-row>
        <table:table-row table:style-name="ro1">
          <table:table-cell/>
          <table:table-cell table:style-name="ce82"/>
          <table:table-cell table:number-columns-repeated="6"/>
          <table:table-cell table:style-name="ce82"/>
          <table:table-cell table:number-columns-repeated="6"/>
          <table:table-cell table:style-name="ce82"/>
          <table:table-cell table:style-name="ce77" table:number-columns-repeated="4"/>
          <table:table-cell table:number-columns-repeated="8"/>
        </table:table-row>
        <table:table-row table:style-name="ro1">
          <table:table-cell/>
          <table:table-cell table:style-name="ce125"/>
          <table:table-cell table:style-name="ce125" table:formula="of:=[Hoja2.V38]" office:value-type="string" office:string-value="España" calcext:value-type="string">
            <text:p>España</text:p>
          </table:table-cell>
          <table:table-cell table:style-name="ce125" table:formula="of:=[Hoja2.P38]" office:value-type="string" office:string-value="Madrid" calcext:value-type="string">
            <text:p>Madrid</text:p>
          </table:table-cell>
          <table:table-cell table:style-name="ce125" table:formula="of:=[Hoja2.K38]" office:value-type="string" office:string-value="Cataluña" calcext:value-type="string">
            <text:p>Cataluña</text:p>
          </table:table-cell>
          <table:table-cell table:style-name="ce125" table:formula="of:=[Hoja2.I38]" office:value-type="string" office:string-value="Castilla–La Mancha" calcext:value-type="string">
            <text:p>Castilla–La Mancha</text:p>
          </table:table-cell>
          <table:table-cell table:style-name="ce125" table:formula="of:=[Hoja2.T38]" office:value-type="string" office:string-value="País Vasco" calcext:value-type="string">
            <text:p>País Vasco</text:p>
          </table:table-cell>
          <table:table-cell table:style-name="ce125" table:number-columns-repeated="2"/>
          <table:table-cell table:style-name="ce125" table:formula="of:=[Hoja2.V72]" office:value-type="string" office:string-value="España" calcext:value-type="string">
            <text:p>España</text:p>
          </table:table-cell>
          <table:table-cell table:style-name="ce125" table:formula="of:=[Hoja2.P72]" office:value-type="string" office:string-value="Madrid" calcext:value-type="string">
            <text:p>Madrid</text:p>
          </table:table-cell>
          <table:table-cell table:style-name="ce125" table:formula="of:=[Hoja2.I72]" office:value-type="string" office:string-value="Castilla–La Mancha" calcext:value-type="string">
            <text:p>Castilla–La Mancha</text:p>
          </table:table-cell>
          <table:table-cell table:style-name="ce125" table:formula="of:=[Hoja2.U72]" office:value-type="string" office:string-value="La Rioja" calcext:value-type="string">
            <text:p>La Rioja</text:p>
          </table:table-cell>
          <table:table-cell table:style-name="ce125" table:formula="of:=[Hoja2.K72]" office:value-type="string" office:string-value="Cataluña" calcext:value-type="string">
            <text:p>Cataluña</text:p>
          </table:table-cell>
          <table:table-cell/>
          <table:table-cell table:style-name="ce125"/>
          <table:table-cell table:style-name="ce125" table:formula="of:=[Hoja2.P38]" office:value-type="string" office:string-value="Madrid" calcext:value-type="string">
            <text:p>Madrid</text:p>
          </table:table-cell>
          <table:table-cell table:style-name="ce125" table:formula="of:=[Hoja2.K38]" office:value-type="string" office:string-value="Cataluña" calcext:value-type="string">
            <text:p>Cataluña</text:p>
          </table:table-cell>
          <table:table-cell table:style-name="ce125" table:formula="of:=[Hoja2.I38]" office:value-type="string" office:string-value="Castilla–La Mancha" calcext:value-type="string">
            <text:p>Castilla–La Mancha</text:p>
          </table:table-cell>
          <table:table-cell table:style-name="ce125" table:formula="of:=[Hoja2.J38]" office:value-type="string" office:string-value="Castilla y León" calcext:value-type="string">
            <text:p>Castilla y León</text:p>
          </table:table-cell>
          <table:table-cell table:style-name="ce125" table:formula="of:=[Hoja2.T38]" office:value-type="string" office:string-value="País Vasco" calcext:value-type="string">
            <text:p>País Vasco</text:p>
          </table:table-cell>
          <table:table-cell table:style-name="ce125" table:formula="of:=[Hoja2.M38]" office:value-type="string" office:string-value="Comunidad Valenciana" calcext:value-type="string">
            <text:p>Comunidad Valenciana</text:p>
          </table:table-cell>
          <table:table-cell table:style-name="ce125" office:value-type="string" calcext:value-type="string">
            <text:p>Resto</text:p>
          </table:table-cell>
          <table:table-cell table:style-name="ce125"/>
          <table:table-cell table:number-columns-repeated="4"/>
        </table:table-row>
        <table:table-row table:style-name="ro1">
          <table:table-cell/>
          <table:table-cell table:style-name="ce82" table:formula="of:=[Hoja2.B40]" office:value-type="date" office:date-value="2020-03-01" calcext:value-type="date">
            <text:p>01/03</text:p>
          </table:table-cell>
          <table:table-cell table:style-name="ce130" table:number-columns-repeated="6"/>
          <table:table-cell table:style-name="ce82" table:formula="of:=[Hoja2.B40]" office:value-type="date" office:date-value="2020-03-01" calcext:value-type="date">
            <text:p>01/03</text:p>
          </table:table-cell>
          <table:table-cell table:style-name="ce130" table:number-columns-repeated="5"/>
          <table:table-cell/>
          <table:table-cell table:style-name="ce125" table:formula="of:=[.B52]" office:value-type="date" office:date-value="2020-03-01" calcext:value-type="date">
            <text:p>01/03</text:p>
          </table:table-cell>
          <table:table-cell table:style-name="ce130" table:number-columns-repeated="3"/>
          <table:table-cell/>
          <table:table-cell table:style-name="ce130"/>
          <table:table-cell/>
          <table:table-cell table:style-name="ce130" table:number-columns-repeated="2"/>
          <table:table-cell table:number-columns-repeated="4"/>
        </table:table-row>
        <table:table-row table:style-name="ro1">
          <table:table-cell/>
          <table:table-cell table:style-name="ce82" table:formula="of:=[Hoja2.B41]" office:value-type="date" office:date-value="2020-03-02" calcext:value-type="date">
            <text:p>02/03</text:p>
          </table:table-cell>
          <table:table-cell table:style-name="ce130" table:number-columns-repeated="6"/>
          <table:table-cell table:style-name="ce82" table:formula="of:=[Hoja2.B41]" office:value-type="date" office:date-value="2020-03-02" calcext:value-type="date">
            <text:p>02/03</text:p>
          </table:table-cell>
          <table:table-cell table:style-name="ce130" table:number-columns-repeated="5"/>
          <table:table-cell/>
          <table:table-cell table:style-name="ce82" table:formula="of:=[.B53]" office:value-type="date" office:date-value="2020-03-02" calcext:value-type="date">
            <text:p>02/03</text:p>
          </table:table-cell>
          <table:table-cell table:style-name="ce130" table:number-columns-repeated="3"/>
          <table:table-cell/>
          <table:table-cell table:style-name="ce130"/>
          <table:table-cell/>
          <table:table-cell table:style-name="ce130" table:number-columns-repeated="2"/>
          <table:table-cell table:number-columns-repeated="4"/>
        </table:table-row>
        <table:table-row table:style-name="ro1">
          <table:table-cell/>
          <table:table-cell table:style-name="ce82" table:formula="of:=[Hoja2.B42]" office:value-type="date" office:date-value="2020-03-03" calcext:value-type="date">
            <text:p>03/03</text:p>
          </table:table-cell>
          <table:table-cell table:style-name="ce130" table:number-columns-repeated="6"/>
          <table:table-cell table:style-name="ce82" table:formula="of:=[Hoja2.B42]" office:value-type="date" office:date-value="2020-03-03" calcext:value-type="date">
            <text:p>03/03</text:p>
          </table:table-cell>
          <table:table-cell table:style-name="ce130" table:number-columns-repeated="5"/>
          <table:table-cell/>
          <table:table-cell table:style-name="ce82" table:formula="of:=[.B54]" office:value-type="date" office:date-value="2020-03-03" calcext:value-type="date">
            <text:p>03/03</text:p>
          </table:table-cell>
          <table:table-cell table:style-name="ce130" table:number-columns-repeated="5"/>
          <table:table-cell/>
          <table:table-cell table:style-name="ce130" table:number-columns-repeated="2"/>
          <table:table-cell table:number-columns-repeated="4"/>
        </table:table-row>
        <table:table-row table:style-name="ro1">
          <table:table-cell/>
          <table:table-cell table:style-name="ce82" table:formula="of:=[Hoja2.B43]" office:value-type="date" office:date-value="2020-03-04" calcext:value-type="date">
            <text:p>04/03</text:p>
          </table:table-cell>
          <table:table-cell table:style-name="ce130" table:formula="of:=[Hoja2.V43]" office:value-type="float" office:value="1" calcext:value-type="float">
            <text:p>1</text:p>
          </table:table-cell>
          <table:table-cell table:style-name="ce130" table:number-columns-repeated="5"/>
          <table:table-cell table:style-name="ce82" table:formula="of:=[Hoja2.B43]" office:value-type="date" office:date-value="2020-03-04" calcext:value-type="date">
            <text:p>04/03</text:p>
          </table:table-cell>
          <table:table-cell table:style-name="ce166" table:formula="of:=[Hoja2.V76]" office:value-type="float" office:value="0.112256741045364" calcext:value-type="float">
            <text:p>0.1</text:p>
          </table:table-cell>
          <table:table-cell table:style-name="ce166" table:number-columns-repeated="2"/>
          <table:table-cell table:style-name="ce130"/>
          <table:table-cell table:style-name="ce166"/>
          <table:table-cell/>
          <table:table-cell table:style-name="ce82" table:formula="of:=[.B55]" office:value-type="date" office:date-value="2020-03-04" calcext:value-type="date">
            <text:p>04/03</text:p>
          </table:table-cell>
          <table:table-cell table:style-name="ce130" table:number-columns-repeated="5"/>
          <table:table-cell table:style-name="ce130" table:formula="of:=[Hoja2.M43]" office:value-type="float" office:value="1" calcext:value-type="float">
            <text:p>1</text:p>
          </table:table-cell>
          <table:table-cell table:style-name="ce130" table:number-columns-repeated="2"/>
          <table:table-cell table:number-columns-repeated="4"/>
        </table:table-row>
        <table:table-row table:style-name="ro1">
          <table:table-cell/>
          <table:table-cell table:style-name="ce82" table:formula="of:=[Hoja2.B44]" office:value-type="date" office:date-value="2020-03-05" calcext:value-type="date">
            <text:p>05/03</text:p>
          </table:table-cell>
          <table:table-cell table:style-name="ce130" table:formula="of:=[Hoja2.V44]" office:value-type="float" office:value="3" calcext:value-type="float">
            <text:p>3</text:p>
          </table:table-cell>
          <table:table-cell table:style-name="ce130" table:formula="of:=[Hoja2.P44]" office:value-type="float" office:value="1" calcext:value-type="float">
            <text:p>1</text:p>
          </table:table-cell>
          <table:table-cell table:style-name="ce130" table:number-columns-repeated="2"/>
          <table:table-cell table:style-name="ce130" table:formula="of:=[Hoja2.T44]" office:value-type="float" office:value="1" calcext:value-type="float">
            <text:p>1</text:p>
          </table:table-cell>
          <table:table-cell table:style-name="ce130"/>
          <table:table-cell table:style-name="ce82" table:formula="of:=[Hoja2.B44]" office:value-type="date" office:date-value="2020-03-05" calcext:value-type="date">
            <text:p>05/03</text:p>
          </table:table-cell>
          <table:table-cell table:style-name="ce166" table:formula="of:=[Hoja2.V77]" office:value-type="float" office:value="0.336770223136092" calcext:value-type="float">
            <text:p>0.3</text:p>
          </table:table-cell>
          <table:table-cell table:style-name="ce166" table:formula="of:=[Hoja2.P77]" office:value-type="float" office:value="0.866359686551065" calcext:value-type="float">
            <text:p>0.9</text:p>
          </table:table-cell>
          <table:table-cell table:style-name="ce166"/>
          <table:table-cell table:style-name="ce130"/>
          <table:table-cell table:style-name="ce166"/>
          <table:table-cell/>
          <table:table-cell table:style-name="ce82" table:formula="of:=[.B56]" office:value-type="date" office:date-value="2020-03-05" calcext:value-type="date">
            <text:p>05/03</text:p>
          </table:table-cell>
          <table:table-cell table:style-name="ce130" table:formula="of:=[Hoja2.P44]" office:value-type="float" office:value="1" calcext:value-type="float">
            <text:p>1</text:p>
          </table:table-cell>
          <table:table-cell table:style-name="ce130" table:number-columns-repeated="3"/>
          <table:table-cell table:style-name="ce130" table:formula="of:=[Hoja2.T44]" office:value-type="float" office:value="1" calcext:value-type="float">
            <text:p>1</text:p>
          </table:table-cell>
          <table:table-cell table:style-name="ce130" table:formula="of:=[Hoja2.M44]" office:value-type="float" office:value="1" calcext:value-type="float">
            <text:p>1</text:p>
          </table:table-cell>
          <table:table-cell table:style-name="ce130" table:number-columns-repeated="2"/>
          <table:table-cell table:number-columns-repeated="4"/>
        </table:table-row>
        <table:table-row table:style-name="ro1">
          <table:table-cell/>
          <table:table-cell table:style-name="ce82" table:formula="of:=[Hoja2.B45]" office:value-type="date" office:date-value="2020-03-06" calcext:value-type="date">
            <text:p>06/03</text:p>
          </table:table-cell>
          <table:table-cell table:style-name="ce130" table:formula="of:=[Hoja2.V45]" office:value-type="float" office:value="5" calcext:value-type="float">
            <text:p>5</text:p>
          </table:table-cell>
          <table:table-cell table:style-name="ce130" table:formula="of:=[Hoja2.P45]" office:value-type="float" office:value="2" calcext:value-type="float">
            <text:p>2</text:p>
          </table:table-cell>
          <table:table-cell table:style-name="ce130" table:number-columns-repeated="2"/>
          <table:table-cell table:style-name="ce130" table:formula="of:=[Hoja2.T45]" office:value-type="float" office:value="1" calcext:value-type="float">
            <text:p>1</text:p>
          </table:table-cell>
          <table:table-cell table:style-name="ce130"/>
          <table:table-cell table:style-name="ce82" table:formula="of:=[Hoja2.B45]" office:value-type="date" office:date-value="2020-03-06" calcext:value-type="date">
            <text:p>06/03</text:p>
          </table:table-cell>
          <table:table-cell table:style-name="ce166" table:formula="of:=[Hoja2.V78]" office:value-type="float" office:value="0.56128370522682" calcext:value-type="float">
            <text:p>0.6</text:p>
          </table:table-cell>
          <table:table-cell table:style-name="ce166" table:formula="of:=[Hoja2.P78]" office:value-type="float" office:value="1.73271937310213" calcext:value-type="float">
            <text:p>1.7</text:p>
          </table:table-cell>
          <table:table-cell table:style-name="ce166"/>
          <table:table-cell table:style-name="ce130"/>
          <table:table-cell table:style-name="ce166"/>
          <table:table-cell/>
          <table:table-cell table:style-name="ce82" table:formula="of:=[.B57]" office:value-type="date" office:date-value="2020-03-06" calcext:value-type="date">
            <text:p>06/03</text:p>
          </table:table-cell>
          <table:table-cell table:style-name="ce130" table:formula="of:=[Hoja2.P45]" office:value-type="float" office:value="2" calcext:value-type="float">
            <text:p>2</text:p>
          </table:table-cell>
          <table:table-cell table:style-name="ce130" table:number-columns-repeated="3"/>
          <table:table-cell table:style-name="ce130" table:formula="of:=[Hoja2.T45]" office:value-type="float" office:value="1" calcext:value-type="float">
            <text:p>1</text:p>
          </table:table-cell>
          <table:table-cell table:style-name="ce130" table:formula="of:=[Hoja2.M45]" office:value-type="float" office:value="1" calcext:value-type="float">
            <text:p>1</text:p>
          </table:table-cell>
          <table:table-cell table:style-name="ce130" table:formula="of:=[.C57]-SUM([.Q57:.V57])" office:value-type="float" office:value="1" calcext:value-type="float">
            <text:p>1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46]" office:value-type="date" office:date-value="2020-03-07" calcext:value-type="date">
            <text:p>07/03</text:p>
          </table:table-cell>
          <table:table-cell table:style-name="ce167" table:formula="of:=[Hoja2.V46]" office:value-type="float" office:value="10" calcext:value-type="float">
            <text:p>10</text:p>
          </table:table-cell>
          <table:table-cell table:style-name="ce167" table:formula="of:=[Hoja2.P46]" office:value-type="float" office:value="5" calcext:value-type="float">
            <text:p>5</text:p>
          </table:table-cell>
          <table:table-cell table:style-name="ce167" table:formula="of:=[Hoja2.K46]" office:value-type="float" office:value="1" calcext:value-type="float">
            <text:p>1</text:p>
          </table:table-cell>
          <table:table-cell table:style-name="ce130"/>
          <table:table-cell table:style-name="ce130" table:formula="of:=[Hoja2.T46]" office:value-type="float" office:value="2" calcext:value-type="float">
            <text:p>2</text:p>
          </table:table-cell>
          <table:table-cell table:style-name="ce130"/>
          <table:table-cell table:style-name="ce82" table:formula="of:=[Hoja2.B46]" office:value-type="date" office:date-value="2020-03-07" calcext:value-type="date">
            <text:p>07/03</text:p>
          </table:table-cell>
          <table:table-cell table:style-name="ce166" table:formula="of:=[Hoja2.V79]" office:value-type="float" office:value="1.12256741045364" calcext:value-type="float">
            <text:p>1.1</text:p>
          </table:table-cell>
          <table:table-cell table:style-name="ce166" table:formula="of:=[Hoja2.P79]" office:value-type="float" office:value="4.33179843275533" calcext:value-type="float">
            <text:p>4.3</text:p>
          </table:table-cell>
          <table:table-cell table:style-name="ce166"/>
          <table:table-cell table:style-name="ce130"/>
          <table:table-cell table:style-name="ce166"/>
          <table:table-cell/>
          <table:table-cell table:style-name="ce82" table:formula="of:=[.B58]" office:value-type="date" office:date-value="2020-03-07" calcext:value-type="date">
            <text:p>07/03</text:p>
          </table:table-cell>
          <table:table-cell table:style-name="ce130" table:formula="of:=[Hoja2.P46]" office:value-type="float" office:value="5" calcext:value-type="float">
            <text:p>5</text:p>
          </table:table-cell>
          <table:table-cell table:style-name="ce130" table:formula="of:=[Hoja2.K46]" office:value-type="float" office:value="1" calcext:value-type="float">
            <text:p>1</text:p>
          </table:table-cell>
          <table:table-cell table:style-name="ce130" table:number-columns-repeated="2"/>
          <table:table-cell table:style-name="ce130" table:formula="of:=[Hoja2.T46]" office:value-type="float" office:value="2" calcext:value-type="float">
            <text:p>2</text:p>
          </table:table-cell>
          <table:table-cell table:style-name="ce130" table:formula="of:=[Hoja2.M46]" office:value-type="float" office:value="1" calcext:value-type="float">
            <text:p>1</text:p>
          </table:table-cell>
          <table:table-cell table:style-name="ce130" table:formula="of:=[.C58]-SUM([.Q58:.V58])" office:value-type="float" office:value="1" calcext:value-type="float">
            <text:p>1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47]" office:value-type="date" office:date-value="2020-03-08" calcext:value-type="date">
            <text:p>08/03</text:p>
          </table:table-cell>
          <table:table-cell table:style-name="ce167" table:formula="of:=[Hoja2.V47]" office:value-type="float" office:value="16" calcext:value-type="float">
            <text:p>16</text:p>
          </table:table-cell>
          <table:table-cell table:style-name="ce167" table:formula="of:=[Hoja2.P47]" office:value-type="float" office:value="8" calcext:value-type="float">
            <text:p>8</text:p>
          </table:table-cell>
          <table:table-cell table:style-name="ce167" table:formula="of:=[Hoja2.K47]" office:value-type="float" office:value="1" calcext:value-type="float">
            <text:p>1</text:p>
          </table:table-cell>
          <table:table-cell table:style-name="ce130"/>
          <table:table-cell table:style-name="ce130" table:formula="of:=[Hoja2.T47]" office:value-type="float" office:value="5" calcext:value-type="float">
            <text:p>5</text:p>
          </table:table-cell>
          <table:table-cell table:style-name="ce130"/>
          <table:table-cell table:style-name="ce82" table:formula="of:=[Hoja2.B47]" office:value-type="date" office:date-value="2020-03-08" calcext:value-type="date">
            <text:p>08/03</text:p>
          </table:table-cell>
          <table:table-cell table:style-name="ce166" table:formula="of:=[Hoja2.V80]" office:value-type="float" office:value="1.79610785672582" calcext:value-type="float">
            <text:p>1.8</text:p>
          </table:table-cell>
          <table:table-cell table:style-name="ce166" table:formula="of:=[Hoja2.P80]" office:value-type="float" office:value="6.93087749240852" calcext:value-type="float">
            <text:p>6.9</text:p>
          </table:table-cell>
          <table:table-cell table:style-name="ce166"/>
          <table:table-cell table:style-name="ce130"/>
          <table:table-cell table:style-name="ce166"/>
          <table:table-cell/>
          <table:table-cell table:style-name="ce82" table:formula="of:=[.B59]" office:value-type="date" office:date-value="2020-03-08" calcext:value-type="date">
            <text:p>08/03</text:p>
          </table:table-cell>
          <table:table-cell table:style-name="ce130" table:formula="of:=[Hoja2.P47]" office:value-type="float" office:value="8" calcext:value-type="float">
            <text:p>8</text:p>
          </table:table-cell>
          <table:table-cell table:style-name="ce130" table:formula="of:=[Hoja2.K47]" office:value-type="float" office:value="1" calcext:value-type="float">
            <text:p>1</text:p>
          </table:table-cell>
          <table:table-cell table:style-name="ce130" table:number-columns-repeated="2"/>
          <table:table-cell table:style-name="ce130" table:formula="of:=[Hoja2.T47]" office:value-type="float" office:value="5" calcext:value-type="float">
            <text:p>5</text:p>
          </table:table-cell>
          <table:table-cell table:style-name="ce130" table:formula="of:=[Hoja2.M47]" office:value-type="float" office:value="1" calcext:value-type="float">
            <text:p>1</text:p>
          </table:table-cell>
          <table:table-cell table:style-name="ce130" table:formula="of:=[.C59]-SUM([.Q59:.V59])" office:value-type="float" office:value="1" calcext:value-type="float">
            <text:p>1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48]" office:value-type="date" office:date-value="2020-03-09" calcext:value-type="date">
            <text:p>09/03</text:p>
          </table:table-cell>
          <table:table-cell table:style-name="ce130" table:formula="of:=[Hoja2.V48]" office:value-type="float" office:value="16" calcext:value-type="float">
            <text:p>16</text:p>
          </table:table-cell>
          <table:table-cell table:style-name="ce130" table:formula="of:=[Hoja2.P48]" office:value-type="float" office:value="8" calcext:value-type="float">
            <text:p>8</text:p>
          </table:table-cell>
          <table:table-cell table:style-name="ce130" table:formula="of:=[Hoja2.K48]" office:value-type="float" office:value="1" calcext:value-type="float">
            <text:p>1</text:p>
          </table:table-cell>
          <table:table-cell table:style-name="ce130"/>
          <table:table-cell table:style-name="ce130" table:formula="of:=[Hoja2.T48]" office:value-type="float" office:value="5" calcext:value-type="float">
            <text:p>5</text:p>
          </table:table-cell>
          <table:table-cell table:style-name="ce130"/>
          <table:table-cell table:style-name="ce82" table:formula="of:=[Hoja2.B48]" office:value-type="date" office:date-value="2020-03-09" calcext:value-type="date">
            <text:p>09/03</text:p>
          </table:table-cell>
          <table:table-cell table:style-name="ce166" table:formula="of:=[Hoja2.V81]" office:value-type="float" office:value="1.79610785672582" calcext:value-type="float">
            <text:p>1.8</text:p>
          </table:table-cell>
          <table:table-cell table:style-name="ce166" table:formula="of:=[Hoja2.P81]" office:value-type="float" office:value="6.93087749240852" calcext:value-type="float">
            <text:p>6.9</text:p>
          </table:table-cell>
          <table:table-cell table:style-name="ce166"/>
          <table:table-cell table:style-name="ce130"/>
          <table:table-cell table:style-name="ce166" table:formula="of:=[Hoja2.K81]" office:value-type="float" office:value="0.703521335339776" calcext:value-type="float">
            <text:p>0.7</text:p>
          </table:table-cell>
          <table:table-cell/>
          <table:table-cell table:style-name="ce82" table:formula="of:=[.B60]" office:value-type="date" office:date-value="2020-03-09" calcext:value-type="date">
            <text:p>09/03</text:p>
          </table:table-cell>
          <table:table-cell table:style-name="ce130" table:formula="of:=[Hoja2.P48]" office:value-type="float" office:value="8" calcext:value-type="float">
            <text:p>8</text:p>
          </table:table-cell>
          <table:table-cell table:style-name="ce130" table:formula="of:=[Hoja2.K48]" office:value-type="float" office:value="1" calcext:value-type="float">
            <text:p>1</text:p>
          </table:table-cell>
          <table:table-cell table:style-name="ce130" table:number-columns-repeated="2"/>
          <table:table-cell table:style-name="ce130" table:formula="of:=[Hoja2.T48]" office:value-type="float" office:value="5" calcext:value-type="float">
            <text:p>5</text:p>
          </table:table-cell>
          <table:table-cell table:style-name="ce130" table:formula="of:=[Hoja2.M48]" office:value-type="float" office:value="1" calcext:value-type="float">
            <text:p>1</text:p>
          </table:table-cell>
          <table:table-cell table:style-name="ce130" table:formula="of:=[.C60]-SUM([.Q60:.V60])" office:value-type="float" office:value="1" calcext:value-type="float">
            <text:p>1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49]" office:value-type="date" office:date-value="2020-03-10" calcext:value-type="date">
            <text:p>10/03</text:p>
          </table:table-cell>
          <table:table-cell table:style-name="ce130" table:formula="of:=[Hoja2.V49]" office:value-type="float" office:value="35" calcext:value-type="float">
            <text:p>35</text:p>
          </table:table-cell>
          <table:table-cell table:style-name="ce130" table:formula="of:=[Hoja2.P49]" office:value-type="float" office:value="21" calcext:value-type="float">
            <text:p>21</text:p>
          </table:table-cell>
          <table:table-cell table:style-name="ce130" table:formula="of:=[Hoja2.K49]" office:value-type="float" office:value="3" calcext:value-type="float">
            <text:p>3</text:p>
          </table:table-cell>
          <table:table-cell table:style-name="ce130"/>
          <table:table-cell table:style-name="ce130" table:formula="of:=[Hoja2.T49]" office:value-type="float" office:value="6" calcext:value-type="float">
            <text:p>6</text:p>
          </table:table-cell>
          <table:table-cell table:style-name="ce130"/>
          <table:table-cell table:style-name="ce82" table:formula="of:=[Hoja2.B49]" office:value-type="date" office:date-value="2020-03-10" calcext:value-type="date">
            <text:p>10/03</text:p>
          </table:table-cell>
          <table:table-cell table:style-name="ce166" table:formula="of:=[Hoja2.V82]" office:value-type="float" office:value="3.92898593658774" calcext:value-type="float">
            <text:p>3.9</text:p>
          </table:table-cell>
          <table:table-cell table:style-name="ce130" table:formula="of:=[Hoja2.P82]" office:value-type="float" office:value="18.1935534175724" calcext:value-type="float">
            <text:p>18</text:p>
          </table:table-cell>
          <table:table-cell table:style-name="ce166"/>
          <table:table-cell table:style-name="ce130" table:formula="of:=[Hoja2.U82]" office:value-type="float" office:value="15.2940276821901" calcext:value-type="float">
            <text:p>15</text:p>
          </table:table-cell>
          <table:table-cell table:style-name="ce166" table:formula="of:=[Hoja2.K82]" office:value-type="float" office:value="2.11056400601933" calcext:value-type="float">
            <text:p>2.1</text:p>
          </table:table-cell>
          <table:table-cell/>
          <table:table-cell table:style-name="ce82" table:formula="of:=[.B61]" office:value-type="date" office:date-value="2020-03-10" calcext:value-type="date">
            <text:p>10/03</text:p>
          </table:table-cell>
          <table:table-cell table:style-name="ce130" table:formula="of:=[Hoja2.P49]" office:value-type="float" office:value="21" calcext:value-type="float">
            <text:p>21</text:p>
          </table:table-cell>
          <table:table-cell table:style-name="ce130" table:formula="of:=[Hoja2.K49]" office:value-type="float" office:value="3" calcext:value-type="float">
            <text:p>3</text:p>
          </table:table-cell>
          <table:table-cell table:style-name="ce130" table:number-columns-repeated="2"/>
          <table:table-cell table:style-name="ce130" table:formula="of:=[Hoja2.T49]" office:value-type="float" office:value="6" calcext:value-type="float">
            <text:p>6</text:p>
          </table:table-cell>
          <table:table-cell table:style-name="ce130" table:formula="of:=[Hoja2.M49]" office:value-type="float" office:value="1" calcext:value-type="float">
            <text:p>1</text:p>
          </table:table-cell>
          <table:table-cell table:style-name="ce130" table:formula="of:=[.C61]-SUM([.Q61:.V61])" office:value-type="float" office:value="4" calcext:value-type="float">
            <text:p>4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50]" office:value-type="date" office:date-value="2020-03-11" calcext:value-type="date">
            <text:p>11/03</text:p>
          </table:table-cell>
          <table:table-cell table:style-name="ce130" table:formula="of:=[Hoja2.V50]" office:value-type="float" office:value="47" calcext:value-type="float">
            <text:p>47</text:p>
          </table:table-cell>
          <table:table-cell table:style-name="ce130" table:formula="of:=[Hoja2.P50]" office:value-type="float" office:value="31" calcext:value-type="float">
            <text:p>31</text:p>
          </table:table-cell>
          <table:table-cell table:style-name="ce130" table:formula="of:=[Hoja2.K50]" office:value-type="float" office:value="3" calcext:value-type="float">
            <text:p>3</text:p>
          </table:table-cell>
          <table:table-cell table:style-name="ce130"/>
          <table:table-cell table:style-name="ce130" table:formula="of:=[Hoja2.T50]" office:value-type="float" office:value="6" calcext:value-type="float">
            <text:p>6</text:p>
          </table:table-cell>
          <table:table-cell table:style-name="ce130"/>
          <table:table-cell table:style-name="ce82" table:formula="of:=[Hoja2.B50]" office:value-type="date" office:date-value="2020-03-11" calcext:value-type="date">
            <text:p>11/03</text:p>
          </table:table-cell>
          <table:table-cell table:style-name="ce166" table:formula="of:=[Hoja2.V83]" office:value-type="float" office:value="5.27606682913211" calcext:value-type="float">
            <text:p>5.3</text:p>
          </table:table-cell>
          <table:table-cell table:style-name="ce130" table:formula="of:=[Hoja2.P83]" office:value-type="float" office:value="26.857150283083" calcext:value-type="float">
            <text:p>27</text:p>
          </table:table-cell>
          <table:table-cell table:style-name="ce166"/>
          <table:table-cell table:style-name="ce130" table:formula="of:=[Hoja2.U83]" office:value-type="float" office:value="30.5880553643802" calcext:value-type="float">
            <text:p>31</text:p>
          </table:table-cell>
          <table:table-cell table:style-name="ce166" table:formula="of:=[Hoja2.K83]" office:value-type="float" office:value="2.11056400601933" calcext:value-type="float">
            <text:p>2.1</text:p>
          </table:table-cell>
          <table:table-cell/>
          <table:table-cell table:style-name="ce82" table:formula="of:=[.B62]" office:value-type="date" office:date-value="2020-03-11" calcext:value-type="date">
            <text:p>11/03</text:p>
          </table:table-cell>
          <table:table-cell table:style-name="ce130" table:formula="of:=[Hoja2.P50]" office:value-type="float" office:value="31" calcext:value-type="float">
            <text:p>31</text:p>
          </table:table-cell>
          <table:table-cell table:style-name="ce130" table:formula="of:=[Hoja2.K50]" office:value-type="float" office:value="3" calcext:value-type="float">
            <text:p>3</text:p>
          </table:table-cell>
          <table:table-cell table:style-name="ce130" table:number-columns-repeated="2"/>
          <table:table-cell table:style-name="ce130" table:formula="of:=[Hoja2.T50]" office:value-type="float" office:value="6" calcext:value-type="float">
            <text:p>6</text:p>
          </table:table-cell>
          <table:table-cell table:style-name="ce130" table:formula="of:=[Hoja2.M50]" office:value-type="float" office:value="1" calcext:value-type="float">
            <text:p>1</text:p>
          </table:table-cell>
          <table:table-cell table:style-name="ce130" table:formula="of:=[.C62]-SUM([.Q62:.V62])" office:value-type="float" office:value="6" calcext:value-type="float">
            <text:p>6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51]" office:value-type="date" office:date-value="2020-03-12" calcext:value-type="date">
            <text:p>12/03</text:p>
          </table:table-cell>
          <table:table-cell table:style-name="ce130" table:formula="of:=[Hoja2.V51]" office:value-type="float" office:value="84" calcext:value-type="float">
            <text:p>84</text:p>
          </table:table-cell>
          <table:table-cell table:style-name="ce130" table:formula="of:=[Hoja2.P51]" office:value-type="float" office:value="56" calcext:value-type="float">
            <text:p>56</text:p>
          </table:table-cell>
          <table:table-cell table:style-name="ce130" table:formula="of:=[Hoja2.K51]" office:value-type="float" office:value="4" calcext:value-type="float">
            <text:p>4</text:p>
          </table:table-cell>
          <table:table-cell table:style-name="ce130" table:formula="of:=[Hoja2.I51]" office:value-type="float" office:value="1" calcext:value-type="float">
            <text:p>1</text:p>
          </table:table-cell>
          <table:table-cell table:style-name="ce130" table:formula="of:=[Hoja2.T51]" office:value-type="float" office:value="11" calcext:value-type="float">
            <text:p>11</text:p>
          </table:table-cell>
          <table:table-cell table:style-name="ce130"/>
          <table:table-cell table:style-name="ce82" table:formula="of:=[Hoja2.B51]" office:value-type="date" office:date-value="2020-03-12" calcext:value-type="date">
            <text:p>12/03</text:p>
          </table:table-cell>
          <table:table-cell table:style-name="ce166" table:formula="of:=[Hoja2.V84]" office:value-type="float" office:value="9.42956624781057" calcext:value-type="float">
            <text:p>9.4</text:p>
          </table:table-cell>
          <table:table-cell table:style-name="ce130" table:formula="of:=[Hoja2.P84]" office:value-type="float" office:value="48.5161424468597" calcext:value-type="float">
            <text:p>49</text:p>
          </table:table-cell>
          <table:table-cell table:style-name="ce166" table:formula="of:=[Hoja2.I84]" office:value-type="float" office:value="2.61377774525077" calcext:value-type="float">
            <text:p>2.6</text:p>
          </table:table-cell>
          <table:table-cell table:style-name="ce130" table:formula="of:=[Hoja2.U84]" office:value-type="float" office:value="30.5880553643802" calcext:value-type="float">
            <text:p>31</text:p>
          </table:table-cell>
          <table:table-cell table:style-name="ce166" table:formula="of:=[Hoja2.K84]" office:value-type="float" office:value="2.8140853413591" calcext:value-type="float">
            <text:p>2.8</text:p>
          </table:table-cell>
          <table:table-cell/>
          <table:table-cell table:style-name="ce82" table:formula="of:=[.B63]" office:value-type="date" office:date-value="2020-03-12" calcext:value-type="date">
            <text:p>12/03</text:p>
          </table:table-cell>
          <table:table-cell table:style-name="ce130" table:formula="of:=[Hoja2.P51]" office:value-type="float" office:value="56" calcext:value-type="float">
            <text:p>56</text:p>
          </table:table-cell>
          <table:table-cell table:style-name="ce130" table:formula="of:=[Hoja2.K51]" office:value-type="float" office:value="4" calcext:value-type="float">
            <text:p>4</text:p>
          </table:table-cell>
          <table:table-cell table:style-name="ce130" table:formula="of:=[Hoja2.I51]" office:value-type="float" office:value="1" calcext:value-type="float">
            <text:p>1</text:p>
          </table:table-cell>
          <table:table-cell table:style-name="ce130"/>
          <table:table-cell table:style-name="ce130" table:formula="of:=[Hoja2.T51]" office:value-type="float" office:value="11" calcext:value-type="float">
            <text:p>11</text:p>
          </table:table-cell>
          <table:table-cell table:style-name="ce130" table:formula="of:=[Hoja2.M51]" office:value-type="float" office:value="1" calcext:value-type="float">
            <text:p>1</text:p>
          </table:table-cell>
          <table:table-cell table:style-name="ce130" table:formula="of:=[.C63]-SUM([.Q63:.V63])" office:value-type="float" office:value="11" calcext:value-type="float">
            <text:p>11</text:p>
          </table:table-cell>
          <table:table-cell table:style-name="ce130"/>
          <table:table-cell table:number-columns-repeated="4"/>
        </table:table-row>
        <table:table-row table:style-name="ro1">
          <table:table-cell/>
          <table:table-cell table:style-name="ce82" table:formula="of:=[Hoja2.B52]" office:value-type="date" office:date-value="2020-03-13" calcext:value-type="date">
            <text:p>13/03</text:p>
          </table:table-cell>
          <table:table-cell table:style-name="ce130" table:formula="of:=[Hoja2.V52]" office:value-type="float" office:value="120" calcext:value-type="float">
            <text:p>120</text:p>
          </table:table-cell>
          <table:table-cell table:style-name="ce130" table:formula="of:=[Hoja2.P52]" office:value-type="float" office:value="81" calcext:value-type="float">
            <text:p>81</text:p>
          </table:table-cell>
          <table:table-cell table:style-name="ce130" table:formula="of:=[Hoja2.K52]" office:value-type="float" office:value="4" calcext:value-type="float">
            <text:p>4</text:p>
          </table:table-cell>
          <table:table-cell table:style-name="ce130" table:formula="of:=[Hoja2.I52]" office:value-type="float" office:value="5" calcext:value-type="float">
            <text:p>5</text:p>
          </table:table-cell>
          <table:table-cell table:style-name="ce130" table:formula="of:=[Hoja2.T52]" office:value-type="float" office:value="14" calcext:value-type="float">
            <text:p>14</text:p>
          </table:table-cell>
          <table:table-cell table:style-name="ce130"/>
          <table:table-cell table:style-name="ce82" table:formula="of:=[Hoja2.B52]" office:value-type="date" office:date-value="2020-03-13" calcext:value-type="date">
            <text:p>13/03</text:p>
          </table:table-cell>
          <table:table-cell table:style-name="ce130" table:formula="of:=[Hoja2.V85]" office:value-type="float" office:value="13.4708089254437" calcext:value-type="float">
            <text:p>13</text:p>
          </table:table-cell>
          <table:table-cell table:style-name="ce130" table:formula="of:=[Hoja2.P85]" office:value-type="float" office:value="70.1751346106363" calcext:value-type="float">
            <text:p>70</text:p>
          </table:table-cell>
          <table:table-cell table:style-name="ce130" table:formula="of:=[Hoja2.I85]" office:value-type="float" office:value="13.0688887262538" calcext:value-type="float">
            <text:p>13</text:p>
          </table:table-cell>
          <table:table-cell table:style-name="ce130" table:formula="of:=[Hoja2.U85]" office:value-type="float" office:value="30.5880553643802" calcext:value-type="float">
            <text:p>31</text:p>
          </table:table-cell>
          <table:table-cell table:style-name="ce166" table:formula="of:=[Hoja2.K85]" office:value-type="float" office:value="2.8140853413591" calcext:value-type="float">
            <text:p>2.8</text:p>
          </table:table-cell>
          <table:table-cell/>
          <table:table-cell table:style-name="ce82" table:formula="of:=[.B64]" office:value-type="date" office:date-value="2020-03-13" calcext:value-type="date">
            <text:p>13/03</text:p>
          </table:table-cell>
          <table:table-cell table:style-name="ce130" table:formula="of:=[Hoja2.P52]" office:value-type="float" office:value="81" calcext:value-type="float">
            <text:p>81</text:p>
          </table:table-cell>
          <table:table-cell table:style-name="ce130" table:formula="of:=[Hoja2.K52]" office:value-type="float" office:value="4" calcext:value-type="float">
            <text:p>4</text:p>
          </table:table-cell>
          <table:table-cell table:style-name="ce130" table:formula="of:=[Hoja2.I52]" office:value-type="float" office:value="5" calcext:value-type="float">
            <text:p>5</text:p>
          </table:table-cell>
          <table:table-cell table:style-name="ce130" table:formula="of:=[Hoja2.J52]" office:value-type="float" office:value="1" calcext:value-type="float">
            <text:p>1</text:p>
          </table:table-cell>
          <table:table-cell table:style-name="ce130" table:formula="of:=[Hoja2.T52]" office:value-type="float" office:value="14" calcext:value-type="float">
            <text:p>14</text:p>
          </table:table-cell>
          <table:table-cell table:style-name="ce130" table:formula="of:=[Hoja2.M52]" office:value-type="float" office:value="1" calcext:value-type="float">
            <text:p>1</text:p>
          </table:table-cell>
          <table:table-cell table:style-name="ce130" table:formula="of:=[.C64]-SUM([.Q64:.V64])" office:value-type="float" office:value="14" calcext:value-type="float">
            <text:p>14</text:p>
          </table:table-cell>
          <table:table-cell table:style-name="ce13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3]" office:value-type="date" office:date-value="2020-03-14" calcext:value-type="date">
            <text:p>14/03</text:p>
          </table:table-cell>
          <table:table-cell table:style-name="ce130" table:formula="of:=[Hoja2.V53]" office:value-type="float" office:value="136" calcext:value-type="float">
            <text:p>136</text:p>
          </table:table-cell>
          <table:table-cell table:style-name="ce130" table:formula="of:=[Hoja2.P53]" office:value-type="float" office:value="86" calcext:value-type="float">
            <text:p>86</text:p>
          </table:table-cell>
          <table:table-cell table:style-name="ce130" table:formula="of:=[Hoja2.K53]" office:value-type="float" office:value="6" calcext:value-type="float">
            <text:p>6</text:p>
          </table:table-cell>
          <table:table-cell table:style-name="ce130" table:formula="of:=[Hoja2.I53]" office:value-type="float" office:value="6" calcext:value-type="float">
            <text:p>6</text:p>
          </table:table-cell>
          <table:table-cell table:style-name="ce130" table:formula="of:=[Hoja2.T53]" office:value-type="float" office:value="14" calcext:value-type="float">
            <text:p>14</text:p>
          </table:table-cell>
          <table:table-cell table:style-name="ce140"/>
          <table:table-cell table:style-name="ce82" office:value-type="date" office:date-value="2020-03-14" calcext:value-type="date">
            <text:p>14/03</text:p>
          </table:table-cell>
          <table:table-cell table:style-name="ce130" table:formula="of:=[Hoja2.V86]" office:value-type="float" office:value="15.2669167821695" calcext:value-type="float">
            <text:p>15</text:p>
          </table:table-cell>
          <table:table-cell table:style-name="ce130" table:formula="of:=[Hoja2.P86]" office:value-type="float" office:value="74.5069330433916" calcext:value-type="float">
            <text:p>75</text:p>
          </table:table-cell>
          <table:table-cell table:style-name="ce130" table:formula="of:=[Hoja2.I86]" office:value-type="float" office:value="15.6826664715046" calcext:value-type="float">
            <text:p>16</text:p>
          </table:table-cell>
          <table:table-cell table:style-name="ce130" table:formula="of:=[Hoja2.U86]" office:value-type="float" office:value="45.8820830465703" calcext:value-type="float">
            <text:p>46</text:p>
          </table:table-cell>
          <table:table-cell table:style-name="ce166" table:formula="of:=[Hoja2.K86]" office:value-type="float" office:value="4.22112801203866" calcext:value-type="float">
            <text:p>4.2</text:p>
          </table:table-cell>
          <table:table-cell/>
          <table:table-cell table:style-name="ce148" table:formula="of:=[.B65]" office:value-type="date" office:date-value="2020-03-14" calcext:value-type="date">
            <text:p>14/03</text:p>
          </table:table-cell>
          <table:table-cell table:style-name="ce130" table:formula="of:=[Hoja2.P53]" office:value-type="float" office:value="86" calcext:value-type="float">
            <text:p>86</text:p>
          </table:table-cell>
          <table:table-cell table:style-name="ce130" table:formula="of:=[Hoja2.K53]" office:value-type="float" office:value="6" calcext:value-type="float">
            <text:p>6</text:p>
          </table:table-cell>
          <table:table-cell table:style-name="ce130" table:formula="of:=[Hoja2.I53]" office:value-type="float" office:value="6" calcext:value-type="float">
            <text:p>6</text:p>
          </table:table-cell>
          <table:table-cell table:style-name="ce130" table:formula="of:=[Hoja2.J53]" office:value-type="float" office:value="3" calcext:value-type="float">
            <text:p>3</text:p>
          </table:table-cell>
          <table:table-cell table:style-name="ce130" table:formula="of:=[Hoja2.T53]" office:value-type="float" office:value="14" calcext:value-type="float">
            <text:p>14</text:p>
          </table:table-cell>
          <table:table-cell table:style-name="ce130" table:formula="of:=[Hoja2.M53]" office:value-type="float" office:value="4" calcext:value-type="float">
            <text:p>4</text:p>
          </table:table-cell>
          <table:table-cell table:style-name="ce130" table:formula="of:=[.C65]-SUM([.Q65:.V65])" office:value-type="float" office:value="17" calcext:value-type="float">
            <text:p>17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4]" office:value-type="date" office:date-value="2020-03-15" calcext:value-type="date">
            <text:p>15/03</text:p>
          </table:table-cell>
          <table:table-cell table:style-name="ce130" table:formula="of:=[Hoja2.V54]" office:value-type="float" office:value="288" calcext:value-type="float">
            <text:p>288</text:p>
          </table:table-cell>
          <table:table-cell table:style-name="ce130" table:formula="of:=[Hoja2.P54]" office:value-type="float" office:value="213" calcext:value-type="float">
            <text:p>213</text:p>
          </table:table-cell>
          <table:table-cell table:style-name="ce130" table:formula="of:=[Hoja2.K54]" office:value-type="float" office:value="8" calcext:value-type="float">
            <text:p>8</text:p>
          </table:table-cell>
          <table:table-cell table:style-name="ce130" table:formula="of:=[Hoja2.I54]" office:value-type="float" office:value="10" calcext:value-type="float">
            <text:p>10</text:p>
          </table:table-cell>
          <table:table-cell table:style-name="ce130" table:formula="of:=[Hoja2.T54]" office:value-type="float" office:value="23" calcext:value-type="float">
            <text:p>23</text:p>
          </table:table-cell>
          <table:table-cell table:style-name="ce140"/>
          <table:table-cell table:style-name="ce82" office:value-type="date" office:date-value="2020-03-15" calcext:value-type="date">
            <text:p>15/03</text:p>
          </table:table-cell>
          <table:table-cell table:style-name="ce130" table:formula="of:=[Hoja2.V87]" office:value-type="float" office:value="32.3299414210648" calcext:value-type="float">
            <text:p>32</text:p>
          </table:table-cell>
          <table:table-cell table:style-name="ce130" table:formula="of:=[Hoja2.P87]" office:value-type="float" office:value="184.534613235377" calcext:value-type="float">
            <text:p>185</text:p>
          </table:table-cell>
          <table:table-cell table:style-name="ce130" table:formula="of:=[Hoja2.I87]" office:value-type="float" office:value="26.1377774525077" calcext:value-type="float">
            <text:p>26</text:p>
          </table:table-cell>
          <table:table-cell table:style-name="ce130" table:formula="of:=[Hoja2.U87]" office:value-type="float" office:value="45.8820830465703" calcext:value-type="float">
            <text:p>46</text:p>
          </table:table-cell>
          <table:table-cell table:style-name="ce166" table:formula="of:=[Hoja2.K87]" office:value-type="float" office:value="5.62817068271821" calcext:value-type="float">
            <text:p>5.6</text:p>
          </table:table-cell>
          <table:table-cell/>
          <table:table-cell table:style-name="ce148" table:formula="of:=[.B66]" office:value-type="date" office:date-value="2020-03-15" calcext:value-type="date">
            <text:p>15/03</text:p>
          </table:table-cell>
          <table:table-cell table:style-name="ce130" table:formula="of:=[Hoja2.P54]" office:value-type="float" office:value="213" calcext:value-type="float">
            <text:p>213</text:p>
          </table:table-cell>
          <table:table-cell table:style-name="ce130" table:formula="of:=[Hoja2.K54]" office:value-type="float" office:value="8" calcext:value-type="float">
            <text:p>8</text:p>
          </table:table-cell>
          <table:table-cell table:style-name="ce130" table:formula="of:=[Hoja2.I54]" office:value-type="float" office:value="10" calcext:value-type="float">
            <text:p>10</text:p>
          </table:table-cell>
          <table:table-cell table:style-name="ce130" table:formula="of:=[Hoja2.J54]" office:value-type="float" office:value="6" calcext:value-type="float">
            <text:p>6</text:p>
          </table:table-cell>
          <table:table-cell table:style-name="ce130" table:formula="of:=[Hoja2.T54]" office:value-type="float" office:value="23" calcext:value-type="float">
            <text:p>23</text:p>
          </table:table-cell>
          <table:table-cell table:style-name="ce130" table:formula="of:=[Hoja2.M54]" office:value-type="float" office:value="5" calcext:value-type="float">
            <text:p>5</text:p>
          </table:table-cell>
          <table:table-cell table:style-name="ce130" table:formula="of:=[.C66]-SUM([.Q66:.V66])" office:value-type="float" office:value="23" calcext:value-type="float">
            <text:p>23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5]" office:value-type="date" office:date-value="2020-03-16" calcext:value-type="date">
            <text:p>16/03</text:p>
          </table:table-cell>
          <table:table-cell table:style-name="ce130" table:formula="of:=[Hoja2.V55]" office:value-type="float" office:value="309" calcext:value-type="float">
            <text:p>309</text:p>
          </table:table-cell>
          <table:table-cell table:style-name="ce130" table:formula="of:=[Hoja2.P55]" office:value-type="float" office:value="213" calcext:value-type="float">
            <text:p>213</text:p>
          </table:table-cell>
          <table:table-cell table:style-name="ce130" table:formula="of:=[Hoja2.K55]" office:value-type="float" office:value="12" calcext:value-type="float">
            <text:p>12</text:p>
          </table:table-cell>
          <table:table-cell table:style-name="ce130" table:formula="of:=[Hoja2.I55]" office:value-type="float" office:value="17" calcext:value-type="float">
            <text:p>17</text:p>
          </table:table-cell>
          <table:table-cell table:style-name="ce130" table:formula="of:=[Hoja2.T55]" office:value-type="float" office:value="23" calcext:value-type="float">
            <text:p>23</text:p>
          </table:table-cell>
          <table:table-cell table:style-name="ce140"/>
          <table:table-cell table:style-name="ce82" office:value-type="date" office:date-value="2020-03-16" calcext:value-type="date">
            <text:p>16/03</text:p>
          </table:table-cell>
          <table:table-cell table:style-name="ce130" table:formula="of:=[Hoja2.V88]" office:value-type="float" office:value="34.6873329830175" calcext:value-type="float">
            <text:p>35</text:p>
          </table:table-cell>
          <table:table-cell table:style-name="ce130" table:formula="of:=[Hoja2.P88]" office:value-type="float" office:value="184.534613235377" calcext:value-type="float">
            <text:p>185</text:p>
          </table:table-cell>
          <table:table-cell table:style-name="ce130" table:formula="of:=[Hoja2.I88]" office:value-type="float" office:value="44.434221669263" calcext:value-type="float">
            <text:p>44</text:p>
          </table:table-cell>
          <table:table-cell table:style-name="ce130" table:formula="of:=[Hoja2.U88]" office:value-type="float" office:value="61.1761107287604" calcext:value-type="float">
            <text:p>61</text:p>
          </table:table-cell>
          <table:table-cell table:style-name="ce166" table:formula="of:=[Hoja2.K88]" office:value-type="float" office:value="8.44225602407732" calcext:value-type="float">
            <text:p>8.4</text:p>
          </table:table-cell>
          <table:table-cell/>
          <table:table-cell table:style-name="ce148" table:formula="of:=[.B67]" office:value-type="date" office:date-value="2020-03-16" calcext:value-type="date">
            <text:p>16/03</text:p>
          </table:table-cell>
          <table:table-cell table:style-name="ce130" table:formula="of:=[Hoja2.P55]" office:value-type="float" office:value="213" calcext:value-type="float">
            <text:p>213</text:p>
          </table:table-cell>
          <table:table-cell table:style-name="ce130" table:formula="of:=[Hoja2.K55]" office:value-type="float" office:value="12" calcext:value-type="float">
            <text:p>12</text:p>
          </table:table-cell>
          <table:table-cell table:style-name="ce130" table:formula="of:=[Hoja2.I55]" office:value-type="float" office:value="17" calcext:value-type="float">
            <text:p>17</text:p>
          </table:table-cell>
          <table:table-cell table:style-name="ce130" table:formula="of:=[Hoja2.J55]" office:value-type="float" office:value="9" calcext:value-type="float">
            <text:p>9</text:p>
          </table:table-cell>
          <table:table-cell table:style-name="ce130" table:formula="of:=[Hoja2.T55]" office:value-type="float" office:value="23" calcext:value-type="float">
            <text:p>23</text:p>
          </table:table-cell>
          <table:table-cell table:style-name="ce130" table:formula="of:=[Hoja2.M55]" office:value-type="float" office:value="5" calcext:value-type="float">
            <text:p>5</text:p>
          </table:table-cell>
          <table:table-cell table:style-name="ce130" table:formula="of:=[.C67]-SUM([.Q67:.V67])" office:value-type="float" office:value="30" calcext:value-type="float">
            <text:p>30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6]" office:value-type="date" office:date-value="2020-03-17" calcext:value-type="date">
            <text:p>17/03</text:p>
          </table:table-cell>
          <table:table-cell table:style-name="ce130" table:formula="of:=[Hoja2.V56]" office:value-type="float" office:value="491" calcext:value-type="float">
            <text:p>491</text:p>
          </table:table-cell>
          <table:table-cell table:style-name="ce130" table:formula="of:=[Hoja2.P56]" office:value-type="float" office:value="355" calcext:value-type="float">
            <text:p>355</text:p>
          </table:table-cell>
          <table:table-cell table:style-name="ce130" table:formula="of:=[Hoja2.K56]" office:value-type="float" office:value="18" calcext:value-type="float">
            <text:p>18</text:p>
          </table:table-cell>
          <table:table-cell table:style-name="ce130" table:formula="of:=[Hoja2.I56]" office:value-type="float" office:value="17" calcext:value-type="float">
            <text:p>17</text:p>
          </table:table-cell>
          <table:table-cell table:style-name="ce130" table:formula="of:=[Hoja2.T56]" office:value-type="float" office:value="36" calcext:value-type="float">
            <text:p>36</text:p>
          </table:table-cell>
          <table:table-cell table:style-name="ce140"/>
          <table:table-cell table:style-name="ce82" office:value-type="date" office:date-value="2020-03-17" calcext:value-type="date">
            <text:p>17/03</text:p>
          </table:table-cell>
          <table:table-cell table:style-name="ce130" table:formula="of:=[Hoja2.V89]" office:value-type="float" office:value="55.1180598532737" calcext:value-type="float">
            <text:p>55</text:p>
          </table:table-cell>
          <table:table-cell table:style-name="ce130" table:formula="of:=[Hoja2.P89]" office:value-type="float" office:value="307.557688725628" calcext:value-type="float">
            <text:p>308</text:p>
          </table:table-cell>
          <table:table-cell table:style-name="ce130" table:formula="of:=[Hoja2.I89]" office:value-type="float" office:value="44.434221669263" calcext:value-type="float">
            <text:p>44</text:p>
          </table:table-cell>
          <table:table-cell table:style-name="ce130" table:formula="of:=[Hoja2.U89]" office:value-type="float" office:value="76.4701384109505" calcext:value-type="float">
            <text:p>76</text:p>
          </table:table-cell>
          <table:table-cell table:style-name="ce130" table:formula="of:=[Hoja2.K89]" office:value-type="float" office:value="12.663384036116" calcext:value-type="float">
            <text:p>13</text:p>
          </table:table-cell>
          <table:table-cell/>
          <table:table-cell table:style-name="ce148" table:formula="of:=[.B68]" office:value-type="date" office:date-value="2020-03-17" calcext:value-type="date">
            <text:p>17/03</text:p>
          </table:table-cell>
          <table:table-cell table:style-name="ce130" table:formula="of:=[Hoja2.P56]" office:value-type="float" office:value="355" calcext:value-type="float">
            <text:p>355</text:p>
          </table:table-cell>
          <table:table-cell table:style-name="ce130" table:formula="of:=[Hoja2.K56]" office:value-type="float" office:value="18" calcext:value-type="float">
            <text:p>18</text:p>
          </table:table-cell>
          <table:table-cell table:style-name="ce130" table:formula="of:=[Hoja2.I56]" office:value-type="float" office:value="17" calcext:value-type="float">
            <text:p>17</text:p>
          </table:table-cell>
          <table:table-cell table:style-name="ce130" table:formula="of:=[Hoja2.J56]" office:value-type="float" office:value="12" calcext:value-type="float">
            <text:p>12</text:p>
          </table:table-cell>
          <table:table-cell table:style-name="ce130" table:formula="of:=[Hoja2.T56]" office:value-type="float" office:value="36" calcext:value-type="float">
            <text:p>36</text:p>
          </table:table-cell>
          <table:table-cell table:style-name="ce130" table:formula="of:=[Hoja2.M56]" office:value-type="float" office:value="13" calcext:value-type="float">
            <text:p>13</text:p>
          </table:table-cell>
          <table:table-cell table:style-name="ce130" table:formula="of:=[.C68]-SUM([.Q68:.V68])" office:value-type="float" office:value="40" calcext:value-type="float">
            <text:p>40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7]" office:value-type="date" office:date-value="2020-03-18" calcext:value-type="date">
            <text:p>18/03</text:p>
          </table:table-cell>
          <table:table-cell table:style-name="ce130" table:formula="of:=[Hoja2.V57]" office:value-type="float" office:value="598" calcext:value-type="float">
            <text:p>598</text:p>
          </table:table-cell>
          <table:table-cell table:style-name="ce130" table:formula="of:=[Hoja2.P57]" office:value-type="float" office:value="390" calcext:value-type="float">
            <text:p>390</text:p>
          </table:table-cell>
          <table:table-cell table:style-name="ce130" table:formula="of:=[Hoja2.K57]" office:value-type="float" office:value="41" calcext:value-type="float">
            <text:p>41</text:p>
          </table:table-cell>
          <table:table-cell table:style-name="ce130" table:formula="of:=[Hoja2.I57]" office:value-type="float" office:value="28" calcext:value-type="float">
            <text:p>28</text:p>
          </table:table-cell>
          <table:table-cell table:style-name="ce130" table:formula="of:=[Hoja2.T57]" office:value-type="float" office:value="40" calcext:value-type="float">
            <text:p>40</text:p>
          </table:table-cell>
          <table:table-cell table:style-name="ce140"/>
          <table:table-cell table:style-name="ce82" office:value-type="date" office:date-value="2020-03-18" calcext:value-type="date">
            <text:p>18/03</text:p>
          </table:table-cell>
          <table:table-cell table:style-name="ce130" table:formula="of:=[Hoja2.V90]" office:value-type="float" office:value="67.1295311451276" calcext:value-type="float">
            <text:p>67</text:p>
          </table:table-cell>
          <table:table-cell table:style-name="ce130" table:formula="of:=[Hoja2.P90]" office:value-type="float" office:value="337.880277754916" calcext:value-type="float">
            <text:p>338</text:p>
          </table:table-cell>
          <table:table-cell table:style-name="ce130" table:formula="of:=[Hoja2.I90]" office:value-type="float" office:value="73.1857768670214" calcext:value-type="float">
            <text:p>73</text:p>
          </table:table-cell>
          <table:table-cell table:style-name="ce130" table:formula="of:=[Hoja2.U90]" office:value-type="float" office:value="76.4701384109505" calcext:value-type="float">
            <text:p>76</text:p>
          </table:table-cell>
          <table:table-cell table:style-name="ce130" table:formula="of:=[Hoja2.K90]" office:value-type="float" office:value="28.8443747489308" calcext:value-type="float">
            <text:p>29</text:p>
          </table:table-cell>
          <table:table-cell/>
          <table:table-cell table:style-name="ce148" table:formula="of:=[.B69]" office:value-type="date" office:date-value="2020-03-18" calcext:value-type="date">
            <text:p>18/03</text:p>
          </table:table-cell>
          <table:table-cell table:style-name="ce130" table:formula="of:=[Hoja2.P57]" office:value-type="float" office:value="390" calcext:value-type="float">
            <text:p>390</text:p>
          </table:table-cell>
          <table:table-cell table:style-name="ce130" table:formula="of:=[Hoja2.K57]" office:value-type="float" office:value="41" calcext:value-type="float">
            <text:p>41</text:p>
          </table:table-cell>
          <table:table-cell table:style-name="ce130" table:formula="of:=[Hoja2.I57]" office:value-type="float" office:value="28" calcext:value-type="float">
            <text:p>28</text:p>
          </table:table-cell>
          <table:table-cell table:style-name="ce130" table:formula="of:=[Hoja2.J57]" office:value-type="float" office:value="22" calcext:value-type="float">
            <text:p>22</text:p>
          </table:table-cell>
          <table:table-cell table:style-name="ce130" table:formula="of:=[Hoja2.T57]" office:value-type="float" office:value="40" calcext:value-type="float">
            <text:p>40</text:p>
          </table:table-cell>
          <table:table-cell table:style-name="ce130" table:formula="of:=[Hoja2.M57]" office:value-type="float" office:value="22" calcext:value-type="float">
            <text:p>22</text:p>
          </table:table-cell>
          <table:table-cell table:style-name="ce130" table:formula="of:=[.C69]-SUM([.Q69:.V69])" office:value-type="float" office:value="55" calcext:value-type="float">
            <text:p>55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8]" office:value-type="date" office:date-value="2020-03-19" calcext:value-type="date">
            <text:p>19/03</text:p>
          </table:table-cell>
          <table:table-cell table:style-name="ce130" table:formula="of:=[Hoja2.V58]" office:value-type="float" office:value="767" calcext:value-type="float">
            <text:p>767</text:p>
          </table:table-cell>
          <table:table-cell table:style-name="ce130" table:formula="of:=[Hoja2.P58]" office:value-type="float" office:value="498" calcext:value-type="float">
            <text:p>498</text:p>
          </table:table-cell>
          <table:table-cell table:style-name="ce130" table:formula="of:=[Hoja2.K58]" office:value-type="float" office:value="55" calcext:value-type="float">
            <text:p>55</text:p>
          </table:table-cell>
          <table:table-cell table:style-name="ce130" table:formula="of:=[Hoja2.I58]" office:value-type="float" office:value="42" calcext:value-type="float">
            <text:p>42</text:p>
          </table:table-cell>
          <table:table-cell table:style-name="ce130" table:formula="of:=[Hoja2.T58]" office:value-type="float" office:value="53" calcext:value-type="float">
            <text:p>53</text:p>
          </table:table-cell>
          <table:table-cell table:style-name="ce140"/>
          <table:table-cell table:style-name="ce82" office:value-type="date" office:date-value="2020-03-19" calcext:value-type="date">
            <text:p>19/03</text:p>
          </table:table-cell>
          <table:table-cell table:style-name="ce130" table:formula="of:=[Hoja2.V91]" office:value-type="float" office:value="86.1009203817942" calcext:value-type="float">
            <text:p>86</text:p>
          </table:table-cell>
          <table:table-cell table:style-name="ce130" table:formula="of:=[Hoja2.P91]" office:value-type="float" office:value="431.447123902431" calcext:value-type="float">
            <text:p>431</text:p>
          </table:table-cell>
          <table:table-cell table:style-name="ce130" table:formula="of:=[Hoja2.I91]" office:value-type="float" office:value="109.778665300532" calcext:value-type="float">
            <text:p>110</text:p>
          </table:table-cell>
          <table:table-cell table:style-name="ce130" table:formula="of:=[Hoja2.U91]" office:value-type="float" office:value="76.4701384109505" calcext:value-type="float">
            <text:p>76</text:p>
          </table:table-cell>
          <table:table-cell table:style-name="ce130" table:formula="of:=[Hoja2.K91]" office:value-type="float" office:value="38.6936734436877" calcext:value-type="float">
            <text:p>39</text:p>
          </table:table-cell>
          <table:table-cell/>
          <table:table-cell table:style-name="ce148" table:formula="of:=[.B70]" office:value-type="date" office:date-value="2020-03-19" calcext:value-type="date">
            <text:p>19/03</text:p>
          </table:table-cell>
          <table:table-cell table:style-name="ce130" table:formula="of:=[Hoja2.P58]" office:value-type="float" office:value="498" calcext:value-type="float">
            <text:p>498</text:p>
          </table:table-cell>
          <table:table-cell table:style-name="ce130" table:formula="of:=[Hoja2.K58]" office:value-type="float" office:value="55" calcext:value-type="float">
            <text:p>55</text:p>
          </table:table-cell>
          <table:table-cell table:style-name="ce130" table:formula="of:=[Hoja2.I58]" office:value-type="float" office:value="42" calcext:value-type="float">
            <text:p>42</text:p>
          </table:table-cell>
          <table:table-cell table:style-name="ce130" table:formula="of:=[Hoja2.J58]" office:value-type="float" office:value="29" calcext:value-type="float">
            <text:p>29</text:p>
          </table:table-cell>
          <table:table-cell table:style-name="ce130" table:formula="of:=[Hoja2.T58]" office:value-type="float" office:value="53" calcext:value-type="float">
            <text:p>53</text:p>
          </table:table-cell>
          <table:table-cell table:style-name="ce130" table:formula="of:=[Hoja2.M58]" office:value-type="float" office:value="24" calcext:value-type="float">
            <text:p>24</text:p>
          </table:table-cell>
          <table:table-cell table:style-name="ce130" table:formula="of:=[.C70]-SUM([.Q70:.V70])" office:value-type="float" office:value="66" calcext:value-type="float">
            <text:p>66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table:formula="of:=[Hoja2.B59]" office:value-type="date" office:date-value="2020-03-20" calcext:value-type="date">
            <text:p>20/03</text:p>
          </table:table-cell>
          <table:table-cell table:style-name="ce130" table:formula="of:=[Hoja2.V59]" office:value-type="float" office:value="1002" calcext:value-type="float">
            <text:p>1002</text:p>
          </table:table-cell>
          <table:table-cell table:style-name="ce130" table:formula="of:=[Hoja2.P59]" office:value-type="float" office:value="628" calcext:value-type="float">
            <text:p>628</text:p>
          </table:table-cell>
          <table:table-cell table:style-name="ce130" table:formula="of:=[Hoja2.K59]" office:value-type="float" office:value="82" calcext:value-type="float">
            <text:p>82</text:p>
          </table:table-cell>
          <table:table-cell table:style-name="ce130" table:formula="of:=[Hoja2.I59]" office:value-type="float" office:value="62" calcext:value-type="float">
            <text:p>62</text:p>
          </table:table-cell>
          <table:table-cell table:style-name="ce130" table:formula="of:=[Hoja2.T59]" office:value-type="float" office:value="71" calcext:value-type="float">
            <text:p>71</text:p>
          </table:table-cell>
          <table:table-cell table:style-name="ce140"/>
          <table:table-cell table:style-name="ce82" office:value-type="date" office:date-value="2020-03-20" calcext:value-type="date">
            <text:p>20/03</text:p>
          </table:table-cell>
          <table:table-cell table:style-name="ce130" table:formula="of:=[Hoja2.V92]" office:value-type="float" office:value="112.481254527455" calcext:value-type="float">
            <text:p>112</text:p>
          </table:table-cell>
          <table:table-cell table:style-name="ce130" table:formula="of:=[Hoja2.P92]" office:value-type="float" office:value="544.073883154069" calcext:value-type="float">
            <text:p>544</text:p>
          </table:table-cell>
          <table:table-cell table:style-name="ce130" table:formula="of:=[Hoja2.I92]" office:value-type="float" office:value="162.054220205547" calcext:value-type="float">
            <text:p>162</text:p>
          </table:table-cell>
          <table:table-cell table:style-name="ce130" table:formula="of:=[Hoja2.U92]" office:value-type="float" office:value="107.058193775331" calcext:value-type="float">
            <text:p>107</text:p>
          </table:table-cell>
          <table:table-cell table:style-name="ce130" table:formula="of:=[Hoja2.K92]" office:value-type="float" office:value="57.6887494978616" calcext:value-type="float">
            <text:p>58</text:p>
          </table:table-cell>
          <table:table-cell/>
          <table:table-cell table:style-name="ce148" table:formula="of:=[.B71]" office:value-type="date" office:date-value="2020-03-20" calcext:value-type="date">
            <text:p>20/03</text:p>
          </table:table-cell>
          <table:table-cell table:style-name="ce130" table:formula="of:=[Hoja2.P59]" office:value-type="float" office:value="628" calcext:value-type="float">
            <text:p>628</text:p>
          </table:table-cell>
          <table:table-cell table:style-name="ce130" table:formula="of:=[Hoja2.K59]" office:value-type="float" office:value="82" calcext:value-type="float">
            <text:p>82</text:p>
          </table:table-cell>
          <table:table-cell table:style-name="ce130" table:formula="of:=[Hoja2.I59]" office:value-type="float" office:value="62" calcext:value-type="float">
            <text:p>62</text:p>
          </table:table-cell>
          <table:table-cell table:style-name="ce130" table:formula="of:=[Hoja2.J59]" office:value-type="float" office:value="43" calcext:value-type="float">
            <text:p>43</text:p>
          </table:table-cell>
          <table:table-cell table:style-name="ce130" table:formula="of:=[Hoja2.T59]" office:value-type="float" office:value="71" calcext:value-type="float">
            <text:p>71</text:p>
          </table:table-cell>
          <table:table-cell table:style-name="ce130" table:formula="of:=[Hoja2.M59]" office:value-type="float" office:value="33" calcext:value-type="float">
            <text:p>33</text:p>
          </table:table-cell>
          <table:table-cell table:style-name="ce130" table:formula="of:=[.C71]-SUM([.Q71:.V71])" office:value-type="float" office:value="83" calcext:value-type="float">
            <text:p>83</text:p>
          </table:table-cell>
          <table:table-cell table:style-name="ce140"/>
          <table:table-cell table:number-columns-repeated="4"/>
        </table:table-row>
        <table:table-row table:style-name="ro1">
          <table:table-cell table:style-name="ce145"/>
          <table:table-cell table:style-name="ce148" office:value-type="date" office:date-value="2020-03-21" calcext:value-type="date">
            <text:p>21/03</text:p>
          </table:table-cell>
          <table:table-cell table:style-name="ce130" table:formula="of:=[Hoja2.V60]" office:value-type="float" office:value="1326" calcext:value-type="float">
            <text:p>1326</text:p>
          </table:table-cell>
          <table:table-cell table:style-name="ce130" table:formula="of:=[Hoja2.P60]" office:value-type="float" office:value="804" calcext:value-type="float">
            <text:p>804</text:p>
          </table:table-cell>
          <table:table-cell table:style-name="ce130" table:formula="of:=[Hoja2.K60]" office:value-type="float" office:value="122" calcext:value-type="float">
            <text:p>122</text:p>
          </table:table-cell>
          <table:table-cell table:style-name="ce130" table:formula="of:=[Hoja2.I60]" office:value-type="float" office:value="84" calcext:value-type="float">
            <text:p>84</text:p>
          </table:table-cell>
          <table:table-cell table:style-name="ce130" table:formula="of:=[Hoja2.T60]" office:value-type="float" office:value="85" calcext:value-type="float">
            <text:p>85</text:p>
          </table:table-cell>
          <table:table-cell table:style-name="ce145"/>
          <table:table-cell table:style-name="ce82" office:value-type="date" office:date-value="2020-03-21" calcext:value-type="date">
            <text:p>21/03</text:p>
          </table:table-cell>
          <table:table-cell table:style-name="ce130" table:formula="of:=[Hoja2.V93]" office:value-type="float" office:value="148.852438626153" calcext:value-type="float">
            <text:p>149</text:p>
          </table:table-cell>
          <table:table-cell table:style-name="ce130" table:formula="of:=[Hoja2.P93]" office:value-type="float" office:value="696.553187987057" calcext:value-type="float">
            <text:p>697</text:p>
          </table:table-cell>
          <table:table-cell table:style-name="ce130" table:formula="of:=[Hoja2.I93]" office:value-type="float" office:value="219.557330601064" calcext:value-type="float">
            <text:p>220</text:p>
          </table:table-cell>
          <table:table-cell table:style-name="ce130" table:formula="of:=[Hoja2.U93]" office:value-type="float" office:value="229.410415232852" calcext:value-type="float">
            <text:p>229</text:p>
          </table:table-cell>
          <table:table-cell table:style-name="ce130" table:formula="of:=[Hoja2.K93]" office:value-type="float" office:value="85.8296029114527" calcext:value-type="float">
            <text:p>86</text:p>
          </table:table-cell>
          <table:table-cell/>
          <table:table-cell table:style-name="ce148" table:formula="of:=[.B72]" office:value-type="date" office:date-value="2020-03-21" calcext:value-type="date">
            <text:p>21/03</text:p>
          </table:table-cell>
          <table:table-cell table:style-name="ce130" table:formula="of:=[Hoja2.P60]" office:value-type="float" office:value="804" calcext:value-type="float">
            <text:p>804</text:p>
          </table:table-cell>
          <table:table-cell table:style-name="ce130" table:formula="of:=[Hoja2.K60]" office:value-type="float" office:value="122" calcext:value-type="float">
            <text:p>122</text:p>
          </table:table-cell>
          <table:table-cell table:style-name="ce130" table:formula="of:=[Hoja2.I60]" office:value-type="float" office:value="84" calcext:value-type="float">
            <text:p>84</text:p>
          </table:table-cell>
          <table:table-cell table:style-name="ce130" table:formula="of:=[Hoja2.J60]" office:value-type="float" office:value="55" calcext:value-type="float">
            <text:p>55</text:p>
          </table:table-cell>
          <table:table-cell table:style-name="ce130" table:formula="of:=[Hoja2.T60]" office:value-type="float" office:value="85" calcext:value-type="float">
            <text:p>85</text:p>
          </table:table-cell>
          <table:table-cell table:style-name="ce130" table:formula="of:=[Hoja2.M60]" office:value-type="float" office:value="50" calcext:value-type="float">
            <text:p>50</text:p>
          </table:table-cell>
          <table:table-cell table:style-name="ce130" table:formula="of:=[.C72]-SUM([.Q72:.V72])" office:value-type="float" office:value="126" calcext:value-type="float">
            <text:p>126</text:p>
          </table:table-cell>
          <table:table-cell table:style-name="ce145"/>
          <table:table-cell table:number-columns-repeated="4"/>
        </table:table-row>
        <table:table-row table:style-name="ro1">
          <table:table-cell table:style-name="ce145"/>
          <table:table-cell table:style-name="ce82" office:value-type="date" office:date-value="2020-03-22" calcext:value-type="date">
            <text:p>22/03</text:p>
          </table:table-cell>
          <table:table-cell table:style-name="ce130" table:formula="of:=[Hoja2.V61]" office:value-type="float" office:value="1720" calcext:value-type="float">
            <text:p>1720</text:p>
          </table:table-cell>
          <table:table-cell table:style-name="ce130" table:formula="of:=[Hoja2.P61]" office:value-type="float" office:value="1021" calcext:value-type="float">
            <text:p>1021</text:p>
          </table:table-cell>
          <table:table-cell table:style-name="ce130" table:formula="of:=[Hoja2.K61]" office:value-type="float" office:value="191" calcext:value-type="float">
            <text:p>191</text:p>
          </table:table-cell>
          <table:table-cell table:style-name="ce130" table:formula="of:=[Hoja2.I61]" office:value-type="float" office:value="112" calcext:value-type="float">
            <text:p>112</text:p>
          </table:table-cell>
          <table:table-cell table:style-name="ce130" table:formula="of:=[Hoja2.T61]" office:value-type="float" office:value="97" calcext:value-type="float">
            <text:p>97</text:p>
          </table:table-cell>
          <table:table-cell table:style-name="ce145"/>
          <table:table-cell table:style-name="ce82" office:value-type="date" office:date-value="2020-03-22" calcext:value-type="date">
            <text:p>22/03</text:p>
          </table:table-cell>
          <table:table-cell table:style-name="ce130" table:formula="of:=[Hoja2.V94]" office:value-type="float" office:value="193.081594598026" calcext:value-type="float">
            <text:p>193</text:p>
          </table:table-cell>
          <table:table-cell table:style-name="ce130" table:formula="of:=[Hoja2.P94]" office:value-type="float" office:value="884.553239968638" calcext:value-type="float">
            <text:p>885</text:p>
          </table:table-cell>
          <table:table-cell table:style-name="ce130" table:formula="of:=[Hoja2.I94]" office:value-type="float" office:value="292.743107468086" calcext:value-type="float">
            <text:p>293</text:p>
          </table:table-cell>
          <table:table-cell table:style-name="ce130" table:formula="of:=[Hoja2.U94]" office:value-type="float" office:value="275.292498279422" calcext:value-type="float">
            <text:p>275</text:p>
          </table:table-cell>
          <table:table-cell table:style-name="ce130" table:formula="of:=[Hoja2.K94]" office:value-type="float" office:value="134.372575049897" calcext:value-type="float">
            <text:p>134</text:p>
          </table:table-cell>
          <table:table-cell/>
          <table:table-cell table:style-name="ce82" table:formula="of:=[.B73]" office:value-type="date" office:date-value="2020-03-22" calcext:value-type="date">
            <text:p>22/03</text:p>
          </table:table-cell>
          <table:table-cell table:style-name="ce130" table:formula="of:=[Hoja2.P61]" office:value-type="float" office:value="1021" calcext:value-type="float">
            <text:p>1021</text:p>
          </table:table-cell>
          <table:table-cell table:style-name="ce130" table:formula="of:=[Hoja2.K61]" office:value-type="float" office:value="191" calcext:value-type="float">
            <text:p>191</text:p>
          </table:table-cell>
          <table:table-cell table:style-name="ce130" table:formula="of:=[Hoja2.I61]" office:value-type="float" office:value="112" calcext:value-type="float">
            <text:p>112</text:p>
          </table:table-cell>
          <table:table-cell table:style-name="ce130" table:formula="of:=[Hoja2.J61]" office:value-type="float" office:value="74" calcext:value-type="float">
            <text:p>74</text:p>
          </table:table-cell>
          <table:table-cell table:style-name="ce130" table:formula="of:=[Hoja2.T61]" office:value-type="float" office:value="97" calcext:value-type="float">
            <text:p>97</text:p>
          </table:table-cell>
          <table:table-cell table:style-name="ce130" table:formula="of:=[Hoja2.M61]" office:value-type="float" office:value="69" calcext:value-type="float">
            <text:p>69</text:p>
          </table:table-cell>
          <table:table-cell table:style-name="ce130" table:formula="of:=[.C73]-SUM([.Q73:.V73])" office:value-type="float" office:value="156" calcext:value-type="float">
            <text:p>156</text:p>
          </table:table-cell>
          <table:table-cell table:style-name="ce145"/>
          <table:table-cell table:number-columns-repeated="4"/>
        </table:table-row>
        <table:table-row table:style-name="ro1"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30" table:formula="of:=[Hoja2.V62]" office:value-type="float" office:value="2182" calcext:value-type="float">
            <text:p>2182</text:p>
          </table:table-cell>
          <table:table-cell table:style-name="ce130" table:formula="of:=[Hoja2.P62]" office:value-type="float" office:value="1263" calcext:value-type="float">
            <text:p>1263</text:p>
          </table:table-cell>
          <table:table-cell table:style-name="ce130" table:formula="of:=[Hoja2.K62]" office:value-type="float" office:value="245" calcext:value-type="float">
            <text:p>245</text:p>
          </table:table-cell>
          <table:table-cell table:style-name="ce130" table:formula="of:=[Hoja2.I62]" office:value-type="float" office:value="145" calcext:value-type="float">
            <text:p>145</text:p>
          </table:table-cell>
          <table:table-cell table:style-name="ce130" table:formula="of:=[Hoja2.T62]" office:value-type="float" office:value="120" calcext:value-type="float">
            <text:p>120</text:p>
          </table:table-cell>
          <table:table-cell/>
          <table:table-cell table:style-name="ce82" office:value-type="date" office:date-value="2020-03-23" calcext:value-type="date">
            <text:p>23/03</text:p>
          </table:table-cell>
          <table:table-cell table:style-name="ce130" table:formula="of:=[Hoja2.V95]" office:value-type="float" office:value="244.944208960984" calcext:value-type="float">
            <text:p>245</text:p>
          </table:table-cell>
          <table:table-cell table:style-name="ce130" table:formula="of:=[Hoja2.P95]" office:value-type="float" office:value="1094.212284114" calcext:value-type="float">
            <text:p>1094</text:p>
          </table:table-cell>
          <table:table-cell table:style-name="ce130" table:formula="of:=[Hoja2.I95]" office:value-type="float" office:value="378.997773061361" calcext:value-type="float">
            <text:p>379</text:p>
          </table:table-cell>
          <table:table-cell table:style-name="ce130" table:formula="of:=[Hoja2.U95]" office:value-type="float" office:value="336.468609008182" calcext:value-type="float">
            <text:p>336</text:p>
          </table:table-cell>
          <table:table-cell table:style-name="ce130" table:formula="of:=[Hoja2.K95]" office:value-type="float" office:value="172.362727158245" calcext:value-type="float">
            <text:p>172</text:p>
          </table:table-cell>
          <table:table-cell/>
          <table:table-cell table:style-name="ce82" table:formula="of:=[.B74]" office:value-type="date" office:date-value="2020-03-23" calcext:value-type="date">
            <text:p>23/03</text:p>
          </table:table-cell>
          <table:table-cell table:style-name="ce130" table:formula="of:=[Hoja2.P62]" office:value-type="float" office:value="1263" calcext:value-type="float">
            <text:p>1263</text:p>
          </table:table-cell>
          <table:table-cell table:style-name="ce130" table:formula="of:=[Hoja2.K62]" office:value-type="float" office:value="245" calcext:value-type="float">
            <text:p>245</text:p>
          </table:table-cell>
          <table:table-cell table:style-name="ce130" table:formula="of:=[Hoja2.I62]" office:value-type="float" office:value="145" calcext:value-type="float">
            <text:p>145</text:p>
          </table:table-cell>
          <table:table-cell table:style-name="ce130" table:formula="of:=[Hoja2.J62]" office:value-type="float" office:value="102" calcext:value-type="float">
            <text:p>102</text:p>
          </table:table-cell>
          <table:table-cell table:style-name="ce130" table:formula="of:=[Hoja2.T62]" office:value-type="float" office:value="120" calcext:value-type="float">
            <text:p>120</text:p>
          </table:table-cell>
          <table:table-cell table:style-name="ce130" table:formula="of:=[Hoja2.M62]" office:value-type="float" office:value="94" calcext:value-type="float">
            <text:p>94</text:p>
          </table:table-cell>
          <table:table-cell table:style-name="ce130" table:formula="of:=[.C74]-SUM([.Q74:.V74])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Hoja2.V63]" office:value-type="float" office:value="2696" calcext:value-type="float">
            <text:p>2696</text:p>
          </table:table-cell>
          <table:table-cell table:style-name="ce130" table:formula="of:=[Hoja2.P63]" office:value-type="float" office:value="1535" calcext:value-type="float">
            <text:p>1535</text:p>
          </table:table-cell>
          <table:table-cell table:style-name="ce130" table:formula="of:=[Hoja2.K63]" office:value-type="float" office:value="282" calcext:value-type="float">
            <text:p>282</text:p>
          </table:table-cell>
          <table:table-cell table:style-name="ce130" table:formula="of:=[Hoja2.I63]" office:value-type="float" office:value="216" calcext:value-type="float">
            <text:p>216</text:p>
          </table:table-cell>
          <table:table-cell table:style-name="ce130" table:formula="of:=[Hoja2.T63]" office:value-type="float" office:value="133" calcext:value-type="float">
            <text:p>133</text:p>
          </table:table-cell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Hoja2.V96]" office:value-type="float" office:value="302.644173858301" calcext:value-type="float">
            <text:p>303</text:p>
          </table:table-cell>
          <table:table-cell table:style-name="ce130" table:formula="of:=[Hoja2.P96]" office:value-type="float" office:value="1329.86211885589" calcext:value-type="float">
            <text:p>1330</text:p>
          </table:table-cell>
          <table:table-cell table:style-name="ce130" table:formula="of:=[Hoja2.I96]" office:value-type="float" office:value="564.575992974166" calcext:value-type="float">
            <text:p>565</text:p>
          </table:table-cell>
          <table:table-cell table:style-name="ce130" table:formula="of:=[Hoja2.U96]" office:value-type="float" office:value="458.820830465703" calcext:value-type="float">
            <text:p>459</text:p>
          </table:table-cell>
          <table:table-cell table:style-name="ce130" table:formula="of:=[Hoja2.K96]" office:value-type="float" office:value="198.393016565817" calcext:value-type="float">
            <text:p>198</text:p>
          </table:table-cell>
          <table:table-cell/>
          <table:table-cell table:style-name="ce82" office:value-type="date" office:date-value="2020-03-24" calcext:value-type="date">
            <text:p>24/03</text:p>
          </table:table-cell>
          <table:table-cell table:style-name="ce130" table:formula="of:=[Hoja2.P63]" office:value-type="float" office:value="1535" calcext:value-type="float">
            <text:p>1535</text:p>
          </table:table-cell>
          <table:table-cell table:style-name="ce130" table:formula="of:=[Hoja2.K63]" office:value-type="float" office:value="282" calcext:value-type="float">
            <text:p>282</text:p>
          </table:table-cell>
          <table:table-cell table:style-name="ce130" table:formula="of:=[Hoja2.I63]" office:value-type="float" office:value="216" calcext:value-type="float">
            <text:p>216</text:p>
          </table:table-cell>
          <table:table-cell table:style-name="ce130" table:formula="of:=[Hoja2.J63]" office:value-type="float" office:value="124" calcext:value-type="float">
            <text:p>124</text:p>
          </table:table-cell>
          <table:table-cell table:style-name="ce130" table:formula="of:=[Hoja2.T63]" office:value-type="float" office:value="133" calcext:value-type="float">
            <text:p>133</text:p>
          </table:table-cell>
          <table:table-cell table:style-name="ce130" table:formula="of:=[Hoja2.M63]" office:value-type="float" office:value="115" calcext:value-type="float">
            <text:p>115</text:p>
          </table:table-cell>
          <table:table-cell table:style-name="ce130" table:formula="of:=[.C75]-SUM([.Q75:.V75])"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Hoja2.V64]" office:value-type="float" office:value="3434" calcext:value-type="float">
            <text:p>3434</text:p>
          </table:table-cell>
          <table:table-cell table:style-name="ce130" table:formula="of:=[Hoja2.P64]" office:value-type="float" office:value="1825" calcext:value-type="float">
            <text:p>1825</text:p>
          </table:table-cell>
          <table:table-cell table:style-name="ce130" table:formula="of:=[Hoja2.K64]" office:value-type="float" office:value="516" calcext:value-type="float">
            <text:p>516</text:p>
          </table:table-cell>
          <table:table-cell table:style-name="ce130" table:formula="of:=[Hoja2.I64]" office:value-type="float" office:value="263" calcext:value-type="float">
            <text:p>263</text:p>
          </table:table-cell>
          <table:table-cell table:style-name="ce130" table:formula="of:=[Hoja2.T64]" office:value-type="float" office:value="155" calcext:value-type="float">
            <text:p>155</text:p>
          </table:table-cell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Hoja2.V97]" office:value-type="float" office:value="385.48964874978" calcext:value-type="float">
            <text:p>385</text:p>
          </table:table-cell>
          <table:table-cell table:style-name="ce130" table:formula="of:=[Hoja2.P97]" office:value-type="float" office:value="1581.10642795569" calcext:value-type="float">
            <text:p>1581</text:p>
          </table:table-cell>
          <table:table-cell table:style-name="ce130" table:formula="of:=[Hoja2.I97]" office:value-type="float" office:value="687.423547000951" calcext:value-type="float">
            <text:p>687</text:p>
          </table:table-cell>
          <table:table-cell table:style-name="ce130" table:formula="of:=[Hoja2.U97]" office:value-type="float" office:value="565.879024241034" calcext:value-type="float">
            <text:p>566</text:p>
          </table:table-cell>
          <table:table-cell table:style-name="ce130" table:formula="of:=[Hoja2.K97]" office:value-type="float" office:value="363.017009035324" calcext:value-type="float">
            <text:p>363</text:p>
          </table:table-cell>
          <table:table-cell/>
          <table:table-cell table:style-name="ce82" office:value-type="date" office:date-value="2020-03-25" calcext:value-type="date">
            <text:p>25/03</text:p>
          </table:table-cell>
          <table:table-cell table:style-name="ce130" table:formula="of:=[Hoja2.P64]" office:value-type="float" office:value="1825" calcext:value-type="float">
            <text:p>1825</text:p>
          </table:table-cell>
          <table:table-cell table:style-name="ce130" table:formula="of:=[Hoja2.K64]" office:value-type="float" office:value="516" calcext:value-type="float">
            <text:p>516</text:p>
          </table:table-cell>
          <table:table-cell table:style-name="ce130" table:formula="of:=[Hoja2.I64]" office:value-type="float" office:value="263" calcext:value-type="float">
            <text:p>263</text:p>
          </table:table-cell>
          <table:table-cell table:style-name="ce130" table:formula="of:=[Hoja2.J64]" office:value-type="float" office:value="165" calcext:value-type="float">
            <text:p>165</text:p>
          </table:table-cell>
          <table:table-cell table:style-name="ce130" table:formula="of:=[Hoja2.T64]" office:value-type="float" office:value="155" calcext:value-type="float">
            <text:p>155</text:p>
          </table:table-cell>
          <table:table-cell table:style-name="ce130" table:formula="of:=[Hoja2.M64]" office:value-type="float" office:value="143" calcext:value-type="float">
            <text:p>143</text:p>
          </table:table-cell>
          <table:table-cell table:style-name="ce130" table:formula="of:=[.C76]-SUM([.Q76:.V76])" office:value-type="float" office:value="367" calcext:value-type="float">
            <text:p>367</text:p>
          </table:table-cell>
          <table:table-cell table:number-columns-repeated="5"/>
        </table:table-row>
        <table:table-row table:style-name="ro1"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Hoja2.V65]" office:value-type="float" office:value="4089" calcext:value-type="float">
            <text:p>4089</text:p>
          </table:table-cell>
          <table:table-cell table:style-name="ce130" table:formula="of:=[Hoja2.P65]" office:value-type="float" office:value="2090" calcext:value-type="float">
            <text:p>2090</text:p>
          </table:table-cell>
          <table:table-cell table:style-name="ce130" table:formula="of:=[Hoja2.K65]" office:value-type="float" office:value="672" calcext:value-type="float">
            <text:p>672</text:p>
          </table:table-cell>
          <table:table-cell table:style-name="ce130" table:formula="of:=[Hoja2.I65]" office:value-type="float" office:value="316" calcext:value-type="float">
            <text:p>316</text:p>
          </table:table-cell>
          <table:table-cell table:style-name="ce130" table:formula="of:=[Hoja2.T65]" office:value-type="float" office:value="180" calcext:value-type="float">
            <text:p>180</text:p>
          </table:table-cell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Hoja2.V98]" office:value-type="float" office:value="459.017814134493" calcext:value-type="float">
            <text:p>459</text:p>
          </table:table-cell>
          <table:table-cell table:style-name="ce130" table:formula="of:=[Hoja2.P98]" office:value-type="float" office:value="1810.69174489173" calcext:value-type="float">
            <text:p>1811</text:p>
          </table:table-cell>
          <table:table-cell table:style-name="ce130" table:formula="of:=[Hoja2.I98]" office:value-type="float" office:value="825.953767499242" calcext:value-type="float">
            <text:p>826</text:p>
          </table:table-cell>
          <table:table-cell table:style-name="ce130" table:formula="of:=[Hoja2.U98]" office:value-type="float" office:value="657.643190334175" calcext:value-type="float">
            <text:p>658</text:p>
          </table:table-cell>
          <table:table-cell table:style-name="ce130" table:formula="of:=[Hoja2.K98]" office:value-type="float" office:value="472.76633734833" calcext:value-type="float">
            <text:p>473</text:p>
          </table:table-cell>
          <table:table-cell/>
          <table:table-cell table:style-name="ce82" office:value-type="date" office:date-value="2020-03-26" calcext:value-type="date">
            <text:p>26/03</text:p>
          </table:table-cell>
          <table:table-cell table:style-name="ce130" table:formula="of:=[Hoja2.P65]" office:value-type="float" office:value="2090" calcext:value-type="float">
            <text:p>2090</text:p>
          </table:table-cell>
          <table:table-cell table:style-name="ce130" table:formula="of:=[Hoja2.K65]" office:value-type="float" office:value="672" calcext:value-type="float">
            <text:p>672</text:p>
          </table:table-cell>
          <table:table-cell table:style-name="ce130" table:formula="of:=[Hoja2.I65]" office:value-type="float" office:value="316" calcext:value-type="float">
            <text:p>316</text:p>
          </table:table-cell>
          <table:table-cell table:style-name="ce130" table:formula="of:=[Hoja2.J65]" office:value-type="float" office:value="206" calcext:value-type="float">
            <text:p>206</text:p>
          </table:table-cell>
          <table:table-cell table:style-name="ce130" table:formula="of:=[Hoja2.T65]" office:value-type="float" office:value="180" calcext:value-type="float">
            <text:p>180</text:p>
          </table:table-cell>
          <table:table-cell table:style-name="ce130" table:formula="of:=[Hoja2.M65]" office:value-type="float" office:value="167" calcext:value-type="float">
            <text:p>167</text:p>
          </table:table-cell>
          <table:table-cell table:style-name="ce130" table:formula="of:=[.C77]-SUM([.Q77:.V77])"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/>
          <table:table-cell table:style-name="ce82" office:value-type="date" office:date-value="2020-03-27" calcext:value-type="date">
            <text:p>27/03</text:p>
          </table:table-cell>
          <table:table-cell table:style-name="ce130" table:formula="of:=[Hoja2.V66]" office:value-type="float" office:value="4858" calcext:value-type="float">
            <text:p>4858</text:p>
          </table:table-cell>
          <table:table-cell table:style-name="ce130" table:formula="of:=[Hoja2.P66]" office:value-type="float" office:value="2412" calcext:value-type="float">
            <text:p>2412</text:p>
          </table:table-cell>
          <table:table-cell table:style-name="ce130" table:formula="of:=[Hoja2.K66]" office:value-type="float" office:value="880" calcext:value-type="float">
            <text:p>880</text:p>
          </table:table-cell>
          <table:table-cell table:style-name="ce130" table:formula="of:=[Hoja2.I66]" office:value-type="float" office:value="367" calcext:value-type="float">
            <text:p>367</text:p>
          </table:table-cell>
          <table:table-cell table:style-name="ce130" table:formula="of:=[Hoja2.T66]" office:value-type="float" office:value="207" calcext:value-type="float">
            <text:p>207</text:p>
          </table:table-cell>
          <table:table-cell/>
          <table:table-cell table:style-name="ce82" office:value-type="date" office:date-value="2020-03-27" calcext:value-type="date">
            <text:p>27/03</text:p>
          </table:table-cell>
          <table:table-cell table:style-name="ce130" table:formula="of:=[Hoja2.V99]" office:value-type="float" office:value="545.343247998378" calcext:value-type="float">
            <text:p>545</text:p>
          </table:table-cell>
          <table:table-cell table:style-name="ce130" table:formula="of:=[Hoja2.P99]" office:value-type="float" office:value="2089.65956396117" calcext:value-type="float">
            <text:p>2090</text:p>
          </table:table-cell>
          <table:table-cell table:style-name="ce130" table:formula="of:=[Hoja2.I99]" office:value-type="float" office:value="959.256432507031" calcext:value-type="float">
            <text:p>959</text:p>
          </table:table-cell>
          <table:table-cell table:style-name="ce130" table:formula="of:=[Hoja2.U99]" office:value-type="float" office:value="841.171522520456" calcext:value-type="float">
            <text:p>841</text:p>
          </table:table-cell>
          <table:table-cell table:style-name="ce130" table:formula="of:=[Hoja2.K99]" office:value-type="float" office:value="619.098775099003" calcext:value-type="float">
            <text:p>619</text:p>
          </table:table-cell>
          <table:table-cell/>
          <table:table-cell table:style-name="ce82" office:value-type="date" office:date-value="2020-03-27" calcext:value-type="date">
            <text:p>27/03</text:p>
          </table:table-cell>
          <table:table-cell table:style-name="ce130" table:formula="of:=[Hoja2.P66]" office:value-type="float" office:value="2412" calcext:value-type="float">
            <text:p>2412</text:p>
          </table:table-cell>
          <table:table-cell table:style-name="ce130" table:formula="of:=[Hoja2.K66]" office:value-type="float" office:value="880" calcext:value-type="float">
            <text:p>880</text:p>
          </table:table-cell>
          <table:table-cell table:style-name="ce130" table:formula="of:=[Hoja2.I66]" office:value-type="float" office:value="367" calcext:value-type="float">
            <text:p>367</text:p>
          </table:table-cell>
          <table:table-cell table:style-name="ce130" table:formula="of:=[Hoja2.J66]" office:value-type="float" office:value="252" calcext:value-type="float">
            <text:p>252</text:p>
          </table:table-cell>
          <table:table-cell table:style-name="ce130" table:formula="of:=[Hoja2.T66]" office:value-type="float" office:value="207" calcext:value-type="float">
            <text:p>207</text:p>
          </table:table-cell>
          <table:table-cell table:style-name="ce130" table:formula="of:=[Hoja2.M66]" office:value-type="float" office:value="198" calcext:value-type="float">
            <text:p>198</text:p>
          </table:table-cell>
          <table:table-cell table:style-name="ce130" table:formula="of:=[.C78]-SUM([.Q78:.V78])"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/>
          <table:table-cell table:style-name="ce82"/>
          <table:table-cell table:number-columns-repeated="6"/>
          <table:table-cell table:style-name="ce82"/>
          <table:table-cell table:style-name="ce166" table:number-columns-repeated="4"/>
          <table:table-cell table:style-name="ce54"/>
          <table:table-cell table:number-columns-repeated="6"/>
          <table:table-cell table:style-name="ce8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171"/>
          <table:table-cell table:number-columns-repeated="9"/>
          <table:table-cell table:style-name="ce8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149"/>
          <table:table-cell table:number-columns-repeated="9"/>
          <table:table-cell table:style-name="ce82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8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4"/>
          <table:table-cell table:style-name="ce82"/>
          <table:table-cell table:number-columns-repeated="2"/>
          <table:table-cell table:style-name="ce82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82"/>
          <table:table-cell table:number-columns-repeated="2"/>
          <table:table-cell table:style-name="ce130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4"/>
          <table:table-cell table:style-name="ce82"/>
          <table:table-cell table:number-columns-repeated="2"/>
          <table:table-cell table:style-name="ce166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4"/>
          <table:table-cell table:style-name="ce82"/>
          <table:table-cell table:number-columns-repeated="2"/>
          <table:table-cell table:style-name="ce130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7"/>
          <table:table-cell table:style-name="ce130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22"/>
        </table:table-row>
        <table:table-row table:style-name="ro1" table:number-rows-repeated="104847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Gráficas" table:style-name="ta1">
        <office:forms form:automatic-focus="false" form:apply-design-mode="false"/>
        <table:shapes>
          <draw:frame draw:z-index="0" draw:style-name="gr2" draw:text-style-name="P1" svg:width="15cm" svg:height="12cm" svg:x="0.671cm" svg:y="0.497cm">
            <draw:object draw:notify-on-update-of-ranges="Hoja1.B8:Hoja1.B8 Hoja1.B9:Hoja1.B45 Hoja1.C8:Hoja1.C8 Hoja1.C9:Hoja1.C45 Hoja1.D8:Hoja1.D8 Hoja1.D9:Hoja1.D45 Hoja1.E8:Hoja1.E8 Hoja1.E9:Hoja1.E45 Hoja1.F8:Hoja1.F8 Hoja1.F9:Hoja1.F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2cm" svg:x="17.488cm" svg:y="0.496cm">
            <draw:object draw:notify-on-update-of-ranges="Hoja1.H8:Hoja1.H8 Hoja1.H9:Hoja1.H45 Hoja1.I8:Hoja1.I8 Hoja1.I9:Hoja1.I45 Hoja1.J8:Hoja1.J8 Hoja1.J9:Hoja1.J45 Hoja1.K8:Hoja1.K8 Hoja1.K9:Hoja1.K45 Hoja1.L8:Hoja1.L8 Hoja1.L9:Hoja1.L4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2cm" svg:x="0.497cm" svg:y="13.013cm">
            <draw:object draw:notify-on-update-of-ranges="Hoja3.B8:Hoja3.B8 Hoja3.B9:Hoja3.B45 Hoja3.C8:Hoja3.C8 Hoja3.C9:Hoja3.C45 Hoja3.D8:Hoja3.D8 Hoja3.D9:Hoja3.D45 Hoja3.E8:Hoja3.E8 Hoja3.E9:Hoja3.E45 Hoja3.F8:Hoja3.F8 Hoja3.F9:Hoja3.F4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2cm" svg:x="17.636cm" svg:y="13.183cm">
            <draw:object draw:notify-on-update-of-ranges="Hoja3.I8:Hoja3.I8 Hoja3.I9:Hoja3.I45 Hoja3.J8:Hoja3.J8 Hoja3.J9:Hoja3.J45 Hoja3.K8:Hoja3.K8 Hoja3.K9:Hoja3.K45 Hoja3.L8:Hoja3.L8 Hoja3.L9:Hoja3.L45 Hoja3.M8:Hoja3.M8 Hoja3.M9:Hoja3.M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2cm" svg:x="0.464cm" svg:y="25.69cm">
            <draw:object draw:notify-on-update-of-ranges="Hoja3.U8:Hoja3.U8 Hoja3.U9:Hoja3.U45 Hoja3.V8:Hoja3.V8 Hoja3.V9:Hoja3.V45 Hoja3.W8:Hoja3.W8 Hoja3.W9:Hoja3.W45 Hoja3.X8:Hoja3.X8 Hoja3.X9:Hoja3.X45 Hoja3.Y8:Hoja3.Y8 Hoja3.Y9:Hoja3.Y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22cm" svg:x="34.679cm" svg:y="38.952cm">
            <draw:object draw:notify-on-update-of-ranges="Hoja3.AA9:Hoja3.AA29 Hoja3.AB9:Hoja3.AB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2cm" svg:x="0.681cm" svg:y="38.169cm">
            <draw:object draw:notify-on-update-of-ranges="Hoja3.I8:Hoja3.I8 Hoja3.I9:Hoja3.I45 Hoja3.J8:Hoja3.J8 Hoja3.J9:Hoja3.J45 Hoja3.K8:Hoja3.K8 Hoja3.K9:Hoja3.K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2cm" svg:x="34.592cm" svg:y="0.658cm">
            <draw:object draw:notify-on-update-of-ranges="Hoja3.B52:Hoja3.B78 Hoja3.C51:Hoja3.C51 Hoja3.C52:Hoja3.C78 Hoja3.D51:Hoja3.D51 Hoja3.D52:Hoja3.D78 Hoja3.E51:Hoja3.E51 Hoja3.E52:Hoja3.E78 Hoja3.F51:Hoja3.F51 Hoja3.F52:Hoja3.F78 Hoja3.G51:Hoja3.G51 Hoja3.G52:Hoja3.G7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2cm" svg:x="34.59cm" svg:y="13.497cm">
            <draw:object draw:notify-on-update-of-ranges="Hoja3.I51:Hoja3.I51 Hoja3.I52:Hoja3.I78 Hoja3.J51:Hoja3.J51 Hoja3.J52:Hoja3.J78 Hoja3.K51:Hoja3.K51 Hoja3.K52:Hoja3.K78 Hoja3.L51:Hoja3.L51 Hoja3.L52:Hoja3.L78 Hoja3.M51:Hoja3.M51 Hoja3.M52:Hoja3.M78 Hoja3.N51:Hoja3.N51 Hoja3.N52:Hoja3.N7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style-name="gr2" draw:text-style-name="P1" svg:width="15cm" svg:height="12cm" svg:x="17.614cm" svg:y="25.775cm">
            <draw:object draw:notify-on-update-of-ranges="Hoja3.O8:Hoja3.O8 Hoja3.O9:Hoja3.O45 Hoja3.P8:Hoja3.P8 Hoja3.P9:Hoja3.P45 Hoja3.Q8:Hoja3.Q8 Hoja3.Q9:Hoja3.Q45 Hoja3.R8:Hoja3.R8 Hoja3.R9:Hoja3.R45 Hoja3.S8:Hoja3.S8 Hoja3.S9:Hoja3.S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2" draw:text-style-name="P1" svg:width="18cm" svg:height="12cm" svg:x="34.445cm" svg:y="26.123cm">
            <draw:object draw:notify-on-update-of-ranges="Hoja3.P51:Hoja3.P51 Hoja3.P52:Hoja3.P78 Hoja3.Q51:Hoja3.Q51 Hoja3.Q52:Hoja3.Q78 Hoja3.R51:Hoja3.R51 Hoja3.R52:Hoja3.R78 Hoja3.S51:Hoja3.S51 Hoja3.S52:Hoja3.S78 Hoja3.T51:Hoja3.T51 Hoja3.T52:Hoja3.T78 Hoja3.U51:Hoja3.U51 Hoja3.U52:Hoja3.U78 Hoja3.V51:Hoja3.V51 Hoja3.V52:Hoja3.V78 Hoja3.W51:Hoja3.W51 Hoja3.W52:Hoja3.W7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3" table:default-cell-style-name="Default"/>
        <table:table-column table:style-name="co3" table:number-columns-repeated="19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166"/>
        </table:table-row>
      </table:table>
      <table:table table:name="CCAA MT" table:style-name="ta1">
        <office:forms form:automatic-focus="false" form:apply-design-mode="false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ce41"/>
        <table:table-column table:style-name="co3" table:default-cell-style-name="Default"/>
        <table:table-column table:style-name="co24" table:number-columns-repeated="22" table:default-cell-style-name="Default"/>
        <table:table-column table:style-name="co25" table:default-cell-style-name="ce77"/>
        <table:table-column table:style-name="co3" table:default-cell-style-name="Default"/>
        <table:table-row table:style-name="ro1">
          <table:table-cell/>
          <table:table-cell table:style-name="ce80" office:value-type="string" calcext:value-type="string">
            <text:p>Datos Ministerio de Sanidad (Todo)</text:p>
          </table:table-cell>
          <table:table-cell/>
          <table:table-cell table:style-name="ce40"/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2"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1-15" calcext:value-type="date">
            <text:p>15/01</text:p>
          </table:table-cell>
          <table:table-cell table:style-name="ce42" office:value-type="float" office:value="1" calcext:value-type="float">
            <text:p>1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4]=[.Y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6]=[.Y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]=[.Y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8]=[.Y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]=[.Y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1-17" calcext:value-type="date">
            <text:p>17/01</text:p>
          </table:table-cell>
          <table:table-cell table:style-name="ce42" office:value-type="float" office:value="3" calcext:value-type="float">
            <text:p>3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0]=[.Y1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1]=[.Y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2]=[.Y1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1" office:value-type="date" office:date-value="2020-01-18" calcext:value-type="date">
            <text:p>18/01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3]=[.Y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]=[.Y1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5]=[.Y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1-19" calcext:value-type="date">
            <text:p>19/01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6]=[.Y1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7]=[.Y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8]=[.Y1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1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9]=[.Y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0]=[.Y2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21]=[.Y2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74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2]=[.Y2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3]=[.Y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24]=[.Y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1-22" calcext:value-type="date">
            <text:p>22/01</text:p>
          </table:table-cell>
          <table:table-cell table:style-name="ce42" office:value-type="float" office:value="6" calcext:value-type="float">
            <text:p>6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25]=[.Y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27]=[.Y2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1" office:value-type="date" office:date-value="2020-01-23" calcext:value-type="date">
            <text:p>23/01</text:p>
          </table:table-cell>
          <table:table-cell table:style-name="ce42" office:value-type="float" office:value="7" calcext:value-type="float">
            <text:p>7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28]=[.Y2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9]=[.Y2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30]=[.Y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74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2]=[.Y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3]=[.Y3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1" office:value-type="date" office:date-value="2020-01-25" calcext:value-type="date">
            <text:p>25/01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34]=[.Y3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5]=[.Y3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36]=[.Y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74" office:value-type="date" office:date-value="2020-01-26" calcext:value-type="date">
            <text:p>26/01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7]=[.Y3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8]=[.Y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1" office:value-type="date" office:date-value="2020-01-27" calcext:value-type="date">
            <text:p>27/01</text:p>
          </table:table-cell>
          <table:table-cell table:style-name="ce42" office:value-type="float" office:value="9" calcext:value-type="float">
            <text:p>9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40]=[.Y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1]=[.Y4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42]=[.Y4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1-28" calcext:value-type="date">
            <text:p>28/01</text:p>
          </table:table-cell>
          <table:table-cell table:style-name="ce42" office:value-type="float" office:value="10" calcext:value-type="float">
            <text:p>10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43]=[.Y4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45]=[.Y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74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6]=[.Y4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48]=[.Y4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1" office:value-type="date" office:date-value="2020-01-30" calcext:value-type="date">
            <text:p>30/01</text:p>
          </table:table-cell>
          <table:table-cell table:style-name="ce42" office:value-type="float" office:value="12" calcext:value-type="float">
            <text:p>12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49]=[.Y4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0]=[.Y5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51]=[.Y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1-31" calcext:value-type="date">
            <text:p>31/01</text:p>
          </table:table-cell>
          <table:table-cell table:style-name="ce42" office:value-type="float" office:value="13" calcext:value-type="float">
            <text:p>13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52]=[.Y5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3]=[.Y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54]=[.Y5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1" office:value-type="date" office:date-value="2020-02-01" calcext:value-type="date">
            <text:p>01/02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55]=[.Y5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6]=[.Y5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57]=[.Y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2-02" calcext:value-type="date">
            <text:p>02/02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58]=[.Y5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9]=[.Y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60]=[.Y6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2-03" calcext:value-type="date">
            <text:p>03/02</text:p>
          </table:table-cell>
          <table:table-cell table:style-name="ce49" office:value-type="float" office:value="14" calcext:value-type="float">
            <text:p>14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61]=[.Y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2:.X62])" office:value-type="float" office:value="1" calcext:value-type="float">
            <text:p>1</text:p>
          </table:table-cell>
          <table:table-cell table:style-name="ce84" table:formula="of:=IF([.AA62]=[.Y6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63]=[.Y6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2-04" calcext:value-type="date">
            <text:p>04/02</text:p>
          </table:table-cell>
          <table:table-cell table:style-name="ce42" office:value-type="float" office:value="15" calcext:value-type="float">
            <text:p>15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64]=[.Y6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5:.X65])" office:value-type="float" office:value="1" calcext:value-type="float">
            <text:p>1</text:p>
          </table:table-cell>
          <table:table-cell table:style-name="ce84" table:formula="of:=IF([.AA65]=[.Y6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66]=[.Y6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2-05" calcext:value-type="date">
            <text:p>05/02</text:p>
          </table:table-cell>
          <table:table-cell table:style-name="ce42" office:value-type="float" office:value="16" calcext:value-type="float">
            <text:p>16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67]=[.Y6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8:.X68])" office:value-type="float" office:value="1" calcext:value-type="float">
            <text:p>1</text:p>
          </table:table-cell>
          <table:table-cell table:style-name="ce84" table:formula="of:=IF([.AA68]=[.Y6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69]=[.Y6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0]=[.Y7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1:.X71])" office:value-type="float" office:value="1" calcext:value-type="float">
            <text:p>1</text:p>
          </table:table-cell>
          <table:table-cell table:style-name="ce84" table:formula="of:=IF([.AA71]=[.Y7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2]=[.Y7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2-07" calcext:value-type="date">
            <text:p>07/02</text:p>
          </table:table-cell>
          <table:table-cell table:style-name="ce42" office:value-type="float" office:value="18" calcext:value-type="float">
            <text:p>18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73]=[.Y7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4:.X74])" office:value-type="float" office:value="1" calcext:value-type="float">
            <text:p>1</text:p>
          </table:table-cell>
          <table:table-cell table:style-name="ce84" table:formula="of:=IF([.AA74]=[.Y7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75]=[.Y7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6]=[.Y7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7:.X77])" office:value-type="float" office:value="1" calcext:value-type="float">
            <text:p>1</text:p>
          </table:table-cell>
          <table:table-cell table:style-name="ce84" table:formula="of:=IF([.AA77]=[.Y7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8]=[.Y7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2-09" calcext:value-type="date">
            <text:p>09/02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79]=[.Y7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80:.X80])" office:value-type="float" office:value="1" calcext:value-type="float">
            <text:p>1</text:p>
          </table:table-cell>
          <table:table-cell table:style-name="ce84" table:formula="of:=IF([.AA80]=[.Y8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81]=[.Y8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1" office:value-type="date" office:date-value="2020-02-10" calcext:value-type="date">
            <text:p>10/02</text:p>
          </table:table-cell>
          <table:table-cell table:style-name="ce42" office:value-type="float" office:value="19" calcext:value-type="float">
            <text:p>19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82]=[.Y8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3:.X83])" office:value-type="float" office:value="2" calcext:value-type="float">
            <text:p>2</text:p>
          </table:table-cell>
          <table:table-cell table:style-name="ce84" table:formula="of:=IF([.AA83]=[.Y8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84]=[.Y8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74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85]=[.Y8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6:.X86])" office:value-type="float" office:value="2" calcext:value-type="float">
            <text:p>2</text:p>
          </table:table-cell>
          <table:table-cell table:style-name="ce84" table:formula="of:=IF([.AA86]=[.Y8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87]=[.Y8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2-12" calcext:value-type="date">
            <text:p>12/02</text:p>
          </table:table-cell>
          <table:table-cell table:style-name="ce42" office:value-type="float" office:value="21" calcext:value-type="float">
            <text:p>21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88]=[.Y8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9:.X89])" office:value-type="float" office:value="2" calcext:value-type="float">
            <text:p>2</text:p>
          </table:table-cell>
          <table:table-cell table:style-name="ce84" table:formula="of:=IF([.AA89]=[.Y8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90]=[.Y9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1" office:value-type="date" office:date-value="2020-02-13" calcext:value-type="date">
            <text:p>13/02</text:p>
          </table:table-cell>
          <table:table-cell table:style-name="ce42" office:value-type="float" office:value="22" calcext:value-type="float">
            <text:p>22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91]=[.Y9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2:.X92])" office:value-type="float" office:value="2" calcext:value-type="float">
            <text:p>2</text:p>
          </table:table-cell>
          <table:table-cell table:style-name="ce84" table:formula="of:=IF([.AA92]=[.Y9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93]=[.Y9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74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94]=[.Y9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5:.X95])" office:value-type="float" office:value="2" calcext:value-type="float">
            <text:p>2</text:p>
          </table:table-cell>
          <table:table-cell table:style-name="ce84" table:formula="of:=IF([.AA95]=[.Y9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6]=[.Y9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1" office:value-type="date" office:date-value="2020-02-15" calcext:value-type="date">
            <text:p>15/02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97]=[.Y9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8:.X98])" office:value-type="float" office:value="2" calcext:value-type="float">
            <text:p>2</text:p>
          </table:table-cell>
          <table:table-cell table:style-name="ce84" table:formula="of:=IF([.AA98]=[.Y9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99]=[.Y9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74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0]=[.Y10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1:.X101])" office:value-type="float" office:value="2" calcext:value-type="float">
            <text:p>2</text:p>
          </table:table-cell>
          <table:table-cell table:style-name="ce84" table:formula="of:=IF([.AA101]=[.Y10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02]=[.Y10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1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03]=[.Y10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4:.X104])" office:value-type="float" office:value="2" calcext:value-type="float">
            <text:p>2</text:p>
          </table:table-cell>
          <table:table-cell table:style-name="ce84" table:formula="of:=IF([.AA104]=[.Y10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05]=[.Y10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2-18" calcext:value-type="date">
            <text:p>18/02</text:p>
          </table:table-cell>
          <table:table-cell table:style-name="ce42" office:value-type="float" office:value="25" calcext:value-type="float">
            <text:p>25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06]=[.Y10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7:.X107])" office:value-type="float" office:value="2" calcext:value-type="float">
            <text:p>2</text:p>
          </table:table-cell>
          <table:table-cell table:style-name="ce84" table:formula="of:=IF([.AA107]=[.Y10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08]=[.Y10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74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9]=[.Y10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0:.X110])" office:value-type="float" office:value="2" calcext:value-type="float">
            <text:p>2</text:p>
          </table:table-cell>
          <table:table-cell table:style-name="ce84" table:formula="of:=IF([.AA110]=[.Y11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11]=[.Y11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1" office:value-type="date" office:date-value="2020-02-20" calcext:value-type="date">
            <text:p>20/02</text:p>
          </table:table-cell>
          <table:table-cell table:style-name="ce42" office:value-type="float" office:value="27" calcext:value-type="float">
            <text:p>27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12]=[.Y11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3:.X113])" office:value-type="float" office:value="2" calcext:value-type="float">
            <text:p>2</text:p>
          </table:table-cell>
          <table:table-cell table:style-name="ce84" table:formula="of:=IF([.AA113]=[.Y1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14]=[.Y11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2-21" calcext:value-type="date">
            <text:p>21/02</text:p>
          </table:table-cell>
          <table:table-cell table:style-name="ce42" office:value-type="float" office:value="28" calcext:value-type="float">
            <text:p>28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15]=[.Y11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6:.X116])" office:value-type="float" office:value="2" calcext:value-type="float">
            <text:p>2</text:p>
          </table:table-cell>
          <table:table-cell table:style-name="ce84" table:formula="of:=IF([.AA116]=[.Y1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17]=[.Y11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1" office:value-type="date" office:date-value="2020-02-22" calcext:value-type="date">
            <text:p>22/02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18]=[.Y11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9:.X119])" office:value-type="float" office:value="2" calcext:value-type="float">
            <text:p>2</text:p>
          </table:table-cell>
          <table:table-cell table:style-name="ce84" table:formula="of:=IF([.AA119]=[.Y1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20]=[.Y12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2-23" calcext:value-type="date">
            <text:p>23/02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21]=[.Y12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2:.X122])" office:value-type="float" office:value="2" calcext:value-type="float">
            <text:p>2</text:p>
          </table:table-cell>
          <table:table-cell table:style-name="ce84" table:formula="of:=IF([.AA122]=[.Y1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23]=[.Y12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24]=[.Y12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5:.X125])" office:value-type="float" office:value="2" calcext:value-type="float">
            <text:p>2</text:p>
          </table:table-cell>
          <table:table-cell table:style-name="ce84" table:formula="of:=IF([.AA125]=[.Y1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26]=[.Y1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2-25" calcext:value-type="date">
            <text:p>25/02</text:p>
          </table:table-cell>
          <table:table-cell table:style-name="ce42" office:value-type="float" office:value="30" calcext:value-type="float">
            <text:p>30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27]=[.Y12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128:.X128])" office:value-type="float" office:value="3" calcext:value-type="float">
            <text:p>3</text:p>
          </table:table-cell>
          <table:table-cell table:style-name="ce84" table:formula="of:=IF([.AA128]=[.Y12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29]=[.Y1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2-26" calcext:value-type="date">
            <text:p>26/02</text:p>
          </table:table-cell>
          <table:table-cell table:style-name="ce42" office:value-type="float" office:value="31" calcext:value-type="float">
            <text:p>31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30]=[.Y13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131:.X131])" office:value-type="float" office:value="10" calcext:value-type="float">
            <text:p>10</text:p>
          </table:table-cell>
          <table:table-cell table:style-name="ce84" table:formula="of:=IF([.AA131]=[.Y13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32]=[.Y13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3]=[.Y13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134:.X134])" office:value-type="float" office:value="16" calcext:value-type="float">
            <text:p>16</text:p>
          </table:table-cell>
          <table:table-cell table:style-name="ce84" table:formula="of:=IF([.AA134]=[.Y13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35]=[.Y13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2-28" calcext:value-type="date">
            <text:p>28/02</text:p>
          </table:table-cell>
          <table:table-cell table:style-name="ce42" office:value-type="float" office:value="33" calcext:value-type="float">
            <text:p>33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36]=[.Y13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137:.X137])" office:value-type="float" office:value="32" calcext:value-type="float">
            <text:p>32</text:p>
          </table:table-cell>
          <table:table-cell table:style-name="ce84" table:formula="of:=IF([.AA137]=[.Y13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38]=[.Y13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9]=[.Y13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0]=[.Y1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41]=[.Y1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3-01" calcext:value-type="date">
            <text:p>01/03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42]=[.Y14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3]=[.Y1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44]=[.Y14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1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45]=[.Y14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SUM([.F146:.X146])" office:value-type="float" office:value="114" calcext:value-type="float">
            <text:p>114</text:p>
          </table:table-cell>
          <table:table-cell table:style-name="ce84" table:formula="of:=IF([.AA146]=[.Y14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47]=[.Y1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3-03" calcext:value-type="date">
            <text:p>03/03</text:p>
          </table:table-cell>
          <table:table-cell table:style-name="ce42" office:value-type="float" office:value="35" calcext:value-type="float">
            <text:p>35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48]=[.Y14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149:.X149])" office:value-type="float" office:value="150" calcext:value-type="float">
            <text:p>150</text:p>
          </table:table-cell>
          <table:table-cell table:style-name="ce84" table:formula="of:=IF([.AA149]=[.Y14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50]=[.Y1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74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151:.X151])" office:value-type="float" office:value="1" calcext:value-type="float">
            <text:p>1</text:p>
          </table:table-cell>
          <table:table-cell table:style-name="ce84" table:formula="of:=IF([.AA151]=[.Y15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152:.X152])" office:value-type="float" office:value="198" calcext:value-type="float">
            <text:p>198</text:p>
          </table:table-cell>
          <table:table-cell table:style-name="ce84" table:formula="of:=IF([.AA152]=[.Y15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SUM([.F153:.X153])" office:value-type="float" office:value="7" calcext:value-type="float">
            <text:p>7</text:p>
          </table:table-cell>
          <table:table-cell table:style-name="ce84" table:formula="of:=IF([.AA153]=[.Y15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1" office:value-type="date" office:date-value="2020-03-05" calcext:value-type="date">
            <text:p>05/03</text:p>
          </table:table-cell>
          <table:table-cell table:style-name="ce42" office:value-type="float" office:value="37" calcext:value-type="float">
            <text:p>37</text:p>
          </table:table-cell>
          <table:table-cell table:style-name="ce173" office:value-type="string" calcext:value-type="string">
            <text:p>Muertes</text:p>
          </table:table-cell>
          <table:table-cell table:number-columns-repeated="10"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37"/>
          <table:table-cell table:style-name="ce173" table:formula="of:=SUM([.F154:.X154])" office:value-type="float" office:value="3" calcext:value-type="float">
            <text:p>3</text:p>
          </table:table-cell>
          <table:table-cell table:style-name="ce84" table:formula="of:=IF([.AA154]=[.Y15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155:.X155])" office:value-type="float" office:value="237" calcext:value-type="float">
            <text:p>237</text:p>
          </table:table-cell>
          <table:table-cell table:style-name="ce84" table:formula="of:=IF([.AA155]=[.Y15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3" table:style-name="ce118" office:value-type="float" office:value="0" calcext:value-type="float">
            <text:p>0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number-columns-repeated="5"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9" calcext:value-type="float">
            <text:p>9</text:p>
          </table:table-cell>
          <table:table-cell table:style-name="ce37"/>
          <table:table-cell table:style-name="ce118" table:formula="of:=SUM([.F156:.X156])" office:value-type="float" office:value="9" calcext:value-type="float">
            <text:p>9</text:p>
          </table:table-cell>
          <table:table-cell table:style-name="ce84" table:formula="of:=IF([.AA156]=[.Y15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74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F157:.X157])" office:value-type="float" office:value="5" calcext:value-type="float">
            <text:p>5</text:p>
          </table:table-cell>
          <table:table-cell table:style-name="ce84" table:formula="of:=IF([.AA157]=[.Y15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158:.X158])" office:value-type="float" office:value="365" calcext:value-type="float">
            <text:p>365</text:p>
          </table:table-cell>
          <table:table-cell table:style-name="ce84" table:formula="of:=IF([.AA158]=[.Y15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F159:.X159])" office:value-type="float" office:value="11" calcext:value-type="float">
            <text:p>11</text:p>
          </table:table-cell>
          <table:table-cell table:style-name="ce84" table:formula="of:=IF([.AA159]=[.Y15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1" office:value-type="date" office:date-value="2020-03-07" calcext:value-type="date">
            <text:p>07/03</text:p>
          </table:table-cell>
          <table:table-cell table:style-name="ce42"/>
          <table:table-cell table:style-name="ce173" office:value-type="string" calcext:value-type="string">
            <text:p>Muertes</text:p>
          </table:table-cell>
          <table:table-cell table:style-name="ce173" table:number-columns-repeated="20"/>
          <table:table-cell table:style-name="ce37"/>
          <table:table-cell table:style-name="ce173"/>
          <table:table-cell table:style-name="ce84" table:formula="of:=IF([.AA160]=[.Y16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1]=[.Y1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62]=[.Y16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74" office:value-type="date" office:date-value="2020-03-08" calcext:value-type="date">
            <text:p>08/03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63]=[.Y16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4]=[.Y16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65]=[.Y16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1" office:value-type="date" office:date-value="2020-03-09" calcext:value-type="date">
            <text:p>09/03</text:p>
          </table:table-cell>
          <table:table-cell table:style-name="ce42" office:value-type="float" office:value="39" calcext:value-type="float">
            <text:p>39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6"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8" calcext:value-type="float">
            <text:p>8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6" calcext:value-type="float">
            <text:p>16</text:p>
          </table:table-cell>
          <table:table-cell table:style-name="ce37"/>
          <table:table-cell table:style-name="ce173" table:formula="of:=SUM([.F166:.X166])" office:value-type="float" office:value="16" calcext:value-type="float">
            <text:p>16</text:p>
          </table:table-cell>
          <table:table-cell table:style-name="ce84" table:formula="of:=IF([.AA166]=[.Y16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167:.X167])" office:value-type="float" office:value="999" calcext:value-type="float">
            <text:p>999</text:p>
          </table:table-cell>
          <table:table-cell table:style-name="ce84" table:formula="of:=IF([.AA167]=[.Y16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3"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53" calcext:value-type="float">
            <text:p>53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68" calcext:value-type="float">
            <text:p>68</text:p>
          </table:table-cell>
          <table:table-cell table:style-name="ce37"/>
          <table:table-cell table:style-name="ce118" table:formula="of:=SUM([.F168:.X168])" office:value-type="float" office:value="68" calcext:value-type="float">
            <text:p>68</text:p>
          </table:table-cell>
          <table:table-cell table:style-name="ce84" table:formula="of:=IF([.AA168]=[.Y16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74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169:.X169])" office:value-type="float" office:value="35" calcext:value-type="float">
            <text:p>35</text:p>
          </table:table-cell>
          <table:table-cell table:style-name="ce84" table:formula="of:=IF([.AA169]=[.Y16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170:.X170])" office:value-type="float" office:value="1622" calcext:value-type="float">
            <text:p>1622</text:p>
          </table:table-cell>
          <table:table-cell table:style-name="ce84" table:formula="of:=IF([.AA170]=[.Y17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F171:.X171])" office:value-type="float" office:value="100" calcext:value-type="float">
            <text:p>100</text:p>
          </table:table-cell>
          <table:table-cell table:style-name="ce84" table:formula="of:=IF([.AA171]=[.Y17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3-11" calcext:value-type="date">
            <text:p>11/03</text:p>
          </table:table-cell>
          <table:table-cell table:style-name="ce42" office:value-type="float" office:value="41" calcext:value-type="float">
            <text:p>41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4" calcext:value-type="float">
            <text:p>4</text:p>
          </table:table-cell>
          <table:table-cell table:number-columns-repeated="6" table:style-name="ce173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31" calcext:value-type="float">
            <text:p>31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47" calcext:value-type="float">
            <text:p>47</text:p>
          </table:table-cell>
          <table:table-cell table:style-name="ce37"/>
          <table:table-cell table:style-name="ce173" table:formula="of:=SUM([.F172:.X172])" office:value-type="float" office:value="47" calcext:value-type="float">
            <text:p>47</text:p>
          </table:table-cell>
          <table:table-cell table:style-name="ce84" table:formula="of:=IF([.AA172]=[.Y17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173:.X173])" office:value-type="float" office:value="2128" calcext:value-type="float">
            <text:p>2128</text:p>
          </table:table-cell>
          <table:table-cell table:style-name="ce84" table:formula="of:=IF([.AA173]=[.Y17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number-columns-repeated="2" table:style-name="ce118" office:value-type="float" office:value="3" calcext:value-type="float">
            <text:p>3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02" calcext:value-type="float">
            <text:p>102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42" calcext:value-type="float">
            <text:p>142</text:p>
          </table:table-cell>
          <table:table-cell table:style-name="ce37"/>
          <table:table-cell table:style-name="ce118" table:formula="of:=SUM([.F174:.X174])" office:value-type="float" office:value="142" calcext:value-type="float">
            <text:p>142</text:p>
          </table:table-cell>
          <table:table-cell table:style-name="ce84" table:formula="of:=IF([.AA174]=[.Y17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175:.X175])" office:value-type="float" office:value="84" calcext:value-type="float">
            <text:p>84</text:p>
          </table:table-cell>
          <table:table-cell table:style-name="ce84" table:formula="of:=IF([.AA175]=[.Y17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176:.X176])" office:value-type="float" office:value="2950" calcext:value-type="float">
            <text:p>2950</text:p>
          </table:table-cell>
          <table:table-cell table:style-name="ce84" table:formula="of:=IF([.AA176]=[.Y17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SUM([.F177:.X177])" office:value-type="float" office:value="190" calcext:value-type="float">
            <text:p>190</text:p>
          </table:table-cell>
          <table:table-cell table:style-name="ce84" table:formula="of:=IF([.AA177]=[.Y17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3-13" calcext:value-type="date">
            <text:p>13/03</text:p>
          </table:table-cell>
          <table:table-cell table:style-name="ce42" office:value-type="float" office:value="43" calcext:value-type="float">
            <text:p>43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7" calcext:value-type="float">
            <text:p>7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81" calcext:value-type="float">
            <text:p>81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14" calcext:value-type="float">
            <text:p>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20" calcext:value-type="float">
            <text:p>120</text:p>
          </table:table-cell>
          <table:table-cell table:style-name="ce37"/>
          <table:table-cell table:style-name="ce173" table:formula="of:=SUM([.F178:.X178])" office:value-type="float" office:value="118" calcext:value-type="float">
            <text:p>118</text:p>
          </table:table-cell>
          <table:table-cell table:style-name="ce84" table:formula="of:=IF([.AA178]=[.Y178];&quot;&quot;; &quot;NO COINCIDE&quot;)" office:value-type="string" office:string-value="NO COINCIDE" calcext:value-type="string">
            <text:p>NO COINCIDE</text:p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179:.X179])" office:value-type="float" office:value="4209" calcext:value-type="float">
            <text:p>4209</text:p>
          </table:table-cell>
          <table:table-cell table:style-name="ce84" table:formula="of:=IF([.AA179]=[.Y17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3" calcext:value-type="float">
            <text:p>3</text:p>
          </table:table-cell>
          <table:table-cell table:number-columns-repeated="3" table:style-name="ce118" office:value-type="float" office:value="2" calcext:value-type="float">
            <text:p>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80" calcext:value-type="float">
            <text:p>18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72" calcext:value-type="float">
            <text:p>272</text:p>
          </table:table-cell>
          <table:table-cell table:style-name="ce37"/>
          <table:table-cell table:style-name="ce118" table:formula="of:=SUM([.F180:.X180])" office:value-type="float" office:value="272" calcext:value-type="float">
            <text:p>272</text:p>
          </table:table-cell>
          <table:table-cell table:style-name="ce84" table:formula="of:=IF([.AA180]=[.Y18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181:.X181])" office:value-type="float" office:value="136" calcext:value-type="float">
            <text:p>136</text:p>
          </table:table-cell>
          <table:table-cell table:style-name="ce84" table:formula="of:=IF([.AA181]=[.Y18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182:.X182])" office:value-type="float" office:value="5753" calcext:value-type="float">
            <text:p>5753</text:p>
          </table:table-cell>
          <table:table-cell table:style-name="ce84" table:formula="of:=IF([.AA182]=[.Y18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table:number-columns-repeated="21"/>
          <table:table-cell table:formula="of:=SUM([.F183:.X183])" office:value-type="float" office:value="0" calcext:value-type="float">
            <text:p>0</text:p>
          </table:table-cell>
          <table:table-cell table:style-name="ce84" table:formula="of:=IF([.AA183]=[.Y18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3-15" calcext:value-type="date">
            <text:p>15/03</text:p>
          </table:table-cell>
          <table:table-cell table:style-name="ce42" office:value-type="float" office:value="45" calcext:value-type="float">
            <text:p>45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7" calcext:value-type="float">
            <text:p>7</text:p>
          </table:table-cell>
          <table:table-cell table:number-columns-repeated="3"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5" calcext:value-type="float">
            <text:p>5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table:style-name="ce173" office:value-type="float" office:value="213" calcext:value-type="float">
            <text:p>213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88" calcext:value-type="float">
            <text:p>288</text:p>
          </table:table-cell>
          <table:table-cell table:style-name="ce37"/>
          <table:table-cell table:style-name="ce173" table:formula="of:=SUM([.F184:.X184])" office:value-type="float" office:value="288" calcext:value-type="float">
            <text:p>288</text:p>
          </table:table-cell>
          <table:table-cell table:style-name="ce84" table:formula="of:=IF([.AA184]=[.Y18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185:.X185])" office:value-type="float" office:value="7753" calcext:value-type="float">
            <text:p>7753</text:p>
          </table:table-cell>
          <table:table-cell table:style-name="ce84" table:formula="of:=IF([.AA185]=[.Y18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table:number-columns-repeated="20"/>
          <table:table-cell table:style-name="ce37"/>
          <table:table-cell table:style-name="ce118"/>
          <table:table-cell table:style-name="ce84" table:formula="of:=IF([.AA186]=[.Y18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3-16" calcext:value-type="date">
            <text:p>16/03</text:p>
          </table:table-cell>
          <table:table-cell table:style-name="ce49" office:value-type="float" office:value="46" calcext:value-type="float">
            <text:p>46</text:p>
          </table:table-cell>
          <table:table-cell office:value-type="string" calcext:value-type="string">
            <text:p>Muert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SUM([.F187:.X187])" office:value-type="float" office:value="309" calcext:value-type="float">
            <text:p>309</text:p>
          </table:table-cell>
          <table:table-cell table:style-name="ce84" table:formula="of:=IF([.AA187]=[.Y18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554" calcext:value-type="float">
            <text:p>554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334" calcext:value-type="float">
            <text:p>334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  <table:table-cell office:value-type="float" office:value="4165" calcext:value-type="float">
            <text:p>416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74" calcext:value-type="float">
            <text:p>274</text:p>
          </table:table-cell>
          <table:table-cell office:value-type="float" office:value="630" calcext:value-type="float">
            <text:p>630</text:p>
          </table:table-cell>
          <table:table-cell office:value-type="float" office:value="312" calcext:value-type="float">
            <text:p>312</text:p>
          </table:table-cell>
          <table:table-cell office:value-type="float" office:value="9191" calcext:value-type="float">
            <text:p>9191</text:p>
          </table:table-cell>
          <table:table-cell/>
          <table:table-cell table:formula="of:=SUM([.F188:.X188])" office:value-type="float" office:value="9191" calcext:value-type="float">
            <text:p>9191</text:p>
          </table:table-cell>
          <table:table-cell table:style-name="ce84" table:formula="of:=IF([.AA188]=[.Y188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SUM([.F189:.X189])" office:value-type="float" office:value="432" calcext:value-type="float">
            <text:p>432</text:p>
          </table:table-cell>
          <table:table-cell table:style-name="ce84" table:formula="of:=IF([.AA189]=[.Y18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3-17" calcext:value-type="date">
            <text:p>17/03</text:p>
          </table:table-cell>
          <table:table-cell table:style-name="ce42" office:value-type="float" office:value="47" calcext:value-type="float">
            <text:p>47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11" calcext:value-type="float">
            <text:p>11</text:p>
          </table:table-cell>
          <table:table-cell table:style-name="ce173" office:value-type="float" office:value="12" calcext:value-type="float">
            <text:p>12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12" calcext:value-type="float">
            <text:p>12</text:p>
          </table:table-cell>
          <table:table-cell table:style-name="ce173" office:value-type="float" office:value="18" calcext:value-type="float">
            <text:p>18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3" calcext:value-type="float">
            <text:p>13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table:style-name="ce173" office:value-type="float" office:value="355" calcext:value-type="float">
            <text:p>355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36" calcext:value-type="float">
            <text:p>36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491" calcext:value-type="float">
            <text:p>491</text:p>
          </table:table-cell>
          <table:table-cell table:style-name="ce37"/>
          <table:table-cell table:style-name="ce173" table:formula="of:=SUM([.F190:.X190])" office:value-type="float" office:value="491" calcext:value-type="float">
            <text:p>491</text:p>
          </table:table-cell>
          <table:table-cell table:style-name="ce84" table:formula="of:=IF([.AA190]=[.Y190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191:.X191])" office:value-type="float" office:value="11178" calcext:value-type="float">
            <text:p>11178</text:p>
          </table:table-cell>
          <table:table-cell table:style-name="ce84" table:formula="of:=IF([.AA191]=[.Y19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3" calcext:value-type="float">
            <text:p>23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7" calcext:value-type="float">
            <text:p>27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340" calcext:value-type="float">
            <text:p>34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563" calcext:value-type="float">
            <text:p>563</text:p>
          </table:table-cell>
          <table:table-cell table:style-name="ce37"/>
          <table:table-cell table:style-name="ce118" table:formula="of:=SUM([.F192:.X192])" office:value-type="float" office:value="563" calcext:value-type="float">
            <text:p>563</text:p>
          </table:table-cell>
          <table:table-cell table:style-name="ce84" table:formula="of:=IF([.AA192]=[.Y19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74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193:.X193])" office:value-type="float" office:value="598" calcext:value-type="float">
            <text:p>598</text:p>
          </table:table-cell>
          <table:table-cell table:style-name="ce84" table:formula="of:=IF([.AA193]=[.Y193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194:.X194])" office:value-type="float" office:value="13716" calcext:value-type="float">
            <text:p>13716</text:p>
          </table:table-cell>
          <table:table-cell table:style-name="ce84" table:formula="of:=IF([.AA194]=[.Y19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174"/>
          <table:table-cell table:style-name="ce49"/>
          <table:table-cell office:value-type="string" calcext:value-type="string">
            <text:p>UCIs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SUM([.F195:.X195])" office:value-type="float" office:value="774" calcext:value-type="float">
            <text:p>774</text:p>
          </table:table-cell>
          <table:table-cell table:style-name="ce84" table:formula="of:=IF([.AA195]=[.Y19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J</text:p>
          </table:table-cell>
          <table:table-cell table:style-name="ce121" office:value-type="date" office:date-value="2020-03-19" calcext:value-type="date">
            <text:p>19/03</text:p>
          </table:table-cell>
          <table:table-cell table:style-name="ce42" office:value-type="float" office:value="49" calcext:value-type="float">
            <text:p>49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42" calcext:value-type="float">
            <text:p>42</text:p>
          </table:table-cell>
          <table:table-cell table:style-name="ce173" office:value-type="float" office:value="29" calcext:value-type="float">
            <text:p>29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24" calcext:value-type="float">
            <text:p>24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498" calcext:value-type="float">
            <text:p>498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53" calcext:value-type="float">
            <text:p>53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767" calcext:value-type="float">
            <text:p>767</text:p>
          </table:table-cell>
          <table:table-cell table:style-name="ce37"/>
          <table:table-cell table:style-name="ce173" table:formula="of:=SUM([.F196:.X196])" office:value-type="float" office:value="767" calcext:value-type="float">
            <text:p>767</text:p>
          </table:table-cell>
          <table:table-cell table:style-name="ce84" table:formula="of:=IF([.AA196]=[.Y19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197:.X197])" office:value-type="float" office:value="17147" calcext:value-type="float">
            <text:p>17147</text:p>
          </table:table-cell>
          <table:table-cell table:style-name="ce84" table:formula="of:=IF([.AA197]=[.Y19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23" calcext:value-type="float">
            <text:p>23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37" calcext:value-type="float">
            <text:p>37</text:p>
          </table:table-cell>
          <table:table-cell table:style-name="ce118" office:value-type="float" office:value="54" calcext:value-type="float">
            <text:p>54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52" calcext:value-type="float">
            <text:p>52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590" calcext:value-type="float">
            <text:p>59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44" calcext:value-type="float">
            <text:p>44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939" calcext:value-type="float">
            <text:p>939</text:p>
          </table:table-cell>
          <table:table-cell table:style-name="ce37"/>
          <table:table-cell table:style-name="ce118" table:formula="of:=SUM([.F198:.X198])" office:value-type="float" office:value="939" calcext:value-type="float">
            <text:p>939</text:p>
          </table:table-cell>
          <table:table-cell table:style-name="ce84" table:formula="of:=IF([.AA198]=[.Y19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3-20" calcext:value-type="date">
            <text:p>20/03</text:p>
          </table:table-cell>
          <table:table-cell table:style-name="ce42" office:value-type="float" office:value="50" calcext:value-type="float">
            <text:p>50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17" calcext:value-type="float">
            <text:p>17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62" calcext:value-type="float">
            <text:p>62</text:p>
          </table:table-cell>
          <table:table-cell table:style-name="ce173" office:value-type="float" office:value="43" calcext:value-type="float">
            <text:p>43</text:p>
          </table:table-cell>
          <table:table-cell table:style-name="ce173" office:value-type="float" office:value="82" calcext:value-type="float">
            <text:p>82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33" calcext:value-type="float">
            <text:p>33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628" calcext:value-type="float">
            <text:p>628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71" calcext:value-type="float">
            <text:p>71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1002" calcext:value-type="float">
            <text:p>1002</text:p>
          </table:table-cell>
          <table:table-cell table:style-name="ce173"/>
          <table:table-cell table:style-name="ce173" table:formula="of:=SUM([.F199:.X199])" office:value-type="float" office:value="1002" calcext:value-type="float">
            <text:p>1002</text:p>
          </table:table-cell>
          <table:table-cell table:style-name="ce84" table:formula="of:=IF([.AA199]=[.Y19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200:.X200])" office:value-type="float" office:value="19980" calcext:value-type="float">
            <text:p>19980</text:p>
          </table:table-cell>
          <table:table-cell table:style-name="ce84" table:formula="of:=IF([.AA200]=[.Y20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38" calcext:value-type="float">
            <text:p>38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37" calcext:value-type="float">
            <text:p>37</text:p>
          </table:table-cell>
          <table:table-cell table:style-name="ce118" office:value-type="float" office:value="69" calcext:value-type="float">
            <text:p>69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71" calcext:value-type="float">
            <text:p>71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19" calcext:value-type="float">
            <text:p>19</text:p>
          </table:table-cell>
          <table:table-cell table:style-name="ce118" office:value-type="float" office:value="678" calcext:value-type="float">
            <text:p>678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19" calcext:value-type="float">
            <text:p>19</text:p>
          </table:table-cell>
          <table:table-cell table:style-name="ce118" office:value-type="float" office:value="53" calcext:value-type="float">
            <text:p>53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1141" calcext:value-type="float">
            <text:p>1141</text:p>
          </table:table-cell>
          <table:table-cell table:style-name="ce118"/>
          <table:table-cell table:style-name="ce118" table:formula="of:=SUM([.F201:.X201])" office:value-type="float" office:value="1125" calcext:value-type="float">
            <text:p>1125</text:p>
          </table:table-cell>
          <table:table-cell table:style-name="ce84" table:formula="of:=IF([.AA201]=[.Y201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S</text:p>
          </table:table-cell>
          <table:table-cell table:style-name="ce121" office:value-type="date" office:date-value="2020-03-21" calcext:value-type="date">
            <text:p>21/03</text:p>
          </table:table-cell>
          <table:table-cell table:style-name="ce42" office:value-type="float" office:value="51" calcext:value-type="float">
            <text:p>51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22" calcext:value-type="float">
            <text:p>22</text:p>
          </table:table-cell>
          <table:table-cell table:style-name="ce63" office:value-type="float" office:value="5" calcext:value-type="float">
            <text:p>5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84" calcext:value-type="float">
            <text:p>84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122" calcext:value-type="float">
            <text:p>122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12" calcext:value-type="float">
            <text:p>12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804" calcext:value-type="float">
            <text:p>804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85" calcext:value-type="float">
            <text:p>8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1326" calcext:value-type="float">
            <text:p>1326</text:p>
          </table:table-cell>
          <table:table-cell table:style-name="ce173"/>
          <table:table-cell table:style-name="ce173" table:formula="of:=SUM([.F202:.X202])" office:value-type="float" office:value="1326" calcext:value-type="float">
            <text:p>1326</text:p>
          </table:table-cell>
          <table:table-cell table:style-name="ce76" table:formula="of:=IF([.AA202]=[.Y20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203:.X203])" office:value-type="float" office:value="24926" calcext:value-type="float">
            <text:p>24926</text:p>
          </table:table-cell>
          <table:table-cell table:style-name="ce84" table:formula="of:=IF([.AA203]=[.Y20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53" calcext:value-type="float">
            <text:p>53</text:p>
          </table:table-cell>
          <table:table-cell table:style-name="ce118" office:value-type="float" office:value="33" calcext:value-type="float">
            <text:p>33</text:p>
          </table:table-cell>
          <table:table-cell table:style-name="ce86" office:value-type="float" office:value="12" calcext:value-type="float">
            <text:p>12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29" calcext:value-type="float">
            <text:p>29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65" calcext:value-type="float">
            <text:p>65</text:p>
          </table:table-cell>
          <table:table-cell table:style-name="ce118" office:value-type="float" office:value="85" calcext:value-type="float">
            <text:p>85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84" calcext:value-type="float">
            <text:p>84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29" calcext:value-type="float">
            <text:p>29</text:p>
          </table:table-cell>
          <table:table-cell table:style-name="ce118" office:value-type="float" office:value="767" calcext:value-type="float">
            <text:p>767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71" calcext:value-type="float">
            <text:p>71</text:p>
          </table:table-cell>
          <table:table-cell table:style-name="ce118" office:value-type="float" office:value="17" calcext:value-type="float">
            <text:p>17</text:p>
          </table:table-cell>
          <table:table-cell table:style-name="ce118" office:value-type="float" office:value="1612" calcext:value-type="float">
            <text:p>1612</text:p>
          </table:table-cell>
          <table:table-cell table:style-name="ce118"/>
          <table:table-cell table:style-name="ce118" table:formula="of:=SUM([.F204:.X204])" office:value-type="float" office:value="1612" calcext:value-type="float">
            <text:p>1612</text:p>
          </table:table-cell>
          <table:table-cell table:style-name="ce104" table:formula="of:=IF([.AA204]=[.Y20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D</text:p>
          </table:table-cell>
          <table:table-cell table:style-name="ce121" office:value-type="date" office:date-value="2020-03-22" calcext:value-type="date">
            <text:p>22/03</text:p>
          </table:table-cell>
          <table:table-cell table:style-name="ce42" office:value-type="float" office:value="52" calcext:value-type="float">
            <text:p>52</text:p>
          </table:table-cell>
          <table:table-cell table:style-name="ce173" office:value-type="string" calcext:value-type="string">
            <text:p>Muertes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173" table:formula="of:=SUM([.F205:.X205])" office:value-type="float" office:value="1720" calcext:value-type="float">
            <text:p>1720</text:p>
          </table:table-cell>
          <table:table-cell table:style-name="ce84" table:formula="of:=IF([.AA205]=[.Y20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725" calcext:value-type="float">
            <text:p>1725</text:p>
          </table:table-cell>
          <table:table-cell office:value-type="float" office:value="532" calcext:value-type="float">
            <text:p>532</text:p>
          </table:table-cell>
          <table:table-cell office:value-type="float" office:value="545" calcext:value-type="float">
            <text:p>545</text:p>
          </table:table-cell>
          <table:table-cell office:value-type="float" office:value="331" calcext:value-type="float">
            <text:p>331</text:p>
          </table:table-cell>
          <table:table-cell office:value-type="float" office:value="414" calcext:value-type="float">
            <text:p>414</text:p>
          </table:table-cell>
          <table:table-cell office:value-type="float" office:value="282" calcext:value-type="float">
            <text:p>282</text:p>
          </table:table-cell>
          <table:table-cell office:value-type="float" office:value="1819" calcext:value-type="float">
            <text:p>1819</text:p>
          </table:table-cell>
          <table:table-cell office:value-type="float" office:value="1744" calcext:value-type="float">
            <text:p>1744</text:p>
          </table:table-cell>
          <table:table-cell office:value-type="float" office:value="4704" calcext:value-type="float">
            <text:p>4704</text:p>
          </table:table-cell>
          <table:table-cell office:value-type="float" office:value="5" calcext:value-type="float">
            <text:p>5</text:p>
          </table:table-cell>
          <table:table-cell office:value-type="float" office:value="1604" calcext:value-type="float">
            <text:p>1604</text:p>
          </table:table-cell>
          <table:table-cell office:value-type="float" office:value="384" calcext:value-type="float">
            <text:p>384</text:p>
          </table:table-cell>
          <table:table-cell office:value-type="float" office:value="915" calcext:value-type="float">
            <text:p>915</text:p>
          </table:table-cell>
          <table:table-cell office:value-type="float" office:value="9702" calcext:value-type="float">
            <text:p>9702</text:p>
          </table:table-cell>
          <table:table-cell office:value-type="float" office:value="25" calcext:value-type="float">
            <text:p>25</text:p>
          </table:table-cell>
          <table:table-cell office:value-type="float" office:value="296" calcext:value-type="float">
            <text:p>296</text:p>
          </table:table-cell>
          <table:table-cell office:value-type="float" office:value="794" calcext:value-type="float">
            <text:p>794</text:p>
          </table:table-cell>
          <table:table-cell office:value-type="float" office:value="2097" calcext:value-type="float">
            <text:p>2097</text:p>
          </table:table-cell>
          <table:table-cell office:value-type="float" office:value="654" calcext:value-type="float">
            <text:p>654</text:p>
          </table:table-cell>
          <table:table-cell office:value-type="float" office:value="28572" calcext:value-type="float">
            <text:p>28572</text:p>
          </table:table-cell>
          <table:table-cell/>
          <table:table-cell table:formula="of:=SUM([.F206:.X206])" office:value-type="float" office:value="28572" calcext:value-type="float">
            <text:p>28572</text:p>
          </table:table-cell>
          <table:table-cell table:style-name="ce84" table:formula="of:=IF([.AA206]=[.Y20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118" table:formula="of:=SUM([.F207:.X207])" office:value-type="float" office:value="1785" calcext:value-type="float">
            <text:p>1785</text:p>
          </table:table-cell>
          <table:table-cell table:style-name="ce84" table:formula="of:=IF([.AA207]=[.Y20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32" calcext:value-type="float">
            <text:p>32</text:p>
          </table:table-cell>
          <table:table-cell table:style-name="ce173" office:value-type="float" office:value="12" calcext:value-type="float">
            <text:p>12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11" calcext:value-type="float">
            <text:p>11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145" calcext:value-type="float">
            <text:p>145</text:p>
          </table:table-cell>
          <table:table-cell table:style-name="ce173" office:value-type="float" office:value="102" calcext:value-type="float">
            <text:p>102</text:p>
          </table:table-cell>
          <table:table-cell table:style-name="ce173" office:value-type="float" office:value="245" calcext:value-type="float">
            <text:p>245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94" calcext:value-type="float">
            <text:p>94</text:p>
          </table:table-cell>
          <table:table-cell table:number-columns-repeated="2" table:style-name="ce173" office:value-type="float" office:value="18" calcext:value-type="float">
            <text:p>18</text:p>
          </table:table-cell>
          <table:table-cell table:style-name="ce173" office:value-type="float" office:value="1263" calcext:value-type="float">
            <text:p>1263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24" calcext:value-type="float">
            <text:p>24</text:p>
          </table:table-cell>
          <table:table-cell table:style-name="ce173" office:value-type="float" office:value="120" calcext:value-type="float">
            <text:p>120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182" calcext:value-type="float">
            <text:p>2182</text:p>
          </table:table-cell>
          <table:table-cell table:style-name="ce173"/>
          <table:table-cell table:style-name="ce173" table:formula="of:=SUM([.F208:.X208])" office:value-type="float" office:value="2182" calcext:value-type="float">
            <text:p>2182</text:p>
          </table:table-cell>
          <table:table-cell table:style-name="ce76" table:formula="of:=IF([.AA208]=[.Y20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1961" calcext:value-type="float">
            <text:p>1961</text:p>
          </table:table-cell>
          <table:table-cell office:value-type="float" office:value="638" calcext:value-type="float">
            <text:p>638</text:p>
          </table:table-cell>
          <table:table-cell office:value-type="float" office:value="594" calcext:value-type="float">
            <text:p>594</text:p>
          </table:table-cell>
          <table:table-cell office:value-type="float" office:value="400" calcext:value-type="float">
            <text:p>400</text:p>
          </table:table-cell>
          <table:table-cell office:value-type="float" office:value="481" calcext:value-type="float">
            <text:p>481</text:p>
          </table:table-cell>
          <table:table-cell office:value-type="float" office:value="347" calcext:value-type="float">
            <text:p>347</text:p>
          </table:table-cell>
          <table:table-cell office:value-type="float" office:value="2078" calcext:value-type="float">
            <text:p>2078</text:p>
          </table:table-cell>
          <table:table-cell office:value-type="float" office:value="2055" calcext:value-type="float">
            <text:p>2055</text:p>
          </table:table-cell>
          <table:table-cell office:value-type="float" office:value="5925" calcext:value-type="float">
            <text:p>5925</text:p>
          </table:table-cell>
          <table:table-cell office:value-type="float" office:value="6" calcext:value-type="float">
            <text:p>6</text:p>
          </table:table-cell>
          <table:table-cell office:value-type="float" office:value="1901" calcext:value-type="float">
            <text:p>1901</text:p>
          </table:table-cell>
          <table:table-cell office:value-type="float" office:value="493" calcext:value-type="float">
            <text:p>493</text:p>
          </table:table-cell>
          <table:table-cell office:value-type="float" office:value="1208" calcext:value-type="float">
            <text:p>1208</text:p>
          </table:table-cell>
          <table:table-cell office:value-type="float" office:value="10575" calcext:value-type="float">
            <text:p>10575</text:p>
          </table:table-cell>
          <table:table-cell office:value-type="float" office:value="28" calcext:value-type="float">
            <text:p>28</text:p>
          </table:table-cell>
          <table:table-cell office:value-type="float" office:value="345" calcext:value-type="float">
            <text:p>345</text:p>
          </table:table-cell>
          <table:table-cell office:value-type="float" office:value="886" calcext:value-type="float">
            <text:p>886</text:p>
          </table:table-cell>
          <table:table-cell office:value-type="float" office:value="2421" calcext:value-type="float">
            <text:p>2421</text:p>
          </table:table-cell>
          <table:table-cell office:value-type="float" office:value="747" calcext:value-type="float">
            <text:p>747</text:p>
          </table:table-cell>
          <table:table-cell office:value-type="float" office:value="33089" calcext:value-type="float">
            <text:p>33089</text:p>
          </table:table-cell>
          <table:table-cell/>
          <table:table-cell table:formula="of:=SUM([.F209:.X209])" office:value-type="float" office:value="33089" calcext:value-type="float">
            <text:p>33089</text:p>
          </table:table-cell>
          <table:table-cell table:style-name="ce84" table:formula="of:=IF([.AA209]=[.Y20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77" calcext:value-type="float">
            <text:p>77</text:p>
          </table:table-cell>
          <table:table-cell table:style-name="ce118" office:value-type="float" office:value="52" calcext:value-type="float">
            <text:p>52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float" office:value="27" calcext:value-type="float">
            <text:p>27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142" calcext:value-type="float">
            <text:p>142</text:p>
          </table:table-cell>
          <table:table-cell table:style-name="ce118" office:value-type="float" office:value="120" calcext:value-type="float">
            <text:p>120</text:p>
          </table:table-cell>
          <table:table-cell table:style-name="ce118" office:value-type="float" office:value="551" calcext:value-type="float">
            <text:p>55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38" calcext:value-type="float">
            <text:p>138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47" calcext:value-type="float">
            <text:p>47</text:p>
          </table:table-cell>
          <table:table-cell table:style-name="ce118" office:value-type="float" office:value="942" calcext:value-type="float">
            <text:p>942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3" calcext:value-type="float">
            <text:p>23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92" calcext:value-type="float">
            <text:p>92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float" office:value="2355" calcext:value-type="float">
            <text:p>2355</text:p>
          </table:table-cell>
          <table:table-cell table:style-name="ce118"/>
          <table:table-cell table:style-name="ce118" table:formula="of:=SUM([.F210:.X210])" office:value-type="float" office:value="2355" calcext:value-type="float">
            <text:p>2355</text:p>
          </table:table-cell>
          <table:table-cell table:style-name="ce104" table:formula="of:=IF([.AA210]=[.Y21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M</text:p>
          </table:table-cell>
          <table:table-cell table:style-name="ce121" office:value-type="date" office:date-value="2020-03-24" calcext:value-type="date">
            <text:p>24/03</text:p>
          </table:table-cell>
          <table:table-cell table:style-name="ce42" office:value-type="float" office:value="54" calcext:value-type="float">
            <text:p>54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87" calcext:value-type="float">
            <text:p>87</text:p>
          </table:table-cell>
          <table:table-cell table:style-name="ce173" office:value-type="float" office:value="37" calcext:value-type="float">
            <text:p>37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16" calcext:value-type="float">
            <text:p>16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216" calcext:value-type="float">
            <text:p>216</text:p>
          </table:table-cell>
          <table:table-cell table:style-name="ce173" office:value-type="float" office:value="124" calcext:value-type="float">
            <text:p>124</text:p>
          </table:table-cell>
          <table:table-cell table:style-name="ce173" office:value-type="float" office:value="282" calcext:value-type="float">
            <text:p>282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15" calcext:value-type="float">
            <text:p>115</text:p>
          </table:table-cell>
          <table:table-cell table:style-name="ce173" office:value-type="float" office:value="26" calcext:value-type="float">
            <text:p>26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535" calcext:value-type="float">
            <text:p>1535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31" calcext:value-type="float">
            <text:p>31</text:p>
          </table:table-cell>
          <table:table-cell table:style-name="ce173" office:value-type="float" office:value="133" calcext:value-type="float">
            <text:p>133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2696" calcext:value-type="float">
            <text:p>2696</text:p>
          </table:table-cell>
          <table:table-cell table:style-name="ce173"/>
          <table:table-cell table:style-name="ce173" table:formula="of:=SUM([.F211:.X211])" office:value-type="float" office:value="2696" calcext:value-type="float">
            <text:p>2696</text:p>
          </table:table-cell>
          <table:table-cell table:style-name="ce76" table:formula="of:=IF([.AA211]=[.Y21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2471" calcext:value-type="float">
            <text:p>2471</text:p>
          </table:table-cell>
          <table:table-cell office:value-type="float" office:value="758" calcext:value-type="float">
            <text:p>758</text:p>
          </table:table-cell>
          <table:table-cell office:value-type="float" office:value="662" calcext:value-type="float">
            <text:p>662</text:p>
          </table:table-cell>
          <table:table-cell office:value-type="float" office:value="478" calcext:value-type="float">
            <text:p>478</text:p>
          </table:table-cell>
          <table:table-cell office:value-type="float" office:value="557" calcext:value-type="float">
            <text:p>557</text:p>
          </table:table-cell>
          <table:table-cell office:value-type="float" office:value="425" calcext:value-type="float">
            <text:p>425</text:p>
          </table:table-cell>
          <table:table-cell office:value-type="float" office:value="2465" calcext:value-type="float">
            <text:p>2465</text:p>
          </table:table-cell>
          <table:table-cell office:value-type="float" office:value="2460" calcext:value-type="float">
            <text:p>2460</text:p>
          </table:table-cell>
          <table:table-cell office:value-type="float" office:value="7864" calcext:value-type="float">
            <text:p>7864</text:p>
          </table:table-cell>
          <table:table-cell office:value-type="float" office:value="6" calcext:value-type="float">
            <text:p>6</text:p>
          </table:table-cell>
          <table:table-cell office:value-type="float" office:value="2167" calcext:value-type="float">
            <text:p>2167</text:p>
          </table:table-cell>
          <table:table-cell office:value-type="float" office:value="636" calcext:value-type="float">
            <text:p>636</text:p>
          </table:table-cell>
          <table:table-cell office:value-type="float" office:value="1415" calcext:value-type="float">
            <text:p>1415</text:p>
          </table:table-cell>
          <table:table-cell office:value-type="float" office:value="12352" calcext:value-type="float">
            <text:p>12352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014" calcext:value-type="float">
            <text:p>1014</text:p>
          </table:table-cell>
          <table:table-cell office:value-type="float" office:value="2728" calcext:value-type="float">
            <text:p>2728</text:p>
          </table:table-cell>
          <table:table-cell office:value-type="float" office:value="802" calcext:value-type="float">
            <text:p>802</text:p>
          </table:table-cell>
          <table:table-cell office:value-type="float" office:value="39673" calcext:value-type="float">
            <text:p>39673</text:p>
          </table:table-cell>
          <table:table-cell/>
          <table:table-cell table:formula="of:=SUM([.F212:.X212])" office:value-type="float" office:value="39673" calcext:value-type="float">
            <text:p>39673</text:p>
          </table:table-cell>
          <table:table-cell table:style-name="ce84" table:formula="of:=IF([.AA212]=[.Y2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102" calcext:value-type="float">
            <text:p>102</text:p>
          </table:table-cell>
          <table:table-cell table:style-name="ce118" office:value-type="float" office:value="66" calcext:value-type="float">
            <text:p>66</text:p>
          </table:table-cell>
          <table:table-cell table:style-name="ce118" office:value-type="float" office:value="23" calcext:value-type="float">
            <text:p>23</text:p>
          </table:table-cell>
          <table:table-cell table:style-name="ce118" office:value-type="float" office:value="35" calcext:value-type="float">
            <text:p>35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182" calcext:value-type="float">
            <text:p>182</text:p>
          </table:table-cell>
          <table:table-cell table:style-name="ce118" office:value-type="float" office:value="137" calcext:value-type="float">
            <text:p>137</text:p>
          </table:table-cell>
          <table:table-cell table:style-name="ce118" office:value-type="float" office:value="551" calcext:value-type="float">
            <text:p>55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61" calcext:value-type="float">
            <text:p>161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55" calcext:value-type="float">
            <text:p>55</text:p>
          </table:table-cell>
          <table:table-cell table:style-name="ce118" office:value-type="float" office:value="1050" calcext:value-type="float">
            <text:p>105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6" calcext:value-type="float">
            <text:p>26</text:p>
          </table:table-cell>
          <table:table-cell table:style-name="ce118" office:value-type="float" office:value="45" calcext:value-type="float">
            <text:p>45</text:p>
          </table:table-cell>
          <table:table-cell table:style-name="ce118" office:value-type="float" office:value="106" calcext:value-type="float">
            <text:p>106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2636" calcext:value-type="float">
            <text:p>2636</text:p>
          </table:table-cell>
          <table:table-cell table:style-name="ce118"/>
          <table:table-cell table:style-name="ce118" table:formula="of:=SUM([.F213:.X213])" office:value-type="float" office:value="2636" calcext:value-type="float">
            <text:p>2636</text:p>
          </table:table-cell>
          <table:table-cell table:style-name="ce104" table:formula="of:=IF([.AA213]=[.Y2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X</text:p>
          </table:table-cell>
          <table:table-cell table:style-name="ce121" office:value-type="date" office:date-value="2020-03-25" calcext:value-type="date">
            <text:p>25/03</text:p>
          </table:table-cell>
          <table:table-cell table:style-name="ce42" office:value-type="float" office:value="55" calcext:value-type="float">
            <text:p>55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113" calcext:value-type="float">
            <text:p>113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3" calcext:value-type="float">
            <text:p>13</text:p>
          </table:table-cell>
          <table:table-cell table:style-name="ce173" office:value-type="float" office:value="21" calcext:value-type="float">
            <text:p>21</text:p>
          </table:table-cell>
          <table:table-cell table:style-name="ce173" office:value-type="float" office:value="14" calcext:value-type="float">
            <text:p>14</text:p>
          </table:table-cell>
          <table:table-cell table:style-name="ce173" office:value-type="float" office:value="263" calcext:value-type="float">
            <text:p>263</text:p>
          </table:table-cell>
          <table:table-cell table:style-name="ce173" office:value-type="float" office:value="165" calcext:value-type="float">
            <text:p>165</text:p>
          </table:table-cell>
          <table:table-cell table:style-name="ce173" office:value-type="float" office:value="516" calcext:value-type="float">
            <text:p>516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43" calcext:value-type="float">
            <text:p>143</text:p>
          </table:table-cell>
          <table:table-cell table:style-name="ce173" office:value-type="float" office:value="39" calcext:value-type="float">
            <text:p>39</text:p>
          </table:table-cell>
          <table:table-cell table:style-name="ce173" office:value-type="float" office:value="27" calcext:value-type="float">
            <text:p>27</text:p>
          </table:table-cell>
          <table:table-cell table:style-name="ce173" office:value-type="float" office:value="1825" calcext:value-type="float">
            <text:p>1825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33" calcext:value-type="float">
            <text:p>33</text:p>
          </table:table-cell>
          <table:table-cell table:style-name="ce173" office:value-type="float" office:value="155" calcext:value-type="float">
            <text:p>155</text:p>
          </table:table-cell>
          <table:table-cell table:style-name="ce173" office:value-type="float" office:value="37" calcext:value-type="float">
            <text:p>37</text:p>
          </table:table-cell>
          <table:table-cell table:style-name="ce173" office:value-type="float" office:value="3434" calcext:value-type="float">
            <text:p>3434</text:p>
          </table:table-cell>
          <table:table-cell table:style-name="ce173"/>
          <table:table-cell table:style-name="ce173" table:formula="of:=SUM([.F214:.X214])" office:value-type="float" office:value="3434" calcext:value-type="float">
            <text:p>3434</text:p>
          </table:table-cell>
          <table:table-cell table:style-name="ce76" table:formula="of:=IF([.AA214]=[.Y21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3010" calcext:value-type="float">
            <text:p>3010</text:p>
          </table:table-cell>
          <table:table-cell office:value-type="float" office:value="907" calcext:value-type="float">
            <text:p>907</text:p>
          </table:table-cell>
          <table:table-cell office:value-type="float" office:value="779" calcext:value-type="float">
            <text:p>779</text:p>
          </table:table-cell>
          <table:table-cell office:value-type="float" office:value="562" calcext:value-type="float">
            <text:p>562</text:p>
          </table:table-cell>
          <table:table-cell office:value-type="float" office:value="657" calcext:value-type="float">
            <text:p>657</text:p>
          </table:table-cell>
          <table:table-cell office:value-type="float" office:value="510" calcext:value-type="float">
            <text:p>510</text:p>
          </table:table-cell>
          <table:table-cell office:value-type="float" office:value="2780" calcext:value-type="float">
            <text:p>2780</text:p>
          </table:table-cell>
          <table:table-cell office:value-type="float" office:value="2940" calcext:value-type="float">
            <text:p>2940</text:p>
          </table:table-cell>
          <table:table-cell office:value-type="float" office:value="9937" calcext:value-type="float">
            <text:p>9937</text:p>
          </table:table-cell>
          <table:table-cell office:value-type="float" office:value="9" calcext:value-type="float">
            <text:p>9</text:p>
          </table:table-cell>
          <table:table-cell office:value-type="float" office:value="2616" calcext:value-type="float">
            <text:p>2616</text:p>
          </table:table-cell>
          <table:table-cell office:value-type="float" office:value="742" calcext:value-type="float">
            <text:p>742</text:p>
          </table:table-cell>
          <table:table-cell office:value-type="float" office:value="1653" calcext:value-type="float">
            <text:p>1653</text:p>
          </table:table-cell>
          <table:table-cell office:value-type="float" office:value="14597" calcext:value-type="float">
            <text:p>14597</text:p>
          </table:table-cell>
          <table:table-cell office:value-type="float" office:value="38" calcext:value-type="float">
            <text:p>38</text:p>
          </table:table-cell>
          <table:table-cell office:value-type="float" office:value="477" calcext:value-type="float">
            <text:p>477</text:p>
          </table:table-cell>
          <table:table-cell office:value-type="float" office:value="1197" calcext:value-type="float">
            <text:p>1197</text:p>
          </table:table-cell>
          <table:table-cell office:value-type="float" office:value="3271" calcext:value-type="float">
            <text:p>3271</text:p>
          </table:table-cell>
          <table:table-cell office:value-type="float" office:value="928" calcext:value-type="float">
            <text:p>928</text:p>
          </table:table-cell>
          <table:table-cell office:value-type="float" office:value="47610" calcext:value-type="float">
            <text:p>47610</text:p>
          </table:table-cell>
          <table:table-cell/>
          <table:table-cell table:formula="of:=SUM([.F215:.X215])" office:value-type="float" office:value="47610" calcext:value-type="float">
            <text:p>47610</text:p>
          </table:table-cell>
          <table:table-cell table:style-name="ce84" table:formula="of:=IF([.AA215]=[.Y2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116" calcext:value-type="float">
            <text:p>116</text:p>
          </table:table-cell>
          <table:table-cell table:style-name="ce118" office:value-type="float" office:value="75" calcext:value-type="float">
            <text:p>75</text:p>
          </table:table-cell>
          <table:table-cell table:style-name="ce118" office:value-type="float" office:value="29" calcext:value-type="float">
            <text:p>29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43" calcext:value-type="float">
            <text:p>43</text:p>
          </table:table-cell>
          <table:table-cell table:style-name="ce118" office:value-type="float" office:value="18" calcext:value-type="float">
            <text:p>18</text:p>
          </table:table-cell>
          <table:table-cell table:style-name="ce118" office:value-type="float" office:value="210" calcext:value-type="float">
            <text:p>210</text:p>
          </table:table-cell>
          <table:table-cell table:style-name="ce118" office:value-type="float" office:value="170" calcext:value-type="float">
            <text:p>170</text:p>
          </table:table-cell>
          <table:table-cell table:style-name="ce118" office:value-type="float" office:value="781" calcext:value-type="float">
            <text:p>781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98" calcext:value-type="float">
            <text:p>198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69" calcext:value-type="float">
            <text:p>69</text:p>
          </table:table-cell>
          <table:table-cell table:style-name="ce118" office:value-type="float" office:value="1150" calcext:value-type="float">
            <text:p>115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51" calcext:value-type="float">
            <text:p>51</text:p>
          </table:table-cell>
          <table:table-cell table:style-name="ce118" office:value-type="float" office:value="119" calcext:value-type="float">
            <text:p>119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3166" calcext:value-type="float">
            <text:p>3166</text:p>
          </table:table-cell>
          <table:table-cell table:style-name="ce118"/>
          <table:table-cell table:style-name="ce118" table:formula="of:=SUM([.F216:.X216])" office:value-type="float" office:value="3166" calcext:value-type="float">
            <text:p>3166</text:p>
          </table:table-cell>
          <table:table-cell table:style-name="ce104" table:formula="of:=IF([.AA216]=[.Y2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J</text:p>
          </table:table-cell>
          <table:table-cell table:style-name="ce121" office:value-type="date" office:date-value="2020-03-26" calcext:value-type="date">
            <text:p>26/03</text:p>
          </table:table-cell>
          <table:table-cell table:style-name="ce42" office:value-type="float" office:value="56" calcext:value-type="float">
            <text:p>56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134" calcext:value-type="float">
            <text:p>134</text:p>
          </table:table-cell>
          <table:table-cell table:style-name="ce173" office:value-type="float" office:value="48" calcext:value-type="float">
            <text:p>48</text:p>
          </table:table-cell>
          <table:table-cell table:style-name="ce173" office:value-type="float" office:value="27" calcext:value-type="float">
            <text:p>27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24" calcext:value-type="float">
            <text:p>24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316" calcext:value-type="float">
            <text:p>316</text:p>
          </table:table-cell>
          <table:table-cell table:style-name="ce173" office:value-type="float" office:value="206" calcext:value-type="float">
            <text:p>206</text:p>
          </table:table-cell>
          <table:table-cell table:style-name="ce173" office:value-type="float" office:value="672" calcext:value-type="float">
            <text:p>672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67" calcext:value-type="float">
            <text:p>167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32" calcext:value-type="float">
            <text:p>32</text:p>
          </table:table-cell>
          <table:table-cell table:style-name="ce173" office:value-type="float" office:value="2090" calcext:value-type="float">
            <text:p>209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49" calcext:value-type="float">
            <text:p>49</text:p>
          </table:table-cell>
          <table:table-cell table:style-name="ce173" office:value-type="float" office:value="180" calcext:value-type="float">
            <text:p>180</text:p>
          </table:table-cell>
          <table:table-cell table:style-name="ce173" office:value-type="float" office:value="43" calcext:value-type="float">
            <text:p>43</text:p>
          </table:table-cell>
          <table:table-cell table:style-name="ce173" office:value-type="float" office:value="4089" calcext:value-type="float">
            <text:p>4089</text:p>
          </table:table-cell>
          <table:table-cell table:style-name="ce173"/>
          <table:table-cell table:style-name="ce173" table:formula="of:=SUM([.F217:.X217])" office:value-type="float" office:value="4089" calcext:value-type="float">
            <text:p>4089</text:p>
          </table:table-cell>
          <table:table-cell table:style-name="ce76" table:formula="of:=IF([.AA217]=[.Y21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3406" calcext:value-type="float">
            <text:p>3406</text:p>
          </table:table-cell>
          <table:table-cell office:value-type="float" office:value="1116" calcext:value-type="float">
            <text:p>1116</text:p>
          </table:table-cell>
          <table:table-cell office:value-type="float" office:value="841" calcext:value-type="float">
            <text:p>841</text:p>
          </table:table-cell>
          <table:table-cell office:value-type="float" office:value="660" calcext:value-type="float">
            <text:p>660</text:p>
          </table:table-cell>
          <table:table-cell office:value-type="float" office:value="784" calcext:value-type="float">
            <text:p>784</text:p>
          </table:table-cell>
          <table:table-cell office:value-type="float" office:value="671" calcext:value-type="float">
            <text:p>671</text:p>
          </table:table-cell>
          <table:table-cell office:value-type="float" office:value="3383" calcext:value-type="float">
            <text:p>3383</text:p>
          </table:table-cell>
          <table:table-cell office:value-type="float" office:value="3488" calcext:value-type="float">
            <text:p>3488</text:p>
          </table:table-cell>
          <table:table-cell office:value-type="float" office:value="11592" calcext:value-type="float">
            <text:p>11592</text:p>
          </table:table-cell>
          <table:table-cell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office:value-type="float" office:value="969" calcext:value-type="float">
            <text:p>969</text:p>
          </table:table-cell>
          <table:table-cell office:value-type="float" office:value="1915" calcext:value-type="float">
            <text:p>1915</text:p>
          </table:table-cell>
          <table:table-cell office:value-type="float" office:value="17166" calcext:value-type="float">
            <text:p>17166</text:p>
          </table:table-cell>
          <table:table-cell office:value-type="float" office:value="39" calcext:value-type="float">
            <text:p>39</text:p>
          </table:table-cell>
          <table:table-cell office:value-type="float" office:value="596" calcext:value-type="float">
            <text:p>596</text:p>
          </table:table-cell>
          <table:table-cell office:value-type="float" office:value="1411" calcext:value-type="float">
            <text:p>1411</text:p>
          </table:table-cell>
          <table:table-cell office:value-type="float" office:value="3946" calcext:value-type="float">
            <text:p>3946</text:p>
          </table:table-cell>
          <table:table-cell office:value-type="float" office:value="995" calcext:value-type="float">
            <text:p>995</text:p>
          </table:table-cell>
          <table:table-cell office:value-type="float" office:value="56188" calcext:value-type="float">
            <text:p>56188</text:p>
          </table:table-cell>
          <table:table-cell/>
          <table:table-cell table:formula="of:=SUM([.F218:.X218])" office:value-type="float" office:value="56188" calcext:value-type="float">
            <text:p>56188</text:p>
          </table:table-cell>
          <table:table-cell table:style-name="ce84" table:formula="of:=IF([.AA218]=[.Y2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134" calcext:value-type="float">
            <text:p>134</text:p>
          </table:table-cell>
          <table:table-cell table:style-name="ce118" office:value-type="float" office:value="93" calcext:value-type="float">
            <text:p>93</text:p>
          </table:table-cell>
          <table:table-cell table:style-name="ce118" office:value-type="float" office:value="34" calcext:value-type="float">
            <text:p>34</text:p>
          </table:table-cell>
          <table:table-cell table:style-name="ce118" office:value-type="float" office:value="43" calcext:value-type="float">
            <text:p>43</text:p>
          </table:table-cell>
          <table:table-cell table:style-name="ce118" office:value-type="float" office:value="45" calcext:value-type="float">
            <text:p>45</text:p>
          </table:table-cell>
          <table:table-cell table:style-name="ce118" office:value-type="float" office:value="26" calcext:value-type="float">
            <text:p>26</text:p>
          </table:table-cell>
          <table:table-cell table:style-name="ce118" office:value-type="float" office:value="243" calcext:value-type="float">
            <text:p>243</text:p>
          </table:table-cell>
          <table:table-cell table:style-name="ce118" office:value-type="float" office:value="202" calcext:value-type="float">
            <text:p>202</text:p>
          </table:table-cell>
          <table:table-cell table:style-name="ce118" office:value-type="float" office:value="1021" calcext:value-type="float">
            <text:p>102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30" calcext:value-type="float">
            <text:p>230</text:p>
          </table:table-cell>
          <table:table-cell table:style-name="ce118" office:value-type="float" office:value="34" calcext:value-type="float">
            <text:p>34</text:p>
          </table:table-cell>
          <table:table-cell table:style-name="ce118" office:value-type="float" office:value="86" calcext:value-type="float">
            <text:p>86</text:p>
          </table:table-cell>
          <table:table-cell table:style-name="ce118" office:value-type="float" office:value="1221" calcext:value-type="float">
            <text:p>122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54" calcext:value-type="float">
            <text:p>54</text:p>
          </table:table-cell>
          <table:table-cell table:style-name="ce118" office:value-type="float" office:value="137" calcext:value-type="float">
            <text:p>137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3679" calcext:value-type="float">
            <text:p>3679</text:p>
          </table:table-cell>
          <table:table-cell table:style-name="ce118"/>
          <table:table-cell table:style-name="ce118" table:formula="of:=SUM([.F219:.X219])" office:value-type="float" office:value="3679" calcext:value-type="float">
            <text:p>3679</text:p>
          </table:table-cell>
          <table:table-cell table:style-name="ce104" table:formula="of:=IF([.AA219]=[.Y2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3-27" calcext:value-type="date">
            <text:p>27/03</text:p>
          </table:table-cell>
          <table:table-cell table:style-name="ce42" office:value-type="float" office:value="57" calcext:value-type="float">
            <text:p>57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144" calcext:value-type="float">
            <text:p>144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29" calcext:value-type="float">
            <text:p>29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7" calcext:value-type="float">
            <text:p>27</text:p>
          </table:table-cell>
          <table:table-cell table:style-name="ce173" office:value-type="float" office:value="21" calcext:value-type="float">
            <text:p>21</text:p>
          </table:table-cell>
          <table:table-cell table:style-name="ce173" office:value-type="float" office:value="367" calcext:value-type="float">
            <text:p>367</text:p>
          </table:table-cell>
          <table:table-cell table:style-name="ce173" office:value-type="float" office:value="252" calcext:value-type="float">
            <text:p>252</text:p>
          </table:table-cell>
          <table:table-cell table:style-name="ce173" office:value-type="float" office:value="880" calcext:value-type="float">
            <text:p>880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98" calcext:value-type="float">
            <text:p>198</text:p>
          </table:table-cell>
          <table:table-cell table:style-name="ce173" office:value-type="float" office:value="69" calcext:value-type="float">
            <text:p>69</text:p>
          </table:table-cell>
          <table:table-cell table:style-name="ce173" office:value-type="float" office:value="43" calcext:value-type="float">
            <text:p>43</text:p>
          </table:table-cell>
          <table:table-cell table:style-name="ce173" office:value-type="float" office:value="2412" calcext:value-type="float">
            <text:p>2412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207" calcext:value-type="float">
            <text:p>207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4858" calcext:value-type="float">
            <text:p>4858</text:p>
          </table:table-cell>
          <table:table-cell table:style-name="ce173"/>
          <table:table-cell table:style-name="ce173" table:formula="of:=SUM([.F220:.X220])" office:value-type="float" office:value="4858" calcext:value-type="float">
            <text:p>4858</text:p>
          </table:table-cell>
          <table:table-cell table:style-name="ce76" table:formula="of:=IF([.AA220]=[.Y22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74"/>
          <table:table-cell table:style-name="ce49"/>
          <table:table-cell office:value-type="string" calcext:value-type="string">
            <text:p>Casos</text:p>
          </table:table-cell>
          <table:table-cell office:value-type="float" office:value="3793" calcext:value-type="float">
            <text:p>3793</text:p>
          </table:table-cell>
          <table:table-cell office:value-type="float" office:value="1338" calcext:value-type="float">
            <text:p>1338</text:p>
          </table:table-cell>
          <table:table-cell office:value-type="float" office:value="900" calcext:value-type="float">
            <text:p>900</text:p>
          </table:table-cell>
          <table:table-cell office:value-type="float" office:value="755" calcext:value-type="float">
            <text:p>755</text:p>
          </table:table-cell>
          <table:table-cell office:value-type="float" office:value="878" calcext:value-type="float">
            <text:p>878</text:p>
          </table:table-cell>
          <table:table-cell office:value-type="float" office:value="810" calcext:value-type="float">
            <text:p>810</text:p>
          </table:table-cell>
          <table:table-cell office:value-type="float" office:value="3934" calcext:value-type="float">
            <text:p>3934</text:p>
          </table:table-cell>
          <table:table-cell office:value-type="float" office:value="4132" calcext:value-type="float">
            <text:p>4132</text:p>
          </table:table-cell>
          <table:table-cell office:value-type="float" office:value="12940" calcext:value-type="float">
            <text:p>12940</text:p>
          </table:table-cell>
          <table:table-cell office:value-type="float" office:value="17" calcext:value-type="float">
            <text:p>17</text:p>
          </table:table-cell>
          <table:table-cell office:value-type="float" office:value="3532" calcext:value-type="float">
            <text:p>3532</text:p>
          </table:table-cell>
          <table:table-cell office:value-type="float" office:value="1231" calcext:value-type="float">
            <text:p>1231</text:p>
          </table:table-cell>
          <table:table-cell office:value-type="float" office:value="2322" calcext:value-type="float">
            <text:p>2322</text:p>
          </table:table-cell>
          <table:table-cell office:value-type="float" office:value="19243" calcext:value-type="float">
            <text:p>19243</text:p>
          </table:table-cell>
          <table:table-cell office:value-type="float" office:value="42" calcext:value-type="float">
            <text:p>42</text:p>
          </table:table-cell>
          <table:table-cell office:value-type="float" office:value="714" calcext:value-type="float">
            <text:p>714</text:p>
          </table:table-cell>
          <table:table-cell office:value-type="float" office:value="1641" calcext:value-type="float">
            <text:p>1641</text:p>
          </table:table-cell>
          <table:table-cell office:value-type="float" office:value="4601" calcext:value-type="float">
            <text:p>4601</text:p>
          </table:table-cell>
          <table:table-cell office:value-type="float" office:value="1236" calcext:value-type="float">
            <text:p>1236</text:p>
          </table:table-cell>
          <table:table-cell office:value-type="float" office:value="64059" calcext:value-type="float">
            <text:p>64059</text:p>
          </table:table-cell>
          <table:table-cell/>
          <table:table-cell table:formula="of:=SUM([.F221:.X221])" office:value-type="float" office:value="64059" calcext:value-type="float">
            <text:p>64059</text:p>
          </table:table-cell>
          <table:table-cell table:style-name="ce84" table:formula="of:=IF([.AA221]=[.Y22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8"/>
          <table:table-cell table:style-name="ce39"/>
          <table:table-cell table:style-name="ce83"/>
          <table:table-cell table:style-name="ce118" office:value-type="string" calcext:value-type="string">
            <text:p>UCIs</text:p>
          </table:table-cell>
          <table:table-cell table:style-name="ce118" office:value-type="float" office:value="148" calcext:value-type="float">
            <text:p>148</text:p>
          </table:table-cell>
          <table:table-cell table:style-name="ce118" office:value-type="float" office:value="114" calcext:value-type="float">
            <text:p>114</text:p>
          </table:table-cell>
          <table:table-cell table:style-name="ce118" office:value-type="float" office:value="47" calcext:value-type="float">
            <text:p>47</text:p>
          </table:table-cell>
          <table:table-cell table:style-name="ce118" office:value-type="float" office:value="46" calcext:value-type="float">
            <text:p>46</text:p>
          </table:table-cell>
          <table:table-cell table:style-name="ce118" office:value-type="float" office:value="61" calcext:value-type="float">
            <text:p>61</text:p>
          </table:table-cell>
          <table:table-cell table:style-name="ce118" office:value-type="float" office:value="29" calcext:value-type="float">
            <text:p>29</text:p>
          </table:table-cell>
          <table:table-cell table:style-name="ce118" office:value-type="float" office:value="273" calcext:value-type="float">
            <text:p>273</text:p>
          </table:table-cell>
          <table:table-cell table:style-name="ce118" office:value-type="float" office:value="228" calcext:value-type="float">
            <text:p>228</text:p>
          </table:table-cell>
          <table:table-cell table:style-name="ce118" office:value-type="float" office:value="1187" calcext:value-type="float">
            <text:p>1187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52" calcext:value-type="float">
            <text:p>252</text:p>
          </table:table-cell>
          <table:table-cell table:style-name="ce118" office:value-type="float" office:value="41" calcext:value-type="float">
            <text:p>41</text:p>
          </table:table-cell>
          <table:table-cell table:style-name="ce118" office:value-type="float" office:value="98" calcext:value-type="float">
            <text:p>98</text:p>
          </table:table-cell>
          <table:table-cell table:style-name="ce118" office:value-type="float" office:value="1312" calcext:value-type="float">
            <text:p>1312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53" calcext:value-type="float">
            <text:p>53</text:p>
          </table:table-cell>
          <table:table-cell table:style-name="ce118" office:value-type="float" office:value="75" calcext:value-type="float">
            <text:p>75</text:p>
          </table:table-cell>
          <table:table-cell table:style-name="ce118" office:value-type="float" office:value="154" calcext:value-type="float">
            <text:p>154</text:p>
          </table:table-cell>
          <table:table-cell table:style-name="ce118" office:value-type="float" office:value="43" calcext:value-type="float">
            <text:p>43</text:p>
          </table:table-cell>
          <table:table-cell table:style-name="ce118" office:value-type="float" office:value="4165" calcext:value-type="float">
            <text:p>4165</text:p>
          </table:table-cell>
          <table:table-cell table:style-name="ce118"/>
          <table:table-cell table:style-name="ce118" table:formula="of:=SUM([.F222:.X222])" office:value-type="float" office:value="4165" calcext:value-type="float">
            <text:p>4165</text:p>
          </table:table-cell>
          <table:table-cell table:style-name="ce104" table:formula="of:=IF([.AA222]=[.Y222];&quot;&quot;; &quot;NO COINCIDE&quot;)">
            <text:p/>
          </table:table-cell>
          <table:table-cell/>
        </table:table-row>
        <table:table-row table:style-name="ro1" table:number-rows-repeated="104835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CAA MM" table:style-name="ta1">
        <office:forms form:automatic-focus="false" form:apply-design-mode="false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ce41"/>
        <table:table-column table:style-name="co3" table:default-cell-style-name="Default"/>
        <table:table-column table:style-name="co24" table:number-columns-repeated="22" table:default-cell-style-name="Default"/>
        <table:table-column table:style-name="co26" table:default-cell-style-name="Default"/>
        <table:table-row table:style-name="ro1">
          <table:table-cell/>
          <table:table-cell table:style-name="ce80" office:value-type="string" calcext:value-type="string">
            <text:p>Datos Ministerio de Sanidad (Muertes)</text:p>
          </table:table-cell>
          <table:table-cell table:style-name="ce80"/>
          <table:table-cell table:style-name="ce40"/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style-name="ce7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1"/>
          <table:table-cell table:style-name="ce173"/>
          <table:table-cell table:style-name="ce84" table:formula="of:=IF([.AA4]=[.Y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6]=[.Y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1-18" calcext:value-type="date">
            <text:p>18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7]=[.Y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1-19" calcext:value-type="date">
            <text:p>19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8]=[.Y8];&quot;&quot;; &quot;NO COINCIDE&quot;)">
            <text:p/>
          </table:table-cell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2"/>
          <table:table-cell table:style-name="ce84" table:formula="of:=IF([.AA9]=[.Y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]=[.Y1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1]=[.Y1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2]=[.Y1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]=[.Y1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1-25" calcext:value-type="date">
            <text:p>25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4]=[.Y14];&quot;&quot;; &quot;NO COINCIDE&quot;)">
            <text:p/>
          </table:table-cell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118" office:value-type="string" calcext:value-type="string">
            <text:p>Muertes</text:p>
          </table:table-cell>
          <table:table-cell table:style-name="ce118" table:number-columns-repeated="22"/>
          <table:table-cell table:style-name="ce84" table:formula="of:=IF([.AA15]=[.Y1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6]=[.Y1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7]=[.Y1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8]=[.Y1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9]=[.Y1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0]=[.Y2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01" calcext:value-type="date">
            <text:p>01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1]=[.Y2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2-02" calcext:value-type="date">
            <text:p>0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2]=[.Y22];&quot;&quot;; &quot;NO COINCIDE&quot;)">
            <text:p/>
          </table:table-cell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2"/>
          <table:table-cell table:style-name="ce84" table:formula="of:=IF([.AA23]=[.Y2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4]=[.Y2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5]=[.Y2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7]=[.Y2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8]=[.Y28];&quot;&quot;; &quot;NO COINCIDE&quot;)">
            <text:p/>
          </table:table-cell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118" office:value-type="string" calcext:value-type="string">
            <text:p>Muertes</text:p>
          </table:table-cell>
          <table:table-cell table:style-name="ce118" table:number-columns-repeated="22"/>
          <table:table-cell table:style-name="ce84" table:formula="of:=IF([.AA29]=[.Y2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0]=[.Y3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2]=[.Y32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3]=[.Y3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4]=[.Y3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15" calcext:value-type="date">
            <text:p>15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5]=[.Y3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6]=[.Y36];&quot;&quot;; &quot;NO COINCIDE&quot;)">
            <text:p/>
          </table:table-cell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2"/>
          <table:table-cell table:style-name="ce84" table:formula="of:=IF([.AA37]=[.Y3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8]=[.Y3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0]=[.Y4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1]=[.Y4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22" calcext:value-type="date">
            <text:p>2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2]=[.Y42];&quot;&quot;; &quot;NO COINCIDE&quot;)">
            <text:p/>
          </table:table-cell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118" office:value-type="string" calcext:value-type="string">
            <text:p>Muertes</text:p>
          </table:table-cell>
          <table:table-cell table:style-name="ce118" table:number-columns-repeated="22"/>
          <table:table-cell table:style-name="ce84" table:formula="of:=IF([.AA43]=[.Y4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5]=[.Y4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6]=[.Y4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8]=[.Y4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9]=[.Y4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3-01" calcext:value-type="date">
            <text:p>01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0]=[.Y50];&quot;&quot;; &quot;NO COINCIDE&quot;)">
            <text:p/>
          </table:table-cell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73" office:value-type="string" calcext:value-type="string">
            <text:p>Muertes</text:p>
          </table:table-cell>
          <table:table-cell table:style-name="ce173" table:number-columns-repeated="22"/>
          <table:table-cell table:style-name="ce84" table:formula="of:=IF([.AA51]=[.Y5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2]=[.Y5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53:.X53])" office:value-type="float" office:value="1" calcext:value-type="float">
            <text:p>1</text:p>
          </table:table-cell>
          <table:table-cell table:style-name="ce84" table:formula="of:=IF([.AA53]=[.Y5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F54:.X54])" office:value-type="float" office:value="3" calcext:value-type="float">
            <text:p>3</text:p>
          </table:table-cell>
          <table:table-cell table:style-name="ce84" table:formula="of:=IF([.AA54]=[.Y5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SUM([.F55:.X55])" office:value-type="float" office:value="5" calcext:value-type="float">
            <text:p>5</text:p>
          </table:table-cell>
          <table:table-cell table:style-name="ce84" table:formula="of:=IF([.AA55]=[.Y5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3-07" calcext:value-type="date">
            <text:p>07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6]=[.Y56];&quot;&quot;; &quot;NO COINCIDE&quot;)">
            <text:p/>
          </table:table-cell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118" office:value-type="string" calcext:value-type="string">
            <text:p>Muertes</text:p>
          </table:table-cell>
          <table:table-cell table:style-name="ce118" table:number-columns-repeated="22"/>
          <table:table-cell table:style-name="ce84" table:formula="of:=IF([.AA57]=[.Y5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table:formula="of:=SUM([.F58:.X58])" office:value-type="float" office:value="16" calcext:value-type="float">
            <text:p>16</text:p>
          </table:table-cell>
          <table:table-cell table:style-name="ce84" table:formula="of:=IF([.AA58]=[.Y5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59:.X59])" office:value-type="float" office:value="35" calcext:value-type="float">
            <text:p>35</text:p>
          </table:table-cell>
          <table:table-cell table:style-name="ce84" table:formula="of:=IF([.AA59]=[.Y5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1" calcext:value-type="float">
            <text:p>31</text:p>
          </table:table-cell>
          <table:table-cell table:style-name="ce37" table:number-columns-repeated="3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37" table:formula="of:=SUM([.F60:.X60])" office:value-type="float" office:value="47" calcext:value-type="float">
            <text:p>47</text:p>
          </table:table-cell>
          <table:table-cell table:style-name="ce84" table:formula="of:=IF([.AA60]=[.Y6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61:.X61])" office:value-type="float" office:value="84" calcext:value-type="float">
            <text:p>84</text:p>
          </table:table-cell>
          <table:table-cell table:style-name="ce84" table:formula="of:=IF([.AA61]=[.Y6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table:number-columns-repeated="3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/>
          <table:table-cell table:style-name="ce37" table:formula="of:=SUM([.F62:.X62])" office:value-type="float" office:value="118" calcext:value-type="float">
            <text:p>118</text:p>
          </table:table-cell>
          <table:table-cell table:style-name="ce84" table:formula="of:=IF([.AA62]=[.Y62];&quot;&quot;; &quot;NO COINCIDE&quot;)" office:value-type="string" office:string-value="NO COINCIDE" calcext:value-type="string">
            <text:p>NO COINCID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63:.X63])" office:value-type="float" office:value="136" calcext:value-type="float">
            <text:p>136</text:p>
          </table:table-cell>
          <table:table-cell table:style-name="ce84" table:formula="of:=IF([.AA63]=[.Y6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table:number-columns-repeated="3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8" calcext:value-type="float">
            <text:p>288</text:p>
          </table:table-cell>
          <table:table-cell table:style-name="ce37"/>
          <table:table-cell table:style-name="ce37" table:formula="of:=SUM([.F64:.X64])" office:value-type="float" office:value="288" calcext:value-type="float">
            <text:p>288</text:p>
          </table:table-cell>
          <table:table-cell table:style-name="ce84" table:formula="of:=IF([.AA64]=[.Y64];&quot;&quot;; &quot;NO COINCIDE&quot;)">
            <text:p/>
          </table:table-cell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11" calcext:value-type="float">
            <text:p>11</text:p>
          </table:table-cell>
          <table:table-cell table:number-columns-repeated="3" table:style-name="ce173" office:value-type="float" office:value="1" calcext:value-type="float">
            <text:p>1</text:p>
          </table:table-cell>
          <table:table-cell table:style-name="ce173"/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12" calcext:value-type="float">
            <text:p>12</text:p>
          </table:table-cell>
          <table:table-cell table:style-name="ce173"/>
          <table:table-cell table:style-name="ce173" office:value-type="float" office:value="5" calcext:value-type="float">
            <text:p>5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table:style-name="ce173" office:value-type="float" office:value="213" calcext:value-type="float">
            <text:p>213</text:p>
          </table:table-cell>
          <table:table-cell table:style-name="ce173" table:number-columns-repeated="2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09" calcext:value-type="float">
            <text:p>309</text:p>
          </table:table-cell>
          <table:table-cell table:style-name="ce173"/>
          <table:table-cell table:style-name="ce173" table:formula="of:=SUM([.F65:.X65])" office:value-type="float" office:value="309" calcext:value-type="float">
            <text:p>309</text:p>
          </table:table-cell>
          <table:table-cell table:style-name="ce76" table:formula="of:=IF([.AA65]=[.Y6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91" calcext:value-type="float">
            <text:p>491</text:p>
          </table:table-cell>
          <table:table-cell table:style-name="ce37"/>
          <table:table-cell table:style-name="ce37" table:formula="of:=SUM([.F66:.X66])" office:value-type="float" office:value="491" calcext:value-type="float">
            <text:p>491</text:p>
          </table:table-cell>
          <table:table-cell table:style-name="ce84" table:formula="of:=IF([.AA66]=[.Y6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67:.X67])" office:value-type="float" office:value="598" calcext:value-type="float">
            <text:p>598</text:p>
          </table:table-cell>
          <table:table-cell table:style-name="ce84" table:formula="of:=IF([.AA67]=[.Y6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74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67" calcext:value-type="float">
            <text:p>767</text:p>
          </table:table-cell>
          <table:table-cell table:style-name="ce37"/>
          <table:table-cell table:style-name="ce37" table:formula="of:=SUM([.F68:.X68])" office:value-type="float" office:value="767" calcext:value-type="float">
            <text:p>767</text:p>
          </table:table-cell>
          <table:table-cell table:style-name="ce84" table:formula="of:=IF([.AA68]=[.Y6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02" calcext:value-type="float">
            <text:p>1002</text:p>
          </table:table-cell>
          <table:table-cell table:style-name="ce37"/>
          <table:table-cell table:style-name="ce37" table:formula="of:=SUM([.F69:.X69])" office:value-type="float" office:value="1002" calcext:value-type="float">
            <text:p>1002</text:p>
          </table:table-cell>
          <table:table-cell table:style-name="ce84" table:formula="of:=IF([.AA69]=[.Y6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74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37" table:formula="of:=SUM([.F70:.X70])" office:value-type="float" office:value="1326" calcext:value-type="float">
            <text:p>1326</text:p>
          </table:table-cell>
          <table:table-cell table:style-name="ce84" table:formula="of:=IF([.AA70]=[.Y70];&quot;&quot;; &quot;NO COINCIDE&quot;)">
            <text:p/>
          </table:table-cell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3-22" calcext:value-type="date">
            <text:p>22/03</text:p>
          </table:table-cell>
          <table:table-cell table:style-name="ce83" office:value-type="float" office:value="52" calcext:value-type="float">
            <text:p>52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float" office:value="47" calcext:value-type="float">
            <text:p>47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112" calcext:value-type="float">
            <text:p>112</text:p>
          </table:table-cell>
          <table:table-cell table:style-name="ce118" office:value-type="float" office:value="74" calcext:value-type="float">
            <text:p>74</text:p>
          </table:table-cell>
          <table:table-cell table:style-name="ce118" office:value-type="float" office:value="191" calcext:value-type="float">
            <text:p>191</text:p>
          </table:table-cell>
          <table:table-cell table:style-name="ce118"/>
          <table:table-cell table:style-name="ce118" office:value-type="float" office:value="69" calcext:value-type="float">
            <text:p>69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1021" calcext:value-type="float">
            <text:p>1021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97" calcext:value-type="float">
            <text:p>97</text:p>
          </table:table-cell>
          <table:table-cell table:style-name="ce118" office:value-type="float" office:value="18" calcext:value-type="float">
            <text:p>18</text:p>
          </table:table-cell>
          <table:table-cell table:style-name="ce118" office:value-type="float" office:value="1720" calcext:value-type="float">
            <text:p>1720</text:p>
          </table:table-cell>
          <table:table-cell table:style-name="ce118"/>
          <table:table-cell table:style-name="ce118" table:formula="of:=SUM([.F71:.X71])" office:value-type="float" office:value="1720" calcext:value-type="float">
            <text:p>1720</text:p>
          </table:table-cell>
          <table:table-cell table:style-name="ce104" table:formula="of:=IF([.AA71]=[.Y71];&quot;&quot;; &quot;NO COINCIDE&quot;)">
            <text:p/>
          </table:table-cell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32" calcext:value-type="float">
            <text:p>32</text:p>
          </table:table-cell>
          <table:table-cell table:style-name="ce173" office:value-type="float" office:value="12" calcext:value-type="float">
            <text:p>12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11" calcext:value-type="float">
            <text:p>11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145" calcext:value-type="float">
            <text:p>145</text:p>
          </table:table-cell>
          <table:table-cell table:style-name="ce173" office:value-type="float" office:value="102" calcext:value-type="float">
            <text:p>102</text:p>
          </table:table-cell>
          <table:table-cell table:style-name="ce173" office:value-type="float" office:value="245" calcext:value-type="float">
            <text:p>245</text:p>
          </table:table-cell>
          <table:table-cell table:style-name="ce173"/>
          <table:table-cell table:style-name="ce173" office:value-type="float" office:value="94" calcext:value-type="float">
            <text:p>94</text:p>
          </table:table-cell>
          <table:table-cell table:number-columns-repeated="2" table:style-name="ce173" office:value-type="float" office:value="18" calcext:value-type="float">
            <text:p>18</text:p>
          </table:table-cell>
          <table:table-cell table:style-name="ce173" office:value-type="float" office:value="1263" calcext:value-type="float">
            <text:p>1263</text:p>
          </table:table-cell>
          <table:table-cell table:style-name="ce173"/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24" calcext:value-type="float">
            <text:p>24</text:p>
          </table:table-cell>
          <table:table-cell table:style-name="ce173" office:value-type="float" office:value="120" calcext:value-type="float">
            <text:p>120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182" calcext:value-type="float">
            <text:p>2182</text:p>
          </table:table-cell>
          <table:table-cell table:style-name="ce173"/>
          <table:table-cell table:style-name="ce173" table:formula="of:=SUM([.F72:.X72])" office:value-type="float" office:value="2182" calcext:value-type="float">
            <text:p>2182</text:p>
          </table:table-cell>
          <table:table-cell table:style-name="ce76" table:formula="of:=IF([.AA72]=[.Y7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24" calcext:value-type="date">
            <text:p>24/03</text:p>
          </table:table-cell>
          <table:table-cell table:style-name="ce49" office:value-type="float" office:value="54" calcext:value-type="float">
            <text:p>54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696" calcext:value-type="float">
            <text:p>2696</text:p>
          </table:table-cell>
          <table:table-cell/>
          <table:table-cell table:style-name="ce37" table:formula="of:=SUM([.F73:.X73])" office:value-type="float" office:value="2696" calcext:value-type="float">
            <text:p>2696</text:p>
          </table:table-cell>
          <table:table-cell table:style-name="ce115" table:formula="of:=IF([.AA73]=[.Y7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25" calcext:value-type="date">
            <text:p>25/03</text:p>
          </table:table-cell>
          <table:table-cell table:style-name="ce49" office:value-type="float" office:value="55" calcext:value-type="float">
            <text:p>55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office:value-type="float" office:value="165" calcext:value-type="float">
            <text:p>165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3434" calcext:value-type="float">
            <text:p>3434</text:p>
          </table:table-cell>
          <table:table-cell/>
          <table:table-cell table:style-name="ce37" table:formula="of:=SUM([.F74:.X74])" office:value-type="float" office:value="3434" calcext:value-type="float">
            <text:p>3434</text:p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J</text:p>
          </table:table-cell>
          <table:table-cell table:style-name="ce121" office:value-type="date" office:date-value="2020-03-26" calcext:value-type="date">
            <text:p>26/03</text:p>
          </table:table-cell>
          <table:table-cell table:style-name="ce42" office:value-type="float" office:value="56" calcext:value-type="float">
            <text:p>56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134" calcext:value-type="float">
            <text:p>134</text:p>
          </table:table-cell>
          <table:table-cell table:style-name="ce173" office:value-type="float" office:value="48" calcext:value-type="float">
            <text:p>48</text:p>
          </table:table-cell>
          <table:table-cell table:style-name="ce173" office:value-type="float" office:value="27" calcext:value-type="float">
            <text:p>27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24" calcext:value-type="float">
            <text:p>24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316" calcext:value-type="float">
            <text:p>316</text:p>
          </table:table-cell>
          <table:table-cell table:style-name="ce173" office:value-type="float" office:value="206" calcext:value-type="float">
            <text:p>206</text:p>
          </table:table-cell>
          <table:table-cell table:style-name="ce173" office:value-type="float" office:value="672" calcext:value-type="float">
            <text:p>672</text:p>
          </table:table-cell>
          <table:table-cell table:style-name="ce173"/>
          <table:table-cell table:style-name="ce173" office:value-type="float" office:value="167" calcext:value-type="float">
            <text:p>167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32" calcext:value-type="float">
            <text:p>32</text:p>
          </table:table-cell>
          <table:table-cell table:style-name="ce173" office:value-type="float" office:value="2090" calcext:value-type="float">
            <text:p>209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49" calcext:value-type="float">
            <text:p>49</text:p>
          </table:table-cell>
          <table:table-cell table:style-name="ce173" office:value-type="float" office:value="180" calcext:value-type="float">
            <text:p>180</text:p>
          </table:table-cell>
          <table:table-cell table:style-name="ce173" office:value-type="float" office:value="43" calcext:value-type="float">
            <text:p>43</text:p>
          </table:table-cell>
          <table:table-cell table:style-name="ce173" office:value-type="float" office:value="4089" calcext:value-type="float">
            <text:p>4089</text:p>
          </table:table-cell>
          <table:table-cell/>
          <table:table-cell table:style-name="ce37" table:formula="of:=SUM([.F75:.X75])" office:value-type="float" office:value="4089" calcext:value-type="float">
            <text:p>4089</text:p>
          </table:table-cell>
          <table:table-cell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3-27" calcext:value-type="date">
            <text:p>27/03</text:p>
          </table:table-cell>
          <table:table-cell table:style-name="ce42" office:value-type="float" office:value="57" calcext:value-type="float">
            <text:p>57</text:p>
          </table:table-cell>
          <table:table-cell table:style-name="ce173" office:value-type="string" calcext:value-type="string">
            <text:p>Muertes</text:p>
          </table:table-cell>
          <table:table-cell table:style-name="ce173" office:value-type="float" office:value="144" calcext:value-type="float">
            <text:p>144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29" calcext:value-type="float">
            <text:p>29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7" calcext:value-type="float">
            <text:p>27</text:p>
          </table:table-cell>
          <table:table-cell table:style-name="ce173" office:value-type="float" office:value="21" calcext:value-type="float">
            <text:p>21</text:p>
          </table:table-cell>
          <table:table-cell table:style-name="ce173" office:value-type="float" office:value="367" calcext:value-type="float">
            <text:p>367</text:p>
          </table:table-cell>
          <table:table-cell table:style-name="ce173" office:value-type="float" office:value="252" calcext:value-type="float">
            <text:p>252</text:p>
          </table:table-cell>
          <table:table-cell table:style-name="ce173" office:value-type="float" office:value="880" calcext:value-type="float">
            <text:p>880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98" calcext:value-type="float">
            <text:p>198</text:p>
          </table:table-cell>
          <table:table-cell table:style-name="ce173" office:value-type="float" office:value="69" calcext:value-type="float">
            <text:p>69</text:p>
          </table:table-cell>
          <table:table-cell table:style-name="ce173" office:value-type="float" office:value="43" calcext:value-type="float">
            <text:p>43</text:p>
          </table:table-cell>
          <table:table-cell table:style-name="ce173" office:value-type="float" office:value="2412" calcext:value-type="float">
            <text:p>2412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207" calcext:value-type="float">
            <text:p>207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4858" calcext:value-type="float">
            <text:p>4858</text:p>
          </table:table-cell>
          <table:table-cell table:style-name="ce173"/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 table:number-rows-repeated="104849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CAA MC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2" table:default-cell-style-name="Default"/>
        <table:table-column table:style-name="co33" table:default-cell-style-name="ce77"/>
        <table:table-column table:style-name="co34" table:number-columns-repeated="17" table:default-cell-style-name="Default"/>
        <table:table-row table:style-name="ro1">
          <table:table-cell/>
          <table:table-cell table:style-name="ce80" office:value-type="string" calcext:value-type="string">
            <text:p>Datos Ministerio de Sanidad (Casos)</text:p>
          </table:table-cell>
          <table:table-cell/>
          <table:table-cell table:style-name="ce40"/>
          <table:table-cell table:number-columns-repeated="41"/>
        </table:table-row>
        <table:table-row table:style-name="ro1">
          <table:table-cell table:number-columns-repeated="3"/>
          <table:table-cell table:style-name="ce41"/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style-name="ce41"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18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4]=[.Y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5]=[.Y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6]=[.Y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1-18" calcext:value-type="date">
            <text:p>18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7]=[.Y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1-19" calcext:value-type="date">
            <text:p>19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8]=[.Y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73" office:value-type="string" calcext:value-type="string">
            <text:p>Casos</text:p>
          </table:table-cell>
          <table:table-cell table:style-name="ce173" table:number-columns-repeated="22"/>
          <table:table-cell table:style-name="ce127" table:formula="of:=IF([.AA9]=[.Y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0]=[.Y1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1]=[.Y1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2]=[.Y1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3]=[.Y1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1-25" calcext:value-type="date">
            <text:p>25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14]=[.Y1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118" office:value-type="string" calcext:value-type="string">
            <text:p>Casos</text:p>
          </table:table-cell>
          <table:table-cell table:style-name="ce118" table:number-columns-repeated="22"/>
          <table:table-cell table:style-name="ce88" table:formula="of:=IF([.AA15]=[.Y1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6]=[.Y1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7]=[.Y1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8]=[.Y1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9]=[.Y1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20]=[.Y2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01" calcext:value-type="date">
            <text:p>01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1]=[.Y2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2-02" calcext:value-type="date">
            <text:p>0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2]=[.Y2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73" office:value-type="string" calcext:value-type="string">
            <text:p>Casos</text:p>
          </table:table-cell>
          <table:table-cell table:style-name="ce173" table:number-columns-repeated="4"/>
          <table:table-cell table:style-name="ce173" office:value-type="float" office:value="1" calcext:value-type="float">
            <text:p>1</text:p>
          </table:table-cell>
          <table:table-cell table:style-name="ce173" table:number-columns-repeated="14"/>
          <table:table-cell table:style-name="ce173" office:value-type="float" office:value="1" calcext:value-type="float">
            <text:p>1</text:p>
          </table:table-cell>
          <table:table-cell table:style-name="ce173"/>
          <table:table-cell table:style-name="ce173" table:formula="of:=SUM([.F23:.X23])" office:value-type="float" office:value="1" calcext:value-type="float">
            <text:p>1</text:p>
          </table:table-cell>
          <table:table-cell table:style-name="ce127" table:formula="of:=IF([.AA23]=[.Y2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4:.X24])" office:value-type="float" office:value="1" calcext:value-type="float">
            <text:p>1</text:p>
          </table:table-cell>
          <table:table-cell table:formula="of:=IF([.AA24]=[.Y2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5:.X25])" office:value-type="float" office:value="1" calcext:value-type="float">
            <text:p>1</text:p>
          </table:table-cell>
          <table:table-cell table:formula="of:=IF([.AA25]=[.Y2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6:.X26])" office:value-type="float" office:value="1" calcext:value-type="float">
            <text:p>1</text:p>
          </table:table-cell>
          <table:table-cell table:formula="of:=IF([.AA26]=[.Y2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7:.X27])" office:value-type="float" office:value="1" calcext:value-type="float">
            <text:p>1</text:p>
          </table:table-cell>
          <table:table-cell table:formula="of:=IF([.AA27]=[.Y2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8:.X28])" office:value-type="float" office:value="1" calcext:value-type="float">
            <text:p>1</text:p>
          </table:table-cell>
          <table:table-cell table:formula="of:=IF([.AA28]=[.Y2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118" office:value-type="string" calcext:value-type="string">
            <text:p>Casos</text:p>
          </table:table-cell>
          <table:table-cell table:style-name="ce118" table:number-columns-repeated="4"/>
          <table:table-cell table:style-name="ce118" office:value-type="float" office:value="1" calcext:value-type="float">
            <text:p>1</text:p>
          </table:table-cell>
          <table:table-cell table:style-name="ce118" table:number-columns-repeated="14"/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table:formula="of:=SUM([.F29:.X29])" office:value-type="float" office:value="1" calcext:value-type="float">
            <text:p>1</text:p>
          </table:table-cell>
          <table:table-cell table:style-name="ce88" table:formula="of:=IF([.AA29]=[.Y2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0:.X30])" office:value-type="float" office:value="2" calcext:value-type="float">
            <text:p>2</text:p>
          </table:table-cell>
          <table:table-cell table:formula="of:=IF([.AA30]=[.Y3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1:.X31])" office:value-type="float" office:value="2" calcext:value-type="float">
            <text:p>2</text:p>
          </table:table-cell>
          <table:table-cell table:formula="of:=IF([.AA31]=[.Y3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2:.X32])" office:value-type="float" office:value="2" calcext:value-type="float">
            <text:p>2</text:p>
          </table:table-cell>
          <table:table-cell table:formula="of:=IF([.AA32]=[.Y3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3:.X33])" office:value-type="float" office:value="2" calcext:value-type="float">
            <text:p>2</text:p>
          </table:table-cell>
          <table:table-cell table:formula="of:=IF([.AA33]=[.Y3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4:.X34])" office:value-type="float" office:value="2" calcext:value-type="float">
            <text:p>2</text:p>
          </table:table-cell>
          <table:table-cell table:formula="of:=IF([.AA34]=[.Y3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15" calcext:value-type="date">
            <text:p>15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5:.X35])" office:value-type="float" office:value="2" calcext:value-type="float">
            <text:p>2</text:p>
          </table:table-cell>
          <table:table-cell table:formula="of:=IF([.AA35]=[.Y3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6:.X36])" office:value-type="float" office:value="2" calcext:value-type="float">
            <text:p>2</text:p>
          </table:table-cell>
          <table:table-cell table:formula="of:=IF([.AA36]=[.Y3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73" office:value-type="string" calcext:value-type="string">
            <text:p>Casos</text:p>
          </table:table-cell>
          <table:table-cell table:style-name="ce173" table:number-columns-repeated="3"/>
          <table:table-cell table:number-columns-repeated="2" table:style-name="ce173" office:value-type="float" office:value="1" calcext:value-type="float">
            <text:p>1</text:p>
          </table:table-cell>
          <table:table-cell table:style-name="ce173" table:number-columns-repeated="14"/>
          <table:table-cell table:style-name="ce173" office:value-type="float" office:value="2" calcext:value-type="float">
            <text:p>2</text:p>
          </table:table-cell>
          <table:table-cell table:style-name="ce173"/>
          <table:table-cell table:style-name="ce173" table:formula="of:=SUM([.F37:.X37])" office:value-type="float" office:value="2" calcext:value-type="float">
            <text:p>2</text:p>
          </table:table-cell>
          <table:table-cell table:style-name="ce127" table:formula="of:=IF([.AA37]=[.Y3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8:.X38])" office:value-type="float" office:value="2" calcext:value-type="float">
            <text:p>2</text:p>
          </table:table-cell>
          <table:table-cell table:formula="of:=IF([.AA38]=[.Y3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9:.X39])" office:value-type="float" office:value="2" calcext:value-type="float">
            <text:p>2</text:p>
          </table:table-cell>
          <table:table-cell table:formula="of:=IF([.AA39]=[.Y3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0:.X40])" office:value-type="float" office:value="2" calcext:value-type="float">
            <text:p>2</text:p>
          </table:table-cell>
          <table:table-cell table:formula="of:=IF([.AA40]=[.Y4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1:.X41])" office:value-type="float" office:value="2" calcext:value-type="float">
            <text:p>2</text:p>
          </table:table-cell>
          <table:table-cell table:formula="of:=IF([.AA41]=[.Y4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22" calcext:value-type="date">
            <text:p>2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2:.X42])" office:value-type="float" office:value="2" calcext:value-type="float">
            <text:p>2</text:p>
          </table:table-cell>
          <table:table-cell table:formula="of:=IF([.AA42]=[.Y4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118" office:value-type="string" calcext:value-type="string">
            <text:p>Casos</text:p>
          </table:table-cell>
          <table:table-cell table:style-name="ce118" table:number-columns-repeated="3"/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14"/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8" table:formula="of:=SUM([.F43:.X43])" office:value-type="float" office:value="2" calcext:value-type="float">
            <text:p>2</text:p>
          </table:table-cell>
          <table:table-cell table:style-name="ce88" table:formula="of:=IF([.AA43]=[.Y4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4:.X44])" office:value-type="float" office:value="2" calcext:value-type="float">
            <text:p>2</text:p>
          </table:table-cell>
          <table:table-cell table:formula="of:=IF([.AA44]=[.Y4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45:.X45])" office:value-type="float" office:value="3" calcext:value-type="float">
            <text:p>3</text:p>
          </table:table-cell>
          <table:table-cell table:formula="of:=IF([.AA45]=[.Y4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46:.X46])" office:value-type="float" office:value="10" calcext:value-type="float">
            <text:p>10</text:p>
          </table:table-cell>
          <table:table-cell table:formula="of:=IF([.AA46]=[.Y4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47:.X47])" office:value-type="float" office:value="16" calcext:value-type="float">
            <text:p>16</text:p>
          </table:table-cell>
          <table:table-cell table:formula="of:=IF([.AA47]=[.Y4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48:.X48])" office:value-type="float" office:value="32" calcext:value-type="float">
            <text:p>32</text:p>
          </table:table-cell>
          <table:table-cell table:formula="of:=IF([.AA48]=[.Y4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49]=[.Y4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3-01" calcext:value-type="date">
            <text:p>01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0]=[.Y5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73" office:value-type="string" calcext:value-type="string">
            <text:p>Casos</text:p>
          </table:table-cell>
          <table:table-cell table:style-name="ce173" office:value-type="float" office:value="12" calcext:value-type="float">
            <text:p>12</text:p>
          </table:table-cell>
          <table:table-cell table:style-name="ce173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10" calcext:value-type="float">
            <text:p>10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table:style-name="ce173" office:value-type="float" office:value="15" calcext:value-type="float">
            <text:p>15</text:p>
          </table:table-cell>
          <table:table-cell table:style-name="ce173"/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6" calcext:value-type="float">
            <text:p>6</text:p>
          </table:table-cell>
          <table:table-cell table:style-name="ce173"/>
          <table:table-cell table:style-name="ce173" office:value-type="float" office:value="29" calcext:value-type="float">
            <text:p>29</text:p>
          </table:table-cell>
          <table:table-cell table:style-name="ce173" table:number-columns-repeated="2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114" calcext:value-type="float">
            <text:p>114</text:p>
          </table:table-cell>
          <table:table-cell table:style-name="ce173"/>
          <table:table-cell table:style-name="ce173" table:formula="of:=SUM([.F51:.X51])" office:value-type="float" office:value="114" calcext:value-type="float">
            <text:p>114</text:p>
          </table:table-cell>
          <table:table-cell table:style-name="ce127" table:formula="of:=IF([.AA51]=[.Y5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52:.X52])" office:value-type="float" office:value="150" calcext:value-type="float">
            <text:p>150</text:p>
          </table:table-cell>
          <table:table-cell table:formula="of:=IF([.AA52]=[.Y5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53:.X53])" office:value-type="float" office:value="198" calcext:value-type="float">
            <text:p>198</text:p>
          </table:table-cell>
          <table:table-cell table:formula="of:=IF([.AA53]=[.Y5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54:.X54])" office:value-type="float" office:value="237" calcext:value-type="float">
            <text:p>237</text:p>
          </table:table-cell>
          <table:table-cell table:formula="of:=IF([.AA54]=[.Y5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55:.X55])" office:value-type="float" office:value="365" calcext:value-type="float">
            <text:p>365</text:p>
          </table:table-cell>
          <table:table-cell table:formula="of:=IF([.AA55]=[.Y5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3-07" calcext:value-type="date">
            <text:p>07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6]=[.Y5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118" office:value-type="string" calcext:value-type="string">
            <text:p>Casos</text:p>
          </table:table-cell>
          <table:table-cell table:style-name="ce118" table:number-columns-repeated="22"/>
          <table:table-cell table:style-name="ce88" table:formula="of:=IF([.AA57]=[.Y5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74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58:.X58])" office:value-type="float" office:value="999" calcext:value-type="float">
            <text:p>999</text:p>
          </table:table-cell>
          <table:table-cell table:formula="of:=IF([.AA58]=[.Y5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59:.X59])" office:value-type="float" office:value="1622" calcext:value-type="float">
            <text:p>1622</text:p>
          </table:table-cell>
          <table:table-cell table:formula="of:=IF([.AA59]=[.Y5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60:.X60])" office:value-type="float" office:value="2128" calcext:value-type="float">
            <text:p>2128</text:p>
          </table:table-cell>
          <table:table-cell table:formula="of:=IF([.AA60]=[.Y6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74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61:.X61])" office:value-type="float" office:value="2950" calcext:value-type="float">
            <text:p>2950</text:p>
          </table:table-cell>
          <table:table-cell table:formula="of:=IF([.AA61]=[.Y6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62:.X62])" office:value-type="float" office:value="4209" calcext:value-type="float">
            <text:p>4209</text:p>
          </table:table-cell>
          <table:table-cell table:formula="of:=IF([.AA62]=[.Y6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74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63:.X63])" office:value-type="float" office:value="5753" calcext:value-type="float">
            <text:p>5753</text:p>
          </table:table-cell>
          <table:table-cell table:formula="of:=IF([.AA63]=[.Y6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74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64:.X64])" office:value-type="float" office:value="7753" calcext:value-type="float">
            <text:p>7753</text:p>
          </table:table-cell>
          <table:table-cell table:formula="of:=IF([.AA64]=[.Y6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73" office:value-type="string" calcext:value-type="string">
            <text:p>Casos</text:p>
          </table:table-cell>
          <table:table-cell table:style-name="ce173" office:value-type="float" office:value="554" calcext:value-type="float">
            <text:p>554</text:p>
          </table:table-cell>
          <table:table-cell table:style-name="ce173" office:value-type="float" office:value="174" calcext:value-type="float">
            <text:p>174</text:p>
          </table:table-cell>
          <table:table-cell table:style-name="ce173" office:value-type="float" office:value="177" calcext:value-type="float">
            <text:p>177</text:p>
          </table:table-cell>
          <table:table-cell table:style-name="ce173" office:value-type="float" office:value="73" calcext:value-type="float">
            <text:p>73</text:p>
          </table:table-cell>
          <table:table-cell table:style-name="ce173" office:value-type="float" office:value="119" calcext:value-type="float">
            <text:p>119</text:p>
          </table:table-cell>
          <table:table-cell table:style-name="ce173" office:value-type="float" office:value="58" calcext:value-type="float">
            <text:p>58</text:p>
          </table:table-cell>
          <table:table-cell table:style-name="ce173" office:value-type="float" office:value="567" calcext:value-type="float">
            <text:p>567</text:p>
          </table:table-cell>
          <table:table-cell table:style-name="ce173" office:value-type="float" office:value="334" calcext:value-type="float">
            <text:p>334</text:p>
          </table:table-cell>
          <table:table-cell table:style-name="ce173" office:value-type="float" office:value="903" calcext:value-type="float">
            <text:p>903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409" calcext:value-type="float">
            <text:p>409</text:p>
          </table:table-cell>
          <table:table-cell table:style-name="ce173" office:value-type="float" office:value="111" calcext:value-type="float">
            <text:p>111</text:p>
          </table:table-cell>
          <table:table-cell table:style-name="ce173" office:value-type="float" office:value="245" calcext:value-type="float">
            <text:p>245</text:p>
          </table:table-cell>
          <table:table-cell table:style-name="ce173" office:value-type="float" office:value="4165" calcext:value-type="float">
            <text:p>4165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77" calcext:value-type="float">
            <text:p>77</text:p>
          </table:table-cell>
          <table:table-cell table:style-name="ce173" office:value-type="float" office:value="274" calcext:value-type="float">
            <text:p>274</text:p>
          </table:table-cell>
          <table:table-cell table:style-name="ce173" office:value-type="float" office:value="630" calcext:value-type="float">
            <text:p>630</text:p>
          </table:table-cell>
          <table:table-cell table:style-name="ce173" office:value-type="float" office:value="312" calcext:value-type="float">
            <text:p>312</text:p>
          </table:table-cell>
          <table:table-cell table:style-name="ce173" office:value-type="float" office:value="9191" calcext:value-type="float">
            <text:p>9191</text:p>
          </table:table-cell>
          <table:table-cell table:style-name="ce173"/>
          <table:table-cell table:style-name="ce173" table:formula="of:=SUM([.F65:.X65])" office:value-type="float" office:value="9191" calcext:value-type="float">
            <text:p>9191</text:p>
          </table:table-cell>
          <table:table-cell table:style-name="ce127" table:formula="of:=IF([.AA65]=[.Y6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66:.X66])" office:value-type="float" office:value="11178" calcext:value-type="float">
            <text:p>11178</text:p>
          </table:table-cell>
          <table:table-cell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67:.X67])" office:value-type="float" office:value="13716" calcext:value-type="float">
            <text:p>13716</text:p>
          </table:table-cell>
          <table:table-cell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74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68:.X68])" office:value-type="float" office:value="17147" calcext:value-type="float">
            <text:p>17147</text:p>
          </table:table-cell>
          <table:table-cell table:formula="of:=IF([.AA68]=[.Y6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74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69:.X69])" office:value-type="float" office:value="19980" calcext:value-type="float">
            <text:p>19980</text:p>
          </table:table-cell>
          <table:table-cell table:formula="of:=IF([.AA69]=[.Y6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74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70:.X70])" office:value-type="float" office:value="24926" calcext:value-type="float">
            <text:p>24926</text:p>
          </table:table-cell>
          <table:table-cell table:style-name="ce84"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8" office:value-type="string" calcext:value-type="string">
            <text:p>D</text:p>
          </table:table-cell>
          <table:table-cell table:style-name="ce39" office:value-type="date" office:date-value="2020-03-22" calcext:value-type="date">
            <text:p>22/03</text:p>
          </table:table-cell>
          <table:table-cell table:style-name="ce83" office:value-type="float" office:value="52" calcext:value-type="float">
            <text:p>52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float" office:value="1725" calcext:value-type="float">
            <text:p>1725</text:p>
          </table:table-cell>
          <table:table-cell table:style-name="ce118" office:value-type="float" office:value="532" calcext:value-type="float">
            <text:p>532</text:p>
          </table:table-cell>
          <table:table-cell table:style-name="ce118" office:value-type="float" office:value="545" calcext:value-type="float">
            <text:p>545</text:p>
          </table:table-cell>
          <table:table-cell table:style-name="ce118" office:value-type="float" office:value="331" calcext:value-type="float">
            <text:p>331</text:p>
          </table:table-cell>
          <table:table-cell table:style-name="ce118" office:value-type="float" office:value="414" calcext:value-type="float">
            <text:p>414</text:p>
          </table:table-cell>
          <table:table-cell table:style-name="ce118" office:value-type="float" office:value="282" calcext:value-type="float">
            <text:p>282</text:p>
          </table:table-cell>
          <table:table-cell table:style-name="ce118" office:value-type="float" office:value="1819" calcext:value-type="float">
            <text:p>1819</text:p>
          </table:table-cell>
          <table:table-cell table:style-name="ce118" office:value-type="float" office:value="1744" calcext:value-type="float">
            <text:p>1744</text:p>
          </table:table-cell>
          <table:table-cell table:style-name="ce118" office:value-type="float" office:value="4704" calcext:value-type="float">
            <text:p>470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1604" calcext:value-type="float">
            <text:p>1604</text:p>
          </table:table-cell>
          <table:table-cell table:style-name="ce118" office:value-type="float" office:value="384" calcext:value-type="float">
            <text:p>384</text:p>
          </table:table-cell>
          <table:table-cell table:style-name="ce118" office:value-type="float" office:value="915" calcext:value-type="float">
            <text:p>915</text:p>
          </table:table-cell>
          <table:table-cell table:style-name="ce118" office:value-type="float" office:value="9702" calcext:value-type="float">
            <text:p>9702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794" calcext:value-type="float">
            <text:p>794</text:p>
          </table:table-cell>
          <table:table-cell table:style-name="ce118" office:value-type="float" office:value="2097" calcext:value-type="float">
            <text:p>2097</text:p>
          </table:table-cell>
          <table:table-cell table:style-name="ce118" office:value-type="float" office:value="654" calcext:value-type="float">
            <text:p>654</text:p>
          </table:table-cell>
          <table:table-cell table:style-name="ce118" office:value-type="float" office:value="28572" calcext:value-type="float">
            <text:p>28572</text:p>
          </table:table-cell>
          <table:table-cell table:style-name="ce118"/>
          <table:table-cell table:style-name="ce118" table:formula="of:=SUM([.F71:.X71])" office:value-type="float" office:value="28572" calcext:value-type="float">
            <text:p>28572</text:p>
          </table:table-cell>
          <table:table-cell table:style-name="ce104"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L</text:p>
          </table:table-cell>
          <table:table-cell table:style-name="ce121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73" office:value-type="string" calcext:value-type="string">
            <text:p>Casos</text:p>
          </table:table-cell>
          <table:table-cell table:style-name="ce173" office:value-type="float" office:value="1961" calcext:value-type="float">
            <text:p>1961</text:p>
          </table:table-cell>
          <table:table-cell table:style-name="ce173" office:value-type="float" office:value="638" calcext:value-type="float">
            <text:p>638</text:p>
          </table:table-cell>
          <table:table-cell table:style-name="ce173" office:value-type="float" office:value="594" calcext:value-type="float">
            <text:p>594</text:p>
          </table:table-cell>
          <table:table-cell table:style-name="ce173" office:value-type="float" office:value="400" calcext:value-type="float">
            <text:p>400</text:p>
          </table:table-cell>
          <table:table-cell table:style-name="ce173" office:value-type="float" office:value="481" calcext:value-type="float">
            <text:p>481</text:p>
          </table:table-cell>
          <table:table-cell table:style-name="ce173" office:value-type="float" office:value="347" calcext:value-type="float">
            <text:p>347</text:p>
          </table:table-cell>
          <table:table-cell table:style-name="ce173" office:value-type="float" office:value="2078" calcext:value-type="float">
            <text:p>2078</text:p>
          </table:table-cell>
          <table:table-cell table:style-name="ce173" office:value-type="float" office:value="2055" calcext:value-type="float">
            <text:p>2055</text:p>
          </table:table-cell>
          <table:table-cell table:style-name="ce173" office:value-type="float" office:value="5925" calcext:value-type="float">
            <text:p>5925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1901" calcext:value-type="float">
            <text:p>1901</text:p>
          </table:table-cell>
          <table:table-cell table:style-name="ce173" office:value-type="float" office:value="493" calcext:value-type="float">
            <text:p>493</text:p>
          </table:table-cell>
          <table:table-cell table:style-name="ce173" office:value-type="float" office:value="1208" calcext:value-type="float">
            <text:p>1208</text:p>
          </table:table-cell>
          <table:table-cell table:style-name="ce173" office:value-type="float" office:value="10575" calcext:value-type="float">
            <text:p>10575</text:p>
          </table:table-cell>
          <table:table-cell table:style-name="ce173" office:value-type="float" office:value="28" calcext:value-type="float">
            <text:p>28</text:p>
          </table:table-cell>
          <table:table-cell table:style-name="ce173" office:value-type="float" office:value="345" calcext:value-type="float">
            <text:p>345</text:p>
          </table:table-cell>
          <table:table-cell table:style-name="ce173" office:value-type="float" office:value="886" calcext:value-type="float">
            <text:p>886</text:p>
          </table:table-cell>
          <table:table-cell table:style-name="ce173" office:value-type="float" office:value="2421" calcext:value-type="float">
            <text:p>2421</text:p>
          </table:table-cell>
          <table:table-cell table:style-name="ce173" office:value-type="float" office:value="747" calcext:value-type="float">
            <text:p>747</text:p>
          </table:table-cell>
          <table:table-cell table:style-name="ce173" office:value-type="float" office:value="33089" calcext:value-type="float">
            <text:p>33089</text:p>
          </table:table-cell>
          <table:table-cell table:style-name="ce173"/>
          <table:table-cell table:style-name="ce173" table:formula="of:=SUM([.F72:.X72])" office:value-type="float" office:value="33089" calcext:value-type="float">
            <text:p>33089</text:p>
          </table:table-cell>
          <table:table-cell table:style-name="ce76" table:formula="of:=IF([.AA72]=[.Y7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74" office:value-type="date" office:date-value="2020-03-24" calcext:value-type="date">
            <text:p>24/03</text:p>
          </table:table-cell>
          <table:table-cell table:style-name="ce49" office:value-type="float" office:value="54" calcext:value-type="float">
            <text:p>54</text:p>
          </table:table-cell>
          <table:table-cell office:value-type="string" calcext:value-type="string">
            <text:p>Casos</text:p>
          </table:table-cell>
          <table:table-cell office:value-type="float" office:value="2471" calcext:value-type="float">
            <text:p>2471</text:p>
          </table:table-cell>
          <table:table-cell office:value-type="float" office:value="758" calcext:value-type="float">
            <text:p>758</text:p>
          </table:table-cell>
          <table:table-cell office:value-type="float" office:value="662" calcext:value-type="float">
            <text:p>662</text:p>
          </table:table-cell>
          <table:table-cell office:value-type="float" office:value="478" calcext:value-type="float">
            <text:p>478</text:p>
          </table:table-cell>
          <table:table-cell office:value-type="float" office:value="557" calcext:value-type="float">
            <text:p>557</text:p>
          </table:table-cell>
          <table:table-cell office:value-type="float" office:value="425" calcext:value-type="float">
            <text:p>425</text:p>
          </table:table-cell>
          <table:table-cell office:value-type="float" office:value="2465" calcext:value-type="float">
            <text:p>2465</text:p>
          </table:table-cell>
          <table:table-cell office:value-type="float" office:value="2460" calcext:value-type="float">
            <text:p>2460</text:p>
          </table:table-cell>
          <table:table-cell office:value-type="float" office:value="7864" calcext:value-type="float">
            <text:p>7864</text:p>
          </table:table-cell>
          <table:table-cell office:value-type="float" office:value="6" calcext:value-type="float">
            <text:p>6</text:p>
          </table:table-cell>
          <table:table-cell office:value-type="float" office:value="2167" calcext:value-type="float">
            <text:p>2167</text:p>
          </table:table-cell>
          <table:table-cell office:value-type="float" office:value="636" calcext:value-type="float">
            <text:p>636</text:p>
          </table:table-cell>
          <table:table-cell office:value-type="float" office:value="1415" calcext:value-type="float">
            <text:p>1415</text:p>
          </table:table-cell>
          <table:table-cell office:value-type="float" office:value="12352" calcext:value-type="float">
            <text:p>12352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014" calcext:value-type="float">
            <text:p>1014</text:p>
          </table:table-cell>
          <table:table-cell office:value-type="float" office:value="2728" calcext:value-type="float">
            <text:p>2728</text:p>
          </table:table-cell>
          <table:table-cell office:value-type="float" office:value="802" calcext:value-type="float">
            <text:p>802</text:p>
          </table:table-cell>
          <table:table-cell office:value-type="float" office:value="39673" calcext:value-type="float">
            <text:p>39673</text:p>
          </table:table-cell>
          <table:table-cell/>
          <table:table-cell table:style-name="ce37" table:formula="of:=SUM([.F73:.X73])" office:value-type="float" office:value="39673" calcext:value-type="float">
            <text:p>39673</text:p>
          </table:table-cell>
          <table:table-cell table:style-name="ce115" table:formula="of:=IF([.AA73]=[.Y7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74" office:value-type="date" office:date-value="2020-03-25" calcext:value-type="date">
            <text:p>25/03</text:p>
          </table:table-cell>
          <table:table-cell table:style-name="ce49" office:value-type="float" office:value="55" calcext:value-type="float">
            <text:p>55</text:p>
          </table:table-cell>
          <table:table-cell office:value-type="string" calcext:value-type="string">
            <text:p>Casos</text:p>
          </table:table-cell>
          <table:table-cell office:value-type="float" office:value="3010" calcext:value-type="float">
            <text:p>3010</text:p>
          </table:table-cell>
          <table:table-cell office:value-type="float" office:value="907" calcext:value-type="float">
            <text:p>907</text:p>
          </table:table-cell>
          <table:table-cell office:value-type="float" office:value="779" calcext:value-type="float">
            <text:p>779</text:p>
          </table:table-cell>
          <table:table-cell office:value-type="float" office:value="562" calcext:value-type="float">
            <text:p>562</text:p>
          </table:table-cell>
          <table:table-cell office:value-type="float" office:value="657" calcext:value-type="float">
            <text:p>657</text:p>
          </table:table-cell>
          <table:table-cell office:value-type="float" office:value="510" calcext:value-type="float">
            <text:p>510</text:p>
          </table:table-cell>
          <table:table-cell office:value-type="float" office:value="2780" calcext:value-type="float">
            <text:p>2780</text:p>
          </table:table-cell>
          <table:table-cell office:value-type="float" office:value="2940" calcext:value-type="float">
            <text:p>2940</text:p>
          </table:table-cell>
          <table:table-cell office:value-type="float" office:value="9937" calcext:value-type="float">
            <text:p>9937</text:p>
          </table:table-cell>
          <table:table-cell office:value-type="float" office:value="9" calcext:value-type="float">
            <text:p>9</text:p>
          </table:table-cell>
          <table:table-cell office:value-type="float" office:value="2616" calcext:value-type="float">
            <text:p>2616</text:p>
          </table:table-cell>
          <table:table-cell office:value-type="float" office:value="742" calcext:value-type="float">
            <text:p>742</text:p>
          </table:table-cell>
          <table:table-cell office:value-type="float" office:value="1653" calcext:value-type="float">
            <text:p>1653</text:p>
          </table:table-cell>
          <table:table-cell office:value-type="float" office:value="14597" calcext:value-type="float">
            <text:p>14597</text:p>
          </table:table-cell>
          <table:table-cell office:value-type="float" office:value="38" calcext:value-type="float">
            <text:p>38</text:p>
          </table:table-cell>
          <table:table-cell office:value-type="float" office:value="477" calcext:value-type="float">
            <text:p>477</text:p>
          </table:table-cell>
          <table:table-cell office:value-type="float" office:value="1197" calcext:value-type="float">
            <text:p>1197</text:p>
          </table:table-cell>
          <table:table-cell office:value-type="float" office:value="3271" calcext:value-type="float">
            <text:p>3271</text:p>
          </table:table-cell>
          <table:table-cell office:value-type="float" office:value="928" calcext:value-type="float">
            <text:p>928</text:p>
          </table:table-cell>
          <table:table-cell office:value-type="float" office:value="47610" calcext:value-type="float">
            <text:p>47610</text:p>
          </table:table-cell>
          <table:table-cell table:style-name="ce37"/>
          <table:table-cell table:style-name="ce37" table:formula="of:=SUM([.F74:.X74])" office:value-type="float" office:value="47610" calcext:value-type="float">
            <text:p>47610</text:p>
          </table:table-cell>
          <table:table-cell table:style-name="ce115"/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J</text:p>
          </table:table-cell>
          <table:table-cell table:style-name="ce121" office:value-type="date" office:date-value="2020-03-26" calcext:value-type="date">
            <text:p>26/03</text:p>
          </table:table-cell>
          <table:table-cell table:style-name="ce42" office:value-type="float" office:value="56" calcext:value-type="float">
            <text:p>56</text:p>
          </table:table-cell>
          <table:table-cell office:value-type="string" calcext:value-type="string">
            <text:p>Casos</text:p>
          </table:table-cell>
          <table:table-cell office:value-type="float" office:value="3406" calcext:value-type="float">
            <text:p>3406</text:p>
          </table:table-cell>
          <table:table-cell office:value-type="float" office:value="1116" calcext:value-type="float">
            <text:p>1116</text:p>
          </table:table-cell>
          <table:table-cell office:value-type="float" office:value="841" calcext:value-type="float">
            <text:p>841</text:p>
          </table:table-cell>
          <table:table-cell office:value-type="float" office:value="660" calcext:value-type="float">
            <text:p>660</text:p>
          </table:table-cell>
          <table:table-cell office:value-type="float" office:value="784" calcext:value-type="float">
            <text:p>784</text:p>
          </table:table-cell>
          <table:table-cell office:value-type="float" office:value="671" calcext:value-type="float">
            <text:p>671</text:p>
          </table:table-cell>
          <table:table-cell office:value-type="float" office:value="3383" calcext:value-type="float">
            <text:p>3383</text:p>
          </table:table-cell>
          <table:table-cell office:value-type="float" office:value="3488" calcext:value-type="float">
            <text:p>3488</text:p>
          </table:table-cell>
          <table:table-cell office:value-type="float" office:value="11592" calcext:value-type="float">
            <text:p>11592</text:p>
          </table:table-cell>
          <table:table-cell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office:value-type="float" office:value="969" calcext:value-type="float">
            <text:p>969</text:p>
          </table:table-cell>
          <table:table-cell office:value-type="float" office:value="1915" calcext:value-type="float">
            <text:p>1915</text:p>
          </table:table-cell>
          <table:table-cell office:value-type="float" office:value="17166" calcext:value-type="float">
            <text:p>17166</text:p>
          </table:table-cell>
          <table:table-cell office:value-type="float" office:value="39" calcext:value-type="float">
            <text:p>39</text:p>
          </table:table-cell>
          <table:table-cell office:value-type="float" office:value="596" calcext:value-type="float">
            <text:p>596</text:p>
          </table:table-cell>
          <table:table-cell office:value-type="float" office:value="1411" calcext:value-type="float">
            <text:p>1411</text:p>
          </table:table-cell>
          <table:table-cell office:value-type="float" office:value="3946" calcext:value-type="float">
            <text:p>3946</text:p>
          </table:table-cell>
          <table:table-cell office:value-type="float" office:value="995" calcext:value-type="float">
            <text:p>995</text:p>
          </table:table-cell>
          <table:table-cell office:value-type="float" office:value="56188" calcext:value-type="float">
            <text:p>56188</text:p>
          </table:table-cell>
          <table:table-cell table:style-name="ce37"/>
          <table:table-cell table:style-name="ce37" table:formula="of:=SUM([.F75:.X75])" office:value-type="float" office:value="56188" calcext:value-type="float">
            <text:p>56188</text:p>
          </table:table-cell>
          <table:table-cell table:style-name="ce115"/>
          <table:table-cell table:number-columns-repeated="17"/>
        </table:table-row>
        <table:table-row table:style-name="ro1">
          <table:table-cell/>
          <table:table-cell table:style-name="ce173" office:value-type="string" calcext:value-type="string">
            <text:p>V</text:p>
          </table:table-cell>
          <table:table-cell table:style-name="ce121" office:value-type="date" office:date-value="2020-03-27" calcext:value-type="date">
            <text:p>27/03</text:p>
          </table:table-cell>
          <table:table-cell table:style-name="ce42" office:value-type="float" office:value="57" calcext:value-type="float">
            <text:p>57</text:p>
          </table:table-cell>
          <table:table-cell table:style-name="ce173" office:value-type="string" calcext:value-type="string">
            <text:p>Muertes</text:p>
          </table:table-cell>
          <table:table-cell office:value-type="float" office:value="3793" calcext:value-type="float">
            <text:p>3793</text:p>
          </table:table-cell>
          <table:table-cell office:value-type="float" office:value="1338" calcext:value-type="float">
            <text:p>1338</text:p>
          </table:table-cell>
          <table:table-cell office:value-type="float" office:value="900" calcext:value-type="float">
            <text:p>900</text:p>
          </table:table-cell>
          <table:table-cell office:value-type="float" office:value="755" calcext:value-type="float">
            <text:p>755</text:p>
          </table:table-cell>
          <table:table-cell office:value-type="float" office:value="878" calcext:value-type="float">
            <text:p>878</text:p>
          </table:table-cell>
          <table:table-cell office:value-type="float" office:value="810" calcext:value-type="float">
            <text:p>810</text:p>
          </table:table-cell>
          <table:table-cell office:value-type="float" office:value="3934" calcext:value-type="float">
            <text:p>3934</text:p>
          </table:table-cell>
          <table:table-cell office:value-type="float" office:value="4132" calcext:value-type="float">
            <text:p>4132</text:p>
          </table:table-cell>
          <table:table-cell office:value-type="float" office:value="12940" calcext:value-type="float">
            <text:p>12940</text:p>
          </table:table-cell>
          <table:table-cell office:value-type="float" office:value="17" calcext:value-type="float">
            <text:p>17</text:p>
          </table:table-cell>
          <table:table-cell office:value-type="float" office:value="3532" calcext:value-type="float">
            <text:p>3532</text:p>
          </table:table-cell>
          <table:table-cell office:value-type="float" office:value="1231" calcext:value-type="float">
            <text:p>1231</text:p>
          </table:table-cell>
          <table:table-cell office:value-type="float" office:value="2322" calcext:value-type="float">
            <text:p>2322</text:p>
          </table:table-cell>
          <table:table-cell office:value-type="float" office:value="19243" calcext:value-type="float">
            <text:p>19243</text:p>
          </table:table-cell>
          <table:table-cell office:value-type="float" office:value="42" calcext:value-type="float">
            <text:p>42</text:p>
          </table:table-cell>
          <table:table-cell office:value-type="float" office:value="714" calcext:value-type="float">
            <text:p>714</text:p>
          </table:table-cell>
          <table:table-cell office:value-type="float" office:value="1641" calcext:value-type="float">
            <text:p>1641</text:p>
          </table:table-cell>
          <table:table-cell office:value-type="float" office:value="4601" calcext:value-type="float">
            <text:p>4601</text:p>
          </table:table-cell>
          <table:table-cell office:value-type="float" office:value="1236" calcext:value-type="float">
            <text:p>1236</text:p>
          </table:table-cell>
          <table:table-cell office:value-type="float" office:value="64059" calcext:value-type="float">
            <text:p>64059</text:p>
          </table:table-cell>
          <table:table-cell table:style-name="ce173"/>
          <table:table-cell table:style-name="ce37" table:formula="of:=SUM([.F76:.X76])" office:value-type="float" office:value="64059" calcext:value-type="float">
            <text:p>64059</text:p>
          </table:table-cell>
          <table:table-cell table:style-name="ce115"/>
          <table:table-cell table:number-columns-repeated="17"/>
        </table:table-row>
        <table:table-row table:style-name="ro1" table:number-rows-repeated="1048499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Fuentes" table:style-name="ta1"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0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81"/>
          <table:table-cell table:style-name="ce88" office:value-type="string" calcext:value-type="string">
            <text:p>Fecha</text:p>
          </table:table-cell>
          <table:table-cell table:style-name="ce88" office:value-type="string" calcext:value-type="string">
            <text:p>Población </text:p>
          </table:table-cell>
          <table:table-cell table:style-name="ce88" office:value-type="string" calcext:value-type="string">
            <text:p>% &gt; 65</text:p>
          </table:table-cell>
          <table:table-cell table:style-name="ce88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146" office:value-type="string" calcext:value-type="string">
            <text:p>Italia</text:p>
          </table:table-cell>
          <table:table-cell table:style-name="ce77" office:value-type="string" calcext:value-type="string">
            <text:p>julio 2018</text:p>
          </table:table-cell>
          <table:table-cell table:style-name="ce170" office:value-type="float" office:value="62246674" calcext:value-type="float">
            <text:p>62.246.674</text:p>
          </table:table-cell>
          <table:table-cell table:style-name="ce201" office:value-type="float" office:value="21.69" calcext:value-type="float">
            <text:p>21.69</text:p>
          </table:table-cell>
          <table:table-cell table:style-name="ce170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146" office:value-type="string" calcext:value-type="string">
            <text:p>Francia</text:p>
          </table:table-cell>
          <table:table-cell table:style-name="ce77" office:value-type="string" calcext:value-type="string">
            <text:p>julio 2018</text:p>
          </table:table-cell>
          <table:table-cell table:style-name="ce170" office:value-type="float" office:value="67364357" calcext:value-type="float">
            <text:p>67.364.357</text:p>
          </table:table-cell>
          <table:table-cell table:style-name="ce77" office:value-type="float" office:value="19.82" calcext:value-type="float">
            <text:p>19.82</text:p>
          </table:table-cell>
          <table:table-cell table:style-name="ce170" table:formula="of:=[.J6]*[.K6]/100" office:value-type="float" office:value="13351615.5574" calcext:value-type="float">
            <text:p>13.351.616</text:p>
          </table:table-cell>
          <table:table-cell table:style-name="ce77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146" office:value-type="string" calcext:value-type="string">
            <text:p>España</text:p>
          </table:table-cell>
          <table:table-cell table:style-name="ce77" office:value-type="string" calcext:value-type="string">
            <text:p>enero 2018</text:p>
          </table:table-cell>
          <table:table-cell table:style-name="ce170" office:value-type="float" office:value="46723000" calcext:value-type="float">
            <text:p>46.723.000</text:p>
          </table:table-cell>
          <table:table-cell table:style-name="ce77" office:value-type="float" office:value="18.15" calcext:value-type="float">
            <text:p>18.15</text:p>
          </table:table-cell>
          <table:table-cell table:style-name="ce170" table:formula="of:=[.J7]*[.K7]/100" office:value-type="float" office:value="8480224.5" calcext:value-type="float">
            <text:p>8.480.225</text:p>
          </table:table-cell>
          <table:table-cell table:style-name="ce199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77" office:value-type="string" calcext:value-type="string">
            <text:p>Alemania</text:p>
          </table:table-cell>
          <table:table-cell table:style-name="ce200" office:value-type="string" calcext:value-type="string">
            <text:p>julio 2018</text:p>
          </table:table-cell>
          <table:table-cell table:style-name="ce170" office:value-type="float" office:value="80457737" calcext:value-type="float">
            <text:p>80.457.737</text:p>
          </table:table-cell>
          <table:table-cell table:style-name="ce77" office:value-type="float" office:value="22.36" calcext:value-type="float">
            <text:p>22.36</text:p>
          </table:table-cell>
          <table:table-cell table:style-name="ce170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98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98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15" calcext:value-type="date">
            <text:p>15/03/20</text:p>
          </table:table-cell>
          <table:table-cell office:value-type="string" calcext:value-type="string">
            <text:p>Cuarentena España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8" office:value-type="date" office:date-value="2020-03-22" calcext:value-type="date">
            <text:p>22/03/20</text:p>
          </table:table-cell>
          <table:table-cell office:value-type="string" calcext:value-type="string">
            <text:p>Cuarentena reforzada Italia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5-69 años</text:p>
          </table:table-cell>
          <table:table-cell office:value-type="string" calcext:value-type="string">
            <text:p>70-74 años</text:p>
          </table:table-cell>
          <table:table-cell office:value-type="string" calcext:value-type="string">
            <text:p>75-79 años</text:p>
          </table:table-cell>
          <table:table-cell office:value-type="string" calcext:value-type="string">
            <text:p>80-84 años</text:p>
          </table:table-cell>
          <table:table-cell office:value-type="string" calcext:value-type="string">
            <text:p>85-89 años</text:p>
          </table:table-cell>
          <table:table-cell office:value-type="string" calcext:value-type="string">
            <text:p>90-94 años</text:p>
          </table:table-cell>
          <table:table-cell office:value-type="string" calcext:value-type="string">
            <text:p>95-99 años</text:p>
          </table:table-cell>
          <table:table-cell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ESPAÑA</text:p>
          </table:table-cell>
          <table:table-cell table:style-name="ce199" office:value-type="float" office:value="2396644" calcext:value-type="float">
            <text:p>2.396.644</text:p>
          </table:table-cell>
          <table:table-cell table:style-name="ce199" office:value-type="float" office:value="2114482" calcext:value-type="float">
            <text:p>2.114.482</text:p>
          </table:table-cell>
          <table:table-cell table:style-name="ce199" office:value-type="float" office:value="1525430" calcext:value-type="float">
            <text:p>1.525.430</text:p>
          </table:table-cell>
          <table:table-cell table:style-name="ce199" office:value-type="float" office:value="1413284" calcext:value-type="float">
            <text:p>1.413.284</text:p>
          </table:table-cell>
          <table:table-cell table:style-name="ce199" office:value-type="float" office:value="948377" calcext:value-type="float">
            <text:p>948.377</text:p>
          </table:table-cell>
          <table:table-cell table:style-name="ce199" office:value-type="float" office:value="397134" calcext:value-type="float">
            <text:p>397.134</text:p>
          </table:table-cell>
          <table:table-cell table:style-name="ce199" office:value-type="float" office:value="97293" calcext:value-type="float">
            <text:p>97.293</text:p>
          </table:table-cell>
          <table:table-cell table:style-name="ce199" office:value-type="float" office:value="15507" calcext:value-type="float">
            <text:p>15.507</text:p>
          </table:table-cell>
          <table:table-cell/>
          <table:table-cell table:style-name="ce199" table:formula="of:=SUM([.D45:.K45])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table:style-name="ce199" office:value-type="float" office:value="397204" calcext:value-type="float">
            <text:p>397.204</text:p>
          </table:table-cell>
          <table:table-cell table:style-name="ce199" office:value-type="float" office:value="351747" calcext:value-type="float">
            <text:p>351.747</text:p>
          </table:table-cell>
          <table:table-cell table:style-name="ce199" office:value-type="float" office:value="250818" calcext:value-type="float">
            <text:p>250.818</text:p>
          </table:table-cell>
          <table:table-cell table:style-name="ce199" office:value-type="float" office:value="216408" calcext:value-type="float">
            <text:p>216.408</text:p>
          </table:table-cell>
          <table:table-cell table:style-name="ce199" office:value-type="float" office:value="133680" calcext:value-type="float">
            <text:p>133.680</text:p>
          </table:table-cell>
          <table:table-cell table:style-name="ce199" office:value-type="float" office:value="48065" calcext:value-type="float">
            <text:p>48.065</text:p>
          </table:table-cell>
          <table:table-cell table:style-name="ce199" office:value-type="float" office:value="10763" calcext:value-type="float">
            <text:p>10.763</text:p>
          </table:table-cell>
          <table:table-cell table:style-name="ce199" office:value-type="float" office:value="2260" calcext:value-type="float">
            <text:p>2.260</text:p>
          </table:table-cell>
          <table:table-cell/>
          <table:table-cell table:style-name="ce199" table:formula="of:=SUM([.D46:.K46])" office:value-type="float" office:value="1410945" calcext:value-type="float">
            <text:p>1.410.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agón</text:p>
          </table:table-cell>
          <table:table-cell table:style-name="ce199" office:value-type="float" office:value="70355" calcext:value-type="float">
            <text:p>70.355</text:p>
          </table:table-cell>
          <table:table-cell table:style-name="ce199" office:value-type="float" office:value="63231" calcext:value-type="float">
            <text:p>63.231</text:p>
          </table:table-cell>
          <table:table-cell table:style-name="ce199" office:value-type="float" office:value="46725" calcext:value-type="float">
            <text:p>46.725</text:p>
          </table:table-cell>
          <table:table-cell table:style-name="ce199" office:value-type="float" office:value="47401" calcext:value-type="float">
            <text:p>47.401</text:p>
          </table:table-cell>
          <table:table-cell table:style-name="ce199" office:value-type="float" office:value="34954" calcext:value-type="float">
            <text:p>34.954</text:p>
          </table:table-cell>
          <table:table-cell table:style-name="ce199" office:value-type="float" office:value="15658" calcext:value-type="float">
            <text:p>15.658</text:p>
          </table:table-cell>
          <table:table-cell table:style-name="ce199" office:value-type="float" office:value="4046" calcext:value-type="float">
            <text:p>4.046</text:p>
          </table:table-cell>
          <table:table-cell table:style-name="ce199" office:value-type="float" office:value="550" calcext:value-type="float">
            <text:p>550</text:p>
          </table:table-cell>
          <table:table-cell/>
          <table:table-cell table:style-name="ce199" table:formula="of:=SUM([.D47:.K47])" office:value-type="float" office:value="282920" calcext:value-type="float">
            <text:p>282.9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urias </text:p>
          </table:table-cell>
          <table:table-cell table:style-name="ce199" office:value-type="float" office:value="68781" calcext:value-type="float">
            <text:p>68.781</text:p>
          </table:table-cell>
          <table:table-cell table:style-name="ce199" office:value-type="float" office:value="59862" calcext:value-type="float">
            <text:p>59.862</text:p>
          </table:table-cell>
          <table:table-cell table:style-name="ce199" office:value-type="float" office:value="39862" calcext:value-type="float">
            <text:p>39.862</text:p>
          </table:table-cell>
          <table:table-cell table:style-name="ce199" office:value-type="float" office:value="42529" calcext:value-type="float">
            <text:p>42.529</text:p>
          </table:table-cell>
          <table:table-cell table:style-name="ce199" office:value-type="float" office:value="31322" calcext:value-type="float">
            <text:p>31.322</text:p>
          </table:table-cell>
          <table:table-cell table:style-name="ce199" office:value-type="float" office:value="13469" calcext:value-type="float">
            <text:p>13.469</text:p>
          </table:table-cell>
          <table:table-cell table:style-name="ce199" office:value-type="float" office:value="3322" calcext:value-type="float">
            <text:p>3.322</text:p>
          </table:table-cell>
          <table:table-cell table:style-name="ce199" office:value-type="float" office:value="467" calcext:value-type="float">
            <text:p>467</text:p>
          </table:table-cell>
          <table:table-cell/>
          <table:table-cell table:style-name="ce199" table:formula="of:=SUM([.D48:.K48])" office:value-type="float" office:value="259614" calcext:value-type="float">
            <text:p>259.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eares</text:p>
          </table:table-cell>
          <table:table-cell table:style-name="ce199" office:value-type="float" office:value="52112" calcext:value-type="float">
            <text:p>52.112</text:p>
          </table:table-cell>
          <table:table-cell table:style-name="ce199" office:value-type="float" office:value="43692" calcext:value-type="float">
            <text:p>43.692</text:p>
          </table:table-cell>
          <table:table-cell table:style-name="ce199" office:value-type="float" office:value="29832" calcext:value-type="float">
            <text:p>29.832</text:p>
          </table:table-cell>
          <table:table-cell table:style-name="ce199" office:value-type="float" office:value="24781" calcext:value-type="float">
            <text:p>24.781</text:p>
          </table:table-cell>
          <table:table-cell table:style-name="ce199" office:value-type="float" office:value="15737" calcext:value-type="float">
            <text:p>15.737</text:p>
          </table:table-cell>
          <table:table-cell table:style-name="ce199" office:value-type="float" office:value="6784" calcext:value-type="float">
            <text:p>6.784</text:p>
          </table:table-cell>
          <table:table-cell table:style-name="ce199" office:value-type="float" office:value="1662" calcext:value-type="float">
            <text:p>1.662</text:p>
          </table:table-cell>
          <table:table-cell table:style-name="ce199" office:value-type="float" office:value="239" calcext:value-type="float">
            <text:p>239</text:p>
          </table:table-cell>
          <table:table-cell/>
          <table:table-cell table:style-name="ce199" table:formula="of:=SUM([.D49:.K49])" office:value-type="float" office:value="174839" calcext:value-type="float">
            <text:p>174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arias</text:p>
          </table:table-cell>
          <table:table-cell table:style-name="ce199" office:value-type="float" office:value="100232" calcext:value-type="float">
            <text:p>100.232</text:p>
          </table:table-cell>
          <table:table-cell table:style-name="ce199" office:value-type="float" office:value="83590" calcext:value-type="float">
            <text:p>83.590</text:p>
          </table:table-cell>
          <table:table-cell table:style-name="ce199" office:value-type="float" office:value="59291" calcext:value-type="float">
            <text:p>59.291</text:p>
          </table:table-cell>
          <table:table-cell table:style-name="ce199" office:value-type="float" office:value="47715" calcext:value-type="float">
            <text:p>47.715</text:p>
          </table:table-cell>
          <table:table-cell table:style-name="ce199" office:value-type="float" office:value="27744" calcext:value-type="float">
            <text:p>27.744</text:p>
          </table:table-cell>
          <table:table-cell table:style-name="ce199" office:value-type="float" office:value="9926" calcext:value-type="float">
            <text:p>9.926</text:p>
          </table:table-cell>
          <table:table-cell table:style-name="ce199" office:value-type="float" office:value="2388" calcext:value-type="float">
            <text:p>2.388</text:p>
          </table:table-cell>
          <table:table-cell table:style-name="ce199" office:value-type="float" office:value="644" calcext:value-type="float">
            <text:p>644</text:p>
          </table:table-cell>
          <table:table-cell/>
          <table:table-cell table:style-name="ce199" table:formula="of:=SUM([.D50:.K50])" office:value-type="float" office:value="331530" calcext:value-type="float">
            <text:p>331.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abria</text:p>
          </table:table-cell>
          <table:table-cell table:style-name="ce199" office:value-type="float" office:value="34554" calcext:value-type="float">
            <text:p>34.554</text:p>
          </table:table-cell>
          <table:table-cell table:style-name="ce199" office:value-type="float" office:value="28165" calcext:value-type="float">
            <text:p>28.165</text:p>
          </table:table-cell>
          <table:table-cell table:style-name="ce199" office:value-type="float" office:value="19559" calcext:value-type="float">
            <text:p>19.559</text:p>
          </table:table-cell>
          <table:table-cell table:style-name="ce199" office:value-type="float" office:value="19693" calcext:value-type="float">
            <text:p>19.693</text:p>
          </table:table-cell>
          <table:table-cell table:style-name="ce199" office:value-type="float" office:value="14394" calcext:value-type="float">
            <text:p>14.394</text:p>
          </table:table-cell>
          <table:table-cell table:style-name="ce199" office:value-type="float" office:value="6381" calcext:value-type="float">
            <text:p>6.381</text:p>
          </table:table-cell>
          <table:table-cell table:style-name="ce199" office:value-type="float" office:value="1580" calcext:value-type="float">
            <text:p>1.580</text:p>
          </table:table-cell>
          <table:table-cell table:style-name="ce199" office:value-type="float" office:value="260" calcext:value-type="float">
            <text:p>260</text:p>
          </table:table-cell>
          <table:table-cell/>
          <table:table-cell table:style-name="ce199" table:formula="of:=SUM([.D51:.K51])" office:value-type="float" office:value="124586" calcext:value-type="float">
            <text:p>124.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 y León</text:p>
          </table:table-cell>
          <table:table-cell table:style-name="ce199" office:value-type="float" office:value="143336" calcext:value-type="float">
            <text:p>143.336</text:p>
          </table:table-cell>
          <table:table-cell table:style-name="ce199" office:value-type="float" office:value="128680" calcext:value-type="float">
            <text:p>128.680</text:p>
          </table:table-cell>
          <table:table-cell table:style-name="ce199" office:value-type="float" office:value="100378" calcext:value-type="float">
            <text:p>100.378</text:p>
          </table:table-cell>
          <table:table-cell table:style-name="ce199" office:value-type="float" office:value="103957" calcext:value-type="float">
            <text:p>103.957</text:p>
          </table:table-cell>
          <table:table-cell table:style-name="ce199" office:value-type="float" office:value="78619" calcext:value-type="float">
            <text:p>78.619</text:p>
          </table:table-cell>
          <table:table-cell table:style-name="ce199" office:value-type="float" office:value="37317" calcext:value-type="float">
            <text:p>37.317</text:p>
          </table:table-cell>
          <table:table-cell table:style-name="ce199" office:value-type="float" office:value="9988" calcext:value-type="float">
            <text:p>9.988</text:p>
          </table:table-cell>
          <table:table-cell table:style-name="ce199" office:value-type="float" office:value="1564" calcext:value-type="float">
            <text:p>1.564</text:p>
          </table:table-cell>
          <table:table-cell/>
          <table:table-cell table:style-name="ce199" table:formula="of:=SUM([.D52:.K52])" office:value-type="float" office:value="603839" calcext:value-type="float">
            <text:p>603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–La Mancha</text:p>
          </table:table-cell>
          <table:table-cell table:style-name="ce199" office:value-type="float" office:value="94558" calcext:value-type="float">
            <text:p>94.558</text:p>
          </table:table-cell>
          <table:table-cell table:style-name="ce199" office:value-type="float" office:value="82351" calcext:value-type="float">
            <text:p>82.351</text:p>
          </table:table-cell>
          <table:table-cell table:style-name="ce199" office:value-type="float" office:value="64700" calcext:value-type="float">
            <text:p>64.700</text:p>
          </table:table-cell>
          <table:table-cell table:style-name="ce199" office:value-type="float" office:value="66723" calcext:value-type="float">
            <text:p>66.723</text:p>
          </table:table-cell>
          <table:table-cell table:style-name="ce199" office:value-type="float" office:value="48156" calcext:value-type="float">
            <text:p>48.156</text:p>
          </table:table-cell>
          <table:table-cell table:style-name="ce199" office:value-type="float" office:value="20605" calcext:value-type="float">
            <text:p>20.605</text:p>
          </table:table-cell>
          <table:table-cell table:style-name="ce199" office:value-type="float" office:value="4805" calcext:value-type="float">
            <text:p>4.805</text:p>
          </table:table-cell>
          <table:table-cell table:style-name="ce199" office:value-type="float" office:value="690" calcext:value-type="float">
            <text:p>690</text:p>
          </table:table-cell>
          <table:table-cell/>
          <table:table-cell table:style-name="ce199" table:formula="of:=SUM([.D53:.K53])" office:value-type="float" office:value="382588" calcext:value-type="float">
            <text:p>382.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luña</text:p>
          </table:table-cell>
          <table:table-cell table:style-name="ce199" office:value-type="float" office:value="385648" calcext:value-type="float">
            <text:p>385.648</text:p>
          </table:table-cell>
          <table:table-cell table:style-name="ce199" office:value-type="float" office:value="338892" calcext:value-type="float">
            <text:p>338.892</text:p>
          </table:table-cell>
          <table:table-cell table:style-name="ce199" office:value-type="float" office:value="236415" calcext:value-type="float">
            <text:p>236.415</text:p>
          </table:table-cell>
          <table:table-cell table:style-name="ce199" office:value-type="float" office:value="224363" calcext:value-type="float">
            <text:p>224.363</text:p>
          </table:table-cell>
          <table:table-cell table:style-name="ce199" office:value-type="float" office:value="151188" calcext:value-type="float">
            <text:p>151.188</text:p>
          </table:table-cell>
          <table:table-cell table:style-name="ce199" office:value-type="float" office:value="66359" calcext:value-type="float">
            <text:p>66.359</text:p>
          </table:table-cell>
          <table:table-cell table:style-name="ce199" office:value-type="float" office:value="16317" calcext:value-type="float">
            <text:p>16.317</text:p>
          </table:table-cell>
          <table:table-cell table:style-name="ce199" office:value-type="float" office:value="2239" calcext:value-type="float">
            <text:p>2.239</text:p>
          </table:table-cell>
          <table:table-cell/>
          <table:table-cell table:style-name="ce199" table:formula="of:=SUM([.D54:.K54])" office:value-type="float" office:value="1421421" calcext:value-type="float">
            <text:p>1.421.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unidad Valenciana</text:p>
          </table:table-cell>
          <table:table-cell table:style-name="ce199" office:value-type="float" office:value="264348" calcext:value-type="float">
            <text:p>264.348</text:p>
          </table:table-cell>
          <table:table-cell table:style-name="ce199" office:value-type="float" office:value="232627" calcext:value-type="float">
            <text:p>232.627</text:p>
          </table:table-cell>
          <table:table-cell table:style-name="ce199" office:value-type="float" office:value="172254" calcext:value-type="float">
            <text:p>172.254</text:p>
          </table:table-cell>
          <table:table-cell table:style-name="ce199" office:value-type="float" office:value="143263" calcext:value-type="float">
            <text:p>143.263</text:p>
          </table:table-cell>
          <table:table-cell table:style-name="ce199" office:value-type="float" office:value="89533" calcext:value-type="float">
            <text:p>89.533</text:p>
          </table:table-cell>
          <table:table-cell table:style-name="ce199" office:value-type="float" office:value="35332" calcext:value-type="float">
            <text:p>35.332</text:p>
          </table:table-cell>
          <table:table-cell table:style-name="ce199" office:value-type="float" office:value="8004" calcext:value-type="float">
            <text:p>8.004</text:p>
          </table:table-cell>
          <table:table-cell table:style-name="ce199" office:value-type="float" office:value="1277" calcext:value-type="float">
            <text:p>1.277</text:p>
          </table:table-cell>
          <table:table-cell/>
          <table:table-cell table:style-name="ce199" table:formula="of:=SUM([.D55:.K55])" office:value-type="float" office:value="946638" calcext:value-type="float">
            <text:p>946.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adura</text:p>
          </table:table-cell>
          <table:table-cell table:style-name="ce199" office:value-type="float" office:value="54429" calcext:value-type="float">
            <text:p>54.429</text:p>
          </table:table-cell>
          <table:table-cell table:style-name="ce199" office:value-type="float" office:value="49563" calcext:value-type="float">
            <text:p>49.563</text:p>
          </table:table-cell>
          <table:table-cell table:style-name="ce199" office:value-type="float" office:value="37091" calcext:value-type="float">
            <text:p>37.091</text:p>
          </table:table-cell>
          <table:table-cell table:style-name="ce199" office:value-type="float" office:value="39038" calcext:value-type="float">
            <text:p>39.038</text:p>
          </table:table-cell>
          <table:table-cell table:style-name="ce199" office:value-type="float" office:value="26093" calcext:value-type="float">
            <text:p>26.093</text:p>
          </table:table-cell>
          <table:table-cell table:style-name="ce199" office:value-type="float" office:value="10271" calcext:value-type="float">
            <text:p>10.271</text:p>
          </table:table-cell>
          <table:table-cell table:style-name="ce199" office:value-type="float" office:value="2352" calcext:value-type="float">
            <text:p>2.352</text:p>
          </table:table-cell>
          <table:table-cell table:style-name="ce199" office:value-type="float" office:value="361" calcext:value-type="float">
            <text:p>361</text:p>
          </table:table-cell>
          <table:table-cell/>
          <table:table-cell table:style-name="ce199" table:formula="of:=SUM([.D56:.K56])" office:value-type="float" office:value="219198" calcext:value-type="float">
            <text:p>219.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licia</text:p>
          </table:table-cell>
          <table:table-cell table:style-name="ce199" office:value-type="float" office:value="165222" calcext:value-type="float">
            <text:p>165.222</text:p>
          </table:table-cell>
          <table:table-cell table:style-name="ce199" office:value-type="float" office:value="154632" calcext:value-type="float">
            <text:p>154.632</text:p>
          </table:table-cell>
          <table:table-cell table:style-name="ce199" office:value-type="float" office:value="114284" calcext:value-type="float">
            <text:p>114.284</text:p>
          </table:table-cell>
          <table:table-cell table:style-name="ce199" office:value-type="float" office:value="116687" calcext:value-type="float">
            <text:p>116.687</text:p>
          </table:table-cell>
          <table:table-cell table:style-name="ce199" office:value-type="float" office:value="78482" calcext:value-type="float">
            <text:p>78.482</text:p>
          </table:table-cell>
          <table:table-cell table:style-name="ce199" office:value-type="float" office:value="33170" calcext:value-type="float">
            <text:p>33.170</text:p>
          </table:table-cell>
          <table:table-cell table:style-name="ce199" office:value-type="float" office:value="8831" calcext:value-type="float">
            <text:p>8.831</text:p>
          </table:table-cell>
          <table:table-cell table:style-name="ce199" office:value-type="float" office:value="1622" calcext:value-type="float">
            <text:p>1.622</text:p>
          </table:table-cell>
          <table:table-cell/>
          <table:table-cell table:style-name="ce199" table:formula="of:=SUM([.D57:.K57])" office:value-type="float" office:value="672930" calcext:value-type="float">
            <text:p>672.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rid</text:p>
          </table:table-cell>
          <table:table-cell table:style-name="ce199" office:value-type="float" office:value="317844" calcext:value-type="float">
            <text:p>317.844</text:p>
          </table:table-cell>
          <table:table-cell table:style-name="ce199" office:value-type="float" office:value="278879" calcext:value-type="float">
            <text:p>278.879</text:p>
          </table:table-cell>
          <table:table-cell table:style-name="ce199" office:value-type="float" office:value="196917" calcext:value-type="float">
            <text:p>196.917</text:p>
          </table:table-cell>
          <table:table-cell table:style-name="ce199" office:value-type="float" office:value="174724" calcext:value-type="float">
            <text:p>174.724</text:p>
          </table:table-cell>
          <table:table-cell table:style-name="ce199" office:value-type="float" office:value="118499" calcext:value-type="float">
            <text:p>118.499</text:p>
          </table:table-cell>
          <table:table-cell table:style-name="ce199" office:value-type="float" office:value="51852" calcext:value-type="float">
            <text:p>51.852</text:p>
          </table:table-cell>
          <table:table-cell table:style-name="ce199" office:value-type="float" office:value="13440" calcext:value-type="float">
            <text:p>13.440</text:p>
          </table:table-cell>
          <table:table-cell table:style-name="ce199" office:value-type="float" office:value="2100" calcext:value-type="float">
            <text:p>2.100</text:p>
          </table:table-cell>
          <table:table-cell/>
          <table:table-cell table:style-name="ce199" table:formula="of:=SUM([.D58:.K58])" office:value-type="float" office:value="1154255" calcext:value-type="float">
            <text:p>1.154.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cia</text:p>
          </table:table-cell>
          <table:table-cell table:style-name="ce199" office:value-type="float" office:value="63437" calcext:value-type="float">
            <text:p>63.437</text:p>
          </table:table-cell>
          <table:table-cell table:style-name="ce199" office:value-type="float" office:value="54377" calcext:value-type="float">
            <text:p>54.377</text:p>
          </table:table-cell>
          <table:table-cell table:style-name="ce199" office:value-type="float" office:value="41210" calcext:value-type="float">
            <text:p>41.210</text:p>
          </table:table-cell>
          <table:table-cell table:style-name="ce199" office:value-type="float" office:value="35906" calcext:value-type="float">
            <text:p>35.906</text:p>
          </table:table-cell>
          <table:table-cell table:style-name="ce199" office:value-type="float" office:value="22913" calcext:value-type="float">
            <text:p>22.913</text:p>
          </table:table-cell>
          <table:table-cell table:style-name="ce199" office:value-type="float" office:value="8681" calcext:value-type="float">
            <text:p>8.681</text:p>
          </table:table-cell>
          <table:table-cell table:style-name="ce199" office:value-type="float" office:value="1799" calcext:value-type="float">
            <text:p>1.799</text:p>
          </table:table-cell>
          <table:table-cell table:style-name="ce199" office:value-type="float" office:value="187" calcext:value-type="float">
            <text:p>187</text:p>
          </table:table-cell>
          <table:table-cell/>
          <table:table-cell table:style-name="ce199" table:formula="of:=SUM([.D59:.K59])" office:value-type="float" office:value="228510" calcext:value-type="float">
            <text:p>228.5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arra</text:p>
          </table:table-cell>
          <table:table-cell table:style-name="ce199" office:value-type="float" office:value="33473" calcext:value-type="float">
            <text:p>33.473</text:p>
          </table:table-cell>
          <table:table-cell table:style-name="ce199" office:value-type="float" office:value="29847" calcext:value-type="float">
            <text:p>29.847</text:p>
          </table:table-cell>
          <table:table-cell table:style-name="ce199" office:value-type="float" office:value="21276" calcext:value-type="float">
            <text:p>21.276</text:p>
          </table:table-cell>
          <table:table-cell table:style-name="ce199" office:value-type="float" office:value="19413" calcext:value-type="float">
            <text:p>19.413</text:p>
          </table:table-cell>
          <table:table-cell table:style-name="ce199" office:value-type="float" office:value="14072" calcext:value-type="float">
            <text:p>14.072</text:p>
          </table:table-cell>
          <table:table-cell table:style-name="ce199" office:value-type="float" office:value="6415" calcext:value-type="float">
            <text:p>6.415</text:p>
          </table:table-cell>
          <table:table-cell table:style-name="ce199" office:value-type="float" office:value="1707" calcext:value-type="float">
            <text:p>1.707</text:p>
          </table:table-cell>
          <table:table-cell table:style-name="ce199" office:value-type="float" office:value="233" calcext:value-type="float">
            <text:p>233</text:p>
          </table:table-cell>
          <table:table-cell/>
          <table:table-cell table:style-name="ce199" table:formula="of:=SUM([.D60:.K60])" office:value-type="float" office:value="126436" calcext:value-type="float">
            <text:p>126.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ís Vasco</text:p>
          </table:table-cell>
          <table:table-cell table:style-name="ce199" office:value-type="float" office:value="128831" calcext:value-type="float">
            <text:p>128.831</text:p>
          </table:table-cell>
          <table:table-cell table:style-name="ce199" office:value-type="float" office:value="115074" calcext:value-type="float">
            <text:p>115.074</text:p>
          </table:table-cell>
          <table:table-cell table:style-name="ce199" office:value-type="float" office:value="80555" calcext:value-type="float">
            <text:p>80.555</text:p>
          </table:table-cell>
          <table:table-cell table:style-name="ce199" office:value-type="float" office:value="77392" calcext:value-type="float">
            <text:p>77.392</text:p>
          </table:table-cell>
          <table:table-cell table:style-name="ce199" office:value-type="float" office:value="53677" calcext:value-type="float">
            <text:p>53.677</text:p>
          </table:table-cell>
          <table:table-cell table:style-name="ce199" office:value-type="float" office:value="22679" calcext:value-type="float">
            <text:p>22.679</text:p>
          </table:table-cell>
          <table:table-cell table:style-name="ce199" office:value-type="float" office:value="5213" calcext:value-type="float">
            <text:p>5.213</text:p>
          </table:table-cell>
          <table:table-cell table:style-name="ce199" office:value-type="float" office:value="680" calcext:value-type="float">
            <text:p>680</text:p>
          </table:table-cell>
          <table:table-cell/>
          <table:table-cell table:style-name="ce199" table:formula="of:=SUM([.D61:.K61])" office:value-type="float" office:value="484101" calcext:value-type="float">
            <text:p>484.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 Rioja</text:p>
          </table:table-cell>
          <table:table-cell table:style-name="ce199" office:value-type="float" office:value="16595" calcext:value-type="float">
            <text:p>16.595</text:p>
          </table:table-cell>
          <table:table-cell table:style-name="ce199" office:value-type="float" office:value="14863" calcext:value-type="float">
            <text:p>14.863</text:p>
          </table:table-cell>
          <table:table-cell table:style-name="ce199" office:value-type="float" office:value="10860" calcext:value-type="float">
            <text:p>10.860</text:p>
          </table:table-cell>
          <table:table-cell table:style-name="ce199" office:value-type="float" office:value="10618" calcext:value-type="float">
            <text:p>10.618</text:p>
          </table:table-cell>
          <table:table-cell table:style-name="ce199" office:value-type="float" office:value="7787" calcext:value-type="float">
            <text:p>7.787</text:p>
          </table:table-cell>
          <table:table-cell table:style-name="ce199" office:value-type="float" office:value="3598" calcext:value-type="float">
            <text:p>3.598</text:p>
          </table:table-cell>
          <table:table-cell table:style-name="ce199" office:value-type="float" office:value="962" calcext:value-type="float">
            <text:p>962</text:p>
          </table:table-cell>
          <table:table-cell table:style-name="ce199" office:value-type="float" office:value="102" calcext:value-type="float">
            <text:p>102</text:p>
          </table:table-cell>
          <table:table-cell/>
          <table:table-cell table:style-name="ce199" table:formula="of:=SUM([.D62:.K62])" office:value-type="float" office:value="65385" calcext:value-type="float">
            <text:p>65.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uta</text:p>
          </table:table-cell>
          <table:table-cell table:style-name="ce199" office:value-type="float" office:value="2945" calcext:value-type="float">
            <text:p>2.945</text:p>
          </table:table-cell>
          <table:table-cell table:style-name="ce199" office:value-type="float" office:value="2395" calcext:value-type="float">
            <text:p>2.395</text:p>
          </table:table-cell>
          <table:table-cell table:style-name="ce199" office:value-type="float" office:value="1836" calcext:value-type="float">
            <text:p>1.836</text:p>
          </table:table-cell>
          <table:table-cell table:style-name="ce199" office:value-type="float" office:value="1407" calcext:value-type="float">
            <text:p>1.407</text:p>
          </table:table-cell>
          <table:table-cell table:style-name="ce199" office:value-type="float" office:value="806" calcext:value-type="float">
            <text:p>806</text:p>
          </table:table-cell>
          <table:table-cell table:style-name="ce199" office:value-type="float" office:value="279" calcext:value-type="float">
            <text:p>279</text:p>
          </table:table-cell>
          <table:table-cell table:style-name="ce199" office:value-type="float" office:value="58" calcext:value-type="float">
            <text:p>58</text:p>
          </table:table-cell>
          <table:table-cell table:style-name="ce199" office:value-type="float" office:value="17" calcext:value-type="float">
            <text:p>17</text:p>
          </table:table-cell>
          <table:table-cell/>
          <table:table-cell table:style-name="ce199" table:formula="of:=SUM([.D63:.K63])" office:value-type="float" office:value="9743" calcext:value-type="float">
            <text:p>9.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lilla</text:p>
          </table:table-cell>
          <table:table-cell table:style-name="ce199" office:value-type="float" office:value="2740" calcext:value-type="float">
            <text:p>2.740</text:p>
          </table:table-cell>
          <table:table-cell table:style-name="ce199" office:value-type="float" office:value="2015" calcext:value-type="float">
            <text:p>2.015</text:p>
          </table:table-cell>
          <table:table-cell table:style-name="ce199" office:value-type="float" office:value="1567" calcext:value-type="float">
            <text:p>1.567</text:p>
          </table:table-cell>
          <table:table-cell table:style-name="ce199" office:value-type="float" office:value="1266" calcext:value-type="float">
            <text:p>1.266</text:p>
          </table:table-cell>
          <table:table-cell table:style-name="ce199" office:value-type="float" office:value="721" calcext:value-type="float">
            <text:p>721</text:p>
          </table:table-cell>
          <table:table-cell table:style-name="ce199" office:value-type="float" office:value="293" calcext:value-type="float">
            <text:p>293</text:p>
          </table:table-cell>
          <table:table-cell table:style-name="ce199" office:value-type="float" office:value="56" calcext:value-type="float">
            <text:p>56</text:p>
          </table:table-cell>
          <table:table-cell table:style-name="ce199" office:value-type="float" office:value="15" calcext:value-type="float">
            <text:p>15</text:p>
          </table:table-cell>
          <table:table-cell/>
          <table:table-cell table:style-name="ce199" table:formula="of:=SUM([.D64:.K64])" office:value-type="float" office:value="8673" calcext:value-type="float">
            <text:p>8.673</text:p>
          </table:table-cell>
        </table:table-row>
      </table:table>
      <table:table table:name="Fuentes_CCAA" table:style-name="ta1">
        <office:forms form:automatic-focus="false" form:apply-design-mode="false"/>
        <table:table-column table:style-name="co3" table:default-cell-style-name="ce147"/>
        <table:table-column table:style-name="co35" table:number-columns-repeated="8" table:default-cell-style-name="Default"/>
        <table:table-column table:style-name="co3" table:default-cell-style-name="ce203"/>
        <table:table-column table:style-name="co36" table:number-columns-repeated="7" table:default-cell-style-name="ce145"/>
        <table:table-column table:style-name="co3" table:default-cell-style-name="Default"/>
        <table:table-column table:style-name="co3" table:default-cell-style-name="ce203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Fuente wikipedia al final del día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16"/>
          <table:table-cell table:style-name="ce204" office:value-type="date" office:date-value="2020-03-03" calcext:value-type="date">
            <text:p>03/03/20</text:p>
          </table:table-cell>
          <table:table-cell/>
          <table:table-cell office:value-type="string" calcext:value-type="string">
            <text:p>Actualización 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acumulados </text:p>
          </table:table-cell>
          <table:table-cell office:value-type="string" calcext:value-type="string">
            <text:p>IA (casos/ </text:p>
            <text:p>100 000 hab. </text:p>
          </table:table-cell>
          <table:table-cell table:number-columns-repeated="6"/>
          <table:table-cell office:value-type="string" calcext:value-type="string">
            <text:p>CCAA </text:p>
          </table:table-cell>
          <table:table-cell/>
          <table:table-cell office:value-type="string" calcext:value-type="string">
            <text:p>Total casos acumulado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0 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7 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4 </text:p>
          </table:table-cell>
          <table:table-cell table:number-columns-repeated="6"/>
          <table:table-cell office:value-type="string" calcext:value-type="string">
            <text:p>Castilla-La Manch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30 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,74 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5 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59 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95 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,32 </text:p>
          </table:table-cell>
          <table:table-cell table:number-columns-repeated="6"/>
          <table:table-cell office:value-type="string" calcext:value-type="string">
            <text:p>TOTAL 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202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7"/>
          <table:table-cell table:style-name="ce204" office:value-type="date" office:date-value="2020-03-04" calcext:value-type="date">
            <text:p>04/03/20</text:p>
          </table:table-cell>
          <table:table-cell office:value-type="string" calcext:value-type="string">
            <text:p>Actualización 36</text:p>
          </table:table-cell>
          <table:table-cell table:number-columns-repeated="7"/>
          <table:table-cell table:style-name="ce204" office:value-type="date" office:date-value="2020-03-04" calcext:value-type="date">
            <text:p>04/03/20</text:p>
          </table:table-cell>
          <table:table-cell/>
          <table:table-cell office:value-type="string" calcext:value-type="string">
            <text:p>Actualización 3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7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0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3 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59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stilla La Mancha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,05 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1 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,42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02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7"/>
          <table:table-cell table:style-name="ce204" office:value-type="date" office:date-value="2020-03-05" calcext:value-type="date">
            <text:p>05/03/20</text:p>
          </table:table-cell>
          <table:table-cell office:value-type="string" calcext:value-type="string">
            <text:p>Actualización 37</text:p>
          </table:table-cell>
          <table:table-cell table:number-columns-repeated="7"/>
          <table:table-cell table:style-name="ce204" office:value-type="date" office:date-value="2020-03-05" calcext:value-type="date">
            <text:p>05/03/20</text:p>
          </table:table-cell>
          <table:table-cell/>
          <table:table-cell office:value-type="string" calcext:value-type="string">
            <text:p>Actualización 3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7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1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3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,51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02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7"/>
          <table:table-cell table:style-name="ce204" office:value-type="date" office:date-value="2020-03-06" calcext:value-type="date">
            <text:p>06/03/20</text:p>
          </table:table-cell>
          <table:table-cell office:value-type="string" calcext:value-type="string">
            <text:p>Actualización 38</text:p>
          </table:table-cell>
          <table:table-cell table:number-columns-repeated="7"/>
          <table:table-cell table:style-name="ce204" office:value-type="date" office:date-value="2020-03-06" calcext:value-type="date">
            <text:p>06/03/20</text:p>
          </table:table-cell>
          <table:table-cell/>
          <table:table-cell office:value-type="string" calcext:value-type="string">
            <text:p>Actualización 3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7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,2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5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,5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,06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,0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,78 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02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7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7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 table:number-rows-repeated="3">
          <table:table-cell table:number-columns-repeated="9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table:style-name="ce202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7"/>
          <table:table-cell table:style-name="ce204" office:value-type="date" office:date-value="2020-03-09" calcext:value-type="date">
            <text:p>09/03/20</text:p>
          </table:table-cell>
          <table:table-cell office:value-type="string" calcext:value-type="string">
            <text:p>Actualización 39</text:p>
          </table:table-cell>
          <table:table-cell table:number-columns-repeated="7"/>
          <table:table-cell table:style-name="ce204" office:value-type="date" office:date-value="2020-03-09" calcext:value-type="date">
            <text:p>09/03/20</text:p>
          </table:table-cell>
          <table:table-cell/>
          <table:table-cell office:value-type="string" calcext:value-type="string">
            <text:p>Actualización 3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7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99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9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0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,9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,9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7,04 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2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6,75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5,57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,14 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7"/>
          <table:table-cell table:style-name="ce204" office:value-type="date" office:date-value="2020-03-10" calcext:value-type="date">
            <text:p>10/03/20</text:p>
          </table:table-cell>
          <table:table-cell office:value-type="string" calcext:value-type="string">
            <text:p>Actualización 40</text:p>
          </table:table-cell>
          <table:table-cell table:number-columns-repeated="7"/>
          <table:table-cell table:style-name="ce204" office:value-type="date" office:date-value="2020-03-10" calcext:value-type="date">
            <text:p>10/03/20</text:p>
          </table:table-cell>
          <table:table-cell/>
          <table:table-cell office:value-type="string" calcext:value-type="string">
            <text:p>Actualización 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Total*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,88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13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1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92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,3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,6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,0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,81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1,74 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,83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5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3,48 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5" calcext:value-type="float">
            <text:p>35</text:p>
          </table:table-cell>
          <table:table-cell office:value-type="float" office:value="1.622" calcext:value-type="float">
            <text:p>1.6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7"/>
          <table:table-cell table:style-name="ce204" office:value-type="date" office:date-value="2020-03-11" calcext:value-type="date">
            <text:p>11/03/20</text:p>
          </table:table-cell>
          <table:table-cell office:value-type="string" calcext:value-type="string">
            <text:p>Actualización 41</text:p>
          </table:table-cell>
          <table:table-cell table:number-columns-repeated="7"/>
          <table:table-cell table:style-name="ce204" office:value-type="date" office:date-value="2020-03-11" calcext:value-type="date">
            <text:p>11/03/20</text:p>
          </table:table-cell>
          <table:table-cell/>
          <table:table-cell office:value-type="string" calcext:value-type="string">
            <text:p>Actualización 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07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,41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3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,4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,49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,9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,0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,2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44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5,34 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,03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,19 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56,50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4,55 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7"/>
          <table:table-cell table:style-name="ce204" office:value-type="date" office:date-value="2020-03-12" calcext:value-type="date">
            <text:p>12/03/20</text:p>
          </table:table-cell>
          <table:table-cell office:value-type="string" calcext:value-type="string">
            <text:p>Actualización 42</text:p>
          </table:table-cell>
          <table:table-cell table:number-columns-repeated="7"/>
          <table:table-cell table:style-name="ce204" office:value-type="date" office:date-value="2020-03-12" calcext:value-type="date">
            <text:p>12/03/20</text:p>
          </table:table-cell>
          <table:table-cell/>
          <table:table-cell office:value-type="string" calcext:value-type="string">
            <text:p>Actualización 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,35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,85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,60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,66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,83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,36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,48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7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30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20,77 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,16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5,67 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4,71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6,29 </text:p>
          </table:table-cell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7"/>
          <table:table-cell table:style-name="ce204" office:value-type="date" office:date-value="2020-03-13" calcext:value-type="date">
            <text:p>13/03/20</text:p>
          </table:table-cell>
          <table:table-cell office:value-type="string" calcext:value-type="string">
            <text:p>Actualización 43</text:p>
          </table:table-cell>
          <table:table-cell table:number-columns-repeated="7"/>
          <table:table-cell table:style-name="ce204" office:value-type="date" office:date-value="2020-03-13" calcext:value-type="date">
            <text:p>13/03/20</text:p>
          </table:table-cell>
          <table:table-cell/>
          <table:table-cell office:value-type="string" calcext:value-type="string">
            <text:p>Actualización 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,5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,06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,5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5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,97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,9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,54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,96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4,08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,7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6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9,79 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3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,8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8,89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suma da 125, no 133. 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6,71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8,99 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20" calcext:value-type="float">
            <text:p>120</text:p>
          </table:table-cell>
          <table:table-cell office:value-type="float" office:value="4209" calcext:value-type="float">
            <text:p>4209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4" calcext:value-type="date">
            <text:p>14/03/20</text:p>
          </table:table-cell>
          <table:table-cell office:value-type="string" calcext:value-type="string">
            <text:p>https://en.wikipedia.org/w/index.php?title=2020_coronavirus_pandemic_in_Spain&amp;oldid=945595818</text:p>
          </table:table-cell>
          <table:table-cell table:number-columns-repeated="7"/>
          <table:table-cell table:style-name="ce204" office:value-type="date" office:date-value="2020-03-14" calcext:value-type="date">
            <text:p>14/03/20</text:p>
          </table:table-cell>
          <table:table-cell office:value-type="string" calcext:value-type="string">
            <text:p>Actualización 44</text:p>
          </table:table-cell>
          <table:table-cell table:number-columns-repeated="7"/>
          <table:table-cell table:style-name="ce204" office:value-type="date" office:date-value="2020-03-14" calcext:value-type="date">
            <text:p>14/03/20</text:p>
          </table:table-cell>
          <table:table-cell/>
          <table:table-cell office:value-type="string" calcext:value-type="string">
            <text:p>Actualización 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2">1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6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6][2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stilla La Mancha 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22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227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68" calcext:value-type="float">
            <text:p>2968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[6][229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0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940" calcext:value-type="float">
            <text:p>2940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 table:style-name="ce145" office:value-type="float" office:value="86" calcext:value-type="float">
            <text:p>86</text:p>
          </table:table-cell>
          <table:table-cell table:style-name="ce145" office:value-type="float" office:value="2940" calcext:value-type="float">
            <text:p>29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417" calcext:value-type="float">
            <text:p>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970" calcext:value-type="float">
            <text:p>59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17[Note 1] 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Total </text:p>
          </table:table-cell>
          <table:table-cell office:value-type="float" office:value="136" calcext:value-type="float">
            <text:p>136</text:p>
          </table:table-cell>
          <table:table-cell office:value-type="float" office:value="5753" calcext:value-type="float">
            <text:p>5753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5" calcext:value-type="date">
            <text:p>15/03/20</text:p>
          </table:table-cell>
          <table:table-cell office:value-type="string" calcext:value-type="string">
            <text:p>https://en.wikipedia.org/w/index.php?title=2020_coronavirus_pandemic_in_Spain&amp;oldid=945753684</text:p>
          </table:table-cell>
          <table:table-cell table:number-columns-repeated="7"/>
          <table:table-cell table:style-name="ce204" office:value-type="date" office:date-value="2020-03-15" calcext:value-type="date">
            <text:p>15/03/20</text:p>
          </table:table-cell>
          <table:table-cell office:value-type="string" calcext:value-type="string">
            <text:p>Actualización 45</text:p>
          </table:table-cell>
          <table:table-cell table:number-columns-repeated="7"/>
          <table:table-cell table:style-name="ce204" office:value-type="date" office:date-value="2020-03-15" calcext:value-type="date">
            <text:p>15/03/20</text:p>
          </table:table-cell>
          <table:table-cell/>
          <table:table-cell office:value-type="string" calcext:value-type="string">
            <text:p>Actualización 4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table:style-name="ce198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6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45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 table:style-name="ce145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 table:style-name="ce145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6][230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astilla La Mancha </text:p>
          </table:table-cell>
          <table:table-cell table:style-name="ce145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231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 table:style-name="ce145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 table:style-name="ce145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892" calcext:value-type="float">
            <text:p>8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[232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222" calcext:value-type="float">
            <text:p>3222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[6][234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 table:style-name="ce145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35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 table:style-name="ce145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7534" calcext:value-type="float">
            <text:p>75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517[Note 1] 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7753" calcext:value-type="float">
            <text:p>7753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office:value-type="string" calcext:value-type="string">
            <text:p>Total </text:p>
          </table:table-cell>
          <table:table-cell table:style-name="ce145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SUM([.C322:.C340])" office:value-type="float" office:value="293" calcext:value-type="float">
            <text:p>293</text:p>
          </table:table-cell>
          <table:table-cell table:number-columns-repeated="6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table:number-columns-repeated="9"/>
          <table:table-cell table:style-name="ce145"/>
          <table:table-cell table:number-columns-repeated="8"/>
          <table:table-cell table:style-name="ce145"/>
          <table:table-cell table:number-columns-repeated="7"/>
        </table:table-row>
        <table:table-row table:style-name="ro1">
          <table:table-cell table:style-name="ce202" office:value-type="date" office:date-value="2020-03-16" calcext:value-type="date">
            <text:p>16/03/20</text:p>
          </table:table-cell>
          <table:table-cell office:value-type="string" calcext:value-type="string">
            <text:p>https://en.wikipedia.org/w/index.php?title=2020_coronavirus_pandemic_in_Spain&amp;oldid=945898174</text:p>
          </table:table-cell>
          <table:table-cell table:number-columns-repeated="6"/>
          <table:table-cell table:style-name="ce198"/>
          <table:table-cell table:style-name="ce204" office:value-type="date" office:date-value="2020-03-16" calcext:value-type="date">
            <text:p>16/03/20</text:p>
          </table:table-cell>
          <table:table-cell office:value-type="string" calcext:value-type="string">
            <text:p>Actualización 46</text:p>
          </table:table-cell>
          <table:table-cell table:number-columns-repeated="7"/>
          <table:table-cell table:style-name="ce204" office:value-type="date" office:date-value="2020-03-16" calcext:value-type="date">
            <text:p>16/03/20</text:p>
          </table:table-cell>
          <table:table-cell/>
          <table:table-cell office:value-type="string" calcext:value-type="string">
            <text:p>Actualización 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6,44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3,19 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7,21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18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2" calcext:value-type="float">
            <text:p>68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[6][26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,20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6][111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74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[265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3,79 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1,57 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373" calcext:value-type="float">
            <text:p>137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[266]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7,87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83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9,08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843" calcext:value-type="float">
            <text:p>3843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[6][26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62,07 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6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2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1,73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8,13 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98,17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9430" calcext:value-type="float">
            <text:p>943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30[Note 1] 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9191" calcext:value-type="float">
            <text:p>9191</text:p>
          </table:table-cell>
          <table:table-cell office:value-type="string" calcext:value-type="string">
            <text:p>19,30 </text:p>
          </table:table-cell>
          <table:table-cell office:value-type="float" office:value="432" calcext:value-type="float">
            <text:p>432</text:p>
          </table:table-cell>
          <table:table-cell office:value-type="float" office:value="309" calcext:value-type="float">
            <text:p>309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SUM([.C347:.C365])" office:value-type="float" office:value="342" calcext:value-type="float">
            <text:p>342</text:p>
          </table:table-cell>
          <table:table-cell/>
          <table:table-cell table:formula="of:=SUM([.E347:.E365])" office:value-type="float" office:value="9933" calcext:value-type="float">
            <text:p>9933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202" office:value-type="date" office:date-value="2020-03-17" calcext:value-type="date">
            <text:p>17/03/20</text:p>
          </table:table-cell>
          <table:table-cell office:value-type="string" calcext:value-type="string">
            <text:p>https://en.wikipedia.org/w/index.php?title=2020_coronavirus_pandemic_in_Spain&amp;oldid=946076853</text:p>
          </table:table-cell>
          <table:table-cell table:number-columns-repeated="7"/>
          <table:table-cell table:style-name="ce204" office:value-type="date" office:date-value="2020-03-17" calcext:value-type="date">
            <text:p>17/03/20</text:p>
          </table:table-cell>
          <table:table-cell office:value-type="string" calcext:value-type="string">
            <text:p>Actualización 47</text:p>
          </table:table-cell>
          <table:table-cell table:number-columns-repeated="7"/>
          <table:table-cell table:style-name="ce204" office:value-type="date" office:date-value="2020-03-17" calcext:value-type="date">
            <text:p>17/03/20</text:p>
          </table:table-cell>
          <table:table-cell/>
          <table:table-cell office:value-type="string" calcext:value-type="string">
            <text:p>Actualización 4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45" office:value-type="string" calcext:value-type="string">
            <text:p>Fallecidos </text:p>
          </table:table-cell>
          <table:table-cell table:style-name="ce145" office:value-type="string" calcext:value-type="string">
            <text:p>Total casos </text:p>
          </table:table-cell>
          <table:table-cell table:style-name="ce145"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ndalusia Andalusia 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7,97 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office:value-type="float" office:value="683" calcext:value-type="float">
            <text:p>683</text:p>
          </table:table-cell>
          <table:table-cell table:style-name="ce14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5,69 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207" calcext:value-type="float">
            <text:p>207</text:p>
          </table:table-cell>
          <table:table-cell table:style-name="ce14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8,77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193" calcext:value-type="float">
            <text:p>193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,83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92" calcext:value-type="float">
            <text:p>92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765" calcext:value-type="float">
            <text:p>7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6,55 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48" calcext:value-type="float">
            <text:p>148</text:p>
          </table:table-cell>
          <table:table-cell table:style-name="ce14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55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567" calcext:value-type="float">
            <text:p>567</text:p>
          </table:table-cell>
          <table:table-cell table:style-name="ce145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7,63 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431" calcext:value-type="float">
            <text:p>431</text:p>
          </table:table-cell>
          <table:table-cell table:style-name="ce14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62" calcext:value-type="float">
            <text:p>6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7,97 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1394" calcext:value-type="float">
            <text:p>1394</text:p>
          </table:table-cell>
          <table:table-cell table:style-name="ce145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1866" calcext:value-type="float">
            <text:p>18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10,51 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541" calcext:value-type="float">
            <text:p>541</text:p>
          </table:table-cell>
          <table:table-cell table:style-name="ce145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4871" calcext:value-type="float">
            <text:p>48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3,77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53" calcext:value-type="float">
            <text:p>15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0,82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92" calcext:value-type="float">
            <text:p>292</text:p>
          </table:table-cell>
          <table:table-cell table:style-name="ce14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4871" calcext:value-type="float">
            <text:p>4871</text:p>
          </table:table-cell>
          <table:table-cell office:value-type="string" calcext:value-type="string">
            <text:p>72,37 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table:style-name="ce145" office:value-type="float" office:value="355" calcext:value-type="float">
            <text:p>355</text:p>
          </table:table-cell>
          <table:table-cell table:style-name="ce145" office:value-type="float" office:value="4871" calcext:value-type="float">
            <text:p>4871</text:p>
          </table:table-cell>
          <table:table-cell table:style-name="ce145"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,4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7,69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13" calcext:value-type="float">
            <text:p>313</text:p>
          </table:table-cell>
          <table:table-cell table:style-name="ce14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34,06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table:style-name="ce145" office:value-type="float" office:value="36" calcext:value-type="float">
            <text:p>36</text:p>
          </table:table-cell>
          <table:table-cell table:style-name="ce145" office:value-type="float" office:value="765" calcext:value-type="float">
            <text:p>765</text:p>
          </table:table-cell>
          <table:table-cell table:style-name="ce145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11,11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55" calcext:value-type="float">
            <text:p>355</text:p>
          </table:table-cell>
          <table:table-cell table:style-name="ce14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1826" calcext:value-type="float">
            <text:p>118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23,45 </text:p>
          </table:table-cell>
          <table:table-cell office:value-type="float" office:value="563" calcext:value-type="float">
            <text:p>563</text:p>
          </table:table-cell>
          <table:table-cell office:value-type="float" office:value="491" calcext:value-type="float">
            <text:p>491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table:style-name="ce145" office:value-type="float" office:value="491" calcext:value-type="float">
            <text:p>491</text:p>
          </table:table-cell>
          <table:table-cell table:style-name="ce145" office:value-type="float" office:value="11178" calcext:value-type="float">
            <text:p>11178</text:p>
          </table:table-cell>
          <table:table-cell table:style-name="ce145"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/>
          <table:table-cell table:formula="of:=SUM([.B372:.B390])" office:value-type="float" office:value="11826" calcext:value-type="float">
            <text:p>11826</text:p>
          </table:table-cell>
          <table:table-cell table:formula="of:=SUM([.C372:.C390])" office:value-type="float" office:value="533" calcext:value-type="float">
            <text:p>533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table:style-name="Default"/>
          <table:table-cell table:number-columns-repeated="8"/>
          <table:table-cell table:style-name="ce204" office:value-type="date" office:date-value="2020-03-18" calcext:value-type="date">
            <text:p>18/03/20</text:p>
          </table:table-cell>
          <table:table-cell office:value-type="string" calcext:value-type="string">
            <text:p>Actualización 48</text:p>
          </table:table-cell>
          <table:table-cell table:number-columns-repeated="7"/>
          <table:table-cell table:style-name="ce204" office:value-type="date" office:date-value="2020-03-18" calcext:value-type="date">
            <text:p>18/03/20</text:p>
          </table:table-cell>
          <table:table-cell/>
          <table:table-cell office:value-type="string" calcext:value-type="string">
            <text:p>Actualización 4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59" calcext:value-type="float">
            <text:p>8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0,07 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7,13 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3,46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,31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973" calcext:value-type="float">
            <text:p>9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8,08 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,98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2,61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668" calcext:value-type="float">
            <text:p>6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7,38 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75" calcext:value-type="float">
            <text:p>6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24,12 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2702" calcext:value-type="float">
            <text:p>27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4,13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5637" calcext:value-type="float">
            <text:p>563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7,61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2,59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83,55 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,1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,1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58,54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43,30 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30,05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4552" calcext:value-type="float">
            <text:p>145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3716" calcext:value-type="float">
            <text:p>13716</text:p>
          </table:table-cell>
          <table:table-cell office:value-type="string" calcext:value-type="string">
            <text:p>28,75 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/>
          <table:table-cell table:formula="of:=SUM([.B397:.B415])" office:value-type="float" office:value="14575" calcext:value-type="float">
            <text:p>14575</text:p>
          </table:table-cell>
          <table:table-cell table:formula="of:=SUM([.C397:.C415])" office:value-type="float" office:value="612" calcext:value-type="float">
            <text:p>612</text:p>
          </table:table-cell>
          <table:table-cell table:number-columns-repeated="9"/>
          <table:table-cell table:formula="of:=SUM([.M397:.M415])" office:value-type="float" office:value="774" calcext:value-type="float">
            <text:p>774</text:p>
          </table:table-cell>
          <table:table-cell table:formula="of:=SUM([.N397:.N415])" office:value-type="float" office:value="598" calcext:value-type="float">
            <text:p>598</text:p>
          </table:table-cell>
          <table:table-cell table:number-columns-repeated="5"/>
          <table:table-cell table:formula="of:=SUM([.T397:.T415])" office:value-type="float" office:value="598" calcext:value-type="float">
            <text:p>598</text:p>
          </table:table-cell>
          <table:table-cell table:formula="of:=SUM([.U397:.U415])" office:value-type="float" office:value="13716" calcext:value-type="float">
            <text:p>13716</text:p>
          </table:table-cell>
          <table:table-cell table:formula="of:=SUM([.V397:.V415])"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47"/>
          <table:table-cell table:number-columns-repeated="23"/>
        </table:table-row>
        <table:table-row table:style-name="ro1">
          <table:table-cell table:style-name="Default"/>
          <table:table-cell/>
          <table:table-cell table:style-name="ce147"/>
          <table:table-cell table:number-columns-repeated="6"/>
          <table:table-cell table:style-name="ce204" office:value-type="date" office:date-value="2020-03-19" calcext:value-type="date">
            <text:p>19/03/20</text:p>
          </table:table-cell>
          <table:table-cell office:value-type="string" calcext:value-type="string">
            <text:p>Actualización 49</text:p>
          </table:table-cell>
          <table:table-cell table:number-columns-repeated="7"/>
          <table:table-cell table:style-name="ce204" office:value-type="date" office:date-value="2020-03-19" calcext:value-type="date">
            <text:p>19/03/20</text:p>
          </table:table-cell>
          <table:table-cell/>
          <table:table-cell office:value-type="string" calcext:value-type="string">
            <text:p>Actualización 49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45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11,84 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45"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1,2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45"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8,06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4,18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,84 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2,56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38,76 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35,72 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34,89 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8,03 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2,01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6,74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6777" calcext:value-type="float">
            <text:p>6777</text:p>
          </table:table-cell>
          <table:table-cell office:value-type="string" calcext:value-type="string">
            <text:p>100,35 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,5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1,18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73,22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53,13 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144,26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7147" calcext:value-type="float">
            <text:p>17147</text:p>
          </table:table-cell>
          <table:table-cell office:value-type="string" calcext:value-type="string">
            <text:p>35,96 </text:p>
          </table:table-cell>
          <table:table-cell office:value-type="float" office:value="939" calcext:value-type="float">
            <text:p>939</text:p>
          </table:table-cell>
          <table:table-cell office:value-type="float" office:value="767" calcext:value-type="float">
            <text:p>767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22:.K440])" office:value-type="float" office:value="17147" calcext:value-type="float">
            <text:p>17147</text:p>
          </table:table-cell>
          <table:table-cell/>
          <table:table-cell table:formula="of:=SUM([.M422:.M440])" office:value-type="float" office:value="939" calcext:value-type="float">
            <text:p>939</text:p>
          </table:table-cell>
          <table:table-cell table:formula="of:=SUM([.N422:.N440])" office:value-type="float" office:value="767" calcext:value-type="float">
            <text:p>767</text:p>
          </table:table-cell>
          <table:table-cell table:number-columns-repeated="5"/>
          <table:table-cell table:formula="of:=SUM([.T422:.T440])" office:value-type="float" office:value="767" calcext:value-type="float">
            <text:p>767</text:p>
          </table:table-cell>
          <table:table-cell table:formula="of:=SUM([.U422:.U440])" office:value-type="float" office:value="17147" calcext:value-type="float">
            <text:p>17147</text:p>
          </table:table-cell>
          <table:table-cell table:formula="of:=SUM([.V422:.V440])" office:value-type="float" office:value="939" calcext:value-type="float">
            <text:p>939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0" calcext:value-type="date">
            <text:p>20/03/20</text:p>
          </table:table-cell>
          <table:table-cell office:value-type="string" calcext:value-type="string">
            <text:p>Actualización 50</text:p>
          </table:table-cell>
          <table:table-cell table:number-columns-repeated="7"/>
          <table:table-cell table:style-name="ce204" office:value-type="date" office:date-value="2020-03-20" calcext:value-type="date">
            <text:p>20/03/20</text:p>
          </table:table-cell>
          <table:table-cell table:style-name="ce145" office:value-type="string" calcext:value-type="string">
            <text:p>Actualización 50</text:p>
          </table:table-cell>
          <table:table-cell table:style-name="ce145" table:number-columns-repeated="3"/>
          <table:table-cell table:number-columns-repeated="3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3">CCAA </text:span></text:p>
          </table:table-cell>
          <table:table-cell table:style-name="ce145" office:value-type="string" calcext:value-type="string">
            <text:p>Fallecidos </text:p>
          </table:table-cell>
          <table:table-cell table:style-name="ce145" office:value-type="string" calcext:value-type="string">
            <text:p>Total casos </text:p>
          </table:table-cell>
          <table:table-cell table:style-name="ce145"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5,05 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office:value-type="float" office:value="1287" calcext:value-type="float">
            <text:p>1287</text:p>
          </table:table-cell>
          <table:table-cell table:style-name="ce145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,83 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360" calcext:value-type="float">
            <text:p>360</text:p>
          </table:table-cell>
          <table:table-cell table:style-name="ce145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33,14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44" calcext:value-type="float">
            <text:p>344</text:p>
          </table:table-cell>
          <table:table-cell table:style-name="ce14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7,14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203" calcext:value-type="float">
            <text:p>203</text:p>
          </table:table-cell>
          <table:table-cell table:style-name="ce14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2,82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87" calcext:value-type="float">
            <text:p>287</text:p>
          </table:table-cell>
          <table:table-cell table:style-name="ce14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3,06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144" calcext:value-type="float">
            <text:p>144</text:p>
          </table:table-cell>
          <table:table-cell table:style-name="ce14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50,62 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table:style-name="ce145" office:value-type="float" office:value="62" calcext:value-type="float">
            <text:p>62</text:p>
          </table:table-cell>
          <table:table-cell table:style-name="ce145" office:value-type="float" office:value="1044" calcext:value-type="float">
            <text:p>1044</text:p>
          </table:table-cell>
          <table:table-cell table:style-name="ce145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47,22 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table:style-name="ce145" office:value-type="float" office:value="43" calcext:value-type="float">
            <text:p>43</text:p>
          </table:table-cell>
          <table:table-cell table:style-name="ce145" office:value-type="float" office:value="1147" calcext:value-type="float">
            <text:p>1147</text:p>
          </table:table-cell>
          <table:table-cell table:style-name="ce145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42,29 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table:style-name="ce145" office:value-type="float" office:value="82" calcext:value-type="float">
            <text:p>82</text:p>
          </table:table-cell>
          <table:table-cell table:style-name="ce145" office:value-type="float" office:value="3270" calcext:value-type="float">
            <text:p>3270</text:p>
          </table:table-cell>
          <table:table-cell table:style-name="ce145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21,48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table:style-name="ce145" office:value-type="float" office:value="33" calcext:value-type="float">
            <text:p>33</text:p>
          </table:table-cell>
          <table:table-cell table:style-name="ce145" office:value-type="float" office:value="1105" calcext:value-type="float">
            <text:p>1105</text:p>
          </table:table-cell>
          <table:table-cell table:style-name="ce145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7,25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297" calcext:value-type="float">
            <text:p>297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21,30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578" calcext:value-type="float">
            <text:p>578</text:p>
          </table:table-cell>
          <table:table-cell table:style-name="ce145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105,47 </text:p>
          </table:table-cell>
          <table:table-cell office:value-type="float" office:value="678" calcext:value-type="float">
            <text:p>678</text:p>
          </table:table-cell>
          <table:table-cell office:value-type="float" office:value="628" calcext:value-type="float">
            <text:p>62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table:style-name="ce145" office:value-type="float" office:value="628" calcext:value-type="float">
            <text:p>628</text:p>
          </table:table-cell>
          <table:table-cell table:style-name="ce145" office:value-type="float" office:value="7165" calcext:value-type="float">
            <text:p>7165</text:p>
          </table:table-cell>
          <table:table-cell table:style-name="ce145"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,7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3,66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4" calcext:value-type="float">
            <text:p>204</text:p>
          </table:table-cell>
          <table:table-cell table:style-name="ce145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84,22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554" calcext:value-type="float">
            <text:p>554</text:p>
          </table:table-cell>
          <table:table-cell table:style-name="ce145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64,32 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table:style-name="ce145" office:value-type="float" office:value="71" calcext:value-type="float">
            <text:p>71</text:p>
          </table:table-cell>
          <table:table-cell table:style-name="ce145" office:value-type="float" office:value="1465" calcext:value-type="float">
            <text:p>1465</text:p>
          </table:table-cell>
          <table:table-cell table:style-name="ce145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147,73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497" calcext:value-type="float">
            <text:p>497</text:p>
          </table:table-cell>
          <table:table-cell table:style-name="ce14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980" calcext:value-type="float">
            <text:p>19980</text:p>
          </table:table-cell>
          <table:table-cell office:value-type="string" calcext:value-type="string">
            <text:p>41,71 </text:p>
          </table:table-cell>
          <table:table-cell office:value-type="float" office:value="1141" calcext:value-type="float">
            <text:p>1141</text:p>
          </table:table-cell>
          <table:table-cell office:value-type="float" office:value="1002" calcext:value-type="float">
            <text:p>1002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table:style-name="ce145" office:value-type="float" office:value="1002" calcext:value-type="float">
            <text:p>1002</text:p>
          </table:table-cell>
          <table:table-cell table:style-name="ce145" office:value-type="float" office:value="19980" calcext:value-type="float">
            <text:p>19980</text:p>
          </table:table-cell>
          <table:table-cell table:style-name="ce145"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48:.K466])" office:value-type="float" office:value="19980" calcext:value-type="float">
            <text:p>19980</text:p>
          </table:table-cell>
          <table:table-cell/>
          <table:table-cell table:formula="of:=SUM([.M448:.M466])" office:value-type="float" office:value="1125" calcext:value-type="float">
            <text:p>1125</text:p>
          </table:table-cell>
          <table:table-cell table:formula="of:=SUM([.N448:.N466])" office:value-type="float" office:value="1002" calcext:value-type="float">
            <text:p>1002</text:p>
          </table:table-cell>
          <table:table-cell table:number-columns-repeated="5"/>
          <table:table-cell table:formula="of:=SUM([.T448:.T466])" office:value-type="float" office:value="1002" calcext:value-type="float">
            <text:p>1002</text:p>
          </table:table-cell>
          <table:table-cell table:formula="of:=SUM([.U448:.U466])" office:value-type="float" office:value="19980" calcext:value-type="float">
            <text:p>19980</text:p>
          </table:table-cell>
          <table:table-cell table:formula="of:=SUM([.V448:.V466])" office:value-type="float" office:value="1125" calcext:value-type="float">
            <text:p>1125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1" calcext:value-type="date">
            <text:p>21/03/20</text:p>
          </table:table-cell>
          <table:table-cell office:value-type="string" calcext:value-type="string">
            <text:p>Actualización 51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table:style-name="ce203" office:value-type="string" calcext:value-type="string">
            <text:p>Nuevos respecto ayer </text:p>
          </table:table-cell>
          <table:table-cell table:style-name="ce20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17,68 </text:p>
          </table:table-cell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203" office:value-type="float" office:value="228" calcext:value-type="float">
            <text:p>228</text:p>
          </table:table-cell>
          <table:table-cell table:style-name="ce203"/>
          <table:table-cell/>
          <table:table-cell office:value-type="string" calcext:value-type="string">
            <text:p>Andalucía 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1515" calcext:value-type="float">
            <text:p>1515</text:p>
          </table:table-cell>
          <table:table-cell table:style-name="ce145" office:value-type="float" office:value="53" calcext:value-type="float">
            <text:p>53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31,30 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203" office:value-type="float" office:value="64" calcext:value-type="float">
            <text:p>64</text:p>
          </table:table-cell>
          <table:table-cell table:style-name="ce203"/>
          <table:table-cell/>
          <table:table-cell office:value-type="string" calcext:value-type="string">
            <text:p>Aragón 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424" calcext:value-type="float">
            <text:p>424</text:p>
          </table:table-cell>
          <table:table-cell table:style-name="ce145" office:value-type="float" office:value="33" calcext:value-type="float">
            <text:p>33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7,03 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03" office:value-type="float" office:value="142" calcext:value-type="float">
            <text:p>142</text:p>
          </table:table-cell>
          <table:table-cell table:style-name="ce203"/>
          <table:table-cell/>
          <table:table-cell office:value-type="string" calcext:value-type="string">
            <text:p>Asturias 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86" calcext:value-type="float">
            <text:p>486</text:p>
          </table:table-cell>
          <table:table-cell table:style-name="ce145" office:value-type="float" office:value="12" calcext:value-type="float">
            <text:p>12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,88 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203" office:value-type="float" office:value="43" calcext:value-type="float">
            <text:p>43</text:p>
          </table:table-cell>
          <table:table-cell table:style-name="ce203"/>
          <table:table-cell/>
          <table:table-cell office:value-type="string" calcext:value-type="string">
            <text:p>Baleares 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46" calcext:value-type="float">
            <text:p>246</text:p>
          </table:table-cell>
          <table:table-cell table:style-name="ce145" office:value-type="float" office:value="14" calcext:value-type="float">
            <text:p>14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5,65 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203" office:value-type="float" office:value="61" calcext:value-type="float">
            <text:p>61</text:p>
          </table:table-cell>
          <table:table-cell table:style-name="ce203"/>
          <table:table-cell/>
          <table:table-cell office:value-type="string" calcext:value-type="string">
            <text:p>Canarias 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348" calcext:value-type="float">
            <text:p>348</text:p>
          </table:table-cell>
          <table:table-cell table:style-name="ce145" office:value-type="float" office:value="29" calcext:value-type="float">
            <text:p>29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5,28 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03" office:value-type="float" office:value="71" calcext:value-type="float">
            <text:p>71</text:p>
          </table:table-cell>
          <table:table-cell table:style-name="ce203"/>
          <table:table-cell/>
          <table:table-cell office:value-type="string" calcext:value-type="string">
            <text:p>Cantabria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215" calcext:value-type="float">
            <text:p>215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69,26 </text:p>
          </table:table-cell>
          <table:table-cell office:value-type="float" office:value="635" calcext:value-type="float">
            <text:p>63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style-name="ce203" office:value-type="float" office:value="379" calcext:value-type="float">
            <text:p>379</text:p>
          </table:table-cell>
          <table:table-cell table:style-name="ce203"/>
          <table:table-cell/>
          <table:table-cell office:value-type="string" calcext:value-type="string">
            <text:p>Castilla La Mancha </text:p>
          </table:table-cell>
          <table:table-cell table:style-name="ce145" office:value-type="float" office:value="84" calcext:value-type="float">
            <text:p>84</text:p>
          </table:table-cell>
          <table:table-cell table:style-name="ce145" office:value-type="float" office:value="1423" calcext:value-type="float">
            <text:p>1423</text:p>
          </table:table-cell>
          <table:table-cell table:style-name="ce145" office:value-type="float" office:value="65" calcext:value-type="float">
            <text:p>65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60,51 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style-name="ce203" office:value-type="float" office:value="319" calcext:value-type="float">
            <text:p>319</text:p>
          </table:table-cell>
          <table:table-cell table:style-name="ce203"/>
          <table:table-cell/>
          <table:table-cell office:value-type="string" calcext:value-type="string">
            <text:p>Castilla y León 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float" office:value="1466" calcext:value-type="float">
            <text:p>1466</text:p>
          </table:table-cell>
          <table:table-cell table:style-name="ce145" office:value-type="float" office:value="85" calcext:value-type="float">
            <text:p>85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54,45 </text:p>
          </table:table-cell>
          <table:table-cell office:value-type="float" office:value="1.681" calcext:value-type="float">
            <text:p>1.681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table:style-name="ce203" office:value-type="float" office:value="933" calcext:value-type="float">
            <text:p>933</text:p>
          </table:table-cell>
          <table:table-cell table:style-name="ce203"/>
          <table:table-cell/>
          <table:table-cell office:value-type="string" calcext:value-type="string">
            <text:p>Cataluña </text:p>
          </table:table-cell>
          <table:table-cell table:style-name="ce145" office:value-type="float" office:value="122" calcext:value-type="float">
            <text:p>122</text:p>
          </table:table-cell>
          <table:table-cell table:style-name="ce145" office:value-type="float" office:value="4203" calcext:value-type="float">
            <text:p>4203</text:p>
          </table:table-cell>
          <table:table-cell table:style-name="ce145" office:value-type="float" office:value="298" calcext:value-type="float">
            <text:p>298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03"/>
          <table:table-cell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0" calcext:value-type="float">
            <text:p>0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26,64 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style-name="ce203" office:value-type="float" office:value="258" calcext:value-type="float">
            <text:p>258</text:p>
          </table:table-cell>
          <table:table-cell table:style-name="ce203"/>
          <table:table-cell/>
          <table:table-cell office:value-type="string" calcext:value-type="string">
            <text:p>C. Valenciana 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office:value-type="float" office:value="1363" calcext:value-type="float">
            <text:p>1363</text:p>
          </table:table-cell>
          <table:table-cell table:style-name="ce145" office:value-type="float" office:value="84" calcext:value-type="float">
            <text:p>84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32,59 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03" office:value-type="float" office:value="57" calcext:value-type="float">
            <text:p>57</text:p>
          </table:table-cell>
          <table:table-cell table:style-name="ce203"/>
          <table:table-cell/>
          <table:table-cell office:value-type="string" calcext:value-type="string">
            <text:p>Extremadura 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354" calcext:value-type="float">
            <text:p>354</text:p>
          </table:table-cell>
          <table:table-cell table:style-name="ce145" office:value-type="float" office:value="6" calcext:value-type="float">
            <text:p>6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27,26 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style-name="ce203" office:value-type="float" office:value="161" calcext:value-type="float">
            <text:p>161</text:p>
          </table:table-cell>
          <table:table-cell table:style-name="ce203"/>
          <table:table-cell/>
          <table:table-cell office:value-type="string" calcext:value-type="string">
            <text:p>Galicia 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739" calcext:value-type="float">
            <text:p>739</text:p>
          </table:table-cell>
          <table:table-cell table:style-name="ce145" office:value-type="float" office:value="29" calcext:value-type="float">
            <text:p>29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8921" calcext:value-type="float">
            <text:p>8921</text:p>
          </table:table-cell>
          <table:table-cell office:value-type="string" calcext:value-type="string">
            <text:p>131,82 </text:p>
          </table:table-cell>
          <table:table-cell office:value-type="float" office:value="7.388" calcext:value-type="float">
            <text:p>7.388</text:p>
          </table:table-cell>
          <table:table-cell office:value-type="float" office:value="767" calcext:value-type="float">
            <text:p>767</text:p>
          </table:table-cell>
          <table:table-cell office:value-type="float" office:value="804" calcext:value-type="float">
            <text:p>804</text:p>
          </table:table-cell>
          <table:table-cell table:style-name="ce203" office:value-type="float" office:value="1.756" calcext:value-type="float">
            <text:p>1.756</text:p>
          </table:table-cell>
          <table:table-cell table:style-name="ce203"/>
          <table:table-cell/>
          <table:table-cell office:value-type="string" calcext:value-type="string">
            <text:p>Madrid </text:p>
          </table:table-cell>
          <table:table-cell table:style-name="ce145" office:value-type="float" office:value="804" calcext:value-type="float">
            <text:p>804</text:p>
          </table:table-cell>
          <table:table-cell table:style-name="ce145" office:value-type="float" office:value="8921" calcext:value-type="float">
            <text:p>8921</text:p>
          </table:table-cell>
          <table:table-cell table:style-name="ce145" office:value-type="float" office:value="767" calcext:value-type="float">
            <text:p>767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91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3" office:value-type="float" office:value="1" calcext:value-type="float">
            <text:p>1</text:p>
          </table:table-cell>
          <table:table-cell table:style-name="ce203"/>
          <table:table-cell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1" calcext:value-type="float">
            <text:p>1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6,07 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03" office:value-type="float" office:value="36" calcext:value-type="float">
            <text:p>36</text:p>
          </table:table-cell>
          <table:table-cell table:style-name="ce203"/>
          <table:table-cell/>
          <table:table-cell office:value-type="string" calcext:value-type="string">
            <text:p>Murcia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40" calcext:value-type="float">
            <text:p>240</text:p>
          </table:table-cell>
          <table:table-cell table:style-name="ce145" office:value-type="float" office:value="14" calcext:value-type="float">
            <text:p>14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01,04 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203" office:value-type="float" office:value="110" calcext:value-type="float">
            <text:p>110</text:p>
          </table:table-cell>
          <table:table-cell table:style-name="ce203"/>
          <table:table-cell/>
          <table:table-cell office:value-type="string" calcext:value-type="string">
            <text:p>Navarra 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664" calcext:value-type="float">
            <text:p>664</text:p>
          </table:table-cell>
          <table:table-cell table:style-name="ce145" office:value-type="float" office:value="25" calcext:value-type="float">
            <text:p>25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76,09 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style-name="ce203" office:value-type="float" office:value="260" calcext:value-type="float">
            <text:p>260</text:p>
          </table:table-cell>
          <table:table-cell table:style-name="ce203"/>
          <table:table-cell/>
          <table:table-cell office:value-type="string" calcext:value-type="string">
            <text:p>País Vasco </text:p>
          </table:table-cell>
          <table:table-cell table:style-name="ce145" office:value-type="float" office:value="85" calcext:value-type="float">
            <text:p>85</text:p>
          </table:table-cell>
          <table:table-cell table:style-name="ce145" office:value-type="float" office:value="1725" calcext:value-type="float">
            <text:p>1725</text:p>
          </table:table-cell>
          <table:table-cell table:style-name="ce145" office:value-type="float" office:value="71" calcext:value-type="float">
            <text:p>71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165,72 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203" office:value-type="float" office:value="67" calcext:value-type="float">
            <text:p>67</text:p>
          </table:table-cell>
          <table:table-cell table:style-name="ce203"/>
          <table:table-cell/>
          <table:table-cell office:value-type="string" calcext:value-type="string">
            <text:p>La Rioja 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564" calcext:value-type="float">
            <text:p>564</text:p>
          </table:table-cell>
          <table:table-cell table:style-name="ce145" office:value-type="float" office:value="17" calcext:value-type="float">
            <text:p>17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24926" calcext:value-type="float">
            <text:p>24926</text:p>
          </table:table-cell>
          <table:table-cell office:value-type="string" calcext:value-type="string">
            <text:p>52,18 </text:p>
          </table:table-cell>
          <table:table-cell office:value-type="float" office:value="13.282" calcext:value-type="float">
            <text:p>13.282</text:p>
          </table:table-cell>
          <table:table-cell office:value-type="float" office:value="1612" calcext:value-type="float">
            <text:p>1612</text:p>
          </table:table-cell>
          <table:table-cell office:value-type="float" office:value="1326" calcext:value-type="float">
            <text:p>1326</text:p>
          </table:table-cell>
          <table:table-cell table:style-name="ce203" office:value-type="float" office:value="4.946" calcext:value-type="float">
            <text:p>4.946</text:p>
          </table:table-cell>
          <table:table-cell table:style-name="ce203"/>
          <table:table-cell/>
          <table:table-cell office:value-type="string" calcext:value-type="string">
            <text:p>ESPAÑA </text:p>
          </table:table-cell>
          <table:table-cell table:style-name="ce145" office:value-type="float" office:value="1326" calcext:value-type="float">
            <text:p>1326</text:p>
          </table:table-cell>
          <table:table-cell table:style-name="ce145" office:value-type="float" office:value="24926" calcext:value-type="float">
            <text:p>24926</text:p>
          </table:table-cell>
          <table:table-cell table:style-name="ce145" office:value-type="float" office:value="1612" calcext:value-type="float">
            <text:p>1612</text:p>
          </table:table-cell>
          <table:table-cell table:style-name="ce145"/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74:.K492])" office:value-type="float" office:value="24926" calcext:value-type="float">
            <text:p>24926</text:p>
          </table:table-cell>
          <table:table-cell table:formula="of:=SUM([.L474:.L492])" office:value-type="float" office:value="0" calcext:value-type="float">
            <text:p>0</text:p>
          </table:table-cell>
          <table:table-cell table:formula="of:=SUM([.M474:.M492])" office:value-type="float" office:value="4222.069" calcext:value-type="float">
            <text:p>4222.069</text:p>
          </table:table-cell>
          <table:table-cell table:formula="of:=SUM([.N474:.N492])" office:value-type="float" office:value="1612" calcext:value-type="float">
            <text:p>1612</text:p>
          </table:table-cell>
          <table:table-cell table:formula="of:=SUM([.O474:.O492])" office:value-type="float" office:value="1326" calcext:value-type="float">
            <text:p>1326</text:p>
          </table:table-cell>
          <table:table-cell table:formula="of:=SUM([.P474:.P492])" office:value-type="float" office:value="3191.756" calcext:value-type="float">
            <text:p>3191.756</text:p>
          </table:table-cell>
          <table:table-cell table:number-columns-repeated="1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2" calcext:value-type="date">
            <text:p>22/03/20</text:p>
          </table:table-cell>
          <table:table-cell office:value-type="string" calcext:value-type="string">
            <text:p>Actualización 52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Nuevos respecto ayer 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20,10 </text:p>
          </table:table-cell>
          <table:table-cell office:value-type="float" office:value="724" calcext:value-type="float">
            <text:p>72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Andalucía </text:p>
          </table:table-cell>
          <table:table-cell table:style-name="ce145" office:value-type="float" office:value="47" calcext:value-type="float">
            <text:p>47</text:p>
          </table:table-cell>
          <table:table-cell table:style-name="ce145" office:value-type="float" office:value="1725" calcext:value-type="float">
            <text:p>1725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39,49 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Aragón 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office:value-type="float" office:value="532" calcext:value-type="float">
            <text:p>532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52,60 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Asturias 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545" calcext:value-type="float">
            <text:p>545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8,10 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Baleares 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31" calcext:value-type="float">
            <text:p>331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8,44 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anarias 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414" calcext:value-type="float">
            <text:p>414</text:p>
          </table:table-cell>
          <table:table-cell table:style-name="ce145" office:value-type="float" office:value="32" calcext:value-type="float">
            <text:p>32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46,47 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Cantabria 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282" calcext:value-type="float">
            <text:p>282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88,74 </text:p>
          </table:table-cell>
          <table:table-cell office:value-type="float" office:value="838" calcext:value-type="float">
            <text:p>83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string" calcext:value-type="string">
            <text:p>Castilla La Mancha </text:p>
          </table:table-cell>
          <table:table-cell table:style-name="ce145" office:value-type="float" office:value="112" calcext:value-type="float">
            <text:p>112</text:p>
          </table:table-cell>
          <table:table-cell table:style-name="ce145" office:value-type="float" office:value="1819" calcext:value-type="float">
            <text:p>1819</text:p>
          </table:table-cell>
          <table:table-cell table:style-name="ce145" office:value-type="float" office:value="76" calcext:value-type="float">
            <text:p>76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71,76 </text:p>
          </table:table-cell>
          <table:table-cell office:value-type="float" office:value="709" calcext:value-type="float">
            <text:p>709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string" calcext:value-type="string">
            <text:p>Castilla y León </text:p>
          </table:table-cell>
          <table:table-cell table:style-name="ce145" office:value-type="float" office:value="74" calcext:value-type="float">
            <text:p>74</text:p>
          </table:table-cell>
          <table:table-cell table:style-name="ce145" office:value-type="float" office:value="1744" calcext:value-type="float">
            <text:p>1744</text:p>
          </table:table-cell>
          <table:table-cell table:style-name="ce145" office:value-type="float" office:value="106" calcext:value-type="float">
            <text:p>106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60,65 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string" calcext:value-type="string">
            <text:p>Cataluña </text:p>
          </table:table-cell>
          <table:table-cell table:style-name="ce145" office:value-type="float" office:value="191" calcext:value-type="float">
            <text:p>191</text:p>
          </table:table-cell>
          <table:table-cell table:style-name="ce145" office:value-type="float" office:value="4704" calcext:value-type="float">
            <text:p>4704</text:p>
          </table:table-cell>
          <table:table-cell table:style-name="ce145" office:value-type="float" office:value="298" calcext:value-type="float">
            <text:p>298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0" calcext:value-type="float">
            <text:p>0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31,32 </text:p>
          </table:table-cell>
          <table:table-cell office:value-type="float" office:value="590" calcext:value-type="float">
            <text:p>590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string" calcext:value-type="string">
            <text:p>C. Valenciana </text:p>
          </table:table-cell>
          <table:table-cell table:style-name="ce145" office:value-type="float" office:value="69" calcext:value-type="float">
            <text:p>69</text:p>
          </table:table-cell>
          <table:table-cell table:style-name="ce145" office:value-type="float" office:value="1604" calcext:value-type="float">
            <text:p>1604</text:p>
          </table:table-cell>
          <table:table-cell table:style-name="ce145" office:value-type="float" office:value="113" calcext:value-type="float">
            <text:p>113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35,40 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xtremadura 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384" calcext:value-type="float">
            <text:p>384</text:p>
          </table:table-cell>
          <table:table-cell table:style-name="ce145" office:value-type="float" office:value="8" calcext:value-type="float">
            <text:p>8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33,71 </text:p>
          </table:table-cell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Galicia 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915" calcext:value-type="float">
            <text:p>915</text:p>
          </table:table-cell>
          <table:table-cell table:style-name="ce145" office:value-type="float" office:value="35" calcext:value-type="float">
            <text:p>35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9702" calcext:value-type="float">
            <text:p>9702</text:p>
          </table:table-cell>
          <table:table-cell office:value-type="string" calcext:value-type="string">
            <text:p>142,98 </text:p>
          </table:table-cell>
          <table:table-cell office:value-type="float" office:value="8441" calcext:value-type="float">
            <text:p>8441</text:p>
          </table:table-cell>
          <table:table-cell office:value-type="float" office:value="834" calcext:value-type="float">
            <text:p>834</text:p>
          </table:table-cell>
          <table:table-cell office:value-type="float" office:value="1021" calcext:value-type="float">
            <text:p>1021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string" calcext:value-type="string">
            <text:p>Madrid </text:p>
          </table:table-cell>
          <table:table-cell table:style-name="ce145" office:value-type="float" office:value="1021" calcext:value-type="float">
            <text:p>1021</text:p>
          </table:table-cell>
          <table:table-cell table:style-name="ce145" office:value-type="float" office:value="9702" calcext:value-type="float">
            <text:p>9702</text:p>
          </table:table-cell>
          <table:table-cell table:style-name="ce145" office:value-type="float" office:value="834" calcext:value-type="float">
            <text:p>834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91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19,75 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Murcia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96" calcext:value-type="float">
            <text:p>296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120,91 </text:p>
          </table:table-cell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Navarra 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794" calcext:value-type="float">
            <text:p>794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91,81 </text:p>
          </table:table-cell>
          <table:table-cell office:value-type="float" office:value="988" calcext:value-type="float">
            <text:p>98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País Vasco 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office:value-type="float" office:value="2097" calcext:value-type="float">
            <text:p>2097</text:p>
          </table:table-cell>
          <table:table-cell table:style-name="ce145" office:value-type="float" office:value="81" calcext:value-type="float">
            <text:p>81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89,08 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La Rioja 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654" calcext:value-type="float">
            <text:p>654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28572" calcext:value-type="float">
            <text:p>28572</text:p>
          </table:table-cell>
          <table:table-cell office:value-type="string" calcext:value-type="string">
            <text:p>59,64 </text:p>
          </table:table-cell>
          <table:table-cell office:value-type="float" office:value="15554" calcext:value-type="float">
            <text:p>15554</text:p>
          </table:table-cell>
          <table:table-cell office:value-type="float" office:value="1785" calcext:value-type="float">
            <text:p>1785</text:p>
          </table:table-cell>
          <table:table-cell office:value-type="float" office:value="1720" calcext:value-type="float">
            <text:p>1720</text:p>
          </table:table-cell>
          <table:table-cell office:value-type="float" office:value="3646" calcext:value-type="float">
            <text:p>3646</text:p>
          </table:table-cell>
          <table:table-cell table:number-columns-repeated="2"/>
          <table:table-cell office:value-type="string" calcext:value-type="string">
            <text:p>ESPAÑA </text:p>
          </table:table-cell>
          <table:table-cell table:style-name="ce145" office:value-type="float" office:value="1720" calcext:value-type="float">
            <text:p>1720</text:p>
          </table:table-cell>
          <table:table-cell table:style-name="ce145" office:value-type="float" office:value="28572" calcext:value-type="float">
            <text:p>28572</text:p>
          </table:table-cell>
          <table:table-cell table:style-name="ce145" office:value-type="float" office:value="1785" calcext:value-type="float">
            <text:p>1785</text:p>
          </table:table-cell>
          <table:table-cell table:style-name="ce145"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00:.K518])" office:value-type="float" office:value="28572" calcext:value-type="float">
            <text:p>28572</text:p>
          </table:table-cell>
          <table:table-cell table:formula="of:=SUM([.L500:.L518])" office:value-type="float" office:value="0" calcext:value-type="float">
            <text:p>0</text:p>
          </table:table-cell>
          <table:table-cell table:formula="of:=SUM([.M500:.M518])" office:value-type="float" office:value="15554" calcext:value-type="float">
            <text:p>15554</text:p>
          </table:table-cell>
          <table:table-cell table:formula="of:=SUM([.N500:.N518])" office:value-type="float" office:value="1785" calcext:value-type="float">
            <text:p>1785</text:p>
          </table:table-cell>
          <table:table-cell table:formula="of:=SUM([.O500:.O518])" office:value-type="float" office:value="1720" calcext:value-type="float">
            <text:p>1720</text:p>
          </table:table-cell>
          <table:table-cell table:formula="of:=SUM([.P500:.P518])" office:value-type="float" office:value="3646" calcext:value-type="float">
            <text:p>3646</text:p>
          </table:table-cell>
          <table:table-cell table:number-columns-repeated="3"/>
          <table:table-cell table:style-name="ce145" table:formula="of:=SUM([.T500:.T518])" office:value-type="float" office:value="1720" calcext:value-type="float">
            <text:p>1720</text:p>
          </table:table-cell>
          <table:table-cell table:style-name="ce145" table:formula="of:=SUM([.U500:.U518])" office:value-type="float" office:value="28572" calcext:value-type="float">
            <text:p>28572</text:p>
          </table:table-cell>
          <table:table-cell table:style-name="ce145" table:formula="of:=SUM([.V500:.V518])" office:value-type="float" office:value="1785" calcext:value-type="float">
            <text:p>1785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3" calcext:value-type="date">
            <text:p>23/03/20</text:p>
          </table:table-cell>
          <table:table-cell office:value-type="string" calcext:value-type="string">
            <text:p>Actualización 53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2,66 </text:p>
          </table:table-cell>
          <table:table-cell office:value-type="float" office:value="865" calcext:value-type="float">
            <text:p>8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Andalucía 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office:value-type="float" office:value="1961" calcext:value-type="float">
            <text:p>1961</text:p>
          </table:table-cell>
          <table:table-cell table:style-name="ce145" office:value-type="float" office:value="77" calcext:value-type="float">
            <text:p>77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47,37 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Aragón </text:p>
          </table:table-cell>
          <table:table-cell table:style-name="ce145" office:value-type="float" office:value="32" calcext:value-type="float">
            <text:p>32</text:p>
          </table:table-cell>
          <table:table-cell table:style-name="ce145" office:value-type="float" office:value="638" calcext:value-type="float">
            <text:p>638</text:p>
          </table:table-cell>
          <table:table-cell table:style-name="ce145" office:value-type="float" office:value="52" calcext:value-type="float">
            <text:p>5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57,39 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sturias 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594" calcext:value-type="float">
            <text:p>594</text:p>
          </table:table-cell>
          <table:table-cell table:style-name="ce145" office:value-type="float" office:value="22" calcext:value-type="float">
            <text:p>2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3,84 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Baleares 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400" calcext:value-type="float">
            <text:p>400</text:p>
          </table:table-cell>
          <table:table-cell table:style-name="ce145" office:value-type="float" office:value="27" calcext:value-type="float">
            <text:p>27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21,32 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Canarias 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office:value-type="float" office:value="481" calcext:value-type="float">
            <text:p>481</text:p>
          </table:table-cell>
          <table:table-cell table:style-name="ce145" office:value-type="float" office:value="32" calcext:value-type="float">
            <text:p>3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57,65 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Cantabria 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47" calcext:value-type="float">
            <text:p>347</text:p>
          </table:table-cell>
          <table:table-cell table:style-name="ce145" office:value-type="float" office:value="14" calcext:value-type="float">
            <text:p>14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100,94 </text:p>
          </table:table-cell>
          <table:table-cell office:value-type="float" office:value="1547" calcext:value-type="float">
            <text:p>1547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45" office:value-type="float" office:value="145" calcext:value-type="float">
            <text:p>145</text:p>
          </table:table-cell>
          <table:table-cell table:style-name="ce145" office:value-type="float" office:value="2078" calcext:value-type="float">
            <text:p>2078</text:p>
          </table:table-cell>
          <table:table-cell table:style-name="ce145" office:value-type="float" office:value="142" calcext:value-type="float">
            <text:p>14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84,68 </text:p>
          </table:table-cell>
          <table:table-cell office:value-type="float" office:value="860" calcext:value-type="float">
            <text:p>86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45" office:value-type="float" office:value="102" calcext:value-type="float">
            <text:p>102</text:p>
          </table:table-cell>
          <table:table-cell table:style-name="ce145" office:value-type="float" office:value="2055" calcext:value-type="float">
            <text:p>2055</text:p>
          </table:table-cell>
          <table:table-cell table:style-name="ce145" office:value-type="float" office:value="120" calcext:value-type="float">
            <text:p>120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76,22 </text:p>
          </table:table-cell>
          <table:table-cell office:value-type="float" office:value="1681" calcext:value-type="float">
            <text:p>1681</text:p>
          </table:table-cell>
          <table:table-cell office:value-type="float" office:value="551" calcext:value-type="float">
            <text:p>551</text:p>
          </table:table-cell>
          <table:table-cell office:value-type="float" office:value="245" calcext:value-type="float">
            <text:p>245</text:p>
          </table:table-cell>
          <table:table-cell office:value-type="float" office:value="644" calcext:value-type="float">
            <text:p>644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Cataluña </text:p>
          </table:table-cell>
          <table:table-cell table:style-name="ce145" office:value-type="float" office:value="245" calcext:value-type="float">
            <text:p>245</text:p>
          </table:table-cell>
          <table:table-cell table:style-name="ce145" office:value-type="float" office:value="5925" calcext:value-type="float">
            <text:p>5925</text:p>
          </table:table-cell>
          <table:table-cell table:style-name="ce145" office:value-type="float" office:value="551" calcext:value-type="float">
            <text:p>551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08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37,25 </text:p>
          </table:table-cell>
          <table:table-cell office:value-type="float" office:value="702" calcext:value-type="float">
            <text:p>70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C. Valenciana </text:p>
          </table:table-cell>
          <table:table-cell table:style-name="ce145" office:value-type="float" office:value="94" calcext:value-type="float">
            <text:p>94</text:p>
          </table:table-cell>
          <table:table-cell table:style-name="ce145" office:value-type="float" office:value="1901" calcext:value-type="float">
            <text:p>1901</text:p>
          </table:table-cell>
          <table:table-cell table:style-name="ce145" office:value-type="float" office:value="138" calcext:value-type="float">
            <text:p>138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45,52 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Extremadura 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493" calcext:value-type="float">
            <text:p>493</text:p>
          </table:table-cell>
          <table:table-cell table:style-name="ce145" office:value-type="float" office:value="13" calcext:value-type="float">
            <text:p>13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44,53 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Galicia 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1208" calcext:value-type="float">
            <text:p>1208</text:p>
          </table:table-cell>
          <table:table-cell table:style-name="ce145" office:value-type="float" office:value="47" calcext:value-type="float">
            <text:p>47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0575" calcext:value-type="float">
            <text:p>10575</text:p>
          </table:table-cell>
          <table:table-cell office:value-type="string" calcext:value-type="string">
            <text:p>151,66 </text:p>
          </table:table-cell>
          <table:table-cell office:value-type="float" office:value="9561" calcext:value-type="float">
            <text:p>9561</text:p>
          </table:table-cell>
          <table:table-cell office:value-type="float" office:value="942" calcext:value-type="float">
            <text:p>942</text:p>
          </table:table-cell>
          <table:table-cell office:value-type="float" office:value="1263" calcext:value-type="float">
            <text:p>1263</text:p>
          </table:table-cell>
          <table:table-cell office:value-type="float" office:value="2063" calcext:value-type="float">
            <text:p>2063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Madrid </text:p>
          </table:table-cell>
          <table:table-cell table:style-name="ce145" office:value-type="float" office:value="1263" calcext:value-type="float">
            <text:p>1263</text:p>
          </table:table-cell>
          <table:table-cell table:style-name="ce145" office:value-type="float" office:value="10575" calcext:value-type="float">
            <text:p>10575</text:p>
          </table:table-cell>
          <table:table-cell table:style-name="ce145" office:value-type="float" office:value="942" calcext:value-type="float">
            <text:p>94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2,37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8" calcext:value-type="float">
            <text:p>28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2,83 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urcia 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45" calcext:value-type="float">
            <text:p>345</text:p>
          </table:table-cell>
          <table:table-cell table:style-name="ce145" office:value-type="float" office:value="23" calcext:value-type="float">
            <text:p>23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34,97 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Navarra 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office:value-type="float" office:value="886" calcext:value-type="float">
            <text:p>886</text:p>
          </table:table-cell>
          <table:table-cell table:style-name="ce145" office:value-type="float" office:value="40" calcext:value-type="float">
            <text:p>40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102,91 </text:p>
          </table:table-cell>
          <table:table-cell office:value-type="float" office:value="1252" calcext:value-type="float">
            <text:p>1252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283" calcext:value-type="float">
            <text:p>283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País Vasco </text:p>
          </table:table-cell>
          <table:table-cell table:style-name="ce145" office:value-type="float" office:value="120" calcext:value-type="float">
            <text:p>120</text:p>
          </table:table-cell>
          <table:table-cell table:style-name="ce145" office:value-type="float" office:value="2421" calcext:value-type="float">
            <text:p>2421</text:p>
          </table:table-cell>
          <table:table-cell table:style-name="ce145" office:value-type="float" office:value="92" calcext:value-type="float">
            <text:p>9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210,23 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La Rioja 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747" calcext:value-type="float">
            <text:p>747</text:p>
          </table:table-cell>
          <table:table-cell table:style-name="ce145" office:value-type="float" office:value="22" calcext:value-type="float">
            <text:p>22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33089" calcext:value-type="float">
            <text:p>33089</text:p>
          </table:table-cell>
          <table:table-cell office:value-type="string" calcext:value-type="string">
            <text:p>68,24 </text:p>
          </table:table-cell>
          <table:table-cell office:value-type="float" office:value="18374" calcext:value-type="float">
            <text:p>18374</text:p>
          </table:table-cell>
          <table:table-cell office:value-type="float" office:value="2355" calcext:value-type="float">
            <text:p>2355</text:p>
          </table:table-cell>
          <table:table-cell office:value-type="float" office:value="2182" calcext:value-type="float">
            <text:p>2182</text:p>
          </table:table-cell>
          <table:table-cell office:value-type="float" office:value="3355" calcext:value-type="float">
            <text:p>3355</text:p>
          </table:table-cell>
          <table:table-cell office:value-type="float" office:value="4517" calcext:value-type="float">
            <text:p>4517</text:p>
          </table:table-cell>
          <table:table-cell/>
          <table:table-cell office:value-type="string" calcext:value-type="string">
            <text:p>ESPAÑA </text:p>
          </table:table-cell>
          <table:table-cell table:style-name="ce145" office:value-type="float" office:value="2182" calcext:value-type="float">
            <text:p>2182</text:p>
          </table:table-cell>
          <table:table-cell table:style-name="ce145" office:value-type="float" office:value="33089" calcext:value-type="float">
            <text:p>33089</text:p>
          </table:table-cell>
          <table:table-cell table:style-name="ce145" office:value-type="float" office:value="2355" calcext:value-type="float">
            <text:p>2355</text:p>
          </table:table-cell>
          <table:table-cell table:number-columns-repeated="2"/>
          <table:table-cell table:style-name="ce145"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26:.K544])" office:value-type="float" office:value="33089" calcext:value-type="float">
            <text:p>33089</text:p>
          </table:table-cell>
          <table:table-cell table:formula="of:=SUM([.L526:.L544])" office:value-type="float" office:value="0" calcext:value-type="float">
            <text:p>0</text:p>
          </table:table-cell>
          <table:table-cell table:formula="of:=SUM([.M526:.M544])" office:value-type="float" office:value="18374" calcext:value-type="float">
            <text:p>18374</text:p>
          </table:table-cell>
          <table:table-cell table:formula="of:=SUM([.N526:.N544])" office:value-type="float" office:value="2355" calcext:value-type="float">
            <text:p>2355</text:p>
          </table:table-cell>
          <table:table-cell table:formula="of:=SUM([.O526:.O544])" office:value-type="float" office:value="2182" calcext:value-type="float">
            <text:p>2182</text:p>
          </table:table-cell>
          <table:table-cell table:formula="of:=SUM([.P526:.P544])" office:value-type="float" office:value="3355" calcext:value-type="float">
            <text:p>3355</text:p>
          </table:table-cell>
          <table:table-cell table:formula="of:=SUM([.Q526:.Q544])" office:value-type="float" office:value="4517" calcext:value-type="float">
            <text:p>4517</text:p>
          </table:table-cell>
          <table:table-cell table:number-columns-repeated="9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4" calcext:value-type="date">
            <text:p>24/03/20</text:p>
          </table:table-cell>
          <table:table-cell office:value-type="string" calcext:value-type="string">
            <text:p>Actualización 54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28,52 </text:p>
          </table:table-cell>
          <table:table-cell office:value-type="float" office:value="1132" calcext:value-type="float">
            <text:p>113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Andalucía </text:p>
          </table:table-cell>
          <table:table-cell table:style-name="ce145" office:value-type="float" office:value="87" calcext:value-type="float">
            <text:p>87</text:p>
          </table:table-cell>
          <table:table-cell table:style-name="ce145" office:value-type="float" office:value="2471" calcext:value-type="float">
            <text:p>2471</text:p>
          </table:table-cell>
          <table:table-cell table:style-name="ce145"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54,57 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Aragón </text:p>
          </table:table-cell>
          <table:table-cell table:style-name="ce145" office:value-type="float" office:value="37" calcext:value-type="float">
            <text:p>37</text:p>
          </table:table-cell>
          <table:table-cell table:style-name="ce145" office:value-type="float" office:value="758" calcext:value-type="float">
            <text:p>758</text:p>
          </table:table-cell>
          <table:table-cell table:style-name="ce145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62,57 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Asturias 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662" calcext:value-type="float">
            <text:p>662</text:p>
          </table:table-cell>
          <table:table-cell table:style-name="ce145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40,45 </text:p>
          </table:table-cell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Baleares 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478" calcext:value-type="float">
            <text:p>478</text:p>
          </table:table-cell>
          <table:table-cell table:style-name="ce145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24,71 </text:p>
          </table:table-cell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anarias 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office:value-type="float" office:value="557" calcext:value-type="float">
            <text:p>557</text:p>
          </table:table-cell>
          <table:table-cell table:style-name="ce145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71,07 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antabria 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425" calcext:value-type="float">
            <text:p>425</text:p>
          </table:table-cell>
          <table:table-cell table:style-name="ce145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119,34 </text:p>
          </table:table-cell>
          <table:table-cell office:value-type="float" office:value="1826" calcext:value-type="float">
            <text:p>1826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45" office:value-type="float" office:value="216" calcext:value-type="float">
            <text:p>216</text:p>
          </table:table-cell>
          <table:table-cell table:style-name="ce145" office:value-type="float" office:value="2465" calcext:value-type="float">
            <text:p>2465</text:p>
          </table:table-cell>
          <table:table-cell table:style-name="ce145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100,19 </text:p>
          </table:table-cell>
          <table:table-cell office:value-type="float" office:value="1057" calcext:value-type="float">
            <text:p>1057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45" office:value-type="float" office:value="124" calcext:value-type="float">
            <text:p>124</text:p>
          </table:table-cell>
          <table:table-cell table:style-name="ce145" office:value-type="float" office:value="2460" calcext:value-type="float">
            <text:p>2460</text:p>
          </table:table-cell>
          <table:table-cell table:style-name="ce145"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7864" calcext:value-type="float">
            <text:p>7864</text:p>
          </table:table-cell>
          <table:table-cell office:value-type="string" calcext:value-type="string">
            <text:p>100,84 </text:p>
          </table:table-cell>
          <table:table-cell office:value-type="float" office:value="3599" calcext:value-type="float">
            <text:p>3599</text:p>
          </table:table-cell>
          <table:table-cell office:value-type="float" office:value="551" calcext:value-type="float">
            <text:p>551</text:p>
          </table:table-cell>
          <table:table-cell office:value-type="float" office:value="282" calcext:value-type="float">
            <text:p>282</text:p>
          </table:table-cell>
          <table:table-cell office:value-type="float" office:value="728" calcext:value-type="float">
            <text:p>728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>
            <text:p>Cataluña </text:p>
          </table:table-cell>
          <table:table-cell table:style-name="ce145" office:value-type="float" office:value="282" calcext:value-type="float">
            <text:p>282</text:p>
          </table:table-cell>
          <table:table-cell table:style-name="ce145" office:value-type="float" office:value="7864" calcext:value-type="float">
            <text:p>7864</text:p>
          </table:table-cell>
          <table:table-cell table:style-name="ce145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08 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42,31 </text:p>
          </table:table-cell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C. Valenciana </text:p>
          </table:table-cell>
          <table:table-cell table:style-name="ce145" office:value-type="float" office:value="115" calcext:value-type="float">
            <text:p>115</text:p>
          </table:table-cell>
          <table:table-cell table:style-name="ce145" office:value-type="float" office:value="2167" calcext:value-type="float">
            <text:p>2167</text:p>
          </table:table-cell>
          <table:table-cell table:style-name="ce145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58,82 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Extremadura </text:p>
          </table:table-cell>
          <table:table-cell table:style-name="ce145" office:value-type="float" office:value="26" calcext:value-type="float">
            <text:p>26</text:p>
          </table:table-cell>
          <table:table-cell table:style-name="ce145" office:value-type="float" office:value="636" calcext:value-type="float">
            <text:p>636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51,60 </text:p>
          </table:table-cell>
          <table:table-cell office:value-type="float" office:value="338" calcext:value-type="float">
            <text:p>33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Galicia 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415" calcext:value-type="float">
            <text:p>1415</text:p>
          </table:table-cell>
          <table:table-cell table:style-name="ce145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2352" calcext:value-type="float">
            <text:p>12352</text:p>
          </table:table-cell>
          <table:table-cell office:value-type="string" calcext:value-type="string">
            <text:p>173,64 </text:p>
          </table:table-cell>
          <table:table-cell office:value-type="float" office:value="10443" calcext:value-type="float">
            <text:p>10443</text:p>
          </table:table-cell>
          <table:table-cell office:value-type="float" office:value="1050" calcext:value-type="float">
            <text:p>1050</text:p>
          </table:table-cell>
          <table:table-cell office:value-type="float" office:value="1535" calcext:value-type="float">
            <text:p>1535</text:p>
          </table:table-cell>
          <table:table-cell office:value-type="float" office:value="2291" calcext:value-type="float">
            <text:p>2291</text:p>
          </table:table-cell>
          <table:table-cell office:value-type="float" office:value="1777" calcext:value-type="float">
            <text:p>1777</text:p>
          </table:table-cell>
          <table:table-cell/>
          <table:table-cell office:value-type="string" calcext:value-type="string">
            <text:p>Madrid </text:p>
          </table:table-cell>
          <table:table-cell table:style-name="ce145" office:value-type="float" office:value="1535" calcext:value-type="float">
            <text:p>1535</text:p>
          </table:table-cell>
          <table:table-cell table:style-name="ce145" office:value-type="float" office:value="12352" calcext:value-type="float">
            <text:p>12352</text:p>
          </table:table-cell>
          <table:table-cell table:style-name="ce145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2,37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8" calcext:value-type="float">
            <text:p>28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5,17 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urcia 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385" calcext:value-type="float">
            <text:p>385</text:p>
          </table:table-cell>
          <table:table-cell table:style-name="ce145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153,16 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Navarra </text:p>
          </table:table-cell>
          <table:table-cell table:style-name="ce145" office:value-type="float" office:value="31" calcext:value-type="float">
            <text:p>31</text:p>
          </table:table-cell>
          <table:table-cell table:style-name="ce145" office:value-type="float" office:value="1014" calcext:value-type="float">
            <text:p>1014</text:p>
          </table:table-cell>
          <table:table-cell table:style-name="ce14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114,73 </text:p>
          </table:table-cell>
          <table:table-cell office:value-type="float" office:value="1425" calcext:value-type="float">
            <text:p>1425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344" calcext:value-type="float">
            <text:p>34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País Vasco </text:p>
          </table:table-cell>
          <table:table-cell table:style-name="ce145" office:value-type="float" office:value="133" calcext:value-type="float">
            <text:p>133</text:p>
          </table:table-cell>
          <table:table-cell table:style-name="ce145" office:value-type="float" office:value="2728" calcext:value-type="float">
            <text:p>2728</text:p>
          </table:table-cell>
          <table:table-cell table:style-name="ce145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207,70 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La Rioja 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office:value-type="float" office:value="802" calcext:value-type="float">
            <text:p>802</text:p>
          </table:table-cell>
          <table:table-cell table:style-name="ce14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39673" calcext:value-type="float">
            <text:p>39673</text:p>
          </table:table-cell>
          <table:table-cell office:value-type="string" calcext:value-type="string">
            <text:p>80,91 </text:p>
          </table:table-cell>
          <table:table-cell office:value-type="float" office:value="22762" calcext:value-type="float">
            <text:p>22762</text:p>
          </table:table-cell>
          <table:table-cell office:value-type="float" office:value="2636" calcext:value-type="float">
            <text:p>2636</text:p>
          </table:table-cell>
          <table:table-cell office:value-type="float" office:value="2696" calcext:value-type="float">
            <text:p>2696</text:p>
          </table:table-cell>
          <table:table-cell office:value-type="float" office:value="3794" calcext:value-type="float">
            <text:p>3794</text:p>
          </table:table-cell>
          <table:table-cell office:value-type="float" office:value="6584" calcext:value-type="float">
            <text:p>6584</text:p>
          </table:table-cell>
          <table:table-cell/>
          <table:table-cell office:value-type="string" calcext:value-type="string">
            <text:p>ESPAÑA </text:p>
          </table:table-cell>
          <table:table-cell table:style-name="ce145" office:value-type="float" office:value="2696" calcext:value-type="float">
            <text:p>2696</text:p>
          </table:table-cell>
          <table:table-cell table:style-name="ce145" office:value-type="float" office:value="39673" calcext:value-type="float">
            <text:p>39673</text:p>
          </table:table-cell>
          <table:table-cell table:style-name="ce145"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52:.K570])" office:value-type="float" office:value="39673" calcext:value-type="float">
            <text:p>39673</text:p>
          </table:table-cell>
          <table:table-cell table:formula="of:=SUM([.L552:.L570])" office:value-type="float" office:value="0" calcext:value-type="float">
            <text:p>0</text:p>
          </table:table-cell>
          <table:table-cell table:formula="of:=SUM([.M552:.M570])" office:value-type="float" office:value="22762" calcext:value-type="float">
            <text:p>22762</text:p>
          </table:table-cell>
          <table:table-cell table:formula="of:=SUM([.N552:.N570])" office:value-type="float" office:value="2636" calcext:value-type="float">
            <text:p>2636</text:p>
          </table:table-cell>
          <table:table-cell table:formula="of:=SUM([.O552:.O570])" office:value-type="float" office:value="2696" calcext:value-type="float">
            <text:p>2696</text:p>
          </table:table-cell>
          <table:table-cell table:formula="of:=SUM([.P552:.P570])" office:value-type="float" office:value="3794" calcext:value-type="float">
            <text:p>3794</text:p>
          </table:table-cell>
          <table:table-cell table:formula="of:=SUM([.Q552:.Q570])" office:value-type="float" office:value="6584" calcext:value-type="float">
            <text:p>6584</text:p>
          </table:table-cell>
          <table:table-cell table:number-columns-repeated="9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5" calcext:value-type="date">
            <text:p>25/03/20</text:p>
          </table:table-cell>
          <table:table-cell office:value-type="string" calcext:value-type="string">
            <text:p>Actualización 55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irmados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Casos que han precisado hospitalización* </text:p>
          </table:table-cell>
          <table:table-cell office:value-type="string" calcext:value-type="string">
            <text:p>Casos que han precisado ingreso en 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34,57 </text:p>
          </table:table-cell>
          <table:table-cell office:value-type="float" office:value="1433" calcext:value-type="float">
            <text:p>1433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Andalucía </text:p>
          </table:table-cell>
          <table:table-cell table:style-name="ce145" office:value-type="float" office:value="113" calcext:value-type="float">
            <text:p>113</text:p>
          </table:table-cell>
          <table:table-cell table:style-name="ce145" office:value-type="float" office:value="3010" calcext:value-type="float">
            <text:p>3010</text:p>
          </table:table-cell>
          <table:table-cell table:style-name="ce145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65,09 </text:p>
          </table:table-cell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Aragón 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907" calcext:value-type="float">
            <text:p>907</text:p>
          </table:table-cell>
          <table:table-cell table:style-name="ce145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73,24 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Asturias 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779" calcext:value-type="float">
            <text:p>779</text:p>
          </table:table-cell>
          <table:table-cell table:style-name="ce145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45,55 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Baleares 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562" calcext:value-type="float">
            <text:p>562</text:p>
          </table:table-cell>
          <table:table-cell table:style-name="ce14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27,92 </text:p>
          </table:table-cell>
          <table:table-cell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narias 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657" calcext:value-type="float">
            <text:p>657</text:p>
          </table:table-cell>
          <table:table-cell table:style-name="ce145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85,57 </text:p>
          </table:table-cell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antabria 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510" calcext:value-type="float">
            <text:p>510</text:p>
          </table:table-cell>
          <table:table-cell table:style-name="ce145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132,90 </text:p>
          </table:table-cell>
          <table:table-cell office:value-type="float" office:value="2162" calcext:value-type="float">
            <text:p>2162</text:p>
          </table:table-cell>
          <table:table-cell office:value-type="float" office:value="210" calcext:value-type="float">
            <text:p>210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45" office:value-type="float" office:value="263" calcext:value-type="float">
            <text:p>263</text:p>
          </table:table-cell>
          <table:table-cell table:style-name="ce145" office:value-type="float" office:value="2780" calcext:value-type="float">
            <text:p>2780</text:p>
          </table:table-cell>
          <table:table-cell table:style-name="ce145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119,40 </text:p>
          </table:table-cell>
          <table:table-cell office:value-type="float" office:value="1244" calcext:value-type="float">
            <text:p>1244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213" calcext:value-type="float">
            <text:p>213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45" office:value-type="float" office:value="165" calcext:value-type="float">
            <text:p>165</text:p>
          </table:table-cell>
          <table:table-cell table:style-name="ce145" office:value-type="float" office:value="2940" calcext:value-type="float">
            <text:p>2940</text:p>
          </table:table-cell>
          <table:table-cell table:style-name="ce145"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9937" calcext:value-type="float">
            <text:p>9937</text:p>
          </table:table-cell>
          <table:table-cell office:value-type="string" calcext:value-type="string">
            <text:p>128,54 </text:p>
          </table:table-cell>
          <table:table-cell office:value-type="float" office:value="5434" calcext:value-type="float">
            <text:p>5434</text:p>
          </table:table-cell>
          <table:table-cell office:value-type="float" office:value="781" calcext:value-type="float">
            <text:p>781</text:p>
          </table:table-cell>
          <table:table-cell office:value-type="float" office:value="516" calcext:value-type="float">
            <text:p>516</text:p>
          </table:table-cell>
          <table:table-cell office:value-type="float" office:value="1274" calcext:value-type="float">
            <text:p>1274</text:p>
          </table:table-cell>
          <table:table-cell office:value-type="float" office:value="2073" calcext:value-type="float">
            <text:p>2073</text:p>
          </table:table-cell>
          <table:table-cell/>
          <table:table-cell office:value-type="string" calcext:value-type="string">
            <text:p>Cataluña </text:p>
          </table:table-cell>
          <table:table-cell table:style-name="ce145" office:value-type="float" office:value="516" calcext:value-type="float">
            <text:p>516</text:p>
          </table:table-cell>
          <table:table-cell table:style-name="ce145" office:value-type="float" office:value="9937" calcext:value-type="float">
            <text:p>9937</text:p>
          </table:table-cell>
          <table:table-cell table:style-name="ce145"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,66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51,03 </text:p>
          </table:table-cell>
          <table:table-cell office:value-type="float" office:value="1071" calcext:value-type="float">
            <text:p>1071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C. Valenciana </text:p>
          </table:table-cell>
          <table:table-cell table:style-name="ce145" office:value-type="float" office:value="143" calcext:value-type="float">
            <text:p>143</text:p>
          </table:table-cell>
          <table:table-cell table:style-name="ce145" office:value-type="float" office:value="2616" calcext:value-type="float">
            <text:p>2616</text:p>
          </table:table-cell>
          <table:table-cell table:style-name="ce145"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68,97 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Extremadura 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office:value-type="float" office:value="742" calcext:value-type="float">
            <text:p>742</text:p>
          </table:table-cell>
          <table:table-cell table:style-name="ce145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59,95 </text:p>
          </table:table-cell>
          <table:table-cell office:value-type="float" office:value="412" calcext:value-type="float">
            <text:p>41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Galicia 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office:value-type="float" office:value="1653" calcext:value-type="float">
            <text:p>1653</text:p>
          </table:table-cell>
          <table:table-cell table:style-name="ce145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4597" calcext:value-type="float">
            <text:p>14597</text:p>
          </table:table-cell>
          <table:table-cell office:value-type="string" calcext:value-type="string">
            <text:p>203,02 </text:p>
          </table:table-cell>
          <table:table-cell office:value-type="float" office:value="11153" calcext:value-type="float">
            <text:p>11153</text:p>
          </table:table-cell>
          <table:table-cell office:value-type="float" office:value="1150" calcext:value-type="float">
            <text:p>1150</text:p>
          </table:table-cell>
          <table:table-cell office:value-type="float" office:value="1825" calcext:value-type="float">
            <text:p>1825</text:p>
          </table:table-cell>
          <table:table-cell office:value-type="float" office:value="3031" calcext:value-type="float">
            <text:p>3031</text:p>
          </table:table-cell>
          <table:table-cell office:value-type="float" office:value="2245" calcext:value-type="float">
            <text:p>2245</text:p>
          </table:table-cell>
          <table:table-cell/>
          <table:table-cell office:value-type="string" calcext:value-type="string">
            <text:p>Madrid </text:p>
          </table:table-cell>
          <table:table-cell table:style-name="ce145" office:value-type="float" office:value="1825" calcext:value-type="float">
            <text:p>1825</text:p>
          </table:table-cell>
          <table:table-cell table:style-name="ce145" office:value-type="float" office:value="14597" calcext:value-type="float">
            <text:p>14597</text:p>
          </table:table-cell>
          <table:table-cell table:style-name="ce145"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5,08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lill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8" calcext:value-type="float">
            <text:p>38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31,18 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Murcia 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77" calcext:value-type="float">
            <text:p>477</text:p>
          </table:table-cell>
          <table:table-cell table:style-name="ce145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176,39 </text:p>
          </table:table-cell>
          <table:table-cell office:value-type="float" office:value="506" calcext:value-type="float">
            <text:p>50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Navarra </text:p>
          </table:table-cell>
          <table:table-cell table:style-name="ce145" office:value-type="float" office:value="33" calcext:value-type="float">
            <text:p>33</text:p>
          </table:table-cell>
          <table:table-cell table:style-name="ce145" office:value-type="float" office:value="1197" calcext:value-type="float">
            <text:p>1197</text:p>
          </table:table-cell>
          <table:table-cell table:style-name="ce145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139,60 </text:p>
          </table:table-cell>
          <table:table-cell office:value-type="float" office:value="1577" calcext:value-type="float">
            <text:p>1577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466" calcext:value-type="float">
            <text:p>466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País Vasco </text:p>
          </table:table-cell>
          <table:table-cell table:style-name="ce145" office:value-type="float" office:value="155" calcext:value-type="float">
            <text:p>155</text:p>
          </table:table-cell>
          <table:table-cell table:style-name="ce145" office:value-type="float" office:value="3271" calcext:value-type="float">
            <text:p>3271</text:p>
          </table:table-cell>
          <table:table-cell table:style-name="ce145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238,17 </text:p>
          </table:table-cell>
          <table:table-cell office:value-type="float" office:value="254" calcext:value-type="float">
            <text:p>25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La Rioja </text:p>
          </table:table-cell>
          <table:table-cell table:style-name="ce145" office:value-type="float" office:value="37" calcext:value-type="float">
            <text:p>37</text:p>
          </table:table-cell>
          <table:table-cell table:style-name="ce145" office:value-type="float" office:value="928" calcext:value-type="float">
            <text:p>928</text:p>
          </table:table-cell>
          <table:table-cell table:style-name="ce145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47610" calcext:value-type="float">
            <text:p>47610</text:p>
          </table:table-cell>
          <table:table-cell office:value-type="string" calcext:value-type="string">
            <text:p>96,56 </text:p>
          </table:table-cell>
          <table:table-cell office:value-type="float" office:value="26960" calcext:value-type="float">
            <text:p>26960</text:p>
          </table:table-cell>
          <table:table-cell office:value-type="float" office:value="3166" calcext:value-type="float">
            <text:p>3166</text:p>
          </table:table-cell>
          <table:table-cell office:value-type="float" office:value="3434" calcext:value-type="float">
            <text:p>3434</text:p>
          </table:table-cell>
          <table:table-cell office:value-type="float" office:value="5367" calcext:value-type="float">
            <text:p>5367</text:p>
          </table:table-cell>
          <table:table-cell office:value-type="float" office:value="7937" calcext:value-type="float">
            <text:p>7937</text:p>
          </table:table-cell>
          <table:table-cell/>
          <table:table-cell office:value-type="string" calcext:value-type="string">
            <text:p>ESPAÑA </text:p>
          </table:table-cell>
          <table:table-cell table:style-name="ce145" office:value-type="float" office:value="3434" calcext:value-type="float">
            <text:p>3434</text:p>
          </table:table-cell>
          <table:table-cell table:style-name="ce145" office:value-type="float" office:value="47610" calcext:value-type="float">
            <text:p>47610</text:p>
          </table:table-cell>
          <table:table-cell table:style-name="ce145"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78:.K596])" office:value-type="float" office:value="47610" calcext:value-type="float">
            <text:p>47610</text:p>
          </table:table-cell>
          <table:table-cell table:formula="of:=SUM([.L578:.L596])" office:value-type="float" office:value="0" calcext:value-type="float">
            <text:p>0</text:p>
          </table:table-cell>
          <table:table-cell table:formula="of:=SUM([.M578:.M596])" office:value-type="float" office:value="26960" calcext:value-type="float">
            <text:p>26960</text:p>
          </table:table-cell>
          <table:table-cell table:formula="of:=SUM([.N578:.N596])" office:value-type="float" office:value="3166" calcext:value-type="float">
            <text:p>3166</text:p>
          </table:table-cell>
          <table:table-cell table:formula="of:=SUM([.O578:.O596])" office:value-type="float" office:value="3434" calcext:value-type="float">
            <text:p>3434</text:p>
          </table:table-cell>
          <table:table-cell table:formula="of:=SUM([.P578:.P596])" office:value-type="float" office:value="5367" calcext:value-type="float">
            <text:p>5367</text:p>
          </table:table-cell>
          <table:table-cell table:formula="of:=SUM([.Q578:.Q596])" office:value-type="float" office:value="7937" calcext:value-type="float">
            <text:p>7937</text:p>
          </table:table-cell>
          <table:table-cell table:number-columns-repeated="2"/>
          <table:table-cell table:style-name="ce145" table:formula="of:=SUM([.T578:.T596])" office:value-type="float" office:value="3434" calcext:value-type="float">
            <text:p>3434</text:p>
          </table:table-cell>
          <table:table-cell table:style-name="ce145" table:formula="of:=SUM([.U578:.U596])" office:value-type="float" office:value="47610" calcext:value-type="float">
            <text:p>47610</text:p>
          </table:table-cell>
          <table:table-cell table:style-name="ce145" table:formula="of:=SUM([.V578:.V596])" office:value-type="float" office:value="3166" calcext:value-type="float">
            <text:p>3166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6" calcext:value-type="date">
            <text:p>26/03/20</text:p>
          </table:table-cell>
          <table:table-cell office:value-type="string" calcext:value-type="string">
            <text:p>Actualización 56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irmados*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Casos que han precisado hospitalización* </text:p>
          </table:table-cell>
          <table:table-cell office:value-type="string" calcext:value-type="string">
            <text:p>Casos que han precisado ingreso en 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38,96 </text:p>
          </table:table-cell>
          <table:table-cell office:value-type="float" office:value="1626" calcext:value-type="float">
            <text:p>162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Andalucía </text:p>
          </table:table-cell>
          <table:table-cell table:style-name="ce145" office:value-type="float" office:value="134" calcext:value-type="float">
            <text:p>134</text:p>
          </table:table-cell>
          <table:table-cell table:style-name="ce145" office:value-type="float" office:value="3406" calcext:value-type="float">
            <text:p>3406</text:p>
          </table:table-cell>
          <table:table-cell table:style-name="ce145"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79,43 </text:p>
          </table:table-cell>
          <table:table-cell office:value-type="float" office:value="562" calcext:value-type="float">
            <text:p>562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Aragón </text:p>
          </table:table-cell>
          <table:table-cell table:style-name="ce145" office:value-type="float" office:value="48" calcext:value-type="float">
            <text:p>48</text:p>
          </table:table-cell>
          <table:table-cell table:style-name="ce145" office:value-type="float" office:value="1116" calcext:value-type="float">
            <text:p>1116</text:p>
          </table:table-cell>
          <table:table-cell table:style-name="ce145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77,84 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sturias 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office:value-type="float" office:value="841" calcext:value-type="float">
            <text:p>841</text:p>
          </table:table-cell>
          <table:table-cell table:style-name="ce145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53,23 </text:p>
          </table:table-cell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Baleares 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660" calcext:value-type="float">
            <text:p>660</text:p>
          </table:table-cell>
          <table:table-cell table:style-name="ce145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33,01 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Canarias 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office:value-type="float" office:value="784" calcext:value-type="float">
            <text:p>784</text:p>
          </table:table-cell>
          <table:table-cell table:style-name="ce14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112,55 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Cantabria 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671" calcext:value-type="float">
            <text:p>671</text:p>
          </table:table-cell>
          <table:table-cell table:style-name="ce145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160,32 </text:p>
          </table:table-cell>
          <table:table-cell office:value-type="float" office:value="2162" calcext:value-type="float">
            <text:p>2162</text:p>
          </table:table-cell>
          <table:table-cell office:value-type="float" office:value="243" calcext:value-type="float">
            <text:p>243</text:p>
          </table:table-cell>
          <table:table-cell office:value-type="float" office:value="316" calcext:value-type="float">
            <text:p>316</text:p>
          </table:table-cell>
          <table:table-cell office:value-type="float" office:value="95" calcext:value-type="float">
            <text:p>95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45" office:value-type="float" office:value="316" calcext:value-type="float">
            <text:p>316</text:p>
          </table:table-cell>
          <table:table-cell table:style-name="ce145" office:value-type="float" office:value="3383" calcext:value-type="float">
            <text:p>3383</text:p>
          </table:table-cell>
          <table:table-cell table:style-name="ce145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141,33 </text:p>
          </table:table-cell>
          <table:table-cell office:value-type="float" office:value="1515" calcext:value-type="float">
            <text:p>1515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45" office:value-type="float" office:value="206" calcext:value-type="float">
            <text:p>206</text:p>
          </table:table-cell>
          <table:table-cell table:style-name="ce145" office:value-type="float" office:value="3488" calcext:value-type="float">
            <text:p>3488</text:p>
          </table:table-cell>
          <table:table-cell table:style-name="ce145"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11592" calcext:value-type="float">
            <text:p>11592</text:p>
          </table:table-cell>
          <table:table-cell office:value-type="string" calcext:value-type="string">
            <text:p>148,92 </text:p>
          </table:table-cell>
          <table:table-cell office:value-type="float" office:value="7439" calcext:value-type="float">
            <text:p>7439</text:p>
          </table:table-cell>
          <table:table-cell office:value-type="float" office:value="1021" calcext:value-type="float">
            <text:p>1021</text:p>
          </table:table-cell>
          <table:table-cell office:value-type="float" office:value="672" calcext:value-type="float">
            <text:p>672</text:p>
          </table:table-cell>
          <table:table-cell office:value-type="float" office:value="1697" calcext:value-type="float">
            <text:p>1697</text:p>
          </table:table-cell>
          <table:table-cell office:value-type="float" office:value="1655" calcext:value-type="float">
            <text:p>1655</text:p>
          </table:table-cell>
          <table:table-cell/>
          <table:table-cell office:value-type="string" calcext:value-type="string">
            <text:p>Cataluña </text:p>
          </table:table-cell>
          <table:table-cell table:style-name="ce145" office:value-type="float" office:value="672" calcext:value-type="float">
            <text:p>672</text:p>
          </table:table-cell>
          <table:table-cell table:style-name="ce145" office:value-type="float" office:value="11592" calcext:value-type="float">
            <text:p>11592</text:p>
          </table:table-cell>
          <table:table-cell table:style-name="ce145"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,84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62,50 </text:p>
          </table:table-cell>
          <table:table-cell office:value-type="float" office:value="1278" calcext:value-type="float">
            <text:p>1278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C. Valenciana </text:p>
          </table:table-cell>
          <table:table-cell table:style-name="ce145" office:value-type="float" office:value="167" calcext:value-type="float">
            <text:p>167</text:p>
          </table:table-cell>
          <table:table-cell table:style-name="ce145" office:value-type="float" office:value="3200" calcext:value-type="float">
            <text:p>3200</text:p>
          </table:table-cell>
          <table:table-cell table:style-name="ce145"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89,39 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Extremadura 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office:value-type="float" office:value="969" calcext:value-type="float">
            <text:p>969</text:p>
          </table:table-cell>
          <table:table-cell table:style-name="ce145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69,66 </text:p>
          </table:table-cell>
          <table:table-cell office:value-type="float" office:value="503" calcext:value-type="float">
            <text:p>503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Galicia </text:p>
          </table:table-cell>
          <table:table-cell table:style-name="ce145" office:value-type="float" office:value="32" calcext:value-type="float">
            <text:p>32</text:p>
          </table:table-cell>
          <table:table-cell table:style-name="ce145" office:value-type="float" office:value="1915" calcext:value-type="float">
            <text:p>1915</text:p>
          </table:table-cell>
          <table:table-cell table:style-name="ce145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7166" calcext:value-type="float">
            <text:p>17166</text:p>
          </table:table-cell>
          <table:table-cell office:value-type="string" calcext:value-type="string">
            <text:p>236,00 </text:p>
          </table:table-cell>
          <table:table-cell office:value-type="float" office:value="12440" calcext:value-type="float">
            <text:p>12440</text:p>
          </table:table-cell>
          <table:table-cell office:value-type="float" office:value="1221" calcext:value-type="float">
            <text:p>1221</text:p>
          </table:table-cell>
          <table:table-cell office:value-type="float" office:value="2090" calcext:value-type="float">
            <text:p>2090</text:p>
          </table:table-cell>
          <table:table-cell office:value-type="float" office:value="3882" calcext:value-type="float">
            <text:p>3882</text:p>
          </table:table-cell>
          <table:table-cell office:value-type="float" office:value="2569" calcext:value-type="float">
            <text:p>2569</text:p>
          </table:table-cell>
          <table:table-cell/>
          <table:table-cell office:value-type="string" calcext:value-type="string">
            <text:p>Madrid </text:p>
          </table:table-cell>
          <table:table-cell table:style-name="ce145" office:value-type="float" office:value="2090" calcext:value-type="float">
            <text:p>2090</text:p>
          </table:table-cell>
          <table:table-cell table:style-name="ce145" office:value-type="float" office:value="17166" calcext:value-type="float">
            <text:p>17166</text:p>
          </table:table-cell>
          <table:table-cell table:style-name="ce145"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6,27 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illa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38,14 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Murcia 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596" calcext:value-type="float">
            <text:p>596</text:p>
          </table:table-cell>
          <table:table-cell table:style-name="ce145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205,05 </text:p>
          </table:table-cell>
          <table:table-cell office:value-type="float" office:value="649" calcext:value-type="float">
            <text:p>64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Navarra </text:p>
          </table:table-cell>
          <table:table-cell table:style-name="ce145" office:value-type="float" office:value="49" calcext:value-type="float">
            <text:p>49</text:p>
          </table:table-cell>
          <table:table-cell table:style-name="ce145" office:value-type="float" office:value="1411" calcext:value-type="float">
            <text:p>1411</text:p>
          </table:table-cell>
          <table:table-cell table:style-name="ce145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164,99 </text:p>
          </table:table-cell>
          <table:table-cell office:value-type="float" office:value="1907" calcext:value-type="float">
            <text:p>1907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621" calcext:value-type="float">
            <text:p>621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País Vasco </text:p>
          </table:table-cell>
          <table:table-cell table:style-name="ce145" office:value-type="float" office:value="180" calcext:value-type="float">
            <text:p>180</text:p>
          </table:table-cell>
          <table:table-cell table:style-name="ce145" office:value-type="float" office:value="3946" calcext:value-type="float">
            <text:p>3946</text:p>
          </table:table-cell>
          <table:table-cell table:style-name="ce145"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51,20 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La Rioja </text:p>
          </table:table-cell>
          <table:table-cell table:style-name="ce145" office:value-type="float" office:value="43" calcext:value-type="float">
            <text:p>43</text:p>
          </table:table-cell>
          <table:table-cell table:style-name="ce145" office:value-type="float" office:value="995" calcext:value-type="float">
            <text:p>995</text:p>
          </table:table-cell>
          <table:table-cell table:style-name="ce145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56188" calcext:value-type="float">
            <text:p>56188</text:p>
          </table:table-cell>
          <table:table-cell office:value-type="string" calcext:value-type="string">
            <text:p>113,03 </text:p>
          </table:table-cell>
          <table:table-cell office:value-type="float" office:value="31912" calcext:value-type="float">
            <text:p>31912</text:p>
          </table:table-cell>
          <table:table-cell office:value-type="float" office:value="3679" calcext:value-type="float">
            <text:p>3679</text:p>
          </table:table-cell>
          <table:table-cell office:value-type="float" office:value="4089" calcext:value-type="float">
            <text:p>4089</text:p>
          </table:table-cell>
          <table:table-cell office:value-type="float" office:value="7015" calcext:value-type="float">
            <text:p>7015</text:p>
          </table:table-cell>
          <table:table-cell office:value-type="float" office:value="8578" calcext:value-type="float">
            <text:p>8578</text:p>
          </table:table-cell>
          <table:table-cell/>
          <table:table-cell office:value-type="string" calcext:value-type="string">
            <text:p>ESPAÑA </text:p>
          </table:table-cell>
          <table:table-cell table:style-name="ce145" office:value-type="float" office:value="4089" calcext:value-type="float">
            <text:p>4089</text:p>
          </table:table-cell>
          <table:table-cell table:style-name="ce145" office:value-type="float" office:value="56188" calcext:value-type="float">
            <text:p>56188</text:p>
          </table:table-cell>
          <table:table-cell table:style-name="ce145"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604:.K622])" office:value-type="float" office:value="56188" calcext:value-type="float">
            <text:p>56188</text:p>
          </table:table-cell>
          <table:table-cell table:formula="of:=SUM([.L604:.L622])" office:value-type="float" office:value="0" calcext:value-type="float">
            <text:p>0</text:p>
          </table:table-cell>
          <table:table-cell table:formula="of:=SUM([.M604:.M622])" office:value-type="float" office:value="31912" calcext:value-type="float">
            <text:p>31912</text:p>
          </table:table-cell>
          <table:table-cell table:formula="of:=SUM([.N604:.N622])" office:value-type="float" office:value="3679" calcext:value-type="float">
            <text:p>3679</text:p>
          </table:table-cell>
          <table:table-cell table:formula="of:=SUM([.O604:.O622])" office:value-type="float" office:value="4089" calcext:value-type="float">
            <text:p>4089</text:p>
          </table:table-cell>
          <table:table-cell table:formula="of:=SUM([.P604:.P622])" office:value-type="float" office:value="7015" calcext:value-type="float">
            <text:p>7015</text:p>
          </table:table-cell>
          <table:table-cell table:formula="of:=SUM([.Q604:.Q622])" office:value-type="float" office:value="8578" calcext:value-type="float">
            <text:p>8578</text:p>
          </table:table-cell>
          <table:table-cell table:number-columns-repeated="2"/>
          <table:table-cell table:style-name="ce145" table:formula="of:=SUM([.T604:.T622])" office:value-type="float" office:value="4089" calcext:value-type="float">
            <text:p>4089</text:p>
          </table:table-cell>
          <table:table-cell table:style-name="ce145" table:formula="of:=SUM([.U604:.U622])" office:value-type="float" office:value="56188" calcext:value-type="float">
            <text:p>56188</text:p>
          </table:table-cell>
          <table:table-cell table:style-name="ce145" table:formula="of:=SUM([.V604:.V622])" office:value-type="float" office:value="3679" calcext:value-type="float">
            <text:p>3679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204" office:value-type="date" office:date-value="2020-03-27" calcext:value-type="date">
            <text:p>27/03/20</text:p>
          </table:table-cell>
          <table:table-cell office:value-type="string" calcext:value-type="string">
            <text:p>Actualización 57</text:p>
          </table:table-cell>
          <table:table-cell table:number-columns-repeated="15"/>
        </table:table-row>
        <table:table-row table:style-name="ro4">
          <table:table-cell table:number-columns-repeated="9"/>
          <table:table-cell office:value-type="string" calcext:value-type="string">
            <text:p><text:span text:style-name="T5"> </text:span><text:span text:style-name="T6">CCAA </text:span></text:p>
          </table:table-cell>
          <table:table-cell office:value-type="string" calcext:value-type="string">
            <text:p>TOTAL confirmados*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Casos que han precisado hospitalización* </text:p>
          </table:table-cell>
          <table:table-cell office:value-type="string" calcext:value-type="string">
            <text:p>Casos que han precisado ingreso en 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42,48 </text:p>
          </table:table-cell>
          <table:table-cell office:value-type="float" office:value="1843" calcext:value-type="float">
            <text:p>1843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Andalucía </text:p>
          </table:table-cell>
          <table:table-cell table:style-name="ce145" office:value-type="float" office:value="144" calcext:value-type="float">
            <text:p>144</text:p>
          </table:table-cell>
          <table:table-cell table:style-name="ce145" office:value-type="float" office:value="3793" calcext:value-type="float">
            <text:p>3793</text:p>
          </table:table-cell>
          <table:table-cell table:style-name="ce145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95,35 </text:p>
          </table:table-cell>
          <table:table-cell office:value-type="float" office:value="693" calcext:value-type="float">
            <text:p>693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Aragón 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office:value-type="float" office:value="1338" calcext:value-type="float">
            <text:p>1338</text:p>
          </table:table-cell>
          <table:table-cell table:style-name="ce145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,44 </text:p>
          </table:table-cell>
          <table:table-cell office:value-type="float" office:value="339" calcext:value-type="float">
            <text:p>33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Asturias </text:p>
          </table:table-cell>
          <table:table-cell table:style-name="ce145" office:value-type="float" office:value="29" calcext:value-type="float">
            <text:p>29</text:p>
          </table:table-cell>
          <table:table-cell table:style-name="ce145" office:value-type="float" office:value="900" calcext:value-type="float">
            <text:p>900</text:p>
          </table:table-cell>
          <table:table-cell table:style-name="ce145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63,25 </text:p>
          </table:table-cell>
          <table:table-cell office:value-type="float" office:value="237" calcext:value-type="float">
            <text:p>23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Baleares 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755" calcext:value-type="float">
            <text:p>755</text:p>
          </table:table-cell>
          <table:table-cell table:style-name="ce145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37,52 </text:p>
          </table:table-cell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Canarias 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office:value-type="float" office:value="878" calcext:value-type="float">
            <text:p>878</text:p>
          </table:table-cell>
          <table:table-cell table:style-name="ce145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134,41 </text:p>
          </table:table-cell>
          <table:table-cell office:value-type="float" office:value="355" calcext:value-type="float">
            <text:p>35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Cantabria 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810" calcext:value-type="float">
            <text:p>810</text:p>
          </table:table-cell>
          <table:table-cell table:style-name="ce145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183,98 </text:p>
          </table:table-cell>
          <table:table-cell office:value-type="float" office:value="2707" calcext:value-type="float">
            <text:p>2707</text:p>
          </table:table-cell>
          <table:table-cell office:value-type="float" office:value="273" calcext:value-type="float">
            <text:p>273</text:p>
          </table:table-cell>
          <table:table-cell office:value-type="float" office:value="367" calcext:value-type="float">
            <text:p>367</text:p>
          </table:table-cell>
          <table:table-cell office:value-type="float" office:value="153" calcext:value-type="float">
            <text:p>153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45" office:value-type="float" office:value="367" calcext:value-type="float">
            <text:p>367</text:p>
          </table:table-cell>
          <table:table-cell table:style-name="ce145" office:value-type="float" office:value="3934" calcext:value-type="float">
            <text:p>3934</text:p>
          </table:table-cell>
          <table:table-cell table:style-name="ce145"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165,16 </text:p>
          </table:table-cell>
          <table:table-cell office:value-type="float" office:value="1791" calcext:value-type="float">
            <text:p>1791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423" calcext:value-type="float">
            <text:p>423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45" office:value-type="float" office:value="252" calcext:value-type="float">
            <text:p>252</text:p>
          </table:table-cell>
          <table:table-cell table:style-name="ce145" office:value-type="float" office:value="4132" calcext:value-type="float">
            <text:p>4132</text:p>
          </table:table-cell>
          <table:table-cell table:style-name="ce145"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12940" calcext:value-type="float">
            <text:p>12940</text:p>
          </table:table-cell>
          <table:table-cell office:value-type="string" calcext:value-type="string">
            <text:p>164,48 </text:p>
          </table:table-cell>
          <table:table-cell office:value-type="float" office:value="8545" calcext:value-type="float">
            <text:p>8545</text:p>
          </table:table-cell>
          <table:table-cell office:value-type="float" office:value="1187" calcext:value-type="float">
            <text:p>1187</text:p>
          </table:table-cell>
          <table:table-cell office:value-type="float" office:value="880" calcext:value-type="float">
            <text:p>880</text:p>
          </table:table-cell>
          <table:table-cell office:value-type="float" office:value="2348" calcext:value-type="float">
            <text:p>2348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string" calcext:value-type="string">
            <text:p>Cataluña </text:p>
          </table:table-cell>
          <table:table-cell table:style-name="ce145" office:value-type="float" office:value="880" calcext:value-type="float">
            <text:p>880</text:p>
          </table:table-cell>
          <table:table-cell table:style-name="ce145" office:value-type="float" office:value="12940" calcext:value-type="float">
            <text:p>12940</text:p>
          </table:table-cell>
          <table:table-cell table:style-name="ce145"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,05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euta 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68,71 </text:p>
          </table:table-cell>
          <table:table-cell office:value-type="float" office:value="1422" calcext:value-type="float">
            <text:p>1422</text:p>
          </table:table-cell>
          <table:table-cell office:value-type="float" office:value="252" calcext:value-type="float">
            <text:p>252</text:p>
          </table:table-cell>
          <table:table-cell office:value-type="float" office:value="198" calcext:value-type="float">
            <text:p>198</text:p>
          </table:table-cell>
          <table:table-cell office:value-type="float" office:value="73" calcext:value-type="float">
            <text:p>73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C. Valenciana </text:p>
          </table:table-cell>
          <table:table-cell table:style-name="ce145" office:value-type="float" office:value="198" calcext:value-type="float">
            <text:p>198</text:p>
          </table:table-cell>
          <table:table-cell table:style-name="ce145" office:value-type="float" office:value="3532" calcext:value-type="float">
            <text:p>3532</text:p>
          </table:table-cell>
          <table:table-cell table:style-name="ce145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111,64 </text:p>
          </table:table-cell>
          <table:table-cell office:value-type="float" office:value="277" calcext:value-type="float">
            <text:p>277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Extremadura </text:p>
          </table:table-cell>
          <table:table-cell table:style-name="ce145" office:value-type="float" office:value="69" calcext:value-type="float">
            <text:p>69</text:p>
          </table:table-cell>
          <table:table-cell table:style-name="ce145" office:value-type="float" office:value="1231" calcext:value-type="float">
            <text:p>1231</text:p>
          </table:table-cell>
          <table:table-cell table:style-name="ce145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82,87 </text:p>
          </table:table-cell>
          <table:table-cell office:value-type="float" office:value="557" calcext:value-type="float">
            <text:p>557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Galicia </text:p>
          </table:table-cell>
          <table:table-cell table:style-name="ce145" office:value-type="float" office:value="43" calcext:value-type="float">
            <text:p>43</text:p>
          </table:table-cell>
          <table:table-cell table:style-name="ce145" office:value-type="float" office:value="2322" calcext:value-type="float">
            <text:p>2322</text:p>
          </table:table-cell>
          <table:table-cell table:style-name="ce145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9243" calcext:value-type="float">
            <text:p>19243</text:p>
          </table:table-cell>
          <table:table-cell office:value-type="string" calcext:value-type="string">
            <text:p>258,92 </text:p>
          </table:table-cell>
          <table:table-cell office:value-type="float" office:value="13580" calcext:value-type="float">
            <text:p>13580</text:p>
          </table:table-cell>
          <table:table-cell office:value-type="float" office:value="1312" calcext:value-type="float">
            <text:p>1312</text:p>
          </table:table-cell>
          <table:table-cell office:value-type="float" office:value="2412" calcext:value-type="float">
            <text:p>2412</text:p>
          </table:table-cell>
          <table:table-cell office:value-type="float" office:value="5044" calcext:value-type="float">
            <text:p>5044</text:p>
          </table:table-cell>
          <table:table-cell office:value-type="float" office:value="2077" calcext:value-type="float">
            <text:p>2077</text:p>
          </table:table-cell>
          <table:table-cell/>
          <table:table-cell office:value-type="string" calcext:value-type="string">
            <text:p>Madrid </text:p>
          </table:table-cell>
          <table:table-cell table:style-name="ce145" office:value-type="float" office:value="2412" calcext:value-type="float">
            <text:p>2412</text:p>
          </table:table-cell>
          <table:table-cell table:style-name="ce145" office:value-type="float" office:value="19243" calcext:value-type="float">
            <text:p>19243</text:p>
          </table:table-cell>
          <table:table-cell table:style-name="ce145"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6,25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lilla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42" calcext:value-type="float">
            <text:p>4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45,45 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Murcia 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714" calcext:value-type="float">
            <text:p>714</text:p>
          </table:table-cell>
          <table:table-cell table:style-name="ce145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230,96 </text:p>
          </table:table-cell>
          <table:table-cell office:value-type="float" office:value="732" calcext:value-type="float">
            <text:p>732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Navarra 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office:value-type="float" office:value="1641" calcext:value-type="float">
            <text:p>1641</text:p>
          </table:table-cell>
          <table:table-cell table:style-name="ce145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4601" calcext:value-type="float">
            <text:p>4601</text:p>
          </table:table-cell>
          <table:table-cell office:value-type="string" calcext:value-type="string">
            <text:p>189,51 </text:p>
          </table:table-cell>
          <table:table-cell office:value-type="float" office:value="2270" calcext:value-type="float">
            <text:p>2270</text:p>
          </table:table-cell>
          <table:table-cell office:value-type="float" office:value="154" calcext:value-type="float">
            <text:p>154</text:p>
          </table:table-cell>
          <table:table-cell office:value-type="float" office:value="207" calcext:value-type="float">
            <text:p>207</text:p>
          </table:table-cell>
          <table:table-cell office:value-type="float" office:value="814" calcext:value-type="float">
            <text:p>814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País Vasco </text:p>
          </table:table-cell>
          <table:table-cell table:style-name="ce145" office:value-type="float" office:value="207" calcext:value-type="float">
            <text:p>207</text:p>
          </table:table-cell>
          <table:table-cell table:style-name="ce145" office:value-type="float" office:value="4601" calcext:value-type="float">
            <text:p>4601</text:p>
          </table:table-cell>
          <table:table-cell table:style-name="ce145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313,45 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La Rioja 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float" office:value="1236" calcext:value-type="float">
            <text:p>1236</text:p>
          </table:table-cell>
          <table:table-cell table:style-name="ce145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64059" calcext:value-type="float">
            <text:p>64059</text:p>
          </table:table-cell>
          <table:table-cell office:value-type="string" calcext:value-type="string">
            <text:p>127,27 </text:p>
          </table:table-cell>
          <table:table-cell office:value-type="float" office:value="36293" calcext:value-type="float">
            <text:p>36293</text:p>
          </table:table-cell>
          <table:table-cell office:value-type="float" office:value="4165" calcext:value-type="float">
            <text:p>4165</text:p>
          </table:table-cell>
          <table:table-cell office:value-type="float" office:value="4858" calcext:value-type="float">
            <text:p>4858</text:p>
          </table:table-cell>
          <table:table-cell office:value-type="float" office:value="9357" calcext:value-type="float">
            <text:p>9357</text:p>
          </table:table-cell>
          <table:table-cell office:value-type="float" office:value="7871" calcext:value-type="float">
            <text:p>7871</text:p>
          </table:table-cell>
          <table:table-cell/>
          <table:table-cell office:value-type="string" calcext:value-type="string">
            <text:p>ESPAÑA </text:p>
          </table:table-cell>
          <table:table-cell table:style-name="ce145" office:value-type="float" office:value="4858" calcext:value-type="float">
            <text:p>4858</text:p>
          </table:table-cell>
          <table:table-cell table:style-name="ce145" office:value-type="float" office:value="64059" calcext:value-type="float">
            <text:p>64059</text:p>
          </table:table-cell>
          <table:table-cell table:style-name="ce145"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630:.K648])" office:value-type="float" office:value="64059" calcext:value-type="float">
            <text:p>64059</text:p>
          </table:table-cell>
          <table:table-cell table:formula="of:=SUM([.L630:.L648])" office:value-type="float" office:value="0" calcext:value-type="float">
            <text:p>0</text:p>
          </table:table-cell>
          <table:table-cell table:formula="of:=SUM([.M630:.M648])" office:value-type="float" office:value="36293" calcext:value-type="float">
            <text:p>36293</text:p>
          </table:table-cell>
          <table:table-cell table:formula="of:=SUM([.N630:.N648])" office:value-type="float" office:value="4165" calcext:value-type="float">
            <text:p>4165</text:p>
          </table:table-cell>
          <table:table-cell table:formula="of:=SUM([.O630:.O648])" office:value-type="float" office:value="4858" calcext:value-type="float">
            <text:p>4858</text:p>
          </table:table-cell>
          <table:table-cell table:formula="of:=SUM([.P630:.P648])" office:value-type="float" office:value="9357" calcext:value-type="float">
            <text:p>9357</text:p>
          </table:table-cell>
          <table:table-cell table:formula="of:=SUM([.Q630:.Q648])" office:value-type="float" office:value="7871" calcext:value-type="float">
            <text:p>7871</text:p>
          </table:table-cell>
          <table:table-cell table:number-columns-repeated="2"/>
          <table:table-cell table:style-name="ce145" table:formula="of:=SUM([.T630:.T648])" office:value-type="float" office:value="4858" calcext:value-type="float">
            <text:p>4858</text:p>
          </table:table-cell>
          <table:table-cell table:style-name="ce145" table:formula="of:=SUM([.U630:.U648])" office:value-type="float" office:value="64059" calcext:value-type="float">
            <text:p>64059</text:p>
          </table:table-cell>
          <table:table-cell table:style-name="ce145" table:formula="of:=SUM([.V630:.V648])" office:value-type="float" office:value="4165" calcext:value-type="float">
            <text:p>4165</text:p>
          </table:table-cell>
          <table:table-cell table:number-columns-repeated="4"/>
        </table:table-row>
        <table:table-row table:style-name="ro1" table:number-rows-repeated="104792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CAA1 M" table:style-name="ta1">
        <table:table-column table:style-name="co37" table:default-cell-style-name="Default"/>
        <table:table-column table:style-name="co38" table:number-columns-repeated="23" table:default-cell-style-name="Default"/>
        <table:table-column table:style-name="co38" table:default-cell-style-name="ce209"/>
        <table:table-column table:style-name="co38" table:number-columns-repeated="14" table:default-cell-style-name="Default"/>
        <table:table-column table:style-name="co39" table:number-columns-repeated="2" table:default-cell-style-name="Default"/>
        <table:table-column table:style-name="co39" table:default-cell-style-name="ce145"/>
        <table:table-column table:style-name="co39" table:number-columns-repeated="3" table:default-cell-style-name="Default"/>
        <table:table-column table:style-name="co39" table:default-cell-style-name="ce203"/>
        <table:table-column table:style-name="co39" table:number-columns-repeated="5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0" table:number-columns-repeated="2" table:default-cell-style-name="Default"/>
        <table:table-column table:style-name="co42" table:number-columns-repeated="4" table:default-cell-style-name="Default"/>
        <table:table-row table:style-name="ro1">
          <table:table-cell table:style-name="ce80" office:value-type="string" calcext:value-type="string">
            <text:p>Datos Ministerio de Sanidad</text:p>
          </table:table-cell>
          <table:table-cell table:number-columns-repeated="23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74" office:value-type="date" office:date-value="2020-03-01" calcext:value-type="date">
            <text:p>01/03</text:p>
          </table:table-cell>
          <table:table-cell table:style-name="ce174" table:number-columns-repeated="2"/>
          <table:table-cell table:style-name="ce174" office:value-type="date" office:date-value="2020-03-02" calcext:value-type="date">
            <text:p>02/03</text:p>
          </table:table-cell>
          <table:table-cell table:style-name="ce174" table:number-columns-repeated="2"/>
          <table:table-cell table:style-name="ce174" office:value-type="date" office:date-value="2020-03-03" calcext:value-type="date">
            <text:p>03/03</text:p>
          </table:table-cell>
          <table:table-cell table:style-name="ce174" table:number-columns-repeated="2"/>
          <table:table-cell table:style-name="ce205" office:value-type="date" office:date-value="2020-03-04" calcext:value-type="date">
            <text:p>04/03</text:p>
          </table:table-cell>
          <table:table-cell table:style-name="ce174"/>
          <table:table-cell table:style-name="ce82"/>
          <table:table-cell table:style-name="ce174" office:value-type="date" office:date-value="2020-03-05" calcext:value-type="date">
            <text:p>05/03</text:p>
          </table:table-cell>
          <table:table-cell table:style-name="ce174" table:number-columns-repeated="2"/>
          <table:table-cell table:style-name="ce205" office:value-type="date" office:date-value="2020-03-06" calcext:value-type="date">
            <text:p>06/03</text:p>
          </table:table-cell>
          <table:table-cell table:style-name="ce174"/>
          <table:table-cell table:style-name="ce82"/>
          <table:table-cell table:style-name="ce174" office:value-type="date" office:date-value="2020-03-07" calcext:value-type="date">
            <text:p>07/03</text:p>
          </table:table-cell>
          <table:table-cell table:style-name="ce174" table:number-columns-repeated="2"/>
          <table:table-cell table:style-name="ce205" office:value-type="date" office:date-value="2020-03-08" calcext:value-type="date">
            <text:p>08/03</text:p>
          </table:table-cell>
          <table:table-cell table:style-name="ce174"/>
          <table:table-cell table:style-name="ce82"/>
          <table:table-cell table:style-name="ce174" office:value-type="date" office:date-value="2020-03-09" calcext:value-type="date">
            <text:p>09/03</text:p>
          </table:table-cell>
          <table:table-cell table:style-name="ce174" table:number-columns-repeated="2"/>
          <table:table-cell table:style-name="ce205" office:value-type="date" office:date-value="2020-03-10" calcext:value-type="date">
            <text:p>10/03</text:p>
          </table:table-cell>
          <table:table-cell table:style-name="ce174"/>
          <table:table-cell table:style-name="ce82"/>
          <table:table-cell table:style-name="ce174" office:value-type="date" office:date-value="2020-03-11" calcext:value-type="date">
            <text:p>11/03</text:p>
          </table:table-cell>
          <table:table-cell table:style-name="ce174" table:number-columns-repeated="2"/>
          <table:table-cell table:style-name="ce205" office:value-type="date" office:date-value="2020-03-12" calcext:value-type="date">
            <text:p>12/03</text:p>
          </table:table-cell>
          <table:table-cell table:style-name="ce174"/>
          <table:table-cell table:style-name="ce82"/>
          <table:table-cell table:style-name="ce174" office:value-type="date" office:date-value="2020-03-13" calcext:value-type="date">
            <text:p>13/03</text:p>
          </table:table-cell>
          <table:table-cell table:style-name="ce174" table:number-columns-repeated="2"/>
          <table:table-cell table:style-name="ce205" office:value-type="date" office:date-value="2020-03-14" calcext:value-type="date">
            <text:p>14/03</text:p>
          </table:table-cell>
          <table:table-cell table:style-name="ce174"/>
          <table:table-cell table:style-name="ce82"/>
          <table:table-cell table:style-name="ce174" office:value-type="date" office:date-value="2020-03-15" calcext:value-type="date">
            <text:p>15/03</text:p>
          </table:table-cell>
          <table:table-cell/>
          <table:table-cell table:style-name="Default"/>
          <table:table-cell table:style-name="ce205" office:value-type="date" office:date-value="2020-03-16" calcext:value-type="date">
            <text:p>16/03</text:p>
          </table:table-cell>
          <table:table-cell/>
          <table:table-cell table:style-name="ce208"/>
          <table:table-cell table:style-name="ce174" office:value-type="date" office:date-value="2020-03-17" calcext:value-type="date">
            <text:p>17/03</text:p>
          </table:table-cell>
          <table:table-cell table:number-columns-repeated="2"/>
          <table:table-cell table:style-name="ce205" office:value-type="date" office:date-value="2020-03-18" calcext:value-type="date">
            <text:p>18/03</text:p>
          </table:table-cell>
          <table:table-cell/>
          <table:table-cell table:style-name="ce208"/>
          <table:table-cell table:style-name="ce174" office:value-type="date" office:date-value="2020-03-19" calcext:value-type="date">
            <text:p>19/03</text:p>
          </table:table-cell>
          <table:table-cell table:number-columns-repeated="2"/>
          <table:table-cell table:style-name="ce174" office:value-type="date" office:date-value="2020-03-20" calcext:value-type="date">
            <text:p>20/03</text:p>
          </table:table-cell>
          <table:table-cell/>
        </table:table-row>
        <table:table-row table:style-name="ro1">
          <table:table-cell table:style-name="ce118" office:value-type="string" calcext:value-type="string">
            <text:p>Comunidad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/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/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/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7" office:value-type="string" calcext:value-type="string">
            <text:p>UCI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118" office:value-type="string" calcext:value-type="string">
            <text:p>UCIs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Andalucí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3" calcext:value-type="float">
            <text:p>13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20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style-name="ce210"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208"/>
          <table:table-cell table:style-name="ce145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07"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style-name="ce208" office:value-type="float" office:value="11" calcext:value-type="float">
            <text:p>11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office:value-type="float" office:value="683" calcext:value-type="float">
            <text:p>683</text:p>
          </table:table-cell>
          <table:table-cell table:style-name="ce145" office:value-type="float" office:value="13" calcext:value-type="float">
            <text:p>13</text:p>
          </table:table-cell>
          <table:table-cell table:style-name="ce207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style-name="ce208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Aragón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0" calcext:value-type="float">
            <text:p>0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210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208"/>
          <table:table-cell table:style-name="ce145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07"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table:style-name="ce208" office:value-type="float" office:value="7" calcext:value-type="float">
            <text:p>7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207" calcext:value-type="float">
            <text:p>207</text:p>
          </table:table-cell>
          <table:table-cell table:style-name="ce145" office:value-type="float" office:value="9" calcext:value-type="float">
            <text:p>9</text:p>
          </table:table-cell>
          <table:table-cell table:style-name="ce207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style-name="ce208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Asturias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08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208"/>
          <table:table-cell table:style-name="ce145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07"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style-name="ce208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193" calcext:value-type="float">
            <text:p>193</text:p>
          </table:table-cell>
          <table:table-cell table:style-name="ce145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style-name="ce20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Baleares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5" calcext:value-type="float">
            <text:p>5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08"/>
          <table:table-cell table:style-name="ce145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07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208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92" calcext:value-type="float">
            <text:p>92</text:p>
          </table:table-cell>
          <table:table-cell table:style-name="ce145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20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anarias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7" calcext:value-type="float">
            <text:p>7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208"/>
          <table:table-cell table:style-name="ce145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07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208" office:value-type="float" office:value="9" calcext:value-type="float">
            <text:p>9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48" calcext:value-type="float">
            <text:p>148</text:p>
          </table:table-cell>
          <table:table-cell table:style-name="ce145" office:value-type="float" office:value="13" calcext:value-type="float">
            <text:p>13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style-name="ce208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antabri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0" calcext:value-type="float">
            <text:p>10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208"/>
          <table:table-cell table:style-name="ce14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07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208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astilla-La Manch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2" calcext:value-type="float">
            <text:p>12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208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style-name="ce210"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style-name="ce208"/>
          <table:table-cell table:style-name="ce145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07"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table:style-name="ce208" office:value-type="float" office:value="23" calcext:value-type="float">
            <text:p>23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567" calcext:value-type="float">
            <text:p>567</text:p>
          </table:table-cell>
          <table:table-cell table:style-name="ce145" office:value-type="float" office:value="23" calcext:value-type="float">
            <text:p>23</text:p>
          </table:table-cell>
          <table:table-cell table:style-name="ce207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style-name="ce208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astilla y León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1" calcext:value-type="float">
            <text:p>11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20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style-name="ce210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table:style-name="ce208"/>
          <table:table-cell table:style-name="ce145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07"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table:style-name="ce208" office:value-type="float" office:value="24" calcext:value-type="float">
            <text:p>24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431" calcext:value-type="float">
            <text:p>431</text:p>
          </table:table-cell>
          <table:table-cell table:style-name="ce145" office:value-type="float" office:value="24" calcext:value-type="float">
            <text:p>24</text:p>
          </table:table-cell>
          <table:table-cell table:style-name="ce207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style-name="ce208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ataluñ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5" calcext:value-type="float">
            <text:p>15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style-name="ce210"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208"/>
          <table:table-cell table:style-name="ce145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07"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table:style-name="ce208" office:value-type="float" office:value="33" calcext:value-type="float">
            <text:p>33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1394" calcext:value-type="float">
            <text:p>1394</text:p>
          </table:table-cell>
          <table:table-cell table:style-name="ce145" office:value-type="float" office:value="33" calcext:value-type="float">
            <text:p>33</text:p>
          </table:table-cell>
          <table:table-cell table:style-name="ce207"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208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eut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0" calcext:value-type="float">
            <text:p>0</text:p>
          </table:table-cell>
          <table:table-cell table:style-name="ce208"/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/>
          <table:table-cell table:style-name="ce1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C. Valenciana </text:p>
          </table:table-cell>
          <table:table-cell table:number-columns-repeated="8"/>
          <table:table-cell table:style-name="ce203"/>
          <table:table-cell table:style-name="ce207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08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210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style-name="ce208"/>
          <table:table-cell table:style-name="ce145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07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style-name="ce208" office:value-type="float" office:value="4" calcext:value-type="float">
            <text:p>4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541" calcext:value-type="float">
            <text:p>541</text:p>
          </table:table-cell>
          <table:table-cell table:style-name="ce145" office:value-type="float" office:value="27" calcext:value-type="float">
            <text:p>27</text:p>
          </table:table-cell>
          <table:table-cell table:style-name="ce207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style-name="ce208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Extremadur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6" calcext:value-type="float">
            <text:p>6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style-name="ce208"/>
          <table:table-cell table:style-name="ce145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style-name="ce208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53" calcext:value-type="float">
            <text:p>153</text:p>
          </table:table-cell>
          <table:table-cell table:style-name="ce145" office:value-type="float" office:value="2" calcext:value-type="float">
            <text:p>2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Galici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" calcext:value-type="float">
            <text:p>1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210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208"/>
          <table:table-cell table:style-name="ce145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style-name="ce208" office:value-type="float" office:value="9" calcext:value-type="float">
            <text:p>9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92" calcext:value-type="float">
            <text:p>292</text:p>
          </table:table-cell>
          <table:table-cell table:style-name="ce145" office:value-type="float" office:value="9" calcext:value-type="float">
            <text:p>9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style-name="ce20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Madrid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70" calcext:value-type="float">
            <text:p>70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style-name="ce208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style-name="ce207"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style-name="ce208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style-name="ce207"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table:style-name="ce208"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style-name="ce210" office:value-type="float" office:value="86" calcext:value-type="float">
            <text:p>86</text:p>
          </table:table-cell>
          <table:table-cell office:value-type="float" office:value="2940" calcext:value-type="float">
            <text:p>2940</text:p>
          </table:table-cell>
          <table:table-cell table:style-name="ce208"/>
          <table:table-cell table:style-name="ce145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/>
          <table:table-cell table:style-name="ce207"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table:style-name="ce208" office:value-type="float" office:value="253" calcext:value-type="float">
            <text:p>253</text:p>
          </table:table-cell>
          <table:table-cell table:style-name="ce145" office:value-type="float" office:value="355" calcext:value-type="float">
            <text:p>355</text:p>
          </table:table-cell>
          <table:table-cell table:style-name="ce145" office:value-type="float" office:value="4871" calcext:value-type="float">
            <text:p>4871</text:p>
          </table:table-cell>
          <table:table-cell table:style-name="ce145" office:value-type="float" office:value="340" calcext:value-type="float">
            <text:p>340</text:p>
          </table:table-cell>
          <table:table-cell table:style-name="ce207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style-name="ce208"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Melill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0" calcext:value-type="float">
            <text:p>0</text:p>
          </table:table-cell>
          <table:table-cell table:style-name="ce208"/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8"/>
          <table:table-cell table:style-name="ce14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0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08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Murci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0" calcext:value-type="float">
            <text:p>0</text:p>
          </table:table-cell>
          <table:table-cell table:style-name="ce208"/>
          <table:table-cell table:number-columns-repeated="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08"/>
          <table:table-cell table:style-name="ce14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07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208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20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Navarr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21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style-name="ce208"/>
          <table:table-cell table:style-name="ce14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07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style-name="ce208" office:value-type="float" office:value="5" calcext:value-type="float">
            <text:p>5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13" calcext:value-type="float">
            <text:p>313</text:p>
          </table:table-cell>
          <table:table-cell table:style-name="ce145" office:value-type="float" office:value="10" calcext:value-type="float">
            <text:p>1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style-name="ce208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País Vasco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17" calcext:value-type="float">
            <text:p>17</text:p>
          </table:table-cell>
          <table:table-cell table:style-name="ce208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table:style-name="ce20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style-name="ce207"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table:style-name="ce208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style-name="ce210"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208"/>
          <table:table-cell table:style-name="ce145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07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style-name="ce208" office:value-type="float" office:value="29" calcext:value-type="float">
            <text:p>29</text:p>
          </table:table-cell>
          <table:table-cell table:style-name="ce145" office:value-type="float" office:value="36" calcext:value-type="float">
            <text:p>36</text:p>
          </table:table-cell>
          <table:table-cell table:style-name="ce145" office:value-type="float" office:value="765" calcext:value-type="float">
            <text:p>765</text:p>
          </table:table-cell>
          <table:table-cell table:style-name="ce145" office:value-type="float" office:value="33" calcext:value-type="float">
            <text:p>33</text:p>
          </table:table-cell>
          <table:table-cell table:style-name="ce207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style-name="ce208"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203" office:value-type="string" calcext:value-type="string">
            <text:p>La Rioja </text:p>
          </table:table-cell>
          <table:table-cell table:number-columns-repeated="8"/>
          <table:table-cell table:style-name="ce203"/>
          <table:table-cell table:style-name="ce207"/>
          <table:table-cell office:value-type="float" office:value="7" calcext:value-type="float">
            <text:p>7</text:p>
          </table:table-cell>
          <table:table-cell table:style-name="ce208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style-name="ce210"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style-name="ce208"/>
          <table:table-cell table:style-name="ce145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07"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208" office:value-type="float" office:value="13" calcext:value-type="float">
            <text:p>13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55" calcext:value-type="float">
            <text:p>355</text:p>
          </table:table-cell>
          <table:table-cell table:style-name="ce145" office:value-type="float" office:value="13" calcext:value-type="float">
            <text:p>13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style-name="ce208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8"/>
          <table:table-cell table:style-name="ce203"/>
          <table:table-cell table:style-name="ce207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ce208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table:style-name="ce208" office:value-type="float" office:value="11" calcext:value-type="float">
            <text:p>11</text:p>
          </table:table-cell>
          <table:table-cell table:number-columns-repeated="3"/>
          <table:table-cell table:style-name="ce207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style-name="ce207" office:value-type="float" office:value="35" calcext:value-type="float">
            <text:p>35</text:p>
          </table:table-cell>
          <table:table-cell office:value-type="float" office:value="1622" calcext:value-type="float">
            <text:p>1622</text:p>
          </table:table-cell>
          <table:table-cell table:style-name="ce208"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style-name="ce207"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table:style-name="ce208"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4.209" calcext:value-type="float">
            <text:p>4.209</text:p>
          </table:table-cell>
          <table:table-cell office:value-type="float" office:value="272" calcext:value-type="float">
            <text:p>272</text:p>
          </table:table-cell>
          <table:table-cell table:style-name="ce207" office:value-type="float" office:value="136" calcext:value-type="float">
            <text:p>136</text:p>
          </table:table-cell>
          <table:table-cell table:style-name="Default" office:value-type="float" office:value="5753" calcext:value-type="float">
            <text:p>5753</text:p>
          </table:table-cell>
          <table:table-cell table:style-name="ce208"/>
          <table:table-cell table:style-name="ce145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/>
          <table:table-cell table:style-name="ce207"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table:style-name="ce208" office:value-type="float" office:value="432" calcext:value-type="float">
            <text:p>432</text:p>
          </table:table-cell>
          <table:table-cell table:style-name="ce145" office:value-type="float" office:value="491" calcext:value-type="float">
            <text:p>491</text:p>
          </table:table-cell>
          <table:table-cell table:style-name="ce145" office:value-type="float" office:value="11178" calcext:value-type="float">
            <text:p>11178</text:p>
          </table:table-cell>
          <table:table-cell table:style-name="ce145" office:value-type="float" office:value="563" calcext:value-type="float">
            <text:p>563</text:p>
          </table:table-cell>
          <table:table-cell table:style-name="ce207"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table:style-name="ce208" office:value-type="float" office:value="774" calcext:value-type="float">
            <text:p>774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07"/>
          <table:table-cell/>
          <table:table-cell table:style-name="ce208"/>
          <table:table-cell table:number-columns-repeated="3"/>
          <table:table-cell table:style-name="ce207"/>
          <table:table-cell/>
          <table:table-cell table:style-name="ce208"/>
          <table:table-cell table:number-columns-repeated="3"/>
          <table:table-cell table:style-name="ce207"/>
          <table:table-cell/>
          <table:table-cell table:style-name="ce208"/>
          <table:table-cell table:number-columns-repeated="3"/>
          <table:table-cell table:style-name="ce207"/>
          <table:table-cell/>
          <table:table-cell table:style-name="ce208"/>
          <table:table-cell table:number-columns-repeated="3"/>
          <table:table-cell table:style-name="ce207"/>
          <table:table-cell/>
          <table:table-cell table:style-name="ce208"/>
          <table:table-cell table:number-columns-repeated="3"/>
          <table:table-cell table:style-name="ce207"/>
          <table:table-cell table:style-name="Default"/>
          <table:table-cell table:style-name="ce208"/>
          <table:table-cell table:number-columns-repeated="2"/>
          <table:table-cell table:style-name="Default"/>
          <table:table-cell table:style-name="ce207"/>
          <table:table-cell/>
          <table:table-cell table:style-name="ce208"/>
          <table:table-cell table:number-columns-repeated="3"/>
          <table:table-cell table:style-name="ce207"/>
          <table:table-cell/>
          <table:table-cell table:style-name="ce208"/>
          <table:table-cell table:number-columns-repeated="5"/>
        </table:table-row>
        <table:table-row table:style-name="ro1">
          <table:table-cell table:number-columns-repeated="10"/>
          <table:table-cell table:style-name="ce207" table:formula="of:=SUM([.K5:.K23])" office:value-type="float" office:value="1" calcext:value-type="float">
            <text:p>1</text:p>
          </table:table-cell>
          <table:table-cell table:formula="of:=SUM([.L5:.L23])" office:value-type="float" office:value="198" calcext:value-type="float">
            <text:p>198</text:p>
          </table:table-cell>
          <table:table-cell table:style-name="ce208" table:formula="of:=SUM([.M5:.M23])" office:value-type="float" office:value="7" calcext:value-type="float">
            <text:p>7</text:p>
          </table:table-cell>
          <table:table-cell table:formula="of:=SUM([.N5:.N23])" office:value-type="float" office:value="3" calcext:value-type="float">
            <text:p>3</text:p>
          </table:table-cell>
          <table:table-cell table:formula="of:=SUM([.O5:.O23])" office:value-type="float" office:value="237" calcext:value-type="float">
            <text:p>237</text:p>
          </table:table-cell>
          <table:table-cell table:formula="of:=SUM([.P5:.P23])" office:value-type="float" office:value="9" calcext:value-type="float">
            <text:p>9</text:p>
          </table:table-cell>
          <table:table-cell table:style-name="ce207" table:formula="of:=SUM([.Q5:.Q23])" office:value-type="float" office:value="5" calcext:value-type="float">
            <text:p>5</text:p>
          </table:table-cell>
          <table:table-cell table:formula="of:=SUM([.R5:.R23])" office:value-type="float" office:value="365" calcext:value-type="float">
            <text:p>365</text:p>
          </table:table-cell>
          <table:table-cell table:style-name="ce208" table:formula="of:=SUM([.S5:.S23])" office:value-type="float" office:value="11" calcext:value-type="float">
            <text:p>11</text:p>
          </table:table-cell>
          <table:table-cell table:number-columns-repeated="3"/>
          <table:table-cell table:style-name="ce207"/>
          <table:table-cell/>
          <table:table-cell table:style-name="ce208"/>
          <table:table-cell table:formula="of:=SUM([.Z5:.Z23])" office:value-type="float" office:value="16" calcext:value-type="float">
            <text:p>16</text:p>
          </table:table-cell>
          <table:table-cell table:formula="of:=SUM([.AA5:.AA23])" office:value-type="float" office:value="999" calcext:value-type="float">
            <text:p>999</text:p>
          </table:table-cell>
          <table:table-cell table:formula="of:=SUM([.AB5:.AB23])" office:value-type="float" office:value="68" calcext:value-type="float">
            <text:p>68</text:p>
          </table:table-cell>
          <table:table-cell table:style-name="ce207" table:formula="of:=SUM([.AC5:.AC23])" office:value-type="float" office:value="35" calcext:value-type="float">
            <text:p>35</text:p>
          </table:table-cell>
          <table:table-cell table:formula="of:=SUM([.AD5:.AD23])" office:value-type="float" office:value="1622" calcext:value-type="float">
            <text:p>1622</text:p>
          </table:table-cell>
          <table:table-cell table:style-name="ce208" table:formula="of:=SUM([.AE5:.AE23])" office:value-type="float" office:value="100" calcext:value-type="float">
            <text:p>100</text:p>
          </table:table-cell>
          <table:table-cell table:formula="of:=SUM([.AF5:.AF23])" office:value-type="float" office:value="47" calcext:value-type="float">
            <text:p>47</text:p>
          </table:table-cell>
          <table:table-cell table:formula="of:=SUM([.AG5:.AG23])" office:value-type="float" office:value="2128" calcext:value-type="float">
            <text:p>2128</text:p>
          </table:table-cell>
          <table:table-cell table:formula="of:=SUM([.AH5:.AH23])" office:value-type="float" office:value="142" calcext:value-type="float">
            <text:p>142</text:p>
          </table:table-cell>
          <table:table-cell table:style-name="ce207" table:formula="of:=SUM([.AI5:.AI23])" office:value-type="float" office:value="84" calcext:value-type="float">
            <text:p>84</text:p>
          </table:table-cell>
          <table:table-cell table:formula="of:=SUM([.AJ5:.AJ23])" office:value-type="float" office:value="2950" calcext:value-type="float">
            <text:p>2950</text:p>
          </table:table-cell>
          <table:table-cell table:style-name="ce208" table:formula="of:=SUM([.AK5:.AK23])" office:value-type="float" office:value="190" calcext:value-type="float">
            <text:p>190</text:p>
          </table:table-cell>
          <table:table-cell table:formula="of:=SUM([.AL5:.AL23])" office:value-type="float" office:value="118" calcext:value-type="float">
            <text:p>118</text:p>
          </table:table-cell>
          <table:table-cell table:formula="of:=SUM([.AM5:.AM23])" office:value-type="float" office:value="4209" calcext:value-type="float">
            <text:p>4209</text:p>
          </table:table-cell>
          <table:table-cell table:formula="of:=SUM([.AN5:.AN23])" office:value-type="float" office:value="272" calcext:value-type="float">
            <text:p>272</text:p>
          </table:table-cell>
          <table:table-cell table:style-name="ce207" table:formula="of:=SUM([.AO5:.AO23])" office:value-type="float" office:value="136" calcext:value-type="float">
            <text:p>136</text:p>
          </table:table-cell>
          <table:table-cell table:style-name="Default" table:formula="of:=SUM([.AP5:.AP23])" office:value-type="float" office:value="5753" calcext:value-type="float">
            <text:p>5753</text:p>
          </table:table-cell>
          <table:table-cell table:style-name="ce208" table:formula="of:=SUM([.AQ5:.AQ23])" office:value-type="float" office:value="0" calcext:value-type="float">
            <text:p>0</text:p>
          </table:table-cell>
          <table:table-cell table:formula="of:=SUM([.AR5:.AR23])" office:value-type="float" office:value="288" calcext:value-type="float">
            <text:p>288</text:p>
          </table:table-cell>
          <table:table-cell table:formula="of:=SUM([.AS5:.AS23])" office:value-type="float" office:value="7753" calcext:value-type="float">
            <text:p>7753</text:p>
          </table:table-cell>
          <table:table-cell table:style-name="Default"/>
          <table:table-cell table:style-name="ce207" table:formula="of:=SUM([.AU5:.AU23])" office:value-type="float" office:value="309" calcext:value-type="float">
            <text:p>309</text:p>
          </table:table-cell>
          <table:table-cell table:formula="of:=SUM([.AV5:.AV23])" office:value-type="float" office:value="9191" calcext:value-type="float">
            <text:p>9191</text:p>
          </table:table-cell>
          <table:table-cell table:style-name="ce208" table:formula="of:=SUM([.AW5:.AW23])" office:value-type="float" office:value="432" calcext:value-type="float">
            <text:p>432</text:p>
          </table:table-cell>
          <table:table-cell table:formula="of:=SUM([.AX5:.AX23])" office:value-type="float" office:value="491" calcext:value-type="float">
            <text:p>491</text:p>
          </table:table-cell>
          <table:table-cell table:formula="of:=SUM([.AY5:.AY23])" office:value-type="float" office:value="11178" calcext:value-type="float">
            <text:p>11178</text:p>
          </table:table-cell>
          <table:table-cell table:formula="of:=SUM([.AZ5:.AZ23])" office:value-type="float" office:value="563" calcext:value-type="float">
            <text:p>563</text:p>
          </table:table-cell>
          <table:table-cell table:style-name="ce207" table:formula="of:=SUM([.BA5:.BA23])" office:value-type="float" office:value="598" calcext:value-type="float">
            <text:p>598</text:p>
          </table:table-cell>
          <table:table-cell table:formula="of:=SUM([.BB5:.BB23])" office:value-type="float" office:value="13716" calcext:value-type="float">
            <text:p>13716</text:p>
          </table:table-cell>
          <table:table-cell table:style-name="ce208" table:formula="of:=SUM([.BC5:.BC23])" office:value-type="float" office:value="774" calcext:value-type="float">
            <text:p>774</text:p>
          </table:table-cell>
          <table:table-cell table:formula="of:=SUM([.BD5:.BD23])" office:value-type="float" office:value="767" calcext:value-type="float">
            <text:p>767</text:p>
          </table:table-cell>
          <table:table-cell table:formula="of:=SUM([.BE5:.BE23])" office:value-type="float" office:value="17147" calcext:value-type="float">
            <text:p>17147</text:p>
          </table:table-cell>
          <table:table-cell table:formula="of:=SUM([.BF5:.BF23])" office:value-type="float" office:value="939" calcext:value-type="float">
            <text:p>939</text:p>
          </table:table-cell>
          <table:table-cell table:number-columns-repeated="2"/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style-name="ce174" office:value-type="date" office:date-value="2020-03-01" calcext:value-type="date">
            <text:p>01/03</text:p>
          </table:table-cell>
          <table:table-cell table:style-name="ce174" office:value-type="date" office:date-value="2020-03-02" calcext:value-type="date">
            <text:p>02/03</text:p>
          </table:table-cell>
          <table:table-cell table:style-name="ce174" office:value-type="date" office:date-value="2020-03-03" calcext:value-type="date">
            <text:p>03/03</text:p>
          </table:table-cell>
          <table:table-cell table:style-name="ce174" office:value-type="date" office:date-value="2020-03-04" calcext:value-type="date">
            <text:p>04/03</text:p>
          </table:table-cell>
          <table:table-cell table:style-name="ce174" office:value-type="date" office:date-value="2020-03-05" calcext:value-type="date">
            <text:p>05/03</text:p>
          </table:table-cell>
          <table:table-cell table:style-name="ce174" office:value-type="date" office:date-value="2020-03-06" calcext:value-type="date">
            <text:p>06/03</text:p>
          </table:table-cell>
          <table:table-cell table:style-name="ce174" office:value-type="date" office:date-value="2020-03-07" calcext:value-type="date">
            <text:p>07/03</text:p>
          </table:table-cell>
          <table:table-cell table:style-name="ce174" office:value-type="date" office:date-value="2020-03-08" calcext:value-type="date">
            <text:p>08/03</text:p>
          </table:table-cell>
          <table:table-cell table:style-name="ce174" office:value-type="date" office:date-value="2020-03-09" calcext:value-type="date">
            <text:p>09/03</text:p>
          </table:table-cell>
          <table:table-cell table:style-name="ce174" office:value-type="date" office:date-value="2020-03-10" calcext:value-type="date">
            <text:p>10/03</text:p>
          </table:table-cell>
          <table:table-cell table:style-name="ce174" office:value-type="date" office:date-value="2020-03-11" calcext:value-type="date">
            <text:p>11/03</text:p>
          </table:table-cell>
          <table:table-cell table:style-name="ce174" office:value-type="date" office:date-value="2020-03-12" calcext:value-type="date">
            <text:p>12/03</text:p>
          </table:table-cell>
          <table:table-cell table:style-name="ce174" office:value-type="date" office:date-value="2020-03-13" calcext:value-type="date">
            <text:p>13/03</text:p>
          </table:table-cell>
          <table:table-cell table:style-name="ce174" office:value-type="date" office:date-value="2020-03-14" calcext:value-type="date">
            <text:p>14/03</text:p>
          </table:table-cell>
          <table:table-cell table:style-name="ce174" office:value-type="date" office:date-value="2020-03-15" calcext:value-type="date">
            <text:p>15/03</text:p>
          </table:table-cell>
          <table:table-cell table:style-name="ce174" office:value-type="date" office:date-value="2020-03-16" calcext:value-type="date">
            <text:p>16/03</text:p>
          </table:table-cell>
          <table:table-cell table:style-name="ce174" office:value-type="date" office:date-value="2020-03-17" calcext:value-type="date">
            <text:p>17/03</text:p>
          </table:table-cell>
          <table:table-cell table:style-name="ce174" office:value-type="date" office:date-value="2020-03-18" calcext:value-type="date">
            <text:p>18/03</text:p>
          </table:table-cell>
          <table:table-cell table:style-name="ce174" office:value-type="date" office:date-value="2020-03-19" calcext:value-type="date">
            <text:p>19/03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118" office:value-type="string" calcext:value-type="string">
            <text:p>Comunidad</text:p>
          </table:table-cell>
          <table:table-cell table:number-columns-repeated="19" table:style-name="ce118" office:value-type="string" calcext:value-type="string">
            <text:p>Muertes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Andalucí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ndalucí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Aragón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rag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Astu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Baleare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leare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ana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ana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antabr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antabr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astilla-La Manch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stilla-La Manch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astilla y León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stilla y Le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ataluñ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ataluñ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eut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C. Valenciana 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. Valencian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Extremadu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xtremadu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Gali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li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Madrid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Madrid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Melill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Mur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Navar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var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País Vasco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ís Vasco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203" office:value-type="string" calcext:value-type="string">
            <text:p>La Rioj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La Rioj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73" office:value-type="string" calcext:value-type="string">
            <text:p>TOTAL </text:p>
          </table:table-cell>
          <table:table-cell table:style-name="ce173" table:number-columns-repeated="3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5" calcext:value-type="float">
            <text:p>5</text:p>
          </table:table-cell>
          <table:table-cell table:style-name="ce173" table:number-columns-repeated="2"/>
          <table:table-cell table:style-name="ce173" office:value-type="float" office:value="16" calcext:value-type="float">
            <text:p>16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47" calcext:value-type="float">
            <text:p>47</text:p>
          </table:table-cell>
          <table:table-cell table:style-name="ce173" office:value-type="float" office:value="84" calcext:value-type="float">
            <text:p>84</text:p>
          </table:table-cell>
          <table:table-cell table:style-name="ce173" office:value-type="float" office:value="120" calcext:value-type="float">
            <text:p>120</text:p>
          </table:table-cell>
          <table:table-cell table:style-name="ce173" office:value-type="float" office:value="136" calcext:value-type="float">
            <text:p>136</text:p>
          </table:table-cell>
          <table:table-cell table:style-name="ce173" office:value-type="float" office:value="288" calcext:value-type="float">
            <text:p>288</text:p>
          </table:table-cell>
          <table:table-cell table:style-name="ce173" office:value-type="float" office:value="309" calcext:value-type="float">
            <text:p>309</text:p>
          </table:table-cell>
          <table:table-cell table:style-name="ce211" office:value-type="float" office:value="491" calcext:value-type="float">
            <text:p>491</text:p>
          </table:table-cell>
          <table:table-cell table:style-name="ce173" office:value-type="float" office:value="598" calcext:value-type="float">
            <text:p>598</text:p>
          </table:table-cell>
          <table:table-cell table:style-name="ce173" office:value-type="float" office:value="767" calcext:value-type="float">
            <text:p>767</text:p>
          </table:table-cell>
          <table:table-cell/>
          <table:table-cell table:style-name="ce173" office:value-type="string" calcext:value-type="string">
            <text:p>TOTAL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formula="of:=SUM([.Z32:.Z50])" office:value-type="float" office:value="0" calcext:value-type="float">
            <text:p>0</text:p>
          </table:table-cell>
          <table:table-cell table:formula="of:=SUM([.AA32:.AA50])" office:value-type="float" office:value="0" calcext:value-type="float">
            <text:p>0</text:p>
          </table:table-cell>
          <table:table-cell table:formula="of:=SUM([.AB32:.AB50])" office:value-type="float" office:value="0" calcext:value-type="float">
            <text:p>0</text:p>
          </table:table-cell>
          <table:table-cell table:formula="of:=SUM([.AC32:.AC50])" office:value-type="float" office:value="1" calcext:value-type="float">
            <text:p>1</text:p>
          </table:table-cell>
          <table:table-cell table:formula="of:=SUM([.AD32:.AD50])" office:value-type="float" office:value="3" calcext:value-type="float">
            <text:p>3</text:p>
          </table:table-cell>
          <table:table-cell table:formula="of:=SUM([.AE32:.AE50])" office:value-type="float" office:value="5" calcext:value-type="float">
            <text:p>5</text:p>
          </table:table-cell>
          <table:table-cell table:formula="of:=SUM([.AF32:.AF50])" office:value-type="float" office:value="0" calcext:value-type="float">
            <text:p>0</text:p>
          </table:table-cell>
          <table:table-cell table:formula="of:=SUM([.AG32:.AG50])" office:value-type="float" office:value="0" calcext:value-type="float">
            <text:p>0</text:p>
          </table:table-cell>
          <table:table-cell table:formula="of:=SUM([.AH32:.AH50])" office:value-type="float" office:value="16" calcext:value-type="float">
            <text:p>16</text:p>
          </table:table-cell>
          <table:table-cell table:formula="of:=SUM([.AI32:.AI50])" office:value-type="float" office:value="35" calcext:value-type="float">
            <text:p>35</text:p>
          </table:table-cell>
          <table:table-cell table:formula="of:=SUM([.AJ32:.AJ50])" office:value-type="float" office:value="47" calcext:value-type="float">
            <text:p>47</text:p>
          </table:table-cell>
          <table:table-cell table:formula="of:=SUM([.AK32:.AK50])" office:value-type="float" office:value="84" calcext:value-type="float">
            <text:p>84</text:p>
          </table:table-cell>
          <table:table-cell table:formula="of:=SUM([.AL32:.AL50])" office:value-type="float" office:value="118" calcext:value-type="float">
            <text:p>118</text:p>
          </table:table-cell>
          <table:table-cell table:formula="of:=SUM([.AM32:.AM50])" office:value-type="float" office:value="136" calcext:value-type="float">
            <text:p>136</text:p>
          </table:table-cell>
          <table:table-cell table:formula="of:=SUM([.AN32:.AN50])" office:value-type="float" office:value="288" calcext:value-type="float">
            <text:p>288</text:p>
          </table:table-cell>
          <table:table-cell table:formula="of:=SUM([.AO32:.AO50])" office:value-type="float" office:value="309" calcext:value-type="float">
            <text:p>309</text:p>
          </table:table-cell>
          <table:table-cell table:style-name="Default" table:formula="of:=SUM([.AP32:.AP50])" office:value-type="float" office:value="491" calcext:value-type="float">
            <text:p>491</text:p>
          </table:table-cell>
          <table:table-cell table:formula="of:=SUM([.AQ32:.AQ50])" office:value-type="float" office:value="598" calcext:value-type="float">
            <text:p>598</text:p>
          </table:table-cell>
          <table:table-cell table:number-columns-repeated="2"/>
          <table:table-cell table:style-name="Default"/>
          <table:table-cell table:number-columns-repeated="14"/>
        </table:table-row>
      </table:table>
      <table:table table:name="CCAA1 W" table:style-name="ta1">
        <table:table-column table:style-name="co3" table:default-cell-style-name="Default"/>
        <table:table-column table:style-name="co43" table:number-columns-repeated="27" table:default-cell-style-name="Default"/>
        <table:table-column table:style-name="co2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45" table:number-columns-repeated="2" table:default-cell-style-name="Default"/>
        <table:table-column table:style-name="co46" table:number-columns-repeated="2" table:default-cell-style-name="Default"/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Muertes y casos declarados por Comunidades Autónomas (wikipedia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47"/>
          <table:table-cell table:style-name="ce221" office:value-type="date" office:date-value="2020-03-01" calcext:value-type="date">
            <text:p>01/03</text:p>
          </table:table-cell>
          <table:table-cell table:style-name="ce221"/>
          <table:table-cell table:style-name="ce222" office:value-type="date" office:date-value="2020-03-02" calcext:value-type="date">
            <text:p>02/03</text:p>
          </table:table-cell>
          <table:table-cell table:style-name="ce223"/>
          <table:table-cell table:style-name="ce221" office:value-type="date" office:date-value="2020-03-03" calcext:value-type="date">
            <text:p>03/03</text:p>
          </table:table-cell>
          <table:table-cell table:style-name="ce221"/>
          <table:table-cell table:style-name="ce222" office:value-type="date" office:date-value="2020-03-04" calcext:value-type="date">
            <text:p>04/03</text:p>
          </table:table-cell>
          <table:table-cell table:style-name="ce223"/>
          <table:table-cell table:style-name="ce221" office:value-type="date" office:date-value="2020-03-05" calcext:value-type="date">
            <text:p>05/03</text:p>
          </table:table-cell>
          <table:table-cell table:style-name="ce221"/>
          <table:table-cell table:style-name="ce222" office:value-type="date" office:date-value="2020-03-06" calcext:value-type="date">
            <text:p>06/03</text:p>
          </table:table-cell>
          <table:table-cell table:style-name="ce223"/>
          <table:table-cell table:style-name="ce221" office:value-type="date" office:date-value="2020-03-07" calcext:value-type="date">
            <text:p>07/03</text:p>
          </table:table-cell>
          <table:table-cell table:style-name="ce221"/>
          <table:table-cell table:style-name="ce222" office:value-type="date" office:date-value="2020-03-08" calcext:value-type="date">
            <text:p>08/03</text:p>
          </table:table-cell>
          <table:table-cell table:style-name="ce223"/>
          <table:table-cell table:style-name="ce221" office:value-type="date" office:date-value="2020-03-09" calcext:value-type="date">
            <text:p>09/03</text:p>
          </table:table-cell>
          <table:table-cell table:style-name="ce221"/>
          <table:table-cell table:style-name="ce222" office:value-type="date" office:date-value="2020-03-10" calcext:value-type="date">
            <text:p>10/03</text:p>
          </table:table-cell>
          <table:table-cell table:style-name="ce223"/>
          <table:table-cell table:style-name="ce221" office:value-type="date" office:date-value="2020-03-11" calcext:value-type="date">
            <text:p>11/03</text:p>
          </table:table-cell>
          <table:table-cell table:style-name="ce221"/>
          <table:table-cell table:style-name="ce222" office:value-type="date" office:date-value="2020-03-12" calcext:value-type="date">
            <text:p>12/03</text:p>
          </table:table-cell>
          <table:table-cell table:style-name="ce223"/>
          <table:table-cell table:style-name="ce221" office:value-type="date" office:date-value="2020-03-13" calcext:value-type="date">
            <text:p>13/03</text:p>
          </table:table-cell>
          <table:table-cell table:style-name="ce221"/>
          <table:table-cell table:style-name="ce222" office:value-type="date" office:date-value="2020-03-14" calcext:value-type="date">
            <text:p>14/03</text:p>
          </table:table-cell>
          <table:table-cell table:style-name="ce223"/>
          <table:table-cell table:style-name="ce221" office:value-type="date" office:date-value="2020-03-15" calcext:value-type="date">
            <text:p>15/03</text:p>
          </table:table-cell>
          <table:table-cell table:style-name="ce147"/>
          <table:table-cell table:style-name="ce222" office:value-type="date" office:date-value="2020-03-16" calcext:value-type="date">
            <text:p>16/03</text:p>
          </table:table-cell>
          <table:table-cell table:style-name="ce224"/>
          <table:table-cell table:style-name="ce221" office:value-type="date" office:date-value="2020-03-17" calcext:value-type="date">
            <text:p>17/03</text:p>
          </table:table-cell>
          <table:table-cell table:style-name="ce147"/>
          <table:table-cell table:style-name="ce222" office:value-type="date" office:date-value="2020-03-18" calcext:value-type="date">
            <text:p>18/03</text:p>
          </table:table-cell>
          <table:table-cell table:style-name="ce147" table:number-columns-repeated="28"/>
        </table:table-row>
        <table:table-row table:style-name="ro1">
          <table:table-cell table:style-name="ce118" office:value-type="string" calcext:value-type="string">
            <text:p>Comunidad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7" office:value-type="string" calcext:value-type="string">
            <text:p>Casos</text:p>
          </table:table-cell>
          <table:table-cell table:style-name="ce118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style-name="ce206" office:value-type="string" calcext:value-type="string">
            <text:p>Muertes</text:p>
          </table:table-cell>
          <table:table-cell table:style-name="ce118" office:value-type="string" calcext:value-type="string">
            <text:p>Caso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table:style-name="ce207" office:value-type="float" office:value="7" calcext:value-type="float">
            <text:p>7</text:p>
          </table:table-cell>
          <table:table-cell table:style-name="ce208"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float" office:value="683" calcext:value-type="float">
            <text:p>683</text:p>
          </table:table-cell>
          <table:table-cell table:style-name="ce207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207" office:value-type="float" office:value="6" calcext:value-type="float">
            <text:p>6</text:p>
          </table:table-cell>
          <table:table-cell table:style-name="ce208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207" office:value-type="float" office:value="7" calcext:value-type="float">
            <text:p>7</text:p>
          </table:table-cell>
          <table:table-cell table:style-name="ce208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style-name="ce207" office:value-type="float" office:value="11" calcext:value-type="float">
            <text:p>11</text:p>
          </table:table-cell>
          <table:table-cell table:style-name="ce208"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style-name="ce207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207" office:value-type="float" office:value="5" calcext:value-type="float">
            <text:p>5</text:p>
          </table:table-cell>
          <table:table-cell table:style-name="ce208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style-name="ce207" office:value-type="float" office:value="6" calcext:value-type="float">
            <text:p>6</text:p>
          </table:table-cell>
          <table:table-cell table:style-name="ce208"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style-name="ce207" office:value-type="float" office:value="11" calcext:value-type="float">
            <text:p>11</text:p>
          </table:table-cell>
          <table:table-cell table:style-name="ce208"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207" office:value-type="float" office:value="19" calcext:value-type="float">
            <text:p>19</text:p>
          </table:table-cell>
          <table:table-cell table:style-name="ce208" office:value-type="float" office:value="521" calcext:value-type="float">
            <text:p>521</text:p>
          </table:table-cell>
          <table:table-cell office:value-type="float" office:value="22" calcext:value-type="float">
            <text:p>22</text:p>
          </table:table-cell>
          <table:table-cell office:value-type="float" office:value="630" calcext:value-type="float">
            <text:p>630</text:p>
          </table:table-cell>
          <table:table-cell table:style-name="ce207" office:value-type="float" office:value="36" calcext:value-type="float">
            <text:p>36</text:p>
          </table:table-cell>
          <table:table-cell table:style-name="ce208" office:value-type="float" office:value="727" calcext:value-type="float">
            <text:p>727</text:p>
          </table:table-cell>
          <table:table-cell office:value-type="float" office:value="36" calcext:value-type="float">
            <text:p>36</text:p>
          </table:table-cell>
          <table:table-cell office:value-type="float" office:value="765" calcext:value-type="float">
            <text:p>765</text:p>
          </table:table-cell>
          <table:table-cell table:style-name="ce207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style-name="ce207" office:value-type="float" office:value="6" calcext:value-type="float">
            <text:p>6</text:p>
          </table:table-cell>
          <table:table-cell table:style-name="ce208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style-name="ce207" office:value-type="float" office:value="17" calcext:value-type="float">
            <text:p>17</text:p>
          </table:table-cell>
          <table:table-cell table:style-name="ce208"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office:value-type="float" office:value="662" calcext:value-type="float">
            <text:p>662</text:p>
          </table:table-cell>
          <table:table-cell table:style-name="ce207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style-name="ce207" office:value-type="float" office:value="5" calcext:value-type="float">
            <text:p>5</text:p>
          </table:table-cell>
          <table:table-cell table:style-name="ce208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style-name="ce207" office:value-type="float" office:value="12" calcext:value-type="float">
            <text:p>12</text:p>
          </table:table-cell>
          <table:table-cell table:style-name="ce208"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431" calcext:value-type="float">
            <text:p>431</text:p>
          </table:table-cell>
          <table:table-cell table:style-name="ce207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table:style-name="ce207" office:value-type="float" office:value="6" calcext:value-type="float">
            <text:p>6</text:p>
          </table:table-cell>
          <table:table-cell table:style-name="ce208"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207" office:value-type="float" office:value="8" calcext:value-type="float">
            <text:p>8</text:p>
          </table:table-cell>
          <table:table-cell table:style-name="ce208"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style-name="ce207" office:value-type="float" office:value="18" calcext:value-type="float">
            <text:p>18</text:p>
          </table:table-cell>
          <table:table-cell table:style-name="ce208" office:value-type="float" office:value="1394" calcext:value-type="float">
            <text:p>1394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207"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207" office:value-type="float" office:value="4" calcext:value-type="float">
            <text:p>4</text:p>
          </table:table-cell>
          <table:table-cell table:style-name="ce208"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style-name="ce207" office:value-type="float" office:value="8" calcext:value-type="float">
            <text:p>8</text:p>
          </table:table-cell>
          <table:table-cell table:style-name="ce208"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table:style-name="ce207" office:value-type="float" office:value="21" calcext:value-type="float">
            <text:p>21</text:p>
          </table:table-cell>
          <table:table-cell table:style-name="ce208"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table:style-name="ce207" office:value-type="float" office:value="56" calcext:value-type="float">
            <text:p>56</text:p>
          </table:table-cell>
          <table:table-cell table:style-name="ce208"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table:style-name="ce207" office:value-type="float" office:value="133" calcext:value-type="float">
            <text:p>133</text:p>
          </table:table-cell>
          <table:table-cell table:style-name="ce208" office:value-type="float" office:value="2940" calcext:value-type="float">
            <text:p>2940</text:p>
          </table:table-cell>
          <table:table-cell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style-name="ce207" office:value-type="float" office:value="213" calcext:value-type="float">
            <text:p>213</text:p>
          </table:table-cell>
          <table:table-cell table:style-name="ce208" office:value-type="float" office:value="4165" calcext:value-type="float">
            <text:p>4165</text:p>
          </table:table-cell>
          <table:table-cell office:value-type="float" office:value="355" calcext:value-type="float">
            <text:p>355</text:p>
          </table:table-cell>
          <table:table-cell office:value-type="float" office:value="4871" calcext:value-type="float">
            <text:p>4871</text:p>
          </table:table-cell>
          <table:table-cell table:style-name="ce207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style-name="ce207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207" office:value-type="float" office:value="4" calcext:value-type="float">
            <text:p>4</text:p>
          </table:table-cell>
          <table:table-cell table:style-name="ce208"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207" office:value-type="float" office:value="1" calcext:value-type="float">
            <text:p>1</text:p>
          </table:table-cell>
          <table:table-cell table:style-name="ce208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207" office:value-type="float" office:value="3" calcext:value-type="float">
            <text:p>3</text:p>
          </table:table-cell>
          <table:table-cell table:style-name="ce208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table:style-name="ce207" office:value-type="float" office:value="13" calcext:value-type="float">
            <text:p>13</text:p>
          </table:table-cell>
          <table:table-cell table:style-name="ce208"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541" calcext:value-type="float">
            <text:p>541</text:p>
          </table:table-cell>
          <table:table-cell table:style-name="ce207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table:style-name="ce207" office:value-type="float" office:value="8" calcext:value-type="float">
            <text:p>8</text:p>
          </table:table-cell>
          <table:table-cell table:style-name="ce208"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table:style-name="ce207" office:value-type="float" office:value="17" calcext:value-type="float">
            <text:p>17</text:p>
          </table:table-cell>
          <table:table-cell table:style-name="ce208"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table:style-name="ce207" office:value-type="float" office:value="36" calcext:value-type="float">
            <text:p>36</text:p>
          </table:table-cell>
          <table:table-cell table:style-name="ce208"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table:style-name="ce207" office:value-type="float" office:value="87" calcext:value-type="float">
            <text:p>87</text:p>
          </table:table-cell>
          <table:table-cell table:style-name="ce208"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table:style-name="ce207" office:value-type="float" office:value="193" calcext:value-type="float">
            <text:p>193</text:p>
          </table:table-cell>
          <table:table-cell table:style-name="ce208" office:value-type="float" office:value="6313" calcext:value-type="float">
            <text:p>6313</text:p>
          </table:table-cell>
          <table:table-cell office:value-type="float" office:value="289" calcext:value-type="float">
            <text:p>289</text:p>
          </table:table-cell>
          <table:table-cell office:value-type="float" office:value="7798" calcext:value-type="float">
            <text:p>7798</text:p>
          </table:table-cell>
          <table:table-cell table:style-name="ce207" office:value-type="float" office:value="342" calcext:value-type="float">
            <text:p>342</text:p>
          </table:table-cell>
          <table:table-cell table:style-name="ce208" office:value-type="float" office:value="9942" calcext:value-type="float">
            <text:p>9942</text:p>
          </table:table-cell>
          <table:table-cell office:value-type="float" office:value="533" calcext:value-type="float">
            <text:p>533</text:p>
          </table:table-cell>
          <table:table-cell office:value-type="float" office:value="11748" calcext:value-type="float">
            <text:p>11748</text:p>
          </table:table-cell>
          <table:table-cell table:style-name="ce207" office:value-type="float" office:value="612" calcext:value-type="float">
            <text:p>612</text:p>
          </table:table-cell>
          <table:table-cell office:value-type="float" office:value="14552" calcext:value-type="float">
            <text:p>14552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style-name="ce208"/>
          <table:table-cell table:number-columns-repeated="2"/>
          <table:table-cell table:style-name="ce207"/>
          <table:table-cell table:number-columns-repeated="28"/>
        </table:table-row>
        <table:table-row table:style-name="ro1">
          <table:table-cell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83" calcext:value-type="float">
            <text:p>83</text:p>
          </table:table-cell>
          <table:table-cell table:style-name="ce207" table:formula="of:=SUM([.D5:.D23])" office:value-type="float" office:value="0" calcext:value-type="float">
            <text:p>0</text:p>
          </table:table-cell>
          <table:table-cell table:style-name="ce208" table:formula="of:=SUM([.E5:.E23])" office:value-type="float" office:value="126" calcext:value-type="float">
            <text:p>126</text:p>
          </table:table-cell>
          <table:table-cell table:formula="of:=SUM([.F5:.F23])" office:value-type="float" office:value="1" calcext:value-type="float">
            <text:p>1</text:p>
          </table:table-cell>
          <table:table-cell table:formula="of:=SUM([.G5:.G23])" office:value-type="float" office:value="168" calcext:value-type="float">
            <text:p>168</text:p>
          </table:table-cell>
          <table:table-cell table:style-name="ce207" table:formula="of:=SUM([.H5:.H23])" office:value-type="float" office:value="2" calcext:value-type="float">
            <text:p>2</text:p>
          </table:table-cell>
          <table:table-cell table:style-name="ce208" table:formula="of:=SUM([.I5:.I23])" office:value-type="float" office:value="228" calcext:value-type="float">
            <text:p>228</text:p>
          </table:table-cell>
          <table:table-cell table:formula="of:=SUM([.J5:.J23])" office:value-type="float" office:value="3" calcext:value-type="float">
            <text:p>3</text:p>
          </table:table-cell>
          <table:table-cell table:formula="of:=SUM([.K5:.K23])" office:value-type="float" office:value="283" calcext:value-type="float">
            <text:p>283</text:p>
          </table:table-cell>
          <table:table-cell table:style-name="ce207" table:formula="of:=SUM([.L5:.L23])" office:value-type="float" office:value="8" calcext:value-type="float">
            <text:p>8</text:p>
          </table:table-cell>
          <table:table-cell table:style-name="ce208" table:formula="of:=SUM([.M5:.M23])" office:value-type="float" office:value="402" calcext:value-type="float">
            <text:p>402</text:p>
          </table:table-cell>
          <table:table-cell table:formula="of:=SUM([.N5:.N23])" office:value-type="float" office:value="10" calcext:value-type="float">
            <text:p>10</text:p>
          </table:table-cell>
          <table:table-cell table:formula="of:=SUM([.O5:.O23])" office:value-type="float" office:value="515" calcext:value-type="float">
            <text:p>515</text:p>
          </table:table-cell>
          <table:table-cell table:style-name="ce207" table:formula="of:=SUM([.P5:.P23])" office:value-type="float" office:value="17" calcext:value-type="float">
            <text:p>17</text:p>
          </table:table-cell>
          <table:table-cell table:style-name="ce208" table:formula="of:=SUM([.Q5:.Q23])" office:value-type="float" office:value="676" calcext:value-type="float">
            <text:p>676</text:p>
          </table:table-cell>
          <table:table-cell table:formula="of:=SUM([.R5:.R23])" office:value-type="float" office:value="30" calcext:value-type="float">
            <text:p>30</text:p>
          </table:table-cell>
          <table:table-cell table:formula="of:=SUM([.S5:.S23])" office:value-type="float" office:value="1231" calcext:value-type="float">
            <text:p>1231</text:p>
          </table:table-cell>
          <table:table-cell table:style-name="ce207" table:formula="of:=SUM([.T5:.T23])" office:value-type="float" office:value="35" calcext:value-type="float">
            <text:p>35</text:p>
          </table:table-cell>
          <table:table-cell table:style-name="ce208" table:formula="of:=SUM([.U5:.U23])" office:value-type="float" office:value="1695" calcext:value-type="float">
            <text:p>1695</text:p>
          </table:table-cell>
          <table:table-cell table:formula="of:=SUM([.V5:.V23])" office:value-type="float" office:value="54" calcext:value-type="float">
            <text:p>54</text:p>
          </table:table-cell>
          <table:table-cell table:formula="of:=SUM([.W5:.W23])" office:value-type="float" office:value="2277" calcext:value-type="float">
            <text:p>2277</text:p>
          </table:table-cell>
          <table:table-cell table:style-name="ce207" table:formula="of:=SUM([.X5:.X23])" office:value-type="float" office:value="87" calcext:value-type="float">
            <text:p>87</text:p>
          </table:table-cell>
          <table:table-cell table:style-name="ce208" table:formula="of:=SUM([.Y5:.Y23])" office:value-type="float" office:value="3146" calcext:value-type="float">
            <text:p>3146</text:p>
          </table:table-cell>
          <table:table-cell table:formula="of:=SUM([.Z5:.Z23])" office:value-type="float" office:value="125" calcext:value-type="float">
            <text:p>125</text:p>
          </table:table-cell>
          <table:table-cell table:formula="of:=SUM([.AA5:.AA23])" office:value-type="float" office:value="4619" calcext:value-type="float">
            <text:p>4619</text:p>
          </table:table-cell>
          <table:table-cell table:style-name="ce207" table:formula="of:=SUM([.AB5:.AB23])" office:value-type="float" office:value="193" calcext:value-type="float">
            <text:p>193</text:p>
          </table:table-cell>
          <table:table-cell table:style-name="ce208" table:formula="of:=SUM([.AC5:.AC23])" office:value-type="float" office:value="6313" calcext:value-type="float">
            <text:p>6313</text:p>
          </table:table-cell>
          <table:table-cell table:formula="of:=SUM([.AD5:.AD23])" office:value-type="float" office:value="289" calcext:value-type="float">
            <text:p>289</text:p>
          </table:table-cell>
          <table:table-cell table:formula="of:=SUM([.AE5:.AE23])" office:value-type="float" office:value="7798" calcext:value-type="float">
            <text:p>7798</text:p>
          </table:table-cell>
          <table:table-cell table:style-name="ce207" table:formula="of:=SUM([.AF5:.AF23])" office:value-type="float" office:value="342" calcext:value-type="float">
            <text:p>342</text:p>
          </table:table-cell>
          <table:table-cell table:style-name="ce208" table:formula="of:=SUM([.AG5:.AG23])" office:value-type="float" office:value="9933" calcext:value-type="float">
            <text:p>9933</text:p>
          </table:table-cell>
          <table:table-cell table:formula="of:=SUM([.AH5:.AH23])" office:value-type="float" office:value="533" calcext:value-type="float">
            <text:p>533</text:p>
          </table:table-cell>
          <table:table-cell table:formula="of:=SUM([.AI5:.AI23])" office:value-type="float" office:value="11784" calcext:value-type="float">
            <text:p>11784</text:p>
          </table:table-cell>
          <table:table-cell table:formula="of:=SUM([.AJ5:.AJ23])" office:value-type="float" office:value="612" calcext:value-type="float">
            <text:p>612</text:p>
          </table:table-cell>
          <table:table-cell table:formula="of:=SUM([.AK5:.AK23])" office:value-type="float" office:value="14575" calcext:value-type="float">
            <text:p>14575</text:p>
          </table:table-cell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74" office:value-type="date" office:date-value="2020-03-01" calcext:value-type="date">
            <text:p>01/03</text:p>
          </table:table-cell>
          <table:table-cell table:style-name="ce174" office:value-type="date" office:date-value="2020-03-02" calcext:value-type="date">
            <text:p>02/03</text:p>
          </table:table-cell>
          <table:table-cell table:style-name="ce174" office:value-type="date" office:date-value="2020-03-03" calcext:value-type="date">
            <text:p>03/03</text:p>
          </table:table-cell>
          <table:table-cell table:style-name="ce174" office:value-type="date" office:date-value="2020-03-04" calcext:value-type="date">
            <text:p>04/03</text:p>
          </table:table-cell>
          <table:table-cell table:style-name="ce174" office:value-type="date" office:date-value="2020-03-05" calcext:value-type="date">
            <text:p>05/03</text:p>
          </table:table-cell>
          <table:table-cell table:style-name="ce174" office:value-type="date" office:date-value="2020-03-06" calcext:value-type="date">
            <text:p>06/03</text:p>
          </table:table-cell>
          <table:table-cell table:style-name="ce174" office:value-type="date" office:date-value="2020-03-07" calcext:value-type="date">
            <text:p>07/03</text:p>
          </table:table-cell>
          <table:table-cell table:style-name="ce174" office:value-type="date" office:date-value="2020-03-08" calcext:value-type="date">
            <text:p>08/03</text:p>
          </table:table-cell>
          <table:table-cell table:style-name="ce174" office:value-type="date" office:date-value="2020-03-09" calcext:value-type="date">
            <text:p>09/03</text:p>
          </table:table-cell>
          <table:table-cell table:style-name="ce174" office:value-type="date" office:date-value="2020-03-10" calcext:value-type="date">
            <text:p>10/03</text:p>
          </table:table-cell>
          <table:table-cell table:style-name="ce174" office:value-type="date" office:date-value="2020-03-11" calcext:value-type="date">
            <text:p>11/03</text:p>
          </table:table-cell>
          <table:table-cell table:style-name="ce174" office:value-type="date" office:date-value="2020-03-12" calcext:value-type="date">
            <text:p>12/03</text:p>
          </table:table-cell>
          <table:table-cell table:style-name="ce174" office:value-type="date" office:date-value="2020-03-13" calcext:value-type="date">
            <text:p>13/03</text:p>
          </table:table-cell>
          <table:table-cell table:style-name="ce174" office:value-type="date" office:date-value="2020-03-14" calcext:value-type="date">
            <text:p>14/03</text:p>
          </table:table-cell>
          <table:table-cell table:style-name="ce174" office:value-type="date" office:date-value="2020-03-15" calcext:value-type="date">
            <text:p>15/03</text:p>
          </table:table-cell>
          <table:table-cell table:style-name="ce174" office:value-type="date" office:date-value="2020-03-16" calcext:value-type="date">
            <text:p>16/03</text:p>
          </table:table-cell>
          <table:table-cell table:style-name="ce174" office:value-type="date" office:date-value="2020-03-17" calcext:value-type="date">
            <text:p>17/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office:value-type="float" office:value="289" calcext:value-type="float">
            <text:p>289</text:p>
          </table:table-cell>
          <table:table-cell office:value-type="float" office:value="342" calcext:value-type="float">
            <text:p>342</text:p>
          </table:table-cell>
          <table:table-cell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30:.B48])" office:value-type="float" office:value="0" calcext:value-type="float">
            <text:p>0</text:p>
          </table:table-cell>
          <table:table-cell table:formula="of:=SUM([.C30:.C48])" office:value-type="float" office:value="0" calcext:value-type="float">
            <text:p>0</text:p>
          </table:table-cell>
          <table:table-cell table:formula="of:=SUM([.D30:.D48])" office:value-type="float" office:value="1" calcext:value-type="float">
            <text:p>1</text:p>
          </table:table-cell>
          <table:table-cell table:formula="of:=SUM([.E30:.E48])" office:value-type="float" office:value="2" calcext:value-type="float">
            <text:p>2</text:p>
          </table:table-cell>
          <table:table-cell table:formula="of:=SUM([.F30:.F48])" office:value-type="float" office:value="3" calcext:value-type="float">
            <text:p>3</text:p>
          </table:table-cell>
          <table:table-cell table:formula="of:=SUM([.G30:.G48])" office:value-type="float" office:value="8" calcext:value-type="float">
            <text:p>8</text:p>
          </table:table-cell>
          <table:table-cell table:formula="of:=SUM([.H30:.H48])" office:value-type="float" office:value="10" calcext:value-type="float">
            <text:p>10</text:p>
          </table:table-cell>
          <table:table-cell table:formula="of:=SUM([.I30:.I48])" office:value-type="float" office:value="17" calcext:value-type="float">
            <text:p>17</text:p>
          </table:table-cell>
          <table:table-cell table:formula="of:=SUM([.J30:.J48])" office:value-type="float" office:value="30" calcext:value-type="float">
            <text:p>30</text:p>
          </table:table-cell>
          <table:table-cell table:formula="of:=SUM([.K30:.K48])" office:value-type="float" office:value="35" calcext:value-type="float">
            <text:p>35</text:p>
          </table:table-cell>
          <table:table-cell table:formula="of:=SUM([.L30:.L48])" office:value-type="float" office:value="54" calcext:value-type="float">
            <text:p>54</text:p>
          </table:table-cell>
          <table:table-cell table:formula="of:=SUM([.M30:.M48])" office:value-type="float" office:value="87" calcext:value-type="float">
            <text:p>87</text:p>
          </table:table-cell>
          <table:table-cell table:formula="of:=SUM([.N30:.N48])" office:value-type="float" office:value="125" calcext:value-type="float">
            <text:p>125</text:p>
          </table:table-cell>
          <table:table-cell table:formula="of:=SUM([.O30:.O48])" office:value-type="float" office:value="193" calcext:value-type="float">
            <text:p>193</text:p>
          </table:table-cell>
          <table:table-cell table:formula="of:=SUM([.P30:.P48])" office:value-type="float" office:value="289" calcext:value-type="float">
            <text:p>289</text:p>
          </table:table-cell>
          <table:table-cell table:formula="of:=SUM([.Q30:.Q48])" office:value-type="float" office:value="342" calcext:value-type="float">
            <text:p>342</text:p>
          </table:table-cell>
          <table:table-cell table:formula="of:=SUM([.R30:.R48])"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74" office:value-type="date" office:date-value="2020-03-01" calcext:value-type="date">
            <text:p>01/03</text:p>
          </table:table-cell>
          <table:table-cell table:style-name="ce174" office:value-type="date" office:date-value="2020-03-02" calcext:value-type="date">
            <text:p>02/03</text:p>
          </table:table-cell>
          <table:table-cell table:style-name="ce174" office:value-type="date" office:date-value="2020-03-03" calcext:value-type="date">
            <text:p>03/03</text:p>
          </table:table-cell>
          <table:table-cell table:style-name="ce174" office:value-type="date" office:date-value="2020-03-04" calcext:value-type="date">
            <text:p>04/03</text:p>
          </table:table-cell>
          <table:table-cell table:style-name="ce174" office:value-type="date" office:date-value="2020-03-05" calcext:value-type="date">
            <text:p>05/03</text:p>
          </table:table-cell>
          <table:table-cell table:style-name="ce174" office:value-type="date" office:date-value="2020-03-06" calcext:value-type="date">
            <text:p>06/03</text:p>
          </table:table-cell>
          <table:table-cell table:style-name="ce174" office:value-type="date" office:date-value="2020-03-07" calcext:value-type="date">
            <text:p>07/03</text:p>
          </table:table-cell>
          <table:table-cell table:style-name="ce174" office:value-type="date" office:date-value="2020-03-08" calcext:value-type="date">
            <text:p>08/03</text:p>
          </table:table-cell>
          <table:table-cell table:style-name="ce174" office:value-type="date" office:date-value="2020-03-09" calcext:value-type="date">
            <text:p>09/03</text:p>
          </table:table-cell>
          <table:table-cell table:style-name="ce174" office:value-type="date" office:date-value="2020-03-10" calcext:value-type="date">
            <text:p>10/03</text:p>
          </table:table-cell>
          <table:table-cell table:style-name="ce174" office:value-type="date" office:date-value="2020-03-11" calcext:value-type="date">
            <text:p>11/03</text:p>
          </table:table-cell>
          <table:table-cell table:style-name="ce174" office:value-type="date" office:date-value="2020-03-12" calcext:value-type="date">
            <text:p>12/03</text:p>
          </table:table-cell>
          <table:table-cell table:style-name="ce174" office:value-type="date" office:date-value="2020-03-13" calcext:value-type="date">
            <text:p>13/03</text:p>
          </table:table-cell>
          <table:table-cell table:style-name="ce174" office:value-type="date" office:date-value="2020-03-14" calcext:value-type="date">
            <text:p>14/03</text:p>
          </table:table-cell>
          <table:table-cell table:style-name="ce174"/>
          <table:table-cell table:number-columns-repeated="48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203" office:value-type="string" calcext:value-type="string">
            <text:p>Andalucí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203" office:value-type="string" calcext:value-type="string">
            <text:p>Arag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Astu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Baleare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office:value-type="float" office:value="521" calcext:value-type="float">
            <text:p>52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203" office:value-type="string" calcext:value-type="string">
            <text:p>País Vasco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Cana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Cantabr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203" office:value-type="string" calcext:value-type="string">
            <text:p>Castilla-La Manch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203" office:value-type="string" calcext:value-type="string">
            <text:p>Castilla y Le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style-name="ce203" office:value-type="string" calcext:value-type="string">
            <text:p>Cataluñ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203" office:value-type="string" calcext:value-type="string">
            <text:p>Extremadu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Gali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office:value-type="float" office:value="2940" calcext:value-type="float">
            <text:p>2940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table:style-name="ce203" office:value-type="string" calcext:value-type="string">
            <text:p>Madrid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Melill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Mur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Navar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203" office:value-type="string" calcext:value-type="string">
            <text:p>La Rioj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203" office:value-type="string" calcext:value-type="string">
            <text:p>C. Valencian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office:value-type="float" office:value="6313" calcext:value-type="float">
            <text:p>6313</text:p>
          </table:table-cell>
          <table:table-cell table:number-columns-repeated="4"/>
          <table:table-cell office:value-type="float" office:value="598" calcext:value-type="float">
            <text:p>598</text:p>
          </table:table-cell>
          <table:table-cell office:value-type="string" calcext:value-type="string">
            <text:p>TOTAL </text:p>
          </table:table-cell>
          <table:table-cell table:number-columns-repeated="43"/>
        </table:table-row>
      </table:table>
      <table:named-expressions/>
      <table:database-ranges>
        <table:database-range table:name="__Anonymous_Sheet_DB__1" table:target-range-address="Hoja2.B39:Hoja2.U52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1:06:07.3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27T13:01:26.283000000</dc:date>
    <meta:editing-duration>P3DT20H30M19S</meta:editing-duration>
    <meta:editing-cycles>296</meta:editing-cycles>
    <meta:generator>LibreOffice/6.4.0.3$Windows_X86_64 LibreOffice_project/b0a288ab3d2d4774cb44b62f04d5d28733ac6df8</meta:generator>
    <meta:document-statistic meta:table-count="11" meta:cell-count="16137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533cm" svg:y="0.182cm" chart:style-name="ch2">
          <text:p>Covid-19 (casos declarados)</text:p>
        </chart:title>
        <chart:legend chart:legend-position="bottom" svg:x="2.996cm" svg:y="11.172cm" style:legend-expansion="custom" chartooo:width="9.008cm" chartooo:height="0.598cm" style:legend-expansion-aspect-ratio="15.0635451505017" chart:style-name="ch3"/>
        <chart:plot-area chart:style-name="ch4" table:cell-range-address="Hoja1.B8:Hoja1.F45" chart:data-source-has-labels="both" svg:x="0.076cm" svg:y="0.827cm" svg:width="14.857cm" svg:height="10.317cm">
          <chartooo:coordinate-region svg:x="1.545cm" svg:y="1.026cm" svg:width="13.141cm" svg:height="9.073cm"/>
          <chart:axis chart:dimension="x" chart:name="primary-x" chart:style-name="ch5" chartooo:axis-type="auto">
            <chartooo:date-scale/>
            <chart:categories table:cell-range-address="Hoja1.B9:Hoja1.B4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45" chart:label-cell-address="Hoja1.C8:Hoja1.C8" chart:class="chart:line">
            <chart:data-point chart:repeated="37"/>
          </chart:series>
          <chart:series chart:style-name="ch9" chart:values-cell-range-address="Hoja1.D9:Hoja1.D45" chart:label-cell-address="Hoja1.D8:Hoja1.D8" chart:class="chart:line">
            <chart:data-point chart:repeated="37"/>
          </chart:series>
          <chart:series chart:style-name="ch10" chart:values-cell-range-address="Hoja1.E9:Hoja1.E45" chart:label-cell-address="Hoja1.E8:Hoja1.E8" chart:class="chart:line">
            <chart:data-point chart:repeated="37"/>
          </chart:series>
          <chart:series chart:style-name="ch11" chart:values-cell-range-address="Hoja1.F9:Hoja1.F45" chart:label-cell-address="Hoja1.F8:Hoja1.F8" chart:class="chart:line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45</svg:desc>
                </draw:g>
              </table:table-cell>
              <table:table-cell office:value-type="float" office:value="3">
                <text:p>3</text:p>
                <draw:g>
                  <svg:desc>Hoja1.C9:Hoja1.C45</svg:desc>
                </draw:g>
              </table:table-cell>
              <table:table-cell office:value-type="float" office:value="2">
                <text:p>2</text:p>
                <draw:g>
                  <svg:desc>Hoja1.D9:Hoja1.D45</svg:desc>
                </draw:g>
              </table:table-cell>
              <table:table-cell office:value-type="float" office:value="NaN">
                <text:p>NaN</text:p>
                <draw:g>
                  <svg:desc>Hoja1.E9:Hoja1.E45</svg:desc>
                </draw:g>
              </table:table-cell>
              <table:table-cell office:value-type="float" office:value="NaN">
                <text:p>NaN</text:p>
                <draw:g>
                  <svg:desc>Hoja1.F9:Hoja1.F4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14">
                <text:p>114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50">
                <text:p>150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198">
                <text:p>19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37">
                <text:p>237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999">
                <text:p>999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22">
                <text:p>1622</text:p>
              </table:table-cell>
              <table:table-cell office:value-type="float" office:value="1784">
                <text:p>178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128">
                <text:p>2128</text:p>
              </table:table-cell>
              <table:table-cell office:value-type="float" office:value="2281">
                <text:p>228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2950">
                <text:p>2950</text:p>
              </table:table-cell>
              <table:table-cell office:value-type="float" office:value="2876">
                <text:p>2876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4209">
                <text:p>4209</text:p>
              </table:table-cell>
              <table:table-cell office:value-type="float" office:value="3661">
                <text:p>3661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157">
                <text:p>21157</text:p>
              </table:table-cell>
              <table:table-cell office:value-type="float" office:value="5753">
                <text:p>5753</text:p>
              </table:table-cell>
              <table:table-cell office:value-type="float" office:value="4500">
                <text:p>450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4747">
                <text:p>24747</text:p>
              </table:table-cell>
              <table:table-cell office:value-type="float" office:value="7753">
                <text:p>7753</text:p>
              </table:table-cell>
              <table:table-cell office:value-type="float" office:value="5400">
                <text:p>540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7980">
                <text:p>27980</text:p>
              </table:table-cell>
              <table:table-cell office:value-type="float" office:value="9191">
                <text:p>9191</text:p>
              </table:table-cell>
              <table:table-cell office:value-type="float" office:value="6633">
                <text:p>663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506">
                <text:p>31506</text:p>
              </table:table-cell>
              <table:table-cell office:value-type="float" office:value="11178">
                <text:p>11178</text:p>
              </table:table-cell>
              <table:table-cell office:value-type="float" office:value="7730">
                <text:p>7730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713">
                <text:p>35713</text:p>
              </table:table-cell>
              <table:table-cell office:value-type="float" office:value="13716">
                <text:p>13716</text:p>
              </table:table-cell>
              <table:table-cell office:value-type="float" office:value="9134">
                <text:p>9134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1035">
                <text:p>41035</text:p>
              </table:table-cell>
              <table:table-cell office:value-type="float" office:value="17147">
                <text:p>17147</text:p>
              </table:table-cell>
              <table:table-cell office:value-type="float" office:value="10995">
                <text:p>10995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7021">
                <text:p>47021</text:p>
              </table:table-cell>
              <table:table-cell office:value-type="float" office:value="19980">
                <text:p>19980</text:p>
              </table:table-cell>
              <table:table-cell office:value-type="float" office:value="12612">
                <text:p>12612</text:p>
              </table:table-cell>
              <table:table-cell office:value-type="float" office:value="13957">
                <text:p>1395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3578">
                <text:p>53578</text:p>
              </table:table-cell>
              <table:table-cell office:value-type="float" office:value="24926">
                <text:p>24926</text:p>
              </table:table-cell>
              <table:table-cell office:value-type="float" office:value="14459">
                <text:p>14459</text:p>
              </table:table-cell>
              <table:table-cell office:value-type="float" office:value="16662">
                <text:p>1666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9138">
                <text:p>59138</text:p>
              </table:table-cell>
              <table:table-cell office:value-type="float" office:value="28572">
                <text:p>28572</text:p>
              </table:table-cell>
              <table:table-cell office:value-type="float" office:value="16018">
                <text:p>16018</text:p>
              </table:table-cell>
              <table:table-cell office:value-type="float" office:value="18610">
                <text:p>1861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3927">
                <text:p>63927</text:p>
              </table:table-cell>
              <table:table-cell office:value-type="float" office:value="33089">
                <text:p>33089</text:p>
              </table:table-cell>
              <table:table-cell office:value-type="float" office:value="19856">
                <text:p>19856</text:p>
              </table:table-cell>
              <table:table-cell office:value-type="float" office:value="22672">
                <text:p>226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9176">
                <text:p>69176</text:p>
              </table:table-cell>
              <table:table-cell office:value-type="float" office:value="39673">
                <text:p>39673</text:p>
              </table:table-cell>
              <table:table-cell office:value-type="float" office:value="22302">
                <text:p>22302</text:p>
              </table:table-cell>
              <table:table-cell office:value-type="float" office:value="27436">
                <text:p>2743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386">
                <text:p>74386</text:p>
              </table:table-cell>
              <table:table-cell office:value-type="float" office:value="47610">
                <text:p>47610</text:p>
              </table:table-cell>
              <table:table-cell office:value-type="float" office:value="25233">
                <text:p>25233</text:p>
              </table:table-cell>
              <table:table-cell office:value-type="float" office:value="31554">
                <text:p>315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0539">
                <text:p>80539</text:p>
              </table:table-cell>
              <table:table-cell office:value-type="float" office:value="56188">
                <text:p>56188</text:p>
              </table:table-cell>
              <table:table-cell office:value-type="float" office:value="29155">
                <text:p>29155</text:p>
              </table:table-cell>
              <table:table-cell office:value-type="float" office:value="36508">
                <text:p>365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64059">
                <text:p>64059</text:p>
              </table:table-cell>
              <table:table-cell office:value-type="float" office:value="NaN">
                <text:p>NaN</text:p>
              </table:table-cell>
              <table:table-cell office:value-type="float" office:value="42288">
                <text:p>42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percentage-style style:name="N20010" number:language="en" number:country="GB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percentage="true" chart:include-hidden-cells="fals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svg:stroke-width="0.05cm" draw:fill-color="#ffa6a6" dr3d:edge-rounding="5%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 chart:data-label-number="none" chart:data-label-text="false" chart:data-label-symbol="true"/>
      <style:graphic-properties svg:stroke-width="0.05cm" draw:fill-color="#ffffd7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svg:stroke-width="0.05cm" draw:fill-color="#dee6e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svg:stroke-width="0.05cm" draw:fill-color="#dde8cb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svg:stroke-width="0.05cm" draw:fill-color="#b7b3ca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svg:stroke-width="0.05cm" draw:fill-color="#729fcf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svg:stroke-width="0.05cm" draw:fill-color="#dddddd"/>
      <style:text-properties fo:font-size="10pt" style:font-size-asian="10pt" style:font-size-complex="10pt"/>
    </style:style>
    <style:style style:name="ch14" style:family="chart">
      <style:graphic-properties draw:stroke="solid" svg:stroke-width="0.05cm" svg:stroke-color="#b2b2b2" draw:fill="none" draw:fill-color="#ffffd7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27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34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29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58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2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family="Arial" style:font-style-name="Normal" style:font-family-generic="swiss" style:font-pitch="variable" fo:font-size="12pt" style:font-size-asian="24pt" style:font-size-complex="24pt"/>
    </style:style>
    <style:style style:name="T1" style:family="text">
      <style:text-properties fo:font-family="Arial" style:font-style-name="Normal" style:font-family-generic="swiss" style:font-pitch="variable" fo:font-size="12pt" style:font-size-asian="24pt" style:font-size-complex="24pt"/>
    </style:style>
  </office:automatic-styles>
  <office:body>
    <office:chart>
      <chart:chart svg:width="18.001cm" svg:height="12.001cm" xlink:href=".." xlink:type="simple" chart:class="chart:area" chart:style-name="ch1">
        <chart:title svg:x="1.926cm" svg:y="0.153cm" chart:style-name="ch2">
          <text:p>Covid-19 (porcentaje de total de muertes declaradas por CCAA)</text:p>
        </chart:title>
        <chart:plot-area chart:style-name="ch3" table:cell-range-address="Hoja3.P51:Hoja3.W78" chart:data-source-has-labels="both" svg:x="0.156cm" svg:y="0.735cm" svg:width="15.214cm" svg:height="11.087cm">
          <chartooo:coordinate-region svg:x="1.281cm" svg:y="0.934cm" svg:width="13.922cm" svg:height="9.843cm"/>
          <chart:axis chart:dimension="x" chart:name="primary-x" chart:style-name="ch4" chartooo:axis-type="auto">
            <chartooo:date-scale/>
            <chart:categories table:cell-range-address="Hoja3.P52:Hoja3.P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Q52:Hoja3.Q78" chart:label-cell-address="Hoja3.Q51:Hoja3.Q51" chart:class="chart:area">
            <chart:data-point chart:repeated="27"/>
          </chart:series>
          <chart:series chart:style-name="ch8" chart:values-cell-range-address="Hoja3.R52:Hoja3.R78" chart:label-cell-address="Hoja3.R51:Hoja3.R51" chart:class="chart:area">
            <chart:data-point chart:repeated="27"/>
          </chart:series>
          <chart:series chart:style-name="ch9" chart:values-cell-range-address="Hoja3.S52:Hoja3.S78" chart:label-cell-address="Hoja3.S51:Hoja3.S51" chart:class="chart:area">
            <chart:data-point chart:repeated="27"/>
          </chart:series>
          <chart:series chart:style-name="ch10" chart:values-cell-range-address="Hoja3.T52:Hoja3.T78" chart:label-cell-address="Hoja3.T51:Hoja3.T51" chart:class="chart:area">
            <chart:data-point chart:repeated="27"/>
          </chart:series>
          <chart:series chart:style-name="ch11" chart:values-cell-range-address="Hoja3.U52:Hoja3.U78" chart:label-cell-address="Hoja3.U51:Hoja3.U51" chart:class="chart:area">
            <chart:data-point chart:repeated="27"/>
          </chart:series>
          <chart:series chart:style-name="ch12" chart:values-cell-range-address="Hoja3.V52:Hoja3.V78" chart:label-cell-address="Hoja3.V51:Hoja3.V51" chart:class="chart:area">
            <chart:data-point chart:repeated="27"/>
          </chart:series>
          <chart:series chart:style-name="ch13" chart:values-cell-range-address="Hoja3.W52:Hoja3.W78" chart:label-cell-address="Hoja3.W51:Hoja3.W51" chart:class="chart:area">
            <chart:data-point chart:repeated="27"/>
          </chart:series>
          <chart:wall chart:style-name="ch14"/>
          <chart:floor chart:style-name="ch15"/>
        </chart:plot-area>
        <draw:frame draw:style-name="gr1" draw:text-style-name="P1" svg:width="1.981cm" svg:height="0.527cm" svg:x="15.311cm" svg:y="4.715cm">
          <draw:text-box>
            <text:p><text:span text:style-name="T1">Cataluña</text:span></text:p>
          </draw:text-box>
        </draw:frame>
        <draw:frame draw:style-name="gr2" draw:text-style-name="P1" svg:width="2.479cm" svg:height="0.534cm" svg:x="15.337cm" svg:y="3.498cm">
          <draw:text-box>
            <text:p><text:span text:style-name="T1">Cast. LM</text:span></text:p>
          </draw:text-box>
        </draw:frame>
        <draw:frame draw:style-name="gr3" draw:text-style-name="P1" svg:width="2.509cm" svg:height="0.529cm" svg:x="15.351cm" svg:y="2.941cm">
          <draw:text-box>
            <text:p><text:span text:style-name="T1">País Vasco</text:span></text:p>
          </draw:text-box>
        </draw:frame>
        <draw:frame draw:style-name="gr2" draw:text-style-name="P1" svg:width="2.479cm" svg:height="0.534cm" svg:x="15.311cm" svg:y="2.393cm">
          <draw:text-box>
            <text:p><text:span text:style-name="T1">Cast. León</text:span></text:p>
          </draw:text-box>
        </draw:frame>
        <draw:frame draw:style-name="gr4" draw:text-style-name="P1" svg:width="2.576cm" svg:height="0.558cm" svg:x="15.311cm" svg:y="1.92cm">
          <draw:text-box>
            <text:p><text:span text:style-name="T1">C Valenciana</text:span></text:p>
          </draw:text-box>
        </draw:frame>
        <draw:frame draw:style-name="gr5" draw:text-style-name="P1" svg:width="1.547cm" svg:height="0.622cm" svg:x="15.313cm" svg:y="1.258cm">
          <draw:text-box>
            <text:p><text:span text:style-name="T1">Resto</text:span></text:p>
          </draw:text-box>
        </draw:frame>
        <draw:frame draw:style-name="gr1" draw:text-style-name="P1" svg:width="1.981cm" svg:height="0.527cm" svg:x="15.347cm" svg:y="7.871cm">
          <draw:text-box>
            <text:p><text:span text:style-name="T1">Madrid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drid</text:p>
                <draw:g>
                  <svg:desc>Hoja3.Q51:Hoja3.Q51</svg:desc>
                </draw:g>
              </table:table-cell>
              <table:table-cell office:value-type="string">
                <text:p>Cataluña</text:p>
                <draw:g>
                  <svg:desc>Hoja3.R51:Hoja3.R51</svg:desc>
                </draw:g>
              </table:table-cell>
              <table:table-cell office:value-type="string">
                <text:p>Castilla–La Mancha</text:p>
                <draw:g>
                  <svg:desc>Hoja3.S51:Hoja3.S51</svg:desc>
                </draw:g>
              </table:table-cell>
              <table:table-cell office:value-type="string">
                <text:p>Castilla y León</text:p>
                <draw:g>
                  <svg:desc>Hoja3.T51:Hoja3.T51</svg:desc>
                </draw:g>
              </table:table-cell>
              <table:table-cell office:value-type="string">
                <text:p>País Vasco</text:p>
                <draw:g>
                  <svg:desc>Hoja3.U51:Hoja3.U51</svg:desc>
                </draw:g>
              </table:table-cell>
              <table:table-cell office:value-type="string">
                <text:p>Comunidad Valenciana</text:p>
                <draw:g>
                  <svg:desc>Hoja3.V51:Hoja3.V51</svg:desc>
                </draw:g>
              </table:table-cell>
              <table:table-cell office:value-type="string">
                <text:p>Resto</text:p>
                <draw:g>
                  <svg:desc>Hoja3.W51:Hoja3.W51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P52:Hoja3.P78</svg:desc>
                </draw:g>
              </table:table-cell>
              <table:table-cell office:value-type="float" office:value="NaN">
                <text:p>NaN</text:p>
                <draw:g>
                  <svg:desc>Hoja3.Q52:Hoja3.Q78</svg:desc>
                </draw:g>
              </table:table-cell>
              <table:table-cell office:value-type="float" office:value="NaN">
                <text:p>NaN</text:p>
                <draw:g>
                  <svg:desc>Hoja3.R52:Hoja3.R78</svg:desc>
                </draw:g>
              </table:table-cell>
              <table:table-cell office:value-type="float" office:value="NaN">
                <text:p>NaN</text:p>
                <draw:g>
                  <svg:desc>Hoja3.S52:Hoja3.S78</svg:desc>
                </draw:g>
              </table:table-cell>
              <table:table-cell office:value-type="float" office:value="NaN">
                <text:p>NaN</text:p>
                <draw:g>
                  <svg:desc>Hoja3.T52:Hoja3.T78</svg:desc>
                </draw:g>
              </table:table-cell>
              <table:table-cell office:value-type="float" office:value="NaN">
                <text:p>NaN</text:p>
                <draw:g>
                  <svg:desc>Hoja3.U52:Hoja3.U78</svg:desc>
                </draw:g>
              </table:table-cell>
              <table:table-cell office:value-type="float" office:value="NaN">
                <text:p>NaN</text:p>
                <draw:g>
                  <svg:desc>Hoja3.V52:Hoja3.V78</svg:desc>
                </draw:g>
              </table:table-cell>
              <table:table-cell office:value-type="float" office:value="NaN">
                <text:p>NaN</text:p>
                <draw:g>
                  <svg:desc>Hoja3.W52:Hoja3.W78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55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90">
                <text:p>390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98">
                <text:p>498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28">
                <text:p>628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71">
                <text:p>71</text:p>
              </table:table-cell>
              <table:table-cell office:value-type="float" office:value="33">
                <text:p>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04">
                <text:p>804</text:p>
              </table:table-cell>
              <table:table-cell office:value-type="float" office:value="122">
                <text:p>122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85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021">
                <text:p>1021</text:p>
              </table:table-cell>
              <table:table-cell office:value-type="float" office:value="191">
                <text:p>191</text:p>
              </table:table-cell>
              <table:table-cell office:value-type="float" office:value="112">
                <text:p>112</text:p>
              </table:table-cell>
              <table:table-cell office:value-type="float" office:value="74">
                <text:p>74</text:p>
              </table:table-cell>
              <table:table-cell office:value-type="float" office:value="97">
                <text:p>97</text:p>
              </table:table-cell>
              <table:table-cell office:value-type="float" office:value="69">
                <text:p>6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263">
                <text:p>1263</text:p>
              </table:table-cell>
              <table:table-cell office:value-type="float" office:value="245">
                <text:p>245</text:p>
              </table:table-cell>
              <table:table-cell office:value-type="float" office:value="145">
                <text:p>145</text:p>
              </table:table-cell>
              <table:table-cell office:value-type="float" office:value="102">
                <text:p>102</text:p>
              </table:table-cell>
              <table:table-cell office:value-type="float" office:value="120">
                <text:p>120</text:p>
              </table:table-cell>
              <table:table-cell office:value-type="float" office:value="94">
                <text:p>9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5">
                <text:p>1535</text:p>
              </table:table-cell>
              <table:table-cell office:value-type="float" office:value="282">
                <text:p>282</text:p>
              </table:table-cell>
              <table:table-cell office:value-type="float" office:value="216">
                <text:p>216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15">
                <text:p>11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825">
                <text:p>1825</text:p>
              </table:table-cell>
              <table:table-cell office:value-type="float" office:value="516">
                <text:p>516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155">
                <text:p>155</text:p>
              </table:table-cell>
              <table:table-cell office:value-type="float" office:value="143">
                <text:p>14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090">
                <text:p>2090</text:p>
              </table:table-cell>
              <table:table-cell office:value-type="float" office:value="672">
                <text:p>672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180">
                <text:p>180</text:p>
              </table:table-cell>
              <table:table-cell office:value-type="float" office:value="167">
                <text:p>16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412">
                <text:p>2412</text:p>
              </table:table-cell>
              <table:table-cell office:value-type="float" office:value="880">
                <text:p>880</text:p>
              </table:table-cell>
              <table:table-cell office:value-type="float" office:value="367">
                <text:p>367</text:p>
              </table:table-cell>
              <table:table-cell office:value-type="float" office:value="252">
                <text:p>252</text:p>
              </table:table-cell>
              <table:table-cell office:value-type="float" office:value="207">
                <text:p>207</text:p>
              </table:table-cell>
              <table:table-cell office:value-type="float" office:value="198">
                <text:p>198</text:p>
              </table:table-cell>
              <table:table-cell office:value-type="float" office:value="542">
                <text:p>5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0.854cm" svg:y="0.159cm" chart:style-name="ch2">
          <text:p>Covid-19 (muertes diaria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O8:Hoja3.S45" chart:data-source-has-labels="both" svg:x="0.449cm" svg:y="0.83cm" svg:width="14.489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O9:Hoja3.O4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P9:Hoja3.P45" chart:label-cell-address="Hoja3.P8:Hoja3.P8" chart:class="chart:line">
            <chart:data-point chart:repeated="37"/>
          </chart:series>
          <chart:series chart:style-name="ch9" chart:values-cell-range-address="Hoja3.Q9:Hoja3.Q45" chart:label-cell-address="Hoja3.Q8:Hoja3.Q8" chart:class="chart:line">
            <chart:data-point chart:repeated="37"/>
          </chart:series>
          <chart:series chart:style-name="ch10" chart:values-cell-range-address="Hoja3.R9:Hoja3.R45" chart:label-cell-address="Hoja3.R8:Hoja3.R8" chart:class="chart:line">
            <chart:data-point chart:repeated="37"/>
          </chart:series>
          <chart:series chart:style-name="ch11" chart:values-cell-range-address="Hoja3.S9:Hoja3.S45" chart:label-cell-address="Hoja3.S8:Hoja3.S8" chart:class="chart:line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P8:Hoja3.P8</svg:desc>
                </draw:g>
              </table:table-cell>
              <table:table-cell office:value-type="string">
                <text:p>España</text:p>
                <draw:g>
                  <svg:desc>Hoja3.Q8:Hoja3.Q8</svg:desc>
                </draw:g>
              </table:table-cell>
              <table:table-cell office:value-type="string">
                <text:p>Francia</text:p>
                <draw:g>
                  <svg:desc>Hoja3.R8:Hoja3.R8</svg:desc>
                </draw:g>
              </table:table-cell>
              <table:table-cell office:value-type="string">
                <text:p>Alemania</text:p>
                <draw:g>
                  <svg:desc>Hoja3.S8:Hoja3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O9:Hoja3.O45</svg:desc>
                </draw:g>
              </table:table-cell>
              <table:table-cell office:value-type="float" office:value="NaN">
                <text:p>NaN</text:p>
                <draw:g>
                  <svg:desc>Hoja3.P9:Hoja3.P45</svg:desc>
                </draw:g>
              </table:table-cell>
              <table:table-cell office:value-type="float" office:value="NaN">
                <text:p>NaN</text:p>
                <draw:g>
                  <svg:desc>Hoja3.Q9:Hoja3.Q45</svg:desc>
                </draw:g>
              </table:table-cell>
              <table:table-cell office:value-type="float" office:value="NaN">
                <text:p>NaN</text:p>
                <draw:g>
                  <svg:desc>Hoja3.R9:Hoja3.R45</svg:desc>
                </draw:g>
              </table:table-cell>
              <table:table-cell office:value-type="float" office:value="NaN">
                <text:p>NaN</text:p>
                <draw:g>
                  <svg:desc>Hoja3.S9:Hoja3.S4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592535401953426">
                <text:p>0.592535401953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3320465439521">
                <text:p>1.3332046543952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99980698159281">
                <text:p>1.9998069815928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.07387390683699">
                <text:p>2.0738739068369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03674393501131">
                <text:p>3.0367439350113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3.62927933696474">
                <text:p>3.62927933696474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.66640930879042">
                <text:p>2.66640930879042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9.85090105747571">
                <text:p>9.8509010574757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7.18449174868529">
                <text:p>7.18449174868529</text:p>
              </table:table-cell>
              <table:table-cell office:value-type="float" office:value="0.673540446272184">
                <text:p>0.67354044627218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2.443243441022">
                <text:p>12.443243441022</text:p>
              </table:table-cell>
              <table:table-cell office:value-type="float" office:value="2.13287807986192">
                <text:p>2.1328780798619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4.5171173478589">
                <text:p>14.5171173478589</text:p>
              </table:table-cell>
              <table:table-cell office:value-type="float" office:value="1.34708089254437">
                <text:p>1.347080892544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0555853554822446">
                <text:p>0.055585355482244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3.9986488711497">
                <text:p>13.9986488711497</text:p>
              </table:table-cell>
              <table:table-cell office:value-type="float" office:value="4.15349941867847">
                <text:p>4.15349941867847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8.5167313110446">
                <text:p>18.5167313110446</text:p>
              </table:table-cell>
              <table:table-cell office:value-type="float" office:value="3.81672919554237">
                <text:p>3.816729195542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2.9617119177312">
                <text:p>12.9617119177312</text:p>
              </table:table-cell>
              <table:table-cell office:value-type="float" office:value="2.02062133881655">
                <text:p>2.02062133881655</text:p>
              </table:table-cell>
              <table:table-cell office:value-type="float" office:value="0.898767639647107">
                <text:p>0.898767639647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7.2566284898576">
                <text:p>27.2566284898576</text:p>
              </table:table-cell>
              <table:table-cell office:value-type="float" office:value="17.0630246388953">
                <text:p>17.0630246388953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0.222341421928979">
                <text:p>0.22234142192897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5.8493569102182">
                <text:p>25.8493569102182</text:p>
              </table:table-cell>
              <table:table-cell office:value-type="float" office:value="2.35739156195265">
                <text:p>2.3573915619526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.5530892092415">
                <text:p>25.5530892092415</text:p>
              </table:table-cell>
              <table:table-cell office:value-type="float" office:value="20.4307268702562">
                <text:p>20.4307268702562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.1817894909847">
                <text:p>35.1817894909847</text:p>
              </table:table-cell>
              <table:table-cell office:value-type="float" office:value="12.0114712918539">
                <text:p>12.0114712918539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1.6265770792641">
                <text:p>31.6265770792641</text:p>
              </table:table-cell>
              <table:table-cell office:value-type="float" office:value="18.9713892366665">
                <text:p>18.9713892366665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6.4399621280998">
                <text:p>46.4399621280998</text:p>
              </table:table-cell>
              <table:table-cell office:value-type="float" office:value="26.3803341456605">
                <text:p>26.3803341456605</text:p>
              </table:table-cell>
              <table:table-cell office:value-type="float" office:value="5.84198965770624">
                <text:p>5.84198965770624</text:p>
              </table:table-cell>
              <table:table-cell office:value-type="float" office:value="0.611438910304691">
                <text:p>0.61143891030469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8.7350717186332">
                <text:p>58.7350717186332</text:p>
              </table:table-cell>
              <table:table-cell office:value-type="float" office:value="36.3711840986976">
                <text:p>36.3711840986976</text:p>
              </table:table-cell>
              <table:table-cell office:value-type="float" office:value="8.3884979700397">
                <text:p>8.3884979700397</text:p>
              </table:table-cell>
              <table:table-cell office:value-type="float" office:value="0.889365687715915">
                <text:p>0.8893656877159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8.2175683339603">
                <text:p>48.2175683339603</text:p>
              </table:table-cell>
              <table:table-cell office:value-type="float" office:value="44.229155971873">
                <text:p>44.229155971873</text:p>
              </table:table-cell>
              <table:table-cell office:value-type="float" office:value="8.38849797003968">
                <text:p>8.38849797003968</text:p>
              </table:table-cell>
              <table:table-cell office:value-type="float" office:value="0.444682843857956">
                <text:p>0.44468284385795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4.5142220717515">
                <text:p>44.5142220717515</text:p>
              </table:table-cell>
              <table:table-cell office:value-type="float" office:value="51.8626143629582">
                <text:p>51.8626143629582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1.72314601994958">
                <text:p>1.7231460199495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5.0317254564239">
                <text:p>55.0317254564239</text:p>
              </table:table-cell>
              <table:table-cell office:value-type="float" office:value="56.5773974868636">
                <text:p>56.5773974868636</text:p>
              </table:table-cell>
              <table:table-cell office:value-type="float" office:value="17.9753527929421">
                <text:p>17.9753527929421</text:p>
              </table:table-cell>
              <table:table-cell office:value-type="float" office:value="1.55638995350285">
                <text:p>1.55638995350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0.5877099417736">
                <text:p>50.5877099417736</text:p>
              </table:table-cell>
              <table:table-cell office:value-type="float" office:value="83.9680423019318">
                <text:p>83.9680423019318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1.94548744187856">
                <text:p>1.945487441878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.0323045116458">
                <text:p>49.0323045116458</text:p>
              </table:table-cell>
              <table:table-cell office:value-type="float" office:value="73.5281653847133">
                <text:p>73.5281653847133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2.6125117076655">
                <text:p>2.612511707665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86.3254338638852">
                <text:p>86.3254338638852</text:p>
              </table:table-cell>
              <table:table-cell office:value-type="float" office:value="NaN">
                <text:p>NaN</text:p>
              </table:table-cell>
              <table:table-cell office:value-type="float" office:value="3.1683652624879">
                <text:p>3.16836526248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I8:Hoja3.M45" chart:data-source-has-labels="both" svg:x="0.158cm" svg:y="0.829cm" svg:width="14.7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4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45" chart:label-cell-address="Hoja3.J8:Hoja3.J8" chart:class="chart:line">
            <chart:data-point chart:repeated="37"/>
          </chart:series>
          <chart:series chart:style-name="ch9" chart:values-cell-range-address="Hoja3.K9:Hoja3.K45" chart:label-cell-address="Hoja3.K8:Hoja3.K8" chart:class="chart:line">
            <chart:data-point chart:repeated="37"/>
          </chart:series>
          <chart:series chart:style-name="ch10" chart:values-cell-range-address="Hoja3.L9:Hoja3.L45" chart:label-cell-address="Hoja3.L8:Hoja3.L8" chart:class="chart:line">
            <chart:data-point chart:repeated="37"/>
          </chart:series>
          <chart:series chart:style-name="ch11" chart:values-cell-range-address="Hoja3.M9:Hoja3.M45" chart:label-cell-address="Hoja3.M8:Hoja3.M8" chart:class="chart:line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  <table:table-cell office:value-type="string">
                <text:p>Francia</text:p>
                <draw:g>
                  <svg:desc>Hoja3.L8:Hoja3.L8</svg:desc>
                </draw:g>
              </table:table-cell>
              <table:table-cell office:value-type="string">
                <text:p>Alemania</text:p>
                <draw:g>
                  <svg:desc>Hoja3.M8:Hoja3.M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45</svg:desc>
                </draw:g>
              </table:table-cell>
              <table:table-cell office:value-type="float" office:value="NaN">
                <text:p>NaN</text:p>
                <draw:g>
                  <svg:desc>Hoja3.J9:Hoja3.J45</svg:desc>
                </draw:g>
              </table:table-cell>
              <table:table-cell office:value-type="float" office:value="NaN">
                <text:p>NaN</text:p>
                <draw:g>
                  <svg:desc>Hoja3.K9:Hoja3.K45</svg:desc>
                </draw:g>
              </table:table-cell>
              <table:table-cell office:value-type="float" office:value="NaN">
                <text:p>NaN</text:p>
                <draw:g>
                  <svg:desc>Hoja3.L9:Hoja3.L45</svg:desc>
                </draw:g>
              </table:table-cell>
              <table:table-cell office:value-type="float" office:value="NaN">
                <text:p>NaN</text:p>
                <draw:g>
                  <svg:desc>Hoja3.M9:Hoja3.M4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1.11170710964489">
                <text:p>1.1117071096448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1.72314601994958">
                <text:p>1.7231460199495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2.6125117076655">
                <text:p>2.612511707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05.59048263712">
                <text:p>405.59048263712</text:p>
              </table:table-cell>
              <table:table-cell office:value-type="float" office:value="193.081594598026">
                <text:p>193.081594598026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3.05719455152346">
                <text:p>3.0571945515234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50.104704708872">
                <text:p>450.104704708872</text:p>
              </table:table-cell>
              <table:table-cell office:value-type="float" office:value="244.944208960984">
                <text:p>244.944208960984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.78034057147304">
                <text:p>4.7803405714730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5.136430165296">
                <text:p>505.136430165296</text:p>
              </table:table-cell>
              <table:table-cell office:value-type="float" office:value="301.521606447848">
                <text:p>301.521606447848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6.33673052497589">
                <text:p>6.3367305249758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55.72414010707">
                <text:p>555.72414010707</text:p>
              </table:table-cell>
              <table:table-cell office:value-type="float" office:value="385.48964874978">
                <text:p>385.48964874978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8.28221796685445">
                <text:p>8.2822179668544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04.756444618716">
                <text:p>604.756444618716</text:p>
              </table:table-cell>
              <table:table-cell office:value-type="float" office:value="459.017814134493">
                <text:p>459.017814134493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10.89472967452">
                <text:p>10.8947296745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545.343247998378">
                <text:p>545.343247998378</text:p>
              </table:table-cell>
              <table:table-cell office:value-type="float" office:value="NaN">
                <text:p>NaN</text:p>
              </table:table-cell>
              <table:table-cell office:value-type="float" office:value="14.0630949370079">
                <text:p>14.0630949370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01cm" svg:height="22.001cm" xlink:href=".." xlink:type="simple" chart:class="chart:bar" chart:style-name="ch1">
        <chart:title svg:x="1.192cm" svg:y="0.178cm" chart:style-name="ch2">
          <text:p>Muertes Covid-19 frente al total de muertes por otras enfermedades de mayores de 65 años (2018) - España</text:p>
        </chart:title>
        <chart:plot-area chart:style-name="ch3" table:cell-range-address="Hoja3.AA9:Hoja3.AB29" chart:data-source-has-labels="column" svg:x="0.399cm" svg:y="1.237cm" svg:width="23.434cm" svg:height="20.133cm">
          <chartooo:coordinate-region svg:x="7.106cm" svg:y="1.885cm" svg:width="15.971cm" svg:height="18.838cm"/>
          <chart:axis chart:dimension="x" chart:name="primary-x" chart:style-name="ch4" chartooo:axis-type="auto">
            <chartooo:date-scale/>
            <chart:categories table:cell-range-address="Hoja3.AA9:Hoja3.AA29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Hoja3.AB9:Hoja3.AB2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B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AA9:Hoja3.AA29</svg:desc>
                </draw:g>
              </table:table-cell>
              <table:table-cell office:value-type="float" office:value="109984">
                <text:p>109984</text:p>
                <draw:g>
                  <svg:desc>Hoja3.AB9:Hoja3.AB29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27 de marzo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string">
                <text:p>Covid-19 – 25 de marzo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Covid-19 – 18 de marzo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Covid-19 – 11 de marzo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ovid-19 – 4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3.592cm" svg:y="0.122cm" chart:style-name="ch2">
          <text:p>Covid-19 (%muertes sobre casos declarados)</text:p>
        </chart:title>
        <chart:legend chart:legend-position="bottom" svg:x="2.996cm" svg:y="11.402cm" style:legend-expansion="wide" chart:style-name="ch3"/>
        <chart:plot-area chart:style-name="ch4" table:cell-range-address="Hoja3.U8:Hoja3.Y45" chart:data-source-has-labels="both" svg:x="0.926cm" svg:y="0.83cm" svg:width="14.012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U9:Hoja3.U4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V9:Hoja3.V45" chart:label-cell-address="Hoja3.V8:Hoja3.V8" chart:class="chart:line">
            <chart:data-point chart:repeated="37"/>
          </chart:series>
          <chart:series chart:style-name="ch9" chart:values-cell-range-address="Hoja3.W9:Hoja3.W45" chart:label-cell-address="Hoja3.W8:Hoja3.W8" chart:class="chart:line">
            <chart:data-point chart:repeated="37"/>
          </chart:series>
          <chart:series chart:style-name="ch10" chart:values-cell-range-address="Hoja3.X9:Hoja3.X45" chart:label-cell-address="Hoja3.X8:Hoja3.X8" chart:class="chart:line">
            <chart:data-point chart:repeated="37"/>
          </chart:series>
          <chart:series chart:style-name="ch11" chart:values-cell-range-address="Hoja3.Y9:Hoja3.Y45" chart:label-cell-address="Hoja3.Y8:Hoja3.Y8" chart:class="chart:line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V8:Hoja3.V8</svg:desc>
                </draw:g>
              </table:table-cell>
              <table:table-cell office:value-type="string">
                <text:p>España</text:p>
                <draw:g>
                  <svg:desc>Hoja3.W8:Hoja3.W8</svg:desc>
                </draw:g>
              </table:table-cell>
              <table:table-cell office:value-type="string">
                <text:p>Francia</text:p>
                <draw:g>
                  <svg:desc>Hoja3.X8:Hoja3.X8</svg:desc>
                </draw:g>
              </table:table-cell>
              <table:table-cell office:value-type="string">
                <text:p>Alemania</text:p>
                <draw:g>
                  <svg:desc>Hoja3.Y8:Hoja3.Y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U9:Hoja3.U45</svg:desc>
                </draw:g>
              </table:table-cell>
              <table:table-cell office:value-type="float" office:value="NaN">
                <text:p>NaN</text:p>
                <draw:g>
                  <svg:desc>Hoja3.V9:Hoja3.V45</svg:desc>
                </draw:g>
              </table:table-cell>
              <table:table-cell office:value-type="float" office:value="NaN">
                <text:p>NaN</text:p>
                <draw:g>
                  <svg:desc>Hoja3.W9:Hoja3.W45</svg:desc>
                </draw:g>
              </table:table-cell>
              <table:table-cell office:value-type="float" office:value="NaN">
                <text:p>NaN</text:p>
                <draw:g>
                  <svg:desc>Hoja3.X9:Hoja3.X45</svg:desc>
                </draw:g>
              </table:table-cell>
              <table:table-cell office:value-type="float" office:value="NaN">
                <text:p>NaN</text:p>
                <draw:g>
                  <svg:desc>Hoja3.Y9:Hoja3.Y4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10">
                <text:p>1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6.25">
                <text:p>6.2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3.125">
                <text:p>3.125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7719298245614">
                <text:p>0.87719298245614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26582278481013">
                <text:p>1.26582278481013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1.36986301369863">
                <text:p>1.36986301369863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1.86046511627907">
                <text:p>1.86046511627907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1.48367952522255">
                <text:p>1.48367952522255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1.6016016016016">
                <text:p>1.6016016016016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5782983970407">
                <text:p>2.15782983970407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2779552715655">
                <text:p>0.1277955271565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20864661654135">
                <text:p>2.20864661654135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2594099694812">
                <text:p>0.15259409969481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84745762711864">
                <text:p>2.84745762711864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182149362477231">
                <text:p>0.18214936247723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80351627464956">
                <text:p>2.80351627464956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17687074829932">
                <text:p>0.21768707482993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.81098454412251">
                <text:p>6.81098454412251</text:p>
              </table:table-cell>
              <table:table-cell office:value-type="float" office:value="2.36398400834347">
                <text:p>2.36398400834347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174482006543075">
                <text:p>0.1744820065430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.30997696690508">
                <text:p>7.30997696690508</text:p>
              </table:table-cell>
              <table:table-cell office:value-type="float" office:value="3.71469108732104">
                <text:p>3.7146910873210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206433855152245">
                <text:p>0.20643385515224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71265189421015">
                <text:p>7.71265189421015</text:p>
              </table:table-cell>
              <table:table-cell office:value-type="float" office:value="3.36198455010336">
                <text:p>3.36198455010336</text:p>
              </table:table-cell>
              <table:table-cell office:value-type="float" office:value="2.23126790290969">
                <text:p>2.23126790290969</text:p>
              </table:table-cell>
              <table:table-cell office:value-type="float" office:value="0.199600798403194">
                <text:p>0.19960079840319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.94451850441186">
                <text:p>7.94451850441186</text:p>
              </table:table-cell>
              <table:table-cell office:value-type="float" office:value="4.39255680801575">
                <text:p>4.39255680801575</text:p>
              </table:table-cell>
              <table:table-cell office:value-type="float" office:value="2.26390685640362">
                <text:p>2.26390685640362</text:p>
              </table:table-cell>
              <table:table-cell office:value-type="float" office:value="0.167691447736165">
                <text:p>0.16769144773616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.33870019320696">
                <text:p>8.33870019320696</text:p>
              </table:table-cell>
              <table:table-cell office:value-type="float" office:value="4.35987168270633">
                <text:p>4.35987168270633</text:p>
              </table:table-cell>
              <table:table-cell office:value-type="float" office:value="2.67133785855047">
                <text:p>2.67133785855047</text:p>
              </table:table-cell>
              <table:table-cell office:value-type="float" office:value="0.146377165162235">
                <text:p>0.14637716516223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.29779456561472">
                <text:p>8.29779456561472</text:p>
              </table:table-cell>
              <table:table-cell office:value-type="float" office:value="4.47308567096285">
                <text:p>4.47308567096285</text:p>
              </table:table-cell>
              <table:table-cell office:value-type="float" office:value="3.38335607094134">
                <text:p>3.38335607094134</text:p>
              </table:table-cell>
              <table:table-cell office:value-type="float" office:value="0.181834712246568">
                <text:p>0.18183471224656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.57489206950086">
                <text:p>8.57489206950086</text:p>
              </table:table-cell>
              <table:table-cell office:value-type="float" office:value="5.01501501501502">
                <text:p>5.01501501501502</text:p>
              </table:table-cell>
              <table:table-cell office:value-type="float" office:value="3.56803044719315">
                <text:p>3.56803044719315</text:p>
              </table:table-cell>
              <table:table-cell office:value-type="float" office:value="0.222110768789855">
                <text:p>0.2221107687898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00556198439658">
                <text:p>9.00556198439658</text:p>
              </table:table-cell>
              <table:table-cell office:value-type="float" office:value="5.31974644949049">
                <text:p>5.31974644949049</text:p>
              </table:table-cell>
              <table:table-cell office:value-type="float" office:value="3.88685247942458">
                <text:p>3.88685247942458</text:p>
              </table:table-cell>
              <table:table-cell office:value-type="float" office:value="0.282078982114992">
                <text:p>0.28207898211499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.25969765632926">
                <text:p>9.25969765632926</text:p>
              </table:table-cell>
              <table:table-cell office:value-type="float" office:value="6.01987960240795">
                <text:p>6.01987960240795</text:p>
              </table:table-cell>
              <table:table-cell office:value-type="float" office:value="4.20776626295418">
                <text:p>4.20776626295418</text:p>
              </table:table-cell>
              <table:table-cell office:value-type="float" office:value="0.295540032240731">
                <text:p>0.29554003224073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9.50615545856993">
                <text:p>9.50615545856993</text:p>
              </table:table-cell>
              <table:table-cell office:value-type="float" office:value="6.59433648644565">
                <text:p>6.59433648644565</text:p>
              </table:table-cell>
              <table:table-cell office:value-type="float" office:value="4.33118452860596">
                <text:p>4.33118452860596</text:p>
              </table:table-cell>
              <table:table-cell office:value-type="float" office:value="0.379322512350035">
                <text:p>0.3793225123500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9.85891060483405">
                <text:p>9.85891060483405</text:p>
              </table:table-cell>
              <table:table-cell office:value-type="float" office:value="6.77034759156101">
                <text:p>6.77034759156101</text:p>
              </table:table-cell>
              <table:table-cell office:value-type="float" office:value="4.93229306788629">
                <text:p>4.93229306788629</text:p>
              </table:table-cell>
              <table:table-cell office:value-type="float" office:value="0.415512465373961">
                <text:p>0.4155124653739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.0865754308606">
                <text:p>10.0865754308606</text:p>
              </table:table-cell>
              <table:table-cell office:value-type="float" office:value="7.21277042638101">
                <text:p>7.21277042638101</text:p>
              </table:table-cell>
              <table:table-cell office:value-type="float" office:value="5.27483850513217">
                <text:p>5.27483850513217</text:p>
              </table:table-cell>
              <table:table-cell office:value-type="float" office:value="0.472206376370666">
                <text:p>0.4722063763706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1379455915768">
                <text:p>10.1379455915768</text:p>
              </table:table-cell>
              <table:table-cell office:value-type="float" office:value="7.27735459528725">
                <text:p>7.27735459528725</text:p>
              </table:table-cell>
              <table:table-cell office:value-type="float" office:value="5.81718401646373">
                <text:p>5.81718401646373</text:p>
              </table:table-cell>
              <table:table-cell office:value-type="float" office:value="0.536868631532815">
                <text:p>0.53686863153281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7.583633837556">
                <text:p>7.583633837556</text:p>
              </table:table-cell>
              <table:table-cell office:value-type="float" office:value="NaN">
                <text:p>NaN</text:p>
              </table:table-cell>
              <table:table-cell office:value-type="float" office:value="0.598278471433977">
                <text:p>0.5982784714339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0.643cm" svg:y="10.879cm" style:legend-expansion="custom" chartooo:width="14.159cm" chartooo:height="1.096cm" style:legend-expansion-aspect-ratio="12.918795620438" chart:style-name="ch3"/>
        <chart:plot-area chart:style-name="ch4" table:cell-range-address="Hoja3.I51:Hoja3.N78" chart:data-source-has-labels="both" svg:x="0.264cm" svg:y="0.83cm" svg:width="14.608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52:Hoja3.I78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52:Hoja3.J78" chart:label-cell-address="Hoja3.J51:Hoja3.J51" chart:class="chart:line">
            <chart:data-point chart:repeated="27"/>
          </chart:series>
          <chart:series chart:style-name="ch9" chart:values-cell-range-address="Hoja3.K52:Hoja3.K78" chart:label-cell-address="Hoja3.K51:Hoja3.K51" chart:class="chart:line">
            <chart:data-point chart:repeated="27"/>
          </chart:series>
          <chart:series chart:style-name="ch10" chart:values-cell-range-address="Hoja3.L52:Hoja3.L78" chart:label-cell-address="Hoja3.L51:Hoja3.L51" chart:class="chart:line">
            <chart:data-point chart:repeated="27"/>
          </chart:series>
          <chart:series chart:style-name="ch11" chart:values-cell-range-address="Hoja3.M52:Hoja3.M78" chart:label-cell-address="Hoja3.M51:Hoja3.M51" chart:class="chart:line">
            <chart:data-point chart:repeated="27"/>
          </chart:series>
          <chart:series chart:style-name="ch12" chart:values-cell-range-address="Hoja3.N52:Hoja3.N78" chart:label-cell-address="Hoja3.N51:Hoja3.N51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J51:Hoja3.J51</svg:desc>
                </draw:g>
              </table:table-cell>
              <table:table-cell office:value-type="string">
                <text:p>Madrid</text:p>
                <draw:g>
                  <svg:desc>Hoja3.K51:Hoja3.K51</svg:desc>
                </draw:g>
              </table:table-cell>
              <table:table-cell office:value-type="string">
                <text:p>Castilla–La Mancha</text:p>
                <draw:g>
                  <svg:desc>Hoja3.L51:Hoja3.L51</svg:desc>
                </draw:g>
              </table:table-cell>
              <table:table-cell office:value-type="string">
                <text:p>La Rioja</text:p>
                <draw:g>
                  <svg:desc>Hoja3.M51:Hoja3.M51</svg:desc>
                </draw:g>
              </table:table-cell>
              <table:table-cell office:value-type="string">
                <text:p>Cataluña</text:p>
                <draw:g>
                  <svg:desc>Hoja3.N51:Hoja3.N51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I52:Hoja3.I78</svg:desc>
                </draw:g>
              </table:table-cell>
              <table:table-cell office:value-type="float" office:value="NaN">
                <text:p>NaN</text:p>
                <draw:g>
                  <svg:desc>Hoja3.J52:Hoja3.J78</svg:desc>
                </draw:g>
              </table:table-cell>
              <table:table-cell office:value-type="float" office:value="NaN">
                <text:p>NaN</text:p>
                <draw:g>
                  <svg:desc>Hoja3.K52:Hoja3.K78</svg:desc>
                </draw:g>
              </table:table-cell>
              <table:table-cell office:value-type="float" office:value="NaN">
                <text:p>NaN</text:p>
                <draw:g>
                  <svg:desc>Hoja3.L52:Hoja3.L78</svg:desc>
                </draw:g>
              </table:table-cell>
              <table:table-cell office:value-type="float" office:value="NaN">
                <text:p>NaN</text:p>
                <draw:g>
                  <svg:desc>Hoja3.M52:Hoja3.M78</svg:desc>
                </draw:g>
              </table:table-cell>
              <table:table-cell office:value-type="float" office:value="NaN">
                <text:p>NaN</text:p>
                <draw:g>
                  <svg:desc>Hoja3.N52:Hoja3.N78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1.73271937310213">
                <text:p>1.7327193731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3521335339776">
                <text:p>0.703521335339776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NaN">
                <text:p>NaN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2.11056400601933">
                <text:p>2.1105640060193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NaN">
                <text:p>NaN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.11056400601933">
                <text:p>2.1105640060193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2.61377774525077">
                <text:p>2.6137777452507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.8140853413591">
                <text:p>2.814085341359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3.4708089254437">
                <text:p>13.4708089254437</text:p>
              </table:table-cell>
              <table:table-cell office:value-type="float" office:value="70.1751346106363">
                <text:p>70.1751346106363</text:p>
              </table:table-cell>
              <table:table-cell office:value-type="float" office:value="13.0688887262538">
                <text:p>13.0688887262538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.8140853413591">
                <text:p>2.81408534135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74.5069330433916">
                <text:p>74.5069330433916</text:p>
              </table:table-cell>
              <table:table-cell office:value-type="float" office:value="15.6826664715046">
                <text:p>15.6826664715046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4.22112801203866">
                <text:p>4.2211280120386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26.1377774525077">
                <text:p>26.13777745250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5.62817068271821">
                <text:p>5.6281706827182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8.44225602407732">
                <text:p>8.4422560240773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307.557688725628">
                <text:p>307.557688725628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12.663384036116">
                <text:p>12.663384036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337.880277754916">
                <text:p>337.880277754916</text:p>
              </table:table-cell>
              <table:table-cell office:value-type="float" office:value="73.1857768670214">
                <text:p>73.1857768670214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28.8443747489308">
                <text:p>28.844374748930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431.447123902431">
                <text:p>431.447123902431</text:p>
              </table:table-cell>
              <table:table-cell office:value-type="float" office:value="109.778665300532">
                <text:p>109.778665300532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38.6936734436877">
                <text:p>38.693673443687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544.073883154069">
                <text:p>544.073883154069</text:p>
              </table:table-cell>
              <table:table-cell office:value-type="float" office:value="162.054220205547">
                <text:p>162.054220205547</text:p>
              </table:table-cell>
              <table:table-cell office:value-type="float" office:value="107.058193775331">
                <text:p>107.058193775331</text:p>
              </table:table-cell>
              <table:table-cell office:value-type="float" office:value="57.6887494978616">
                <text:p>57.688749497861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696.553187987057">
                <text:p>696.553187987057</text:p>
              </table:table-cell>
              <table:table-cell office:value-type="float" office:value="219.557330601064">
                <text:p>219.557330601064</text:p>
              </table:table-cell>
              <table:table-cell office:value-type="float" office:value="229.410415232852">
                <text:p>229.410415232852</text:p>
              </table:table-cell>
              <table:table-cell office:value-type="float" office:value="85.8296029114527">
                <text:p>85.829602911452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93.081594598026">
                <text:p>193.081594598026</text:p>
              </table:table-cell>
              <table:table-cell office:value-type="float" office:value="884.553239968638">
                <text:p>884.553239968638</text:p>
              </table:table-cell>
              <table:table-cell office:value-type="float" office:value="292.743107468086">
                <text:p>292.743107468086</text:p>
              </table:table-cell>
              <table:table-cell office:value-type="float" office:value="275.292498279422">
                <text:p>275.292498279422</text:p>
              </table:table-cell>
              <table:table-cell office:value-type="float" office:value="134.372575049897">
                <text:p>134.372575049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4.944208960984">
                <text:p>244.944208960984</text:p>
              </table:table-cell>
              <table:table-cell office:value-type="float" office:value="1094.212284114">
                <text:p>1094.212284114</text:p>
              </table:table-cell>
              <table:table-cell office:value-type="float" office:value="378.997773061361">
                <text:p>378.997773061361</text:p>
              </table:table-cell>
              <table:table-cell office:value-type="float" office:value="336.468609008182">
                <text:p>336.468609008182</text:p>
              </table:table-cell>
              <table:table-cell office:value-type="float" office:value="172.362727158245">
                <text:p>172.36272715824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2.644173858301">
                <text:p>302.644173858301</text:p>
              </table:table-cell>
              <table:table-cell office:value-type="float" office:value="1329.86211885589">
                <text:p>1329.86211885589</text:p>
              </table:table-cell>
              <table:table-cell office:value-type="float" office:value="564.575992974166">
                <text:p>564.575992974166</text:p>
              </table:table-cell>
              <table:table-cell office:value-type="float" office:value="458.820830465703">
                <text:p>458.820830465703</text:p>
              </table:table-cell>
              <table:table-cell office:value-type="float" office:value="198.393016565817">
                <text:p>198.39301656581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5.48964874978">
                <text:p>385.48964874978</text:p>
              </table:table-cell>
              <table:table-cell office:value-type="float" office:value="1581.10642795569">
                <text:p>1581.10642795569</text:p>
              </table:table-cell>
              <table:table-cell office:value-type="float" office:value="687.423547000951">
                <text:p>687.423547000951</text:p>
              </table:table-cell>
              <table:table-cell office:value-type="float" office:value="565.879024241034">
                <text:p>565.879024241034</text:p>
              </table:table-cell>
              <table:table-cell office:value-type="float" office:value="363.017009035324">
                <text:p>363.0170090353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9.017814134493">
                <text:p>459.017814134493</text:p>
              </table:table-cell>
              <table:table-cell office:value-type="float" office:value="1810.69174489173">
                <text:p>1810.69174489173</text:p>
              </table:table-cell>
              <table:table-cell office:value-type="float" office:value="825.953767499242">
                <text:p>825.953767499242</text:p>
              </table:table-cell>
              <table:table-cell office:value-type="float" office:value="657.643190334175">
                <text:p>657.643190334175</text:p>
              </table:table-cell>
              <table:table-cell office:value-type="float" office:value="472.76633734833">
                <text:p>472.7663373483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45.343247998378">
                <text:p>545.343247998378</text:p>
              </table:table-cell>
              <table:table-cell office:value-type="float" office:value="2089.65956396117">
                <text:p>2089.65956396117</text:p>
              </table:table-cell>
              <table:table-cell office:value-type="float" office:value="959.256432507031">
                <text:p>959.256432507031</text:p>
              </table:table-cell>
              <table:table-cell office:value-type="float" office:value="841.171522520456">
                <text:p>841.171522520456</text:p>
              </table:table-cell>
              <table:table-cell office:value-type="float" office:value="619.098775099003">
                <text:p>619.0987750990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56cm" svg:y="0.096cm" chart:style-name="ch2">
          <text:p>Covid-19 (casos declarados por millón de habitantes)</text:p>
        </chart:title>
        <chart:legend chart:legend-position="bottom" svg:x="2.996cm" svg:y="11.402cm" style:legend-expansion="wide" chart:style-name="ch3"/>
        <chart:plot-area chart:style-name="ch4" table:cell-range-address="Hoja3.B8:Hoja3.F45" chart:data-source-has-labels="both" svg:x="-0.212cm" svg:y="0.83cm" svg:width="15.15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9:Hoja3.B4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45" chart:label-cell-address="Hoja3.C8:Hoja3.C8" chart:class="chart:line">
            <chart:data-point chart:repeated="37"/>
          </chart:series>
          <chart:series chart:style-name="ch9" chart:values-cell-range-address="Hoja3.D9:Hoja3.D45" chart:label-cell-address="Hoja3.D8:Hoja3.D8" chart:class="chart:line">
            <chart:data-point chart:repeated="37"/>
          </chart:series>
          <chart:series chart:style-name="ch10" chart:values-cell-range-address="Hoja3.E9:Hoja3.E45" chart:label-cell-address="Hoja3.E8:Hoja3.E8" chart:class="chart:line">
            <chart:data-point chart:repeated="37"/>
          </chart:series>
          <chart:series chart:style-name="ch11" chart:values-cell-range-address="Hoja3.F9:Hoja3.F45" chart:label-cell-address="Hoja3.F8:Hoja3.F8" chart:class="chart:line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45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45</svg:desc>
                </draw:g>
              </table:table-cell>
              <table:table-cell office:value-type="float" office:value="NaN">
                <text:p>NaN</text:p>
                <draw:g>
                  <svg:desc>Hoja3.D9:Hoja3.D45</svg:desc>
                </draw:g>
              </table:table-cell>
              <table:table-cell office:value-type="float" office:value="NaN">
                <text:p>NaN</text:p>
                <draw:g>
                  <svg:desc>Hoja3.E9:Hoja3.E45</svg:desc>
                </draw:g>
              </table:table-cell>
              <table:table-cell office:value-type="float" office:value="NaN">
                <text:p>NaN</text:p>
                <draw:g>
                  <svg:desc>Hoja3.F9:Hoja3.F4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0642082058087024">
                <text:p>0.064208205808702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14027352695674">
                <text:p>0.21402735269567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342443764313079">
                <text:p>0.342443764313079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684887528626158">
                <text:p>0.684887528626158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43991182073069">
                <text:p>2.43991182073069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21041029043512">
                <text:p>3.21041029043512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23774158337436">
                <text:p>4.23774158337436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5.07244825888749">
                <text:p>5.07244825888749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1.3813325342979">
                <text:p>21.3813325342979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4.7152366072384">
                <text:p>34.7152366072384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9.451205792676">
                <text:p>19.45120579267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5.5450206536395">
                <text:p>45.5450206536395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4.4351888743776">
                <text:p>24.435188874377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3.138069045224">
                <text:p>63.138069045224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34.1172906714988">
                <text:p>34.117290671498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90.0841127496094">
                <text:p>90.0841127496094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45.6761541776896">
                <text:p>45.676154177689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39.889646152018">
                <text:p>339.889646152018</text:p>
              </table:table-cell>
              <table:table-cell office:value-type="float" office:value="123.129936005822">
                <text:p>123.129936005822</text:p>
              </table:table-cell>
              <table:table-cell office:value-type="float" office:value="66.8009048167713">
                <text:p>66.8009048167713</text:p>
              </table:table-cell>
              <table:table-cell office:value-type="float" office:value="56.9864399740699">
                <text:p>56.986439974069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97.56341037595">
                <text:p>397.56341037595</text:p>
              </table:table-cell>
              <table:table-cell office:value-type="float" office:value="165.935406544956">
                <text:p>165.935406544956</text:p>
              </table:table-cell>
              <table:table-cell office:value-type="float" office:value="80.1610857801255">
                <text:p>80.1610857801255</text:p>
              </table:table-cell>
              <table:table-cell office:value-type="float" office:value="72.249111356438">
                <text:p>72.24911135643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49.501928408255">
                <text:p>449.501928408255</text:p>
              </table:table-cell>
              <table:table-cell office:value-type="float" office:value="196.712539862594">
                <text:p>196.712539862594</text:p>
              </table:table-cell>
              <table:table-cell office:value-type="float" office:value="98.4645336999209">
                <text:p>98.4645336999209</text:p>
              </table:table-cell>
              <table:table-cell office:value-type="float" office:value="74.722459569053">
                <text:p>74.72245956905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06.147525247694">
                <text:p>506.147525247694</text:p>
              </table:table-cell>
              <table:table-cell office:value-type="float" office:value="239.239774843225">
                <text:p>239.239774843225</text:p>
              </table:table-cell>
              <table:table-cell office:value-type="float" office:value="114.749109829698">
                <text:p>114.749109829698</text:p>
              </table:table-cell>
              <table:table-cell office:value-type="float" office:value="88.9411045702168">
                <text:p>88.94110457021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73.73346566276">
                <text:p>573.73346566276</text:p>
              </table:table-cell>
              <table:table-cell office:value-type="float" office:value="293.559916957387">
                <text:p>293.559916957387</text:p>
              </table:table-cell>
              <table:table-cell office:value-type="float" office:value="135.590992132531">
                <text:p>135.590992132531</text:p>
              </table:table-cell>
              <table:table-cell office:value-type="float" office:value="101.892003251347">
                <text:p>101.8920032513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59.232009729548">
                <text:p>659.232009729548</text:p>
              </table:table-cell>
              <table:table-cell office:value-type="float" office:value="366.992701667273">
                <text:p>366.992701667273</text:p>
              </table:table-cell>
              <table:table-cell office:value-type="float" office:value="163.216877435645">
                <text:p>163.216877435645</text:p>
              </table:table-cell>
              <table:table-cell office:value-type="float" office:value="136.705311510315">
                <text:p>136.70531151031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55.397790410456">
                <text:p>755.397790410456</text:p>
              </table:table-cell>
              <table:table-cell office:value-type="float" office:value="427.626650685958">
                <text:p>427.626650685958</text:p>
              </table:table-cell>
              <table:table-cell office:value-type="float" office:value="187.220669233138">
                <text:p>187.220669233138</text:p>
              </table:table-cell>
              <table:table-cell office:value-type="float" office:value="173.469954791296">
                <text:p>173.46995479129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60.736751974893">
                <text:p>860.736751974893</text:p>
              </table:table-cell>
              <table:table-cell office:value-type="float" office:value="533.484579329238">
                <text:p>533.484579329238</text:p>
              </table:table-cell>
              <table:table-cell office:value-type="float" office:value="214.638729499044">
                <text:p>214.638729499044</text:p>
              </table:table-cell>
              <table:table-cell office:value-type="float" office:value="207.090090043174">
                <text:p>207.09009004317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50.058793502766">
                <text:p>950.058793502766</text:p>
              </table:table-cell>
              <table:table-cell office:value-type="float" office:value="611.518952122081">
                <text:p>611.518952122081</text:p>
              </table:table-cell>
              <table:table-cell office:value-type="float" office:value="237.781531856676">
                <text:p>237.781531856676</text:p>
              </table:table-cell>
              <table:table-cell office:value-type="float" office:value="231.301558978722">
                <text:p>231.30155897872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26.99463107057">
                <text:p>1026.99463107057</text:p>
              </table:table-cell>
              <table:table-cell office:value-type="float" office:value="708.195107334717">
                <text:p>708.195107334717</text:p>
              </table:table-cell>
              <table:table-cell office:value-type="float" office:value="294.755281342625">
                <text:p>294.755281342625</text:p>
              </table:table-cell>
              <table:table-cell office:value-type="float" office:value="281.787691841246">
                <text:p>281.78769184124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11.32042171442">
                <text:p>1111.32042171442</text:p>
              </table:table-cell>
              <table:table-cell office:value-type="float" office:value="849.11071634955">
                <text:p>849.11071634955</text:p>
              </table:table-cell>
              <table:table-cell office:value-type="float" office:value="331.065284271918">
                <text:p>331.065284271918</text:p>
              </table:table-cell>
              <table:table-cell office:value-type="float" office:value="340.99890231812">
                <text:p>340.9989023181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195.01967285834">
                <text:p>1195.01967285834</text:p>
              </table:table-cell>
              <table:table-cell office:value-type="float" office:value="1018.98422618411">
                <text:p>1018.98422618411</text:p>
              </table:table-cell>
              <table:table-cell office:value-type="float" office:value="374.574940275909">
                <text:p>374.574940275909</text:p>
              </table:table-cell>
              <table:table-cell office:value-type="float" office:value="392.181052768114">
                <text:p>392.18105276811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293.86832780817">
                <text:p>1293.86832780817</text:p>
              </table:table-cell>
              <table:table-cell office:value-type="float" office:value="1202.57688932646">
                <text:p>1202.57688932646</text:p>
              </table:table-cell>
              <table:table-cell office:value-type="float" office:value="432.795639985104">
                <text:p>432.795639985104</text:p>
              </table:table-cell>
              <table:table-cell office:value-type="float" office:value="453.753751488188">
                <text:p>453.75375148818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1371.03781863322">
                <text:p>1371.03781863322</text:p>
              </table:table-cell>
              <table:table-cell office:value-type="float" office:value="NaN">
                <text:p>NaN</text:p>
              </table:table-cell>
              <table:table-cell office:value-type="float" office:value="525.592709623439">
                <text:p>525.5927096234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86cm" svg:y="0.182cm" chart:style-name="ch2">
          <text:p>Covid-19 (muertes declaradas)</text:p>
        </chart:title>
        <chart:legend chart:legend-position="bottom" svg:x="2.996cm" svg:y="11.402cm" style:legend-expansion="wide" chart:style-name="ch3"/>
        <chart:plot-area chart:style-name="ch4" table:cell-range-address="Hoja1.H8:Hoja1.L45" chart:data-source-has-labels="both" svg:x="0.264cm" svg:y="0.83cm" svg:width="14.674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1.H9:Hoja1.H4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45" chart:label-cell-address="Hoja1.I8:Hoja1.I8" chart:class="chart:line">
            <chart:data-point chart:repeated="37"/>
          </chart:series>
          <chart:series chart:style-name="ch9" chart:values-cell-range-address="Hoja1.J9:Hoja1.J45" chart:label-cell-address="Hoja1.J8:Hoja1.J8" chart:class="chart:line">
            <chart:data-point chart:repeated="37"/>
          </chart:series>
          <chart:series chart:style-name="ch10" chart:values-cell-range-address="Hoja1.K9:Hoja1.K45" chart:label-cell-address="Hoja1.K8:Hoja1.K8" chart:class="chart:line">
            <chart:data-point chart:repeated="37"/>
          </chart:series>
          <chart:series chart:style-name="ch11" chart:values-cell-range-address="Hoja1.L9:Hoja1.L45" chart:label-cell-address="Hoja1.L8:Hoja1.L8" chart:class="chart:line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45</svg:desc>
                </draw:g>
              </table:table-cell>
              <table:table-cell office:value-type="float" office:value="NaN">
                <text:p>NaN</text:p>
                <draw:g>
                  <svg:desc>Hoja1.I9:Hoja1.I45</svg:desc>
                </draw:g>
              </table:table-cell>
              <table:table-cell office:value-type="float" office:value="1">
                <text:p>1</text:p>
                <draw:g>
                  <svg:desc>Hoja1.J9:Hoja1.J45</svg:desc>
                </draw:g>
              </table:table-cell>
              <table:table-cell office:value-type="float" office:value="NaN">
                <text:p>NaN</text:p>
                <draw:g>
                  <svg:desc>Hoja1.K9:Hoja1.K45</svg:desc>
                </draw:g>
              </table:table-cell>
              <table:table-cell office:value-type="float" office:value="NaN">
                <text:p>NaN</text:p>
                <draw:g>
                  <svg:desc>Hoja1.L9:Hoja1.L4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41">
                <text:p>1441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809">
                <text:p>1809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58">
                <text:p>2158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03">
                <text:p>2503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978">
                <text:p>297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05">
                <text:p>3405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032">
                <text:p>4032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825">
                <text:p>4825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76">
                <text:p>5476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077">
                <text:p>6077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820">
                <text:p>6820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503">
                <text:p>7503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165">
                <text:p>8165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4858">
                <text:p>4858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minimum="0.0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5.413cm" svg:y="11.402cm" style:legend-expansion="wide" chart:style-name="ch3"/>
        <chart:plot-area chart:style-name="ch4" table:cell-range-address="Hoja3.I8:Hoja3.K45" chart:data-source-has-labels="both" svg:x="-0.027cm" svg:y="0.829cm" svg:width="14.965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4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45" chart:label-cell-address="Hoja3.J8:Hoja3.J8" chart:class="chart:line">
            <chart:data-point chart:repeated="37"/>
          </chart:series>
          <chart:series chart:style-name="ch9" chart:values-cell-range-address="Hoja3.K9:Hoja3.K45" chart:label-cell-address="Hoja3.K8:Hoja3.K8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45</svg:desc>
                </draw:g>
              </table:table-cell>
              <table:table-cell office:value-type="float" office:value="NaN">
                <text:p>NaN</text:p>
                <draw:g>
                  <svg:desc>Hoja3.J9:Hoja3.J45</svg:desc>
                </draw:g>
              </table:table-cell>
              <table:table-cell office:value-type="float" office:value="NaN">
                <text:p>NaN</text:p>
                <draw:g>
                  <svg:desc>Hoja3.K9:Hoja3.K4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05.59048263712">
                <text:p>405.59048263712</text:p>
              </table:table-cell>
              <table:table-cell office:value-type="float" office:value="193.081594598026">
                <text:p>193.08159459802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50.104704708872">
                <text:p>450.104704708872</text:p>
              </table:table-cell>
              <table:table-cell office:value-type="float" office:value="244.944208960984">
                <text:p>244.94420896098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5.136430165296">
                <text:p>505.136430165296</text:p>
              </table:table-cell>
              <table:table-cell office:value-type="float" office:value="301.521606447848">
                <text:p>301.52160644784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55.72414010707">
                <text:p>555.72414010707</text:p>
              </table:table-cell>
              <table:table-cell office:value-type="float" office:value="385.48964874978">
                <text:p>385.489648749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04.756444618716">
                <text:p>604.756444618716</text:p>
              </table:table-cell>
              <table:table-cell office:value-type="float" office:value="459.017814134493">
                <text:p>459.01781413449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545.343247998378">
                <text:p>545.3432479983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89cm" svg:y="0.183cm" chart:style-name="ch2">
          <text:p>Covid-19 (muertes declaradas)</text:p>
        </chart:title>
        <chart:legend chart:legend-position="bottom" svg:x="0.274cm" svg:y="10.904cm" style:legend-expansion="custom" chartooo:width="14.331cm" chartooo:height="1.096cm" style:legend-expansion-aspect-ratio="13.0757299270073" chart:style-name="ch3"/>
        <chart:plot-area chart:style-name="ch4" table:cell-range-address="Hoja3.B51:Hoja3.G78" chart:data-source-has-labels="both" svg:x="0.264cm" svg:y="0.83cm" svg:width="14.608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52:Hoja3.B78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52:Hoja3.C78" chart:label-cell-address="Hoja3.C51:Hoja3.C51" chart:class="chart:line">
            <chart:data-point chart:repeated="27"/>
          </chart:series>
          <chart:series chart:style-name="ch9" chart:values-cell-range-address="Hoja3.D52:Hoja3.D78" chart:label-cell-address="Hoja3.D51:Hoja3.D51" chart:class="chart:line">
            <chart:data-point chart:repeated="27"/>
          </chart:series>
          <chart:series chart:style-name="ch10" chart:values-cell-range-address="Hoja3.E52:Hoja3.E78" chart:label-cell-address="Hoja3.E51:Hoja3.E51" chart:class="chart:line">
            <chart:data-point chart:repeated="27"/>
          </chart:series>
          <chart:series chart:style-name="ch11" chart:values-cell-range-address="Hoja3.F52:Hoja3.F78" chart:label-cell-address="Hoja3.F51:Hoja3.F51" chart:class="chart:line">
            <chart:data-point chart:repeated="27"/>
          </chart:series>
          <chart:series chart:style-name="ch12" chart:values-cell-range-address="Hoja3.G52:Hoja3.G78" chart:label-cell-address="Hoja3.G51:Hoja3.G51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51:Hoja3.C51</svg:desc>
                </draw:g>
              </table:table-cell>
              <table:table-cell office:value-type="string">
                <text:p>Madrid</text:p>
                <draw:g>
                  <svg:desc>Hoja3.D51:Hoja3.D51</svg:desc>
                </draw:g>
              </table:table-cell>
              <table:table-cell office:value-type="string">
                <text:p>Cataluña</text:p>
                <draw:g>
                  <svg:desc>Hoja3.E51:Hoja3.E51</svg:desc>
                </draw:g>
              </table:table-cell>
              <table:table-cell office:value-type="string">
                <text:p>Castilla–La Mancha</text:p>
                <draw:g>
                  <svg:desc>Hoja3.F51:Hoja3.F51</svg:desc>
                </draw:g>
              </table:table-cell>
              <table:table-cell office:value-type="string">
                <text:p>País Vasco</text:p>
                <draw:g>
                  <svg:desc>Hoja3.G51:Hoja3.G51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52:Hoja3.B78</svg:desc>
                </draw:g>
              </table:table-cell>
              <table:table-cell office:value-type="float" office:value="NaN">
                <text:p>NaN</text:p>
                <draw:g>
                  <svg:desc>Hoja3.C52:Hoja3.C78</svg:desc>
                </draw:g>
              </table:table-cell>
              <table:table-cell office:value-type="float" office:value="NaN">
                <text:p>NaN</text:p>
                <draw:g>
                  <svg:desc>Hoja3.D52:Hoja3.D78</svg:desc>
                </draw:g>
              </table:table-cell>
              <table:table-cell office:value-type="float" office:value="NaN">
                <text:p>NaN</text:p>
                <draw:g>
                  <svg:desc>Hoja3.E52:Hoja3.E78</svg:desc>
                </draw:g>
              </table:table-cell>
              <table:table-cell office:value-type="float" office:value="NaN">
                <text:p>NaN</text:p>
                <draw:g>
                  <svg:desc>Hoja3.F52:Hoja3.F78</svg:desc>
                </draw:g>
              </table:table-cell>
              <table:table-cell office:value-type="float" office:value="NaN">
                <text:p>NaN</text:p>
                <draw:g>
                  <svg:desc>Hoja3.G52:Hoja3.G78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355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390">
                <text:p>390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498">
                <text:p>498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628">
                <text:p>628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804">
                <text:p>804</text:p>
              </table:table-cell>
              <table:table-cell office:value-type="float" office:value="122">
                <text:p>12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1021">
                <text:p>1021</text:p>
              </table:table-cell>
              <table:table-cell office:value-type="float" office:value="191">
                <text:p>191</text:p>
              </table:table-cell>
              <table:table-cell office:value-type="float" office:value="112">
                <text:p>1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1263">
                <text:p>1263</text:p>
              </table:table-cell>
              <table:table-cell office:value-type="float" office:value="245">
                <text:p>245</text:p>
              </table:table-cell>
              <table:table-cell office:value-type="float" office:value="145">
                <text:p>1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96">
                <text:p>2696</text:p>
              </table:table-cell>
              <table:table-cell office:value-type="float" office:value="1535">
                <text:p>1535</text:p>
              </table:table-cell>
              <table:table-cell office:value-type="float" office:value="282">
                <text:p>282</text:p>
              </table:table-cell>
              <table:table-cell office:value-type="float" office:value="216">
                <text:p>2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825">
                <text:p>1825</text:p>
              </table:table-cell>
              <table:table-cell office:value-type="float" office:value="516">
                <text:p>516</text:p>
              </table:table-cell>
              <table:table-cell office:value-type="float" office:value="263">
                <text:p>26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2090">
                <text:p>2090</text:p>
              </table:table-cell>
              <table:table-cell office:value-type="float" office:value="672">
                <text:p>672</text:p>
              </table:table-cell>
              <table:table-cell office:value-type="float" office:value="316">
                <text:p>3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2412">
                <text:p>2412</text:p>
              </table:table-cell>
              <table:table-cell office:value-type="float" office:value="880">
                <text:p>880</text:p>
              </table:table-cell>
              <table:table-cell office:value-type="float" office:value="367">
                <text:p>367</text:p>
              </table:table-cell>
              <table:table-cell office:value-type="float" office:value="207">
                <text:p>2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